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6.085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6.609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8.786cm"/>
    </style:style>
    <style:style style:name="co10" style:family="table-column">
      <style:table-column-properties fo:break-before="auto" style:column-width="10.141cm"/>
    </style:style>
    <style:style style:name="co11" style:family="table-column">
      <style:table-column-properties fo:break-before="auto" style:column-width="5.225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3.291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4.249cm"/>
    </style:style>
    <style:style style:name="co17" style:family="table-column">
      <style:table-column-properties fo:break-before="auto" style:column-width="4.142cm"/>
    </style:style>
    <style:style style:name="co18" style:family="table-column">
      <style:table-column-properties fo:break-before="auto" style:column-width="6.632cm"/>
    </style:style>
    <style:style style:name="co19" style:family="table-column">
      <style:table-column-properties fo:break-before="auto" style:column-width="3.514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3.425cm"/>
    </style:style>
    <style:style style:name="co23" style:family="table-column">
      <style:table-column-properties fo:break-before="auto" style:column-width="7.401cm"/>
    </style:style>
    <style:style style:name="co24" style:family="table-column">
      <style:table-column-properties fo:break-before="auto" style:column-width="3.48cm"/>
    </style:style>
    <style:style style:name="co25" style:family="table-column">
      <style:table-column-properties fo:break-before="auto" style:column-width="4.953cm"/>
    </style:style>
    <style:style style:name="co26" style:family="table-column">
      <style:table-column-properties fo:break-before="auto" style:column-width="6.678cm"/>
    </style:style>
    <style:style style:name="co27" style:family="table-column">
      <style:table-column-properties fo:break-before="auto" style:column-width="6.685cm"/>
    </style:style>
    <style:style style:name="co28" style:family="table-column">
      <style:table-column-properties fo:break-before="auto" style:column-width="3.239cm"/>
    </style:style>
    <style:style style:name="co29" style:family="table-column">
      <style:table-column-properties fo:break-before="auto" style:column-width="4.577cm"/>
    </style:style>
    <style:style style:name="co30" style:family="table-column">
      <style:table-column-properties fo:break-before="auto" style:column-width="6.659cm"/>
    </style:style>
    <style:style style:name="co31" style:family="table-column">
      <style:table-column-properties fo:break-before="auto" style:column-width="5.674cm"/>
    </style:style>
    <style:style style:name="co32" style:family="table-column">
      <style:table-column-properties fo:break-before="auto" style:column-width="3.812cm"/>
    </style:style>
    <style:style style:name="co33" style:family="table-column">
      <style:table-column-properties fo:break-before="auto" style:column-width="2.932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2.291cm"/>
    </style:style>
    <style:style style:name="co36" style:family="table-column">
      <style:table-column-properties fo:break-before="auto" style:column-width="5.283cm"/>
    </style:style>
    <style:style style:name="co37" style:family="table-column">
      <style:table-column-properties fo:break-before="auto" style:column-width="3.39cm"/>
    </style:style>
    <style:style style:name="co38" style:family="table-column">
      <style:table-column-properties fo:break-before="auto" style:column-width="4.57cm"/>
    </style:style>
    <style:style style:name="co39" style:family="table-column">
      <style:table-column-properties fo:break-before="auto" style:column-width="5.309cm"/>
    </style:style>
    <style:style style:name="co40" style:family="table-column">
      <style:table-column-properties fo:break-before="auto" style:column-width="4.352cm"/>
    </style:style>
    <style:style style:name="co41" style:family="table-column">
      <style:table-column-properties fo:break-before="auto" style:column-width="2.279cm"/>
    </style:style>
    <style:style style:name="co42" style:family="table-column">
      <style:table-column-properties fo:break-before="auto" style:column-width="2.282cm"/>
    </style:style>
    <style:style style:name="co43" style:family="table-column">
      <style:table-column-properties fo:break-before="auto" style:column-width="6.608cm"/>
    </style:style>
    <style:style style:name="co44" style:family="table-column">
      <style:table-column-properties fo:break-before="auto" style:column-width="4.755cm"/>
    </style:style>
    <style:style style:name="co45" style:family="table-column">
      <style:table-column-properties fo:break-before="auto" style:column-width="1.342cm"/>
    </style:style>
    <style:style style:name="co46" style:family="table-column">
      <style:table-column-properties fo:break-before="auto" style:column-width="2.261cm"/>
    </style:style>
    <style:style style:name="co47" style:family="table-column">
      <style:table-column-properties fo:break-before="auto" style:column-width="9.53cm"/>
    </style:style>
    <style:style style:name="co48" style:family="table-column">
      <style:table-column-properties fo:break-before="auto" style:column-width="4.247cm"/>
    </style:style>
    <style:style style:name="co49" style:family="table-column">
      <style:table-column-properties fo:break-before="auto" style:column-width="3.122cm"/>
    </style:style>
    <style:style style:name="co50" style:family="table-column">
      <style:table-column-properties fo:break-before="auto" style:column-width="2.258cm"/>
    </style:style>
    <style:style style:name="co51" style:family="table-column">
      <style:table-column-properties fo:break-before="auto" style:column-width="4.773cm"/>
    </style:style>
    <style:style style:name="co52" style:family="table-column">
      <style:table-column-properties fo:break-before="auto" style:column-width="4.228cm"/>
    </style:style>
    <style:style style:name="co53" style:family="table-column">
      <style:table-column-properties fo:break-before="auto" style:column-width="4.41cm"/>
    </style:style>
    <style:style style:name="co54" style:family="table-column">
      <style:table-column-properties fo:break-before="auto" style:column-width="3.612cm"/>
    </style:style>
    <style:style style:name="co55" style:family="table-column">
      <style:table-column-properties fo:break-before="auto" style:column-width="3.503cm"/>
    </style:style>
    <style:style style:name="co56" style:family="table-column">
      <style:table-column-properties fo:break-before="auto" style:column-width="3.157cm"/>
    </style:style>
    <style:style style:name="co57" style:family="table-column">
      <style:table-column-properties fo:break-before="auto" style:column-width="4.628cm"/>
    </style:style>
    <style:style style:name="co58" style:family="table-column">
      <style:table-column-properties fo:break-before="auto" style:column-width="5.5cm"/>
    </style:style>
    <style:style style:name="co59" style:family="table-column">
      <style:table-column-properties fo:break-before="auto" style:column-width="4.493cm"/>
    </style:style>
    <style:style style:name="co60" style:family="table-column">
      <style:table-column-properties fo:break-before="auto" style:column-width="4.72cm"/>
    </style:style>
    <style:style style:name="co61" style:family="table-column">
      <style:table-column-properties fo:break-before="auto" style:column-width="4.083cm"/>
    </style:style>
    <style:style style:name="ro1" style:family="table-row">
      <style:table-row-properties style:row-height="1.683cm" fo:break-before="auto" style:use-optimal-row-height="false"/>
    </style:style>
    <style:style style:name="ro2" style:family="table-row">
      <style:table-row-properties style:row-height="1.558cm" fo:break-before="auto" style:use-optimal-row-height="false"/>
    </style:style>
    <style:style style:name="ro3" style:family="table-row">
      <style:table-row-properties style:row-height="3.018cm" fo:break-before="auto" style:use-optimal-row-height="false"/>
    </style:style>
    <style:style style:name="ro4" style:family="table-row">
      <style:table-row-properties style:row-height="2.07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cm" fo:break-before="auto" style:use-optimal-row-height="false"/>
    </style:style>
    <style:style style:name="ro7" style:family="table-row">
      <style:table-row-properties style:row-height="1.981cm" fo:break-before="auto" style:use-optimal-row-height="false"/>
    </style:style>
    <style:style style:name="ro8" style:family="table-row">
      <style:table-row-properties style:row-height="2.106cm" fo:break-before="auto" style:use-optimal-row-height="false"/>
    </style:style>
    <style:style style:name="ro9" style:family="table-row">
      <style:table-row-properties style:row-height="1.702cm" fo:break-before="auto" style:use-optimal-row-height="false"/>
    </style:style>
    <style:style style:name="ro10" style:family="table-row">
      <style:table-row-properties style:row-height="1.889cm" fo:break-before="auto" style:use-optimal-row-height="fals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1.612cm" fo:break-before="auto" style:use-optimal-row-height="fals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ro18" style:family="table-row">
      <style:table-row-properties style:row-height="0.7cm" fo:break-before="auto" style:use-optimal-row-height="false"/>
    </style:style>
    <style:style style:name="ro19" style:family="table-row">
      <style:table-row-properties style:row-height="0.801cm" fo:break-before="auto" style:use-optimal-row-height="fals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6.765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14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667cm" fo:break-before="auto" style:use-optimal-row-height="false"/>
    </style:style>
    <style:style style:name="ro26" style:family="table-row">
      <style:table-row-properties style:row-height="1.632cm" fo:break-before="auto" style:use-optimal-row-height="true"/>
    </style:style>
    <style:style style:name="ta1" style:family="table" style:master-page-name="PageStyle_5f_Комплектация">
      <style:table-properties table:display="true" style:writing-mode="lr-tb"/>
    </style:style>
    <style:style style:name="ta2" style:family="table" style:master-page-name="PageStyle_5f_Электроустановочные_20_изделия">
      <style:table-properties table:display="true" style:writing-mode="lr-tb"/>
    </style:style>
    <style:style style:name="ta3" style:family="table" style:master-page-name="PageStyle_5f_Поставщики">
      <style:table-properties table:display="true" style:writing-mode="lr-tb"/>
    </style:style>
    <style:style style:name="ta4" style:family="table" style:master-page-name="PageStyle_5f_Сроки_20_поставок">
      <style:table-properties table:display="true" style:writing-mode="lr-tb"/>
    </style:style>
    <style:style style:name="ta5" style:family="table" style:master-page-name="PageStyle_5f_Этапы_20_строительных_20_работ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Excel_20_Built-in_20_Normal_20_1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Excel_20_Built-in_20_Normal_20_1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_20_1" style:data-style-name="N11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Excel_20_Built-in_20_Normal_20_1" style:data-style-name="N110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Excel_20_Built-in_20_Normal_20_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3" style:family="table-cell" style:parent-style-name="Excel_20_Built-in_20_Normal_20_1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4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5" style:family="table-cell" style:parent-style-name="Excel_20_Built-in_20_Normal_20_1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6" style:family="table-cell" style:parent-style-name="Excel_20_Built-in_20_Normal_20_1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7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8" style:family="table-cell" style:parent-style-name="Excel_20_Built-in_20_Normal_20_1">
      <style:table-cell-properties fo:background-color="#ffde59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9" style:family="table-cell" style:parent-style-name="Excel_20_Built-in_20_Normal_20_1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0" style:family="table-cell" style:parent-style-name="Excel_20_Built-in_20_Normal_20_1">
      <style:table-cell-properties fo:background-color="#a1467e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1" style:family="table-cell" style:parent-style-name="Excel_20_Built-in_20_Normal_20_1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2" style:family="table-cell" style:parent-style-name="Excel_20_Built-in_20_Normal_20_1">
      <style:table-cell-properties fo:background-color="#ffff6d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3" style:family="table-cell" style:parent-style-name="Excel_20_Built-in_20_Normal_20_1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4" style:family="table-cell" style:parent-style-name="Excel_20_Built-in_20_Normal_20_1">
      <style:table-cell-properties fo:background-color="#a1467e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5" style:family="table-cell" style:parent-style-name="Excel_20_Built-in_20_Normal_20_1">
      <style:table-cell-properties fo:background-color="#81aca6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7" style:family="table-cell" style:parent-style-name="Excel_20_Built-in_20_Normal_20_1">
      <style:table-cell-properties fo:background-color="#b7b3ca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8" style:family="table-cell" style:parent-style-name="Excel_20_Built-in_20_Normal_20_1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9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6" style:family="table-cell" style:parent-style-name="Excel_20_Built-in_20_Normal_20_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_20_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2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3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2" style:family="table-cell" style:parent-style-name="Excel_20_Built-in_20_Normal_20_1" style:data-style-name="N110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95" style:family="table-cell" style:parent-style-name="Excel_20_Built-in_20_Normal_20_1">
      <style:table-cell-properties fo:background-color="#e0c2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_20_1">
      <style:table-cell-properties fo:background-color="#e8f2a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_20_1">
      <style:table-cell-properties fo:background-color="#fff5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_20_1" style:data-style-name="N110">
      <style:table-cell-properties fo:background-color="#e0c2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2" style:family="table-cell" style:parent-style-name="Excel_20_Built-in_20_Normal_20_1" style:data-style-name="N110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3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_20_1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_20_1">
      <style:table-cell-properties fo:background-color="#ffd8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_20_1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_20_1">
      <style:table-cell-properties fo:background-color="#b3ca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_20_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8" style:family="table-cell" style:parent-style-name="Excel_20_Built-in_20_Normal_20_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1" style:family="table-cell" style:parent-style-name="Excel_20_Built-in_20_Normal_20_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Excel_20_Built-in_20_Normal_20_1" style:data-style-name="N110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94" style:family="table-cell" style:parent-style-name="Excel_20_Built-in_20_Normal_20_1" style:data-style-name="N110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5" style:family="table-cell" style:parent-style-name="Excel_20_Built-in_20_Normal_20_1" style:data-style-name="N110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7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Excel_20_Built-in_20_Normal_20_1">
      <style:table-cell-properties fo:background-color="#ffd8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_20_1" style:data-style-name="N110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9" style:family="table-cell" style:parent-style-name="Excel_20_Built-in_20_Hyperlink">
      <style:table-cell-properties fo:background-color="#dedce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0" style:family="table-cell" style:parent-style-name="Excel_20_Built-in_20_Hyperlink">
      <style:table-cell-properties fo:background-color="#e0c2c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1" style:family="table-cell" style:parent-style-name="Excel_20_Built-in_20_Hyperlink">
      <style:table-cell-properties fo:background-color="#dedce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Excel_20_Built-in_20_Hyperlink">
      <style:table-cell-properties fo:background-color="#e8f2a1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2" style:family="table-cell" style:parent-style-name="Excel_20_Built-in_20_Normal_20_1">
      <style:table-cell-properties fo:background-color="#e8f2a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Excel_20_Built-in_20_Normal_20_1">
      <style:table-cell-properties fo:background-color="#e0c2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Excel_20_Built-in_20_Hyperlink">
      <style:table-cell-properties fo:background-color="#e0c2c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Hyperlink">
      <style:table-cell-properties fo:background-color="#dde8cb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_20_1">
      <style:table-cell-properties fo:background-color="#dde8cb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Hyperlink">
      <style:table-cell-properties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Hyperlink">
      <style:table-cell-properties fo:background-color="#fff5ce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2" style:family="table-cell" style:parent-style-name="Excel_20_Built-in_20_Normal_20_1">
      <style:table-cell-properties fo:background-color="#fff5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Excel_20_Built-in_20_Normal_20_1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6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Normal_20_1" style:data-style-name="N110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Excel_20_Built-in_20_Normal_20_1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Hyperlink">
      <style:table-cell-properties fo:background-color="#b4c7d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3" style:family="table-cell" style:parent-style-name="Excel_20_Built-in_20_Hyperlink">
      <style:table-cell-properties fo:background-color="#bf819e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Excel_20_Built-in_20_Normal_20_1">
      <style:table-cell-properties fo:background-color="#ffd8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Normal_20_1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Hyperlink">
      <style:table-cell-properties fo:background-color="#ffffd7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Excel_20_Built-in_20_Normal_20_1">
      <style:table-cell-properties fo:background-color="#b3ca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Excel_20_Built-in_20_Hyperlink">
      <style:table-cell-properties fo:background-color="#b3cac7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_20_1">
      <style:table-cell-properties fo:background-color="#e8f2a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3" style:family="table-cell" style:parent-style-name="Excel_20_Built-in_20_Normal_20_1" style:data-style-name="N110">
      <style:table-cell-properties fo:background-color="#e0c2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7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Hyperlink">
      <style:table-cell-properties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Normal_20_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1" style:family="table-cell" style:parent-style-name="Excel_20_Built-in_20_Normal_20_1" style:data-style-name="N110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3" style:family="table-cell" style:parent-style-name="Excel_20_Built-in_20_Normal_20_1" style:data-style-name="N110">
      <style:table-cell-properties fo:background-color="#dde8c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6" style:family="table-cell" style:parent-style-name="Excel_20_Built-in_20_Normal_20_1" style:data-style-name="N110">
      <style:table-cell-properties fo:background-color="#ffd8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5" style:family="table-cell" style:parent-style-name="Excel_20_Built-in_20_Normal_20_1" style:data-style-name="N110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Excel_20_Built-in_20_Normal_20_1" style:data-style-name="N110">
      <style:table-cell-properties fo:background-color="#bf819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Normal_20_1" style:data-style-name="N110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Excel_20_Built-in_20_Normal_20_1" style:data-style-name="N110">
      <style:table-cell-properties fo:background-color="#b3ca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Excel_20_Built-in_20_Normal_20_1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Excel_20_Built-in_20_Normal_20_1">
      <style:table-cell-properties fo:background-color="#e0c2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Normal_20_1" style:data-style-name="N110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Excel_20_Built-in_20_Normal_20_1" style:data-style-name="N11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9" style:family="table-cell" style:parent-style-name="Excel_20_Built-in_20_Normal_20_1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0" style:family="table-cell" style:parent-style-name="Excel_20_Built-in_20_Normal_20_1" style:data-style-name="N11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4" style:family="table-cell" style:parent-style-name="Excel_20_Built-in_20_Normal_20_1" style:data-style-name="N110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_20_1" style:data-style-name="N110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Excel_20_Built-in_20_Normal_20_1" style:data-style-name="N110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6" style:family="table-cell" style:parent-style-name="Excel_20_Built-in_20_Hyperlink">
      <style:table-cell-properties fo:background-color="#dde8cb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_20_1" style:data-style-name="N110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8" style:family="table-cell" style:parent-style-name="Excel_20_Built-in_20_Normal_20_1" style:data-style-name="N11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9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16" style:family="table-cell" style:parent-style-name="Excel_20_Built-in_20_Hyperlink">
      <style:table-cell-properties fo:background-color="#e0c2c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0" style:family="table-cell" style:parent-style-name="Excel_20_Built-in_20_Normal_20_1" style:data-style-name="N110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Excel_20_Built-in_20_Normal_20_1" style:data-style-name="N110">
      <style:table-cell-properties fo:background-color="#e8f2a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4" style:family="table-cell" style:parent-style-name="Excel_20_Built-in_20_Hyperlink" style:data-style-name="N110">
      <style:table-cell-properties fo:background-color="#dde8cb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Excel_20_Built-in_20_Normal_20_1" style:data-style-name="N11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6" style:family="table-cell" style:parent-style-name="Excel_20_Built-in_20_Normal_20_1" style:data-style-name="N110">
      <style:table-cell-properties fo:background-color="#fff5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5" style:family="table-cell" style:parent-style-name="Excel_20_Built-in_20_Normal_20_1" style:data-style-name="N110">
      <style:table-cell-properties fo:background-color="#bf819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27" style:family="table-cell" style:parent-style-name="Excel_20_Built-in_20_Normal_20_1" style:data-style-name="N151">
      <style:table-cell-properties fo:background-color="#dedc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Excel_20_Built-in_20_Normal_20_1" style:data-style-name="N11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4" style:family="table-cell" style:parent-style-name="Excel_20_Built-in_20_Normal_20_1" style:data-style-name="N110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Excel_20_Built-in_20_Normal_20_1" style:data-style-name="N110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3" style:family="table-cell" style:parent-style-name="Excel_20_Built-in_20_Normal_20_1" style:data-style-name="N110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8" style:family="table-cell" style:parent-style-name="Excel_20_Built-in_20_Normal_20_1" style:data-style-name="N1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9" style:family="table-cell" style:parent-style-name="Excel_20_Built-in_20_Normal_20_1" style:data-style-name="N1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85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6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9" style:family="table-cell" style:parent-style-name="Excel_20_Built-in_20_Normal_20_1" style:data-style-name="N2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87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Excel_20_Built-in_20_Normal_20_1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2" style:family="table-cell" style:parent-style-name="Excel_20_Built-in_20_Normal_20_1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Excel_20_Built-in_20_Hyperlink" style:data-style-name="N152">
      <style:table-cell-properties fo:background-color="#e8f2a1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underline-style="none"/>
    </style:style>
    <style:style style:name="ce264" style:family="table-cell" style:parent-style-name="Excel_20_Built-in_20_Normal_20_1" style:data-style-name="N152">
      <style:table-cell-properties fo:background-color="#e0c2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underline-style="none"/>
    </style:style>
    <style:style style:name="ce168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9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2" style:family="table-cell" style:parent-style-name="Excel_20_Built-in_20_Normal_20_1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Excel_20_Built-in_20_Normal_20_1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4" style:family="table-cell" style:parent-style-name="Excel_20_Built-in_20_Normal_20_1" style:data-style-name="N152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underline-style="none"/>
    </style:style>
    <style:style style:name="ce175" style:family="table-cell" style:parent-style-name="Excel_20_Built-in_20_Normal_20_1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Excel_20_Built-in_20_Normal_20_1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7" style:family="table-cell" style:parent-style-name="Excel_20_Built-in_20_Normal_20_1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9" style:family="table-cell" style:parent-style-name="Excel_20_Built-in_20_Normal_20_1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Excel_20_Built-in_20_Normal_20_1" style:data-style-name="N152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underline-style="none"/>
    </style:style>
    <style:style style:name="ce272" style:family="table-cell" style:parent-style-name="Excel_20_Built-in_20_Normal_20_1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3" style:family="table-cell" style:parent-style-name="Excel_20_Built-in_20_Normal_20_1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4" style:family="table-cell" style:parent-style-name="Excel_20_Built-in_20_Normal_20_1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Excel_20_Built-in_20_Normal_20_1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7" style:family="table-cell" style:parent-style-name="Excel_20_Built-in_20_Normal_20_1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8" style:family="table-cell" style:parent-style-name="Excel_20_Built-in_20_Normal_20_1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9" style:family="table-cell" style:parent-style-name="Excel_20_Built-in_20_Normal_20_1" style:data-style-name="N152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underline-style="none"/>
    </style:style>
    <style:style style:name="ce266" style:family="table-cell" style:parent-style-name="Excel_20_Built-in_20_Normal_20_1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9" style:family="table-cell" style:parent-style-name="Excel_20_Built-in_20_Normal_20_1" style:data-style-name="N37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0" style:family="table-cell" style:parent-style-name="Excel_20_Built-in_20_Normal_20_1" style:data-style-name="N37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1" style:family="table-cell" style:parent-style-name="Excel_20_Built-in_20_Normal_20_1" style:data-style-name="N37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Excel_20_Built-in_20_Normal_20_1" style:data-style-name="N37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1" style:family="table-cell" style:parent-style-name="Excel_20_Built-in_20_Normal_20_1" style:data-style-name="N37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Excel_20_Built-in_20_Normal_20_1" style:data-style-name="N37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7" style:family="table-cell" style:parent-style-name="Excel_20_Built-in_20_Normal_20_1" style:data-style-name="N37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8" style:family="table-cell" style:parent-style-name="Excel_20_Built-in_20_Normal_20_1" style:data-style-name="N37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Excel_20_Built-in_20_Normal_20_1" style:data-style-name="N37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0" style:family="table-cell" style:parent-style-name="Excel_20_Built-in_20_Normal_20_1" style:data-style-name="N37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7" style:family="table-cell" style:parent-style-name="Excel_20_Built-in_20_Normal_20_1" style:data-style-name="N37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8" style:family="table-cell" style:parent-style-name="Excel_20_Built-in_20_Normal_20_1" style:data-style-name="N37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9" style:family="table-cell" style:parent-style-name="Excel_20_Built-in_20_Normal_20_1" style:data-style-name="N37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9" style:family="table-cell" style:parent-style-name="Excel_20_Built-in_20_Normal_20_1" style:data-style-name="N37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0" style:family="table-cell" style:parent-style-name="Excel_20_Built-in_20_Normal_20_1" style:data-style-name="N37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Excel_20_Built-in_20_Normal_20_1" style:data-style-name="N37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2" style:family="table-cell" style:parent-style-name="Excel_20_Built-in_20_Normal_20_1" style:data-style-name="N37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3" style:family="table-cell" style:parent-style-name="Excel_20_Built-in_20_Normal_20_1" style:data-style-name="N37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4" style:family="table-cell" style:parent-style-name="Excel_20_Built-in_20_Normal_20_1" style:data-style-name="N37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Excel_20_Built-in_20_Normal_20_1" style:data-style-name="N37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Excel_20_Built-in_20_Normal_20_1" style:data-style-name="N37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Excel_20_Built-in_20_Normal_20_1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1" style:family="table-cell" style:parent-style-name="Excel_20_Built-in_20_Hyperlink">
      <style:table-cell-properties fo:background-color="#dedce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2" style:family="table-cell" style:parent-style-name="Excel_20_Built-in_20_Normal_20_1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Excel_20_Built-in_20_Normal_20_1" style:data-style-name="N153">
      <style:table-cell-properties fo:background-color="#e8f2a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2" style:family="table-cell" style:parent-style-name="Excel_20_Built-in_20_Normal_20_1" style:data-style-name="N153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8" style:family="table-cell" style:parent-style-name="Excel_20_Built-in_20_Normal_20_1" style:data-style-name="N153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9" style:family="table-cell" style:parent-style-name="Excel_20_Built-in_20_Normal_20_1" style:data-style-name="N153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9" style:family="table-cell" style:parent-style-name="Excel_20_Built-in_20_Normal_20_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4" style:family="table-cell" style:parent-style-name="Excel_20_Built-in_20_Normal_20_1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6" style:family="table-cell" style:parent-style-name="Excel_20_Built-in_20_Normal_20_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7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8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39" style:family="table-cell" style:parent-style-name="Excel_20_Built-in_20_Normal_20_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27" style:family="table-cell" style:parent-style-name="Excel_20_Built-in_20_Normal_20_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1" style:family="table-cell" style:parent-style-name="Excel_20_Built-in_20_Normal_20_1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542" style:family="table-cell" style:parent-style-name="Excel_20_Built-in_20_Normal_20_1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3" style:family="table-cell" style:parent-style-name="Excel_20_Built-in_20_Normal_20_1">
      <style:table-cell-properties fo:background-color="transparent"/>
    </style:style>
    <style:style style:name="ce544" style:family="table-cell" style:parent-style-name="Excel_20_Built-in_20_Normal_20_1">
      <style:text-properties fo:font-weight="bold" style:font-weight-asian="bold" style:font-weight-complex="bold"/>
    </style:style>
    <style:style style:name="ce545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6" style:family="table-cell" style:parent-style-name="Excel_20_Built-in_20_Normal_20_1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7" style:family="table-cell" style:parent-style-name="Excel_20_Built-in_20_Normal_20_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8" style:family="table-cell" style:parent-style-name="Excel_20_Built-in_20_Normal_20_1">
      <style:table-cell-properties fo:background-color="#dee7e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9" style:family="table-cell" style:parent-style-name="Excel_20_Built-in_20_Normal"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Excel_20_Built-in_20_Normal" style:data-style-name="N84"/>
    <style:style style:name="ce552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ackground-color="#dee7e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7" style:family="table-cell" style:parent-style-name="Default" style:data-style-name="N151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3465a4" draw:marker-start="Стили_20_стрелок_20_1" draw:marker-start-width="0.21cm" draw:marker-start-center="false" draw:stroke-linejoin="miter" draw:fill="solid" draw:fill-color="#ffffc0" draw:auto-grow-height="true" draw:auto-grow-width="false" fo:max-width="12cm" fo:min-height="1.5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3465a4" draw:marker-start="Стили_20_стрелок_20_1" draw:marker-start-width="0.21cm" draw:marker-start-center="false" draw:stroke-linejoin="miter" draw:fill="solid" draw:fill-color="#ffffc0" draw:auto-grow-height="true" draw:auto-grow-width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Сводная ведомость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default-cell-style-name="ce68"/>
        <table:table-column table:style-name="co4" table:default-cell-style-name="ce67"/>
        <table:table-column table:style-name="co5" table:default-cell-style-name="ce68"/>
        <table:table-column table:style-name="co6" table:default-cell-style-name="ce68"/>
        <table:table-column table:style-name="co3" table:number-columns-repeated="3" table:default-cell-style-name="ce68"/>
        <table:table-column table:style-name="co7" table:number-columns-repeated="2" table:default-cell-style-name="ce68"/>
        <table:table-column table:style-name="co7" table:default-cell-style-name="ce26"/>
        <table:table-column table:style-name="co8" table:number-columns-repeated="2" table:default-cell-style-name="ce26"/>
        <table:table-column table:style-name="co8" table:default-cell-style-name="ce307"/>
        <table:table-column table:style-name="co8" table:default-cell-style-name="ce26"/>
        <table:table-column table:style-name="co9" table:number-columns-repeated="2" table:default-cell-style-name="ce26"/>
        <table:table-column table:style-name="co3" table:default-cell-style-name="ce26"/>
        <table:table-column table:style-name="co10" table:default-cell-style-name="ce166"/>
        <table:table-column table:style-name="co3" table:number-columns-repeated="44" table:default-cell-style-name="ce26"/>
        <table:table-column table:style-name="co3" table:number-columns-repeated="960" table:default-cell-style-name="ce536"/>
        <table:table-row table:style-name="ro1">
          <table:table-cell table:style-name="ce2" office:value-type="string" calcext:value-type="string">
            <text:p>Общая стоимость</text:p>
          </table:table-cell>
          <table:table-cell table:style-name="ce11" office:value-type="string" calcext:value-type="string">
            <text:p>Помещение</text:p>
          </table:table-cell>
          <table:table-cell table:style-name="ce32" office:value-type="string" calcext:value-type="string">
            <text:p>Объект</text:p>
          </table:table-cell>
          <table:table-cell table:style-name="ce71" office:value-type="string" calcext:value-type="string">
            <text:p>Тип</text:p>
          </table:table-cell>
          <table:table-cell table:style-name="ce32" office:value-type="string" calcext:value-type="string">
            <text:p>Категория</text:p>
          </table:table-cell>
          <table:table-cell table:style-name="ce32" office:value-type="string" calcext:value-type="string">
            <text:p>Сайт</text:p>
          </table:table-cell>
          <table:table-cell table:style-name="ce32" office:value-type="string" calcext:value-type="string">
            <text:p>Модель</text:p>
          </table:table-cell>
          <table:table-cell table:style-name="ce32" office:value-type="string" calcext:value-type="string">
            <text:p>Размеры</text:p>
          </table:table-cell>
          <table:table-cell table:style-name="ce32" office:value-type="string" calcext:value-type="string">
            <text:p>Поставщик</text:p>
          </table:table-cell>
          <table:table-cell table:style-name="ce32" office:value-type="string" calcext:value-type="string">
            <text:p>Альтернатива:</text:p>
          </table:table-cell>
          <table:table-cell table:style-name="ce32" office:value-type="string" calcext:value-type="string">
            <text:p>Цена</text:p>
          </table:table-cell>
          <table:table-cell table:style-name="ce11" office:value-type="string" calcext:value-type="string">
            <text:p>Стоимость</text:p>
          </table:table-cell>
          <table:table-cell table:style-name="ce11" office:value-type="string" calcext:value-type="string">
            <text:p>Сумма скидки</text:p>
          </table:table-cell>
          <table:table-cell table:style-name="ce11" office:value-type="string" calcext:value-type="string">
            <text:p>Количество</text:p>
          </table:table-cell>
          <table:table-cell table:style-name="ce266" office:value-type="string" calcext:value-type="string">
            <text:p>Должны быть на объекте</text:p>
          </table:table-cell>
          <table:table-cell table:style-name="ce11" office:value-type="string" calcext:value-type="string">
            <text:p>Сроки поставки (дни)</text:p>
          </table:table-cell>
          <table:table-cell table:style-name="ce11" office:value-type="string" calcext:value-type="string">
            <text:p>Мощность учтена</text:p>
          </table:table-cell>
          <table:table-cell table:style-name="ce11" office:value-type="string" calcext:value-type="string">
            <text:p>Потребляемая мощность, вт</text:p>
          </table:table-cell>
          <table:table-cell table:style-name="ce11" office:value-type="string" calcext:value-type="string">
            <text:p>Выбрано</text:p>
          </table:table-cell>
          <table:table-cell table:style-name="ce319"/>
          <table:table-cell table:number-columns-repeated="1004"/>
        </table:table-row>
        <table:table-row table:style-name="ro2">
          <table:table-cell table:style-name="ce370" table:formula="of:=[.T12]" office:value-type="percentage" office:value="0.991423670668954" calcext:value-type="percentage">
            <text:p>99,14%</text:p>
          </table:table-cell>
          <table:table-cell table:style-name="ce12" office:value-type="string" calcext:value-type="string" table:number-columns-spanned="1" table:number-rows-spanned="40">
            <text:p>Кухня (1)</text:p>
          </table:table-cell>
          <table:table-cell table:style-name="ce392" office:value-type="string" calcext:value-type="string">
            <text:p>напольное покрытие</text:p>
          </table:table-cell>
          <table:table-cell table:style-name="ce392" office:value-type="string" calcext:value-type="string">
            <text:p>отделка</text:p>
          </table:table-cell>
          <table:table-cell table:style-name="ce392" office:value-type="string" calcext:value-type="string">
            <text:p>плитка</text:p>
          </table:table-cell>
          <table:table-cell table:style-name="ce419" office:value-type="string" calcext:value-type="string">
            <text:p><text:a xlink:href="https://www.keramoteka.ru/catalog/atlas-concorde-russia/empire/" xlink:type="simple">https://www.keramoteka.ru/catalog/atlas-concorde-russia/empire/</text:a></text:p>
          </table:table-cell>
          <table:table-cell table:style-name="ce422" office:value-type="string" calcext:value-type="string">
            <text:p>Керамогранит ATLAS CONCORDE RUSSIA EMPIRE / ЭМПАИР Empire Statuario Matte </text:p>
          </table:table-cell>
          <table:table-cell table:style-name="ce422" office:value-type="string" calcext:value-type="string">
            <text:p>60x120 см </text:p>
          </table:table-cell>
          <table:table-cell table:style-name="ce422" office:value-type="string" calcext:value-type="string">
            <text:p>КЕРАМОТЕКА</text:p>
          </table:table-cell>
          <table:table-cell table:style-name="ce422" office:value-type="string" calcext:value-type="string">
            <text:p>Шарм Делюкс Флор Проджект, Бьянко Микеланджело 1200х600</text:p>
          </table:table-cell>
          <table:table-cell table:style-name="ce101" office:value-type="currency" office:currency="RUB" office:value="2568" calcext:value-type="currency">
            <text:p>2 568 ₽</text:p>
          </table:table-cell>
          <table:table-cell table:style-name="ce394" table:formula="of:=[.K2]*[.N2]" office:value-type="currency" office:currency="RUB" office:value="68796.72" calcext:value-type="currency">
            <text:p>68 797 ₽</text:p>
          </table:table-cell>
          <table:table-cell table:style-name="ce394"/>
          <table:table-cell table:style-name="ce485" office:value-type="float" office:value="26.79" calcext:value-type="float">
            <text:p>26,79</text:p>
          </table:table-cell>
          <table:table-cell table:style-name="ce509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 table:formula="of:=SUM([.L$2:.L$580])" office:value-type="currency" office:currency="RUB" office:value="32815840.058" calcext:value-type="currency">
            <text:p>32 815 840 ₽</text:p>
          </table:table-cell>
          <table:covered-table-cell table:style-name="ce12"/>
          <table:table-cell table:style-name="ce393" office:value-type="string" calcext:value-type="string">
            <text:p>Портьеры на подкладке </text:p>
          </table:table-cell>
          <table:table-cell table:style-name="ce393" office:value-type="string" calcext:value-type="string">
            <text:p>текстиль</text:p>
          </table:table-cell>
          <table:table-cell table:style-name="ce393" office:value-type="string" calcext:value-type="string">
            <text:p>шторы</text:p>
          </table:table-cell>
          <table:table-cell table:style-name="ce419" office:value-type="string" calcext:value-type="string">
            <text:p><text:a xlink:href="http://www.royal-shtory.ru/" xlink:type="simple">http://www.royal-shtory.ru</text:a></text:p>
          </table:table-cell>
          <table:table-cell table:style-name="ce422"/>
          <table:table-cell table:style-name="ce422" office:value-type="string" calcext:value-type="string">
            <text:p>3.6х2.7</text:p>
          </table:table-cell>
          <table:table-cell table:style-name="ce422" office:value-type="string" calcext:value-type="string">
            <text:p>«Роял Стайл»</text:p>
          </table:table-cell>
          <table:table-cell table:style-name="ce422"/>
          <table:table-cell table:style-name="ce101"/>
          <table:table-cell table:style-name="ce394" office:value-type="currency" office:currency="RUB" office:value="68940" calcext:value-type="currency">
            <text:p>68 940 ₽</text:p>
          </table:table-cell>
          <table:table-cell table:style-name="ce394"/>
          <table:table-cell table:style-name="ce486" office:value-type="string" calcext:value-type="string">
            <text:p>10.2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Краска настенная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краска</text:p>
          </table:table-cell>
          <table:table-cell table:style-name="ce419" office:value-type="string" calcext:value-type="string">
            <text:p><text:a xlink:href="https://www.derufa.ru/" xlink:type="simple">https://www.derufa.ru/</text:a></text:p>
          </table:table-cell>
          <table:table-cell table:style-name="ce422" office:value-type="string" calcext:value-type="string">
            <text:p>H&amp;H (колеруем в цвет CAPAROL/Granit 60</text:p>
          </table:table-cell>
          <table:table-cell table:style-name="ce422"/>
          <table:table-cell table:style-name="ce422" office:value-type="string" calcext:value-type="string">
            <text:p><text:a xlink:href="https://www.derufa.ru/" xlink:type="simple">https://www.derufa.ru/</text:a></text:p>
          </table:table-cell>
          <table:table-cell table:style-name="ce422"/>
          <table:table-cell table:style-name="ce101" office:value-type="currency" office:currency="RUB" office:value="310" calcext:value-type="currency">
            <text:p>310 ₽</text:p>
          </table:table-cell>
          <table:table-cell table:style-name="ce394" office:value-type="currency" office:currency="RUB" office:value="8667.6" calcext:value-type="currency">
            <text:p>8 668 ₽</text:p>
          </table:table-cell>
          <table:table-cell table:style-name="ce394"/>
          <table:table-cell table:style-name="ce486" office:value-type="float" office:value="27.96" calcext:value-type="float">
            <text:p>27,96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412" office:value-type="string" calcext:value-type="string">
            <text:p>Декоративная штукатурка</text:p>
          </table:table-cell>
          <table:table-cell table:style-name="ce412" office:value-type="string" calcext:value-type="string">
            <text:p>отделка</text:p>
          </table:table-cell>
          <table:table-cell table:style-name="ce394" office:value-type="string" calcext:value-type="string">
            <text:p>декоративная штукатурка</text:p>
          </table:table-cell>
          <table:table-cell table:style-name="ce394" office:value-type="string" calcext:value-type="string">
            <text:p><text:a xlink:href="https://www.derufa.ru/products/?product=124" xlink:type="simple">https://www.derufa.ru/products/?product=124</text:a></text:p>
          </table:table-cell>
          <table:table-cell table:style-name="ce394" office:value-type="string" calcext:value-type="string">
            <text:p>Арт.</text:p>
          </table:table-cell>
          <table:table-cell table:style-name="ce394"/>
          <table:table-cell table:style-name="ce394" office:value-type="string" calcext:value-type="string">
            <text:p><text:a xlink:href="https://www.derufa.ru/" xlink:type="simple">https://www.derufa.ru/</text:a></text:p>
          </table:table-cell>
          <table:table-cell table:style-name="ce394"/>
          <table:table-cell table:style-name="ce394" office:value-type="currency" office:currency="RUB" office:value="1200" calcext:value-type="currency">
            <text:p>1 200 ₽</text:p>
          </table:table-cell>
          <table:table-cell table:style-name="ce394" office:value-type="currency" office:currency="RUB" office:value="11016" calcext:value-type="currency">
            <text:p>11 016 ₽</text:p>
          </table:table-cell>
          <table:table-cell table:style-name="ce394"/>
          <table:table-cell table:style-name="ce159" office:value-type="float" office:value="9.18" calcext:value-type="float">
            <text:p>9,18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5" office:value-type="string" calcext:value-type="string">
            <office:annotation draw:style-name="gr1" draw:text-style-name="P2" svg:width="2.899cm" svg:height="1.799cm" svg:x="18.23cm" svg:y="6.412cm" draw:caption-point-x="-0.61cm" draw:caption-point-y="1.51cm">
              <dc:date>2021-10-01T00:00:00</dc:date>
              <text:p text:style-name="P1"><text:span text:style-name="T1">Грубый расчет</text:span></text:p>
            </office:annotation>
            <text:p>Мебельные дверцы для ниши с холодильником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420"/>
          <table:table-cell table:style-name="ce183" table:number-columns-repeated="4"/>
          <table:table-cell table:style-name="ce143"/>
          <table:table-cell table:style-name="ce89" office:value-type="currency" office:currency="RUB" office:value="1100000" calcext:value-type="currency" table:number-columns-spanned="1" table:number-rows-spanned="4">
            <text:p>1 100 0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5" office:value-type="string" calcext:value-type="string">
            <text:p>Фартук кухни</text:p>
          </table:table-cell>
          <table:table-cell table:style-name="ce395" office:value-type="string" calcext:value-type="string">
            <text:p>отделка</text:p>
          </table:table-cell>
          <table:table-cell table:style-name="ce395"/>
          <table:table-cell table:style-name="ce420" office:value-type="string" calcext:value-type="string">
            <text:p><text:a xlink:href="https://vicostone.ru/iskusstvenniy-kamen/bq8740-nero-marquina/" xlink:type="simple">https://vicostone.ru/iskusstvenniy-kamen/bq8740-nero-marquina/</text:a></text:p>
          </table:table-cell>
          <table:table-cell table:style-name="ce183" office:value-type="string" calcext:value-type="string">
            <text:p>Vicostone BQ-8740 Nero Marquina</text:p>
          </table:table-cell>
          <table:table-cell table:style-name="ce183" table:number-columns-repeated="2"/>
          <table:table-cell table:style-name="ce183" office:value-type="string" calcext:value-type="string">
            <text:p>Silestone MARQUINA <text:s/>или <text:s/>Technistone POETIC BLACK Matt</text:p>
          </table:table-cell>
          <table:table-cell table:style-name="ce143"/>
          <table:covered-table-cell table:style-name="ce89"/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5" office:value-type="string" calcext:value-type="string">
            <text:p>Кухонный гарнитур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кухонный гарнитур</text:p>
          </table:table-cell>
          <table:table-cell table:style-name="ce420" office:value-type="string" calcext:value-type="string">
            <text:p><text:a xlink:href="https://www.mrdoors.ru/catalog/kukhnya-kollektsiya-santori-art-164/" xlink:type="simple">https://www.mrdoors.ru/catalog/kukhnya-kollektsiya-santori-art-164/</text:a></text:p>
          </table:table-cell>
          <table:table-cell table:style-name="ce183" office:value-type="string" calcext:value-type="string">
            <text:p>Мr Doors, Кухня, коллекция "Сантори"</text:p>
          </table:table-cell>
          <table:table-cell table:style-name="ce183"/>
          <table:table-cell table:style-name="ce183" office:value-type="string" calcext:value-type="string">
            <text:p>https://www.mrdoors.ru/</text:p>
          </table:table-cell>
          <table:table-cell table:style-name="ce183"/>
          <table:table-cell table:style-name="ce143"/>
          <table:covered-table-cell table:style-name="ce89"/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5" office:value-type="string" calcext:value-type="string">
            <text:p>Остров с баром и винным шкафом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420"/>
          <table:table-cell table:style-name="ce183" table:number-columns-repeated="4"/>
          <table:table-cell table:style-name="ce143"/>
          <table:covered-table-cell table:style-name="ce89"/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Подсветка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одиодная лента</text:p>
          </table:table-cell>
          <table:table-cell table:style-name="ce419" office:value-type="string" calcext:value-type="string">
            <text:p><text:a xlink:href="https://arlight.group/catalog/cri95-98-rt-24v-60-4-8-w-m-ip20-984/svetodiodnaya-lenta-rt-2-5000-24v-day5000-3528-300-led-cri98-021412-1.html" xlink:type="simple">https://arlight.group/catalog/cri95-98-rt-24v-60-4-8-w-m-ip20-984/svetodiodnaya-lenta-rt-2-5000-24v-day5000-3528-300-led-cri98-021412-1.html</text:a></text:p>
          </table:table-cell>
          <table:table-cell table:style-name="ce422" office:value-type="string" calcext:value-type="string">
            <text:p>СВЕТОДИОДНАЯ ЛЕНТА RT 2-5000 24V DAY5000 (3528, 300 LED, CRI98) (ARLIGHT, 4.8 ВТ/М, IP20) 60 LED НА 1М</text:p>
          </table:table-cell>
          <table:table-cell table:style-name="ce422" office:value-type="string" calcext:value-type="string">
            <text:p>8 х1,8 x 4200</text:p>
          </table:table-cell>
          <table:table-cell table:style-name="ce422" office:value-type="string" calcext:value-type="string">
            <text:p><text:a xlink:href="https://arlight.group/" xlink:type="simple">https://arlight.group/</text:a></text:p>
          </table:table-cell>
          <table:table-cell table:style-name="ce422"/>
          <table:table-cell table:style-name="ce101" office:value-type="currency" office:currency="RUB" office:value="393.4" calcext:value-type="currency">
            <text:p>393 ₽</text:p>
          </table:table-cell>
          <table:table-cell table:style-name="ce394" table:formula="of:=[.K10]*[.N10]" office:value-type="currency" office:currency="RUB" office:value="1652.28" calcext:value-type="currency">
            <text:p>1 652 ₽</text:p>
          </table:table-cell>
          <table:table-cell table:style-name="ce394"/>
          <table:table-cell table:style-name="ce486" office:value-type="float" office:value="4.2" calcext:value-type="float">
            <text:p>4,2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20" calcext:value-type="float">
            <text:p>2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71"/>
          <table:covered-table-cell table:style-name="ce12"/>
          <table:table-cell table:style-name="ce393" office:value-type="string" calcext:value-type="string">
            <text:p>Подсветка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профиль</text:p>
          </table:table-cell>
          <table:table-cell table:style-name="ce419" office:value-type="string" calcext:value-type="string">
            <text:p><text:a xlink:href="https://arlight.group/catalog/profili-iz-plastika-857/profil-sl-slim20-h20-2000-anod-023722.html" xlink:type="simple">https://arlight.group/catalog/profili-iz-plastika-857/profil-sl-slim20-h20-2000-anod-023722.html</text:a></text:p>
          </table:table-cell>
          <table:table-cell table:style-name="ce422" office:value-type="string" calcext:value-type="string">
            <text:p>ПРОФИЛЬ SL-SLIM20-H20-2000 ANOD (ARLIGHT, АЛЮМИНИЙ)</text:p>
          </table:table-cell>
          <table:table-cell table:style-name="ce422" office:value-type="string" calcext:value-type="string">
            <text:p>20х20х2000 мм</text:p>
          </table:table-cell>
          <table:table-cell table:style-name="ce422" office:value-type="string" calcext:value-type="string">
            <text:p><text:a xlink:href="https://arlight.group/" xlink:type="simple">https://arlight.group/</text:a></text:p>
          </table:table-cell>
          <table:table-cell table:style-name="ce422"/>
          <table:table-cell table:style-name="ce101" office:value-type="currency" office:currency="RUB" office:value="670.94" calcext:value-type="currency">
            <text:p>671 ₽</text:p>
          </table:table-cell>
          <table:table-cell table:style-name="ce394" table:formula="of:=[.K11]*[.N11]" office:value-type="currency" office:currency="RUB" office:value="2817.948" calcext:value-type="currency">
            <text:p>2 818 ₽</text:p>
          </table:table-cell>
          <table:table-cell table:style-name="ce394"/>
          <table:table-cell table:style-name="ce486" office:value-type="float" office:value="4.2" calcext:value-type="float">
            <text:p>4,2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Вытяжка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19" office:value-type="string" calcext:value-type="string">
            <text:p><text:a xlink:href="https://www.miele-shop.ru/catalog/p_10088230/miele-ru/" xlink:type="simple">https://www.miele-shop.ru/catalog/p_10088230/miele-ru/</text:a></text:p>
          </table:table-cell>
          <table:table-cell table:style-name="ce422" office:value-type="string" calcext:value-type="string">
            <text:p>Вытяжка DA3466 EDST сталь</text:p>
          </table:table-cell>
          <table:table-cell table:style-name="ce422" office:value-type="string" calcext:value-type="string">
            <text:p><text:s/>17.60х60х28 см</text:p>
          </table:table-cell>
          <table:table-cell table:style-name="ce422" office:value-type="string" calcext:value-type="string">
            <text:p><text:a xlink:href="http://www.miele-shop.ru/" xlink:type="simple">www.miele-shop.ru</text:a></text:p>
          </table:table-cell>
          <table:table-cell table:style-name="ce422" office:value-type="string" calcext:value-type="string">
            <text:p>Встраиваемая вытяжка MAUNFELD VS Fast 60 черный</text:p>
          </table:table-cell>
          <table:table-cell table:style-name="ce101" office:value-type="currency" office:currency="RUB" office:value="69900" calcext:value-type="currency">
            <text:p>69 900 ₽</text:p>
          </table:table-cell>
          <table:table-cell table:style-name="ce394" office:value-type="currency" office:currency="RUB" office:value="69900" calcext:value-type="currency">
            <text:p>69 9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186" calcext:value-type="float">
            <text:p>186</text:p>
          </table:table-cell>
          <table:table-cell table:style-name="ce486" office:value-type="float" office:value="1" calcext:value-type="float">
            <text:p>1</text:p>
          </table:table-cell>
          <table:table-cell table:style-name="ce534" table:formula="of:=((SUMIF([.S2:.S580];1)*((100/583))/100))" office:value-type="percentage" office:value="0.991423670668954" calcext:value-type="percentage">
            <text:p>99,14%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Встроенный в пол радиатор</text:p>
          </table:table-cell>
          <table:table-cell table:style-name="ce393" office:value-type="string" calcext:value-type="string">
            <text:p>отопление</text:p>
          </table:table-cell>
          <table:table-cell table:style-name="ce393" office:value-type="string" calcext:value-type="string">
            <text:p>Радиатор отопления</text:p>
          </table:table-cell>
          <table:table-cell table:style-name="ce419" office:value-type="string" calcext:value-type="string">
            <text:p><text:a xlink:href="http://www.sts-k.ru/content/view/1273/1468/" xlink:type="simple">http://www.sts-k.ru/content/view/1273/1468/</text:a></text:p>
          </table:table-cell>
          <table:table-cell table:style-name="ce422" office:value-type="string" calcext:value-type="string">
            <text:p>Qtherm ECO</text:p>
          </table:table-cell>
          <table:table-cell table:style-name="ce422" office:value-type="string" calcext:value-type="string">
            <text:p>3650х90х175</text:p>
          </table:table-cell>
          <table:table-cell table:style-name="ce422" office:value-type="string" calcext:value-type="string">
            <text:p>VARMAN</text:p>
          </table:table-cell>
          <table:table-cell table:style-name="ce422" office:value-type="string" calcext:value-type="string">
            <text:p><text:a xlink:href="https://varmann.ru/catalog/trenchconvector/ntherm/description/" xlink:type="simple">https://varmann.ru/catalog/trenchconvector/ntherm/description/</text:a></text:p>
          </table:table-cell>
          <table:table-cell table:style-name="ce101" office:value-type="currency" office:currency="RUB" office:value="92130" calcext:value-type="currency">
            <text:p>92 130 ₽</text:p>
          </table:table-cell>
          <table:table-cell table:style-name="ce394" office:value-type="currency" office:currency="RUB" office:value="92130" calcext:value-type="currency">
            <text:p>92 13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24" calcext:value-type="float">
            <text:p>24</text:p>
          </table:table-cell>
          <table:table-cell table:style-name="ce486" office:value-type="float" office:value="1" calcext:value-type="float">
            <text:p>1</text:p>
          </table:table-cell>
          <table:table-cell table:style-name="ce26" table:formula="of:=SUBTOTAL(9;[.R12:.R567])" office:value-type="float" office:value="26708.4200825" calcext:value-type="float">
            <office:annotation draw:style-name="gr1" draw:text-style-name="P2" svg:width="2.899cm" svg:height="1.799cm" svg:x="137.084cm" svg:y="18.775cm" draw:caption-point-x="-0.61cm" draw:caption-point-y="1.51cm">
              <dc:date>2021-09-27T00:00:00</dc:date>
              <text:p text:style-name="P1"><text:span text:style-name="T1">Общая потребляемая мощность в Вт</text:span></text:p>
            </office:annotation>
            <text:p>26708,4200825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Духовой шкаф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21" office:value-type="string" calcext:value-type="string">
            <text:p>https://www.miele-shop.ru/catalog/p_11123990/miele-ru/?utm_source=advcake&amp;utm_medium=cpa&amp;utm_campaign=affiliate&amp;utm_content=sst1&amp;gclid=Cj0KCQjw1ouKBhC5ARIsAHXNMI87c9uz5fVmIaXdVBSTk7dbplz0H8aV4p3UrqQRlTyYv6B2gXS25D4aAuD3EALw_wcB </text:p>
          </table:table-cell>
          <table:table-cell table:style-name="ce422" office:value-type="string" calcext:value-type="string">
            <text:p>Духовой шкаф H2860B EDST/CLST сталь CleanSteel </text:p>
          </table:table-cell>
          <table:table-cell table:style-name="ce422" office:value-type="string" calcext:value-type="string">
            <text:p>Ширина ниши в мм 560 - 568 Высота ниши в мм 590-595 Глубина ниши в мм 550 Ширина прибора в мм 554 Высота прибора в мм 596 Глубина прибора в мм 547</text:p>
          </table:table-cell>
          <table:table-cell table:style-name="ce422" office:value-type="string" calcext:value-type="string">
            <text:p><text:span text:style-name="T4"><text:a xlink:href="http://www.miele-shop.ru/" xlink:type="simple">www.miele-shop.ru</text:a></text:span></text:p>
          </table:table-cell>
          <table:table-cell table:style-name="ce422" office:value-type="string" calcext:value-type="string">
            <text:p>Электрический духовой шкаф Bosch HNG6764B6 (с СВЧ) </text:p>
          </table:table-cell>
          <table:table-cell table:style-name="ce460" office:value-type="currency" office:currency="RUB" office:value="78900" calcext:value-type="currency">
            <text:p>78 900 ₽</text:p>
          </table:table-cell>
          <table:table-cell table:style-name="ce474" office:value-type="currency" office:currency="RUB" office:value="78900" calcext:value-type="currency">
            <text:p>78 9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3500" calcext:value-type="float">
            <text:p>350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СВЧ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19" office:value-type="string" calcext:value-type="string">
            <text:p>https://www.miele-shop.ru/catalog/p_11132520/miele-ru/ </text:p>
          </table:table-cell>
          <table:table-cell table:style-name="ce443" office:value-type="string" calcext:value-type="string">
            <text:p>Микроволновая печь M2230SC OBSW чёрный обсидиан</text:p>
          </table:table-cell>
          <table:table-cell table:style-name="ce422" office:value-type="string" calcext:value-type="string">
            <text:p>Габариты ниши (Ш х В): 562-568 х360-362 мм</text:p>
          </table:table-cell>
          <table:table-cell table:style-name="ce422" office:value-type="string" calcext:value-type="string">
            <text:p><text:span text:style-name="T4"><text:a xlink:href="http://www.miele-shop.ru/" xlink:type="simple">www.miele-shop.ru</text:a></text:span></text:p>
          </table:table-cell>
          <table:table-cell table:style-name="ce422"/>
          <table:table-cell table:style-name="ce101" office:value-type="currency" office:currency="RUB" office:value="82900" calcext:value-type="currency">
            <text:p>82 900 ₽</text:p>
          </table:table-cell>
          <table:table-cell table:style-name="ce394" office:value-type="currency" office:currency="RUB" office:value="82900" calcext:value-type="currency">
            <text:p>82 9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1250" calcext:value-type="float">
            <text:p>125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Смеситель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месители</text:p>
          </table:table-cell>
          <table:table-cell table:style-name="ce419" office:value-type="string" calcext:value-type="string">
            <text:p><text:a xlink:href="https://www.cosmorelax.ru/catalog/pufy-i-ottomanki/ottomanka_sofa_06_t/#78600" xlink:type="simple">https://www.cosmorelax.ru/catalog/pufy-i-ottomanki/ottomanka_sofa_06_t/#78600</text:a></text:p>
          </table:table-cell>
          <table:table-cell table:style-name="ce422" office:value-type="string" calcext:value-type="string">
            <text:p>Kanto PVD-GM</text:p>
          </table:table-cell>
          <table:table-cell table:style-name="ce422"/>
          <table:table-cell table:style-name="ce422" office:value-type="string" calcext:value-type="string">
            <text:p><text:a xlink:href="https://omoikiri.ru/" xlink:type="simple">https://omoikiri.ru/</text:a></text:p>
          </table:table-cell>
          <table:table-cell table:style-name="ce422"/>
          <table:table-cell table:style-name="ce101" office:value-type="currency" office:currency="RUB" office:value="31388" calcext:value-type="currency">
            <text:p>31 388 ₽</text:p>
          </table:table-cell>
          <table:table-cell table:style-name="ce394" office:value-type="currency" office:currency="RUB" office:value="31388" calcext:value-type="currency">
            <text:p>31 388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Подвесы над островом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catalog/podvesnie/locus_pdnt_st/" xlink:type="simple">https://www.centrsvet.ru/catalog/podvesnie/locus_pdnt_st/</text:a></text:p>
          </table:table-cell>
          <table:table-cell table:style-name="ce422" office:value-type="string" calcext:value-type="string">
            <text:p>LOCUS PDNT S30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/>
          <table:table-cell table:style-name="ce101" office:value-type="currency" office:currency="RUB" office:value="10800" calcext:value-type="currency">
            <text:p>10 800 ₽</text:p>
          </table:table-cell>
          <table:table-cell table:style-name="ce394" table:formula="of:=[.K17]*[.N17]" office:value-type="currency" office:currency="RUB" office:value="86400" calcext:value-type="currency">
            <text:p>86 400 ₽</text:p>
          </table:table-cell>
          <table:table-cell table:style-name="ce394"/>
          <table:table-cell table:style-name="ce487" office:value-type="float" office:value="8" calcext:value-type="float">
            <text:p>8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48" calcext:value-type="float">
            <text:p>48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TRACK T51 BP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10000" calcext:value-type="currency">
            <text:p>10 000 ₽</text:p>
          </table:table-cell>
          <table:table-cell table:style-name="ce101" table:formula="of:=[.N18]*[.K18]" office:value-type="currency" office:currency="RUB" office:value="50000" calcext:value-type="currency">
            <text:p>50 000 ₽</text:p>
          </table:table-cell>
          <table:table-cell table:style-name="ce394"/>
          <table:table-cell table:style-name="ce487" office:value-type="float" office:value="5" calcext:value-type="float">
            <text:p>5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CONNECTOR 90 BP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2800" calcext:value-type="currency">
            <text:p>2 800 ₽</text:p>
          </table:table-cell>
          <table:table-cell table:style-name="ce101" table:formula="of:=[.N19]*[.K19]" office:value-type="currency" office:currency="RUB" office:value="5600" calcext:value-type="currency">
            <text:p>5 600 ₽</text:p>
          </table:table-cell>
          <table:table-cell table:style-name="ce394"/>
          <table:table-cell table:style-name="ce487" office:value-type="float" office:value="2" calcext:value-type="float">
            <text:p>2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<text:s/>INF CORNER T51 BP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4000" calcext:value-type="currency">
            <text:p>4 000 ₽</text:p>
          </table:table-cell>
          <table:table-cell table:style-name="ce101" table:formula="of:=[.N20]*[.K20]" office:value-type="currency" office:currency="RUB" office:value="8000" calcext:value-type="currency">
            <text:p>8 000 ₽</text:p>
          </table:table-cell>
          <table:table-cell table:style-name="ce394"/>
          <table:table-cell table:style-name="ce487" office:value-type="float" office:value="2" calcext:value-type="float">
            <text:p>2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POWER SPL 250-48</text:p>
            <text:p>250Вт48В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8600" calcext:value-type="currency">
            <text:p>8 600 ₽</text:p>
          </table:table-cell>
          <table:table-cell table:style-name="ce101" table:formula="of:=[.N21]*[.K21]" office:value-type="currency" office:currency="RUB" office:value="17200" calcext:value-type="currency">
            <text:p>17 200 ₽</text:p>
          </table:table-cell>
          <table:table-cell table:style-name="ce394"/>
          <table:table-cell table:style-name="ce487" office:value-type="float" office:value="2" calcext:value-type="float">
            <text:p>2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CONNECTOR 180 BP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2000" calcext:value-type="currency">
            <text:p>2 000 ₽</text:p>
          </table:table-cell>
          <table:table-cell table:style-name="ce101" table:formula="of:=[.N22]*[.K22]" office:value-type="currency" office:currency="RUB" office:value="4000" calcext:value-type="currency">
            <text:p>4 000 ₽</text:p>
          </table:table-cell>
          <table:table-cell table:style-name="ce394"/>
          <table:table-cell table:style-name="ce487" office:value-type="float" office:value="2" calcext:value-type="float">
            <text:p>2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ERP 100-48</text:p>
            <text:p>100Вт48В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6200" calcext:value-type="currency">
            <text:p>6 200 ₽</text:p>
          </table:table-cell>
          <table:table-cell table:style-name="ce101" table:formula="of:=[.N23]*[.K23]" office:value-type="currency" office:currency="RUB" office:value="6200" calcext:value-type="currency">
            <text:p>6 200 ₽</text:p>
          </table:table-cell>
          <table:table-cell table:style-name="ce394"/>
          <table:table-cell table:style-name="ce487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CON 180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80" calcext:value-type="currency">
            <text:p>80 ₽</text:p>
          </table:table-cell>
          <table:table-cell table:style-name="ce101" table:formula="of:=[.N24]*[.K24]" office:value-type="currency" office:currency="RUB" office:value="640" calcext:value-type="currency">
            <text:p>640 ₽</text:p>
          </table:table-cell>
          <table:table-cell table:style-name="ce394"/>
          <table:table-cell table:style-name="ce487" office:value-type="float" office:value="8" calcext:value-type="float">
            <text:p>8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CAP INF TRACK T51 BP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400" calcext:value-type="currency">
            <text:p>400 ₽</text:p>
          </table:table-cell>
          <table:table-cell table:style-name="ce101" table:formula="of:=[.N25]*[.K25]" office:value-type="currency" office:currency="RUB" office:value="1200" calcext:value-type="currency">
            <text:p>1 200 ₽</text:p>
          </table:table-cell>
          <table:table-cell table:style-name="ce394"/>
          <table:table-cell table:style-name="ce487" office:value-type="float" office:value="3" calcext:value-type="float">
            <text:p>3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POWER CONNECTOR BP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2800" calcext:value-type="currency">
            <text:p>2 800 ₽</text:p>
          </table:table-cell>
          <table:table-cell table:style-name="ce101" table:formula="of:=[.N26]*[.K26]" office:value-type="currency" office:currency="RUB" office:value="2800" calcext:value-type="currency">
            <text:p>2 800 ₽</text:p>
          </table:table-cell>
          <table:table-cell table:style-name="ce394"/>
          <table:table-cell table:style-name="ce487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TURN LINE SPOT 200 1030 36° BD DALI 2</text:p>
            <text:p>10Вт3000К36°IP4048ВDIM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16800" calcext:value-type="currency">
            <text:p>16 800 ₽</text:p>
          </table:table-cell>
          <table:table-cell table:style-name="ce101" table:formula="of:=[.N27]*[.K27]" office:value-type="currency" office:currency="RUB" office:value="50400" calcext:value-type="currency">
            <text:p>50 400 ₽</text:p>
          </table:table-cell>
          <table:table-cell table:style-name="ce394"/>
          <table:table-cell table:style-name="ce487" office:value-type="float" office:value="3" calcext:value-type="float">
            <text:p>3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30" calcext:value-type="float">
            <text:p>3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4">
          <table:table-cell table:style-name="ce371"/>
          <table:covered-table-cell table:style-name="ce12"/>
          <table:table-cell table:style-name="ce393" office:value-type="string" calcext:value-type="string">
            <text:p>Трековая система INF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1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422" office:value-type="string" calcext:value-type="string">
            <text:p>INF LINE 800 1630 BD DALI 2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10600" calcext:value-type="currency">
            <text:p>10 600 ₽</text:p>
          </table:table-cell>
          <table:table-cell table:style-name="ce101" table:formula="of:=[.N28]*[.K28]" office:value-type="currency" office:currency="RUB" office:value="74200" calcext:value-type="currency">
            <text:p>74 200 ₽</text:p>
          </table:table-cell>
          <table:table-cell table:style-name="ce394"/>
          <table:table-cell table:style-name="ce487" office:value-type="float" office:value="7" calcext:value-type="float">
            <text:p>7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table:formula="of:=16*[.N28]" office:value-type="float" office:value="112" calcext:value-type="float">
            <text:p>112</text:p>
          </table:table-cell>
          <table:table-cell table:style-name="ce532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В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ТВ</text:p>
          </table:table-cell>
          <table:table-cell table:style-name="ce419"/>
          <table:table-cell table:style-name="ce419" office:value-type="string" calcext:value-type="string">
            <text:p>Телевизор QLED Samsung QE43Q60AAU 42.5" (2021), черный </text:p>
          </table:table-cell>
          <table:table-cell table:style-name="ce419" office:value-type="string" calcext:value-type="string">
            <text:p>966,560,26 диагональ <text:s/>1092,2</text:p>
          </table:table-cell>
          <table:table-cell table:style-name="ce419" office:value-type="string" calcext:value-type="string">
            <text:p>004RU </text:p>
          </table:table-cell>
          <table:table-cell table:style-name="ce419"/>
          <table:table-cell table:number-columns-repeated="2" table:style-name="ce419" office:value-type="float" office:value="48400" calcext:value-type="float">
            <text:p>48400</text:p>
          </table:table-cell>
          <table:table-cell table:style-name="ce419"/>
          <table:table-cell table:style-name="ce419" office:value-type="float" office:value="1" calcext:value-type="float">
            <text:p>1</text:p>
          </table:table-cell>
          <table:table-cell table:style-name="ce419" table:number-columns-repeated="2"/>
          <table:table-cell table:style-name="ce531" office:value-type="float" office:value="1" calcext:value-type="float">
            <text:p>1</text:p>
          </table:table-cell>
          <table:table-cell table:style-name="ce531" office:value-type="float" office:value="120" calcext:value-type="float">
            <text:p>120</text:p>
          </table:table-cell>
          <table:table-cell table:style-name="ce53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Холодильник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19" office:value-type="string" calcext:value-type="string">
            <text:p>https://www.miele-shop.ru/catalog/p_09531950/miele-ru/ </text:p>
          </table:table-cell>
          <table:table-cell table:style-name="ce422" office:value-type="string" calcext:value-type="string">
            <text:p>Холодильник K37272iD </text:p>
          </table:table-cell>
          <table:table-cell table:style-name="ce422" office:value-type="string" calcext:value-type="string">
            <text:p>1780,560,550 </text:p>
          </table:table-cell>
          <table:table-cell table:style-name="ce422" office:value-type="string" calcext:value-type="string">
            <text:p><text:a xlink:href="http://www.miele-shop.ru/" xlink:type="simple">www.miele-shop.ru</text:a></text:p>
          </table:table-cell>
          <table:table-cell table:style-name="ce422" office:value-type="string" calcext:value-type="string">
            <text:p>LIEBHERR ECBN 5066 PremiumPlus BioFresh NoFrost</text:p>
          </table:table-cell>
          <table:table-cell table:style-name="ce101" office:value-type="currency" office:currency="RUB" office:value="185000" calcext:value-type="currency">
            <text:p>185 000 ₽</text:p>
          </table:table-cell>
          <table:table-cell table:style-name="ce394" office:value-type="currency" office:currency="RUB" office:value="370000" calcext:value-type="currency">
            <text:p>370 000 ₽</text:p>
          </table:table-cell>
          <table:table-cell table:style-name="ce394"/>
          <table:table-cell table:style-name="ce486" office:value-type="float" office:value="2" calcext:value-type="float">
            <text:p>2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194" calcext:value-type="float">
            <text:p>194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Датчик протечек</text:p>
          </table:table-cell>
          <table:table-cell table:style-name="ce393" office:value-type="string" calcext:value-type="string">
            <text:p>электрика</text:p>
          </table:table-cell>
          <table:table-cell table:style-name="ce393"/>
          <table:table-cell table:style-name="ce422" office:value-type="string" calcext:value-type="string">
            <text:p><text:a xlink:href="https://neptunsale.ru/products/neptun-smart-bugatti-1-2" xlink:type="simple">https://neptunsale.ru/products/neptun-smart-bugatti-1-2</text:a></text:p>
          </table:table-cell>
          <table:table-cell table:style-name="ce422" office:value-type="string" calcext:value-type="string">
            <text:p>СИСТЕМА ЗАЩИТЫ ОТ ПРОТЕЧЕК NEPTUN BUGATTI SMART</text:p>
          </table:table-cell>
          <table:table-cell table:style-name="ce422"/>
          <table:table-cell table:style-name="ce422" office:value-type="string" calcext:value-type="string">
            <text:p><text:a xlink:href="https://neptunsale.ru/" xlink:type="simple">https://neptunsale.ru</text:a></text:p>
          </table:table-cell>
          <table:table-cell table:style-name="ce422"/>
          <table:table-cell table:style-name="ce101" office:value-type="currency" office:currency="RUB" office:value="33224" calcext:value-type="currency">
            <text:p>33 224 ₽</text:p>
          </table:table-cell>
          <table:table-cell table:style-name="ce394" office:value-type="currency" office:currency="RUB" office:value="33224" calcext:value-type="currency">
            <text:p>33 224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0.0000825" calcext:value-type="float">
            <text:p>0,0000825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Варочная поверхность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22" office:value-type="string" calcext:value-type="string">
            <text:p>https://www.miele-shop.ru/catalog/p_11206050/miele-ru/ </text:p>
          </table:table-cell>
          <table:table-cell table:style-name="ce422" office:value-type="string" calcext:value-type="string">
            <text:p>Панель конфорок KM7201 FR </text:p>
          </table:table-cell>
          <table:table-cell table:style-name="ce422" office:value-type="string" calcext:value-type="string">
            <text:p>Размер ниши (Ш х Г): 560 х 490 мм </text:p>
          </table:table-cell>
          <table:table-cell table:style-name="ce422" office:value-type="string" calcext:value-type="string">
            <text:p>www.miele-shop.ru </text:p>
          </table:table-cell>
          <table:table-cell table:style-name="ce422"/>
          <table:table-cell table:style-name="ce101" office:value-type="currency" office:currency="RUB" office:value="79900" calcext:value-type="currency">
            <text:p>79 900 ₽</text:p>
          </table:table-cell>
          <table:table-cell table:style-name="ce394" office:value-type="currency" office:currency="RUB" office:value="79900" calcext:value-type="currency">
            <text:p>79 9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7300" calcext:value-type="float">
            <text:p>730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Кофе машина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22" office:value-type="string" calcext:value-type="string">
            <text:p>https://www.miele-shop.ru/catalog/p_11206050/miele-ru/ </text:p>
          </table:table-cell>
          <table:table-cell table:style-name="ce422" office:value-type="string" calcext:value-type="string">
            <text:p>Кофемашина CVA7440 OBSW чёрный обсидиан</text:p>
          </table:table-cell>
          <table:table-cell table:style-name="ce422" office:value-type="string" calcext:value-type="string">
            <text:p>Габариты ниши (Ш х В): 560-568 х 450-452 мм</text:p>
          </table:table-cell>
          <table:table-cell table:style-name="ce422" office:value-type="string" calcext:value-type="string">
            <text:p>www.miele-shop.ru </text:p>
          </table:table-cell>
          <table:table-cell table:style-name="ce422"/>
          <table:table-cell table:style-name="ce101" office:value-type="currency" office:currency="RUB" office:value="295000" calcext:value-type="currency">
            <text:p>295 000 ₽</text:p>
          </table:table-cell>
          <table:table-cell table:style-name="ce394" office:value-type="currency" office:currency="RUB" office:value="295000" calcext:value-type="currency">
            <text:p>295 0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1500" calcext:value-type="float">
            <text:p>150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ПММ</text:p>
          </table:table-cell>
          <table:table-cell table:style-name="ce393" office:value-type="string" calcext:value-type="string">
            <text:p>техника</text:p>
          </table:table-cell>
          <table:table-cell table:style-name="ce393" office:value-type="string" calcext:value-type="string">
            <text:p>бытовая техника</text:p>
          </table:table-cell>
          <table:table-cell table:style-name="ce422" office:value-type="string" calcext:value-type="string">
            <text:p>https://www.miele-shop.ru/catalog/p_11781040/miele-ru/ </text:p>
          </table:table-cell>
          <table:table-cell table:style-name="ce422" office:value-type="string" calcext:value-type="string">
            <text:p>Посудомоечная машина G7160 SCVi </text:p>
          </table:table-cell>
          <table:table-cell table:style-name="ce422" office:value-type="string" calcext:value-type="string">
            <text:p>805х598х570 (ВШГ) </text:p>
          </table:table-cell>
          <table:table-cell table:style-name="ce422" office:value-type="string" calcext:value-type="string">
            <text:p>www.miele-shop.ru </text:p>
          </table:table-cell>
          <table:table-cell table:style-name="ce422"/>
          <table:table-cell table:style-name="ce101" office:value-type="currency" office:currency="RUB" office:value="159000" calcext:value-type="currency">
            <text:p>159 000 ₽</text:p>
          </table:table-cell>
          <table:table-cell table:style-name="ce394" office:value-type="currency" office:currency="RUB" office:value="159000" calcext:value-type="currency">
            <text:p>159 0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office:value-type="float" office:value="2400" calcext:value-type="float">
            <text:p>2400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юль</text:p>
          </table:table-cell>
          <table:table-cell table:style-name="ce393" office:value-type="string" calcext:value-type="string">
            <text:p>текстиль</text:p>
          </table:table-cell>
          <table:table-cell table:style-name="ce393" office:value-type="string" calcext:value-type="string">
            <text:p>шторы</text:p>
          </table:table-cell>
          <table:table-cell table:style-name="ce419" office:value-type="string" calcext:value-type="string">
            <text:p><text:a xlink:href="http://www.royal-shtory.ru/" xlink:type="simple">http://www.royal-shtory.ru</text:a></text:p>
          </table:table-cell>
          <table:table-cell table:style-name="ce422"/>
          <table:table-cell table:style-name="ce422" office:value-type="string" calcext:value-type="string">
            <text:p>3.6х2.7</text:p>
          </table:table-cell>
          <table:table-cell table:style-name="ce422" office:value-type="string" calcext:value-type="string">
            <text:p>«Роял Стайл»</text:p>
          </table:table-cell>
          <table:table-cell table:style-name="ce422"/>
          <table:table-cell table:style-name="ce101"/>
          <table:table-cell table:style-name="ce394" office:value-type="currency" office:currency="RUB" office:value="38916" calcext:value-type="currency">
            <text:p>38 916 ₽</text:p>
          </table:table-cell>
          <table:table-cell table:style-name="ce394"/>
          <table:table-cell table:style-name="ce486" office:value-type="float" office:value="9.2" calcext:value-type="float">
            <text:p>9,2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Потолочная гардина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карнизы для штор</text:p>
          </table:table-cell>
          <table:table-cell table:style-name="ce419" office:value-type="string" calcext:value-type="string">
            <text:p><text:a xlink:href="http://www.royal-shtory.ru/" xlink:type="simple">http://www.royal-shtory.ru</text:a></text:p>
          </table:table-cell>
          <table:table-cell table:style-name="ce422"/>
          <table:table-cell table:style-name="ce422" office:value-type="string" calcext:value-type="string">
            <text:p>3.6 </text:p>
          </table:table-cell>
          <table:table-cell table:style-name="ce422" office:value-type="string" calcext:value-type="string">
            <text:p>«Роял Стайл»</text:p>
          </table:table-cell>
          <table:table-cell table:style-name="ce422"/>
          <table:table-cell table:style-name="ce101"/>
          <table:table-cell table:style-name="ce394" office:value-type="currency" office:currency="RUB" office:value="3526" calcext:value-type="currency">
            <text:p>3 526 ₽</text:p>
          </table:table-cell>
          <table:table-cell table:style-name="ce394"/>
          <table:table-cell table:style-name="ce486" office:value-type="float" office:value="2" calcext:value-type="float">
            <text:p>2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Плинтус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Плинтус</text:p>
          </table:table-cell>
          <table:table-cell table:style-name="ce419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422" office:value-type="string" calcext:value-type="string">
            <text:p>Плинтус скрытого монтажа Pro Design Universal (не анод. Алюминий)</text:p>
          </table:table-cell>
          <table:table-cell table:style-name="ce422" office:value-type="string" calcext:value-type="string">
            <text:p>80x12x2700</text:p>
          </table:table-cell>
          <table:table-cell table:style-name="ce422" office:value-type="string" calcext:value-type="string">
            <text:p>symetric.ru</text:p>
          </table:table-cell>
          <table:table-cell table:style-name="ce422"/>
          <table:table-cell table:style-name="ce101" table:formula="of:=599+425" office:value-type="currency" office:currency="RUB" office:value="1024" calcext:value-type="currency">
            <text:p>1 024 ₽</text:p>
          </table:table-cell>
          <table:table-cell table:style-name="ce394" table:formula="of:=[.N37]*[.K37]" office:value-type="currency" office:currency="RUB" office:value="5324.8" calcext:value-type="currency">
            <text:p>5 325 ₽</text:p>
          </table:table-cell>
          <table:table-cell table:style-name="ce394"/>
          <table:table-cell table:style-name="ce486" office:value-type="float" office:value="5.2" calcext:value-type="float">
            <text:p>5,2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2"/>
          <table:table-cell table:style-name="ce393" office:value-type="string" calcext:value-type="string">
            <text:p>Теневой профиль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Теневой профиль</text:p>
          </table:table-cell>
          <table:table-cell table:style-name="ce422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422" office:value-type="string" calcext:value-type="string">
            <text:p>KRAAB GIPPS с демпфером</text:p>
          </table:table-cell>
          <table:table-cell table:style-name="ce422" office:value-type="string" calcext:value-type="string">
            <text:p>2000x33,8x14</text:p>
          </table:table-cell>
          <table:table-cell table:style-name="ce422" office:value-type="string" calcext:value-type="string">
            <text:p>KRAAB</text:p>
          </table:table-cell>
          <table:table-cell table:style-name="ce422" office:value-type="string" calcext:value-type="string">
            <text:p><text:a xlink:href="https://tenevoy.ru/" xlink:type="simple">https://tenevoy.ru/</text:a></text:p>
          </table:table-cell>
          <table:table-cell table:style-name="ce101" office:value-type="currency" office:currency="RUB" office:value="450" calcext:value-type="currency">
            <text:p>450 ₽</text:p>
          </table:table-cell>
          <table:table-cell table:style-name="ce394" table:formula="of:=[.K38]*[.N38]" office:value-type="currency" office:currency="RUB" office:value="10260" calcext:value-type="currency">
            <text:p>10 260 ₽</text:p>
          </table:table-cell>
          <table:table-cell table:style-name="ce394"/>
          <table:table-cell table:style-name="ce486" office:value-type="float" office:value="22.8" calcext:value-type="float">
            <office:annotation draw:style-name="gr2" draw:text-style-name="P4" svg:width="2.876cm" svg:height="1.78cm" svg:x="88.316cm" svg:y="58.048cm" draw:caption-point-x="-0.125cm" draw:caption-point-y="1.692cm">
              <dc:date>2021-09-16T00:00:00</dc:date>
              <text:p text:style-name="P3"><text:span text:style-name="T2">В погонных метрах</text:span></text:p>
            </office:annotation>
            <text:p>22,8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office:value-type="string" calcext:value-type="string">
            <text:p>4271,1625,4271,1625,3775,3860,2707,710 (6вн,1нар)</text:p>
          </table:table-cell>
          <table:table-cell table:number-columns-repeated="1004"/>
        </table:table-row>
        <table:table-row table:style-name="ro2">
          <table:table-cell table:style-name="ce371" table:formula="of:=SUM([.L2:.L717])" office:value-type="currency" office:currency="RUB" office:value="32815840.058" calcext:value-type="currency">
            <text:p>32 815 840 ₽</text:p>
          </table:table-cell>
          <table:covered-table-cell table:style-name="ce12"/>
          <table:table-cell table:style-name="ce393" office:value-type="string" calcext:value-type="string">
            <text:p>Кухонная мойка</text:p>
          </table:table-cell>
          <table:table-cell table:number-columns-repeated="2" table:style-name="ce393" office:value-type="string" calcext:value-type="string">
            <text:p>мебель</text:p>
          </table:table-cell>
          <table:table-cell table:style-name="ce419" office:value-type="string" calcext:value-type="string">
            <text:p><text:a xlink:href="https://www.franke.com/ru/ru/hs/products/kitchen-sinks/urban/114-0595-468_detail.html" xlink:type="simple">https://www.franke.com/ru/ru/hs/products/kitchen-sinks/urban/114-0595-468_detail.html</text:a></text:p>
          </table:table-cell>
          <table:table-cell table:style-name="ce422" office:value-type="string" calcext:value-type="string">
            <text:p>Urban UBG 651-78 Fragranite Оникс</text:p>
          </table:table-cell>
          <table:table-cell table:style-name="ce422" office:value-type="string" calcext:value-type="string">
            <text:p>Длина 780.00 mm Ширина 500.00 mm</text:p>
          </table:table-cell>
          <table:table-cell table:style-name="ce422" office:value-type="string" calcext:value-type="string">
            <text:p><text:a xlink:href="https://www.franke.com/" xlink:type="simple">https://www.franke.com/</text:a></text:p>
          </table:table-cell>
          <table:table-cell table:style-name="ce422"/>
          <table:table-cell table:style-name="ce101" office:value-type="currency" office:currency="RUB" office:value="19990" calcext:value-type="currency">
            <text:p>19 990 ₽</text:p>
          </table:table-cell>
          <table:table-cell table:style-name="ce394" office:value-type="currency" office:currency="RUB" office:value="19990" calcext:value-type="currency">
            <text:p>19 99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0" table:formula="of:=[.T12]" office:value-type="percentage" office:value="0.991423670668954" calcext:value-type="percentage">
            <text:p>99,14%</text:p>
          </table:table-cell>
          <table:covered-table-cell table:style-name="ce12"/>
          <table:table-cell table:style-name="ce393" office:value-type="string" calcext:value-type="string">
            <text:p>Розетки и выключатели</text:p>
          </table:table-cell>
          <table:table-cell table:style-name="ce393" office:value-type="string" calcext:value-type="string">
            <text:p>электрика</text:p>
          </table:table-cell>
          <table:table-cell table:style-name="ce393" office:value-type="string" calcext:value-type="string">
            <text:p>выключатели и розетки</text:p>
          </table:table-cell>
          <table:table-cell table:style-name="ce419" office:value-type="string" calcext:value-type="string">
            <text:p><text:a xlink:href="https://girastore.ru/" xlink:type="simple">https://girastore.ru/</text:a></text:p>
          </table:table-cell>
          <table:table-cell table:style-name="ce422" office:value-type="string" calcext:value-type="string">
            <text:p>Gira System 55 +Esprit Glass C</text:p>
          </table:table-cell>
          <table:table-cell table:style-name="ce422" office:value-type="string" calcext:value-type="string">
            <text:p>95х95</text:p>
          </table:table-cell>
          <table:table-cell table:style-name="ce422" office:value-type="string" calcext:value-type="string">
            <text:p><text:a xlink:href="https://www.tesli.com/" xlink:type="simple">https://www.tesli.com/</text:a></text:p>
          </table:table-cell>
          <table:table-cell table:style-name="ce422"/>
          <table:table-cell table:style-name="ce101"/>
          <table:table-cell table:style-name="ce394" office:value-type="currency" office:currency="RUB" office:value="156618" calcext:value-type="currency">
            <text:p>156 618 ₽</text:p>
          </table:table-cell>
          <table:table-cell table:style-name="ce394"/>
          <table:table-cell table:style-name="ce486"/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5">
          <table:table-cell table:style-name="ce371"/>
          <table:covered-table-cell table:style-name="ce12"/>
          <table:table-cell table:style-name="ce393" office:value-type="string" calcext:value-type="string">
            <text:p>Барные стулья</text:p>
          </table:table-cell>
          <table:table-cell table:number-columns-repeated="2" table:style-name="ce393" office:value-type="string" calcext:value-type="string">
            <text:p>мебель</text:p>
          </table:table-cell>
          <table:table-cell table:style-name="ce419" office:value-type="string" calcext:value-type="string">
            <text:p><text:a xlink:href="https://romatti.ru/catalog/p384015880-barnyj-stul-ruder.html" xlink:type="simple">https://romatti.ru/catalog/p384015880-barnyj-stul-ruder.html</text:a></text:p>
          </table:table-cell>
          <table:table-cell table:style-name="ce422" office:value-type="string" calcext:value-type="string">
            <text:p>Барный стул Ruder by Romatti Артикул: C-1087-1</text:p>
          </table:table-cell>
          <table:table-cell table:style-name="ce422" office:value-type="string" calcext:value-type="string">
            <text:p>Высота (см) 75 <text:s/>Ширина (см) 58 <text:s/>Высота с учетом спинки (см) 120 <text:s/>Глубина (см) 59 </text:p>
          </table:table-cell>
          <table:table-cell table:style-name="ce422" office:value-type="string" calcext:value-type="string">
            <text:p>romatti.ru</text:p>
          </table:table-cell>
          <table:table-cell table:style-name="ce422"/>
          <table:table-cell table:style-name="ce101" office:value-type="currency" office:currency="RUB" office:value="58700" calcext:value-type="currency">
            <text:p>58 700 ₽</text:p>
          </table:table-cell>
          <table:table-cell table:style-name="ce394" table:formula="of:=[.K41]*[.N41]" office:value-type="currency" office:currency="RUB" office:value="234800" calcext:value-type="currency">
            <text:p>234 800 ₽</text:p>
          </table:table-cell>
          <table:table-cell table:style-name="ce394"/>
          <table:table-cell table:style-name="ce486" office:value-type="float" office:value="4" calcext:value-type="float">
            <text:p>4</text:p>
          </table:table-cell>
          <table:table-cell table:style-name="ce510"/>
          <table:table-cell table:style-name="ce486" office:value-type="float" office:value="63" calcext:value-type="float">
            <text:p>63</text:p>
          </table:table-cell>
          <table:table-cell table:style-name="ce486" table:number-columns-repeated="2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3" office:value-type="string" calcext:value-type="string" table:number-columns-spanned="1" table:number-rows-spanned="33">
            <text:p>Гостиная (2)</text:p>
          </table:table-cell>
          <table:table-cell table:style-name="ce56" office:value-type="string" calcext:value-type="string">
            <text:p>Диван</text:p>
          </table:table-cell>
          <table:table-cell table:number-columns-repeated="2"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<text:a xlink:href="https://www.flexform.it/en/products/sofas-sectional-sofas/magnum" xlink:type="simple">https://www.flexform.it/en/products/sofas-sectional-sofas/magnum</text:a></text:p>
          </table:table-cell>
          <table:table-cell table:style-name="ce213" office:value-type="string" calcext:value-type="string">
            <text:p>ДИВАН FLEXFORM MAGNUM 2 ANT367335</text:p>
          </table:table-cell>
          <table:table-cell table:style-name="ce213" office:value-type="string" calcext:value-type="string">
            <text:p>3320х2100 мм</text:p>
          </table:table-cell>
          <table:table-cell table:style-name="ce213" office:value-type="string" calcext:value-type="string">
            <text:p><text:a xlink:href="https://www.ekspert-mebel.ru/" xlink:type="simple">https://www.ekspert-mebel.ru/</text:a></text:p>
          </table:table-cell>
          <table:table-cell table:style-name="ce213"/>
          <table:table-cell table:style-name="ce244" office:value-type="string" calcext:value-type="string">
            <text:p>952 974</text:p>
          </table:table-cell>
          <table:table-cell table:style-name="ce252" office:value-type="string" calcext:value-type="string">
            <text:p>952 974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61" table:number-columns-repeated="4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Декоративная штукатурка</text:p>
          </table:table-cell>
          <table:table-cell table:style-name="ce56" office:value-type="string" calcext:value-type="string">
            <text:p>отделка</text:p>
          </table:table-cell>
          <table:table-cell table:style-name="ce56" office:value-type="string" calcext:value-type="string">
            <text:p>декоративная штукатурка</text:p>
          </table:table-cell>
          <table:table-cell table:style-name="ce182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82" office:value-type="string" calcext:value-type="string">
            <text:p>Кремпласт</text:p>
          </table:table-cell>
          <table:table-cell table:style-name="ce56"/>
          <table:table-cell table:style-name="ce182" office:value-type="string" calcext:value-type="string">
            <text:p><text:a xlink:href="https://www.derufa.ru/" xlink:type="simple">https://www.derufa.ru/</text:a></text:p>
          </table:table-cell>
          <table:table-cell table:style-name="ce56"/>
          <table:table-cell table:style-name="ce244" office:value-type="currency" office:currency="RUB" office:value="1600" calcext:value-type="currency">
            <text:p>1 600 ₽</text:p>
          </table:table-cell>
          <table:table-cell table:style-name="ce252" office:value-type="currency" office:currency="RUB" office:value="19088" calcext:value-type="currency">
            <text:p>19 088 ₽</text:p>
          </table:table-cell>
          <table:table-cell table:style-name="ce252"/>
          <table:table-cell table:style-name="ce261" office:value-type="float" office:value="11.93" calcext:value-type="float">
            <text:p>11,93</text:p>
          </table:table-cell>
          <table:table-cell table:style-name="ce261" table:number-columns-repeated="4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Краска настенная</text:p>
          </table:table-cell>
          <table:table-cell table:style-name="ce56" office:value-type="string" calcext:value-type="string">
            <text:p>отделка</text:p>
          </table:table-cell>
          <table:table-cell table:style-name="ce56" office:value-type="string" calcext:value-type="string">
            <text:p>краска</text:p>
          </table:table-cell>
          <table:table-cell table:style-name="ce182" office:value-type="string" calcext:value-type="string">
            <text:p><text:a xlink:href="https://www.derufa.ru/" xlink:type="simple">https://www.derufa.ru/</text:a></text:p>
          </table:table-cell>
          <table:table-cell table:style-name="ce182" office:value-type="string" calcext:value-type="string">
            <text:p>H&amp;H (колеруем в цвет CAPAROL/Granit 60</text:p>
          </table:table-cell>
          <table:table-cell table:style-name="ce56"/>
          <table:table-cell table:style-name="ce182" office:value-type="string" calcext:value-type="string">
            <text:p><text:a xlink:href="https://www.derufa.ru/" xlink:type="simple">https://www.derufa.ru/</text:a></text:p>
          </table:table-cell>
          <table:table-cell table:style-name="ce56"/>
          <table:table-cell table:style-name="ce244" office:value-type="currency" office:currency="RUB" office:value="310" calcext:value-type="currency">
            <text:p>310 ₽</text:p>
          </table:table-cell>
          <table:table-cell table:style-name="ce252" office:value-type="currency" office:currency="RUB" office:value="2957.4" calcext:value-type="currency">
            <text:p>2 957 ₽</text:p>
          </table:table-cell>
          <table:table-cell table:style-name="ce252"/>
          <table:table-cell table:style-name="ce261" office:value-type="float" office:value="9.54" calcext:value-type="float">
            <text:p>9,54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напольное покрытие</text:p>
          </table:table-cell>
          <table:table-cell table:style-name="ce56" office:value-type="string" calcext:value-type="string">
            <text:p>отделка</text:p>
          </table:table-cell>
          <table:table-cell table:style-name="ce56" office:value-type="string" calcext:value-type="string">
            <text:p>напольное покрытие</text:p>
          </table:table-cell>
          <table:table-cell table:style-name="ce181" office:value-type="string" calcext:value-type="string">
            <text:p><text:a xlink:href="https://tenfor.ru/" xlink:type="simple">https://tenfor.ru/</text:a></text:p>
          </table:table-cell>
          <table:table-cell table:style-name="ce213" office:value-type="string" calcext:value-type="string">
            <text:p>инженерная доска «Gray Sand»</text:p>
          </table:table-cell>
          <table:table-cell table:style-name="ce213" office:value-type="string" calcext:value-type="string">
            <text:p>13,5х150х300-1200</text:p>
          </table:table-cell>
          <table:table-cell table:style-name="ce213" office:value-type="string" calcext:value-type="string">
            <text:p>TENFOR</text:p>
          </table:table-cell>
          <table:table-cell table:style-name="ce213"/>
          <table:table-cell table:style-name="ce244" office:value-type="currency" office:currency="RUB" office:value="3637" calcext:value-type="currency">
            <text:p>3 637 ₽</text:p>
          </table:table-cell>
          <table:table-cell table:style-name="ce252" table:formula="of:=[.K45]*[.N45]" office:value-type="currency" office:currency="RUB" office:value="101836" calcext:value-type="currency">
            <text:p>101 836 ₽</text:p>
          </table:table-cell>
          <table:table-cell table:style-name="ce252"/>
          <table:table-cell table:style-name="ce262" office:value-type="float" office:value="28" calcext:value-type="float">
            <text:p>28</text:p>
          </table:table-cell>
          <table:table-cell table:style-name="ce291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Журнальный столик</text:p>
          </table:table-cell>
          <table:table-cell table:number-columns-repeated="2"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<text:a xlink:href="https://thefields.ru/coffee-tables/zhurnalnyy-stol-amato-seryy/" xlink:type="simple">https://thefields.ru/coffee-tables/zhurnalnyy-stol-amato-seryy/</text:a></text:p>
          </table:table-cell>
          <table:table-cell table:style-name="ce213" office:value-type="string" calcext:value-type="string">
            <text:p>Журнальный стол AMATO серый</text:p>
          </table:table-cell>
          <table:table-cell table:style-name="ce213" office:value-type="string" calcext:value-type="string">
            <text:p>Ширина (см):70</text:p>
            <text:p>Высота (см):35</text:p>
            <text:p>Глубина (см):70</text:p>
          </table:table-cell>
          <table:table-cell table:style-name="ce213" office:value-type="string" calcext:value-type="string">
            <text:p>https://thefields.ru/</text:p>
          </table:table-cell>
          <table:table-cell table:style-name="ce213"/>
          <table:table-cell table:style-name="ce244" office:value-type="currency" office:currency="RUB" office:value="28900" calcext:value-type="currency">
            <text:p>28 900 ₽</text:p>
          </table:table-cell>
          <table:table-cell table:style-name="ce252" office:value-type="currency" office:currency="RUB" office:value="28900" calcext:value-type="currency">
            <text:p>28 900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Кресло</text:p>
          </table:table-cell>
          <table:table-cell table:number-columns-repeated="2"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<text:a xlink:href="https://suiten7store.ru/katalog/mebel/kresla/bonnet-club.html" xlink:type="simple">https://suiten7store.ru/katalog/mebel/kresla/bonnet-club.html</text:a></text:p>
          </table:table-cell>
          <table:table-cell table:style-name="ce213" office:value-type="string" calcext:value-type="string">
            <text:p>BONNET CLUB</text:p>
          </table:table-cell>
          <table:table-cell table:style-name="ce213"/>
          <table:table-cell table:style-name="ce213" office:value-type="string" calcext:value-type="string">
            <text:p>suiten7store.ru</text:p>
          </table:table-cell>
          <table:table-cell table:style-name="ce213"/>
          <table:table-cell table:style-name="ce244" office:value-type="currency" office:currency="RUB" office:value="121680" calcext:value-type="currency">
            <text:p>121 680 ₽</text:p>
          </table:table-cell>
          <table:table-cell table:style-name="ce252" table:formula="of:=[.K47]*[.N47]" office:value-type="currency" office:currency="RUB" office:value="121680" calcext:value-type="currency">
            <text:p>121 680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Розетки и выключатели</text:p>
          </table:table-cell>
          <table:table-cell table:style-name="ce56" office:value-type="string" calcext:value-type="string">
            <text:p>электрика</text:p>
          </table:table-cell>
          <table:table-cell table:style-name="ce56" office:value-type="string" calcext:value-type="string">
            <text:p>выключатели и розетки</text:p>
          </table:table-cell>
          <table:table-cell table:style-name="ce181" office:value-type="string" calcext:value-type="string">
            <text:p><text:a xlink:href="https://girastore.ru/" xlink:type="simple">https://girastore.ru/</text:a></text:p>
          </table:table-cell>
          <table:table-cell table:style-name="ce213" office:value-type="string" calcext:value-type="string">
            <text:p>Gira System 55 +Esprit Glass C</text:p>
          </table:table-cell>
          <table:table-cell table:style-name="ce213" office:value-type="string" calcext:value-type="string">
            <text:p>95х95</text:p>
          </table:table-cell>
          <table:table-cell table:style-name="ce213" office:value-type="string" calcext:value-type="string">
            <text:p><text:a xlink:href="https://www.tesli.com/" xlink:type="simple">https://www.tesli.com/</text:a></text:p>
          </table:table-cell>
          <table:table-cell table:style-name="ce213"/>
          <table:table-cell table:style-name="ce244"/>
          <table:table-cell table:style-name="ce252" office:value-type="currency" office:currency="RUB" office:value="108525" calcext:value-type="currency">
            <text:p>108 525 ₽</text:p>
          </table:table-cell>
          <table:table-cell table:style-name="ce252"/>
          <table:table-cell table:style-name="ce261"/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Радиатор отопления</text:p>
          </table:table-cell>
          <table:table-cell table:style-name="ce56" office:value-type="string" calcext:value-type="string">
            <text:p>отопление</text:p>
          </table:table-cell>
          <table:table-cell table:style-name="ce56" office:value-type="string" calcext:value-type="string">
            <text:p>Радиатор отопления</text:p>
          </table:table-cell>
          <table:table-cell table:style-name="ce181" office:value-type="string" calcext:value-type="string">
            <text:p><text:a xlink:href="https://loten.ru.com/catalog/loten-grey-z-2000mm/" xlink:type="simple">https://loten.ru.com/catalog/loten-grey-z-2000mm/</text:a></text:p>
          </table:table-cell>
          <table:table-cell table:style-name="ce213" office:value-type="string" calcext:value-type="string">
            <text:p>Loten Grey Z</text:p>
          </table:table-cell>
          <table:table-cell table:style-name="ce213" office:value-type="string" calcext:value-type="string">
            <text:p>750x490</text:p>
          </table:table-cell>
          <table:table-cell table:style-name="ce213" office:value-type="string" calcext:value-type="string">
            <text:p>LOTEN</text:p>
          </table:table-cell>
          <table:table-cell table:style-name="ce213" office:value-type="string" calcext:value-type="string">
            <text:p><text:a xlink:href="https://www.home-heat.ru/catalog/trubchatye-radiatory-guardo-retta-3p-s-kvadratnym-profilem-30x30/trubchatyy-radiator-s-kvadratnym-profilem-30x30-guardo-retta-3p-330-mm-vysotoy-gorizontalnoe-polozhe/" xlink:type="simple">https://www.home-heat.ru/catalog/trubchatye-radiatory-guardo-retta-3p-s-kvadratnym-profilem-30x30/trubchatyy-radiator-s-kvadratnym-profilem-30x30-guardo-retta-3p-330-mm-vysotoy-gorizontalnoe-polozhe/</text:a></text:p>
          </table:table-cell>
          <table:table-cell table:style-name="ce244" office:value-type="currency" office:currency="RUB" office:value="32313" calcext:value-type="currency">
            <text:p>32 313 ₽</text:p>
          </table:table-cell>
          <table:table-cell table:style-name="ce252" table:formula="of:=[.K49]*[.N49]" office:value-type="currency" office:currency="RUB" office:value="64626" calcext:value-type="currency">
            <text:p>64 626 ₽</text:p>
          </table:table-cell>
          <table:table-cell table:style-name="ce252"/>
          <table:table-cell table:style-name="ce261" office:value-type="float" office:value="2" calcext:value-type="float">
            <text:p>2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Плинтус</text:p>
          </table:table-cell>
          <table:table-cell table:style-name="ce56" office:value-type="string" calcext:value-type="string">
            <text:p>отделка</text:p>
          </table:table-cell>
          <table:table-cell table:style-name="ce56" office:value-type="string" calcext:value-type="string">
            <text:p>Плинтус</text:p>
          </table:table-cell>
          <table:table-cell table:style-name="ce181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213" office:value-type="string" calcext:value-type="string">
            <text:p>Плинтус скрытого монтажа Pro Design Universal (не анод. Алюминий)</text:p>
          </table:table-cell>
          <table:table-cell table:style-name="ce213" office:value-type="string" calcext:value-type="string">
            <text:p>80x12x2700</text:p>
          </table:table-cell>
          <table:table-cell table:style-name="ce213" office:value-type="string" calcext:value-type="string">
            <text:p>symetric.ru</text:p>
          </table:table-cell>
          <table:table-cell table:style-name="ce213"/>
          <table:table-cell table:style-name="ce244" table:formula="of:=599+425" office:value-type="currency" office:currency="RUB" office:value="1024" calcext:value-type="currency">
            <text:p>1 024 ₽</text:p>
          </table:table-cell>
          <table:table-cell table:style-name="ce252" table:formula="of:=[.K50]*[.N50]" office:value-type="currency" office:currency="RUB" office:value="8192" calcext:value-type="currency">
            <text:p>8 192 ₽</text:p>
          </table:table-cell>
          <table:table-cell table:style-name="ce252"/>
          <table:table-cell table:style-name="ce261" table:formula="of:=4.7+3.3" office:value-type="float" office:value="8" calcext:value-type="float">
            <text:p>8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Потолочная гардина</text:p>
          </table:table-cell>
          <table:table-cell table:style-name="ce56" office:value-type="string" calcext:value-type="string">
            <text:p>отделка</text:p>
          </table:table-cell>
          <table:table-cell table:style-name="ce56" office:value-type="string" calcext:value-type="string">
            <text:p>карнизы для штор</text:p>
          </table:table-cell>
          <table:table-cell table:style-name="ce181" office:value-type="string" calcext:value-type="string">
            <text:p><text:a xlink:href="http://www.royal-shtory.ru/" xlink:type="simple">http://www.royal-shtory.ru</text:a></text:p>
          </table:table-cell>
          <table:table-cell table:style-name="ce213"/>
          <table:table-cell table:style-name="ce213" office:value-type="string" calcext:value-type="string">
            <text:p>3.3</text:p>
          </table:table-cell>
          <table:table-cell table:style-name="ce213" office:value-type="string" calcext:value-type="string">
            <text:p>«Роял Стайл»</text:p>
          </table:table-cell>
          <table:table-cell table:style-name="ce213"/>
          <table:table-cell table:style-name="ce244"/>
          <table:table-cell table:style-name="ce252" office:value-type="currency" office:currency="RUB" office:value="3280" calcext:value-type="currency">
            <text:p>3 280 ₽</text:p>
          </table:table-cell>
          <table:table-cell table:style-name="ce252"/>
          <table:table-cell table:style-name="ce261" office:value-type="float" office:value="2" calcext:value-type="float">
            <text:p>2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Теневой профиль</text:p>
          </table:table-cell>
          <table:table-cell table:style-name="ce56" office:value-type="string" calcext:value-type="string">
            <text:p>отделка</text:p>
          </table:table-cell>
          <table:table-cell table:style-name="ce56" office:value-type="string" calcext:value-type="string">
            <text:p>Теневой профиль</text:p>
          </table:table-cell>
          <table:table-cell table:style-name="ce181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213" office:value-type="string" calcext:value-type="string">
            <text:p>KRAAB GIPPS с демпфером</text:p>
          </table:table-cell>
          <table:table-cell table:style-name="ce213" office:value-type="string" calcext:value-type="string">
            <text:p>2000x33,8x14</text:p>
          </table:table-cell>
          <table:table-cell table:style-name="ce213" office:value-type="string" calcext:value-type="string">
            <text:p>KRAAB</text:p>
          </table:table-cell>
          <table:table-cell table:style-name="ce213" office:value-type="string" calcext:value-type="string">
            <text:p><text:a xlink:href="https://tenevoy.ru/" xlink:type="simple">https://tenevoy.ru/</text:a></text:p>
          </table:table-cell>
          <table:table-cell table:style-name="ce244" office:value-type="currency" office:currency="RUB" office:value="450" calcext:value-type="currency">
            <text:p>450 ₽</text:p>
          </table:table-cell>
          <table:table-cell table:style-name="ce252" table:formula="of:=[.K52]*[.N52]" office:value-type="currency" office:currency="RUB" office:value="7605" calcext:value-type="currency">
            <text:p>7 605 ₽</text:p>
          </table:table-cell>
          <table:table-cell table:style-name="ce252"/>
          <table:table-cell table:style-name="ce261" office:value-type="float" office:value="16.9" calcext:value-type="float">
            <office:annotation draw:style-name="gr3" draw:text-style-name="P4" svg:width="2.876cm" svg:height="1.781cm" svg:x="88.316cm" svg:y="79.532cm" draw:caption-point-x="-0.125cm" draw:caption-point-y="1.692cm">
              <dc:date>2021-09-16T00:00:00</dc:date>
              <text:p text:style-name="P3"><text:span text:style-name="T2">В погонных метрах</text:span></text:p>
            </office:annotation>
            <text:p>16,9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3026, 6791, 4010, 3075 (3вн, 2нар.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Портьеры на подкладке </text:p>
          </table:table-cell>
          <table:table-cell table:style-name="ce56" office:value-type="string" calcext:value-type="string">
            <text:p>текстиль</text:p>
          </table:table-cell>
          <table:table-cell table:style-name="ce56" office:value-type="string" calcext:value-type="string">
            <text:p>шторы</text:p>
          </table:table-cell>
          <table:table-cell table:style-name="ce181" office:value-type="string" calcext:value-type="string">
            <text:p><text:a xlink:href="http://www.royal-shtory.ru/" xlink:type="simple">http://www.royal-shtory.ru</text:a></text:p>
          </table:table-cell>
          <table:table-cell table:style-name="ce213"/>
          <table:table-cell table:style-name="ce213" office:value-type="string" calcext:value-type="string">
            <text:p>3.3х2.7</text:p>
          </table:table-cell>
          <table:table-cell table:style-name="ce213" office:value-type="string" calcext:value-type="string">
            <text:p>«Роял Стайл»</text:p>
          </table:table-cell>
          <table:table-cell table:style-name="ce213"/>
          <table:table-cell table:style-name="ce244"/>
          <table:table-cell table:style-name="ce252" office:value-type="currency" office:currency="RUB" office:value="68940" calcext:value-type="currency">
            <text:p>68 940 ₽</text:p>
          </table:table-cell>
          <table:table-cell table:style-name="ce252"/>
          <table:table-cell table:style-name="ce261" office:value-type="float" office:value="10.2" calcext:value-type="float">
            <text:p>10,2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Подсветка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одиодная лента</text:p>
          </table:table-cell>
          <table:table-cell table:style-name="ce181" office:value-type="string" calcext:value-type="string">
            <text:p><text:a xlink:href="https://arlight.group/catalog/cri95-98-rt-24v-60-4-8-w-m-ip20-984/svetodiodnaya-lenta-rt-2-5000-24v-day5000-3528-300-led-cri98-021412-1.html" xlink:type="simple">https://arlight.group/catalog/cri95-98-rt-24v-60-4-8-w-m-ip20-984/svetodiodnaya-lenta-rt-2-5000-24v-day5000-3528-300-led-cri98-021412-1.html</text:a></text:p>
          </table:table-cell>
          <table:table-cell table:style-name="ce213" office:value-type="string" calcext:value-type="string">
            <text:p>СВЕТОДИОДНАЯ ЛЕНТА RT 2-5000 24V DAY5000 (3528, 300 LED, CRI98) (ARLIGHT, 4.8 ВТ/М, IP20) 60 LED НА 1М</text:p>
          </table:table-cell>
          <table:table-cell table:style-name="ce213" office:value-type="string" calcext:value-type="string">
            <text:p>8х1,8 мм (3900)</text:p>
          </table:table-cell>
          <table:table-cell table:style-name="ce213" office:value-type="string" calcext:value-type="string">
            <text:p><text:a xlink:href="https://arlight.group/" xlink:type="simple">https://arlight.group/</text:a></text:p>
          </table:table-cell>
          <table:table-cell table:style-name="ce213"/>
          <table:table-cell table:style-name="ce182" office:value-type="float" office:value="393.4" calcext:value-type="float">
            <text:p>393,4</text:p>
          </table:table-cell>
          <table:table-cell table:style-name="ce182" table:formula="of:=[.K54]*[.N54]" office:value-type="float" office:value="1534.26" calcext:value-type="float">
            <text:p>1534,26</text:p>
          </table:table-cell>
          <table:table-cell table:style-name="ce56"/>
          <table:table-cell table:style-name="ce263" office:value-type="float" office:value="3.9" calcext:value-type="float">
            <text:p>3,9</text:p>
          </table:table-cell>
          <table:table-cell table:style-name="ce213" table:number-columns-repeated="2"/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19" calcext:value-type="float">
            <text:p>19</text:p>
          </table:table-cell>
          <table:table-cell table:style-name="ce31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Подсветка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профиль</text:p>
          </table:table-cell>
          <table:table-cell table:style-name="ce181" office:value-type="string" calcext:value-type="string">
            <text:p><text:a xlink:href="https://arlight.group/catalog/profili-iz-plastika-857/profil-sl-slim20-h20-2000-anod-023722.html" xlink:type="simple">https://arlight.group/catalog/profili-iz-plastika-857/profil-sl-slim20-h20-2000-anod-023722.html</text:a></text:p>
          </table:table-cell>
          <table:table-cell table:style-name="ce213" office:value-type="string" calcext:value-type="string">
            <text:p>ПРОФИЛЬ SL-SLIM20-H20-2000 ANOD (ARLIGHT, АЛЮМИНИЙ)</text:p>
          </table:table-cell>
          <table:table-cell table:style-name="ce213" office:value-type="string" calcext:value-type="string">
            <text:p>20х20х2000 мм (3900)</text:p>
          </table:table-cell>
          <table:table-cell table:style-name="ce213" office:value-type="string" calcext:value-type="string">
            <text:p><text:a xlink:href="https://arlight.group/" xlink:type="simple">https://arlight.group/</text:a></text:p>
          </table:table-cell>
          <table:table-cell table:style-name="ce213"/>
          <table:table-cell table:style-name="ce182" office:value-type="float" office:value="670.94" calcext:value-type="float">
            <text:p>670,94</text:p>
          </table:table-cell>
          <table:table-cell table:style-name="ce182" table:formula="of:=[.K55]*[.N55]" office:value-type="float" office:value="2616.666" calcext:value-type="float">
            <text:p>2616,666</text:p>
          </table:table-cell>
          <table:table-cell table:style-name="ce56"/>
          <table:table-cell table:style-name="ce263" office:value-type="float" office:value="3.9" calcext:value-type="float">
            <text:p>3,9</text:p>
          </table:table-cell>
          <table:table-cell table:style-name="ce213" table:number-columns-repeated="4"/>
          <table:table-cell table:style-name="ce31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Тюль</text:p>
          </table:table-cell>
          <table:table-cell table:style-name="ce56" office:value-type="string" calcext:value-type="string">
            <text:p>текстиль</text:p>
          </table:table-cell>
          <table:table-cell table:style-name="ce56" office:value-type="string" calcext:value-type="string">
            <text:p>шторы</text:p>
          </table:table-cell>
          <table:table-cell table:style-name="ce181" office:value-type="string" calcext:value-type="string">
            <text:p><text:a xlink:href="http://www.royal-shtory.ru/" xlink:type="simple">http://www.royal-shtory.ru</text:a></text:p>
          </table:table-cell>
          <table:table-cell table:style-name="ce213"/>
          <table:table-cell table:style-name="ce213" office:value-type="string" calcext:value-type="string">
            <text:p>3.3х2.7</text:p>
          </table:table-cell>
          <table:table-cell table:style-name="ce213" office:value-type="string" calcext:value-type="string">
            <text:p>«Роял Стайл»</text:p>
          </table:table-cell>
          <table:table-cell table:style-name="ce213"/>
          <table:table-cell table:style-name="ce244"/>
          <table:table-cell table:style-name="ce252" office:value-type="currency" office:currency="RUB" office:value="37224" calcext:value-type="currency">
            <text:p>37 224 ₽</text:p>
          </table:table-cell>
          <table:table-cell table:style-name="ce252"/>
          <table:table-cell table:style-name="ce261" office:value-type="float" office:value="8.8" calcext:value-type="float">
            <text:p>8,8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Консоль с полками</text:p>
          </table:table-cell>
          <table:table-cell table:style-name="ce56" office:value-type="string" calcext:value-type="string">
            <text:p>мебель на заказ</text:p>
          </table:table-cell>
          <table:table-cell table:style-name="ce56" office:value-type="string" calcext:value-type="string">
            <text:p>мебель</text:p>
          </table:table-cell>
          <table:table-cell table:style-name="ce181"/>
          <table:table-cell table:style-name="ce213" office:value-type="string" calcext:value-type="string">
            <text:p>МДФ/шпон дуб </text:p>
          </table:table-cell>
          <table:table-cell table:style-name="ce213"/>
          <table:table-cell table:style-name="ce213" office:value-type="string" calcext:value-type="string">
            <text:p>Uclad </text:p>
          </table:table-cell>
          <table:table-cell table:style-name="ce213"/>
          <table:table-cell table:style-name="ce244" office:value-type="currency" office:currency="RUB" office:value="198785" calcext:value-type="currency">
            <text:p>198 785 ₽</text:p>
          </table:table-cell>
          <table:table-cell table:style-name="ce252" office:value-type="currency" office:currency="RUB" office:value="198785" calcext:value-type="currency">
            <text:p>198 785 ₽</text:p>
          </table:table-cell>
          <table:table-cell table:style-name="ce252"/>
          <table:table-cell table:style-name="ce261"/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ТВ</text:p>
          </table:table-cell>
          <table:table-cell table:style-name="ce56" office:value-type="string" calcext:value-type="string">
            <text:p>техника</text:p>
          </table:table-cell>
          <table:table-cell table:style-name="ce56" office:value-type="string" calcext:value-type="string">
            <text:p>тв</text:p>
          </table:table-cell>
          <table:table-cell table:style-name="ce181"/>
          <table:table-cell table:style-name="ce181" office:value-type="string" calcext:value-type="string">
            <text:p>Телевизор Samsung UE50TU7090 50 дюймов Smart TV UHD</text:p>
          </table:table-cell>
          <table:table-cell table:style-name="ce181" office:value-type="string" calcext:value-type="string">
            <text:p>1116.8 x 644.2 x 59.9 мм</text:p>
          </table:table-cell>
          <table:table-cell table:style-name="ce181" office:value-type="string" calcext:value-type="string">
            <text:p>https://online-samsung.ru/ </text:p>
          </table:table-cell>
          <table:table-cell table:style-name="ce213"/>
          <table:table-cell table:style-name="ce244" office:value-type="currency" office:currency="RUB" office:value="51990" calcext:value-type="currency">
            <text:p>51 990 ₽</text:p>
          </table:table-cell>
          <table:table-cell table:style-name="ce252" office:value-type="currency" office:currency="RUB" office:value="51990" calcext:value-type="currency">
            <text:p>51 990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66" calcext:value-type="float">
            <text:p>66</text:p>
          </table:table-cell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Картина</text:p>
          </table:table-cell>
          <table:table-cell table:style-name="ce56" office:value-type="string" calcext:value-type="string">
            <text:p>декор</text:p>
          </table:table-cell>
          <table:table-cell table:style-name="ce56" office:value-type="string" calcext:value-type="string">
            <text:p>декоры</text:p>
          </table:table-cell>
          <table:table-cell table:style-name="ce181" office:value-type="string" calcext:value-type="string">
            <text:p><text:a xlink:href="https://reloft.art/product/severnyy-potok/" xlink:type="simple">https://reloft.art/product/severnyy-potok/</text:a></text:p>
          </table:table-cell>
          <table:table-cell table:style-name="ce213" office:value-type="string" calcext:value-type="string">
            <text:p>Александр Михалев Северный поток <text:s/>Картины <text:s/>Артикул: Страна: Россия <text:s/>Размер: (90 х 120 см.)</text:p>
          </table:table-cell>
          <table:table-cell table:style-name="ce213" office:value-type="string" calcext:value-type="string">
            <text:p>120х90 см</text:p>
          </table:table-cell>
          <table:table-cell table:style-name="ce213" table:number-columns-repeated="2"/>
          <table:table-cell table:style-name="ce244" office:value-type="string" calcext:value-type="string">
            <text:p>150 000 руб.</text:p>
          </table:table-cell>
          <table:table-cell table:style-name="ce252" office:value-type="string" calcext:value-type="string">
            <text:p>150 000 руб.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Кофейный столик</text:p>
          </table:table-cell>
          <table:table-cell table:number-columns-repeated="2"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https://4union.ru/?store-page=Стол-p358022806</text:p>
          </table:table-cell>
          <table:table-cell table:style-name="ce213" office:value-type="string" calcext:value-type="string">
            <text:p>Артикул ТВ-0085</text:p>
          </table:table-cell>
          <table:table-cell table:style-name="ce213" office:value-type="string" calcext:value-type="string">
            <text:p>50х50х50</text:p>
          </table:table-cell>
          <table:table-cell table:style-name="ce213" office:value-type="string" calcext:value-type="string">
            <text:p><text:a xlink:href="https://4union.ru/" xlink:type="simple">https://4union.ru/</text:a></text:p>
          </table:table-cell>
          <table:table-cell table:style-name="ce213"/>
          <table:table-cell table:style-name="ce244" office:value-type="string" calcext:value-type="string">
            <text:p>17 120</text:p>
          </table:table-cell>
          <table:table-cell table:style-name="ce252" office:value-type="string" calcext:value-type="string">
            <text:p>17 120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Горшок для цветка</text:p>
          </table:table-cell>
          <table:table-cell table:style-name="ce56" office:value-type="string" calcext:value-type="string">
            <text:p>декор</text:p>
          </table:table-cell>
          <table:table-cell table:style-name="ce56" office:value-type="string" calcext:value-type="string">
            <text:p>декоры</text:p>
          </table:table-cell>
          <table:table-cell table:style-name="ce181" office:value-type="string" calcext:value-type="string">
            <text:p><text:a xlink:href="https://www.green-land.ru/catalog/tsvetochnye-gorshki-i-kashpo/kashpo-i-chashi-pottery-pots/izyskannaya-kollektsiya/301085/301090/" xlink:type="simple">https://www.green-land.ru/catalog/tsvetochnye-gorshki-i-kashpo/kashpo-i-chashi-pottery-pots/izyskannaya-kollektsiya/301085/301090/</text:a></text:p>
          </table:table-cell>
          <table:table-cell table:style-name="ce213" office:value-type="string" calcext:value-type="string">
            <text:p>Кашпо MAX, d 42,5 h 42,5, цвет — чёрный</text:p>
          </table:table-cell>
          <table:table-cell table:style-name="ce213" office:value-type="string" calcext:value-type="string">
            <text:p>d 42,5 h 42,5 см</text:p>
          </table:table-cell>
          <table:table-cell table:style-name="ce213" office:value-type="string" calcext:value-type="string">
            <text:p><text:a xlink:href="https://www.green-land.ru/" xlink:type="simple">https://www.green-land.ru/</text:a></text:p>
          </table:table-cell>
          <table:table-cell table:style-name="ce213" office:value-type="string" calcext:value-type="string">
            <text:p><text:a xlink:href="https://www.green-land.ru/catalog/tsvetochnye-gorshki-i-kashpo/kashpo-i-chashi-pottery-pots/kollektsiya-natural/59764/59766/" xlink:type="simple">https://www.green-land.ru/catalog/tsvetochnye-gorshki-i-kashpo/kashpo-i-chashi-pottery-pots/kollektsiya-natural/59764/59766/</text:a></text:p>
          </table:table-cell>
          <table:table-cell table:style-name="ce244" office:value-type="string" calcext:value-type="string">
            <text:p>14 619</text:p>
          </table:table-cell>
          <table:table-cell table:style-name="ce252" office:value-type="string" calcext:value-type="string">
            <text:p>14 619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Стена за тв камень</text:p>
          </table:table-cell>
          <table:table-cell table:style-name="ce56" office:value-type="string" calcext:value-type="string">
            <text:p>Мебель на заказ</text:p>
          </table:table-cell>
          <table:table-cell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<text:s/>quartzstyle </text:p>
          </table:table-cell>
          <table:table-cell table:style-name="ce213" office:value-type="string" calcext:value-type="string">
            <text:p>Стеновая панель AVANT 7500 Калакатта Аррас H20 1</text:p>
          </table:table-cell>
          <table:table-cell table:style-name="ce213"/>
          <table:table-cell table:style-name="ce213" office:value-type="string" calcext:value-type="string">
            <text:p><text:s/>quartzstyle </text:p>
          </table:table-cell>
          <table:table-cell table:style-name="ce213"/>
          <table:table-cell table:style-name="ce244" office:value-type="currency" office:currency="RUB" office:value="489739" calcext:value-type="currency">
            <text:p>489 739 ₽</text:p>
          </table:table-cell>
          <table:table-cell table:style-name="ce252" office:value-type="currency" office:currency="RUB" office:value="489739" calcext:value-type="currency">
            <text:p>489 739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Стена за телевизором шпон панели</text:p>
          </table:table-cell>
          <table:table-cell table:style-name="ce56" office:value-type="string" calcext:value-type="string">
            <text:p>мебель на заказ</text:p>
          </table:table-cell>
          <table:table-cell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StenPaneli.ru</text:p>
          </table:table-cell>
          <table:table-cell table:style-name="ce213" office:value-type="string" calcext:value-type="string">
            <text:p>МДФ/Шпон/Лак/</text:p>
          </table:table-cell>
          <table:table-cell table:style-name="ce213"/>
          <table:table-cell table:style-name="ce213" office:value-type="string" calcext:value-type="string">
            <text:p>StenPaneli.ru</text:p>
          </table:table-cell>
          <table:table-cell table:style-name="ce213"/>
          <table:table-cell table:style-name="ce244" office:value-type="string" calcext:value-type="string">
            <text:p>203 205</text:p>
          </table:table-cell>
          <table:table-cell table:style-name="ce252" office:value-type="string" calcext:value-type="string">
            <text:p>203 205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Стена за телевизором камень </text:p>
          </table:table-cell>
          <table:table-cell table:style-name="ce56" office:value-type="string" calcext:value-type="string">
            <text:p>мебель на заказ</text:p>
          </table:table-cell>
          <table:table-cell table:style-name="ce56" office:value-type="string" calcext:value-type="string">
            <text:p>мебель</text:p>
          </table:table-cell>
          <table:table-cell table:style-name="ce181" office:value-type="string" calcext:value-type="string">
            <text:p><text:s/>quartzstyle </text:p>
          </table:table-cell>
          <table:table-cell table:style-name="ce213" office:value-type="string" calcext:value-type="string">
            <text:p><text:s/>Стеновая панель BQ-8740 Nero Marquina VICOSTONE <text:s/>H-20</text:p>
          </table:table-cell>
          <table:table-cell table:style-name="ce213"/>
          <table:table-cell table:style-name="ce213" office:value-type="string" calcext:value-type="string">
            <text:p><text:s/>quartzstyle</text:p>
          </table:table-cell>
          <table:table-cell table:style-name="ce213"/>
          <table:table-cell table:style-name="ce244" office:value-type="currency" office:currency="RUB" office:value="103142" calcext:value-type="currency">
            <text:p>103 142 ₽</text:p>
          </table:table-cell>
          <table:table-cell table:style-name="ce252" office:value-type="currency" office:currency="RUB" office:value="103142" calcext:value-type="currency">
            <text:p>103 142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INF TRACK T51 BP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10000" calcext:value-type="currency">
            <text:p>10 000 ₽</text:p>
          </table:table-cell>
          <table:table-cell table:style-name="ce252" table:formula="of:=[.K65]*[.N65]" office:value-type="currency" office:currency="RUB" office:value="60000" calcext:value-type="currency">
            <text:p>60 000 ₽</text:p>
          </table:table-cell>
          <table:table-cell table:style-name="ce252"/>
          <table:table-cell table:style-name="ce261" office:value-type="float" office:value="6" calcext:value-type="float">
            <text:p>6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INF CORNER T51 BP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4000" calcext:value-type="currency">
            <text:p>4 000 ₽</text:p>
          </table:table-cell>
          <table:table-cell table:style-name="ce252" table:formula="of:=[.K66]*[.N66]" office:value-type="currency" office:currency="RUB" office:value="16000" calcext:value-type="currency">
            <text:p>16 000 ₽</text:p>
          </table:table-cell>
          <table:table-cell table:style-name="ce252"/>
          <table:table-cell table:style-name="ce261" office:value-type="float" office:value="4" calcext:value-type="float">
            <text:p>4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POWER SPL 250-48 250Вт48В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8600" calcext:value-type="currency">
            <text:p>8 600 ₽</text:p>
          </table:table-cell>
          <table:table-cell table:style-name="ce252" table:formula="of:=[.K67]*[.N67]" office:value-type="currency" office:currency="RUB" office:value="8600" calcext:value-type="currency">
            <text:p>8 600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<text:s/>INF CONNECTOR 180 BP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2000" calcext:value-type="currency">
            <text:p>2 000 ₽</text:p>
          </table:table-cell>
          <table:table-cell table:style-name="ce252" table:formula="of:=[.K68]*[.N68]" office:value-type="currency" office:currency="RUB" office:value="4000" calcext:value-type="currency">
            <text:p>4 000 ₽</text:p>
          </table:table-cell>
          <table:table-cell table:style-name="ce252"/>
          <table:table-cell table:style-name="ce261" office:value-type="float" office:value="2" calcext:value-type="float">
            <text:p>2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<text:s/>INF CONNECTOR 90 BP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2800" calcext:value-type="currency">
            <text:p>2 800 ₽</text:p>
          </table:table-cell>
          <table:table-cell table:style-name="ce252" table:formula="of:=[.K69]*[.N69]" office:value-type="currency" office:currency="RUB" office:value="11200" calcext:value-type="currency">
            <text:p>11 200 ₽</text:p>
          </table:table-cell>
          <table:table-cell table:style-name="ce252"/>
          <table:table-cell table:style-name="ce261" office:value-type="float" office:value="4" calcext:value-type="float">
            <text:p>4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INF CON 180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80" calcext:value-type="currency">
            <text:p>80 ₽</text:p>
          </table:table-cell>
          <table:table-cell table:style-name="ce252" table:formula="of:=[.K70]*[.N70]" office:value-type="currency" office:currency="RUB" office:value="640" calcext:value-type="currency">
            <text:p>640 ₽</text:p>
          </table:table-cell>
          <table:table-cell table:style-name="ce252"/>
          <table:table-cell table:style-name="ce261" office:value-type="float" office:value="8" calcext:value-type="float">
            <text:p>8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<text:s/>INF POWER CONNECTOR BP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2800" calcext:value-type="currency">
            <text:p>2 800 ₽</text:p>
          </table:table-cell>
          <table:table-cell table:style-name="ce252" table:formula="of:=[.K71]*[.N71]" office:value-type="currency" office:currency="RUB" office:value="2800" calcext:value-type="currency">
            <text:p>2 800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6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213" office:value-type="string" calcext:value-type="string">
            <text:p>INF LINE 800 1630 BD DALI 2 3000К120°IP4048ВDIM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10800" calcext:value-type="currency">
            <text:p>10 800 ₽</text:p>
          </table:table-cell>
          <table:table-cell table:style-name="ce252" table:formula="of:=[.K72]*[.N72]" office:value-type="currency" office:currency="RUB" office:value="86400" calcext:value-type="currency">
            <text:p>86 400 ₽</text:p>
          </table:table-cell>
          <table:table-cell table:style-name="ce252"/>
          <table:table-cell table:style-name="ce261" office:value-type="float" office:value="8" calcext:value-type="float">
            <text:p>8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 table:formula="of:=16*[.N72]" office:value-type="float" office:value="128" calcext:value-type="float">
            <text:p>128</text:p>
          </table:table-cell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7">
          <table:table-cell table:style-name="ce371"/>
          <table:covered-table-cell table:style-name="ce13"/>
          <table:table-cell table:style-name="ce56" office:value-type="string" calcext:value-type="string">
            <text:p>Трековая система INF</text:p>
          </table:table-cell>
          <table:table-cell table:style-name="ce56" office:value-type="string" calcext:value-type="string">
            <text:p>освещение</text:p>
          </table:table-cell>
          <table:table-cell table:style-name="ce56" office:value-type="string" calcext:value-type="string">
            <text:p>Светильники</text:p>
          </table:table-cell>
          <table:table-cell table:style-name="ce18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2" office:value-type="string" calcext:value-type="string">
            <text:p>INF TURN LINE SPOT 200 1030 36° BD DALI 2 10Вт3000К36°IP4048ВDIM DALI 2</text:p>
          </table:table-cell>
          <table:table-cell table:style-name="ce213"/>
          <table:table-cell table:style-name="ce213" office:value-type="string" calcext:value-type="string">
            <text:p><text:a xlink:href="http://www.centrsvet.ru/" xlink:type="simple">www.centrsvet.ru</text:a></text:p>
          </table:table-cell>
          <table:table-cell table:style-name="ce213" office:value-type="string" calcext:value-type="string">
            <text:p><text:a xlink:href="https://www.donolux.ru/" xlink:type="simple">https://www.donolux.ru/</text:a></text:p>
          </table:table-cell>
          <table:table-cell table:style-name="ce244" office:value-type="currency" office:currency="RUB" office:value="16800" calcext:value-type="currency">
            <text:p>16 800 ₽</text:p>
          </table:table-cell>
          <table:table-cell table:style-name="ce252" table:formula="of:=[.K73]*[.N73]" office:value-type="currency" office:currency="RUB" office:value="67200" calcext:value-type="currency">
            <text:p>67 200 ₽</text:p>
          </table:table-cell>
          <table:table-cell table:style-name="ce252"/>
          <table:table-cell table:style-name="ce261" office:value-type="float" office:value="4" calcext:value-type="float">
            <text:p>4</text:p>
          </table:table-cell>
          <table:table-cell table:style-name="ce290"/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61" table:formula="of:=10*[.N73]" office:value-type="float" office:value="40" calcext:value-type="float">
            <text:p>40</text:p>
          </table:table-cell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3"/>
          <table:table-cell table:style-name="ce56" office:value-type="string" calcext:value-type="string">
            <text:p>Ковер</text:p>
          </table:table-cell>
          <table:table-cell table:style-name="ce56" office:value-type="string" calcext:value-type="string">
            <text:p>текстиль</text:p>
          </table:table-cell>
          <table:table-cell table:style-name="ce56"/>
          <table:table-cell table:style-name="ce181" office:value-type="string" calcext:value-type="string">
            <text:p><text:a xlink:href="https://amikovry.ru/catalog/product/kover-nature-8015-001-800/?offer=295096" xlink:type="simple">https://amikovry.ru/catalog/product/kover-nature-8015-001-800/?offer=295096</text:a></text:p>
          </table:table-cell>
          <table:table-cell table:style-name="ce213" office:value-type="string" calcext:value-type="string">
            <text:p>Безворсовый ковер Nature 8015.001-800</text:p>
          </table:table-cell>
          <table:table-cell table:style-name="ce182" office:value-type="string" calcext:value-type="string">
            <text:p>170х240 см</text:p>
          </table:table-cell>
          <table:table-cell table:style-name="ce213" office:value-type="string" calcext:value-type="string">
            <text:p><text:a xlink:href="https://amikovry.ru/" xlink:type="simple">https://amikovry.ru/</text:a></text:p>
          </table:table-cell>
          <table:table-cell table:style-name="ce213"/>
          <table:table-cell table:style-name="ce244" office:value-type="currency" office:currency="RUB" office:value="50300" calcext:value-type="currency">
            <text:p>50 300 ₽</text:p>
          </table:table-cell>
          <table:table-cell table:style-name="ce252" office:value-type="currency" office:currency="RUB" office:value="50300" calcext:value-type="currency">
            <text:p>50 300 ₽</text:p>
          </table:table-cell>
          <table:table-cell table:style-name="ce252"/>
          <table:table-cell table:style-name="ce261" office:value-type="float" office:value="1" calcext:value-type="float">
            <text:p>1</text:p>
          </table:table-cell>
          <table:table-cell table:style-name="ce290"/>
          <table:table-cell table:style-name="ce261" table:number-columns-repeated="3"/>
          <table:table-cell table:style-name="ce26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4" office:value-type="string" calcext:value-type="string" table:number-columns-spanned="1" table:number-rows-spanned="28">
            <text:p>Столовая (3)</text:p>
          </table:table-cell>
          <table:table-cell table:style-name="ce395" office:value-type="string" calcext:value-type="string">
            <text:p>напольное покрытие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напольное покрытие</text:p>
          </table:table-cell>
          <table:table-cell table:style-name="ce420" office:value-type="string" calcext:value-type="string">
            <text:p><text:a xlink:href="https://tenfor.ru/" xlink:type="simple">https://tenfor.ru/</text:a></text:p>
          </table:table-cell>
          <table:table-cell table:style-name="ce183" office:value-type="string" calcext:value-type="string">
            <text:p>инженерная доска «Gray Sand»</text:p>
          </table:table-cell>
          <table:table-cell table:style-name="ce183" office:value-type="string" calcext:value-type="string">
            <text:p>13,5х150х300-1200</text:p>
          </table:table-cell>
          <table:table-cell table:style-name="ce183" office:value-type="string" calcext:value-type="string">
            <text:p>TENFOR</text:p>
          </table:table-cell>
          <table:table-cell table:style-name="ce183"/>
          <table:table-cell table:style-name="ce143" office:value-type="currency" office:currency="RUB" office:value="3637" calcext:value-type="currency">
            <text:p>3 637 ₽</text:p>
          </table:table-cell>
          <table:table-cell table:style-name="ce89" table:formula="of:=[.K75]*[.N75]" office:value-type="currency" office:currency="RUB" office:value="101836" calcext:value-type="currency">
            <text:p>101 836 ₽</text:p>
          </table:table-cell>
          <table:table-cell table:style-name="ce89"/>
          <table:table-cell table:style-name="ce194" office:value-type="float" office:value="28" calcext:value-type="float">
            <text:p>28</text:p>
          </table:table-cell>
          <table:table-cell table:style-name="ce194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Розетки и выключатели</text:p>
          </table:table-cell>
          <table:table-cell table:style-name="ce395" office:value-type="string" calcext:value-type="string">
            <text:p>электрика</text:p>
          </table:table-cell>
          <table:table-cell table:style-name="ce395" office:value-type="string" calcext:value-type="string">
            <text:p>выключатели и розетки</text:p>
          </table:table-cell>
          <table:table-cell table:style-name="ce420" office:value-type="string" calcext:value-type="string">
            <text:p><text:a xlink:href="https://girastore.ru/" xlink:type="simple">https://girastore.ru/</text:a></text:p>
          </table:table-cell>
          <table:table-cell table:style-name="ce183" office:value-type="string" calcext:value-type="string">
            <text:p>Gira System 55 +Esprit Glass C</text:p>
          </table:table-cell>
          <table:table-cell table:style-name="ce183" office:value-type="string" calcext:value-type="string">
            <text:p>95х95</text:p>
          </table:table-cell>
          <table:table-cell table:style-name="ce183" office:value-type="string" calcext:value-type="string">
            <text:p><text:a xlink:href="https://www.tesli.com/" xlink:type="simple">https://www.tesli.com/</text:a></text:p>
          </table:table-cell>
          <table:table-cell table:style-name="ce183"/>
          <table:table-cell table:style-name="ce143"/>
          <table:table-cell table:style-name="ce89" office:value-type="currency" office:currency="RUB" office:value="8594" calcext:value-type="currency">
            <text:p>8 594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 office:value-type="string" calcext:value-type="string">
            <text:p>да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Краска настенная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краска</text:p>
          </table:table-cell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43" office:value-type="string" calcext:value-type="string">
            <text:p>H&amp;H (колеруем в цвет CAPAROL/Granit 60</text:p>
          </table:table-cell>
          <table:table-cell table:style-name="ce89"/>
          <table:table-cell table:style-name="ce89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43" office:value-type="currency" office:currency="RUB" office:value="310" calcext:value-type="currency">
            <text:p>310 ₽</text:p>
          </table:table-cell>
          <table:table-cell table:style-name="ce89" office:value-type="currency" office:currency="RUB" office:value="4253.2" calcext:value-type="currency">
            <text:p>4 253 ₽</text:p>
          </table:table-cell>
          <table:table-cell table:style-name="ce89"/>
          <table:table-cell table:style-name="ce104" office:value-type="float" office:value="13.72" calcext:value-type="float">
            <text:p>13,7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линтус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Плинтус</text:p>
          </table:table-cell>
          <table:table-cell table:style-name="ce420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83" office:value-type="string" calcext:value-type="string">
            <text:p>Плинтус скрытого монтажа Pro Design Universal (не анод. Алюминий)</text:p>
          </table:table-cell>
          <table:table-cell table:style-name="ce183" office:value-type="string" calcext:value-type="string">
            <text:p>80x12x2700</text:p>
          </table:table-cell>
          <table:table-cell table:style-name="ce183" office:value-type="string" calcext:value-type="string">
            <text:p>symetric.ru</text:p>
          </table:table-cell>
          <table:table-cell table:style-name="ce183"/>
          <table:table-cell table:style-name="ce143" table:formula="of:=599+425" office:value-type="currency" office:currency="RUB" office:value="1024" calcext:value-type="currency">
            <text:p>1 024 ₽</text:p>
          </table:table-cell>
          <table:table-cell table:style-name="ce89" table:formula="of:=[.K78]*[.N78]" office:value-type="currency" office:currency="RUB" office:value="9113.6" calcext:value-type="currency">
            <text:p>9 114 ₽</text:p>
          </table:table-cell>
          <table:table-cell table:style-name="ce89"/>
          <table:table-cell table:style-name="ce104" table:formula="of:=5.6+3.3" office:value-type="float" office:value="8.9" calcext:value-type="float">
            <text:p>8,9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Радиатор отопления</text:p>
          </table:table-cell>
          <table:table-cell table:style-name="ce395" office:value-type="string" calcext:value-type="string">
            <text:p>отопление</text:p>
          </table:table-cell>
          <table:table-cell table:style-name="ce395" office:value-type="string" calcext:value-type="string">
            <text:p>Радиатор отопления</text:p>
          </table:table-cell>
          <table:table-cell table:style-name="ce184" office:value-type="string" calcext:value-type="string">
            <text:p><text:a xlink:href="https://loten.ru.com/catalog/loten-grey-z-2000mm/" xlink:type="simple">https://loten.ru.com/catalog/loten-grey-z-2000mm/</text:a></text:p>
          </table:table-cell>
          <table:table-cell table:style-name="ce183" office:value-type="string" calcext:value-type="string">
            <text:p>Loten Grey Z</text:p>
          </table:table-cell>
          <table:table-cell table:style-name="ce183" office:value-type="string" calcext:value-type="string">
            <text:p>750x490</text:p>
          </table:table-cell>
          <table:table-cell table:style-name="ce183" office:value-type="string" calcext:value-type="string">
            <text:p>LOTEN</text:p>
          </table:table-cell>
          <table:table-cell table:style-name="ce183" office:value-type="string" calcext:value-type="string">
            <text:p><text:a xlink:href="https://www.home-heat.ru/catalog/trubchatye-radiatory-guardo-retta-3p-s-kvadratnym-profilem-30x30/trubchatyy-radiator-s-kvadratnym-profilem-30x30-guardo-retta-3p-330-mm-vysotoy-gorizontalnoe-polozhe/" xlink:type="simple">https://www.home-heat.ru/catalog/trubchatye-radiatory-guardo-retta-3p-s-kvadratnym-profilem-30x30/trubchatyy-radiator-s-kvadratnym-profilem-30x30-guardo-retta-3p-330-mm-vysotoy-gorizontalnoe-polozhe/</text:a></text:p>
          </table:table-cell>
          <table:table-cell table:style-name="ce143" office:value-type="currency" office:currency="RUB" office:value="32313" calcext:value-type="currency">
            <text:p>32 313 ₽</text:p>
          </table:table-cell>
          <table:table-cell table:style-name="ce89" table:formula="of:=[.K79]*[.N79]" office:value-type="currency" office:currency="RUB" office:value="64626" calcext:value-type="currency">
            <text:p>64 626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еневой профиль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Теневой профиль</text:p>
          </table:table-cell>
          <table:table-cell table:style-name="ce420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83" office:value-type="string" calcext:value-type="string">
            <text:p>KRAAB GIPPS с демпфером</text:p>
          </table:table-cell>
          <table:table-cell table:style-name="ce183" office:value-type="string" calcext:value-type="string">
            <text:p>2000x33,8x14</text:p>
          </table:table-cell>
          <table:table-cell table:style-name="ce183" office:value-type="string" calcext:value-type="string">
            <text:p>KRAAB</text:p>
          </table:table-cell>
          <table:table-cell table:style-name="ce183" office:value-type="string" calcext:value-type="string">
            <text:p><text:a xlink:href="https://tenevoy.ru/" xlink:type="simple">https://tenevoy.ru/</text:a></text:p>
          </table:table-cell>
          <table:table-cell table:style-name="ce143" office:value-type="currency" office:currency="RUB" office:value="450" calcext:value-type="currency">
            <text:p>450 ₽</text:p>
          </table:table-cell>
          <table:table-cell table:style-name="ce89" table:formula="of:=[.K80]*[.N80]" office:value-type="currency" office:currency="RUB" office:value="4950" calcext:value-type="currency">
            <text:p>4 950 ₽</text:p>
          </table:table-cell>
          <table:table-cell table:style-name="ce89"/>
          <table:table-cell table:style-name="ce104" office:value-type="float" office:value="11" calcext:value-type="float">
            <office:annotation draw:style-name="gr3" draw:text-style-name="P4" svg:width="2.876cm" svg:height="1.781cm" svg:x="88.316cm" svg:y="123.905cm" draw:caption-point-x="-0.125cm" draw:caption-point-y="1.692cm">
              <dc:date>2021-09-16T00:00:00</dc:date>
              <text:p text:style-name="P3"><text:span text:style-name="T2">В погонных метрах</text:span></text:p>
            </office:annotation>
            <text:p>1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1327, 3965, 3225, 226, 2200 (2вн, 2нар.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одсветка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одиодная лента</text:p>
          </table:table-cell>
          <table:table-cell table:style-name="ce184" office:value-type="string" calcext:value-type="string">
            <text:p><text:a xlink:href="https://arlight.group/catalog/cri95-98-rt-24v-60-4-8-w-m-ip20-984/svetodiodnaya-lenta-rt-2-5000-24v-day5000-3528-300-led-cri98-021412-1.html" xlink:type="simple">https://arlight.group/catalog/cri95-98-rt-24v-60-4-8-w-m-ip20-984/svetodiodnaya-lenta-rt-2-5000-24v-day5000-3528-300-led-cri98-021412-1.html</text:a></text:p>
          </table:table-cell>
          <table:table-cell table:style-name="ce395" office:value-type="string" calcext:value-type="string">
            <text:p>СВЕТОДИОДНАЯ ЛЕНТА RT 2-5000 24V DAY5000 (3528, 300 LED, CRI98) (ARLIGHT, 4.8 ВТ/М, IP20) 60 LED НА 1М</text:p>
          </table:table-cell>
          <table:table-cell table:style-name="ce183" office:value-type="string" calcext:value-type="string">
            <text:p>8х1,8 мм (3900)</text:p>
          </table:table-cell>
          <table:table-cell table:style-name="ce184" office:value-type="string" calcext:value-type="string">
            <text:p><text:a xlink:href="https://arlight.group/" xlink:type="simple">https://arlight.group/</text:a></text:p>
          </table:table-cell>
          <table:table-cell table:style-name="ce183"/>
          <table:table-cell table:style-name="ce183" office:value-type="float" office:value="393.4" calcext:value-type="float">
            <text:p>393,4</text:p>
          </table:table-cell>
          <table:table-cell table:style-name="ce183" table:formula="of:=[.K81]*[.N81]" office:value-type="float" office:value="1534.26" calcext:value-type="float">
            <text:p>1534,26</text:p>
          </table:table-cell>
          <table:table-cell table:style-name="ce183"/>
          <table:table-cell table:style-name="ce264" office:value-type="float" office:value="3.9" calcext:value-type="float">
            <text:p>3,9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9" calcext:value-type="float">
            <text:p>19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одсветка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профиль</text:p>
          </table:table-cell>
          <table:table-cell table:style-name="ce420" office:value-type="string" calcext:value-type="string">
            <text:p><text:a xlink:href="https://arlight.group/catalog/profili-iz-plastika-857/profil-sl-slim20-h20-2000-anod-023722.html" xlink:type="simple">https://arlight.group/catalog/profili-iz-plastika-857/profil-sl-slim20-h20-2000-anod-023722.html</text:a></text:p>
          </table:table-cell>
          <table:table-cell table:style-name="ce395" office:value-type="string" calcext:value-type="string">
            <text:p>ПРОФИЛЬ SL-SLIM20-H20-2000 ANOD (ARLIGHT, АЛЮМИНИЙ)</text:p>
          </table:table-cell>
          <table:table-cell table:style-name="ce183" office:value-type="string" calcext:value-type="string">
            <text:p>20х20х2000 мм (3900)</text:p>
          </table:table-cell>
          <table:table-cell table:style-name="ce420" office:value-type="string" calcext:value-type="string">
            <text:p><text:a xlink:href="https://arlight.group/" xlink:type="simple">https://arlight.group/</text:a></text:p>
          </table:table-cell>
          <table:table-cell table:style-name="ce183"/>
          <table:table-cell table:style-name="ce183" office:value-type="float" office:value="670.94" calcext:value-type="float">
            <text:p>670,94</text:p>
          </table:table-cell>
          <table:table-cell table:style-name="ce183" table:formula="of:=[.K82]*[.N82]" office:value-type="float" office:value="2616.666" calcext:value-type="float">
            <text:p>2616,666</text:p>
          </table:table-cell>
          <table:table-cell table:style-name="ce183"/>
          <table:table-cell table:style-name="ce264" office:value-type="float" office:value="3.9" calcext:value-type="float">
            <text:p>3,9</text:p>
          </table:table-cell>
          <table:table-cell table:style-name="ce511"/>
          <table:table-cell table:style-name="ce104" table:number-columns-repeated="3"/>
          <table:table-cell table:style-name="ce31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Картина</text:p>
          </table:table-cell>
          <table:table-cell table:style-name="ce395" office:value-type="string" calcext:value-type="string">
            <text:p>декор</text:p>
          </table:table-cell>
          <table:table-cell table:style-name="ce395" office:value-type="string" calcext:value-type="string">
            <text:p>декоры</text:p>
          </table:table-cell>
          <table:table-cell table:style-name="ce395" office:value-type="string" calcext:value-type="string">
            <text:p><text:a xlink:href="https://reloft.art/product/teploe-ozero/" xlink:type="simple">https://reloft.art/product/teploe-ozero/</text:a></text:p>
          </table:table-cell>
          <table:table-cell table:style-name="ce395" office:value-type="string" calcext:value-type="string">
            <text:p>Александр Михалев Теплое озеро <text:s/>Картины <text:s/>Артикул: Страна: Россия <text:s/>Размер: (90 х 120 см.)</text:p>
          </table:table-cell>
          <table:table-cell table:style-name="ce420" office:value-type="string" calcext:value-type="string">
            <text:p>90х120 см</text:p>
          </table:table-cell>
          <table:table-cell table:style-name="ce183" office:value-type="string" calcext:value-type="string">
            <text:p><text:a xlink:href="https://reloft.art/" xlink:type="simple">https://reloft.art/</text:a></text:p>
          </table:table-cell>
          <table:table-cell table:style-name="ce183"/>
          <table:table-cell table:number-columns-repeated="2" table:style-name="ce183" office:value-type="float" office:value="40000" calcext:value-type="float">
            <text:p>40000</text:p>
          </table:table-cell>
          <table:table-cell table:style-name="ce143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отолочная гардина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карнизы для штор</text:p>
          </table:table-cell>
          <table:table-cell table:style-name="ce420" office:value-type="string" calcext:value-type="string">
            <text:p><text:a xlink:href="http://www.royal-shtory.ru/" xlink:type="simple">http://www.royal-shtory.ru</text:a></text:p>
          </table:table-cell>
          <table:table-cell table:style-name="ce183"/>
          <table:table-cell table:style-name="ce183" office:value-type="string" calcext:value-type="string">
            <text:p>3.3</text:p>
          </table:table-cell>
          <table:table-cell table:style-name="ce183" office:value-type="string" calcext:value-type="string">
            <text:p>«Роял Стайл»</text:p>
          </table:table-cell>
          <table:table-cell table:style-name="ce183"/>
          <table:table-cell table:style-name="ce143"/>
          <table:table-cell table:style-name="ce89" office:value-type="currency" office:currency="RUB" office:value="3280" calcext:value-type="currency">
            <text:p>3 28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Люстра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osmorelax.ru/catalog/podvesnyye/podvesnoy_svetilnik_md21362_14/#20734" xlink:type="simple">https://www.cosmorelax.ru/catalog/podvesnyye/podvesnoy_svetilnik_md21362_14/#20734</text:a></text:p>
          </table:table-cell>
          <table:table-cell table:style-name="ce183" office:value-type="string" calcext:value-type="string">
            <text:p>Подвесной светильник Agnes 14 ламп</text:p>
          </table:table-cell>
          <table:table-cell table:style-name="ce183" office:value-type="string" calcext:value-type="string">
            <text:p>Высота: 131 см <text:s/>Диаметр: 164 см </text:p>
          </table:table-cell>
          <table:table-cell table:style-name="ce183" office:value-type="string" calcext:value-type="string">
            <text:p><text:a xlink:href="http://www.cosmorelax.ru/" xlink:type="simple">www.cosmorelax.ru</text:a></text:p>
          </table:table-cell>
          <table:table-cell table:style-name="ce183"/>
          <table:table-cell table:style-name="ce143" office:value-type="currency" office:currency="RUB" office:value="80300" calcext:value-type="currency">
            <text:p>80 300 ₽</text:p>
          </table:table-cell>
          <table:table-cell table:style-name="ce89" office:value-type="currency" office:currency="RUB" office:value="80300" calcext:value-type="currency">
            <text:p>80 3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2*14" office:value-type="float" office:value="28" calcext:value-type="float">
            <text:p>28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TRACK T51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7140" calcext:value-type="currency">
            <text:p>7 140 ₽</text:p>
          </table:table-cell>
          <table:table-cell table:style-name="ce89" table:formula="of:=[.K86]*[.N86]" office:value-type="currency" office:currency="RUB" office:value="71400" calcext:value-type="currency">
            <text:p>71 400 ₽</text:p>
          </table:table-cell>
          <table:table-cell table:style-name="ce89"/>
          <table:table-cell table:style-name="ce104" office:value-type="float" office:value="10" calcext:value-type="float">
            <text:p>10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CORNER T51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4000" calcext:value-type="currency">
            <text:p>4 000 ₽</text:p>
          </table:table-cell>
          <table:table-cell table:style-name="ce89" table:formula="of:=[.K87]*[.N87]" office:value-type="currency" office:currency="RUB" office:value="16000" calcext:value-type="currency">
            <text:p>16 000 ₽</text:p>
          </table:table-cell>
          <table:table-cell table:style-name="ce89"/>
          <table:table-cell table:style-name="ce104" office:value-type="float" office:value="4" calcext:value-type="float">
            <text:p>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POWER SPL 250-48 250Вт48В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8600" calcext:value-type="currency">
            <text:p>8 600 ₽</text:p>
          </table:table-cell>
          <table:table-cell table:style-name="ce89" table:formula="of:=[.K88]*[.N88]" office:value-type="currency" office:currency="RUB" office:value="17200" calcext:value-type="currency">
            <text:p>17 20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<text:s/>INF CONNECTOR 180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2000" calcext:value-type="currency">
            <text:p>2 000 ₽</text:p>
          </table:table-cell>
          <table:table-cell table:style-name="ce89" table:formula="of:=[.K89]*[.N89]" office:value-type="currency" office:currency="RUB" office:value="14000" calcext:value-type="currency">
            <text:p>14 000 ₽</text:p>
          </table:table-cell>
          <table:table-cell table:style-name="ce89"/>
          <table:table-cell table:style-name="ce104" office:value-type="float" office:value="7" calcext:value-type="float">
            <text:p>7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<text:s/>INF CONNECTOR 90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2800" calcext:value-type="currency">
            <text:p>2 800 ₽</text:p>
          </table:table-cell>
          <table:table-cell table:style-name="ce89" table:formula="of:=[.K90]*[.N90]" office:value-type="currency" office:currency="RUB" office:value="11200" calcext:value-type="currency">
            <text:p>11 200 ₽</text:p>
          </table:table-cell>
          <table:table-cell table:style-name="ce89"/>
          <table:table-cell table:style-name="ce104" office:value-type="float" office:value="4" calcext:value-type="float">
            <text:p>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CON 180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80" calcext:value-type="currency">
            <text:p>80 ₽</text:p>
          </table:table-cell>
          <table:table-cell table:style-name="ce89" table:formula="of:=[.K91]*[.N91]" office:value-type="currency" office:currency="RUB" office:value="2240" calcext:value-type="currency">
            <text:p>2 240 ₽</text:p>
          </table:table-cell>
          <table:table-cell table:style-name="ce89"/>
          <table:table-cell table:style-name="ce104" table:formula="of:=16+12" office:value-type="float" office:value="28" calcext:value-type="float">
            <text:p>28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<text:s/>INF POWER CONNECTOR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2800" calcext:value-type="currency">
            <text:p>2 800 ₽</text:p>
          </table:table-cell>
          <table:table-cell table:style-name="ce89" table:formula="of:=[.K92]*[.N92]" office:value-type="currency" office:currency="RUB" office:value="5600" calcext:value-type="currency">
            <text:p>5 60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LINE 800 1630 BD DALI 2 3000К120°IP4048ВDIM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10800" calcext:value-type="currency">
            <text:p>10 800 ₽</text:p>
          </table:table-cell>
          <table:table-cell table:style-name="ce89" table:formula="of:=[.K93]*[.N93]" office:value-type="currency" office:currency="RUB" office:value="151200" calcext:value-type="currency">
            <text:p>151 200 ₽</text:p>
          </table:table-cell>
          <table:table-cell table:style-name="ce89"/>
          <table:table-cell table:style-name="ce104" table:formula="of:=8+6" office:value-type="float" office:value="14" calcext:value-type="float">
            <text:p>1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16*[.N93]" office:value-type="float" office:value="224" calcext:value-type="float">
            <text:p>224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LOCUS 0430 24° BD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table:formula="of:=18000/3" office:value-type="currency" office:currency="RUB" office:value="6000" calcext:value-type="currency">
            <text:p>6 000 ₽</text:p>
          </table:table-cell>
          <table:table-cell table:style-name="ce89" table:formula="of:=[.K94]*[.N94]" office:value-type="currency" office:currency="RUB" office:value="30000" calcext:value-type="currency">
            <text:p>30 000 ₽</text:p>
          </table:table-cell>
          <table:table-cell table:style-name="ce89"/>
          <table:table-cell table:style-name="ce104" office:value-type="float" office:value="5" calcext:value-type="float">
            <text:p>5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20*[.N94]" office:value-type="float" office:value="100" calcext:value-type="float">
            <text:p>10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420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TURN LINE SPOT 200 1030 36° BD DALI 2 10Вт3000К36°IP4048ВDIM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16800" calcext:value-type="currency">
            <text:p>16 800 ₽</text:p>
          </table:table-cell>
          <table:table-cell table:style-name="ce89" table:formula="of:=[.K95]*[.N95]" office:value-type="currency" office:currency="RUB" office:value="50400" calcext:value-type="currency">
            <text:p>50 400 ₽</text:p>
          </table:table-cell>
          <table:table-cell table:style-name="ce89"/>
          <table:table-cell table:style-name="ce104" office:value-type="float" office:value="3" calcext:value-type="float">
            <text:p>3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10*[.N95]" office:value-type="float" office:value="30" calcext:value-type="float">
            <text:p>3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Декоративная штукатурка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декоративная штукатурка</text:p>
          </table:table-cell>
          <table:table-cell table:style-name="ce420" office:value-type="string" calcext:value-type="string">
            <text:p><text:a xlink:href="https://www.derufa.ru/products/?product=124" xlink:type="simple">https://www.derufa.ru/products/?product=124</text:a></text:p>
          </table:table-cell>
          <table:table-cell table:style-name="ce183" office:value-type="string" calcext:value-type="string">
            <text:p>Арт.</text:p>
          </table:table-cell>
          <table:table-cell table:style-name="ce183"/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43" office:value-type="currency" office:currency="RUB" office:value="1200" calcext:value-type="currency">
            <text:p>1 200 ₽</text:p>
          </table:table-cell>
          <table:table-cell table:style-name="ce89" office:value-type="currency" office:currency="RUB" office:value="15816" calcext:value-type="currency">
            <text:p>15 816 ₽</text:p>
          </table:table-cell>
          <table:table-cell table:style-name="ce89"/>
          <table:table-cell table:style-name="ce104" office:value-type="float" office:value="13.18" calcext:value-type="float">
            <text:p>13,18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Зеркала</text:p>
          </table:table-cell>
          <table:table-cell table:style-name="ce395" office:value-type="string" calcext:value-type="string">
            <text:p>декор</text:p>
          </table:table-cell>
          <table:table-cell table:style-name="ce395" office:value-type="string" calcext:value-type="string">
            <text:p>декоры</text:p>
          </table:table-cell>
          <table:table-cell table:style-name="ce420" office:value-type="string" calcext:value-type="string">
            <text:p><text:a xlink:href="https://mensotechnology.ru/magazin/product/minimo_ovale-pz_03-2-3" xlink:type="simple">https://mensotechnology.ru/magazin/product/minimo_ovale-pz_03-2-3</text:a></text:p>
          </table:table-cell>
          <table:table-cell table:style-name="ce183" office:value-type="string" calcext:value-type="string">
            <text:p>Мinimo_ovale</text:p>
          </table:table-cell>
          <table:table-cell table:style-name="ce183" office:value-type="string" calcext:value-type="string">
            <text:p>2400х200 мм</text:p>
          </table:table-cell>
          <table:table-cell table:style-name="ce183" office:value-type="string" calcext:value-type="string">
            <text:p><text:a xlink:href="https://mensotechnology.ru/" xlink:type="simple">https://mensotechnology.ru/</text:a></text:p>
          </table:table-cell>
          <table:table-cell table:style-name="ce183"/>
          <table:table-cell table:style-name="ce143" office:value-type="currency" office:currency="RUB" office:value="36000" calcext:value-type="currency">
            <text:p>36 000 ₽</text:p>
          </table:table-cell>
          <table:table-cell table:style-name="ce89" office:value-type="currency" office:currency="RUB" office:value="288000" calcext:value-type="currency">
            <text:p>288 000 ₽</text:p>
          </table:table-cell>
          <table:table-cell table:style-name="ce89"/>
          <table:table-cell table:style-name="ce104" office:value-type="float" office:value="8" calcext:value-type="float">
            <text:p>8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Обеденные кресла</text:p>
          </table:table-cell>
          <table:table-cell table:number-columns-repeated="2" table:style-name="ce395" office:value-type="string" calcext:value-type="string">
            <text:p>мебель</text:p>
          </table:table-cell>
          <table:table-cell table:style-name="ce420" office:value-type="string" calcext:value-type="string">
            <text:p><text:a xlink:href="https://morsons.ru/product/29164/" xlink:type="simple">https://morsons.ru/product/29164/</text:a></text:p>
          </table:table-cell>
          <table:table-cell table:style-name="ce183" office:value-type="string" calcext:value-type="string">
            <text:p>Набор из двух светло-зеленых стульев Eichholtz <text:s/>"Filmore"</text:p>
          </table:table-cell>
          <table:table-cell table:style-name="ce183" office:value-type="string" calcext:value-type="string">
            <text:p>Глубина: 57 см Ширина: 57 см Высота: 74 см </text:p>
          </table:table-cell>
          <table:table-cell table:style-name="ce183" office:value-type="string" calcext:value-type="string">
            <text:p>morsons.ru</text:p>
          </table:table-cell>
          <table:table-cell table:style-name="ce183" office:value-type="string" calcext:value-type="string">
            <text:p><text:a xlink:href="https://deephouse.pro/stulya_list/stul-magrib-gorchichnyy-barkhat-nozhki-chernye/" xlink:type="simple">https://deephouse.pro/stulya_list/stul-magrib-gorchichnyy-barkhat-nozhki-chernye/</text:a>  <text:a xlink:href="https://thefields.ru/chairs/konna-chair-in-light-grey-cord-92389/" xlink:type="simple">https://thefields.ru/chairs/konna-chair-in-light-grey-cord-92389/</text:a></text:p>
          </table:table-cell>
          <table:table-cell table:style-name="ce143" office:value-type="currency" office:currency="RUB" office:value="29240" calcext:value-type="currency">
            <text:p>29 240 ₽</text:p>
          </table:table-cell>
          <table:table-cell table:style-name="ce89" table:formula="of:=[.K98]*[.N98]" office:value-type="currency" office:currency="RUB" office:value="233920" calcext:value-type="currency">
            <text:p>233 920 ₽</text:p>
          </table:table-cell>
          <table:table-cell table:style-name="ce89"/>
          <table:table-cell table:style-name="ce104" office:value-type="float" office:value="8" calcext:value-type="float">
            <text:p>8</text:p>
          </table:table-cell>
          <table:table-cell table:style-name="ce511"/>
          <table:table-cell table:style-name="ce104" office:value-type="float" office:value="42" calcext:value-type="float">
            <text:p>42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Обеденный стол</text:p>
          </table:table-cell>
          <table:table-cell table:number-columns-repeated="2" table:style-name="ce395" office:value-type="string" calcext:value-type="string">
            <text:p>мебель</text:p>
          </table:table-cell>
          <table:table-cell table:style-name="ce420" office:value-type="string" calcext:value-type="string">
            <text:p><text:a xlink:href="https://www.stels.ru/catalog/millennium-xxl.html" xlink:type="simple">https://www.stels.ru/catalog/millennium-xxl.html</text:a></text:p>
          </table:table-cell>
          <table:table-cell table:style-name="ce183" office:value-type="string" calcext:value-type="string">
            <text:p>Обеденный стол Millennium XXL Bontempi Casaa </text:p>
          </table:table-cell>
          <table:table-cell table:style-name="ce183" office:value-type="string" calcext:value-type="string">
            <text:p>300 х 120 см H 75 см </text:p>
          </table:table-cell>
          <table:table-cell table:style-name="ce183" office:value-type="string" calcext:value-type="string">
            <text:p><text:a xlink:href="http://www.stels.ru/" xlink:type="simple">www.stels.ru</text:a></text:p>
          </table:table-cell>
          <table:table-cell table:style-name="ce183"/>
          <table:table-cell table:style-name="ce143" office:value-type="currency" office:currency="RUB" office:value="384940" calcext:value-type="currency">
            <text:p>384 940 ₽</text:p>
          </table:table-cell>
          <table:table-cell table:style-name="ce89" office:value-type="currency" office:currency="RUB" office:value="384940" calcext:value-type="currency">
            <text:p>384 94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ервант для посуды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420"/>
          <table:table-cell table:style-name="ce183" office:value-type="string" calcext:value-type="string">
            <text:p>МДФ/эмаль, стекло, подсветка </text:p>
          </table:table-cell>
          <table:table-cell table:style-name="ce183"/>
          <table:table-cell table:style-name="ce183" office:value-type="string" calcext:value-type="string">
            <text:p>Uclad </text:p>
          </table:table-cell>
          <table:table-cell table:style-name="ce183"/>
          <table:table-cell table:style-name="ce143" office:value-type="currency" office:currency="RUB" office:value="348654" calcext:value-type="currency">
            <text:p>348 654 ₽</text:p>
          </table:table-cell>
          <table:table-cell table:style-name="ce89" office:value-type="currency" office:currency="RUB" office:value="348654" calcext:value-type="currency">
            <text:p>348 654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Тюль</text:p>
          </table:table-cell>
          <table:table-cell table:style-name="ce395" office:value-type="string" calcext:value-type="string">
            <text:p>текстиль</text:p>
          </table:table-cell>
          <table:table-cell table:style-name="ce395" office:value-type="string" calcext:value-type="string">
            <text:p>шторы</text:p>
          </table:table-cell>
          <table:table-cell table:style-name="ce420" office:value-type="string" calcext:value-type="string">
            <text:p><text:a xlink:href="http://www.royal-shtory.ru/" xlink:type="simple">http://www.royal-shtory.ru</text:a></text:p>
          </table:table-cell>
          <table:table-cell table:style-name="ce183"/>
          <table:table-cell table:style-name="ce183" office:value-type="string" calcext:value-type="string">
            <text:p>3.3х2.7</text:p>
          </table:table-cell>
          <table:table-cell table:style-name="ce183" office:value-type="string" calcext:value-type="string">
            <text:p>«Роял Стайл»</text:p>
          </table:table-cell>
          <table:table-cell table:style-name="ce183"/>
          <table:table-cell table:style-name="ce143"/>
          <table:table-cell table:style-name="ce89" office:value-type="currency" office:currency="RUB" office:value="37224" calcext:value-type="currency">
            <text:p>37 224 ₽</text:p>
          </table:table-cell>
          <table:table-cell table:style-name="ce89"/>
          <table:table-cell table:style-name="ce104" office:value-type="float" office:value="8.8" calcext:value-type="float">
            <text:p>8,8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ортьеры на подкладке </text:p>
          </table:table-cell>
          <table:table-cell table:style-name="ce395" office:value-type="string" calcext:value-type="string">
            <text:p>текстиль</text:p>
          </table:table-cell>
          <table:table-cell table:style-name="ce395" office:value-type="string" calcext:value-type="string">
            <text:p>шторы</text:p>
          </table:table-cell>
          <table:table-cell table:style-name="ce420" office:value-type="string" calcext:value-type="string">
            <text:p><text:a xlink:href="http://www.royal-shtory.ru/" xlink:type="simple">http://www.royal-shtory.ru</text:a></text:p>
          </table:table-cell>
          <table:table-cell table:style-name="ce183"/>
          <table:table-cell table:style-name="ce183" office:value-type="string" calcext:value-type="string">
            <text:p>3.3х2.7</text:p>
          </table:table-cell>
          <table:table-cell table:style-name="ce183" office:value-type="string" calcext:value-type="string">
            <text:p>«Роял Стайл»</text:p>
          </table:table-cell>
          <table:table-cell table:style-name="ce183"/>
          <table:table-cell table:style-name="ce143"/>
          <table:table-cell table:style-name="ce89" office:value-type="currency" office:currency="RUB" office:value="68940" calcext:value-type="currency">
            <text:p>68 940 ₽</text:p>
          </table:table-cell>
          <table:table-cell table:style-name="ce89"/>
          <table:table-cell table:style-name="ce104" office:value-type="float" office:value="10.2" calcext:value-type="float">
            <text:p>10,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5" office:value-type="string" calcext:value-type="string" table:number-columns-spanned="1" table:number-rows-spanned="32">
            <text:p>Холл (4)</text:p>
          </table:table-cell>
          <table:table-cell table:style-name="ce37" office:value-type="string" calcext:value-type="string">
            <text:p>ДВ 008 раздвижная</text:p>
          </table:table-cell>
          <table:table-cell table:style-name="ce37" office:value-type="string" calcext:value-type="string">
            <text:p>двери раздвижные</text:p>
          </table:table-cell>
          <table:table-cell table:style-name="ce37"/>
          <table:table-cell table:style-name="ce75" office:value-type="string" calcext:value-type="string">
            <text:p><text:a xlink:href="https://sofiadoors.com/blog/grafichnyj-dizajn-i-beskompromissnoe-kachestvo-v-kollekcii-peregorodok-grafica/" xlink:type="simple">https://sofiadoors.com/blog/grafichnyj-dizajn-i-beskompromissnoe-kachestvo-v-kollekcii-peregorodok-grafica/</text:a></text:p>
          </table:table-cell>
          <table:table-cell table:style-name="ce76" office:value-type="string" calcext:value-type="string">
            <text:p>Grafica GR5</text:p>
          </table:table-cell>
          <table:table-cell table:style-name="ce76" office:value-type="string" calcext:value-type="string">
            <text:p>900x27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rimadesio stripe</text:p>
          </table:table-cell>
          <table:table-cell table:style-name="ce113" office:value-type="currency" office:currency="RUB" office:value="45375" calcext:value-type="currency">
            <text:p>45 375 ₽</text:p>
          </table:table-cell>
          <table:table-cell table:style-name="ce198" table:formula="of:=[.K103]*[.N103]" office:value-type="currency" office:currency="RUB" office:value="110261.25" calcext:value-type="currency">
            <text:p>110 261 ₽</text:p>
          </table:table-cell>
          <table:table-cell table:style-name="ce198"/>
          <table:table-cell table:style-name="ce168" office:value-type="float" office:value="2.43" calcext:value-type="float">
            <text:p>2,43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ДВ 005</text:p>
          </table:table-cell>
          <table:table-cell table:number-columns-repeated="2" table:style-name="ce37" office:value-type="string" calcext:value-type="string">
            <text:p>двери</text:p>
          </table:table-cell>
          <table:table-cell table:style-name="ce76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76" office:value-type="string" calcext:value-type="string">
            <text:p>SOFIA Invisible На Себя</text:p>
          </table:table-cell>
          <table:table-cell table:style-name="ce76" office:value-type="string" calcext:value-type="string">
            <text:p>2685х8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3" office:value-type="currency" office:currency="RUB" office:value="35000" calcext:value-type="currency">
            <text:p>35 000 ₽</text:p>
          </table:table-cell>
          <table:table-cell table:style-name="ce198" office:value-type="currency" office:currency="RUB" office:value="35000" calcext:value-type="currency">
            <text:p>35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ДВ 007</text:p>
          </table:table-cell>
          <table:table-cell table:number-columns-repeated="2" table:style-name="ce37" office:value-type="string" calcext:value-type="string">
            <text:p>двери</text:p>
          </table:table-cell>
          <table:table-cell table:style-name="ce76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76" office:value-type="string" calcext:value-type="string">
            <text:p>SOFIA Invisible На Себя</text:p>
          </table:table-cell>
          <table:table-cell table:style-name="ce76" office:value-type="string" calcext:value-type="string">
            <text:p>2685х8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3" office:value-type="currency" office:currency="RUB" office:value="35000" calcext:value-type="currency">
            <text:p>35 000 ₽</text:p>
          </table:table-cell>
          <table:table-cell table:style-name="ce198" office:value-type="currency" office:currency="RUB" office:value="35000" calcext:value-type="currency">
            <text:p>35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ДВ 004</text:p>
          </table:table-cell>
          <table:table-cell table:number-columns-repeated="2" table:style-name="ce37" office:value-type="string" calcext:value-type="string">
            <text:p>двери</text:p>
          </table:table-cell>
          <table:table-cell table:style-name="ce76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76" office:value-type="string" calcext:value-type="string">
            <text:p>SOFIA Invisible На Себя</text:p>
          </table:table-cell>
          <table:table-cell table:style-name="ce76" office:value-type="string" calcext:value-type="string">
            <text:p>2685х8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3" office:value-type="currency" office:currency="RUB" office:value="35000" calcext:value-type="currency">
            <text:p>35 000 ₽</text:p>
          </table:table-cell>
          <table:table-cell table:style-name="ce198" office:value-type="currency" office:currency="RUB" office:value="35000" calcext:value-type="currency">
            <text:p>35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ДВ 003</text:p>
          </table:table-cell>
          <table:table-cell table:number-columns-repeated="2" table:style-name="ce37" office:value-type="string" calcext:value-type="string">
            <text:p>двери</text:p>
          </table:table-cell>
          <table:table-cell table:style-name="ce76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76" office:value-type="string" calcext:value-type="string">
            <text:p>SOFIA Invisible На Себя</text:p>
          </table:table-cell>
          <table:table-cell table:style-name="ce76" office:value-type="string" calcext:value-type="string">
            <text:p>2685х8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3" office:value-type="currency" office:currency="RUB" office:value="35000" calcext:value-type="currency">
            <text:p>35 000 ₽</text:p>
          </table:table-cell>
          <table:table-cell table:style-name="ce198" office:value-type="currency" office:currency="RUB" office:value="35000" calcext:value-type="currency">
            <text:p>35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ДВ 002</text:p>
          </table:table-cell>
          <table:table-cell table:number-columns-repeated="2" table:style-name="ce37" office:value-type="string" calcext:value-type="string">
            <text:p>двери</text:p>
          </table:table-cell>
          <table:table-cell table:style-name="ce76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76" office:value-type="string" calcext:value-type="string">
            <text:p>SOFIA Invisible На Себя</text:p>
          </table:table-cell>
          <table:table-cell table:style-name="ce76" office:value-type="string" calcext:value-type="string">
            <text:p>2685х8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3" office:value-type="currency" office:currency="RUB" office:value="35000" calcext:value-type="currency">
            <text:p>35 000 ₽</text:p>
          </table:table-cell>
          <table:table-cell table:style-name="ce198" office:value-type="currency" office:currency="RUB" office:value="35000" calcext:value-type="currency">
            <text:p>35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Плинтус</text:p>
          </table:table-cell>
          <table:table-cell table:style-name="ce37" office:value-type="string" calcext:value-type="string">
            <text:p>отделка</text:p>
          </table:table-cell>
          <table:table-cell table:style-name="ce37" office:value-type="string" calcext:value-type="string">
            <text:p>Плинтус</text:p>
          </table:table-cell>
          <table:table-cell table:style-name="ce75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76" office:value-type="string" calcext:value-type="string">
            <text:p>Плинтус скрытого монтажа Pro Design Universal (не анод. Алюминий)</text:p>
          </table:table-cell>
          <table:table-cell table:style-name="ce76" office:value-type="string" calcext:value-type="string">
            <text:p>80x12x2700</text:p>
          </table:table-cell>
          <table:table-cell table:style-name="ce76" office:value-type="string" calcext:value-type="string">
            <text:p>symetric.ru</text:p>
          </table:table-cell>
          <table:table-cell table:style-name="ce76"/>
          <table:table-cell table:style-name="ce113" table:formula="of:=599+425" office:value-type="currency" office:currency="RUB" office:value="1024" calcext:value-type="currency">
            <text:p>1 024 ₽</text:p>
          </table:table-cell>
          <table:table-cell table:style-name="ce198" table:formula="of:=[.K109]*[.N109]" office:value-type="currency" office:currency="RUB" office:value="9625.6" calcext:value-type="currency">
            <text:p>9 626 ₽</text:p>
          </table:table-cell>
          <table:table-cell table:style-name="ce198"/>
          <table:table-cell table:style-name="ce168" office:value-type="float" office:value="9.4" calcext:value-type="float">
            <text:p>9,4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Теневой профиль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Теневой профиль</text:p>
          </table:table-cell>
          <table:table-cell table:style-name="ce75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76" office:value-type="string" calcext:value-type="string">
            <text:p>KRAAB GIPPS с демпфером</text:p>
          </table:table-cell>
          <table:table-cell table:style-name="ce76" office:value-type="string" calcext:value-type="string">
            <text:p>2000x33,8x14</text:p>
          </table:table-cell>
          <table:table-cell table:style-name="ce76" office:value-type="string" calcext:value-type="string">
            <text:p>KRAAB</text:p>
          </table:table-cell>
          <table:table-cell table:style-name="ce76" office:value-type="string" calcext:value-type="string">
            <text:p><text:a xlink:href="https://tenevoy.ru/" xlink:type="simple">https://tenevoy.ru/</text:a></text:p>
          </table:table-cell>
          <table:table-cell table:style-name="ce113" office:value-type="currency" office:currency="RUB" office:value="450" calcext:value-type="currency">
            <text:p>450 ₽</text:p>
          </table:table-cell>
          <table:table-cell table:style-name="ce198" table:formula="of:=[.K110]*[.N110]" office:value-type="currency" office:currency="RUB" office:value="6705" calcext:value-type="currency">
            <text:p>6 705 ₽</text:p>
          </table:table-cell>
          <table:table-cell table:style-name="ce198"/>
          <table:table-cell table:style-name="ce168" office:value-type="float" office:value="14.9" calcext:value-type="float">
            <office:annotation draw:style-name="gr2" draw:text-style-name="P4" svg:width="2.876cm" svg:height="1.78cm" svg:x="88.316cm" svg:y="170.63cm" draw:caption-point-x="-0.125cm" draw:caption-point-y="1.692cm">
              <dc:date>2021-09-16T00:00:00</dc:date>
              <text:p text:style-name="P3"><text:span text:style-name="T2">В погонных метрах</text:span></text:p>
            </office:annotation>
            <text:p>14,9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office:value-type="string" calcext:value-type="string">
            <text:p>2285, 7033, 2764, 2788 (2вн, 2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Розетки и выключатели</text:p>
          </table:table-cell>
          <table:table-cell table:style-name="ce37" office:value-type="string" calcext:value-type="string">
            <text:p>электрика</text:p>
          </table:table-cell>
          <table:table-cell table:style-name="ce37" office:value-type="string" calcext:value-type="string">
            <text:p>выключатели и розетки</text:p>
          </table:table-cell>
          <table:table-cell table:style-name="ce75" office:value-type="string" calcext:value-type="string">
            <text:p><text:a xlink:href="https://girastore.ru/" xlink:type="simple">https://girastore.ru/</text:a></text:p>
          </table:table-cell>
          <table:table-cell table:style-name="ce76" office:value-type="string" calcext:value-type="string">
            <text:p>Gira System 55 +Esprit Glass C</text:p>
          </table:table-cell>
          <table:table-cell table:style-name="ce76" office:value-type="string" calcext:value-type="string">
            <text:p>95х95</text:p>
          </table:table-cell>
          <table:table-cell table:style-name="ce76" office:value-type="string" calcext:value-type="string">
            <text:p><text:a xlink:href="https://www.tesli.com/" xlink:type="simple">https://www.tesli.com/</text:a></text:p>
          </table:table-cell>
          <table:table-cell table:style-name="ce76"/>
          <table:table-cell table:style-name="ce113"/>
          <table:table-cell table:style-name="ce198" office:value-type="currency" office:currency="RUB" office:value="181440" calcext:value-type="currency">
            <text:p>181 440 ₽</text:p>
          </table:table-cell>
          <table:table-cell table:style-name="ce198"/>
          <table:table-cell table:style-name="ce168"/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TRACK T51 BP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10000" calcext:value-type="currency">
            <text:p>10 000 ₽</text:p>
          </table:table-cell>
          <table:table-cell table:style-name="ce198" table:formula="of:=[.K112]*[.N112]" office:value-type="currency" office:currency="RUB" office:value="40000" calcext:value-type="currency">
            <text:p>40 000 ₽</text:p>
          </table:table-cell>
          <table:table-cell table:style-name="ce198"/>
          <table:table-cell table:style-name="ce168" office:value-type="float" office:value="4" calcext:value-type="float">
            <text:p>4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CONNECTOR 90 BP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2800" calcext:value-type="currency">
            <text:p>2 800 ₽</text:p>
          </table:table-cell>
          <table:table-cell table:style-name="ce198" table:formula="of:=[.K113]*[.N113]" office:value-type="currency" office:currency="RUB" office:value="2800" calcext:value-type="currency">
            <text:p>2 8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<text:s/>INF CORNER T51 BP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4000" calcext:value-type="currency">
            <text:p>4 000 ₽</text:p>
          </table:table-cell>
          <table:table-cell table:style-name="ce198" table:formula="of:=[.K114]*[.N114]" office:value-type="currency" office:currency="RUB" office:value="4000" calcext:value-type="currency">
            <text:p>4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ERP 100-48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6200" calcext:value-type="currency">
            <text:p>6 200 ₽</text:p>
          </table:table-cell>
          <table:table-cell table:style-name="ce198" table:formula="of:=[.K115]*[.N115]" office:value-type="currency" office:currency="RUB" office:value="6200" calcext:value-type="currency">
            <text:p>6 2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CONNECTOR 180 BP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2000" calcext:value-type="currency">
            <text:p>2 000 ₽</text:p>
          </table:table-cell>
          <table:table-cell table:style-name="ce198" table:formula="of:=[.K116]*[.N116]" office:value-type="currency" office:currency="RUB" office:value="6000" calcext:value-type="currency">
            <text:p>6 000 ₽</text:p>
          </table:table-cell>
          <table:table-cell table:style-name="ce198"/>
          <table:table-cell table:style-name="ce168" office:value-type="float" office:value="3" calcext:value-type="float">
            <text:p>3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CON 180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table:formula="of:=960/12" office:value-type="currency" office:currency="RUB" office:value="80" calcext:value-type="currency">
            <text:p>80 ₽</text:p>
          </table:table-cell>
          <table:table-cell table:style-name="ce198" table:formula="of:=[.K117]*[.N117]" office:value-type="currency" office:currency="RUB" office:value="960" calcext:value-type="currency">
            <text:p>960 ₽</text:p>
          </table:table-cell>
          <table:table-cell table:style-name="ce198"/>
          <table:table-cell table:style-name="ce168" office:value-type="float" office:value="12" calcext:value-type="float">
            <text:p>12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CAP INF TRACK T51 BP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800" calcext:value-type="currency">
            <text:p>800 ₽</text:p>
          </table:table-cell>
          <table:table-cell table:style-name="ce198" table:formula="of:=[.K118]*[.N118]" office:value-type="currency" office:currency="RUB" office:value="800" calcext:value-type="currency">
            <text:p>8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LINE 800 1630 BD DALI 2 3000К120°IP4048ВDIM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2800" calcext:value-type="currency">
            <text:p>2 800 ₽</text:p>
          </table:table-cell>
          <table:table-cell table:style-name="ce198" table:formula="of:=[.K119]*[.N119]" office:value-type="currency" office:currency="RUB" office:value="11200" calcext:value-type="currency">
            <text:p>11 200 ₽</text:p>
          </table:table-cell>
          <table:table-cell table:style-name="ce198"/>
          <table:table-cell table:style-name="ce168" office:value-type="float" office:value="4" calcext:value-type="float">
            <text:p>4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table:formula="of:=16*[.N119]" office:value-type="float" office:value="64" calcext:value-type="float">
            <text:p>64</text:p>
          </table:table-cell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LOOCH 0330 BD 3Вт3000КIP4048В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6000" calcext:value-type="currency">
            <text:p>6 000 ₽</text:p>
          </table:table-cell>
          <table:table-cell table:style-name="ce198" office:value-type="currency" office:currency="RUB" office:value="6000" calcext:value-type="currency">
            <text:p>6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INF POWER CONNECTOR BP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2800" calcext:value-type="currency">
            <text:p>2 800 ₽</text:p>
          </table:table-cell>
          <table:table-cell table:style-name="ce198" table:formula="of:=[.K121]*[.N121]" office:value-type="currency" office:currency="RUB" office:value="2800" calcext:value-type="currency">
            <text:p>2 8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7" office:value-type="string" calcext:value-type="string">
            <text:p>Трековая система INF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5" office:value-type="string" calcext:value-type="string">
            <text:p>https://www.centrsvet.ru/media/uploads/p.d.f/infinity_catalog_2021_05_2.pdf </text:p>
          </table:table-cell>
          <table:table-cell table:style-name="ce76" office:value-type="string" calcext:value-type="string">
            <text:p><text:s/>INF TURN LINE SPOT 200 1030 36° BD DALI 2 10Вт3000К36°IP4048ВDIM DALI 2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table:formula="of:=43200/4" office:value-type="currency" office:currency="RUB" office:value="10800" calcext:value-type="currency">
            <text:p>10 800 ₽</text:p>
          </table:table-cell>
          <table:table-cell table:style-name="ce198" table:formula="of:=[.K122]*[.N122]" office:value-type="currency" office:currency="RUB" office:value="43200" calcext:value-type="currency">
            <text:p>43 200 ₽</text:p>
          </table:table-cell>
          <table:table-cell table:style-name="ce198"/>
          <table:table-cell table:style-name="ce168" office:value-type="float" office:value="4" calcext:value-type="float">
            <text:p>4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table:formula="of:=10*[.N122]" office:value-type="float" office:value="40" calcext:value-type="float">
            <text:p>40</text:p>
          </table:table-cell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Краска настенная № 1 (стены)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краска</text:p>
          </table:table-cell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107" office:value-type="string" calcext:value-type="string">
            <text:p>H&amp;H (колеруем в цвет CAPAROL/Granit 60</text:p>
          </table:table-cell>
          <table:table-cell table:style-name="ce76"/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76"/>
          <table:table-cell table:style-name="ce113" office:value-type="currency" office:currency="RUB" office:value="310" calcext:value-type="currency">
            <text:p>310 ₽</text:p>
          </table:table-cell>
          <table:table-cell table:style-name="ce198" office:value-type="currency" office:currency="RUB" office:value="9693" calcext:value-type="currency">
            <text:p>9 693 ₽</text:p>
          </table:table-cell>
          <table:table-cell table:style-name="ce198"/>
          <table:table-cell table:style-name="ce168" office:value-type="float" office:value="31.27" calcext:value-type="float">
            <text:p>31,27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Краска настенная № 1 (лестница)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краска</text:p>
          </table:table-cell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107" office:value-type="string" calcext:value-type="string">
            <text:p>H&amp;H (колеруем в цвет CAPAROL/Granit 60</text:p>
          </table:table-cell>
          <table:table-cell table:style-name="ce76"/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76"/>
          <table:table-cell table:style-name="ce113" office:value-type="currency" office:currency="RUB" office:value="310" calcext:value-type="currency">
            <text:p>310 ₽</text:p>
          </table:table-cell>
          <table:table-cell table:style-name="ce198" office:value-type="currency" office:currency="RUB" office:value="10741" calcext:value-type="currency">
            <text:p>10 741 ₽</text:p>
          </table:table-cell>
          <table:table-cell table:style-name="ce198"/>
          <table:table-cell table:style-name="ce168" office:value-type="float" office:value="34.65" calcext:value-type="float">
            <text:p>34,65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Декоративная штукатурка 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краска</text:p>
          </table:table-cell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107" office:value-type="string" calcext:value-type="string">
            <text:p>Кремпласт (колеруем в цвет CAPAROL/Ral 5014) синий на лестнице</text:p>
          </table:table-cell>
          <table:table-cell table:style-name="ce76"/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76"/>
          <table:table-cell table:style-name="ce113" office:value-type="currency" office:currency="RUB" office:value="1600" calcext:value-type="currency">
            <text:p>1 600 ₽</text:p>
          </table:table-cell>
          <table:table-cell table:style-name="ce198" office:value-type="currency" office:currency="RUB" office:value="13936" calcext:value-type="currency">
            <text:p>13 936 ₽</text:p>
          </table:table-cell>
          <table:table-cell table:style-name="ce198"/>
          <table:table-cell table:style-name="ce168" office:value-type="float" office:value="8.71" calcext:value-type="float">
            <text:p>8,7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Панели с зеркальными вставками </text:p>
          </table:table-cell>
          <table:table-cell table:style-name="ce38" office:value-type="string" calcext:value-type="string">
            <text:p>декор</text:p>
          </table:table-cell>
          <table:table-cell table:style-name="ce38" office:value-type="string" calcext:value-type="string">
            <text:p>декоры</text:p>
          </table:table-cell>
          <table:table-cell table:style-name="ce76"/>
          <table:table-cell table:style-name="ce107" office:value-type="string" calcext:value-type="string">
            <text:p>МДФ/эмаль или каменный шпон, зеркало </text:p>
          </table:table-cell>
          <table:table-cell table:style-name="ce107" office:value-type="string" calcext:value-type="string">
            <text:p>12,34 кв.м</text:p>
          </table:table-cell>
          <table:table-cell table:style-name="ce76" office:value-type="string" calcext:value-type="string">
            <text:p>Uclad </text:p>
          </table:table-cell>
          <table:table-cell table:style-name="ce76"/>
          <table:table-cell table:style-name="ce113" office:value-type="string" calcext:value-type="string">
            <text:p>цена за 1м2 от 22000 мдф/эмаль и от 29000 мдф/каменный шпон </text:p>
          </table:table-cell>
          <table:table-cell table:style-name="ce198" office:value-type="currency" office:currency="RUB" office:value="359600" calcext:value-type="currency">
            <text:p>359 600 ₽</text:p>
          </table:table-cell>
          <table:table-cell table:style-name="ce198"/>
          <table:table-cell table:style-name="ce168"/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Ограждение лестницы</text:p>
          </table:table-cell>
          <table:table-cell table:style-name="ce38" office:value-type="string" calcext:value-type="string">
            <text:p>мебель на заказ</text:p>
          </table:table-cell>
          <table:table-cell table:style-name="ce38" office:value-type="string" calcext:value-type="string">
            <text:p>ограждение лестницы</text:p>
          </table:table-cell>
          <table:table-cell table:style-name="ce77" office:value-type="string" calcext:value-type="string" table:number-columns-spanned="1" table:number-rows-spanned="4">
            <text:p>Так, предварительно, стоимость всех работ и материалов варианте сосновый каркас + ясеневые ступени, подступенки и поручни + подсветка + стекло - 570 000 руб, то же самое, только каркас и двери бук 640 000 руб. Это стоимость полного цикла работ и всех материалов. За данный проект. Внешние дверцы посчитаны</text:p>
          </table:table-cell>
          <table:table-cell table:style-name="ce108"/>
          <table:table-cell table:style-name="ce76"/>
          <table:table-cell table:style-name="ce76" office:value-type="string" calcext:value-type="string" table:number-columns-spanned="1" table:number-rows-spanned="4">
            <text:p><text:a xlink:href="https://instagram.com/lestnicavdome?utm_medium=copy_link" xlink:type="simple">https://instagram.com/lestnicavdome?utm_medium=copy_link</text:a></text:p>
          </table:table-cell>
          <table:table-cell table:style-name="ce76"/>
          <table:table-cell table:style-name="ce113"/>
          <table:table-cell table:style-name="ce198" office:value-type="currency" office:currency="RUB" office:value="640000" calcext:value-type="currency" table:number-columns-spanned="1" table:number-rows-spanned="4">
            <text:p>640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Подсветка ступеней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одиодная лента в профиле</text:p>
          </table:table-cell>
          <table:covered-table-cell table:style-name="ce76"/>
          <table:table-cell table:style-name="ce108"/>
          <table:table-cell table:style-name="ce76"/>
          <table:covered-table-cell table:style-name="ce76"/>
          <table:table-cell table:style-name="ce76"/>
          <table:table-cell table:style-name="ce113"/>
          <table:covered-table-cell table:style-name="ce198"/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Перила лестницы</text:p>
          </table:table-cell>
          <table:table-cell table:style-name="ce38" office:value-type="string" calcext:value-type="string">
            <text:p>мебель на заказ</text:p>
          </table:table-cell>
          <table:table-cell table:style-name="ce38" office:value-type="string" calcext:value-type="string">
            <text:p>мебель</text:p>
          </table:table-cell>
          <table:covered-table-cell table:style-name="ce76"/>
          <table:table-cell table:style-name="ce108"/>
          <table:table-cell table:style-name="ce76"/>
          <table:covered-table-cell table:style-name="ce76"/>
          <table:table-cell table:style-name="ce76"/>
          <table:table-cell table:style-name="ce113"/>
          <table:covered-table-cell table:style-name="ce198"/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Лестница</text:p>
          </table:table-cell>
          <table:table-cell table:style-name="ce38" office:value-type="string" calcext:value-type="string">
            <text:p>отделка</text:p>
          </table:table-cell>
          <table:table-cell table:style-name="ce38"/>
          <table:covered-table-cell table:style-name="ce76"/>
          <table:table-cell table:style-name="ce108"/>
          <table:table-cell table:style-name="ce76"/>
          <table:covered-table-cell table:style-name="ce76"/>
          <table:table-cell table:style-name="ce76"/>
          <table:table-cell table:style-name="ce113"/>
          <table:covered-table-cell table:style-name="ce198"/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Ночники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6" office:value-type="string" calcext:value-type="string">
            <text:p><text:a xlink:href="https://www.centrsvet.ru/catalog/wall_on/steplight_go/" xlink:type="simple">https://www.centrsvet.ru/catalog/wall_on/steplight_go/</text:a></text:p>
          </table:table-cell>
          <table:table-cell table:style-name="ce76" office:value-type="string" calcext:value-type="string">
            <text:p>STEP LIGHT GO RND</text:p>
          </table:table-cell>
          <table:table-cell table:style-name="ce76" office:value-type="string" calcext:value-type="string">
            <text:p>82х56х100</text:p>
          </table:table-cell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/>
          <table:table-cell table:style-name="ce113" office:value-type="currency" office:currency="RUB" office:value="6800" calcext:value-type="currency">
            <text:p>6 800 ₽</text:p>
          </table:table-cell>
          <table:table-cell table:style-name="ce198" table:formula="of:=[.K131]*[.N131]" office:value-type="currency" office:currency="RUB" office:value="27200" calcext:value-type="currency">
            <text:p>27 200 ₽</text:p>
          </table:table-cell>
          <table:table-cell table:style-name="ce198"/>
          <table:table-cell table:style-name="ce168" office:value-type="float" office:value="4" calcext:value-type="float">
            <text:p>4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5"/>
          <table:covered-table-cell table:style-name="ce15"/>
          <table:table-cell table:style-name="ce38" office:value-type="string" calcext:value-type="string">
            <text:p>Система хранения под лестницей</text:p>
          </table:table-cell>
          <table:table-cell table:style-name="ce38" office:value-type="string" calcext:value-type="string">
            <text:p>мебель на заказ</text:p>
          </table:table-cell>
          <table:table-cell table:style-name="ce38" office:value-type="string" calcext:value-type="string">
            <text:p>мебель</text:p>
          </table:table-cell>
          <table:table-cell table:style-name="ce76"/>
          <table:table-cell table:style-name="ce108" office:value-type="string" calcext:value-type="string">
            <text:p>Корпус ЛДСП, Фасады МДФ/эмаль, </text:p>
          </table:table-cell>
          <table:table-cell table:style-name="ce76"/>
          <table:table-cell table:style-name="ce38" office:value-type="string" calcext:value-type="string">
            <text:p><text:a xlink:href="https://instagram.com/lestnicavdome?utm_medium=copy_link" xlink:type="simple">https://instagram.com/lestnicavdome?utm_medium=copy_link</text:a></text:p>
          </table:table-cell>
          <table:table-cell table:style-name="ce76"/>
          <table:table-cell table:style-name="ce113" office:value-type="currency" office:currency="RUB" office:value="80000" calcext:value-type="currency">
            <text:p>80 000 ₽</text:p>
          </table:table-cell>
          <table:table-cell table:style-name="ce198" office:value-type="currency" office:currency="RUB" office:value="80000" calcext:value-type="currency">
            <text:p>80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8">
          <table:table-cell table:style-name="ce371"/>
          <table:covered-table-cell table:style-name="ce15"/>
          <table:table-cell table:style-name="ce38" office:value-type="string" calcext:value-type="string">
            <text:p>Настенные светильники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6" office:value-type="string" calcext:value-type="string">
            <text:p><text:a xlink:href="https://lamproyal.ru/product/svetilnik-nastennyy-leto-by-luke-lamp-co" xlink:type="simple">https://lamproyal.ru/product/svetilnik-nastennyy-leto-by-luke-lamp-co</text:a></text:p>
          </table:table-cell>
          <table:table-cell table:style-name="ce76" office:value-type="string" calcext:value-type="string">
            <text:p>Luke Lamp Co. Leto Sconce</text:p>
          </table:table-cell>
          <table:table-cell table:style-name="ce76" office:value-type="string" calcext:value-type="string">
            <text:p>150х760х65</text:p>
          </table:table-cell>
          <table:table-cell table:style-name="ce76" office:value-type="string" calcext:value-type="string">
            <text:p><text:a xlink:href="http://www.osvetim.ru/" xlink:type="simple">www.osvetim.ru/</text:a></text:p>
          </table:table-cell>
          <table:table-cell table:style-name="ce76"/>
          <table:table-cell table:style-name="ce113" office:value-type="currency" office:currency="RUB" office:value="27900" calcext:value-type="currency">
            <text:p>27 900 ₽</text:p>
          </table:table-cell>
          <table:table-cell table:style-name="ce198" table:formula="of:=[.K133]*[.N133]" office:value-type="currency" office:currency="RUB" office:value="111600" calcext:value-type="currency">
            <text:p>111 600 ₽</text:p>
          </table:table-cell>
          <table:table-cell table:style-name="ce198"/>
          <table:table-cell table:style-name="ce168" office:value-type="float" office:value="4" calcext:value-type="float">
            <text:p>4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напольное покрытие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напольное покрытие</text:p>
          </table:table-cell>
          <table:table-cell table:style-name="ce75" office:value-type="string" calcext:value-type="string">
            <text:p><text:a xlink:href="https://tenfor.ru/" xlink:type="simple">https://tenfor.ru/</text:a></text:p>
          </table:table-cell>
          <table:table-cell table:style-name="ce76" office:value-type="string" calcext:value-type="string">
            <text:p>инженерная доска «Gray Sand»</text:p>
          </table:table-cell>
          <table:table-cell table:style-name="ce76" office:value-type="string" calcext:value-type="string">
            <text:p>13,5х150х300-1200</text:p>
          </table:table-cell>
          <table:table-cell table:style-name="ce136" office:value-type="string" calcext:value-type="string">
            <text:p>TENFOR</text:p>
          </table:table-cell>
          <table:table-cell table:style-name="ce75"/>
          <table:table-cell table:style-name="ce144" office:value-type="currency" office:currency="RUB" office:value="3637" calcext:value-type="currency">
            <text:p>3 637 ₽</text:p>
          </table:table-cell>
          <table:table-cell table:style-name="ce198" table:formula="of:=[.K134]*[.N134]" office:value-type="currency" office:currency="RUB" office:value="59755.91" calcext:value-type="currency">
            <text:p>59 756 ₽</text:p>
          </table:table-cell>
          <table:table-cell table:style-name="ce198"/>
          <table:table-cell table:style-name="ce169" office:value-type="float" office:value="16.43" calcext:value-type="float">
            <text:p>16,43</text:p>
          </table:table-cell>
          <table:table-cell table:style-name="ce257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9">
          <table:table-cell table:style-name="ce371"/>
          <table:table-cell table:style-name="ce16" office:value-type="string" calcext:value-type="string" table:number-columns-spanned="1" table:number-rows-spanned="14">
            <text:p>Гардеробная (5)</text:p>
          </table:table-cell>
          <table:table-cell table:style-name="ce39" office:value-type="string" calcext:value-type="string">
            <text:p>напольное покрытие</text:p>
          </table:table-cell>
          <table:table-cell table:style-name="ce39" office:value-type="string" calcext:value-type="string">
            <text:p>отделка</text:p>
          </table:table-cell>
          <table:table-cell table:style-name="ce39" office:value-type="string" calcext:value-type="string">
            <text:p>плитка</text:p>
          </table:table-cell>
          <table:table-cell table:style-name="ce78" office:value-type="string" calcext:value-type="string">
            <text:p><text:a xlink:href="https://www.keramoteka.ru/catalog/atlas-concorde-russia/empire/" xlink:type="simple">https://www.keramoteka.ru/catalog/atlas-concorde-russia/empire/</text:a></text:p>
          </table:table-cell>
          <table:table-cell table:style-name="ce80" office:value-type="string" calcext:value-type="string">
            <text:p>Керамогранит ATLAS CONCORDE RUSSIA EMPIRE / ЭМПАИР Empire Statuario Matte </text:p>
          </table:table-cell>
          <table:table-cell table:style-name="ce80" office:value-type="string" calcext:value-type="string">
            <text:p>60x120 см </text:p>
          </table:table-cell>
          <table:table-cell table:style-name="ce80" office:value-type="string" calcext:value-type="string">
            <text:p>КЕРАМОТЕКА</text:p>
          </table:table-cell>
          <table:table-cell table:style-name="ce80" office:value-type="string" calcext:value-type="string">
            <text:p>Шарм Делюкс Флор Проджект, Бьянко Микеланджело 1200х600</text:p>
          </table:table-cell>
          <table:table-cell table:style-name="ce145" office:value-type="currency" office:currency="RUB" office:value="2568" calcext:value-type="currency">
            <text:p>2 568 ₽</text:p>
          </table:table-cell>
          <table:table-cell table:style-name="ce137" table:formula="of:=[.K135]*[.N135]" office:value-type="currency" office:currency="RUB" office:value="10682.88" calcext:value-type="currency">
            <text:p>10 683 ₽</text:p>
          </table:table-cell>
          <table:table-cell table:style-name="ce137"/>
          <table:table-cell table:style-name="ce170" office:value-type="float" office:value="4.16" calcext:value-type="float">
            <text:p>4,16</text:p>
          </table:table-cell>
          <table:table-cell table:style-name="ce258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9">
          <table:table-cell table:style-name="ce371"/>
          <table:covered-table-cell table:style-name="ce16"/>
          <table:table-cell table:style-name="ce39" office:value-type="string" calcext:value-type="string">
            <text:p>Трековая система INF</text:p>
          </table:table-cell>
          <table:table-cell table:style-name="ce39" office:value-type="string" calcext:value-type="string">
            <text:p>освещение</text:p>
          </table:table-cell>
          <table:table-cell table:style-name="ce39" office:value-type="string" calcext:value-type="string">
            <text:p>Светильники</text:p>
          </table:table-cell>
          <table:table-cell table:style-name="ce78" office:value-type="string" calcext:value-type="string">
            <text:p>https://www.centrsvet.ru/media/uploads/p.d.f/infinity_catalog_2021_05_2.pdf </text:p>
          </table:table-cell>
          <table:table-cell table:style-name="ce80" office:value-type="string" calcext:value-type="string">
            <text:p>INF TRACK T51 BP DALI 2</text:p>
          </table:table-cell>
          <table:table-cell table:style-name="ce80"/>
          <table:table-cell table:style-name="ce80" office:value-type="string" calcext:value-type="string">
            <text:p><text:a xlink:href="http://www.centrsvet.ru/" xlink:type="simple">www.centrsvet.ru</text:a></text:p>
          </table:table-cell>
          <table:table-cell table:style-name="ce80" office:value-type="string" calcext:value-type="string">
            <text:p><text:a xlink:href="https://www.donolux.ru/" xlink:type="simple">https://www.donolux.ru/</text:a></text:p>
          </table:table-cell>
          <table:table-cell table:style-name="ce145" office:value-type="currency" office:currency="RUB" office:value="10000" calcext:value-type="currency">
            <text:p>10 000 ₽</text:p>
          </table:table-cell>
          <table:table-cell table:style-name="ce137" table:formula="of:=[.K136]*[.N136]" office:value-type="currency" office:currency="RUB" office:value="10000" calcext:value-type="currency">
            <text:p>10 000 ₽</text:p>
          </table:table-cell>
          <table:table-cell table:style-name="ce137"/>
          <table:table-cell table:style-name="ce170" office:value-type="float" office:value="1" calcext:value-type="float">
            <text:p>1</text:p>
          </table:table-cell>
          <table:table-cell table:style-name="ce258"/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9">
          <table:table-cell table:style-name="ce371"/>
          <table:covered-table-cell table:style-name="ce16"/>
          <table:table-cell table:style-name="ce39" office:value-type="string" calcext:value-type="string">
            <text:p>Трековая система INF</text:p>
          </table:table-cell>
          <table:table-cell table:style-name="ce39" office:value-type="string" calcext:value-type="string">
            <text:p>освещение</text:p>
          </table:table-cell>
          <table:table-cell table:style-name="ce39" office:value-type="string" calcext:value-type="string">
            <text:p>Светильники</text:p>
          </table:table-cell>
          <table:table-cell table:style-name="ce78" office:value-type="string" calcext:value-type="string">
            <text:p>https://www.centrsvet.ru/media/uploads/p.d.f/infinity_catalog_2021_05_2.pdf </text:p>
          </table:table-cell>
          <table:table-cell table:style-name="ce80" office:value-type="string" calcext:value-type="string">
            <text:p>CAP INF TRACK T51 BP</text:p>
          </table:table-cell>
          <table:table-cell table:style-name="ce80"/>
          <table:table-cell table:style-name="ce80" office:value-type="string" calcext:value-type="string">
            <text:p><text:a xlink:href="http://www.centrsvet.ru/" xlink:type="simple">www.centrsvet.ru</text:a></text:p>
          </table:table-cell>
          <table:table-cell table:style-name="ce80" office:value-type="string" calcext:value-type="string">
            <text:p><text:a xlink:href="https://www.donolux.ru/" xlink:type="simple">https://www.donolux.ru/</text:a></text:p>
          </table:table-cell>
          <table:table-cell table:style-name="ce145" office:value-type="currency" office:currency="RUB" office:value="800" calcext:value-type="currency">
            <text:p>800 ₽</text:p>
          </table:table-cell>
          <table:table-cell table:style-name="ce137" table:formula="of:=[.K137]*[.N137]" office:value-type="currency" office:currency="RUB" office:value="800" calcext:value-type="currency">
            <text:p>800 ₽</text:p>
          </table:table-cell>
          <table:table-cell table:style-name="ce137"/>
          <table:table-cell table:style-name="ce170" office:value-type="float" office:value="1" calcext:value-type="float">
            <text:p>1</text:p>
          </table:table-cell>
          <table:table-cell table:style-name="ce258"/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9">
          <table:table-cell table:style-name="ce371"/>
          <table:covered-table-cell table:style-name="ce16"/>
          <table:table-cell table:style-name="ce39" office:value-type="string" calcext:value-type="string">
            <text:p>Трековая система INF</text:p>
          </table:table-cell>
          <table:table-cell table:style-name="ce39" office:value-type="string" calcext:value-type="string">
            <text:p>освещение</text:p>
          </table:table-cell>
          <table:table-cell table:style-name="ce39" office:value-type="string" calcext:value-type="string">
            <text:p>Светильники</text:p>
          </table:table-cell>
          <table:table-cell table:style-name="ce78" office:value-type="string" calcext:value-type="string">
            <text:p>https://www.centrsvet.ru/media/uploads/p.d.f/infinity_catalog_2021_05_2.pdf </text:p>
          </table:table-cell>
          <table:table-cell table:style-name="ce80" office:value-type="string" calcext:value-type="string">
            <text:p><text:s/>ERP 100-48 100Вт48В</text:p>
          </table:table-cell>
          <table:table-cell table:style-name="ce80"/>
          <table:table-cell table:style-name="ce80" office:value-type="string" calcext:value-type="string">
            <text:p><text:a xlink:href="http://www.centrsvet.ru/" xlink:type="simple">www.centrsvet.ru</text:a></text:p>
          </table:table-cell>
          <table:table-cell table:style-name="ce80" office:value-type="string" calcext:value-type="string">
            <text:p><text:a xlink:href="https://www.donolux.ru/" xlink:type="simple">https://www.donolux.ru/</text:a></text:p>
          </table:table-cell>
          <table:table-cell table:style-name="ce145" office:value-type="currency" office:currency="RUB" office:value="6200" calcext:value-type="currency">
            <text:p>6 200 ₽</text:p>
          </table:table-cell>
          <table:table-cell table:style-name="ce137" table:formula="of:=[.K138]*[.N138]" office:value-type="currency" office:currency="RUB" office:value="6200" calcext:value-type="currency">
            <text:p>6 200 ₽</text:p>
          </table:table-cell>
          <table:table-cell table:style-name="ce137"/>
          <table:table-cell table:style-name="ce170" office:value-type="float" office:value="1" calcext:value-type="float">
            <text:p>1</text:p>
          </table:table-cell>
          <table:table-cell table:style-name="ce258"/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9">
          <table:table-cell table:style-name="ce371"/>
          <table:covered-table-cell table:style-name="ce16"/>
          <table:table-cell table:style-name="ce39" office:value-type="string" calcext:value-type="string">
            <text:p>Трековая система INF</text:p>
          </table:table-cell>
          <table:table-cell table:style-name="ce39" office:value-type="string" calcext:value-type="string">
            <text:p>освещение</text:p>
          </table:table-cell>
          <table:table-cell table:style-name="ce39" office:value-type="string" calcext:value-type="string">
            <text:p>Светильники</text:p>
          </table:table-cell>
          <table:table-cell table:style-name="ce78" office:value-type="string" calcext:value-type="string">
            <text:p>https://www.centrsvet.ru/media/uploads/p.d.f/infinity_catalog_2021_05_2.pdf </text:p>
          </table:table-cell>
          <table:table-cell table:style-name="ce80" office:value-type="string" calcext:value-type="string">
            <text:p><text:s/>INF POWER CONNECTOR BP DALI 2</text:p>
          </table:table-cell>
          <table:table-cell table:style-name="ce80"/>
          <table:table-cell table:style-name="ce80" office:value-type="string" calcext:value-type="string">
            <text:p><text:a xlink:href="http://www.centrsvet.ru/" xlink:type="simple">www.centrsvet.ru</text:a></text:p>
          </table:table-cell>
          <table:table-cell table:style-name="ce80" office:value-type="string" calcext:value-type="string">
            <text:p><text:a xlink:href="https://www.donolux.ru/" xlink:type="simple">https://www.donolux.ru/</text:a></text:p>
          </table:table-cell>
          <table:table-cell table:style-name="ce145" office:value-type="currency" office:currency="RUB" office:value="2800" calcext:value-type="currency">
            <text:p>2 800 ₽</text:p>
          </table:table-cell>
          <table:table-cell table:style-name="ce137" table:formula="of:=[.K139]*[.N139]" office:value-type="currency" office:currency="RUB" office:value="2800" calcext:value-type="currency">
            <text:p>2 800 ₽</text:p>
          </table:table-cell>
          <table:table-cell table:style-name="ce137"/>
          <table:table-cell table:style-name="ce170" office:value-type="float" office:value="1" calcext:value-type="float">
            <text:p>1</text:p>
          </table:table-cell>
          <table:table-cell table:style-name="ce258"/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9">
          <table:table-cell table:style-name="ce371"/>
          <table:covered-table-cell table:style-name="ce16"/>
          <table:table-cell table:style-name="ce39" office:value-type="string" calcext:value-type="string">
            <text:p>Трековая система INF</text:p>
          </table:table-cell>
          <table:table-cell table:style-name="ce39" office:value-type="string" calcext:value-type="string">
            <text:p>освещение</text:p>
          </table:table-cell>
          <table:table-cell table:style-name="ce39" office:value-type="string" calcext:value-type="string">
            <text:p>Светильники</text:p>
          </table:table-cell>
          <table:table-cell table:style-name="ce78" office:value-type="string" calcext:value-type="string">
            <text:p>https://www.centrsvet.ru/media/uploads/p.d.f/infinity_catalog_2021_05_2.pdf </text:p>
          </table:table-cell>
          <table:table-cell table:style-name="ce80" office:value-type="string" calcext:value-type="string">
            <text:p><text:s/>INF TURN LINE 200 0530 BD 5Вт3000К120°IP4048В</text:p>
          </table:table-cell>
          <table:table-cell table:style-name="ce80"/>
          <table:table-cell table:style-name="ce80" office:value-type="string" calcext:value-type="string">
            <text:p><text:a xlink:href="http://www.centrsvet.ru/" xlink:type="simple">www.centrsvet.ru</text:a></text:p>
          </table:table-cell>
          <table:table-cell table:style-name="ce80" office:value-type="string" calcext:value-type="string">
            <text:p><text:a xlink:href="https://www.donolux.ru/" xlink:type="simple">https://www.donolux.ru/</text:a></text:p>
          </table:table-cell>
          <table:table-cell table:style-name="ce145" table:formula="of:=17200/2" office:value-type="currency" office:currency="RUB" office:value="8600" calcext:value-type="currency">
            <text:p>8 600 ₽</text:p>
          </table:table-cell>
          <table:table-cell table:style-name="ce137" table:formula="of:=[.K140]*[.N140]" office:value-type="currency" office:currency="RUB" office:value="17200" calcext:value-type="currency">
            <text:p>17 200 ₽</text:p>
          </table:table-cell>
          <table:table-cell table:style-name="ce137"/>
          <table:table-cell table:style-name="ce170" office:value-type="float" office:value="2" calcext:value-type="float">
            <text:p>2</text:p>
          </table:table-cell>
          <table:table-cell table:style-name="ce258"/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Светильники</text:p>
          </table:table-cell>
          <table:table-cell table:style-name="ce39" office:value-type="string" calcext:value-type="string">
            <text:p>освещение</text:p>
          </table:table-cell>
          <table:table-cell table:style-name="ce39" office:value-type="string" calcext:value-type="string">
            <text:p>Светильники</text:p>
          </table:table-cell>
          <table:table-cell table:style-name="ce78" office:value-type="string" calcext:value-type="string">
            <text:p>https://www.centrsvet.ru/media/uploads/p.d.f/infinity_catalog_2021_05_2.pdf </text:p>
          </table:table-cell>
          <table:table-cell table:style-name="ce80" office:value-type="string" calcext:value-type="string">
            <text:p>INF TURN SPOT LINE 200 1030 36° BK 10Вт3000К36°IP4048В</text:p>
          </table:table-cell>
          <table:table-cell table:style-name="ce80"/>
          <table:table-cell table:style-name="ce80" office:value-type="string" calcext:value-type="string">
            <text:p><text:a xlink:href="http://www.centrsvet.ru/" xlink:type="simple">www.centrsvet.ru</text:a></text:p>
          </table:table-cell>
          <table:table-cell table:style-name="ce80" office:value-type="string" calcext:value-type="string">
            <text:p><text:a xlink:href="https://www.donolux.ru/" xlink:type="simple">https://www.donolux.ru/</text:a></text:p>
          </table:table-cell>
          <table:table-cell table:style-name="ce145" table:formula="of:=32400/3" office:value-type="currency" office:currency="RUB" office:value="10800" calcext:value-type="currency">
            <text:p>10 800 ₽</text:p>
          </table:table-cell>
          <table:table-cell table:style-name="ce137" table:formula="of:=[.K141]*[.N141]" office:value-type="currency" office:currency="RUB" office:value="32400" calcext:value-type="currency">
            <text:p>32 400 ₽</text:p>
          </table:table-cell>
          <table:table-cell table:style-name="ce137"/>
          <table:table-cell table:style-name="ce171" office:value-type="float" office:value="3" calcext:value-type="float">
            <text:p>3</text:p>
          </table:table-cell>
          <table:table-cell table:style-name="ce259"/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table:formula="of:=10*[.N141]" office:value-type="float" office:value="30" calcext:value-type="float">
            <text:p>30</text:p>
          </table:table-cell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Розетки и выключатели</text:p>
          </table:table-cell>
          <table:table-cell table:style-name="ce39" office:value-type="string" calcext:value-type="string">
            <text:p>электрика</text:p>
          </table:table-cell>
          <table:table-cell table:style-name="ce39" office:value-type="string" calcext:value-type="string">
            <text:p>выключатели и розетки</text:p>
          </table:table-cell>
          <table:table-cell table:style-name="ce78" office:value-type="string" calcext:value-type="string">
            <text:p><text:a xlink:href="https://girastore.ru/" xlink:type="simple">https://girastore.ru/</text:a></text:p>
          </table:table-cell>
          <table:table-cell table:style-name="ce80" office:value-type="string" calcext:value-type="string">
            <text:p>Gira System 55 +Esprit Glass C</text:p>
          </table:table-cell>
          <table:table-cell table:style-name="ce80" office:value-type="string" calcext:value-type="string">
            <text:p>95х95</text:p>
          </table:table-cell>
          <table:table-cell table:style-name="ce80" office:value-type="string" calcext:value-type="string">
            <text:p><text:span text:style-name="T4"><text:a xlink:href="https://www.tesli.com/" xlink:type="simple">https://www.tesli.com/</text:a></text:span></text:p>
          </table:table-cell>
          <table:table-cell table:style-name="ce80"/>
          <table:table-cell table:style-name="ce145"/>
          <table:table-cell table:style-name="ce145" office:value-type="currency" office:currency="RUB" office:value="144833" calcext:value-type="currency">
            <text:p>144 833 ₽</text:p>
          </table:table-cell>
          <table:table-cell table:style-name="ce137"/>
          <table:table-cell table:style-name="ce171"/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Дверная ручка</text:p>
          </table:table-cell>
          <table:table-cell table:style-name="ce39" office:value-type="string" calcext:value-type="string">
            <text:p>Двери</text:p>
          </table:table-cell>
          <table:table-cell table:style-name="ce39" office:value-type="string" calcext:value-type="string">
            <text:p>двери</text:p>
          </table:table-cell>
          <table:table-cell table:style-name="ce78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80" office:value-type="string" calcext:value-type="string">
            <text:p>Дверная Ручка "Pure" Черная Матовая</text:p>
          </table:table-cell>
          <table:table-cell table:style-name="ce80"/>
          <table:table-cell table:style-name="ce80" office:value-type="string" calcext:value-type="string">
            <text:p><text:a xlink:href="https://sofiadoors.com/" xlink:type="simple">https://sofiadoors.com/</text:a></text:p>
          </table:table-cell>
          <table:table-cell table:style-name="ce80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45" office:value-type="currency" office:currency="RUB" office:value="8080" calcext:value-type="currency">
            <text:p>8 080 ₽</text:p>
          </table:table-cell>
          <table:table-cell table:style-name="ce137" table:formula="of:=[.K143]*[.N143]" office:value-type="currency" office:currency="RUB" office:value="8080" calcext:value-type="currency">
            <text:p>8 080 ₽</text:p>
          </table:table-cell>
          <table:table-cell table:style-name="ce137"/>
          <table:table-cell table:style-name="ce171" office:value-type="float" office:value="1" calcext:value-type="float">
            <text:p>1</text:p>
          </table:table-cell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ДВ 009 раздвижная</text:p>
          </table:table-cell>
          <table:table-cell table:style-name="ce39" office:value-type="string" calcext:value-type="string">
            <text:p>двери раздвижные</text:p>
          </table:table-cell>
          <table:table-cell table:style-name="ce39"/>
          <table:table-cell table:style-name="ce78" office:value-type="string" calcext:value-type="string">
            <text:p><text:a xlink:href="https://sofiadoors.com/blog/grafichnyj-dizajn-i-beskompromissnoe-kachestvo-v-kollekcii-peregorodok-grafica/" xlink:type="simple">https://sofiadoors.com/blog/grafichnyj-dizajn-i-beskompromissnoe-kachestvo-v-kollekcii-peregorodok-grafica/</text:a></text:p>
          </table:table-cell>
          <table:table-cell table:style-name="ce80" office:value-type="string" calcext:value-type="string">
            <text:p>Grafica GR5</text:p>
          </table:table-cell>
          <table:table-cell table:style-name="ce80" office:value-type="string" calcext:value-type="string">
            <text:p>900x2700</text:p>
          </table:table-cell>
          <table:table-cell table:style-name="ce80" office:value-type="string" calcext:value-type="string">
            <text:p><text:a xlink:href="https://sofiadoors.com/" xlink:type="simple">https://sofiadoors.com/</text:a></text:p>
          </table:table-cell>
          <table:table-cell table:style-name="ce80" office:value-type="string" calcext:value-type="string">
            <text:p>rimadesio stripe</text:p>
          </table:table-cell>
          <table:table-cell table:style-name="ce145" office:value-type="currency" office:currency="RUB" office:value="45375" calcext:value-type="currency">
            <text:p>45 375 ₽</text:p>
          </table:table-cell>
          <table:table-cell table:style-name="ce137" table:formula="of:=[.K144]*[.N144]" office:value-type="currency" office:currency="RUB" office:value="110261.25" calcext:value-type="currency">
            <text:p>110 261 ₽</text:p>
          </table:table-cell>
          <table:table-cell table:style-name="ce137"/>
          <table:table-cell table:style-name="ce171" office:value-type="float" office:value="2.43" calcext:value-type="float">
            <text:p>2,43</text:p>
          </table:table-cell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16"/>
          <table:table-cell table:style-name="ce39" office:value-type="string" calcext:value-type="string">
            <text:p>Шкафы</text:p>
          </table:table-cell>
          <table:table-cell table:style-name="ce39" office:value-type="string" calcext:value-type="string">
            <text:p>мебель на заказ</text:p>
          </table:table-cell>
          <table:table-cell table:style-name="ce39" office:value-type="string" calcext:value-type="string">
            <text:p>мебель</text:p>
          </table:table-cell>
          <table:table-cell table:style-name="ce78"/>
          <table:table-cell table:style-name="ce80" office:value-type="string" calcext:value-type="string">
            <text:p>МДФ/Шпон дуба</text:p>
          </table:table-cell>
          <table:table-cell table:style-name="ce80" office:value-type="string" calcext:value-type="string">
            <text:p>2800х1900х350 </text:p>
          </table:table-cell>
          <table:table-cell table:style-name="ce80" office:value-type="string" calcext:value-type="string">
            <text:p>Uclad</text:p>
          </table:table-cell>
          <table:table-cell table:style-name="ce80"/>
          <table:table-cell table:style-name="ce145" office:value-type="currency" office:currency="RUB" office:value="477653" calcext:value-type="currency">
            <text:p>477 653 ₽</text:p>
          </table:table-cell>
          <table:table-cell table:style-name="ce137" office:value-type="currency" office:currency="RUB" office:value="477653" calcext:value-type="currency">
            <text:p>477 653 ₽</text:p>
          </table:table-cell>
          <table:table-cell table:style-name="ce137"/>
          <table:table-cell table:style-name="ce171" office:value-type="float" office:value="1" calcext:value-type="float">
            <text:p>1</text:p>
          </table:table-cell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Краска настенная</text:p>
          </table:table-cell>
          <table:table-cell table:style-name="ce39" office:value-type="string" calcext:value-type="string">
            <text:p>отделка</text:p>
          </table:table-cell>
          <table:table-cell table:style-name="ce39" office:value-type="string" calcext:value-type="string">
            <text:p>краска</text:p>
          </table:table-cell>
          <table:table-cell table:style-name="ce80" office:value-type="string" calcext:value-type="string">
            <text:p><text:a xlink:href="https://www.derufa.ru/" xlink:type="simple">https://www.derufa.ru/</text:a></text:p>
          </table:table-cell>
          <table:table-cell table:style-name="ce80" office:value-type="string" calcext:value-type="string">
            <text:p>H&amp;H (колеруем в цвет CAPAROL/Granit 60</text:p>
          </table:table-cell>
          <table:table-cell table:style-name="ce39"/>
          <table:table-cell table:style-name="ce137" office:value-type="string" calcext:value-type="string">
            <text:p><text:a xlink:href="https://www.derufa.ru/" xlink:type="simple">https://www.derufa.ru/</text:a></text:p>
          </table:table-cell>
          <table:table-cell table:style-name="ce137"/>
          <table:table-cell table:style-name="ce80" office:value-type="float" office:value="310" calcext:value-type="float">
            <text:p>310</text:p>
          </table:table-cell>
          <table:table-cell table:style-name="ce137" office:value-type="currency" office:currency="RUB" office:value="5623" calcext:value-type="currency">
            <text:p>5 623 ₽</text:p>
          </table:table-cell>
          <table:table-cell table:style-name="ce137"/>
          <table:table-cell table:style-name="ce171" office:value-type="float" office:value="18.14" calcext:value-type="float">
            <text:p>18,14</text:p>
          </table:table-cell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Плинтус</text:p>
          </table:table-cell>
          <table:table-cell table:style-name="ce39" office:value-type="string" calcext:value-type="string">
            <text:p>отделка</text:p>
          </table:table-cell>
          <table:table-cell table:style-name="ce39" office:value-type="string" calcext:value-type="string">
            <text:p>Плинтус</text:p>
          </table:table-cell>
          <table:table-cell table:style-name="ce78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80" office:value-type="string" calcext:value-type="string">
            <text:p>Плинтус скрытого монтажа Pro Design Universal (не анод. Алюминий)</text:p>
          </table:table-cell>
          <table:table-cell table:style-name="ce80" office:value-type="string" calcext:value-type="string">
            <text:p>80x12x2700</text:p>
          </table:table-cell>
          <table:table-cell table:style-name="ce80" office:value-type="string" calcext:value-type="string">
            <text:p>symetric.ru</text:p>
          </table:table-cell>
          <table:table-cell table:style-name="ce80"/>
          <table:table-cell table:style-name="ce145" table:formula="of:=599+425" office:value-type="currency" office:currency="RUB" office:value="1024" calcext:value-type="currency">
            <text:p>1 024 ₽</text:p>
          </table:table-cell>
          <table:table-cell table:style-name="ce137" table:formula="of:=[.K147]*[.N147]" office:value-type="currency" office:currency="RUB" office:value="2355.2" calcext:value-type="currency">
            <text:p>2 355 ₽</text:p>
          </table:table-cell>
          <table:table-cell table:style-name="ce137"/>
          <table:table-cell table:style-name="ce171" office:value-type="float" office:value="2.3" calcext:value-type="float">
            <text:p>2,3</text:p>
          </table:table-cell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6"/>
          <table:table-cell table:style-name="ce39" office:value-type="string" calcext:value-type="string">
            <text:p>Теневой профиль</text:p>
          </table:table-cell>
          <table:table-cell table:style-name="ce39" office:value-type="string" calcext:value-type="string">
            <text:p>отделка</text:p>
          </table:table-cell>
          <table:table-cell table:style-name="ce39" office:value-type="string" calcext:value-type="string">
            <text:p>Теневой профиль</text:p>
          </table:table-cell>
          <table:table-cell table:style-name="ce78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09" office:value-type="string" calcext:value-type="string">
            <text:p>KRAAB GIPPS с демпфером</text:p>
          </table:table-cell>
          <table:table-cell table:style-name="ce80" office:value-type="string" calcext:value-type="string">
            <text:p>2000x33,8x14</text:p>
          </table:table-cell>
          <table:table-cell table:style-name="ce80" office:value-type="string" calcext:value-type="string">
            <text:p>KRAAB</text:p>
          </table:table-cell>
          <table:table-cell table:style-name="ce80" office:value-type="string" calcext:value-type="string">
            <text:p><text:a xlink:href="https://tenevoy.ru/" xlink:type="simple">https://tenevoy.ru/</text:a></text:p>
          </table:table-cell>
          <table:table-cell table:style-name="ce145" office:value-type="currency" office:currency="RUB" office:value="450" calcext:value-type="currency">
            <text:p>450 ₽</text:p>
          </table:table-cell>
          <table:table-cell table:style-name="ce137" table:formula="of:=[.K148]*[.N148]" office:value-type="currency" office:currency="RUB" office:value="3654" calcext:value-type="currency">
            <text:p>3 654 ₽</text:p>
          </table:table-cell>
          <table:table-cell table:style-name="ce137"/>
          <table:table-cell table:style-name="ce171" office:value-type="float" office:value="8.12" calcext:value-type="float">
            <text:p>8,12</text:p>
          </table:table-cell>
          <table:table-cell table:style-name="ce259"/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office:value-type="string" calcext:value-type="string">
            <text:p>2059, 2059, 2000, 2000 (4вн)</text:p>
          </table:table-cell>
          <table:table-cell table:number-columns-repeated="1004"/>
        </table:table-row>
        <table:table-row table:style-name="ro2">
          <table:table-cell table:style-name="ce371"/>
          <table:table-cell table:style-name="ce17" office:value-type="string" calcext:value-type="string" table:number-columns-spanned="1" table:number-rows-spanned="22">
            <text:p>Душевая (6)</text:p>
          </table:table-cell>
          <table:table-cell table:style-name="ce40" office:value-type="string" calcext:value-type="string">
            <text:p>напольное покрытие</text:p>
          </table:table-cell>
          <table:table-cell table:style-name="ce40" office:value-type="string" calcext:value-type="string">
            <text:p>отделка</text:p>
          </table:table-cell>
          <table:table-cell table:style-name="ce40" office:value-type="string" calcext:value-type="string">
            <text:p>плитка</text:p>
          </table:table-cell>
          <table:table-cell table:style-name="ce81" office:value-type="string" calcext:value-type="string">
            <text:p>https://www.italonceramica.ru/ru/kollektsii/millenium/</text:p>
          </table:table-cell>
          <table:table-cell table:style-name="ce82" office:value-type="string" calcext:value-type="string">
            <text:p>Itaion/Millenium/Silver</text:p>
          </table:table-cell>
          <table:table-cell table:style-name="ce82" office:value-type="string" calcext:value-type="string">
            <text:p>600х600</text:p>
          </table:table-cell>
          <table:table-cell table:style-name="ce82" office:value-type="string" calcext:value-type="string">
            <text:p><text:a xlink:href="http://www.ceramic.ru/" xlink:type="simple">http://www.ceramic.ru/</text:a></text:p>
          </table:table-cell>
          <table:table-cell table:style-name="ce82"/>
          <table:table-cell table:style-name="ce146" office:value-type="currency" office:currency="RUB" office:value="2515" calcext:value-type="currency">
            <text:p>2 515 ₽</text:p>
          </table:table-cell>
          <table:table-cell table:style-name="ce146" office:value-type="currency" office:currency="RUB" office:value="14536" calcext:value-type="currency">
            <text:p>14 536 ₽</text:p>
          </table:table-cell>
          <table:table-cell table:style-name="ce153"/>
          <table:table-cell table:style-name="ce172" office:value-type="float" office:value="5.78" calcext:value-type="float">
            <text:p>5,78</text:p>
          </table:table-cell>
          <table:table-cell table:style-name="ce172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Плитка настенная1 (нужна акварезка)</text:p>
          </table:table-cell>
          <table:table-cell table:style-name="ce40" office:value-type="string" calcext:value-type="string">
            <text:p>отделка</text:p>
          </table:table-cell>
          <table:table-cell table:style-name="ce40" office:value-type="string" calcext:value-type="string">
            <text:p>плитка</text:p>
          </table:table-cell>
          <table:table-cell table:style-name="ce81" office:value-type="string" calcext:value-type="string">
            <text:p><text:a xlink:href="https://mosplitka.ru/catalog/plitka/collection-bardilio/?utm_source=advcake&amp;utm_medium=cpa&amp;utm_campaign=cityads&amp;utm_content=2Keh&amp;advcake_params=93KZ1UV4ftZrkXA" xlink:type="simple">https://mosplitka.ru/catalog/plitka/collection-bardilio/?utm_source=advcake&amp;utm_medium=cpa&amp;utm_campaign=cityads&amp;utm_content=2Keh&amp;advcake_params=93KZ1UV4ftZrkXA</text:a></text:p>
          </table:table-cell>
          <table:table-cell table:style-name="ce82" office:value-type="string" calcext:value-type="string">
            <text:p>КЕРАМИЧЕСКИЙ ГРАНИТ 119,5X320 SURFACE LABORATORY/БАРДИЛИО СЕРЫЙ ЛАППАТИРОВАННЫЙ ОБРЕЗНОЙ</text:p>
          </table:table-cell>
          <table:table-cell table:style-name="ce82" office:value-type="string" calcext:value-type="string">
            <text:p>320х119,5</text:p>
          </table:table-cell>
          <table:table-cell table:style-name="ce82" office:value-type="string" calcext:value-type="string">
            <text:p><text:a xlink:href="https://mosplitka.ru/" xlink:type="simple">https://mosplitka.ru/</text:a></text:p>
          </table:table-cell>
          <table:table-cell table:style-name="ce82" office:value-type="string" calcext:value-type="string">
            <text:p><text:a xlink:href="http://www.ceramic.ru/katalog/3124-sharm-delyuks-statuario-fantastiko.html" xlink:type="simple">http://www.ceramic.ru/katalog/3124-sharm-delyuks-statuario-fantastiko.html</text:a></text:p>
          </table:table-cell>
          <table:table-cell table:style-name="ce146" office:value-type="currency" office:currency="RUB" office:value="9582" calcext:value-type="currency">
            <text:p>9 582 ₽</text:p>
          </table:table-cell>
          <table:table-cell table:style-name="ce146" office:value-type="currency" office:currency="RUB" office:value="36488" calcext:value-type="currency">
            <text:p>36 488 ₽</text:p>
          </table:table-cell>
          <table:table-cell table:style-name="ce153"/>
          <table:table-cell table:style-name="ce173" office:value-type="float" office:value="3.8" calcext:value-type="float">
            <text:p>3,8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Настенная плитка</text:p>
          </table:table-cell>
          <table:table-cell table:style-name="ce40" office:value-type="string" calcext:value-type="string">
            <text:p>отделка</text:p>
          </table:table-cell>
          <table:table-cell table:style-name="ce40" office:value-type="string" calcext:value-type="string">
            <text:p>плитка</text:p>
          </table:table-cell>
          <table:table-cell table:style-name="ce82" office:value-type="string" calcext:value-type="string">
            <text:p><text:a xlink:href="https://www.italonceramica.ru/ru/kollektsii/millenium/" xlink:type="simple">https://www.italonceramica.ru/ru/kollektsii/millenium/</text:a></text:p>
          </table:table-cell>
          <table:table-cell table:style-name="ce82" office:value-type="string" calcext:value-type="string">
            <text:p>Itaion/Millenium/Silver</text:p>
          </table:table-cell>
          <table:table-cell table:style-name="ce82" office:value-type="string" calcext:value-type="string">
            <text:p>1200x600</text:p>
          </table:table-cell>
          <table:table-cell table:style-name="ce82" office:value-type="string" calcext:value-type="string">
            <text:p><text:a xlink:href="http://www.ceramic.ru/" xlink:type="simple">http://www.ceramic.ru/</text:a></text:p>
          </table:table-cell>
          <table:table-cell table:style-name="ce82"/>
          <table:table-cell table:style-name="ce146" office:value-type="currency" office:currency="RUB" office:value="2780" calcext:value-type="currency">
            <text:p>2 780 ₽</text:p>
          </table:table-cell>
          <table:table-cell table:style-name="ce146" office:value-type="currency" office:currency="RUB" office:value="70334" calcext:value-type="currency">
            <text:p>70 334 ₽</text:p>
          </table:table-cell>
          <table:table-cell table:style-name="ce153"/>
          <table:table-cell table:style-name="ce173" office:value-type="float" office:value="25.3" calcext:value-type="float">
            <text:p>25,3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Теневой профиль</text:p>
          </table:table-cell>
          <table:table-cell table:style-name="ce40" office:value-type="string" calcext:value-type="string">
            <text:p>отделка</text:p>
          </table:table-cell>
          <table:table-cell table:style-name="ce40" office:value-type="string" calcext:value-type="string">
            <text:p>Теневой профиль</text:p>
          </table:table-cell>
          <table:table-cell table:style-name="ce82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82" office:value-type="string" calcext:value-type="string">
            <text:p>KRAAB GIPPS с демпфером</text:p>
          </table:table-cell>
          <table:table-cell table:style-name="ce82" office:value-type="string" calcext:value-type="string">
            <text:p>2000x33,8x14</text:p>
          </table:table-cell>
          <table:table-cell table:style-name="ce82" office:value-type="string" calcext:value-type="string">
            <text:p>KRAAB</text:p>
          </table:table-cell>
          <table:table-cell table:style-name="ce82" office:value-type="string" calcext:value-type="string">
            <text:p><text:a xlink:href="https://tenevoy.ru/" xlink:type="simple">https://tenevoy.ru/</text:a></text:p>
          </table:table-cell>
          <table:table-cell table:style-name="ce146" office:value-type="currency" office:currency="RUB" office:value="450" calcext:value-type="currency">
            <text:p>450 ₽</text:p>
          </table:table-cell>
          <table:table-cell table:style-name="ce146" table:formula="of:=[.K152]*[.N152]" office:value-type="currency" office:currency="RUB" office:value="4050" calcext:value-type="currency">
            <text:p>4 050 ₽</text:p>
          </table:table-cell>
          <table:table-cell table:style-name="ce153"/>
          <table:table-cell table:style-name="ce173" office:value-type="float" office:value="9" calcext:value-type="float">
            <text:p>9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294, 1001, 796, 715, 100, 540, 1377, 2264 (6вн, 2 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Раковина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ан.техника</text:p>
          </table:table-cell>
          <table:table-cell table:style-name="ce82" office:value-type="string" calcext:value-type="string">
            <text:p><text:a xlink:href="http://akrilium.ru/" xlink:type="simple">http://akrilium.ru/</text:a></text:p>
          </table:table-cell>
          <table:table-cell table:style-name="ce82" office:value-type="string" calcext:value-type="string">
            <text:p>Раковина в ванную комнату из Staron <text:s/>Quasar White SQ019</text:p>
          </table:table-cell>
          <table:table-cell table:style-name="ce82" office:value-type="string" calcext:value-type="string">
            <text:p>1377х500</text:p>
          </table:table-cell>
          <table:table-cell table:style-name="ce82" office:value-type="string" calcext:value-type="string">
            <text:p><text:a xlink:href="http://akrilium.ru/" xlink:type="simple">http://akrilium.ru/</text:a></text:p>
          </table:table-cell>
          <table:table-cell table:style-name="ce82"/>
          <table:table-cell table:number-columns-repeated="2" table:style-name="ce146" office:value-type="string" calcext:value-type="string">
            <text:p>59 027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Стеклянная перегородка</text:p>
          </table:table-cell>
          <table:table-cell table:style-name="ce40" office:value-type="string" calcext:value-type="string">
            <text:p>мебель на заказ</text:p>
          </table:table-cell>
          <table:table-cell table:style-name="ce40" office:value-type="string" calcext:value-type="string">
            <text:p>мебель</text:p>
          </table:table-cell>
          <table:table-cell table:style-name="ce82" office:value-type="string" calcext:value-type="string">
            <text:p>Instagram @makeloft</text:p>
          </table:table-cell>
          <table:table-cell table:style-name="ce82" office:value-type="string" calcext:value-type="string">
            <text:p>Перегородка в душ угловая 4х4 (3 секции: 2 стационарные, 1 распашная) с расстекловкой внакладку с одной стороны </text:p>
          </table:table-cell>
          <table:table-cell table:style-name="ce82" office:value-type="string" calcext:value-type="string">
            <text:p>ширина глубина высота. 1 1255 1060 2000</text:p>
          </table:table-cell>
          <table:table-cell table:style-name="ce82" office:value-type="string" calcext:value-type="string">
            <text:p>Instagram @makeloft</text:p>
          </table:table-cell>
          <table:table-cell table:style-name="ce82"/>
          <table:table-cell table:number-columns-repeated="2" table:style-name="ce146" office:value-type="string" calcext:value-type="string">
            <text:p>261 000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Смеситель для раковины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месители</text:p>
          </table:table-cell>
          <table:table-cell table:style-name="ce82" office:value-type="string" calcext:value-type="string">
            <text:p><text:a xlink:href="https://santehnika-online.ru/product/smesitel_paffoni_light_lig101no_m_s_vnutrenney_chastyu_dlya_rakoviny/" xlink:type="simple">https://santehnika-online.ru/product/smesitel_paffoni_light_lig101no_m_s_vnutrenney_chastyu_dlya_rakoviny/</text:a></text:p>
          </table:table-cell>
          <table:table-cell table:style-name="ce82" office:value-type="string" calcext:value-type="string">
            <text:p>Смеситель Paffoni Light LIG101NO/M С ВНУТРЕННЕЙ ЧАСТЬЮ, для раковины</text:p>
          </table:table-cell>
          <table:table-cell table:style-name="ce82"/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string" calcext:value-type="string">
            <text:p>29 400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Дверная ручка</text:p>
          </table:table-cell>
          <table:table-cell table:style-name="ce40" office:value-type="string" calcext:value-type="string">
            <text:p>Двери</text:p>
          </table:table-cell>
          <table:table-cell table:style-name="ce40"/>
          <table:table-cell table:style-name="ce82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82" office:value-type="string" calcext:value-type="string">
            <text:p>Дверная Ручка "Pure" Черная Матовая</text:p>
          </table:table-cell>
          <table:table-cell table:style-name="ce82"/>
          <table:table-cell table:style-name="ce82" office:value-type="string" calcext:value-type="string">
            <text:p><text:a xlink:href="https://sofiadoors.com/" xlink:type="simple">https://sofiadoors.com/</text:a></text:p>
          </table:table-cell>
          <table:table-cell table:style-name="ce82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46" office:value-type="currency" office:currency="RUB" office:value="8080" calcext:value-type="currency">
            <text:p>8 080 ₽</text:p>
          </table:table-cell>
          <table:table-cell table:style-name="ce146" table:formula="of:=[.K156]*[.N156]" office:value-type="currency" office:currency="RUB" office:value="8080" calcext:value-type="currency">
            <text:p>8 080 ₽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Душевая лейка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месители</text:p>
          </table:table-cell>
          <table:table-cell table:style-name="ce82" office:value-type="string" calcext:value-type="string">
            <text:p><text:a xlink:href="https://santehnika-online.ru/product/dushevoy_komplekt_am_pm_x_joy_fb85a1rh22_s_vnutrenney_chastyu_dlya_dusha_chyernyy/" xlink:type="simple">https://santehnika-online.ru/product/dushevoy_komplekt_am_pm_x_joy_fb85a1rh22_s_vnutrenney_chastyu_dlya_dusha_chyernyy/</text:a></text:p>
          </table:table-cell>
          <table:table-cell table:style-name="ce82" office:value-type="string" calcext:value-type="string">
            <text:p>Душевой комплект AM.PM X-Joy FB85A1RH22 С ВНУТРЕННЕЙ ЧАСТЬЮ, для душа, чёрный</text:p>
          </table:table-cell>
          <table:table-cell table:style-name="ce82"/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string" calcext:value-type="string">
            <text:p>25 690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17"/>
          <table:table-cell table:style-name="ce40" office:value-type="string" calcext:value-type="string">
            <text:p>тумба под раковину эмаль, тумба навесная с зеркалом с подсветкой открытые полки эмаль, стеллаж эмаль , навесные пеналы эмаль</text:p>
          </table:table-cell>
          <table:table-cell table:style-name="ce40" office:value-type="string" calcext:value-type="string">
            <text:p>мебель на заказ</text:p>
          </table:table-cell>
          <table:table-cell table:style-name="ce40" office:value-type="string" calcext:value-type="string">
            <text:p>мебель</text:p>
          </table:table-cell>
          <table:table-cell table:style-name="ce82"/>
          <table:table-cell table:style-name="ce82" office:value-type="string" calcext:value-type="string">
            <text:p><text:s/>Фасады: МДФ эмаль матовая, ЛДСП с зеркалом <text:s/>- Зеркало с подложкой ЛДСП - Корпус Egger однотонный, в кромке 0,4 мм, кромление по PUR технологии (подробнее https://www.interierno.com/news/pur/), задняя стенка ЛХДФ - Петли  Blum - Выдвижные ящики с фурнитурой скрытого монтажа </text:p>
          </table:table-cell>
          <table:table-cell table:style-name="ce82"/>
          <table:table-cell table:style-name="ce82" office:value-type="string" calcext:value-type="string">
            <text:p>Интерьерно</text:p>
          </table:table-cell>
          <table:table-cell table:style-name="ce82"/>
          <table:table-cell table:number-columns-repeated="2" table:style-name="ce146" office:value-type="string" calcext:value-type="string">
            <text:p>351 517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office:value-type="float" office:value="60" calcext:value-type="float">
            <text:p>60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Розетки и выключатели</text:p>
          </table:table-cell>
          <table:table-cell table:style-name="ce40" office:value-type="string" calcext:value-type="string">
            <text:p>электрика</text:p>
          </table:table-cell>
          <table:table-cell table:style-name="ce40" office:value-type="string" calcext:value-type="string">
            <text:p>выключатели и розетки</text:p>
          </table:table-cell>
          <table:table-cell table:style-name="ce82" office:value-type="string" calcext:value-type="string">
            <text:p><text:a xlink:href="https://girastore.ru/" xlink:type="simple">https://girastore.ru/</text:a></text:p>
          </table:table-cell>
          <table:table-cell table:style-name="ce82" office:value-type="string" calcext:value-type="string">
            <text:p>Gira System 55 +Esprit Glass C</text:p>
          </table:table-cell>
          <table:table-cell table:style-name="ce82" office:value-type="string" calcext:value-type="string">
            <text:p>95х95</text:p>
          </table:table-cell>
          <table:table-cell table:style-name="ce82" office:value-type="string" calcext:value-type="string">
            <text:p><text:a xlink:href="https://www.tesli.com/" xlink:type="simple">https://www.tesli.com/</text:a></text:p>
          </table:table-cell>
          <table:table-cell table:style-name="ce82"/>
          <table:table-cell table:style-name="ce146"/>
          <table:table-cell table:style-name="ce146" office:value-type="currency" office:currency="RUB" office:value="59307" calcext:value-type="currency">
            <text:p>59 307 ₽</text:p>
          </table:table-cell>
          <table:table-cell table:style-name="ce153"/>
          <table:table-cell table:style-name="ce173"/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Гигиенический душ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месители</text:p>
          </table:table-cell>
          <table:table-cell table:style-name="ce82" office:value-type="string" calcext:value-type="string">
            <text:p><text:a xlink:href="https://santehnika-online.ru/product/gigienicheskiy_dush_stworki_by_damixa_khelsinki_hfhs52030_so_smesitelem_s_vnutrenney_chastyu_chernyy/" xlink:type="simple">https://santehnika-online.ru/product/gigienicheskiy_dush_stworki_by_damixa_khelsinki_hfhs52030_so_smesitelem_s_vnutrenney_chastyu_chernyy/</text:a></text:p>
          </table:table-cell>
          <table:table-cell table:style-name="ce82" office:value-type="string" calcext:value-type="string">
            <text:p>Гигиенический душ STWORKI by Damixa Хельсинки HFHS52030 со смесителем, С ВНУТРЕННЕЙ ЧАСТЬЮ, черный</text:p>
          </table:table-cell>
          <table:table-cell table:style-name="ce82" office:value-type="string" calcext:value-type="string">
            <text:p>Длина шланга 150 см</text:p>
          </table:table-cell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currency" office:currency="RUB" office:value="9595" calcext:value-type="currency">
            <text:p>9 595 ₽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17"/>
          <table:table-cell table:style-name="ce40" office:value-type="string" calcext:value-type="string">
            <text:p>Подсветка</text:p>
          </table:table-cell>
          <table:table-cell table:style-name="ce40" office:value-type="string" calcext:value-type="string">
            <text:p>освещение</text:p>
          </table:table-cell>
          <table:table-cell table:style-name="ce40" office:value-type="string" calcext:value-type="string">
            <text:p>профиль</text:p>
          </table:table-cell>
          <table:table-cell table:style-name="ce82" office:value-type="string" calcext:value-type="string">
            <text:p><text:a xlink:href="https://arlight.group/catalog/profili-iz-plastika-857/profil-sl-slim20-h20-2000-anod-023722.html" xlink:type="simple">https://arlight.group/catalog/profili-iz-plastika-857/profil-sl-slim20-h20-2000-anod-023722.html</text:a></text:p>
          </table:table-cell>
          <table:table-cell table:style-name="ce82" office:value-type="string" calcext:value-type="string">
            <text:p>ПРОФИЛЬ SL-SLIM20-H20-2000 ANOD (ARLIGHT, АЛЮМИНИЙ)</text:p>
          </table:table-cell>
          <table:table-cell table:style-name="ce82" office:value-type="string" calcext:value-type="string">
            <text:p>20х20х2000 мм (2700)</text:p>
          </table:table-cell>
          <table:table-cell table:style-name="ce82" office:value-type="string" calcext:value-type="string">
            <text:p><text:a xlink:href="https://arlight.group/" xlink:type="simple">https://arlight.group/</text:a></text:p>
          </table:table-cell>
          <table:table-cell table:style-name="ce82"/>
          <table:table-cell table:style-name="ce146" office:value-type="currency" office:currency="RUB" office:value="670.94" calcext:value-type="currency">
            <text:p>671 ₽</text:p>
          </table:table-cell>
          <table:table-cell table:style-name="ce153" table:formula="of:=[.K161]*[.N161]" office:value-type="currency" office:currency="RUB" office:value="1811.538" calcext:value-type="currency">
            <text:p>1 812 ₽</text:p>
          </table:table-cell>
          <table:table-cell table:style-name="ce153"/>
          <table:table-cell table:style-name="ce174" office:value-type="float" office:value="2.7" calcext:value-type="float">
            <text:p>2,7</text:p>
          </table:table-cell>
          <table:table-cell table:style-name="ce260"/>
          <table:table-cell table:style-name="ce173" table:number-columns-repeated="3"/>
          <table:table-cell table:style-name="ce32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Подсветка</text:p>
          </table:table-cell>
          <table:table-cell table:style-name="ce40" office:value-type="string" calcext:value-type="string">
            <text:p>освещение</text:p>
          </table:table-cell>
          <table:table-cell table:style-name="ce40" office:value-type="string" calcext:value-type="string">
            <text:p>светодиодная лента</text:p>
          </table:table-cell>
          <table:table-cell table:style-name="ce82" office:value-type="string" calcext:value-type="string">
            <text:p><text:a xlink:href="https://arlight.group/catalog/cri95-98-rt-24v-60-4-8-w-m-ip20-984/svetodiodnaya-lenta-rt-2-5000-24v-day5000-3528-300-led-cri98-021412-1.html" xlink:type="simple">https://arlight.group/catalog/cri95-98-rt-24v-60-4-8-w-m-ip20-984/svetodiodnaya-lenta-rt-2-5000-24v-day5000-3528-300-led-cri98-021412-1.html</text:a></text:p>
          </table:table-cell>
          <table:table-cell table:style-name="ce82" office:value-type="string" calcext:value-type="string">
            <text:p>СВЕТОДИОДНАЯ ЛЕНТА RT 2-5000 24V DAY5000 (3528, 300 LED, CRI98) (ARLIGHT, 4.8 ВТ/М, IP20) 60 LED НА 1М</text:p>
          </table:table-cell>
          <table:table-cell table:style-name="ce82" office:value-type="string" calcext:value-type="string">
            <text:p>8х1,8 мм (2700)</text:p>
          </table:table-cell>
          <table:table-cell table:style-name="ce82" office:value-type="string" calcext:value-type="string">
            <text:p><text:a xlink:href="https://arlight.group/" xlink:type="simple">https://arlight.group/</text:a></text:p>
          </table:table-cell>
          <table:table-cell table:style-name="ce82"/>
          <table:table-cell table:style-name="ce146" office:value-type="currency" office:currency="RUB" office:value="393.4" calcext:value-type="currency">
            <text:p>393 ₽</text:p>
          </table:table-cell>
          <table:table-cell table:style-name="ce153" table:formula="of:=[.K162]*[.N162]" office:value-type="currency" office:currency="RUB" office:value="1062.18" calcext:value-type="currency">
            <text:p>1 062 ₽</text:p>
          </table:table-cell>
          <table:table-cell table:style-name="ce153"/>
          <table:table-cell table:style-name="ce174" office:value-type="float" office:value="2.7" calcext:value-type="float">
            <text:p>2,7</text:p>
          </table:table-cell>
          <table:table-cell table:style-name="ce260"/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13" calcext:value-type="float">
            <text:p>13</text:p>
          </table:table-cell>
          <table:table-cell table:style-name="ce32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Унитаз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ан.техника</text:p>
          </table:table-cell>
          <table:table-cell table:style-name="ce82" office:value-type="string" calcext:value-type="string">
            <text:p><text:a xlink:href="https://santehnika-online.ru/product/unitaz_podvesnoy_tece_one_9700200_bezobodkovyy_s_bide/" xlink:type="simple">https://santehnika-online.ru/product/unitaz_podvesnoy_tece_one_9700200_bezobodkovyy_s_bide/</text:a></text:p>
          </table:table-cell>
          <table:table-cell table:style-name="ce82" office:value-type="string" calcext:value-type="string">
            <text:p>Унитаз подвесной TECE One 9700200 безободковый с биде</text:p>
          </table:table-cell>
          <table:table-cell table:style-name="ce82" office:value-type="string" calcext:value-type="string">
            <text:p>54 x 40 x 39.2 см</text:p>
          </table:table-cell>
          <table:table-cell table:style-name="ce82" office:value-type="string" calcext:value-type="string">
            <text:p>https://santehnika-online.ru/</text:p>
          </table:table-cell>
          <table:table-cell table:style-name="ce82" office:value-type="string" calcext:value-type="string">
            <text:p>Унитаз-биде подвесной TECE One 9700200 с горизонтальным выпуском</text:p>
          </table:table-cell>
          <table:table-cell table:style-name="ce146" office:value-type="currency" office:currency="RUB" office:value="122144" calcext:value-type="currency">
            <text:p>122 144 ₽</text:p>
          </table:table-cell>
          <table:table-cell table:style-name="ce146" table:formula="of:=[.K163]*[.N163]" office:value-type="currency" office:currency="RUB" office:value="122144" calcext:value-type="currency">
            <text:p>122 144 ₽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Полотенцесушитель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ан.техника</text:p>
          </table:table-cell>
          <table:table-cell table:style-name="ce82" office:value-type="string" calcext:value-type="string">
            <text:p><text:a xlink:href="https://santehnika-online.ru/product/polotentsesushitel_elektricheskiy_lemark_bellario_p10_50x80_chernyy/?utm_source=google&amp;utm_medium=cpc&amp;utm_campaign=gmc-none-obshchaya-0-krasnodar-none-1525558291&amp;utm_content=v2" xlink:type="simple">https://santehnika-online.ru/product/polotentsesushitel_elektricheskiy_lemark_bellario_p10_50x80_chernyy/?utm_source=google&amp;utm_medium=cpc&amp;utm_campaign=gmc-none-obshchaya-0-krasnodar-none-1525558291&amp;utm_content=v2</text:a>||289597506227||pla-433809274692||||59977831084||1525558291||||g||||||pla||8381386||online||464139||RU||ru||433809274692||||||||c||433809274692||1011905||||&amp;gclid=Cj0KCQjw1ouKBhC5ARIsAHXNMI9jQ57u6up0xPlyF_biKuxX2k1akyY_8Bd32Tqa113BDtEpd3DhU7MaArTHEALw_wcB</text:p>
          </table:table-cell>
          <table:table-cell table:style-name="ce82" office:value-type="string" calcext:value-type="string">
            <text:p>Полотенцесушитель электрический Lemark Bellario П10 50x80, черный</text:p>
            <text:p/>
          </table:table-cell>
          <table:table-cell table:style-name="ce82" office:value-type="string" calcext:value-type="string">
            <text:p>50x80</text:p>
          </table:table-cell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string" calcext:value-type="string">
            <text:p>28 074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Держатель для полотенец</text:p>
          </table:table-cell>
          <table:table-cell table:style-name="ce40" office:value-type="string" calcext:value-type="string">
            <text:p>аксессуары</text:p>
          </table:table-cell>
          <table:table-cell table:style-name="ce40" office:value-type="string" calcext:value-type="string">
            <text:p>аксессуары для ванной комнаты</text:p>
          </table:table-cell>
          <table:table-cell table:style-name="ce82" office:value-type="string" calcext:value-type="string">
            <text:p><text:a xlink:href="https://santehnika-online.ru/product/kryuchok_colombo_design_look_lc27_nm/" xlink:type="simple">https://santehnika-online.ru/product/kryuchok_colombo_design_look_lc27_nm/</text:a></text:p>
          </table:table-cell>
          <table:table-cell table:style-name="ce82" office:value-type="string" calcext:value-type="string">
            <text:p>Крючок Colombo Design Look LC27.NM </text:p>
          </table:table-cell>
          <table:table-cell table:style-name="ce82" office:value-type="string" calcext:value-type="string">
            <text:p><text:s/>6 x 3.5 x 4.5 см</text:p>
          </table:table-cell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style-name="ce146" office:value-type="string" calcext:value-type="string">
            <text:p>2 930</text:p>
          </table:table-cell>
          <table:table-cell table:style-name="ce146" office:value-type="currency" office:currency="RUB" office:value="5860" calcext:value-type="currency">
            <text:p>5 860 ₽</text:p>
          </table:table-cell>
          <table:table-cell table:style-name="ce153"/>
          <table:table-cell table:style-name="ce173" office:value-type="float" office:value="2" calcext:value-type="float">
            <text:p>2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Держатель для туалетной бумаги</text:p>
          </table:table-cell>
          <table:table-cell table:style-name="ce40" office:value-type="string" calcext:value-type="string">
            <text:p>аксессуары</text:p>
          </table:table-cell>
          <table:table-cell table:style-name="ce40" office:value-type="string" calcext:value-type="string">
            <text:p>аксессуары для ванной комнаты</text:p>
          </table:table-cell>
          <table:table-cell table:style-name="ce82" office:value-type="string" calcext:value-type="string">
            <text:p><text:a xlink:href="https://santehnika-online.ru/product/derzhatel_tualetnoy_bumagi_duravit_starck_t_0099404600_chernyy_s_kryshkoy/" xlink:type="simple">https://santehnika-online.ru/product/derzhatel_tualetnoy_bumagi_duravit_starck_t_0099404600_chernyy_s_kryshkoy/</text:a></text:p>
          </table:table-cell>
          <table:table-cell table:style-name="ce82" office:value-type="string" calcext:value-type="string">
            <text:p>Duravit Starck T 0099404600 черный, с крышкой</text:p>
          </table:table-cell>
          <table:table-cell table:style-name="ce82" office:value-type="string" calcext:value-type="string">
            <text:p><text:s/>12.5 x 8.3 x 13.1 см</text:p>
          </table:table-cell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string" calcext:value-type="string">
            <text:p>9 151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Кнопка инсталляции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месители</text:p>
          </table:table-cell>
          <table:table-cell table:style-name="ce82" office:value-type="string" calcext:value-type="string">
            <text:p>https://santehnika-online.ru/product/knopka_smyva_tece_now_9240407_chernyy_matovyy/</text:p>
          </table:table-cell>
          <table:table-cell table:style-name="ce82" office:value-type="string" calcext:value-type="string">
            <text:p>Кнопка смыва TECE Now 9240407 черный матовый</text:p>
          </table:table-cell>
          <table:table-cell table:style-name="ce82" office:value-type="string" calcext:value-type="string">
            <text:p>22</text:p>
            <text:p>x</text:p>
            <text:p>15 см</text:p>
          </table:table-cell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currency" office:currency="RUB" office:value="5460" calcext:value-type="currency">
            <text:p>5 460 ₽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Принудительная вентиляция</text:p>
          </table:table-cell>
          <table:table-cell table:style-name="ce40" office:value-type="string" calcext:value-type="string">
            <text:p>электрика</text:p>
          </table:table-cell>
          <table:table-cell table:style-name="ce40"/>
          <table:table-cell table:style-name="ce82" office:value-type="string" calcext:value-type="string">
            <text:p><text:a xlink:href="https://ppk-levsha.ru/collection/marley-germaniya/product/ventilyator-marley-mp-100s-premium-p11" xlink:type="simple">https://ppk-levsha.ru/collection/marley-germaniya/product/ventilyator-marley-mp-100s-premium-p11</text:a></text:p>
          </table:table-cell>
          <table:table-cell table:style-name="ce82" office:value-type="string" calcext:value-type="string">
            <text:p>Вентилятор накладной Marley MP-100S (Premium P11) (таймер, датчик влажности, программируемый)</text:p>
          </table:table-cell>
          <table:table-cell table:style-name="ce82" office:value-type="string" calcext:value-type="string">
            <text:p>Диаметр - 100 мм</text:p>
          </table:table-cell>
          <table:table-cell table:style-name="ce82" office:value-type="string" calcext:value-type="string">
            <text:p><text:a xlink:href="https://ppk-levsha.ru/" xlink:type="simple">https://ppk-levsha.ru/</text:a></text:p>
          </table:table-cell>
          <table:table-cell table:style-name="ce82"/>
          <table:table-cell table:number-columns-repeated="2" table:style-name="ce146" office:value-type="currency" office:currency="RUB" office:value="17900" calcext:value-type="currency">
            <text:p>17 900 ₽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7"/>
          <table:table-cell table:style-name="ce40" office:value-type="string" calcext:value-type="string">
            <text:p>душевой трап</text:p>
          </table:table-cell>
          <table:table-cell table:style-name="ce40" office:value-type="string" calcext:value-type="string">
            <text:p>сантехника</text:p>
          </table:table-cell>
          <table:table-cell table:style-name="ce40" office:value-type="string" calcext:value-type="string">
            <text:p>сан.техника</text:p>
          </table:table-cell>
          <table:table-cell table:style-name="ce82" office:value-type="string" calcext:value-type="string">
            <text:p><text:a xlink:href="https://santehnika-online.ru/product/dushevoy_lotok_alcaplast_double_apz13_85_sm/" xlink:type="simple">https://santehnika-online.ru/product/dushevoy_lotok_alcaplast_double_apz13_85_sm/</text:a></text:p>
          </table:table-cell>
          <table:table-cell table:style-name="ce82" office:value-type="string" calcext:value-type="string">
            <text:p>Душевой лоток AlcaPlast Double APZ13 85 см</text:p>
          </table:table-cell>
          <table:table-cell table:style-name="ce82" office:value-type="string" calcext:value-type="string">
            <text:p>Длина внешней части</text:p>
            <text:p>85 см</text:p>
            <text:p>Ширина внешней части</text:p>
            <text:p>7.1 см</text:p>
          </table:table-cell>
          <table:table-cell table:style-name="ce82" office:value-type="string" calcext:value-type="string">
            <text:p><text:a xlink:href="https://santehnika-online.ru/" xlink:type="simple">https://santehnika-online.ru/</text:a></text:p>
          </table:table-cell>
          <table:table-cell table:style-name="ce82"/>
          <table:table-cell table:number-columns-repeated="2" table:style-name="ce146" office:value-type="string" calcext:value-type="string">
            <text:p>21 450</text:p>
          </table:table-cell>
          <table:table-cell table:style-name="ce153"/>
          <table:table-cell table:style-name="ce173" office:value-type="float" office:value="1" calcext:value-type="float">
            <text:p>1</text:p>
          </table:table-cell>
          <table:table-cell table:style-name="ce260"/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10">
          <table:table-cell table:style-name="ce371"/>
          <table:covered-table-cell table:style-name="ce17"/>
          <table:table-cell table:style-name="ce40" office:value-type="string" calcext:value-type="string">
            <text:p>Светильники</text:p>
          </table:table-cell>
          <table:table-cell table:style-name="ce40" office:value-type="string" calcext:value-type="string">
            <text:p>освещение</text:p>
          </table:table-cell>
          <table:table-cell table:style-name="ce40" office:value-type="string" calcext:value-type="string">
            <text:p>Светильники</text:p>
          </table:table-cell>
          <table:table-cell table:style-name="ce82" office:value-type="string" calcext:value-type="string">
            <text:p><text:a xlink:href="https://www.centrsvet.ru/catalog/nakladnie/piccolo_ceiling/" xlink:type="simple">https://www.centrsvet.ru/catalog/nakladnie/piccolo_ceiling/</text:a></text:p>
          </table:table-cell>
          <table:table-cell table:style-name="ce82" office:value-type="string" calcext:value-type="string">
            <text:p>LOCUS C IP65</text:p>
          </table:table-cell>
          <table:table-cell table:style-name="ce82"/>
          <table:table-cell table:style-name="ce82" office:value-type="string" calcext:value-type="string">
            <text:p><text:a xlink:href="http://www.centrsvet.ru/" xlink:type="simple">www.centrsvet.ru</text:a></text:p>
          </table:table-cell>
          <table:table-cell table:style-name="ce82" office:value-type="string" calcext:value-type="string">
            <text:p><text:a xlink:href="https://www.donolux.ru/" xlink:type="simple">https://www.donolux.ru/</text:a></text:p>
          </table:table-cell>
          <table:table-cell table:style-name="ce146" office:value-type="currency" office:currency="RUB" office:value="10800" calcext:value-type="currency">
            <text:p>10 800 ₽</text:p>
          </table:table-cell>
          <table:table-cell table:style-name="ce146" table:formula="of:=[.K170]*[.N170]" office:value-type="currency" office:currency="RUB" office:value="32400" calcext:value-type="currency">
            <text:p>32 400 ₽</text:p>
          </table:table-cell>
          <table:table-cell table:style-name="ce153"/>
          <table:table-cell table:style-name="ce173" office:value-type="float" office:value="3" calcext:value-type="float">
            <text:p>3</text:p>
          </table:table-cell>
          <table:table-cell table:style-name="ce260"/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table:formula="of:=13*[.N170]" office:value-type="float" office:value="39" calcext:value-type="float">
            <text:p>39</text:p>
          </table:table-cell>
          <table:table-cell table:style-name="ce1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4" office:value-type="string" calcext:value-type="string" table:number-columns-spanned="1" table:number-rows-spanned="17">
            <text:p>Хозяйственная комната (7)</text:p>
          </table:table-cell>
          <table:table-cell table:style-name="ce41" office:value-type="string" calcext:value-type="string">
            <text:p>напольное покрытие</text:p>
          </table:table-cell>
          <table:table-cell table:style-name="ce41" office:value-type="string" calcext:value-type="string">
            <text:p>отделка</text:p>
          </table:table-cell>
          <table:table-cell table:style-name="ce55" office:value-type="string" calcext:value-type="string">
            <text:p>плитка</text:p>
          </table:table-cell>
          <table:table-cell table:style-name="ce194" office:value-type="string" calcext:value-type="string">
            <text:p>https://www.italonceramica.ru/ru/kollektsii/millenium/</text:p>
          </table:table-cell>
          <table:table-cell table:style-name="ce194" office:value-type="string" calcext:value-type="string">
            <text:p>Itaion/Millenium/Silver</text:p>
          </table:table-cell>
          <table:table-cell table:style-name="ce104" office:value-type="string" calcext:value-type="string">
            <text:p>600х600</text:p>
          </table:table-cell>
          <table:table-cell table:style-name="ce104" office:value-type="string" calcext:value-type="string">
            <text:p><text:a xlink:href="http://www.ceramic.ru/" xlink:type="simple">http://www.ceramic.ru/</text:a></text:p>
          </table:table-cell>
          <table:table-cell table:style-name="ce143"/>
          <table:table-cell table:style-name="ce143" office:value-type="currency" office:currency="RUB" office:value="2515" calcext:value-type="currency">
            <text:p>2 515 ₽</text:p>
          </table:table-cell>
          <table:table-cell table:style-name="ce143" office:value-type="currency" office:currency="RUB" office:value="12474.4" calcext:value-type="currency">
            <text:p>12 474 ₽</text:p>
          </table:table-cell>
          <table:table-cell table:style-name="ce89"/>
          <table:table-cell table:style-name="ce194" office:value-type="float" office:value="4.96" calcext:value-type="float">
            <text:p>4,96</text:p>
          </table:table-cell>
          <table:table-cell table:style-name="ce194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истемы хранения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420" office:value-type="string" calcext:value-type="string">
            <text:p><text:a xlink:href="https://www.mrdoors.ru/" xlink:type="simple">https://www.mrdoors.ru/</text:a></text:p>
          </table:table-cell>
          <table:table-cell table:style-name="ce183" office:value-type="string" calcext:value-type="string">
            <text:p>Мr Doors, фасады эмаль</text:p>
          </table:table-cell>
          <table:table-cell table:style-name="ce183"/>
          <table:table-cell table:style-name="ce183" office:value-type="string" calcext:value-type="string">
            <text:p>https://www.mrdoors.ru/</text:p>
          </table:table-cell>
          <table:table-cell table:style-name="ce183"/>
          <table:table-cell table:number-columns-repeated="2" table:style-name="ce143" office:value-type="string" calcext:value-type="string">
            <text:p>250 00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Дверная ручка</text:p>
          </table:table-cell>
          <table:table-cell table:style-name="ce395" office:value-type="string" calcext:value-type="string">
            <text:p>Двери</text:p>
          </table:table-cell>
          <table:table-cell table:style-name="ce395"/>
          <table:table-cell table:style-name="ce183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83" office:value-type="string" calcext:value-type="string">
            <text:p>Дверная Ручка "Pure" Черная Матовая</text:p>
          </table:table-cell>
          <table:table-cell table:style-name="ce183"/>
          <table:table-cell table:style-name="ce183" office:value-type="string" calcext:value-type="string">
            <text:p><text:a xlink:href="https://sofiadoors.com/" xlink:type="simple">https://sofiadoors.com/</text:a></text:p>
          </table:table-cell>
          <table:table-cell table:style-name="ce183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43" office:value-type="currency" office:currency="RUB" office:value="8080" calcext:value-type="currency">
            <text:p>8 080 ₽</text:p>
          </table:table-cell>
          <table:table-cell table:style-name="ce143" table:formula="of:=[.K173]*[.N173]" office:value-type="currency" office:currency="RUB" office:value="8080" calcext:value-type="currency">
            <text:p>8 08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Раковина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ан.техника</text:p>
          </table:table-cell>
          <table:table-cell table:style-name="ce183" office:value-type="string" calcext:value-type="string">
            <text:p><text:a xlink:href="https://santehnika-online.ru/product/moyka_kukhonnaya_omoikiri_kata_54_u_bl_chernaya/" xlink:type="simple">https://santehnika-online.ru/product/moyka_kukhonnaya_omoikiri_kata_54_u_bl_chernaya/</text:a></text:p>
          </table:table-cell>
          <table:table-cell table:style-name="ce183" office:value-type="string" calcext:value-type="string">
            <text:p>Мойка кухонная Omoikiri Kata 54-U-BL черная</text:p>
          </table:table-cell>
          <table:table-cell table:style-name="ce183" office:value-type="string" calcext:value-type="string">
            <text:p><text:s/>54 x 42 см</text:p>
          </table:table-cell>
          <table:table-cell table:style-name="ce183" office:value-type="string" calcext:value-type="string">
            <text:p><text:a xlink:href="https://santehnika-online.ru/" xlink:type="simple">https://santehnika-online.ru/</text:a></text:p>
          </table:table-cell>
          <table:table-cell table:style-name="ce183"/>
          <table:table-cell table:number-columns-repeated="2" table:style-name="ce143" office:value-type="string" calcext:value-type="string">
            <text:p>17 73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тиральная машина</text:p>
          </table:table-cell>
          <table:table-cell table:style-name="ce395" office:value-type="string" calcext:value-type="string">
            <text:p>техника</text:p>
          </table:table-cell>
          <table:table-cell table:style-name="ce395" office:value-type="string" calcext:value-type="string">
            <text:p>бытовая техника</text:p>
          </table:table-cell>
          <table:table-cell table:style-name="ce183" office:value-type="string" calcext:value-type="string">
            <text:p>https://www.miele-shop.ru/catalog/p_11664200/miele-ru/ </text:p>
          </table:table-cell>
          <table:table-cell table:style-name="ce183" office:value-type="string" calcext:value-type="string">
            <text:p>Стиральная машина WSA023WCS Chrome Edition </text:p>
          </table:table-cell>
          <table:table-cell table:style-name="ce183" office:value-type="string" calcext:value-type="string">
            <text:p>Габариты (ВхШхГ): 85,0 x 59,6 x 63,6 см. </text:p>
          </table:table-cell>
          <table:table-cell table:style-name="ce183" office:value-type="string" calcext:value-type="string">
            <text:p>www.miele-shop.ru </text:p>
          </table:table-cell>
          <table:table-cell table:style-name="ce183"/>
          <table:table-cell table:number-columns-repeated="2" table:style-name="ce143" office:value-type="currency" office:currency="RUB" office:value="59000" calcext:value-type="currency">
            <text:p>59 0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100" calcext:value-type="float">
            <text:p>210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толешница для раковины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420" office:value-type="string" calcext:value-type="string">
            <text:p><text:a xlink:href="https://vicostone.ru/iskusstvenniy-kamen/bq8740-nero-marquina/" xlink:type="simple">https://vicostone.ru/iskusstvenniy-kamen/bq8740-nero-marquina/</text:a></text:p>
          </table:table-cell>
          <table:table-cell table:style-name="ce183" office:value-type="string" calcext:value-type="string">
            <text:p>Vicostone BQ-8740 Nero Marquina</text:p>
          </table:table-cell>
          <table:table-cell table:style-name="ce183"/>
          <table:table-cell table:style-name="ce183" office:value-type="string" calcext:value-type="string">
            <text:p><text:a xlink:href="https://www.mrdoors.ru/" xlink:type="simple">https://www.mrdoors.ru/</text:a></text:p>
          </table:table-cell>
          <table:table-cell table:style-name="ce183" office:value-type="string" calcext:value-type="string">
            <text:p>Silestone MARQUINA <text:s/>или <text:s/>Technistone POETIC BLACK Matt</text:p>
          </table:table-cell>
          <table:table-cell table:number-columns-repeated="2" table:style-name="ce143" office:value-type="currency" office:currency="RUB" office:value="50000" calcext:value-type="currency">
            <text:p>50 000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Рейлинг</text:p>
          </table:table-cell>
          <table:table-cell table:style-name="ce395" office:value-type="string" calcext:value-type="string">
            <text:p>аксессуары</text:p>
          </table:table-cell>
          <table:table-cell table:style-name="ce395" office:value-type="string" calcext:value-type="string">
            <text:p>аксессуары для ванной комнаты</text:p>
          </table:table-cell>
          <table:table-cell table:style-name="ce183" office:value-type="string" calcext:value-type="string">
            <text:p><text:a xlink:href="https://www.komplekttorg.ru/product/rejling-dlya-kuhni-nikel-matoviy-kessebohmer/" xlink:type="simple">https://www.komplekttorg.ru/product/rejling-dlya-kuhni-nikel-matoviy-kessebohmer/</text:a></text:p>
          </table:table-cell>
          <table:table-cell table:style-name="ce183" office:value-type="string" calcext:value-type="string">
            <text:p>Рейлинг Ø 16мм. никель матовый</text:p>
          </table:table-cell>
          <table:table-cell table:style-name="ce183" office:value-type="string" calcext:value-type="string">
            <text:p>Длина 1200 мм</text:p>
          </table:table-cell>
          <table:table-cell table:style-name="ce183" office:value-type="string" calcext:value-type="string">
            <text:p><text:a xlink:href="https://www.komplekttorg.ru/" xlink:type="simple">https://www.komplekttorg.ru/</text:a></text:p>
          </table:table-cell>
          <table:table-cell table:style-name="ce183"/>
          <table:table-cell table:number-columns-repeated="2" table:style-name="ce143" office:value-type="currency" office:currency="RUB" office:value="2347" calcext:value-type="currency">
            <text:p>2 347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ушильная машина</text:p>
          </table:table-cell>
          <table:table-cell table:style-name="ce395" office:value-type="string" calcext:value-type="string">
            <text:p>техника</text:p>
          </table:table-cell>
          <table:table-cell table:style-name="ce395" office:value-type="string" calcext:value-type="string">
            <text:p>бытовая техника</text:p>
          </table:table-cell>
          <table:table-cell table:style-name="ce183" office:value-type="string" calcext:value-type="string">
            <text:p>https://www.miele-shop.ru/catalog/p_11455840/miele-ru/ </text:p>
          </table:table-cell>
          <table:table-cell table:style-name="ce183" office:value-type="string" calcext:value-type="string">
            <text:p>Сушильная машина TED445WP Chrome Edition </text:p>
          </table:table-cell>
          <table:table-cell table:style-name="ce183" office:value-type="string" calcext:value-type="string">
            <text:p>Габариты Ш х В х Г в мм: 596 x 850 x 636 </text:p>
          </table:table-cell>
          <table:table-cell table:style-name="ce183" office:value-type="string" calcext:value-type="string">
            <text:p>www.miele-shop.ru <text:s/></text:p>
          </table:table-cell>
          <table:table-cell table:style-name="ce183"/>
          <table:table-cell table:number-columns-repeated="2" table:style-name="ce143" office:value-type="currency" office:currency="RUB" office:value="75900" calcext:value-type="currency">
            <text:p>75 9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100" calcext:value-type="float">
            <text:p>110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меситель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месители</text:p>
          </table:table-cell>
          <table:table-cell table:style-name="ce183" office:value-type="string" calcext:value-type="string">
            <text:p>https://santehnika-online.ru/product/smesitel_omoikiri_nakagawa_2_plus_4994343_dlya_kukhonnoy_moyki/</text:p>
          </table:table-cell>
          <table:table-cell table:style-name="ce183" office:value-type="string" calcext:value-type="string">
            <text:p>Смеситель Omoikiri Nakagawa 2 Plus 4994343 для кухонной мойки</text:p>
            <text:p/>
          </table:table-cell>
          <table:table-cell table:style-name="ce183" office:value-type="string" calcext:value-type="string">
            <text:p>Высота излива</text:p>
            <text:p>27.9 см</text:p>
            <text:p>Длина излива</text:p>
            <text:p>21 см</text:p>
          </table:table-cell>
          <table:table-cell table:style-name="ce183" office:value-type="string" calcext:value-type="string">
            <text:p><text:a xlink:href="https://santehnika-online.ru/" xlink:type="simple">https://santehnika-online.ru/</text:a></text:p>
          </table:table-cell>
          <table:table-cell table:style-name="ce183"/>
          <table:table-cell table:number-columns-repeated="2" table:style-name="ce143" office:value-type="string" calcext:value-type="string">
            <text:p>19 19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Фартук кухни</text:p>
          </table:table-cell>
          <table:table-cell table:style-name="ce395" office:value-type="string" calcext:value-type="string">
            <text:p>отделка</text:p>
          </table:table-cell>
          <table:table-cell table:style-name="ce395"/>
          <table:table-cell table:style-name="ce183" office:value-type="string" calcext:value-type="string">
            <text:p><text:a xlink:href="https://vicostone.ru/iskusstvenniy-kamen/bq8740-nero-marquina/" xlink:type="simple">https://vicostone.ru/iskusstvenniy-kamen/bq8740-nero-marquina/</text:a></text:p>
          </table:table-cell>
          <table:table-cell table:style-name="ce183" office:value-type="string" calcext:value-type="string">
            <text:p>Vicostone BQ-8740 Nero Marquina</text:p>
          </table:table-cell>
          <table:table-cell table:style-name="ce183" table:number-columns-repeated="2"/>
          <table:table-cell table:style-name="ce183" office:value-type="string" calcext:value-type="string">
            <text:p>Silestone MARQUINA <text:s/>или <text:s/>Technistone POETIC BLACK Matt</text:p>
          </table:table-cell>
          <table:table-cell table:number-columns-repeated="2" table:style-name="ce143" office:value-type="currency" office:currency="RUB" office:value="50000" calcext:value-type="currency">
            <text:p>50 000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Светильники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catalog/nakladnie/piccolo_ceiling/" xlink:type="simple">https://www.centrsvet.ru/catalog/nakladnie/piccolo_ceiling/</text:a></text:p>
          </table:table-cell>
          <table:table-cell table:style-name="ce183" office:value-type="string" calcext:value-type="string">
            <text:p>DOT.TOT SOFT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6200" calcext:value-type="currency">
            <text:p>6 200 ₽</text:p>
          </table:table-cell>
          <table:table-cell table:style-name="ce143" table:formula="of:=[.K181]*[.N181]" office:value-type="currency" office:currency="RUB" office:value="24800" calcext:value-type="currency">
            <text:p>24 800 ₽</text:p>
          </table:table-cell>
          <table:table-cell table:style-name="ce89"/>
          <table:table-cell table:style-name="ce104" office:value-type="float" office:value="4" calcext:value-type="float">
            <text:p>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8*[.N181]" office:value-type="float" office:value="32" calcext:value-type="float">
            <text:p>32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олотенцесушитель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ан.техника</text:p>
          </table:table-cell>
          <table:table-cell table:style-name="ce183" office:value-type="string" calcext:value-type="string">
            <text:p><text:a xlink:href="https://terma-online.ru/magazin/product/polotentsesushitel-terma-zigzag-835x500-metallic-black" xlink:type="simple">https://terma-online.ru/magazin/product/polotentsesushitel-terma-zigzag-835x500-metallic-black</text:a></text:p>
          </table:table-cell>
          <table:table-cell table:style-name="ce183" office:value-type="string" calcext:value-type="string">
            <text:p>Полотенцесушитель Terma Zigzag 835*500 Metallic Black</text:p>
          </table:table-cell>
          <table:table-cell table:style-name="ce123" office:value-type="string" calcext:value-type="string">
            <text:p>835*500</text:p>
          </table:table-cell>
          <table:table-cell table:style-name="ce183" office:value-type="string" calcext:value-type="string">
            <text:p><text:a xlink:href="https://terma-online.ru/" xlink:type="simple">https://terma-online.ru/</text:a></text:p>
          </table:table-cell>
          <table:table-cell table:style-name="ce183"/>
          <table:table-cell table:number-columns-repeated="2" table:style-name="ce143" office:value-type="string" calcext:value-type="string">
            <text:p>27 389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 table:formula="of:=[.A3]" office:value-type="currency" office:currency="RUB" office:value="32815840.058" calcext:value-type="currency">
            <text:p>32 815 840 ₽</text:p>
          </table:table-cell>
          <table:covered-table-cell table:style-name="ce14"/>
          <table:table-cell table:style-name="ce395" office:value-type="string" calcext:value-type="string">
            <text:p>Розетки и выключатели</text:p>
          </table:table-cell>
          <table:table-cell table:style-name="ce395" office:value-type="string" calcext:value-type="string">
            <text:p>электрика</text:p>
          </table:table-cell>
          <table:table-cell table:style-name="ce395" office:value-type="string" calcext:value-type="string">
            <text:p>выключатели и розетки</text:p>
          </table:table-cell>
          <table:table-cell table:style-name="ce183" office:value-type="string" calcext:value-type="string">
            <text:p><text:a xlink:href="https://girastore.ru/" xlink:type="simple">https://girastore.ru/</text:a></text:p>
          </table:table-cell>
          <table:table-cell table:style-name="ce183" office:value-type="string" calcext:value-type="string">
            <text:p>Gira System 55 +Esprit Glass C</text:p>
          </table:table-cell>
          <table:table-cell table:style-name="ce183" office:value-type="string" calcext:value-type="string">
            <text:p>95х95</text:p>
          </table:table-cell>
          <table:table-cell table:style-name="ce183" office:value-type="string" calcext:value-type="string">
            <text:p><text:a xlink:href="https://www.tesli.com/" xlink:type="simple">https://www.tesli.com/</text:a></text:p>
          </table:table-cell>
          <table:table-cell table:style-name="ce183"/>
          <table:table-cell table:style-name="ce143"/>
          <table:table-cell table:style-name="ce143" office:value-type="currency" office:currency="RUB" office:value="49261" calcext:value-type="currency">
            <text:p>49 261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Краска настенная №1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краска</text:p>
          </table:table-cell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 office:value-type="string" calcext:value-type="string">
            <text:p>H&amp;H (колеруем в цвет CAPAROL/Granit 60</text:p>
          </table:table-cell>
          <table:table-cell table:style-name="ce183"/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43" office:value-type="currency" office:currency="RUB" office:value="310" calcext:value-type="currency">
            <text:p>310 ₽</text:p>
          </table:table-cell>
          <table:table-cell table:style-name="ce143" office:value-type="currency" office:currency="RUB" office:value="6345" calcext:value-type="currency">
            <text:p>6 345 ₽</text:p>
          </table:table-cell>
          <table:table-cell table:style-name="ce89"/>
          <table:table-cell table:style-name="ce104" office:value-type="float" office:value="20.47" calcext:value-type="float">
            <text:p>20,47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Декоративная штукатурка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декоративная штукатурка</text:p>
          </table:table-cell>
          <table:table-cell table:style-name="ce183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83" office:value-type="string" calcext:value-type="string">
            <text:p>Кремпласт</text:p>
          </table:table-cell>
          <table:table-cell table:style-name="ce183"/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43" office:value-type="currency" office:currency="RUB" office:value="1600" calcext:value-type="currency">
            <text:p>1 600 ₽</text:p>
          </table:table-cell>
          <table:table-cell table:style-name="ce143" office:value-type="currency" office:currency="RUB" office:value="5408" calcext:value-type="currency">
            <text:p>5 408 ₽</text:p>
          </table:table-cell>
          <table:table-cell table:style-name="ce89"/>
          <table:table-cell table:style-name="ce104" office:value-type="float" office:value="3.38" calcext:value-type="float">
            <text:p>3,38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0" table:formula="of:=[.T12]" office:value-type="percentage" office:value="0.991423670668954" calcext:value-type="percentage">
            <text:p>99,14%</text:p>
          </table:table-cell>
          <table:covered-table-cell table:style-name="ce14"/>
          <table:table-cell table:style-name="ce395" office:value-type="string" calcext:value-type="string">
            <text:p>Теневой профиль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Теневой профиль</text:p>
          </table:table-cell>
          <table:table-cell table:style-name="ce183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83" office:value-type="string" calcext:value-type="string">
            <text:p>KRAAB GIPPS с демпфером</text:p>
          </table:table-cell>
          <table:table-cell table:style-name="ce183" office:value-type="string" calcext:value-type="string">
            <text:p>2000x33,8x14</text:p>
          </table:table-cell>
          <table:table-cell table:style-name="ce183" office:value-type="string" calcext:value-type="string">
            <text:p>KRAAB</text:p>
          </table:table-cell>
          <table:table-cell table:style-name="ce183" office:value-type="string" calcext:value-type="string">
            <text:p><text:a xlink:href="https://tenevoy.ru/" xlink:type="simple">https://tenevoy.ru/</text:a></text:p>
          </table:table-cell>
          <table:table-cell table:style-name="ce143" office:value-type="currency" office:currency="RUB" office:value="450" calcext:value-type="currency">
            <text:p>450 ₽</text:p>
          </table:table-cell>
          <table:table-cell table:style-name="ce143" table:formula="of:=[.K186]*[.N186]" office:value-type="currency" office:currency="RUB" office:value="2070" calcext:value-type="currency">
            <text:p>2 070 ₽</text:p>
          </table:table-cell>
          <table:table-cell table:style-name="ce89"/>
          <table:table-cell table:style-name="ce104" office:value-type="float" office:value="4.6" calcext:value-type="float">
            <text:p>4,6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1703, 2900 (1вн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4"/>
          <table:table-cell table:style-name="ce395" office:value-type="string" calcext:value-type="string">
            <text:p>Плинтус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Плинус</text:p>
          </table:table-cell>
          <table:table-cell table:style-name="ce420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83" office:value-type="string" calcext:value-type="string">
            <text:p>Плинтус скрытого монтажа Pro Design Universal (не анод. Алюминий)</text:p>
          </table:table-cell>
          <table:table-cell table:style-name="ce183" office:value-type="string" calcext:value-type="string">
            <text:p>80x12x2700</text:p>
          </table:table-cell>
          <table:table-cell table:style-name="ce183" office:value-type="string" calcext:value-type="string">
            <text:p>symetric.ru</text:p>
          </table:table-cell>
          <table:table-cell table:style-name="ce183"/>
          <table:table-cell table:style-name="ce143" table:formula="of:=599+425" office:value-type="currency" office:currency="RUB" office:value="1024" calcext:value-type="currency">
            <text:p>1 024 ₽</text:p>
          </table:table-cell>
          <table:table-cell table:style-name="ce143" table:formula="of:=[.K187]*[.N187]" office:value-type="currency" office:currency="RUB" office:value="1331.2" calcext:value-type="currency">
            <text:p>1 331 ₽</text:p>
          </table:table-cell>
          <table:table-cell table:style-name="ce89"/>
          <table:table-cell table:style-name="ce104" office:value-type="float" office:value="1.3" calcext:value-type="float">
            <text:p>1,3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8" office:value-type="string" calcext:value-type="string" table:number-columns-spanned="1" table:number-rows-spanned="13">
            <text:p>Кладовая (8)</text:p>
          </table:table-cell>
          <table:table-cell table:style-name="ce42" office:value-type="string" calcext:value-type="string">
            <text:p>напольное покрытие</text:p>
          </table:table-cell>
          <table:table-cell table:style-name="ce53" office:value-type="string" calcext:value-type="string">
            <text:p>отделка</text:p>
          </table:table-cell>
          <table:table-cell table:style-name="ce57" office:value-type="string" calcext:value-type="string">
            <text:p>плитка</text:p>
          </table:table-cell>
          <table:table-cell table:style-name="ce84" office:value-type="string" calcext:value-type="string">
            <text:p>https://www.italonceramica.ru/ru/kollektsii/millenium/</text:p>
          </table:table-cell>
          <table:table-cell table:style-name="ce110" office:value-type="string" calcext:value-type="string">
            <text:p>Itaion/Millenium/Silver</text:p>
          </table:table-cell>
          <table:table-cell table:style-name="ce110" office:value-type="string" calcext:value-type="string">
            <text:p>600х600</text:p>
          </table:table-cell>
          <table:table-cell table:style-name="ce84" office:value-type="string" calcext:value-type="string">
            <text:p><text:a xlink:href="http://www.ceramic.ru/" xlink:type="simple">http://www.ceramic.ru/</text:a></text:p>
          </table:table-cell>
          <table:table-cell table:style-name="ce84"/>
          <table:table-cell table:style-name="ce110" office:value-type="float" office:value="2515" calcext:value-type="float">
            <text:p>2515</text:p>
          </table:table-cell>
          <table:table-cell table:style-name="ce110" office:value-type="float" office:value="18485.25" calcext:value-type="float">
            <text:p>18485,25</text:p>
          </table:table-cell>
          <table:table-cell table:style-name="ce124"/>
          <table:table-cell table:style-name="ce84" office:value-type="float" office:value="7.35" calcext:value-type="float">
            <text:p>7,35</text:p>
          </table:table-cell>
          <table:table-cell table:style-name="ce84"/>
          <table:table-cell table:style-name="ce110" table:number-columns-repeated="3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Дверная ручка</text:p>
          </table:table-cell>
          <table:table-cell table:style-name="ce43" office:value-type="string" calcext:value-type="string">
            <text:p>Двери</text:p>
          </table:table-cell>
          <table:table-cell table:style-name="ce43"/>
          <table:table-cell table:style-name="ce85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85" office:value-type="string" calcext:value-type="string">
            <text:p>Дверная Ручка "Pure" Черная Матовая</text:p>
          </table:table-cell>
          <table:table-cell table:style-name="ce85"/>
          <table:table-cell table:style-name="ce85" office:value-type="string" calcext:value-type="string">
            <text:p><text:a xlink:href="https://sofiadoors.com/" xlink:type="simple">https://sofiadoors.com/</text:a></text:p>
          </table:table-cell>
          <table:table-cell table:style-name="ce85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87" office:value-type="currency" office:currency="RUB" office:value="8080" calcext:value-type="currency">
            <text:p>8 080 ₽</text:p>
          </table:table-cell>
          <table:table-cell table:style-name="ce87" table:formula="of:=[.K189]*[.N189]" office:value-type="currency" office:currency="RUB" office:value="8080" calcext:value-type="currency">
            <text:p>8 08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 table:number-columns-repeated="3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Системы хранения</text:p>
          </table:table-cell>
          <table:table-cell table:style-name="ce43" office:value-type="string" calcext:value-type="string">
            <text:p>мебель на заказ</text:p>
          </table:table-cell>
          <table:table-cell table:style-name="ce43" office:value-type="string" calcext:value-type="string">
            <text:p>мебель</text:p>
          </table:table-cell>
          <table:table-cell table:style-name="ce86" office:value-type="string" calcext:value-type="string">
            <text:p><text:a xlink:href="https://www.mrdoors.ru/" xlink:type="simple">https://www.mrdoors.ru/</text:a></text:p>
          </table:table-cell>
          <table:table-cell table:style-name="ce86" office:value-type="string" calcext:value-type="string">
            <text:p>Мr Doors, фасады эмаль</text:p>
          </table:table-cell>
          <table:table-cell table:style-name="ce43"/>
          <table:table-cell table:style-name="ce86" office:value-type="string" calcext:value-type="string">
            <text:p>https://www.mrdoors.ru/</text:p>
          </table:table-cell>
          <table:table-cell table:style-name="ce86"/>
          <table:table-cell table:style-name="ce43" office:value-type="string" calcext:value-type="string">
            <text:p>500 000</text:p>
          </table:table-cell>
          <table:table-cell table:style-name="ce86" office:value-type="string" calcext:value-type="string">
            <text:p>500 000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43" table:number-columns-repeated="2"/>
          <table:table-cell table:style-name="ce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Розетки и выключатели</text:p>
          </table:table-cell>
          <table:table-cell table:style-name="ce43" office:value-type="string" calcext:value-type="string">
            <text:p>электрика</text:p>
          </table:table-cell>
          <table:table-cell table:style-name="ce43" office:value-type="string" calcext:value-type="string">
            <text:p>выключатели и розетки</text:p>
          </table:table-cell>
          <table:table-cell table:style-name="ce85" office:value-type="string" calcext:value-type="string">
            <text:p><text:a xlink:href="https://girastore.ru/" xlink:type="simple">https://girastore.ru/</text:a></text:p>
          </table:table-cell>
          <table:table-cell table:style-name="ce85" office:value-type="string" calcext:value-type="string">
            <text:p>Gira System 55 +Esprit Glass C</text:p>
          </table:table-cell>
          <table:table-cell table:style-name="ce85" office:value-type="string" calcext:value-type="string">
            <text:p>95х95</text:p>
          </table:table-cell>
          <table:table-cell table:style-name="ce85" office:value-type="string" calcext:value-type="string">
            <text:p><text:a xlink:href="https://www.tesli.com/" xlink:type="simple">https://www.tesli.com/</text:a></text:p>
          </table:table-cell>
          <table:table-cell table:style-name="ce85"/>
          <table:table-cell table:style-name="ce87"/>
          <table:table-cell table:style-name="ce87" office:value-type="currency" office:currency="RUB" office:value="11533" calcext:value-type="currency">
            <text:p>11 533 ₽</text:p>
          </table:table-cell>
          <table:table-cell table:style-name="ce124"/>
          <table:table-cell table:style-name="ce110"/>
          <table:table-cell table:style-name="ce287"/>
          <table:table-cell table:style-name="ce110" table:number-columns-repeated="3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Трековая система INF</text:p>
          </table:table-cell>
          <table:table-cell table:style-name="ce43" office:value-type="string" calcext:value-type="string">
            <text:p>освещение</text:p>
          </table:table-cell>
          <table:table-cell table:style-name="ce43" office:value-type="string" calcext:value-type="string">
            <text:p>Светильники</text:p>
          </table:table-cell>
          <table:table-cell table:style-name="ce85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85" office:value-type="string" calcext:value-type="string">
            <text:p><text:s/>INF TRACK T51 BP DALI 2</text:p>
          </table:table-cell>
          <table:table-cell table:style-name="ce85"/>
          <table:table-cell table:style-name="ce86" office:value-type="string" calcext:value-type="string">
            <text:p><text:a xlink:href="http://www.centrsvet.ru/" xlink:type="simple">www.centrsvet.ru</text:a></text:p>
          </table:table-cell>
          <table:table-cell table:style-name="ce85" office:value-type="string" calcext:value-type="string">
            <text:p><text:a xlink:href="https://www.donolux.ru/" xlink:type="simple">https://www.donolux.ru/</text:a></text:p>
          </table:table-cell>
          <table:table-cell table:style-name="ce87" office:value-type="currency" office:currency="RUB" office:value="10000" calcext:value-type="currency">
            <text:p>10 000 ₽</text:p>
          </table:table-cell>
          <table:table-cell table:style-name="ce87" table:formula="of:=[.K192]*[.N192]" office:value-type="currency" office:currency="RUB" office:value="10000" calcext:value-type="currency">
            <text:p>10 00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Трековая система INF</text:p>
          </table:table-cell>
          <table:table-cell table:style-name="ce43" office:value-type="string" calcext:value-type="string">
            <text:p>освещение</text:p>
          </table:table-cell>
          <table:table-cell table:style-name="ce43" office:value-type="string" calcext:value-type="string">
            <text:p>Светильники</text:p>
          </table:table-cell>
          <table:table-cell table:style-name="ce85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85" office:value-type="string" calcext:value-type="string">
            <text:p>ERP 100-48 100Вт48В</text:p>
          </table:table-cell>
          <table:table-cell table:style-name="ce85"/>
          <table:table-cell table:style-name="ce86" office:value-type="string" calcext:value-type="string">
            <text:p><text:a xlink:href="http://www.centrsvet.ru/" xlink:type="simple">www.centrsvet.ru</text:a></text:p>
          </table:table-cell>
          <table:table-cell table:style-name="ce85" office:value-type="string" calcext:value-type="string">
            <text:p><text:a xlink:href="https://www.donolux.ru/" xlink:type="simple">https://www.donolux.ru/</text:a></text:p>
          </table:table-cell>
          <table:table-cell table:style-name="ce87" office:value-type="currency" office:currency="RUB" office:value="6200" calcext:value-type="currency">
            <text:p>6 200 ₽</text:p>
          </table:table-cell>
          <table:table-cell table:style-name="ce87" table:formula="of:=[.K193]*[.N193]" office:value-type="currency" office:currency="RUB" office:value="6200" calcext:value-type="currency">
            <text:p>6 20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Трековая система INF</text:p>
          </table:table-cell>
          <table:table-cell table:style-name="ce43" office:value-type="string" calcext:value-type="string">
            <text:p>освещение</text:p>
          </table:table-cell>
          <table:table-cell table:style-name="ce43" office:value-type="string" calcext:value-type="string">
            <text:p>Светильники</text:p>
          </table:table-cell>
          <table:table-cell table:style-name="ce85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85" office:value-type="string" calcext:value-type="string">
            <text:p>CAP INF TRACK T51 BP</text:p>
          </table:table-cell>
          <table:table-cell table:style-name="ce85"/>
          <table:table-cell table:style-name="ce86" office:value-type="string" calcext:value-type="string">
            <text:p><text:a xlink:href="http://www.centrsvet.ru/" xlink:type="simple">www.centrsvet.ru</text:a></text:p>
          </table:table-cell>
          <table:table-cell table:style-name="ce85" office:value-type="string" calcext:value-type="string">
            <text:p><text:a xlink:href="https://www.donolux.ru/" xlink:type="simple">https://www.donolux.ru/</text:a></text:p>
          </table:table-cell>
          <table:table-cell table:style-name="ce87" office:value-type="currency" office:currency="RUB" office:value="800" calcext:value-type="currency">
            <text:p>800 ₽</text:p>
          </table:table-cell>
          <table:table-cell table:style-name="ce87" table:formula="of:=[.K194]*[.N194]" office:value-type="currency" office:currency="RUB" office:value="800" calcext:value-type="currency">
            <text:p>80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Трековая система INF</text:p>
          </table:table-cell>
          <table:table-cell table:style-name="ce43" office:value-type="string" calcext:value-type="string">
            <text:p>освещение</text:p>
          </table:table-cell>
          <table:table-cell table:style-name="ce43" office:value-type="string" calcext:value-type="string">
            <text:p>Светильники</text:p>
          </table:table-cell>
          <table:table-cell table:style-name="ce85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85" office:value-type="string" calcext:value-type="string">
            <text:p>INF POWER CONNECTOR BP DALI 2</text:p>
          </table:table-cell>
          <table:table-cell table:style-name="ce85"/>
          <table:table-cell table:style-name="ce86" office:value-type="string" calcext:value-type="string">
            <text:p><text:a xlink:href="http://www.centrsvet.ru/" xlink:type="simple">www.centrsvet.ru</text:a></text:p>
          </table:table-cell>
          <table:table-cell table:style-name="ce85" office:value-type="string" calcext:value-type="string">
            <text:p><text:a xlink:href="https://www.donolux.ru/" xlink:type="simple">https://www.donolux.ru/</text:a></text:p>
          </table:table-cell>
          <table:table-cell table:style-name="ce87" office:value-type="currency" office:currency="RUB" office:value="2800" calcext:value-type="currency">
            <text:p>2 800 ₽</text:p>
          </table:table-cell>
          <table:table-cell table:style-name="ce87" table:formula="of:=[.K195]*[.N195]" office:value-type="currency" office:currency="RUB" office:value="2800" calcext:value-type="currency">
            <text:p>2 80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Трековая система INF</text:p>
          </table:table-cell>
          <table:table-cell table:style-name="ce43" office:value-type="string" calcext:value-type="string">
            <text:p>освещение</text:p>
          </table:table-cell>
          <table:table-cell table:style-name="ce43" office:value-type="string" calcext:value-type="string">
            <text:p>Светильники</text:p>
          </table:table-cell>
          <table:table-cell table:style-name="ce85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85" office:value-type="string" calcext:value-type="string">
            <text:p>INF TURN SPOT LINE 200 1030 36° BK 10Вт3000К36°IP4048В</text:p>
          </table:table-cell>
          <table:table-cell table:style-name="ce85"/>
          <table:table-cell table:style-name="ce86" office:value-type="string" calcext:value-type="string">
            <text:p><text:a xlink:href="http://www.centrsvet.ru/" xlink:type="simple">www.centrsvet.ru</text:a></text:p>
          </table:table-cell>
          <table:table-cell table:style-name="ce85" office:value-type="string" calcext:value-type="string">
            <text:p><text:a xlink:href="https://www.donolux.ru/" xlink:type="simple">https://www.donolux.ru/</text:a></text:p>
          </table:table-cell>
          <table:table-cell table:style-name="ce87" office:value-type="currency" office:currency="RUB" office:value="10800" calcext:value-type="currency">
            <text:p>10 800 ₽</text:p>
          </table:table-cell>
          <table:table-cell table:style-name="ce87" table:formula="of:=[.K196]*[.N196]" office:value-type="currency" office:currency="RUB" office:value="21600" calcext:value-type="currency">
            <text:p>21 600 ₽</text:p>
          </table:table-cell>
          <table:table-cell table:style-name="ce124"/>
          <table:table-cell table:style-name="ce110" office:value-type="float" office:value="2" calcext:value-type="float">
            <text:p>2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table:formula="of:=10*[.N196]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Трековая система INF</text:p>
          </table:table-cell>
          <table:table-cell table:style-name="ce43" office:value-type="string" calcext:value-type="string">
            <text:p>освещение</text:p>
          </table:table-cell>
          <table:table-cell table:style-name="ce43" office:value-type="string" calcext:value-type="string">
            <text:p>Светильники</text:p>
          </table:table-cell>
          <table:table-cell table:style-name="ce85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85" office:value-type="string" calcext:value-type="string">
            <text:p><text:s/>INF LINE 800 1630 BD DALI 2 3000К120°IP4048ВDIM DALI 2</text:p>
          </table:table-cell>
          <table:table-cell table:style-name="ce85"/>
          <table:table-cell table:style-name="ce86" office:value-type="string" calcext:value-type="string">
            <text:p><text:a xlink:href="http://www.centrsvet.ru/" xlink:type="simple">www.centrsvet.ru</text:a></text:p>
          </table:table-cell>
          <table:table-cell table:style-name="ce85" office:value-type="string" calcext:value-type="string">
            <text:p><text:a xlink:href="https://www.donolux.ru/" xlink:type="simple">https://www.donolux.ru/</text:a></text:p>
          </table:table-cell>
          <table:table-cell table:style-name="ce87" office:value-type="currency" office:currency="RUB" office:value="10800" calcext:value-type="currency">
            <text:p>10 800 ₽</text:p>
          </table:table-cell>
          <table:table-cell table:style-name="ce87" table:formula="of:=[.K197]*[.N197]" office:value-type="currency" office:currency="RUB" office:value="10800" calcext:value-type="currency">
            <text:p>10 80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table:formula="of:=16*[.N197]" office:value-type="float" office:value="16" calcext:value-type="float">
            <text:p>16</text:p>
          </table:table-cell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Вытяжка</text:p>
          </table:table-cell>
          <table:table-cell table:style-name="ce43" office:value-type="string" calcext:value-type="string">
            <text:p>техника</text:p>
          </table:table-cell>
          <table:table-cell table:style-name="ce43" office:value-type="string" calcext:value-type="string">
            <text:p>бытовая техника</text:p>
          </table:table-cell>
          <table:table-cell table:style-name="ce85" office:value-type="string" calcext:value-type="string">
            <text:p><text:a xlink:href="https://www.centrsvet.ru/catalog/infinity_dali2/infinity_air/" xlink:type="simple">https://www.centrsvet.ru/catalog/infinity_dali2/infinity_air/</text:a></text:p>
          </table:table-cell>
          <table:table-cell table:style-name="ce85" office:value-type="string" calcext:value-type="string">
            <text:p>Infinity Air</text:p>
          </table:table-cell>
          <table:table-cell table:style-name="ce85"/>
          <table:table-cell table:style-name="ce85" office:value-type="string" calcext:value-type="string">
            <text:p><text:a xlink:href="https://www.centrsvet.ru/" xlink:type="simple">https://www.centrsvet.ru/</text:a></text:p>
          </table:table-cell>
          <table:table-cell table:style-name="ce85"/>
          <table:table-cell table:style-name="ce87" office:value-type="currency" office:currency="RUB" office:value="24400" calcext:value-type="currency">
            <text:p>24 400 ₽</text:p>
          </table:table-cell>
          <table:table-cell table:style-name="ce87" office:value-type="currency" office:currency="RUB" office:value="2400" calcext:value-type="currency">
            <text:p>2 400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Краска настенная №1</text:p>
          </table:table-cell>
          <table:table-cell table:style-name="ce43" office:value-type="string" calcext:value-type="string">
            <text:p>отделка</text:p>
          </table:table-cell>
          <table:table-cell table:style-name="ce43" office:value-type="string" calcext:value-type="string">
            <text:p>краска</text:p>
          </table:table-cell>
          <table:table-cell table:style-name="ce87" office:value-type="string" calcext:value-type="string">
            <text:p><text:a xlink:href="https://www.derufa.ru/" xlink:type="simple">https://www.derufa.ru/</text:a></text:p>
          </table:table-cell>
          <table:table-cell table:style-name="ce87" office:value-type="string" calcext:value-type="string">
            <text:p>H&amp;H (колеруем в цвет CAPAROL/Granit 60</text:p>
          </table:table-cell>
          <table:table-cell table:style-name="ce124"/>
          <table:table-cell table:style-name="ce85" office:value-type="string" calcext:value-type="string">
            <text:p><text:a xlink:href="https://www.derufa.ru/" xlink:type="simple">https://www.derufa.ru/</text:a></text:p>
          </table:table-cell>
          <table:table-cell table:style-name="ce85"/>
          <table:table-cell table:style-name="ce87" office:value-type="currency" office:currency="RUB" office:value="310" calcext:value-type="currency">
            <text:p>310 ₽</text:p>
          </table:table-cell>
          <table:table-cell table:style-name="ce87"/>
          <table:table-cell table:style-name="ce124"/>
          <table:table-cell table:style-name="ce110"/>
          <table:table-cell table:style-name="ce287"/>
          <table:table-cell table:style-name="ce110" table:number-columns-repeated="3"/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8"/>
          <table:table-cell table:style-name="ce43" office:value-type="string" calcext:value-type="string">
            <text:p>Холодильник</text:p>
          </table:table-cell>
          <table:table-cell table:style-name="ce43" office:value-type="string" calcext:value-type="string">
            <text:p>техника</text:p>
          </table:table-cell>
          <table:table-cell table:style-name="ce43" office:value-type="string" calcext:value-type="string">
            <text:p>бытовая техника</text:p>
          </table:table-cell>
          <table:table-cell table:style-name="ce85" office:value-type="string" calcext:value-type="string">
            <text:p>https://www.mvideo.ru/products/holodilnik-liebherr-cbnbs-4835-20070019?_uhta=&amp;gclid=Cj0KCQjw1ouKBhC5ARIsAHXNMI-WtHKNWkdRg06PNzJEj0R9LLoP4i80yWDHy2FDAPaPNLCK7LGF7lEaAqQ5EALw_wcB </text:p>
          </table:table-cell>
          <table:table-cell table:style-name="ce85" office:value-type="string" calcext:value-type="string">
            <text:p>Холодильник Liebherr CBNbs 4835 </text:p>
          </table:table-cell>
          <table:table-cell table:style-name="ce85" office:value-type="string" calcext:value-type="string">
            <text:p>201*60*66,5 </text:p>
          </table:table-cell>
          <table:table-cell table:style-name="ce85" office:value-type="string" calcext:value-type="string">
            <text:p>www.miele-shop.ru <text:s text:c="2"/></text:p>
          </table:table-cell>
          <table:table-cell table:style-name="ce85"/>
          <table:table-cell table:number-columns-repeated="2" table:style-name="ce87" office:value-type="currency" office:currency="RUB" office:value="91899" calcext:value-type="currency">
            <text:p>91 899 ₽</text:p>
          </table:table-cell>
          <table:table-cell table:style-name="ce124"/>
          <table:table-cell table:style-name="ce110" office:value-type="float" office:value="1" calcext:value-type="float">
            <text:p>1</text:p>
          </table:table-cell>
          <table:table-cell table:style-name="ce287"/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90" calcext:value-type="float">
            <text:p>190</text:p>
          </table:table-cell>
          <table:table-cell table:style-name="ce110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9" office:value-type="string" calcext:value-type="string" table:number-columns-spanned="1" table:number-rows-spanned="23">
            <text:p>Прихожая (9)</text:p>
          </table:table-cell>
          <table:table-cell table:style-name="ce44" office:value-type="string" calcext:value-type="string">
            <text:p>напольное покрытие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плитка</text:p>
          </table:table-cell>
          <table:table-cell table:style-name="ce127" office:value-type="string" calcext:value-type="string">
            <text:p><text:a xlink:href="https://www.keramoteka.ru/catalog/atlas-concorde-russia/empire/" xlink:type="simple">https://www.keramoteka.ru/catalog/atlas-concorde-russia/empire/</text:a></text:p>
          </table:table-cell>
          <table:table-cell table:style-name="ce127" office:value-type="string" calcext:value-type="string">
            <text:p>Керамогранит ATLAS CONCORDE RUSSIA EMPIRE / ЭМПАИР Empire Statuario Matte </text:p>
          </table:table-cell>
          <table:table-cell table:style-name="ce127" office:value-type="string" calcext:value-type="string">
            <text:p>60x120 см </text:p>
          </table:table-cell>
          <table:table-cell table:style-name="ce127" office:value-type="string" calcext:value-type="string">
            <text:p>КЕРАМОТЕКА</text:p>
          </table:table-cell>
          <table:table-cell table:style-name="ce127" office:value-type="string" calcext:value-type="string">
            <text:p>Шарм Делюкс Флор Проджект, Бьянко Микеланджело 1200х600</text:p>
          </table:table-cell>
          <table:table-cell table:style-name="ce111" office:value-type="currency" office:currency="RUB" office:value="2568" calcext:value-type="currency">
            <text:p>2 568 ₽</text:p>
          </table:table-cell>
          <table:table-cell table:style-name="ce125" table:formula="of:=[.K201]*[.N201]" office:value-type="currency" office:currency="RUB" office:value="19362.72" calcext:value-type="currency">
            <text:p>19 363 ₽</text:p>
          </table:table-cell>
          <table:table-cell table:style-name="ce125"/>
          <table:table-cell table:style-name="ce175" office:value-type="float" office:value="7.54" calcext:value-type="float">
            <text:p>7,54</text:p>
          </table:table-cell>
          <table:table-cell table:style-name="ce288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Декоративная штукатурк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декоративная штукатурка</text:p>
          </table:table-cell>
          <table:table-cell table:style-name="ce127" office:value-type="string" calcext:value-type="string">
            <text:p><text:a xlink:href="https://www.derufa.ru/products/?product=124" xlink:type="simple">https://www.derufa.ru/products/?product=124</text:a></text:p>
          </table:table-cell>
          <table:table-cell table:style-name="ce111" office:value-type="string" calcext:value-type="string">
            <text:p>Арт.</text:p>
          </table:table-cell>
          <table:table-cell table:style-name="ce125"/>
          <table:table-cell table:style-name="ce125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1200" calcext:value-type="currency">
            <text:p>1 200 ₽</text:p>
          </table:table-cell>
          <table:table-cell table:style-name="ce125" office:value-type="currency" office:currency="RUB" office:value="3384" calcext:value-type="currency">
            <text:p>3 384 ₽</text:p>
          </table:table-cell>
          <table:table-cell table:style-name="ce125"/>
          <table:table-cell table:style-name="ce175" office:value-type="float" office:value="2.84" calcext:value-type="float">
            <text:p>2,84</text:p>
          </table:table-cell>
          <table:table-cell table:style-name="ce288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Краска настенная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раска</text:p>
          </table:table-cell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11" office:value-type="string" calcext:value-type="string">
            <text:p>H&amp;H (колеруем в цвет CAPAROL/Granit 60</text:p>
          </table:table-cell>
          <table:table-cell table:style-name="ce125"/>
          <table:table-cell table:style-name="ce125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310" calcext:value-type="currency">
            <text:p>310 ₽</text:p>
          </table:table-cell>
          <table:table-cell table:style-name="ce125" office:value-type="currency" office:currency="RUB" office:value="5784.6" calcext:value-type="currency">
            <text:p>5 785 ₽</text:p>
          </table:table-cell>
          <table:table-cell table:style-name="ce125"/>
          <table:table-cell table:style-name="ce176" office:value-type="float" office:value="18.66" calcext:value-type="float">
            <text:p>18,66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Плинтус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Плинтус</text:p>
          </table:table-cell>
          <table:table-cell table:style-name="ce91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27" office:value-type="string" calcext:value-type="string">
            <text:p>Плинтус скрытого монтажа Pro Design Universal (не анод. Алюминий)</text:p>
          </table:table-cell>
          <table:table-cell table:style-name="ce127" office:value-type="string" calcext:value-type="string">
            <text:p>80x12x2700</text:p>
          </table:table-cell>
          <table:table-cell table:style-name="ce127" office:value-type="string" calcext:value-type="string">
            <text:p>symetric.ru</text:p>
          </table:table-cell>
          <table:table-cell table:style-name="ce127"/>
          <table:table-cell table:style-name="ce111" table:formula="of:=599+425" office:value-type="currency" office:currency="RUB" office:value="1024" calcext:value-type="currency">
            <text:p>1 024 ₽</text:p>
          </table:table-cell>
          <table:table-cell table:style-name="ce125" table:formula="of:=[.K204]*[.N204]" office:value-type="currency" office:currency="RUB" office:value="6451.2" calcext:value-type="currency">
            <text:p>6 451 ₽</text:p>
          </table:table-cell>
          <table:table-cell table:style-name="ce125"/>
          <table:table-cell table:style-name="ce176" office:value-type="float" office:value="6.3" calcext:value-type="float">
            <text:p>6,3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еневой профиль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Теневой профиль</text:p>
          </table:table-cell>
          <table:table-cell table:style-name="ce127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27" office:value-type="string" calcext:value-type="string">
            <text:p>KRAAB GIPPS с демпфером</text:p>
          </table:table-cell>
          <table:table-cell table:style-name="ce127" office:value-type="string" calcext:value-type="string">
            <text:p>2000x33,8x14</text:p>
          </table:table-cell>
          <table:table-cell table:style-name="ce127" office:value-type="string" calcext:value-type="string">
            <text:p>KRAAB</text:p>
          </table:table-cell>
          <table:table-cell table:style-name="ce127" office:value-type="string" calcext:value-type="string">
            <text:p><text:a xlink:href="https://tenevoy.ru/" xlink:type="simple">https://tenevoy.ru/</text:a></text:p>
          </table:table-cell>
          <table:table-cell table:style-name="ce111" office:value-type="currency" office:currency="RUB" office:value="450" calcext:value-type="currency">
            <text:p>450 ₽</text:p>
          </table:table-cell>
          <table:table-cell table:style-name="ce125" table:formula="of:=[.K205]*[.N205]" office:value-type="currency" office:currency="RUB" office:value="4365" calcext:value-type="currency">
            <text:p>4 365 ₽</text:p>
          </table:table-cell>
          <table:table-cell table:style-name="ce125"/>
          <table:table-cell table:style-name="ce176" office:value-type="float" office:value="9.7" calcext:value-type="float">
            <text:p>9,7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office:value-type="string" calcext:value-type="string">
            <text:p>385, 3745, 1255, 706, 980, 2688 (4 вн, 1 нар)</text:p>
          </table:table-cell>
          <table:table-cell table:number-columns-repeated="1004"/>
        </table:table-row>
        <table:table-row table:style-name="ro2">
          <table:table-cell table:style-name="ce5"/>
          <table:covered-table-cell table:style-name="ce19"/>
          <table:table-cell table:style-name="ce44" office:value-type="string" calcext:value-type="string">
            <text:p>Перегородка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table-cell table:style-name="ce127" office:value-type="string" calcext:value-type="string">
            <text:p>Материал металл</text:p>
          </table:table-cell>
          <table:table-cell table:style-name="ce127"/>
          <table:table-cell table:style-name="ce127" office:value-type="string" calcext:value-type="string">
            <text:p>Uclad</text:p>
          </table:table-cell>
          <table:table-cell table:style-name="ce127" office:value-type="string" calcext:value-type="string">
            <text:p>Мдф — 109000₽</text:p>
          </table:table-cell>
          <table:table-cell table:style-name="ce111" office:value-type="currency" office:currency="RUB" office:value="121000" calcext:value-type="currency">
            <text:p>121 000 ₽</text:p>
          </table:table-cell>
          <table:table-cell table:style-name="ce125" office:value-type="currency" office:currency="RUB" office:value="121000" calcext:value-type="currency">
            <text:p>121 000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5"/>
          <table:covered-table-cell table:style-name="ce19"/>
          <table:table-cell table:style-name="ce44" office:value-type="string" calcext:value-type="string">
            <text:p>Шкаф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table-cell table:style-name="ce127" office:value-type="string" calcext:value-type="string" table:number-columns-spanned="1" table:number-rows-spanned="2">
            <text:p>Фасады: Cleaf <text:s/>- Зеркало с подложкой ЛДСП - Корпус Egger однотонный, в кромке 0,4 мм, кромление по PUR технологии (подробнее https://www.interierno.com/news/pur/), задняя стенка ЛХДФ - Петли  Blum - Подъемные механизмы Blum <text:s/>- Выдвижные ящики с фурнитурой скрытого монтажа</text:p>
          </table:table-cell>
          <table:table-cell table:style-name="ce127"/>
          <table:table-cell table:style-name="ce127" office:value-type="string" calcext:value-type="string">
            <text:p>Интерьерно</text:p>
          </table:table-cell>
          <table:table-cell table:style-name="ce127"/>
          <table:table-cell table:style-name="ce111" office:value-type="string" calcext:value-type="string" table:number-columns-spanned="1" table:number-rows-spanned="2">
            <text:p>198 517</text:p>
          </table:table-cell>
          <table:table-cell table:style-name="ce125" office:value-type="string" calcext:value-type="string" table:number-columns-spanned="1" table:number-rows-spanned="2">
            <text:p>198 517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office:value-type="float" office:value="60" calcext:value-type="float">
            <text:p>6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5"/>
          <table:covered-table-cell table:style-name="ce19"/>
          <table:table-cell table:style-name="ce44" office:value-type="string" calcext:value-type="string">
            <text:p>Консоль с зеркалом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covered-table-cell table:style-name="ce127"/>
          <table:table-cell table:style-name="ce127"/>
          <table:table-cell table:style-name="ce127" office:value-type="string" calcext:value-type="string">
            <text:p>Интерьерно</text:p>
          </table:table-cell>
          <table:table-cell table:style-name="ce127"/>
          <table:covered-table-cell table:style-name="ce111"/>
          <table:covered-table-cell table:style-name="ce125"/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office:value-type="float" office:value="60" calcext:value-type="float">
            <text:p>6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6"/>
          <table:covered-table-cell table:style-name="ce19"/>
          <table:table-cell table:style-name="ce44" office:value-type="string" calcext:value-type="string">
            <text:p>Зеркало стена</text:p>
          </table:table-cell>
          <table:table-cell table:number-columns-repeated="2" table:style-name="ce44" office:value-type="string" calcext:value-type="string">
            <text:p>зеркала</text:p>
          </table:table-cell>
          <table:table-cell table:style-name="ce127"/>
          <table:table-cell table:style-name="ce127" office:value-type="string" calcext:value-type="string">
            <text:p>Размеры: 990х2700мм; <text:s/>Материал: зеркало без рамы.</text:p>
          </table:table-cell>
          <table:table-cell table:style-name="ce127"/>
          <table:table-cell table:style-name="ce127" office:value-type="string" calcext:value-type="string">
            <text:p>Menso Technology</text:p>
          </table:table-cell>
          <table:table-cell table:style-name="ce127"/>
          <table:table-cell table:style-name="ce111" office:value-type="currency" office:currency="RUB" office:value="11400" calcext:value-type="currency">
            <text:p>11 400 ₽</text:p>
          </table:table-cell>
          <table:table-cell table:style-name="ce125" office:value-type="currency" office:currency="RUB" office:value="11400" calcext:value-type="currency">
            <text:p>11 4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Настенные светильники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lamproyal.ru/product/svetilnik-nastennyy-leto-by-luke-lamp-co" xlink:type="simple">https://lamproyal.ru/product/svetilnik-nastennyy-leto-by-luke-lamp-co</text:a></text:p>
          </table:table-cell>
          <table:table-cell table:style-name="ce127" office:value-type="string" calcext:value-type="string">
            <text:p>Luke Lamp Co. Leto Sconce</text:p>
          </table:table-cell>
          <table:table-cell table:style-name="ce127" office:value-type="string" calcext:value-type="string">
            <text:p>150х760х65</text:p>
          </table:table-cell>
          <table:table-cell table:style-name="ce127" office:value-type="string" calcext:value-type="string">
            <text:p><text:a xlink:href="http://www.osvetim.ru/" xlink:type="simple">www.osvetim.ru/</text:a></text:p>
          </table:table-cell>
          <table:table-cell table:style-name="ce127"/>
          <table:table-cell table:style-name="ce111" office:value-type="currency" office:currency="RUB" office:value="27900" calcext:value-type="currency">
            <text:p>27 900 ₽</text:p>
          </table:table-cell>
          <table:table-cell table:style-name="ce125" table:formula="of:=[.K210]*[.N210]" office:value-type="currency" office:currency="RUB" office:value="27900" calcext:value-type="currency">
            <text:p>27 9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Пуфик</text:p>
          </table:table-cell>
          <table:table-cell table:number-columns-repeated="2"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www.cosmorelax.ru/catalog/pufy-i-ottomanki/puf_sofa_03_4080/#166525" xlink:type="simple">https://www.cosmorelax.ru/catalog/pufy-i-ottomanki/puf_sofa_03_4080/#166525</text:a></text:p>
          </table:table-cell>
          <table:table-cell table:style-name="ce127" office:value-type="string" calcext:value-type="string">
            <text:p>Пуф Pawai ширина 80 </text:p>
          </table:table-cell>
          <table:table-cell table:style-name="ce127" office:value-type="string" calcext:value-type="string">
            <text:p>Глубина: 40 см Ширина: 80 см Высота: 45 см</text:p>
          </table:table-cell>
          <table:table-cell table:style-name="ce127" office:value-type="string" calcext:value-type="string">
            <text:p><text:a xlink:href="https://www.cosmorelax.ru/" xlink:type="simple">https://www.cosmorelax.ru/</text:a></text:p>
          </table:table-cell>
          <table:table-cell table:style-name="ce127"/>
          <table:table-cell table:style-name="ce111" office:value-type="string" calcext:value-type="string">
            <text:p>17 800</text:p>
          </table:table-cell>
          <table:table-cell table:style-name="ce125" office:value-type="currency" office:currency="RUB" office:value="35600" calcext:value-type="currency">
            <text:p>35 6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Дверная ручка</text:p>
          </table:table-cell>
          <table:table-cell table:style-name="ce44" office:value-type="string" calcext:value-type="string">
            <text:p>Двери</text:p>
          </table:table-cell>
          <table:table-cell table:style-name="ce44"/>
          <table:table-cell table:style-name="ce127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27" office:value-type="string" calcext:value-type="string">
            <text:p>Дверная Ручка "Pure" Черная Матовая</text:p>
          </table:table-cell>
          <table:table-cell table:style-name="ce127"/>
          <table:table-cell table:style-name="ce127" office:value-type="string" calcext:value-type="string">
            <text:p><text:a xlink:href="https://sofiadoors.com/" xlink:type="simple">https://sofiadoors.com/</text:a></text:p>
          </table:table-cell>
          <table:table-cell table:style-name="ce127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1" office:value-type="currency" office:currency="RUB" office:value="8080" calcext:value-type="currency">
            <text:p>8 080 ₽</text:p>
          </table:table-cell>
          <table:table-cell table:style-name="ce125" table:formula="of:=[.K212]*[.N212]" office:value-type="currency" office:currency="RUB" office:value="8080" calcext:value-type="currency">
            <text:p>8 08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ДВ 001 входная</text:p>
          </table:table-cell>
          <table:table-cell table:style-name="ce44" office:value-type="string" calcext:value-type="string">
            <text:p>двери</text:p>
          </table:table-cell>
          <table:table-cell table:style-name="ce44" office:value-type="string" calcext:value-type="string">
            <text:p>входная дверь</text:p>
          </table:table-cell>
          <table:table-cell table:style-name="ce127" office:value-type="string" calcext:value-type="string">
            <text:p><text:a xlink:href="https://yaguar-m.ru/vhodnye-dveri-s-ekranom" xlink:type="simple">https://yaguar-m.ru/vhodnye-dveri-s-ekranom</text:a></text:p>
          </table:table-cell>
          <table:table-cell table:style-name="ce127" office:value-type="string" calcext:value-type="string">
            <text:p>серия Penta Itec (серая)</text:p>
          </table:table-cell>
          <table:table-cell table:style-name="ce127" office:value-type="string" calcext:value-type="string">
            <text:p>2100х1145</text:p>
          </table:table-cell>
          <table:table-cell table:style-name="ce127" office:value-type="string" calcext:value-type="string">
            <text:p>ДВЕРИ ЯГУАР</text:p>
          </table:table-cell>
          <table:table-cell table:style-name="ce127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1" office:value-type="currency" office:currency="RUB" office:value="208000" calcext:value-type="currency">
            <text:p>208 000 ₽</text:p>
          </table:table-cell>
          <table:table-cell table:style-name="ce125" table:formula="of:=[.K213]*[.N213]" office:value-type="currency" office:currency="RUB" office:value="208000" calcext:value-type="currency">
            <text:p>208 0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Розетки и выключатели</text:p>
          </table:table-cell>
          <table:table-cell table:style-name="ce44" office:value-type="string" calcext:value-type="string">
            <text:p>электрика</text:p>
          </table:table-cell>
          <table:table-cell table:style-name="ce44" office:value-type="string" calcext:value-type="string">
            <text:p>выключатели и розетки</text:p>
          </table:table-cell>
          <table:table-cell table:style-name="ce127" office:value-type="string" calcext:value-type="string">
            <text:p><text:a xlink:href="https://girastore.ru/" xlink:type="simple">https://girastore.ru/</text:a></text:p>
          </table:table-cell>
          <table:table-cell table:style-name="ce127" office:value-type="string" calcext:value-type="string">
            <text:p>Gira System 55 +Esprit Glass C</text:p>
          </table:table-cell>
          <table:table-cell table:style-name="ce127" office:value-type="string" calcext:value-type="string">
            <text:p>95х95</text:p>
          </table:table-cell>
          <table:table-cell table:style-name="ce127" office:value-type="string" calcext:value-type="string">
            <text:p><text:a xlink:href="https://www.tesli.com/" xlink:type="simple">https://www.tesli.com/</text:a></text:p>
          </table:table-cell>
          <table:table-cell table:style-name="ce127"/>
          <table:table-cell table:style-name="ce111"/>
          <table:table-cell table:style-name="ce111" office:value-type="currency" office:currency="RUB" office:value="312327" calcext:value-type="currency">
            <text:p>312 327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TRACK T51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10000" calcext:value-type="currency">
            <text:p>10 000 ₽</text:p>
          </table:table-cell>
          <table:table-cell table:style-name="ce125" table:formula="of:=[.K215]*[.N215]" office:value-type="currency" office:currency="RUB" office:value="20000" calcext:value-type="currency">
            <text:p>20 0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LINE 800 1630 BD DALI 2 3000К120°IP4048ВDIM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43200/4" office:value-type="currency" office:currency="RUB" office:value="10800" calcext:value-type="currency">
            <text:p>10 800 ₽</text:p>
          </table:table-cell>
          <table:table-cell table:style-name="ce125" table:formula="of:=[.K216]*[.N216]" office:value-type="currency" office:currency="RUB" office:value="21600" calcext:value-type="currency">
            <text:p>21 6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formula="of:=16*[.N216]" office:value-type="float" office:value="32" calcext:value-type="float">
            <text:p>32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NNECTOR 90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11200/4" office:value-type="currency" office:currency="RUB" office:value="2800" calcext:value-type="currency">
            <text:p>2 800 ₽</text:p>
          </table:table-cell>
          <table:table-cell table:style-name="ce125" table:formula="of:=[.K217]*[.N217]" office:value-type="currency" office:currency="RUB" office:value="2800" calcext:value-type="currency">
            <text:p>2 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ERP 100-48 100Вт48В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6200" calcext:value-type="currency">
            <text:p>6 200 ₽</text:p>
          </table:table-cell>
          <table:table-cell table:style-name="ce125" table:formula="of:=[.K218]*[.N218]" office:value-type="currency" office:currency="RUB" office:value="6200" calcext:value-type="currency">
            <text:p>6 2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POWER CONNECTOR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2800" calcext:value-type="currency">
            <text:p>2 800 ₽</text:p>
          </table:table-cell>
          <table:table-cell table:style-name="ce125" table:formula="of:=[.K260]*[.N219]" office:value-type="currency" office:currency="RUB" office:value="2800" calcext:value-type="currency">
            <text:p>2 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N 180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320/4" office:value-type="currency" office:currency="RUB" office:value="80" calcext:value-type="currency">
            <text:p>80 ₽</text:p>
          </table:table-cell>
          <table:table-cell table:style-name="ce125" table:formula="of:=[.K220]*[.N220]" office:value-type="currency" office:currency="RUB" office:value="320" calcext:value-type="currency">
            <text:p>320 ₽</text:p>
          </table:table-cell>
          <table:table-cell table:style-name="ce125"/>
          <table:table-cell table:style-name="ce176" office:value-type="float" office:value="4" calcext:value-type="float">
            <text:p>4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CAP INF TRACK T51 BP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800" calcext:value-type="currency">
            <text:p>800 ₽</text:p>
          </table:table-cell>
          <table:table-cell table:style-name="ce125" table:formula="of:=[.K221]*[.N221]" office:value-type="currency" office:currency="RUB" office:value="800" calcext:value-type="currency">
            <text:p>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LOCUS 0430 24° BD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6000" calcext:value-type="currency">
            <text:p>6 000 ₽</text:p>
          </table:table-cell>
          <table:table-cell table:style-name="ce125" table:formula="of:=[.K222]*[.N222]" office:value-type="currency" office:currency="RUB" office:value="12000" calcext:value-type="currency">
            <text:p>12 0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formula="of:=20*[.N222]" office:value-type="float" office:value="40" calcext:value-type="float">
            <text:p>4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CORNER T51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4000" calcext:value-type="currency">
            <text:p>4 000 ₽</text:p>
          </table:table-cell>
          <table:table-cell table:style-name="ce125" table:formula="of:=[.K223]*[.N223]" office:value-type="currency" office:currency="RUB" office:value="4000" calcext:value-type="currency">
            <text:p>4 0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5" office:value-type="string" calcext:value-type="string" table:number-columns-spanned="1" table:number-rows-spanned="20">
            <text:p>С.У.(10)</text:p>
          </table:table-cell>
          <table:table-cell table:style-name="ce38" office:value-type="string" calcext:value-type="string">
            <text:p>Раковина</text:p>
          </table:table-cell>
          <table:table-cell table:style-name="ce38" office:value-type="string" calcext:value-type="string">
            <text:p>сантехника</text:p>
          </table:table-cell>
          <table:table-cell table:style-name="ce38" office:value-type="string" calcext:value-type="string">
            <text:p>сан.техника</text:p>
          </table:table-cell>
          <table:table-cell table:style-name="ce38"/>
          <table:table-cell table:style-name="ce76" office:value-type="string" calcext:value-type="string">
            <text:p>Раковина 1000х500. Камень Staron <text:s/>Quasar White SQ019 </text:p>
          </table:table-cell>
          <table:table-cell table:style-name="ce76" table:number-columns-repeated="3"/>
          <table:table-cell table:style-name="ce113" office:value-type="string" calcext:value-type="string">
            <text:p>56 220</text:p>
          </table:table-cell>
          <table:table-cell table:style-name="ce113" office:value-type="currency" office:currency="RUB" office:value="56220" calcext:value-type="currency">
            <text:p>56 22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Дверная ручка</text:p>
          </table:table-cell>
          <table:table-cell table:style-name="ce38" office:value-type="string" calcext:value-type="string">
            <text:p>Двери</text:p>
          </table:table-cell>
          <table:table-cell table:style-name="ce38"/>
          <table:table-cell table:style-name="ce76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76" office:value-type="string" calcext:value-type="string">
            <text:p>Дверная Ручка "Pure" Черная Матовая</text:p>
          </table:table-cell>
          <table:table-cell table:style-name="ce76"/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3" office:value-type="currency" office:currency="RUB" office:value="8080" calcext:value-type="currency">
            <text:p>8 080 ₽</text:p>
          </table:table-cell>
          <table:table-cell table:style-name="ce198" table:formula="of:=[.K225]*[.N225]" office:value-type="currency" office:currency="RUB" office:value="8080" calcext:value-type="currency">
            <text:p>8 08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ДВ 006</text:p>
          </table:table-cell>
          <table:table-cell table:number-columns-repeated="2" table:style-name="ce38" office:value-type="string" calcext:value-type="string">
            <text:p>двери</text:p>
          </table:table-cell>
          <table:table-cell table:style-name="ce76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76" office:value-type="string" calcext:value-type="string">
            <text:p>SOFIA Invisible На Себя</text:p>
          </table:table-cell>
          <table:table-cell table:style-name="ce76" office:value-type="string" calcext:value-type="string">
            <text:p>2685x800</text:p>
          </table:table-cell>
          <table:table-cell table:style-name="ce76" office:value-type="string" calcext:value-type="string">
            <text:p><text:a xlink:href="https://sofiadoors.com/" xlink:type="simple">https://sofiadoors.com/</text:a></text:p>
          </table:table-cell>
          <table:table-cell table:style-name="ce76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3" office:value-type="currency" office:currency="RUB" office:value="35000" calcext:value-type="currency">
            <text:p>35 000 ₽</text:p>
          </table:table-cell>
          <table:table-cell table:style-name="ce198" table:formula="of:=[.K226]*[.N226]" office:value-type="currency" office:currency="RUB" office:value="35000" calcext:value-type="currency">
            <text:p>35 0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Гигиенический душ</text:p>
          </table:table-cell>
          <table:table-cell table:style-name="ce38" office:value-type="string" calcext:value-type="string">
            <text:p>сантехника</text:p>
          </table:table-cell>
          <table:table-cell table:style-name="ce38" office:value-type="string" calcext:value-type="string">
            <text:p>смесители</text:p>
          </table:table-cell>
          <table:table-cell table:style-name="ce76" office:value-type="string" calcext:value-type="string">
            <text:p><text:a xlink:href="https://santehnika-online.ru/product/gigienicheskiy_dush_stworki_by_damixa_khelsinki_hfhs52030_so_smesitelem_s_vnutrenney_chastyu_chernyy/" xlink:type="simple">https://santehnika-online.ru/product/gigienicheskiy_dush_stworki_by_damixa_khelsinki_hfhs52030_so_smesitelem_s_vnutrenney_chastyu_chernyy/</text:a></text:p>
          </table:table-cell>
          <table:table-cell table:style-name="ce76" office:value-type="string" calcext:value-type="string">
            <text:p>Гигиенический душ STWORKI by Damixa Хельсинки HFHS52030 со смесителем, С ВНУТРЕННЕЙ ЧАСТЬЮ, черный</text:p>
          </table:table-cell>
          <table:table-cell table:style-name="ce76" office:value-type="string" calcext:value-type="string">
            <text:p>Длина шланга 150 см</text:p>
          </table:table-cell>
          <table:table-cell table:style-name="ce76" office:value-type="string" calcext:value-type="string">
            <text:p><text:a xlink:href="https://santehnika-online.ru/" xlink:type="simple">https://santehnika-online.ru/</text:a></text:p>
          </table:table-cell>
          <table:table-cell table:style-name="ce76"/>
          <table:table-cell table:style-name="ce113" office:value-type="currency" office:currency="RUB" office:value="9595" calcext:value-type="currency">
            <text:p>9 595 ₽</text:p>
          </table:table-cell>
          <table:table-cell table:style-name="ce198" office:value-type="currency" office:currency="RUB" office:value="9595" calcext:value-type="currency">
            <text:p>9 595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Кнопка инсталляции</text:p>
          </table:table-cell>
          <table:table-cell table:style-name="ce38" office:value-type="string" calcext:value-type="string">
            <text:p>сантехника</text:p>
          </table:table-cell>
          <table:table-cell table:style-name="ce38" office:value-type="string" calcext:value-type="string">
            <text:p>смесители</text:p>
          </table:table-cell>
          <table:table-cell table:style-name="ce76" office:value-type="string" calcext:value-type="string">
            <text:p><text:a xlink:href="https://santehnika-online.ru/product/knopka_smyva_tece_now_9240407_chernyy_matovyy/" xlink:type="simple">https://santehnika-online.ru/product/knopka_smyva_tece_now_9240407_chernyy_matovyy/</text:a></text:p>
          </table:table-cell>
          <table:table-cell table:style-name="ce76" office:value-type="string" calcext:value-type="string">
            <text:p>Кнопка смыва TECE Now 9240407 черный матовый</text:p>
          </table:table-cell>
          <table:table-cell table:style-name="ce76" office:value-type="string" calcext:value-type="string">
            <text:p>22</text:p>
            <text:p>x</text:p>
            <text:p>15 см</text:p>
          </table:table-cell>
          <table:table-cell table:style-name="ce76" office:value-type="string" calcext:value-type="string">
            <text:p><text:a xlink:href="https://santehnika-online.ru/" xlink:type="simple">https://santehnika-online.ru/</text:a></text:p>
          </table:table-cell>
          <table:table-cell table:style-name="ce76"/>
          <table:table-cell table:style-name="ce113" office:value-type="currency" office:currency="RUB" office:value="5460" calcext:value-type="currency">
            <text:p>5 460 ₽</text:p>
          </table:table-cell>
          <table:table-cell table:style-name="ce198" office:value-type="currency" office:currency="RUB" office:value="5460" calcext:value-type="currency">
            <text:p>5 46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15"/>
          <table:table-cell table:style-name="ce38" office:value-type="string" calcext:value-type="string">
            <text:p>Тумба под раковину, шкаф над инсталляцией</text:p>
          </table:table-cell>
          <table:table-cell table:style-name="ce38" office:value-type="string" calcext:value-type="string">
            <text:p>мебель на заказ</text:p>
          </table:table-cell>
          <table:table-cell table:style-name="ce38" office:value-type="string" calcext:value-type="string">
            <text:p>мебель</text:p>
          </table:table-cell>
          <table:table-cell table:style-name="ce76"/>
          <table:table-cell table:style-name="ce76" office:value-type="string" calcext:value-type="string">
            <text:p>Фасады: МДФ эмаль матовая, Cleaf с древесной текстурой <text:s/>- Корпус Egger однотонный, в кромке 0,4 мм, кромление по PUR технологии (подробнее https://www.interierno.com/news/pur/), задняя стенка ЛХДФ - Петли  Blum - Выдвижные ящики с фурнитурой скрытого монтажа </text:p>
          </table:table-cell>
          <table:table-cell table:style-name="ce76"/>
          <table:table-cell table:style-name="ce76" office:value-type="string" calcext:value-type="string">
            <text:p>Интерьерно</text:p>
          </table:table-cell>
          <table:table-cell table:style-name="ce76"/>
          <table:table-cell table:style-name="ce113" office:value-type="string" calcext:value-type="string">
            <text:p>117 955.0</text:p>
          </table:table-cell>
          <table:table-cell table:style-name="ce198" office:value-type="string" calcext:value-type="string">
            <text:p>117 955.0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office:value-type="float" office:value="60" calcext:value-type="float">
            <text:p>60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Смеситель раковины</text:p>
          </table:table-cell>
          <table:table-cell table:style-name="ce38" office:value-type="string" calcext:value-type="string">
            <text:p>сантехника</text:p>
          </table:table-cell>
          <table:table-cell table:style-name="ce38" office:value-type="string" calcext:value-type="string">
            <text:p>смесители</text:p>
          </table:table-cell>
          <table:table-cell table:style-name="ce76" office:value-type="string" calcext:value-type="string">
            <text:p><text:a xlink:href="https://santehnika-online.ru/product/smesitel_hansgrohe_talis_e_71710670_dlya_rakoviny_s_donnym_klapanom/" xlink:type="simple">https://santehnika-online.ru/product/smesitel_hansgrohe_talis_e_71710670_dlya_rakoviny_s_donnym_klapanom/</text:a></text:p>
          </table:table-cell>
          <table:table-cell table:style-name="ce76" office:value-type="string" calcext:value-type="string">
            <text:p>Смеситель Hansgrohe Talis E 71710670 для раковины с донным клапаном</text:p>
          </table:table-cell>
          <table:table-cell table:style-name="ce76" office:value-type="string" calcext:value-type="string">
            <text:p>Длина излива: 11.2 см</text:p>
          </table:table-cell>
          <table:table-cell table:style-name="ce76" office:value-type="string" calcext:value-type="string">
            <text:p><text:a xlink:href="https://santehnika-online.ru/" xlink:type="simple">https://santehnika-online.ru/</text:a></text:p>
          </table:table-cell>
          <table:table-cell table:style-name="ce76"/>
          <table:table-cell table:style-name="ce113" office:value-type="string" calcext:value-type="string">
            <text:p>18 470</text:p>
          </table:table-cell>
          <table:table-cell table:style-name="ce198" office:value-type="string" calcext:value-type="string">
            <text:p>18 470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Декоративная штукатурка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декоративная штукатурка</text:p>
          </table:table-cell>
          <table:table-cell table:style-name="ce76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07" office:value-type="string" calcext:value-type="string">
            <text:p>Кремпласт</text:p>
          </table:table-cell>
          <table:table-cell table:style-name="ce76"/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76"/>
          <table:table-cell table:style-name="ce113" office:value-type="currency" office:currency="RUB" office:value="1600" calcext:value-type="currency">
            <text:p>1 600 ₽</text:p>
          </table:table-cell>
          <table:table-cell table:style-name="ce198" office:value-type="currency" office:currency="RUB" office:value="4432" calcext:value-type="currency">
            <text:p>4 432 ₽</text:p>
          </table:table-cell>
          <table:table-cell table:style-name="ce198"/>
          <table:table-cell table:style-name="ce168" office:value-type="float" office:value="2.77" calcext:value-type="float">
            <text:p>2,77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Держатель для полотенец</text:p>
          </table:table-cell>
          <table:table-cell table:style-name="ce38" office:value-type="string" calcext:value-type="string">
            <text:p>аксессуары</text:p>
          </table:table-cell>
          <table:table-cell table:style-name="ce38" office:value-type="string" calcext:value-type="string">
            <text:p>аксессуары для ванной комнаты</text:p>
          </table:table-cell>
          <table:table-cell table:style-name="ce76" office:value-type="string" calcext:value-type="string">
            <text:p><text:a xlink:href="https://santehnika-online.ru/product/kryuchok_colombo_design_look_lc27_nm/" xlink:type="simple">https://santehnika-online.ru/product/kryuchok_colombo_design_look_lc27_nm/</text:a></text:p>
          </table:table-cell>
          <table:table-cell table:style-name="ce76" office:value-type="string" calcext:value-type="string">
            <text:p>Крючок Colombo Design Look LC27.NM </text:p>
          </table:table-cell>
          <table:table-cell table:style-name="ce76" office:value-type="string" calcext:value-type="string">
            <text:p><text:s/>6 x 3.5 x 4.5 см</text:p>
          </table:table-cell>
          <table:table-cell table:style-name="ce76" office:value-type="string" calcext:value-type="string">
            <text:p><text:a xlink:href="https://santehnika-online.ru/" xlink:type="simple">https://santehnika-online.ru/</text:a></text:p>
          </table:table-cell>
          <table:table-cell table:style-name="ce76"/>
          <table:table-cell table:number-columns-repeated="2" table:style-name="ce113" office:value-type="string" calcext:value-type="string">
            <text:p>2 930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Подвесные светильники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38" office:value-type="string" calcext:value-type="string">
            <text:p><text:a xlink:href="https://www.centrsvet.ru/catalog/podvesnie/locus_pdnt_st/" xlink:type="simple">https://www.centrsvet.ru/catalog/podvesnie/locus_pdnt_st/</text:a></text:p>
          </table:table-cell>
          <table:table-cell table:style-name="ce76" office:value-type="string" calcext:value-type="string">
            <text:p>LOCUS PDNT S30</text:p>
          </table:table-cell>
          <table:table-cell table:style-name="ce38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38"/>
          <table:table-cell table:style-name="ce76" office:value-type="float" office:value="10800" calcext:value-type="float">
            <text:p>10800</text:p>
          </table:table-cell>
          <table:table-cell table:style-name="ce198" table:formula="of:=[.K233]*[.N233]" office:value-type="currency" office:currency="RUB" office:value="21600" calcext:value-type="currency">
            <text:p>21 600 ₽</text:p>
          </table:table-cell>
          <table:table-cell table:style-name="ce38"/>
          <table:table-cell table:style-name="ce76" office:value-type="float" office:value="2" calcext:value-type="float">
            <text:p>2</text:p>
          </table:table-cell>
          <table:table-cell table:style-name="ce38" table:number-columns-repeated="2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Унитаз</text:p>
          </table:table-cell>
          <table:table-cell table:style-name="ce38" office:value-type="string" calcext:value-type="string">
            <text:p>сантехника</text:p>
          </table:table-cell>
          <table:table-cell table:style-name="ce38" office:value-type="string" calcext:value-type="string">
            <text:p>сан.техника</text:p>
          </table:table-cell>
          <table:table-cell table:style-name="ce76" office:value-type="string" calcext:value-type="string">
            <text:p><text:a xlink:href="https://santehnika-online.ru/product/unitaz_podvesnoy_tece_one_9700200_bezobodkovyy_s_bide/" xlink:type="simple">https://santehnika-online.ru/product/unitaz_podvesnoy_tece_one_9700200_bezobodkovyy_s_bide/</text:a></text:p>
          </table:table-cell>
          <table:table-cell table:style-name="ce76" office:value-type="string" calcext:value-type="string">
            <text:p>Унитаз подвесной TECE One 9700200 безободковый с биде</text:p>
          </table:table-cell>
          <table:table-cell table:style-name="ce76" office:value-type="string" calcext:value-type="string">
            <text:p>54 x 40 x 39.2 см</text:p>
          </table:table-cell>
          <table:table-cell table:style-name="ce198" office:value-type="string" calcext:value-type="string">
            <text:p><text:a xlink:href="https://santehnika-online.ru/" xlink:type="simple">https://santehnika-online.ru/</text:a></text:p>
          </table:table-cell>
          <table:table-cell table:style-name="ce198" office:value-type="string" calcext:value-type="string">
            <text:p>Унитаз-биде подвесной TECE One 9700200 с горизонтальным выпуском</text:p>
          </table:table-cell>
          <table:table-cell table:style-name="ce198" office:value-type="currency" office:currency="RUB" office:value="122145" calcext:value-type="currency">
            <text:p>122 145 ₽</text:p>
          </table:table-cell>
          <table:table-cell table:style-name="ce198" table:formula="of:=[.K234]*[.N234]" office:value-type="currency" office:currency="RUB" office:value="122145" calcext:value-type="currency">
            <text:p>122 145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напольное покрытие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плитка</text:p>
          </table:table-cell>
          <table:table-cell table:style-name="ce76" office:value-type="string" calcext:value-type="string">
            <text:p><text:a xlink:href="https://www.keramoteka.ru/catalog/atlas-concorde-russia/empire/" xlink:type="simple">https://www.keramoteka.ru/catalog/atlas-concorde-russia/empire/</text:a></text:p>
          </table:table-cell>
          <table:table-cell table:style-name="ce76" office:value-type="string" calcext:value-type="string">
            <text:p>Керамогранит ATLAS CONCORDE RUSSIA EMPIRE / ЭМПАИР Empire Statuario Matte </text:p>
          </table:table-cell>
          <table:table-cell table:style-name="ce76" office:value-type="string" calcext:value-type="string">
            <text:p>60x120 см </text:p>
          </table:table-cell>
          <table:table-cell table:style-name="ce76" office:value-type="string" calcext:value-type="string">
            <text:p>КЕРАМОТЕКА</text:p>
          </table:table-cell>
          <table:table-cell table:style-name="ce76" office:value-type="string" calcext:value-type="string">
            <text:p>Шарм Делюкс Флор Проджект, Бьянко Микеланджело 1200х600</text:p>
          </table:table-cell>
          <table:table-cell table:style-name="ce113" office:value-type="currency" office:currency="RUB" office:value="2568" calcext:value-type="currency">
            <text:p>2 568 ₽</text:p>
          </table:table-cell>
          <table:table-cell table:style-name="ce198" table:formula="of:=[.K235]*[.N235]" office:value-type="currency" office:currency="RUB" office:value="6625.44" calcext:value-type="currency">
            <text:p>6 625 ₽</text:p>
          </table:table-cell>
          <table:table-cell table:style-name="ce198"/>
          <table:table-cell table:style-name="ce177" office:value-type="float" office:value="2.58" calcext:value-type="float">
            <text:p>2,58</text:p>
          </table:table-cell>
          <table:table-cell table:style-name="ce257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Теневой профиль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Теневой профиль</text:p>
          </table:table-cell>
          <table:table-cell table:style-name="ce75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76" office:value-type="string" calcext:value-type="string">
            <text:p>KRAAB GIPPS с демпфером</text:p>
          </table:table-cell>
          <table:table-cell table:style-name="ce76" office:value-type="string" calcext:value-type="string">
            <text:p>2000x33,8x14</text:p>
          </table:table-cell>
          <table:table-cell table:style-name="ce76" office:value-type="string" calcext:value-type="string">
            <text:p>KRAAB</text:p>
          </table:table-cell>
          <table:table-cell table:style-name="ce76" office:value-type="string" calcext:value-type="string">
            <text:p><text:a xlink:href="https://tenevoy.ru/" xlink:type="simple">https://tenevoy.ru/</text:a></text:p>
          </table:table-cell>
          <table:table-cell table:style-name="ce113" office:value-type="currency" office:currency="RUB" office:value="450" calcext:value-type="currency">
            <text:p>450 ₽</text:p>
          </table:table-cell>
          <table:table-cell table:style-name="ce198" table:formula="of:=[.K236]*[.N236]" office:value-type="currency" office:currency="RUB" office:value="3042" calcext:value-type="currency">
            <text:p>3 042 ₽</text:p>
          </table:table-cell>
          <table:table-cell table:style-name="ce198"/>
          <table:table-cell table:style-name="ce168" office:value-type="float" office:value="6.76" calcext:value-type="float">
            <text:p>6,76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 office:value-type="string" calcext:value-type="string">
            <text:p>1184, 1990, 1400, 1000, 200, 990 (5 вн, 1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Светильники</text:p>
          </table:table-cell>
          <table:table-cell table:style-name="ce38" office:value-type="string" calcext:value-type="string">
            <text:p>освещение</text:p>
          </table:table-cell>
          <table:table-cell table:style-name="ce38" office:value-type="string" calcext:value-type="string">
            <text:p>Светильники</text:p>
          </table:table-cell>
          <table:table-cell table:style-name="ce76" office:value-type="string" calcext:value-type="string">
            <text:p><text:a xlink:href="https://www.centrsvet.ru/catalog/nakladnie/piccolo_ceiling/" xlink:type="simple">https://www.centrsvet.ru/catalog/nakladnie/piccolo_ceiling/</text:a></text:p>
          </table:table-cell>
          <table:table-cell table:style-name="ce76" office:value-type="string" calcext:value-type="string">
            <text:p>DOT.TOT SOFT</text:p>
          </table:table-cell>
          <table:table-cell table:style-name="ce76"/>
          <table:table-cell table:style-name="ce76" office:value-type="string" calcext:value-type="string">
            <text:p><text:a xlink:href="http://www.centrsvet.ru/" xlink:type="simple">www.centrsvet.ru</text:a></text:p>
          </table:table-cell>
          <table:table-cell table:style-name="ce76" office:value-type="string" calcext:value-type="string">
            <text:p><text:a xlink:href="https://www.donolux.ru/" xlink:type="simple">https://www.donolux.ru/</text:a></text:p>
          </table:table-cell>
          <table:table-cell table:style-name="ce113" office:value-type="currency" office:currency="RUB" office:value="6200" calcext:value-type="currency">
            <text:p>6 200 ₽</text:p>
          </table:table-cell>
          <table:table-cell table:style-name="ce198" table:formula="of:=[.K237]*[.N237]" office:value-type="currency" office:currency="RUB" office:value="12400" calcext:value-type="currency">
            <text:p>12 400 ₽</text:p>
          </table:table-cell>
          <table:table-cell table:style-name="ce198"/>
          <table:table-cell table:style-name="ce168" office:value-type="float" office:value="2" calcext:value-type="float">
            <text:p>2</text:p>
          </table:table-cell>
          <table:table-cell table:style-name="ce254"/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table:formula="of:=8*[.N237]" office:value-type="float" office:value="16" calcext:value-type="float">
            <text:p>16</text:p>
          </table:table-cell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Розетки и выключатели</text:p>
          </table:table-cell>
          <table:table-cell table:style-name="ce38" office:value-type="string" calcext:value-type="string">
            <text:p>электрика</text:p>
          </table:table-cell>
          <table:table-cell table:style-name="ce38" office:value-type="string" calcext:value-type="string">
            <text:p>выключатели и розетки</text:p>
          </table:table-cell>
          <table:table-cell table:style-name="ce76" office:value-type="string" calcext:value-type="string">
            <text:p><text:a xlink:href="https://girastore.ru/" xlink:type="simple">https://girastore.ru/</text:a></text:p>
          </table:table-cell>
          <table:table-cell table:style-name="ce76" office:value-type="string" calcext:value-type="string">
            <text:p>Gira System 55 +Esprit Glass C</text:p>
          </table:table-cell>
          <table:table-cell table:style-name="ce76" office:value-type="string" calcext:value-type="string">
            <text:p>95х95</text:p>
          </table:table-cell>
          <table:table-cell table:style-name="ce76" office:value-type="string" calcext:value-type="string">
            <text:p><text:a xlink:href="https://www.tesli.com/" xlink:type="simple">https://www.tesli.com/</text:a></text:p>
          </table:table-cell>
          <table:table-cell table:style-name="ce76"/>
          <table:table-cell table:style-name="ce113"/>
          <table:table-cell table:style-name="ce113" office:value-type="currency" office:currency="RUB" office:value="50827" calcext:value-type="currency">
            <text:p>50 827 ₽</text:p>
          </table:table-cell>
          <table:table-cell table:style-name="ce198"/>
          <table:table-cell table:style-name="ce168"/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15"/>
          <table:table-cell table:style-name="ce38" office:value-type="string" calcext:value-type="string">
            <text:p>Зеркало с подсветкой</text:p>
          </table:table-cell>
          <table:table-cell table:number-columns-repeated="2" table:style-name="ce38" office:value-type="string" calcext:value-type="string">
            <text:p>зеркала</text:p>
          </table:table-cell>
          <table:table-cell table:style-name="ce76"/>
          <table:table-cell table:style-name="ce76" office:value-type="string" calcext:value-type="string">
            <text:p>Размеры: D 1950мм; 975х1450мм Материал: зеркало без рамы, задняя подсветка 4000к</text:p>
          </table:table-cell>
          <table:table-cell table:style-name="ce76"/>
          <table:table-cell table:style-name="ce76" office:value-type="string" calcext:value-type="string">
            <text:p>Menso Technology</text:p>
          </table:table-cell>
          <table:table-cell table:style-name="ce76"/>
          <table:table-cell table:number-columns-repeated="2" table:style-name="ce113" office:value-type="currency" office:currency="RUB" office:value="43100" calcext:value-type="currency">
            <text:p>43 100 ₽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Держатель для туалетной бумаги</text:p>
          </table:table-cell>
          <table:table-cell table:style-name="ce38" office:value-type="string" calcext:value-type="string">
            <text:p>аксессуары</text:p>
          </table:table-cell>
          <table:table-cell table:style-name="ce38" office:value-type="string" calcext:value-type="string">
            <text:p>аксессуары для ванной комнаты</text:p>
          </table:table-cell>
          <table:table-cell table:style-name="ce76" office:value-type="string" calcext:value-type="string">
            <text:p><text:a xlink:href="https://santehnika-online.ru/product/derzhatel_tualetnoy_bumagi_duravit_starck_t_0099404600_chernyy_s_kryshkoy/" xlink:type="simple">https://santehnika-online.ru/product/derzhatel_tualetnoy_bumagi_duravit_starck_t_0099404600_chernyy_s_kryshkoy/</text:a></text:p>
          </table:table-cell>
          <table:table-cell table:style-name="ce76" office:value-type="string" calcext:value-type="string">
            <text:p>Duravit Starck T 0099404600 черный, с крышкой</text:p>
          </table:table-cell>
          <table:table-cell table:style-name="ce76" office:value-type="string" calcext:value-type="string">
            <text:p><text:s/>12.5 x 8.3 x 13.1 см</text:p>
          </table:table-cell>
          <table:table-cell table:style-name="ce76" office:value-type="string" calcext:value-type="string">
            <text:p><text:a xlink:href="https://santehnika-online.ru/" xlink:type="simple">https://santehnika-online.ru/</text:a></text:p>
          </table:table-cell>
          <table:table-cell table:style-name="ce76"/>
          <table:table-cell table:style-name="ce113" office:value-type="string" calcext:value-type="string">
            <text:p>9 151</text:p>
          </table:table-cell>
          <table:table-cell table:style-name="ce198" office:value-type="string" calcext:value-type="string">
            <text:p>9 151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Ёршик</text:p>
          </table:table-cell>
          <table:table-cell table:style-name="ce38" office:value-type="string" calcext:value-type="string">
            <text:p>аксессуары</text:p>
          </table:table-cell>
          <table:table-cell table:style-name="ce38" office:value-type="string" calcext:value-type="string">
            <text:p>аксессуары для ванной комнаты</text:p>
          </table:table-cell>
          <table:table-cell table:style-name="ce76" office:value-type="string" calcext:value-type="string">
            <text:p><text:a xlink:href="https://santehnika-online.ru/product/ershik_duravit_starck_t_0099464600_podvesnoy_chernyy/" xlink:type="simple">https://santehnika-online.ru/product/ershik_duravit_starck_t_0099464600_podvesnoy_chernyy/</text:a></text:p>
          </table:table-cell>
          <table:table-cell table:style-name="ce76" office:value-type="string" calcext:value-type="string">
            <text:p>Ершик Duravit Starck T 0099464600 подвесной, черный</text:p>
          </table:table-cell>
          <table:table-cell table:style-name="ce76" office:value-type="string" calcext:value-type="string">
            <text:p>8 x 11.8 x 43.5 см</text:p>
          </table:table-cell>
          <table:table-cell table:style-name="ce76" office:value-type="string" calcext:value-type="string">
            <text:p><text:a xlink:href="https://santehnika-online.ru/" xlink:type="simple">https://santehnika-online.ru/</text:a></text:p>
          </table:table-cell>
          <table:table-cell table:style-name="ce76"/>
          <table:table-cell table:number-columns-repeated="2" table:style-name="ce113" office:value-type="string" calcext:value-type="string">
            <text:p>11 170</text:p>
          </table:table-cell>
          <table:table-cell table:style-name="ce198"/>
          <table:table-cell table:style-name="ce168" office:value-type="float" office:value="1" calcext:value-type="float">
            <text:p>1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Краска настенная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краска</text:p>
          </table:table-cell>
          <table:table-cell table:style-name="ce76" office:value-type="string" calcext:value-type="string">
            <text:p><text:a xlink:href="https://www.derufa.ru/" xlink:type="simple">https://www.derufa.ru/</text:a></text:p>
          </table:table-cell>
          <table:table-cell table:style-name="ce113" office:value-type="string" calcext:value-type="string">
            <text:p>H&amp;H (колеруем в цвет CAPAROL/Granit 60</text:p>
          </table:table-cell>
          <table:table-cell table:style-name="ce113"/>
          <table:table-cell table:style-name="ce198" office:value-type="string" calcext:value-type="string">
            <text:p><text:a xlink:href="https://www.derufa.ru/" xlink:type="simple">https://www.derufa.ru/</text:a></text:p>
          </table:table-cell>
          <table:table-cell table:style-name="ce76"/>
          <table:table-cell table:style-name="ce113" office:value-type="currency" office:currency="RUB" office:value="310" calcext:value-type="currency">
            <text:p>310 ₽</text:p>
          </table:table-cell>
          <table:table-cell table:style-name="ce113" office:value-type="currency" office:currency="RUB" office:value="2982" calcext:value-type="currency">
            <text:p>2 982 ₽</text:p>
          </table:table-cell>
          <table:table-cell table:style-name="ce198"/>
          <table:table-cell table:style-name="ce168" office:value-type="float" office:value="9.62" calcext:value-type="float">
            <text:p>9,62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5"/>
          <table:table-cell table:style-name="ce38" office:value-type="string" calcext:value-type="string">
            <text:p>Настенная плитка</text:p>
          </table:table-cell>
          <table:table-cell table:style-name="ce38" office:value-type="string" calcext:value-type="string">
            <text:p>отделка</text:p>
          </table:table-cell>
          <table:table-cell table:style-name="ce38" office:value-type="string" calcext:value-type="string">
            <text:p>плитка</text:p>
          </table:table-cell>
          <table:table-cell table:style-name="ce76" office:value-type="string" calcext:value-type="string">
            <text:p><text:a xlink:href="https://www.keramoteka.ru/catalog/atlas-concorde-russia/empire/" xlink:type="simple">https://www.keramoteka.ru/catalog/atlas-concorde-russia/empire/</text:a></text:p>
          </table:table-cell>
          <table:table-cell table:style-name="ce76" office:value-type="string" calcext:value-type="string">
            <text:p>Керамогранит ATLAS CONCORDE RUSSIA EMPIRE / ЭМПАИР Empire Statuario Matte </text:p>
          </table:table-cell>
          <table:table-cell table:style-name="ce76" office:value-type="string" calcext:value-type="string">
            <text:p>XL-формат 120x278 см</text:p>
          </table:table-cell>
          <table:table-cell table:style-name="ce76" office:value-type="string" calcext:value-type="string">
            <text:p>КЕРАМОТЕКА</text:p>
          </table:table-cell>
          <table:table-cell table:style-name="ce76"/>
          <table:table-cell table:number-columns-repeated="2" table:style-name="ce113" office:value-type="currency" office:currency="RUB" office:value="7500" calcext:value-type="currency">
            <text:p>7 500 ₽</text:p>
          </table:table-cell>
          <table:table-cell table:style-name="ce198"/>
          <table:table-cell table:style-name="ce168" office:value-type="float" office:value="3.36" calcext:value-type="float">
            <text:p>3,36</text:p>
          </table:table-cell>
          <table:table-cell table:style-name="ce254"/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0" office:value-type="string" calcext:value-type="string" table:number-columns-spanned="1" table:number-rows-spanned="33">
            <text:p>Гостевая (11)</text:p>
          </table:table-cell>
          <table:table-cell table:style-name="ce45" office:value-type="string" calcext:value-type="string">
            <text:p>Кровать + мягкие панели</text:p>
          </table:table-cell>
          <table:table-cell table:style-name="ce45" office:value-type="string" calcext:value-type="string">
            <text:p>мебель на заказ</text:p>
          </table:table-cell>
          <table:table-cell table:style-name="ce45" office:value-type="string" calcext:value-type="string">
            <text:p>мебель</text:p>
          </table:table-cell>
          <table:table-cell table:style-name="ce92"/>
          <table:table-cell table:style-name="ce92" office:value-type="string" calcext:value-type="string">
            <text:p>Кровать Standard Микровелюр Панель-изголовье Микровелюр</text:p>
          </table:table-cell>
          <table:table-cell table:style-name="ce92"/>
          <table:table-cell table:style-name="ce139" office:value-type="string" calcext:value-type="string">
            <text:p>Mr.Walls</text:p>
          </table:table-cell>
          <table:table-cell table:style-name="ce92"/>
          <table:table-cell table:number-columns-repeated="2" table:style-name="ce119" office:value-type="currency" office:currency="RUB" office:value="119960" calcext:value-type="currency">
            <text:p>119 960 ₽</text:p>
          </table:table-cell>
          <table:table-cell table:style-name="ce129"/>
          <table:table-cell table:style-name="ce178" table:number-columns-repeated="5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Дверная ручка</text:p>
          </table:table-cell>
          <table:table-cell table:style-name="ce45" office:value-type="string" calcext:value-type="string">
            <text:p>Двери</text:p>
          </table:table-cell>
          <table:table-cell table:style-name="ce45"/>
          <table:table-cell table:style-name="ce92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92" office:value-type="string" calcext:value-type="string">
            <text:p>Дверная Ручка "Pure" Черная Матовая</text:p>
          </table:table-cell>
          <table:table-cell table:style-name="ce92"/>
          <table:table-cell table:style-name="ce92" office:value-type="string" calcext:value-type="string">
            <text:p><text:a xlink:href="https://sofiadoors.com/" xlink:type="simple">https://sofiadoors.com/</text:a></text:p>
          </table:table-cell>
          <table:table-cell table:style-name="ce92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9" office:value-type="currency" office:currency="RUB" office:value="8080" calcext:value-type="currency">
            <text:p>8 080 ₽</text:p>
          </table:table-cell>
          <table:table-cell table:style-name="ce129" table:formula="of:=[.K245]*[.N245]" office:value-type="currency" office:currency="RUB" office:value="8080" calcext:value-type="currency">
            <text:p>8 08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Картины</text:p>
          </table:table-cell>
          <table:table-cell table:style-name="ce45" office:value-type="string" calcext:value-type="string">
            <text:p>декор</text:p>
          </table:table-cell>
          <table:table-cell table:style-name="ce45" office:value-type="string" calcext:value-type="string">
            <text:p>декоры</text:p>
          </table:table-cell>
          <table:table-cell table:style-name="ce92"/>
          <table:table-cell table:style-name="ce92" office:value-type="string" calcext:value-type="string">
            <text:p>Холст/акрил</text:p>
          </table:table-cell>
          <table:table-cell table:style-name="ce92" office:value-type="string" calcext:value-type="string">
            <text:p>1000х700</text:p>
          </table:table-cell>
          <table:table-cell table:style-name="ce92" office:value-type="string" calcext:value-type="string">
            <text:p><text:s/>ARTEMYS</text:p>
          </table:table-cell>
          <table:table-cell table:style-name="ce92"/>
          <table:table-cell table:style-name="ce119" office:value-type="currency" office:currency="RUB" office:value="32000" calcext:value-type="currency">
            <text:p>32 000 ₽</text:p>
          </table:table-cell>
          <table:table-cell table:style-name="ce129" office:value-type="currency" office:currency="RUB" office:value="64000" calcext:value-type="currency">
            <text:p>64 000 ₽</text:p>
          </table:table-cell>
          <table:table-cell table:style-name="ce129"/>
          <table:table-cell table:style-name="ce178"/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рикроватные тумбы</text:p>
          </table:table-cell>
          <table:table-cell table:number-columns-repeated="2" table:style-name="ce45" office:value-type="string" calcext:value-type="string">
            <text:p>мебель</text:p>
          </table:table-cell>
          <table:table-cell table:style-name="ce92" office:value-type="string" calcext:value-type="string">
            <text:p><text:a xlink:href="https://www.cosmorelax.ru/catalog/prikrovatnye_tumby/tumba_9976/#70109" xlink:type="simple">https://www.cosmorelax.ru/catalog/prikrovatnye_tumby/tumba_9976/#70109</text:a></text:p>
          </table:table-cell>
          <table:table-cell table:style-name="ce92" office:value-type="string" calcext:value-type="string">
            <text:p>Прикроватная тумба Harma</text:p>
          </table:table-cell>
          <table:table-cell table:style-name="ce92" office:value-type="string" calcext:value-type="string">
            <text:p>Глубина: 40 см Ширина: 50 см Высота: 45 см</text:p>
          </table:table-cell>
          <table:table-cell table:style-name="ce92" office:value-type="string" calcext:value-type="string">
            <text:p><text:a xlink:href="https://www.cosmorelax.ru/" xlink:type="simple">https://www.cosmorelax.ru/</text:a></text:p>
          </table:table-cell>
          <table:table-cell table:style-name="ce92"/>
          <table:table-cell table:style-name="ce119" office:value-type="string" calcext:value-type="string">
            <text:p>15 300</text:p>
          </table:table-cell>
          <table:table-cell table:style-name="ce129" office:value-type="currency" office:currency="RUB" office:value="30600" calcext:value-type="currency">
            <text:p>30 60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Шкаф</text:p>
          </table:table-cell>
          <table:table-cell table:style-name="ce45" office:value-type="string" calcext:value-type="string">
            <text:p>мебель на заказ</text:p>
          </table:table-cell>
          <table:table-cell table:style-name="ce45" office:value-type="string" calcext:value-type="string">
            <text:p>мебель</text:p>
          </table:table-cell>
          <table:table-cell table:style-name="ce92"/>
          <table:table-cell table:style-name="ce92" office:value-type="string" calcext:value-type="string">
            <text:p>корпус ЛДСП, фасады МДФ/эмаль </text:p>
          </table:table-cell>
          <table:table-cell table:style-name="ce92"/>
          <table:table-cell table:style-name="ce92" office:value-type="string" calcext:value-type="string">
            <text:p>Uclad</text:p>
          </table:table-cell>
          <table:table-cell table:style-name="ce92"/>
          <table:table-cell table:style-name="ce119" office:value-type="currency" office:currency="RUB" office:value="361949" calcext:value-type="currency">
            <text:p>361 949 ₽</text:p>
          </table:table-cell>
          <table:table-cell table:style-name="ce129" office:value-type="currency" office:currency="RUB" office:value="361949" calcext:value-type="currency">
            <text:p>361 949 ₽</text:p>
          </table:table-cell>
          <table:table-cell table:style-name="ce129"/>
          <table:table-cell table:style-name="ce178"/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Розетки и выключатели</text:p>
          </table:table-cell>
          <table:table-cell table:style-name="ce45" office:value-type="string" calcext:value-type="string">
            <text:p>электрика</text:p>
          </table:table-cell>
          <table:table-cell table:style-name="ce45" office:value-type="string" calcext:value-type="string">
            <text:p>выключатели и розетки</text:p>
          </table:table-cell>
          <table:table-cell table:style-name="ce92" office:value-type="string" calcext:value-type="string">
            <text:p><text:a xlink:href="https://girastore.ru/" xlink:type="simple">https://girastore.ru/</text:a></text:p>
          </table:table-cell>
          <table:table-cell table:style-name="ce92" office:value-type="string" calcext:value-type="string">
            <text:p>Gira System 55 +Esprit Glass C</text:p>
          </table:table-cell>
          <table:table-cell table:style-name="ce92" office:value-type="string" calcext:value-type="string">
            <text:p>95х95</text:p>
          </table:table-cell>
          <table:table-cell table:style-name="ce92" office:value-type="string" calcext:value-type="string">
            <text:p><text:a xlink:href="https://www.tesli.com/" xlink:type="simple">https://www.tesli.com/</text:a></text:p>
          </table:table-cell>
          <table:table-cell table:style-name="ce92"/>
          <table:table-cell table:style-name="ce119"/>
          <table:table-cell table:style-name="ce129" office:value-type="currency" office:currency="RUB" office:value="94117" calcext:value-type="currency">
            <text:p>94 117 ₽</text:p>
          </table:table-cell>
          <table:table-cell table:style-name="ce129"/>
          <table:table-cell table:style-name="ce178"/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рикроватный коврик</text:p>
          </table:table-cell>
          <table:table-cell table:style-name="ce45" office:value-type="string" calcext:value-type="string">
            <text:p>текстиль</text:p>
          </table:table-cell>
          <table:table-cell table:style-name="ce45"/>
          <table:table-cell table:style-name="ce92" office:value-type="string" calcext:value-type="string">
            <text:p><text:a xlink:href="https://kover.ru/product/2224714/4456435/" xlink:type="simple">https://kover.ru/product/2224714/4456435/</text:a></text:p>
          </table:table-cell>
          <table:table-cell table:style-name="ce92" office:value-type="string" calcext:value-type="string">
            <text:p>«MURUGAN» PLAIN-BD12/D001 241 x 340 см</text:p>
          </table:table-cell>
          <table:table-cell table:style-name="ce92" office:value-type="string" calcext:value-type="string">
            <text:p>2,41Х3,4 м</text:p>
          </table:table-cell>
          <table:table-cell table:style-name="ce92" office:value-type="string" calcext:value-type="string">
            <text:p><text:a xlink:href="https://kover.ru/" xlink:type="simple">https://kover.ru/</text:a></text:p>
          </table:table-cell>
          <table:table-cell table:style-name="ce92"/>
          <table:table-cell table:style-name="ce119"/>
          <table:table-cell table:style-name="ce129" table:number-columns-repeated="2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напольное покрытие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напольное покрытие</text:p>
          </table:table-cell>
          <table:table-cell table:style-name="ce92" office:value-type="string" calcext:value-type="string">
            <text:p><text:a xlink:href="https://tenfor.ru/" xlink:type="simple">https://tenfor.ru/</text:a></text:p>
          </table:table-cell>
          <table:table-cell table:style-name="ce92" office:value-type="string" calcext:value-type="string">
            <text:p>инженерная доска «Gray Sand»</text:p>
          </table:table-cell>
          <table:table-cell table:style-name="ce92" office:value-type="string" calcext:value-type="string">
            <text:p>13,5х150х300-1200</text:p>
          </table:table-cell>
          <table:table-cell table:style-name="ce92" office:value-type="string" calcext:value-type="string">
            <text:p>TENFOR</text:p>
          </table:table-cell>
          <table:table-cell table:style-name="ce92"/>
          <table:table-cell table:style-name="ce119" office:value-type="currency" office:currency="RUB" office:value="3637" calcext:value-type="currency">
            <text:p>3 637 ₽</text:p>
          </table:table-cell>
          <table:table-cell table:style-name="ce129" table:formula="of:=[.K251]*[.N251]" office:value-type="currency" office:currency="RUB" office:value="68666.56" calcext:value-type="currency">
            <text:p>68 667 ₽</text:p>
          </table:table-cell>
          <table:table-cell table:style-name="ce129"/>
          <table:table-cell table:style-name="ce179" office:value-type="float" office:value="18.88" calcext:value-type="float">
            <text:p>18,88</text:p>
          </table:table-cell>
          <table:table-cell table:style-name="ce310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В</text:p>
          </table:table-cell>
          <table:table-cell table:style-name="ce45" office:value-type="string" calcext:value-type="string">
            <text:p>техника</text:p>
          </table:table-cell>
          <table:table-cell table:style-name="ce45" office:value-type="string" calcext:value-type="string">
            <text:p>ТВ</text:p>
          </table:table-cell>
          <table:table-cell table:style-name="ce92"/>
          <table:table-cell table:style-name="ce92" office:value-type="string" calcext:value-type="string">
            <text:p>Телевизор Samsung UE50TU7090 50 дюймов Smart TV UHD</text:p>
          </table:table-cell>
          <table:table-cell table:style-name="ce92" office:value-type="string" calcext:value-type="string">
            <text:p>1116.8 x 644.2 x 59.9 мм</text:p>
          </table:table-cell>
          <table:table-cell table:style-name="ce92" office:value-type="string" calcext:value-type="string">
            <text:p>https://online-samsung.ru/ </text:p>
          </table:table-cell>
          <table:table-cell table:style-name="ce92"/>
          <table:table-cell table:style-name="ce119" office:value-type="currency" office:currency="RUB" office:value="51990" calcext:value-type="currency">
            <text:p>51 990 ₽</text:p>
          </table:table-cell>
          <table:table-cell table:style-name="ce119" office:value-type="currency" office:currency="RUB" office:value="51991" calcext:value-type="currency">
            <text:p>51 991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66" calcext:value-type="float">
            <text:p>66</text:p>
          </table:table-cell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Консоль с зеркалом и подсветкой</text:p>
          </table:table-cell>
          <table:table-cell table:style-name="ce45" office:value-type="string" calcext:value-type="string">
            <text:p>мебель на заказ</text:p>
          </table:table-cell>
          <table:table-cell table:style-name="ce45" office:value-type="string" calcext:value-type="string">
            <text:p>мебель</text:p>
          </table:table-cell>
          <table:table-cell table:style-name="ce92"/>
          <table:table-cell table:style-name="ce92" office:value-type="string" calcext:value-type="string">
            <text:p>корпус и фасады МДФ/эмаль </text:p>
          </table:table-cell>
          <table:table-cell table:style-name="ce92"/>
          <table:table-cell table:style-name="ce92" office:value-type="string" calcext:value-type="string">
            <text:p>Uclad</text:p>
          </table:table-cell>
          <table:table-cell table:style-name="ce92"/>
          <table:table-cell table:number-columns-repeated="2" table:style-name="ce119" office:value-type="currency" office:currency="RUB" office:value="160893" calcext:value-type="currency">
            <text:p>160 893 ₽</text:p>
          </table:table-cell>
          <table:table-cell table:style-name="ce129"/>
          <table:table-cell table:style-name="ce178"/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INF TRACK T51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10000" calcext:value-type="currency">
            <text:p>10 000 ₽</text:p>
          </table:table-cell>
          <table:table-cell table:style-name="ce129" table:formula="of:=[.K254]*[.N254]" office:value-type="currency" office:currency="RUB" office:value="50000" calcext:value-type="currency">
            <text:p>50 000 ₽</text:p>
          </table:table-cell>
          <table:table-cell table:style-name="ce129"/>
          <table:table-cell table:style-name="ce178" office:value-type="float" office:value="5" calcext:value-type="float">
            <text:p>5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INF CONNECTOR 90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11200/4" office:value-type="currency" office:currency="RUB" office:value="2800" calcext:value-type="currency">
            <text:p>2 800 ₽</text:p>
          </table:table-cell>
          <table:table-cell table:style-name="ce129" table:formula="of:=[.K255]*[.N255]" office:value-type="currency" office:currency="RUB" office:value="11200" calcext:value-type="currency">
            <text:p>11 200 ₽</text:p>
          </table:table-cell>
          <table:table-cell table:style-name="ce129"/>
          <table:table-cell table:style-name="ce178" office:value-type="float" office:value="4" calcext:value-type="float">
            <text:p>4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ERP 100-48 100Вт48В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6200" calcext:value-type="currency">
            <text:p>6 200 ₽</text:p>
          </table:table-cell>
          <table:table-cell table:style-name="ce129" table:formula="of:=[.K256]*[.N256]" office:value-type="currency" office:currency="RUB" office:value="6200" calcext:value-type="currency">
            <text:p>6 20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INF CORNER T51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4000" calcext:value-type="currency">
            <text:p>4 000 ₽</text:p>
          </table:table-cell>
          <table:table-cell table:style-name="ce129" table:formula="of:=[.K257]*[.N257]" office:value-type="currency" office:currency="RUB" office:value="16000" calcext:value-type="currency">
            <text:p>16 000 ₽</text:p>
          </table:table-cell>
          <table:table-cell table:style-name="ce129"/>
          <table:table-cell table:style-name="ce178" office:value-type="float" office:value="4" calcext:value-type="float">
            <text:p>4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INF CON 180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1280/16" office:value-type="currency" office:currency="RUB" office:value="80" calcext:value-type="currency">
            <text:p>80 ₽</text:p>
          </table:table-cell>
          <table:table-cell table:style-name="ce129" table:formula="of:=[.K258]*[.N258]" office:value-type="currency" office:currency="RUB" office:value="1280" calcext:value-type="currency">
            <text:p>1 280 ₽</text:p>
          </table:table-cell>
          <table:table-cell table:style-name="ce129"/>
          <table:table-cell table:style-name="ce178" office:value-type="float" office:value="16" calcext:value-type="float">
            <text:p>16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INF CONNECTOR 180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8000/4" office:value-type="currency" office:currency="RUB" office:value="2000" calcext:value-type="currency">
            <text:p>2 000 ₽</text:p>
          </table:table-cell>
          <table:table-cell table:style-name="ce129" table:formula="of:=[.K259]*[.N259]" office:value-type="currency" office:currency="RUB" office:value="8000" calcext:value-type="currency">
            <text:p>8 000 ₽</text:p>
          </table:table-cell>
          <table:table-cell table:style-name="ce129"/>
          <table:table-cell table:style-name="ce178" office:value-type="float" office:value="4" calcext:value-type="float">
            <text:p>4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INF POWER CONNECTOR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2800" calcext:value-type="currency">
            <text:p>2 800 ₽</text:p>
          </table:table-cell>
          <table:table-cell table:style-name="ce129" table:formula="of:=[.K260]*[.N260]" office:value-type="currency" office:currency="RUB" office:value="2800" calcext:value-type="currency">
            <text:p>2 80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INF LINE 800 1630 BD DALI 2 3000К120°IP4048ВDIM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64800/6" office:value-type="currency" office:currency="RUB" office:value="10800" calcext:value-type="currency">
            <text:p>10 800 ₽</text:p>
          </table:table-cell>
          <table:table-cell table:style-name="ce129" table:formula="of:=[.K261]*[.N261]" office:value-type="currency" office:currency="RUB" office:value="43200" calcext:value-type="currency">
            <text:p>43 200 ₽</text:p>
          </table:table-cell>
          <table:table-cell table:style-name="ce129"/>
          <table:table-cell table:style-name="ce178" office:value-type="float" office:value="4" calcext:value-type="float">
            <text:p>4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formula="of:=16*[.N261]" office:value-type="float" office:value="64" calcext:value-type="float">
            <text:p>64</text:p>
          </table:table-cell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table:number-columns-repeated="3"/>
          <table:table-cell table:style-name="ce92"/>
          <table:table-cell table:style-name="ce92" office:value-type="string" calcext:value-type="string">
            <text:p><text:s/>INF TURN LINE 200 0530 BD 5Вт3000К120°IP4048В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17200/2" office:value-type="currency" office:currency="RUB" office:value="8600" calcext:value-type="currency">
            <text:p>8 600 ₽</text:p>
          </table:table-cell>
          <table:table-cell table:style-name="ce129" table:formula="of:=[.K262]*[.N262]" office:value-type="currency" office:currency="RUB" office:value="17200" calcext:value-type="currency">
            <text:p>17 20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INF TURN LINE SPOT 200 1030 36° BD DALI 2 10Вт3000К36°IP4048ВDIM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100800/6" office:value-type="currency" office:currency="RUB" office:value="16800" calcext:value-type="currency">
            <text:p>16 800 ₽</text:p>
          </table:table-cell>
          <table:table-cell table:style-name="ce129" table:formula="of:=[.K263]*[.N263]" office:value-type="currency" office:currency="RUB" office:value="33600" calcext:value-type="currency">
            <text:p>33 60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formula="of:=10*[.N263]" office:value-type="float" office:value="20" calcext:value-type="float">
            <text:p>20</text:p>
          </table:table-cell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линтус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Плинтус</text:p>
          </table:table-cell>
          <table:table-cell table:style-name="ce93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92" office:value-type="string" calcext:value-type="string">
            <text:p>Плинтус скрытого монтажа Pro Design Universal (не анод. Алюминий)</text:p>
          </table:table-cell>
          <table:table-cell table:style-name="ce92" office:value-type="string" calcext:value-type="string">
            <text:p>80x12x2700</text:p>
          </table:table-cell>
          <table:table-cell table:style-name="ce92" office:value-type="string" calcext:value-type="string">
            <text:p>symetric.ru</text:p>
          </table:table-cell>
          <table:table-cell table:style-name="ce92"/>
          <table:table-cell table:style-name="ce119" table:formula="of:=599+425" office:value-type="currency" office:currency="RUB" office:value="1024" calcext:value-type="currency">
            <text:p>1 024 ₽</text:p>
          </table:table-cell>
          <table:table-cell table:style-name="ce129" table:formula="of:=[.K264]*[.N264]" office:value-type="currency" office:currency="RUB" office:value="10035.2" calcext:value-type="currency">
            <text:p>10 035 ₽</text:p>
          </table:table-cell>
          <table:table-cell table:style-name="ce129"/>
          <table:table-cell table:style-name="ce178" table:formula="of:=6.5+3.3" office:value-type="float" office:value="9.8" calcext:value-type="float">
            <text:p>9,8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Краска настенная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краска</text:p>
          </table:table-cell>
          <table:table-cell table:style-name="ce93" office:value-type="string" calcext:value-type="string">
            <text:p><text:a xlink:href="https://www.derufa.ru/" xlink:type="simple">https://www.derufa.ru/</text:a></text:p>
          </table:table-cell>
          <table:table-cell table:style-name="ce92" office:value-type="string" calcext:value-type="string">
            <text:p>H&amp;H (колеруем в цвет CAPAROL/Granit 60</text:p>
          </table:table-cell>
          <table:table-cell table:style-name="ce92"/>
          <table:table-cell table:style-name="ce92" office:value-type="string" calcext:value-type="string">
            <text:p><text:a xlink:href="https://www.derufa.ru/" xlink:type="simple">https://www.derufa.ru/</text:a></text:p>
          </table:table-cell>
          <table:table-cell table:style-name="ce92"/>
          <table:table-cell table:style-name="ce119" office:value-type="currency" office:currency="RUB" office:value="310" calcext:value-type="currency">
            <text:p>310 ₽</text:p>
          </table:table-cell>
          <table:table-cell table:style-name="ce129" office:value-type="currency" office:currency="RUB" office:value="6776.6" calcext:value-type="currency">
            <text:p>6 777 ₽</text:p>
          </table:table-cell>
          <table:table-cell table:style-name="ce129"/>
          <table:table-cell table:style-name="ce178" office:value-type="float" office:value="21.86" calcext:value-type="float">
            <text:p>21,86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Краска настенная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краска</text:p>
          </table:table-cell>
          <table:table-cell table:style-name="ce93" office:value-type="string" calcext:value-type="string">
            <text:p><text:a xlink:href="https://www.derufa.ru/" xlink:type="simple">https://www.derufa.ru/</text:a></text:p>
          </table:table-cell>
          <table:table-cell table:style-name="ce92" office:value-type="string" calcext:value-type="string">
            <text:p>H&amp;H (колеруем в цвет Ral 6004)</text:p>
          </table:table-cell>
          <table:table-cell table:style-name="ce92"/>
          <table:table-cell table:style-name="ce92" office:value-type="string" calcext:value-type="string">
            <text:p><text:a xlink:href="https://www.derufa.ru/" xlink:type="simple">https://www.derufa.ru/</text:a></text:p>
          </table:table-cell>
          <table:table-cell table:style-name="ce92"/>
          <table:table-cell table:style-name="ce119" office:value-type="currency" office:currency="RUB" office:value="310" calcext:value-type="currency">
            <text:p>310 ₽</text:p>
          </table:table-cell>
          <table:table-cell table:style-name="ce129" office:value-type="currency" office:currency="RUB" office:value="750" calcext:value-type="currency">
            <text:p>750 ₽</text:p>
          </table:table-cell>
          <table:table-cell table:style-name="ce129"/>
          <table:table-cell table:style-name="ce178" office:value-type="float" office:value="2.42" calcext:value-type="float">
            <text:p>2,42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еневой профиль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Теневой профиль</text:p>
          </table:table-cell>
          <table:table-cell table:style-name="ce92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92" office:value-type="string" calcext:value-type="string">
            <text:p>KRAAB GIPPS с демпфером</text:p>
          </table:table-cell>
          <table:table-cell table:style-name="ce92" office:value-type="string" calcext:value-type="string">
            <text:p>2000x33,8x14</text:p>
          </table:table-cell>
          <table:table-cell table:style-name="ce92" office:value-type="string" calcext:value-type="string">
            <text:p>KRAAB</text:p>
          </table:table-cell>
          <table:table-cell table:style-name="ce92" office:value-type="string" calcext:value-type="string">
            <text:p><text:a xlink:href="https://tenevoy.ru/" xlink:type="simple">https://tenevoy.ru/</text:a></text:p>
          </table:table-cell>
          <table:table-cell table:style-name="ce119" office:value-type="currency" office:currency="RUB" office:value="450" calcext:value-type="currency">
            <text:p>450 ₽</text:p>
          </table:table-cell>
          <table:table-cell table:style-name="ce129" table:formula="of:=[.K267]*[.N267]" office:value-type="currency" office:currency="RUB" office:value="6961.5" calcext:value-type="currency">
            <text:p>6 962 ₽</text:p>
          </table:table-cell>
          <table:table-cell table:style-name="ce129"/>
          <table:table-cell table:style-name="ce178" office:value-type="float" office:value="15.47" calcext:value-type="float">
            <text:p>15,47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office:value-type="string" calcext:value-type="string">
            <text:p>3979, 4405, 600, 100, 600, 1177, 3085, 207, 1323 (5вн, 3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ортьеры на подкладке </text:p>
          </table:table-cell>
          <table:table-cell table:style-name="ce45" office:value-type="string" calcext:value-type="string">
            <text:p>текстиль</text:p>
          </table:table-cell>
          <table:table-cell table:style-name="ce45" office:value-type="string" calcext:value-type="string">
            <text:p>шторы</text:p>
          </table:table-cell>
          <table:table-cell table:style-name="ce92" office:value-type="string" calcext:value-type="string">
            <text:p><text:a xlink:href="http://www.royal-shtory.ru/" xlink:type="simple">http://www.royal-shtory.ru</text:a></text:p>
          </table:table-cell>
          <table:table-cell table:style-name="ce92"/>
          <table:table-cell table:style-name="ce92" office:value-type="string" calcext:value-type="string">
            <text:p>3.3х2.7</text:p>
          </table:table-cell>
          <table:table-cell table:style-name="ce92" office:value-type="string" calcext:value-type="string">
            <text:p>«Роял Стайл»</text:p>
          </table:table-cell>
          <table:table-cell table:style-name="ce92"/>
          <table:table-cell table:style-name="ce119"/>
          <table:table-cell table:style-name="ce129" office:value-type="currency" office:currency="RUB" office:value="68940" calcext:value-type="currency">
            <text:p>68 940 ₽</text:p>
          </table:table-cell>
          <table:table-cell table:style-name="ce129"/>
          <table:table-cell table:style-name="ce178" office:value-type="float" office:value="10.2" calcext:value-type="float">
            <text:p>10,2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отолочная гардина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карнизы для штор</text:p>
          </table:table-cell>
          <table:table-cell table:style-name="ce92" office:value-type="string" calcext:value-type="string">
            <text:p><text:a xlink:href="http://www.royal-shtory.ru/" xlink:type="simple">http://www.royal-shtory.ru</text:a></text:p>
          </table:table-cell>
          <table:table-cell table:style-name="ce92"/>
          <table:table-cell table:style-name="ce92" office:value-type="string" calcext:value-type="string">
            <text:p>3.3</text:p>
          </table:table-cell>
          <table:table-cell table:style-name="ce92" office:value-type="string" calcext:value-type="string">
            <text:p>«Роял Стайл»</text:p>
          </table:table-cell>
          <table:table-cell table:style-name="ce92"/>
          <table:table-cell table:style-name="ce119"/>
          <table:table-cell table:style-name="ce129" office:value-type="currency" office:currency="RUB" office:value="3280" calcext:value-type="currency">
            <text:p>3 28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Тюль</text:p>
          </table:table-cell>
          <table:table-cell table:style-name="ce45" office:value-type="string" calcext:value-type="string">
            <text:p>текстиль</text:p>
          </table:table-cell>
          <table:table-cell table:style-name="ce45" office:value-type="string" calcext:value-type="string">
            <text:p>шторы</text:p>
          </table:table-cell>
          <table:table-cell table:style-name="ce92" office:value-type="string" calcext:value-type="string">
            <text:p><text:a xlink:href="http://www.royal-shtory.ru/" xlink:type="simple">http://www.royal-shtory.ru</text:a></text:p>
          </table:table-cell>
          <table:table-cell table:style-name="ce92"/>
          <table:table-cell table:style-name="ce92" office:value-type="string" calcext:value-type="string">
            <text:p>3.3х2.7</text:p>
          </table:table-cell>
          <table:table-cell table:style-name="ce92" office:value-type="string" calcext:value-type="string">
            <text:p>«Роял Стайл»</text:p>
          </table:table-cell>
          <table:table-cell table:style-name="ce92"/>
          <table:table-cell table:style-name="ce119"/>
          <table:table-cell table:style-name="ce129" office:value-type="currency" office:currency="RUB" office:value="37224" calcext:value-type="currency">
            <text:p>37 224 ₽</text:p>
          </table:table-cell>
          <table:table-cell table:style-name="ce129"/>
          <table:table-cell table:style-name="ce178" office:value-type="float" office:value="8.8" calcext:value-type="float">
            <text:p>8,8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Радиатор отопления</text:p>
          </table:table-cell>
          <table:table-cell table:style-name="ce45" office:value-type="string" calcext:value-type="string">
            <text:p>отопление</text:p>
          </table:table-cell>
          <table:table-cell table:style-name="ce45" office:value-type="string" calcext:value-type="string">
            <text:p>Радиатор отопления</text:p>
          </table:table-cell>
          <table:table-cell table:style-name="ce92" office:value-type="string" calcext:value-type="string">
            <text:p><text:a xlink:href="https://loten.ru.com/catalog/loten-grey-z-2000mm/" xlink:type="simple">https://loten.ru.com/catalog/loten-grey-z-2000mm/</text:a></text:p>
          </table:table-cell>
          <table:table-cell table:style-name="ce92" office:value-type="string" calcext:value-type="string">
            <text:p>Loten Grey Z (GUARDO RETTA 3P)</text:p>
          </table:table-cell>
          <table:table-cell table:style-name="ce92" office:value-type="string" calcext:value-type="string">
            <text:p>750x593</text:p>
          </table:table-cell>
          <table:table-cell table:style-name="ce92" office:value-type="string" calcext:value-type="string">
            <text:p>LOTEN</text:p>
          </table:table-cell>
          <table:table-cell table:style-name="ce92" office:value-type="string" calcext:value-type="string">
            <text:p><text:a xlink:href="https://www.home-heat.ru/catalog/trubchatye-radiatory-guardo-retta-3p-s-kvadratnym-profilem-30x30/trubchatyy-radiator-s-kvadratnym-profilem-30x30-guardo-retta-3p-330-mm-vysotoy-gorizontalnoe-polozhe/" xlink:type="simple">https://www.home-heat.ru/catalog/trubchatye-radiatory-guardo-retta-3p-s-kvadratnym-profilem-30x30/trubchatyy-radiator-s-kvadratnym-profilem-30x30-guardo-retta-3p-330-mm-vysotoy-gorizontalnoe-polozhe/</text:a></text:p>
          </table:table-cell>
          <table:table-cell table:style-name="ce119" office:value-type="currency" office:currency="RUB" office:value="37858" calcext:value-type="currency">
            <text:p>37 858 ₽</text:p>
          </table:table-cell>
          <table:table-cell table:style-name="ce129" table:formula="of:=[.K271]*[.N271]" office:value-type="currency" office:currency="RUB" office:value="37858" calcext:value-type="currency">
            <text:p>37 858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одвесы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romatti.ru/catalog/p342082892-podvesnoj-svetilnik-kuu.html" xlink:type="simple">https://romatti.ru/catalog/p342082892-podvesnoj-svetilnik-kuu.html</text:a></text:p>
          </table:table-cell>
          <table:table-cell table:style-name="ce92" office:value-type="string" calcext:value-type="string">
            <text:p>Kuu by Romatti 30*18, черный</text:p>
          </table:table-cell>
          <table:table-cell table:style-name="ce92" office:value-type="string" calcext:value-type="string">
            <text:p>30*18 см</text:p>
          </table:table-cell>
          <table:table-cell table:style-name="ce92" office:value-type="string" calcext:value-type="string">
            <text:p><text:a xlink:href="https://romatti.ru/" xlink:type="simple">https://romatti.ru/</text:a></text:p>
          </table:table-cell>
          <table:table-cell table:style-name="ce92"/>
          <table:table-cell table:style-name="ce119" office:value-type="string" calcext:value-type="string">
            <text:p>12 600</text:p>
          </table:table-cell>
          <table:table-cell table:style-name="ce119" office:value-type="currency" office:currency="RUB" office:value="25200" calcext:value-type="currency">
            <text:p>25 20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Деревянные панели</text:p>
          </table:table-cell>
          <table:table-cell table:style-name="ce45" office:value-type="string" calcext:value-type="string">
            <text:p>Мебель на заказ</text:p>
          </table:table-cell>
          <table:table-cell table:style-name="ce45" office:value-type="string" calcext:value-type="string">
            <text:p>мебель</text:p>
          </table:table-cell>
          <table:table-cell table:style-name="ce92" office:value-type="string" calcext:value-type="string">
            <text:p>StenPaneli.ru</text:p>
          </table:table-cell>
          <table:table-cell table:style-name="ce92" office:value-type="string" calcext:value-type="string">
            <text:p>МДФ/Шпон/Лак/</text:p>
          </table:table-cell>
          <table:table-cell table:style-name="ce92"/>
          <table:table-cell table:style-name="ce92" office:value-type="string" calcext:value-type="string">
            <text:p>StenPaneli.ru</text:p>
          </table:table-cell>
          <table:table-cell table:style-name="ce92"/>
          <table:table-cell table:number-columns-repeated="2" table:style-name="ce119" office:value-type="currency" office:currency="RUB" office:value="98425" calcext:value-type="currency">
            <text:p>98 425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одсветка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одиодная лента </text:p>
          </table:table-cell>
          <table:table-cell table:style-name="ce92" office:value-type="string" calcext:value-type="string">
            <text:p><text:a xlink:href="https://arlight.group/catalog/cri95-98-rt-24v-60-4-8-w-m-ip20-984/svetodiodnaya-lenta-rt-2-5000-24v-day5000-3528-300-led-cri98-021412-1.html" xlink:type="simple">https://arlight.group/catalog/cri95-98-rt-24v-60-4-8-w-m-ip20-984/svetodiodnaya-lenta-rt-2-5000-24v-day5000-3528-300-led-cri98-021412-1.html</text:a></text:p>
          </table:table-cell>
          <table:table-cell table:style-name="ce92" office:value-type="string" calcext:value-type="string">
            <text:p>СВЕТОДИОДНАЯ ЛЕНТА RT 2-5000 24V DAY5000 (3528, 300 LED, CRI98) (ARLIGHT, 4.8 ВТ/М, IP20) 60 LED НА 1М</text:p>
          </table:table-cell>
          <table:table-cell table:style-name="ce92" office:value-type="string" calcext:value-type="string">
            <text:p>8х1,8 мм (10600)</text:p>
          </table:table-cell>
          <table:table-cell table:style-name="ce92" office:value-type="string" calcext:value-type="string">
            <text:p><text:a xlink:href="https://arlight.group/" xlink:type="simple">https://arlight.group/</text:a></text:p>
          </table:table-cell>
          <table:table-cell table:style-name="ce92"/>
          <table:table-cell table:style-name="ce119" office:value-type="currency" office:currency="RUB" office:value="393.4" calcext:value-type="currency">
            <text:p>393 ₽</text:p>
          </table:table-cell>
          <table:table-cell table:style-name="ce129" table:formula="of:=[.K274]*[.N274]" office:value-type="currency" office:currency="RUB" office:value="4170.04" calcext:value-type="currency">
            <text:p>4 170 ₽</text:p>
          </table:table-cell>
          <table:table-cell table:style-name="ce129"/>
          <table:table-cell table:style-name="ce180" office:value-type="float" office:value="10.6" calcext:value-type="float">
            <text:p>10,6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50" calcext:value-type="float">
            <text:p>50</text:p>
          </table:table-cell>
          <table:table-cell table:style-name="ce329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Подсветка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профиль</text:p>
          </table:table-cell>
          <table:table-cell table:style-name="ce92" office:value-type="string" calcext:value-type="string">
            <text:p><text:a xlink:href="https://arlight.group/catalog/profili-iz-plastika-857/profil-sl-slim20-h20-2000-anod-023722.html" xlink:type="simple">https://arlight.group/catalog/profili-iz-plastika-857/profil-sl-slim20-h20-2000-anod-023722.html</text:a></text:p>
          </table:table-cell>
          <table:table-cell table:style-name="ce92" office:value-type="string" calcext:value-type="string">
            <text:p>ПРОФИЛЬ SL-SLIM20-H20-2000 ANOD (ARLIGHT, АЛЮМИНИЙ)</text:p>
          </table:table-cell>
          <table:table-cell table:style-name="ce92" office:value-type="string" calcext:value-type="string">
            <text:p>20х20х2000 мм (10600)</text:p>
          </table:table-cell>
          <table:table-cell table:style-name="ce92" office:value-type="string" calcext:value-type="string">
            <text:p><text:a xlink:href="https://arlight.group/" xlink:type="simple">https://arlight.group/</text:a></text:p>
          </table:table-cell>
          <table:table-cell table:style-name="ce92"/>
          <table:table-cell table:style-name="ce119" office:value-type="currency" office:currency="RUB" office:value="670.94" calcext:value-type="currency">
            <text:p>671 ₽</text:p>
          </table:table-cell>
          <table:table-cell table:style-name="ce129" table:formula="of:=[.K275]*[.N275]" office:value-type="currency" office:currency="RUB" office:value="7111.964" calcext:value-type="currency">
            <text:p>7 112 ₽</text:p>
          </table:table-cell>
          <table:table-cell table:style-name="ce129"/>
          <table:table-cell table:style-name="ce180" office:value-type="float" office:value="10.6" calcext:value-type="float">
            <text:p>10,6</text:p>
          </table:table-cell>
          <table:table-cell table:style-name="ce309"/>
          <table:table-cell table:style-name="ce178" table:number-columns-repeated="3"/>
          <table:table-cell table:style-name="ce329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0"/>
          <table:table-cell table:style-name="ce45" office:value-type="string" calcext:value-type="string">
            <text:p>Сидение</text:p>
          </table:table-cell>
          <table:table-cell table:number-columns-repeated="2" table:style-name="ce45" office:value-type="string" calcext:value-type="string">
            <text:p>мебель</text:p>
          </table:table-cell>
          <table:table-cell table:style-name="ce92" office:value-type="string" calcext:value-type="string">
            <text:p><text:a xlink:href="https://dom-store.ru/puf-innovation-living-malloy-kenia-seriy/?gclid=CjwKCAjw4qCKBhAVEiwAkTYsPJGDg_riZNGw6FXOqpxaX7IsKFqG11xApmvZoLjsG1ihvEQJcQXDnRoCz3gQAvD_BwE" xlink:type="simple">https://dom-store.ru/puf-innovation-living-malloy-kenia-seriy/?gclid=CjwKCAjw4qCKBhAVEiwAkTYsPJGDg_riZNGw6FXOqpxaX7IsKFqG11xApmvZoLjsG1ihvEQJcQXDnRoCz3gQAvD_BwE</text:a></text:p>
          </table:table-cell>
          <table:table-cell table:style-name="ce92" office:value-type="string" calcext:value-type="string">
            <text:p>Пуф Innovation Living Malloy, кениа серый</text:p>
          </table:table-cell>
          <table:table-cell table:style-name="ce92" office:value-type="string" calcext:value-type="string">
            <text:p>1000Х750 мм</text:p>
          </table:table-cell>
          <table:table-cell table:style-name="ce92" office:value-type="string" calcext:value-type="string">
            <text:p><text:a xlink:href="https://dom-store.ru/" xlink:type="simple">https://dom-store.ru/</text:a></text:p>
          </table:table-cell>
          <table:table-cell table:style-name="ce92" office:value-type="string" calcext:value-type="string">
            <text:p>https://www.cosmorelax.ru/catalog/pufy-i-ottomanki/ottomanka_sofa_06_t/#126469 </text:p>
          </table:table-cell>
          <table:table-cell table:number-columns-repeated="2" table:style-name="ce119" office:value-type="string" calcext:value-type="string">
            <text:p>15 300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19" office:value-type="string" calcext:value-type="string" table:number-columns-spanned="1" table:number-rows-spanned="33">
            <text:p>Детская (12)</text:p>
          </table:table-cell>
          <table:table-cell table:style-name="ce44" office:value-type="string" calcext:value-type="string">
            <text:p>Плинтус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Плинтус</text:p>
          </table:table-cell>
          <table:table-cell table:style-name="ce91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27" office:value-type="string" calcext:value-type="string">
            <text:p>Плинтус скрытого монтажа Pro Design Universal (не анод. Алюминий)</text:p>
          </table:table-cell>
          <table:table-cell table:style-name="ce127" office:value-type="string" calcext:value-type="string">
            <text:p>80x12x2700</text:p>
          </table:table-cell>
          <table:table-cell table:style-name="ce127" office:value-type="string" calcext:value-type="string">
            <text:p>symetric.ru</text:p>
          </table:table-cell>
          <table:table-cell table:style-name="ce127"/>
          <table:table-cell table:style-name="ce111" table:formula="of:=599+425" office:value-type="currency" office:currency="RUB" office:value="1024" calcext:value-type="currency">
            <text:p>1 024 ₽</text:p>
          </table:table-cell>
          <table:table-cell table:style-name="ce125" table:formula="of:=[.K277]*[.N277]" office:value-type="currency" office:currency="RUB" office:value="15667.2" calcext:value-type="currency">
            <text:p>15 667 ₽</text:p>
          </table:table-cell>
          <table:table-cell table:style-name="ce125"/>
          <table:table-cell table:style-name="ce176" office:value-type="float" office:value="15.3" calcext:value-type="float">
            <text:p>15,3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Настенная краск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раска</text:p>
          </table:table-cell>
          <table:table-cell table:style-name="ce91" office:value-type="string" calcext:value-type="string">
            <text:p><text:a xlink:href="https://www.derufa.ru/" xlink:type="simple">https://www.derufa.ru/</text:a></text:p>
          </table:table-cell>
          <table:table-cell table:style-name="ce127" office:value-type="string" calcext:value-type="string">
            <text:p>H&amp;H (колеруем в цвет CAPAROL/Ral 9016</text:p>
          </table:table-cell>
          <table:table-cell table:style-name="ce127"/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310" calcext:value-type="currency">
            <text:p>310 ₽</text:p>
          </table:table-cell>
          <table:table-cell table:style-name="ce125" office:value-type="currency" office:currency="RUB" office:value="4991" calcext:value-type="currency">
            <text:p>4 991 ₽</text:p>
          </table:table-cell>
          <table:table-cell table:style-name="ce125"/>
          <table:table-cell table:style-name="ce176" office:value-type="float" office:value="16.1" calcext:value-type="float">
            <text:p>16,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Настенная краск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раска</text:p>
          </table:table-cell>
          <table:table-cell table:style-name="ce91" office:value-type="string" calcext:value-type="string">
            <text:p><text:a xlink:href="https://www.derufa.ru/" xlink:type="simple">https://www.derufa.ru/</text:a></text:p>
          </table:table-cell>
          <table:table-cell table:style-name="ce127" office:value-type="string" calcext:value-type="string">
            <text:p>H&amp;H (колеруем в цвет CAPAROL/Velvet 15)</text:p>
          </table:table-cell>
          <table:table-cell table:style-name="ce127"/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310" calcext:value-type="currency">
            <text:p>310 ₽</text:p>
          </table:table-cell>
          <table:table-cell table:style-name="ce125" office:value-type="currency" office:currency="RUB" office:value="930" calcext:value-type="currency">
            <text:p>930 ₽</text:p>
          </table:table-cell>
          <table:table-cell table:style-name="ce125"/>
          <table:table-cell table:style-name="ce176" office:value-type="float" office:value="3.06" calcext:value-type="float">
            <text:p>3,06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Краска настенная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раска</text:p>
          </table:table-cell>
          <table:table-cell table:style-name="ce91" office:value-type="string" calcext:value-type="string">
            <text:p><text:a xlink:href="https://www.derufa.ru/" xlink:type="simple">https://www.derufa.ru/</text:a></text:p>
          </table:table-cell>
          <table:table-cell table:style-name="ce127" office:value-type="string" calcext:value-type="string">
            <text:p>H&amp;H (колеруем в цвет CAPAROLVLazurit 165)</text:p>
          </table:table-cell>
          <table:table-cell table:style-name="ce127"/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310" calcext:value-type="currency">
            <text:p>310 ₽</text:p>
          </table:table-cell>
          <table:table-cell table:style-name="ce125" office:value-type="currency" office:currency="RUB" office:value="1351.6" calcext:value-type="currency">
            <text:p>1 352 ₽</text:p>
          </table:table-cell>
          <table:table-cell table:style-name="ce125"/>
          <table:table-cell table:style-name="ce176" office:value-type="float" office:value="4.36" calcext:value-type="float">
            <text:p>4,36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еневой профиль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Теневой профиль</text:p>
          </table:table-cell>
          <table:table-cell table:style-name="ce127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27" office:value-type="string" calcext:value-type="string">
            <text:p>KRAAB GIPPS с демпфером</text:p>
          </table:table-cell>
          <table:table-cell table:style-name="ce127" office:value-type="string" calcext:value-type="string">
            <text:p>2000x33,8x14</text:p>
          </table:table-cell>
          <table:table-cell table:style-name="ce127" office:value-type="string" calcext:value-type="string">
            <text:p>KRAAB</text:p>
          </table:table-cell>
          <table:table-cell table:style-name="ce127" office:value-type="string" calcext:value-type="string">
            <text:p><text:a xlink:href="https://tenevoy.ru/" xlink:type="simple">https://tenevoy.ru/</text:a></text:p>
          </table:table-cell>
          <table:table-cell table:style-name="ce111" office:value-type="currency" office:currency="RUB" office:value="450" calcext:value-type="currency">
            <text:p>450 ₽</text:p>
          </table:table-cell>
          <table:table-cell table:style-name="ce125" table:formula="of:=[.K281]*[.N281]" office:value-type="currency" office:currency="RUB" office:value="7533" calcext:value-type="currency">
            <text:p>7 533 ₽</text:p>
          </table:table-cell>
          <table:table-cell table:style-name="ce125"/>
          <table:table-cell table:style-name="ce176" office:value-type="float" office:value="16.74" calcext:value-type="float">
            <text:p>16,74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office:value-type="string" calcext:value-type="string">
            <text:p>4405, 3968, 4405, 3968 (4вн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В</text:p>
          </table:table-cell>
          <table:table-cell table:style-name="ce44" office:value-type="string" calcext:value-type="string">
            <text:p>техника</text:p>
          </table:table-cell>
          <table:table-cell table:style-name="ce44" office:value-type="string" calcext:value-type="string">
            <text:p>ТВ</text:p>
          </table:table-cell>
          <table:table-cell table:style-name="ce127"/>
          <table:table-cell table:style-name="ce127" office:value-type="string" calcext:value-type="string">
            <text:p>Телевизор Samsung UE50TU7090 50 дюймов Smart TV UHD</text:p>
          </table:table-cell>
          <table:table-cell table:style-name="ce127" office:value-type="string" calcext:value-type="string">
            <text:p>1116.8 x 644.2 x 59.9 мм</text:p>
          </table:table-cell>
          <table:table-cell table:style-name="ce127" office:value-type="string" calcext:value-type="string">
            <text:p>https://online-samsung.ru/ </text:p>
          </table:table-cell>
          <table:table-cell table:style-name="ce127"/>
          <table:table-cell table:style-name="ce111" office:value-type="currency" office:currency="RUB" office:value="51990" calcext:value-type="currency">
            <text:p>51 990 ₽</text:p>
          </table:table-cell>
          <table:table-cell table:style-name="ce111" office:value-type="currency" office:currency="RUB" office:value="51991" calcext:value-type="currency">
            <text:p>51 991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6" calcext:value-type="float">
            <text:p>66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Розетки и выключатели</text:p>
          </table:table-cell>
          <table:table-cell table:style-name="ce44" office:value-type="string" calcext:value-type="string">
            <text:p>электрика</text:p>
          </table:table-cell>
          <table:table-cell table:style-name="ce44" office:value-type="string" calcext:value-type="string">
            <text:p>выключатели и розетки</text:p>
          </table:table-cell>
          <table:table-cell table:style-name="ce127" office:value-type="string" calcext:value-type="string">
            <text:p><text:a xlink:href="https://girastore.ru/" xlink:type="simple">https://girastore.ru/</text:a></text:p>
          </table:table-cell>
          <table:table-cell table:style-name="ce127" office:value-type="string" calcext:value-type="string">
            <text:p>Gira System 55 +Esprit Glass C</text:p>
          </table:table-cell>
          <table:table-cell table:style-name="ce127" office:value-type="string" calcext:value-type="string">
            <text:p>95х95</text:p>
          </table:table-cell>
          <table:table-cell table:style-name="ce127" office:value-type="string" calcext:value-type="string">
            <text:p><text:a xlink:href="https://www.tesli.com/" xlink:type="simple">https://www.tesli.com/</text:a></text:p>
          </table:table-cell>
          <table:table-cell table:style-name="ce127"/>
          <table:table-cell table:style-name="ce111"/>
          <table:table-cell table:style-name="ce125" office:value-type="currency" office:currency="RUB" office:value="102081" calcext:value-type="currency">
            <text:p>102 081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Портьеры на подкладке </text:p>
          </table:table-cell>
          <table:table-cell table:style-name="ce44" office:value-type="string" calcext:value-type="string">
            <text:p>текстиль</text:p>
          </table:table-cell>
          <table:table-cell table:style-name="ce44" office:value-type="string" calcext:value-type="string">
            <text:p>шторы</text:p>
          </table:table-cell>
          <table:table-cell table:style-name="ce127" office:value-type="string" calcext:value-type="string">
            <text:p><text:a xlink:href="http://www.royal-shtory.ru/" xlink:type="simple">http://www.royal-shtory.ru</text:a></text:p>
          </table:table-cell>
          <table:table-cell table:style-name="ce127"/>
          <table:table-cell table:style-name="ce127" office:value-type="string" calcext:value-type="string">
            <text:p>3.3х2.7</text:p>
          </table:table-cell>
          <table:table-cell table:style-name="ce127" office:value-type="string" calcext:value-type="string">
            <text:p>«Роял Стайл»</text:p>
          </table:table-cell>
          <table:table-cell table:style-name="ce127"/>
          <table:table-cell table:style-name="ce111"/>
          <table:table-cell table:style-name="ce125" office:value-type="currency" office:currency="RUB" office:value="68940" calcext:value-type="currency">
            <text:p>68 940 ₽</text:p>
          </table:table-cell>
          <table:table-cell table:style-name="ce125"/>
          <table:table-cell table:style-name="ce176" office:value-type="float" office:value="10.2" calcext:value-type="float">
            <text:p>10,2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юль</text:p>
          </table:table-cell>
          <table:table-cell table:style-name="ce44" office:value-type="string" calcext:value-type="string">
            <text:p>текстиль</text:p>
          </table:table-cell>
          <table:table-cell table:style-name="ce44" office:value-type="string" calcext:value-type="string">
            <text:p>шторы</text:p>
          </table:table-cell>
          <table:table-cell table:style-name="ce127" office:value-type="string" calcext:value-type="string">
            <text:p><text:a xlink:href="http://www.royal-shtory.ru/" xlink:type="simple">http://www.royal-shtory.ru</text:a></text:p>
          </table:table-cell>
          <table:table-cell table:style-name="ce127"/>
          <table:table-cell table:style-name="ce127" office:value-type="string" calcext:value-type="string">
            <text:p>3.3х2.7</text:p>
          </table:table-cell>
          <table:table-cell table:style-name="ce127" office:value-type="string" calcext:value-type="string">
            <text:p>«Роял Стайл»</text:p>
          </table:table-cell>
          <table:table-cell table:style-name="ce127"/>
          <table:table-cell table:style-name="ce111"/>
          <table:table-cell table:style-name="ce125" office:value-type="currency" office:currency="RUB" office:value="37224" calcext:value-type="currency">
            <text:p>37 224 ₽</text:p>
          </table:table-cell>
          <table:table-cell table:style-name="ce125"/>
          <table:table-cell table:style-name="ce176" office:value-type="float" office:value="8.8" calcext:value-type="float">
            <text:p>8,8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Дверная ручка</text:p>
          </table:table-cell>
          <table:table-cell table:style-name="ce44" office:value-type="string" calcext:value-type="string">
            <text:p>двери</text:p>
          </table:table-cell>
          <table:table-cell table:style-name="ce44"/>
          <table:table-cell table:style-name="ce127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27" office:value-type="string" calcext:value-type="string">
            <text:p>Дверная Ручка "Pure" Черная Матовая</text:p>
          </table:table-cell>
          <table:table-cell table:style-name="ce127"/>
          <table:table-cell table:style-name="ce127" office:value-type="string" calcext:value-type="string">
            <text:p><text:a xlink:href="https://sofiadoors.com/" xlink:type="simple">https://sofiadoors.com/</text:a></text:p>
          </table:table-cell>
          <table:table-cell table:style-name="ce127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1" office:value-type="currency" office:currency="RUB" office:value="8080" calcext:value-type="currency">
            <text:p>8 080 ₽</text:p>
          </table:table-cell>
          <table:table-cell table:style-name="ce125" table:formula="of:=[.K286]*[.N286]" office:value-type="currency" office:currency="RUB" office:value="8080" calcext:value-type="currency">
            <text:p>8 08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ДВ 010 раздвижная</text:p>
          </table:table-cell>
          <table:table-cell table:style-name="ce44" office:value-type="string" calcext:value-type="string">
            <text:p>двери раздвижные</text:p>
          </table:table-cell>
          <table:table-cell table:style-name="ce44"/>
          <table:table-cell table:style-name="ce127" office:value-type="string" calcext:value-type="string">
            <text:p><text:a xlink:href="https://sofiadoors.com/blog/grafichnyj-dizajn-i-beskompromissnoe-kachestvo-v-kollekcii-peregorodok-grafica/" xlink:type="simple">https://sofiadoors.com/blog/grafichnyj-dizajn-i-beskompromissnoe-kachestvo-v-kollekcii-peregorodok-grafica/</text:a></text:p>
          </table:table-cell>
          <table:table-cell table:style-name="ce127" office:value-type="string" calcext:value-type="string">
            <text:p>Grafica GR5</text:p>
          </table:table-cell>
          <table:table-cell table:style-name="ce127" office:value-type="string" calcext:value-type="string">
            <text:p>900x2700</text:p>
          </table:table-cell>
          <table:table-cell table:style-name="ce127" office:value-type="string" calcext:value-type="string">
            <text:p><text:a xlink:href="https://sofiadoors.com/" xlink:type="simple">https://sofiadoors.com/</text:a></text:p>
          </table:table-cell>
          <table:table-cell table:style-name="ce127" office:value-type="string" calcext:value-type="string">
            <text:p>rimadesio stripe</text:p>
          </table:table-cell>
          <table:table-cell table:style-name="ce111" office:value-type="currency" office:currency="RUB" office:value="45375" calcext:value-type="currency">
            <text:p>45 375 ₽</text:p>
          </table:table-cell>
          <table:table-cell table:style-name="ce125" table:formula="of:=[.K287]*[.N287]" office:value-type="currency" office:currency="RUB" office:value="110261.25" calcext:value-type="currency">
            <text:p>110 261 ₽</text:p>
          </table:table-cell>
          <table:table-cell table:style-name="ce125"/>
          <table:table-cell table:style-name="ce176" office:value-type="float" office:value="2.43" calcext:value-type="float">
            <text:p>2,43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напольное покрытие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напольное покрытие</text:p>
          </table:table-cell>
          <table:table-cell table:style-name="ce127" office:value-type="string" calcext:value-type="string">
            <text:p><text:a xlink:href="https://tenfor.ru/" xlink:type="simple">https://tenfor.ru/</text:a></text:p>
          </table:table-cell>
          <table:table-cell table:style-name="ce127" office:value-type="string" calcext:value-type="string">
            <text:p>инженерная доска «Gray Sand»</text:p>
          </table:table-cell>
          <table:table-cell table:style-name="ce127" office:value-type="string" calcext:value-type="string">
            <text:p>13,5х150х300-1200</text:p>
          </table:table-cell>
          <table:table-cell table:style-name="ce127" office:value-type="string" calcext:value-type="string">
            <text:p>TENFOR</text:p>
          </table:table-cell>
          <table:table-cell table:style-name="ce127"/>
          <table:table-cell table:style-name="ce111" office:value-type="currency" office:currency="RUB" office:value="3637" calcext:value-type="currency">
            <text:p>3 637 ₽</text:p>
          </table:table-cell>
          <table:table-cell table:style-name="ce125" table:formula="of:=[.K288]*[.N288]" office:value-type="currency" office:currency="RUB" office:value="66193.4" calcext:value-type="currency">
            <text:p>66 193 ₽</text:p>
          </table:table-cell>
          <table:table-cell table:style-name="ce125"/>
          <table:table-cell table:style-name="ce175" office:value-type="float" office:value="18.2" calcext:value-type="float">
            <text:p>18,2</text:p>
          </table:table-cell>
          <table:table-cell table:style-name="ce288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Потолочная гардин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арнизы для штор</text:p>
          </table:table-cell>
          <table:table-cell table:style-name="ce127" office:value-type="string" calcext:value-type="string">
            <text:p><text:a xlink:href="http://www.royal-shtory.ru/" xlink:type="simple">http://www.royal-shtory.ru</text:a></text:p>
          </table:table-cell>
          <table:table-cell table:style-name="ce127"/>
          <table:table-cell table:style-name="ce127" office:value-type="string" calcext:value-type="string">
            <text:p>3.3</text:p>
          </table:table-cell>
          <table:table-cell table:style-name="ce127" office:value-type="string" calcext:value-type="string">
            <text:p>«Роял Стайл»</text:p>
          </table:table-cell>
          <table:table-cell table:style-name="ce127"/>
          <table:table-cell table:style-name="ce111"/>
          <table:table-cell table:style-name="ce125" office:value-type="currency" office:currency="RUB" office:value="3280" calcext:value-type="currency">
            <text:p>3 28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Диван</text:p>
          </table:table-cell>
          <table:table-cell table:number-columns-repeated="2"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rmhome.ru/product/divan-raskladnoi-silvio260/" xlink:type="simple">https://rmhome.ru/product/divan-raskladnoi-silvio260/</text:a></text:p>
          </table:table-cell>
          <table:table-cell table:style-name="ce127" office:value-type="string" calcext:value-type="string">
            <text:p>Диван раскладной Сильвио</text:p>
          </table:table-cell>
          <table:table-cell table:style-name="ce127" office:value-type="string" calcext:value-type="string">
            <text:p>Длинна 215 см</text:p>
          </table:table-cell>
          <table:table-cell table:style-name="ce127" office:value-type="string" calcext:value-type="string">
            <text:p><text:a xlink:href="https://rmhome.ru/" xlink:type="simple">https://rmhome.ru</text:a></text:p>
          </table:table-cell>
          <table:table-cell table:style-name="ce127" office:value-type="string" calcext:value-type="string">
            <text:p><text:a xlink:href="https://www.bodeco.ru/catalog/mebel/divany_i_kushetki/divan_retro_hkliving_2_kh_mestnyy_okhra/" xlink:type="simple">https://www.bodeco.ru/catalog/mebel/divany_i_kushetki/divan_retro_hkliving_2_kh_mestnyy_okhra/</text:a></text:p>
          </table:table-cell>
          <table:table-cell table:style-name="ce111" office:value-type="currency" office:currency="RUB" office:value="58950" calcext:value-type="currency">
            <text:p>58 950 ₽</text:p>
          </table:table-cell>
          <table:table-cell table:style-name="ce125" office:value-type="currency" office:currency="RUB" office:value="58950" calcext:value-type="currency">
            <text:p>58 95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Стол, полки, настенные панели над кроватью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table-cell table:style-name="ce127" office:value-type="string" calcext:value-type="string">
            <text:p>1Стол, 2полки с подсветкой, 3панели </text:p>
          </table:table-cell>
          <table:table-cell table:style-name="ce127"/>
          <table:table-cell table:style-name="ce127" office:value-type="string" calcext:value-type="string">
            <text:p>Uclad</text:p>
          </table:table-cell>
          <table:table-cell table:style-name="ce127"/>
          <table:table-cell table:style-name="ce111" office:value-type="currency" office:currency="RUB" office:value="348670" calcext:value-type="currency">
            <text:p>348 670 ₽</text:p>
          </table:table-cell>
          <table:table-cell table:style-name="ce125" office:value-type="currency" office:currency="RUB" office:value="348670" calcext:value-type="currency">
            <text:p>348 670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Люстра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svetlux.ru/product/potolochnaya-lyustra-mekli-07650-6-19_kl/" xlink:type="simple">https://www.svetlux.ru/product/potolochnaya-lyustra-mekli-07650-6-19_kl/</text:a></text:p>
          </table:table-cell>
          <table:table-cell table:style-name="ce127" office:value-type="string" calcext:value-type="string">
            <text:p>ПОТОЛОЧНАЯ ЛЮСТРА МЕКЛИ 07650-6,19_KL</text:p>
          </table:table-cell>
          <table:table-cell table:style-name="ce127" office:value-type="string" calcext:value-type="string">
            <text:p>Высота, см 90 Диаметр, см 75</text:p>
          </table:table-cell>
          <table:table-cell table:style-name="ce127" office:value-type="string" calcext:value-type="string">
            <text:p><text:a xlink:href="https://www.svetlux.ru/" xlink:type="simple">https://www.svetlux.ru/</text:a></text:p>
          </table:table-cell>
          <table:table-cell table:style-name="ce127"/>
          <table:table-cell table:style-name="ce111" office:value-type="string" calcext:value-type="string">
            <text:p>14 800</text:p>
          </table:table-cell>
          <table:table-cell table:style-name="ce125" office:value-type="string" calcext:value-type="string">
            <text:p>14 800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9" calcext:value-type="float">
            <text:p>39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Радиатор отопления</text:p>
          </table:table-cell>
          <table:table-cell table:style-name="ce44" office:value-type="string" calcext:value-type="string">
            <text:p>отопление</text:p>
          </table:table-cell>
          <table:table-cell table:style-name="ce44" office:value-type="string" calcext:value-type="string">
            <text:p>Радиатор отопления</text:p>
          </table:table-cell>
          <table:table-cell table:style-name="ce127" office:value-type="string" calcext:value-type="string">
            <text:p><text:a xlink:href="https://loten.ru.com/catalog/loten-grey-z-2000mm/" xlink:type="simple">https://loten.ru.com/catalog/loten-grey-z-2000mm/</text:a></text:p>
          </table:table-cell>
          <table:table-cell table:style-name="ce127" office:value-type="string" calcext:value-type="string">
            <text:p>Loten Grey Z</text:p>
          </table:table-cell>
          <table:table-cell table:style-name="ce127" office:value-type="string" calcext:value-type="string">
            <text:p>750x593</text:p>
          </table:table-cell>
          <table:table-cell table:style-name="ce127" office:value-type="string" calcext:value-type="string">
            <text:p>LOTEN</text:p>
          </table:table-cell>
          <table:table-cell table:style-name="ce127" office:value-type="string" calcext:value-type="string">
            <text:p><text:a xlink:href="https://www.home-heat.ru/catalog/trubchatye-radiatory-guardo-retta-3p-s-kvadratnym-profilem-30x30/trubchatyy-radiator-s-kvadratnym-profilem-30x30-guardo-retta-3p-330-mm-vysotoy-gorizontalnoe-polozhe/" xlink:type="simple">https://www.home-heat.ru/catalog/trubchatye-radiatory-guardo-retta-3p-s-kvadratnym-profilem-30x30/trubchatyy-radiator-s-kvadratnym-profilem-30x30-guardo-retta-3p-330-mm-vysotoy-gorizontalnoe-polozhe/</text:a></text:p>
          </table:table-cell>
          <table:table-cell table:style-name="ce111" office:value-type="currency" office:currency="RUB" office:value="37858" calcext:value-type="currency">
            <text:p>37 858 ₽</text:p>
          </table:table-cell>
          <table:table-cell table:style-name="ce125" table:formula="of:=[.K293]*[.N293]" office:value-type="currency" office:currency="RUB" office:value="37858" calcext:value-type="currency">
            <text:p>37 858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Картины</text:p>
          </table:table-cell>
          <table:table-cell table:style-name="ce44" office:value-type="string" calcext:value-type="string">
            <text:p>декор</text:p>
          </table:table-cell>
          <table:table-cell table:style-name="ce44" office:value-type="string" calcext:value-type="string">
            <text:p>декоры</text:p>
          </table:table-cell>
          <table:table-cell table:style-name="ce127"/>
          <table:table-cell table:style-name="ce127" office:value-type="string" calcext:value-type="string">
            <office:annotation draw:style-name="gr1" draw:text-style-name="P2" svg:width="2.899cm" svg:height="1.799cm" svg:x="42.317cm" svg:y="465.177cm" draw:caption-point-x="-0.61cm" draw:caption-point-y="1.51cm">
              <dc:date>2021-10-04T00:00:00</dc:date>
              <text:p text:style-name="P1"><text:span text:style-name="T1">без оформления в раму</text:span></text:p>
            </office:annotation>
            <text:p>Холст/акрил</text:p>
          </table:table-cell>
          <table:table-cell table:style-name="ce127" office:value-type="string" calcext:value-type="string">
            <text:p>1000х700</text:p>
          </table:table-cell>
          <table:table-cell table:style-name="ce127" office:value-type="string" calcext:value-type="string">
            <text:p><text:s/>ARTEMYS</text:p>
          </table:table-cell>
          <table:table-cell table:style-name="ce127"/>
          <table:table-cell table:style-name="ce111" office:value-type="currency" office:currency="RUB" office:value="6000" calcext:value-type="currency">
            <text:p>6 000 ₽</text:p>
          </table:table-cell>
          <table:table-cell table:style-name="ce125" office:value-type="currency" office:currency="RUB" office:value="6000" calcext:value-type="currency">
            <text:p>6 000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Картины Группа</text:p>
          </table:table-cell>
          <table:table-cell table:style-name="ce44" office:value-type="string" calcext:value-type="string">
            <text:p>декор</text:p>
          </table:table-cell>
          <table:table-cell table:style-name="ce44" office:value-type="string" calcext:value-type="string">
            <text:p>декоры</text:p>
          </table:table-cell>
          <table:table-cell table:style-name="ce127" table:number-columns-repeated="3"/>
          <table:table-cell table:style-name="ce127" office:value-type="string" calcext:value-type="string">
            <text:p><text:s/>ARTEMYS</text:p>
          </table:table-cell>
          <table:table-cell table:style-name="ce127" office:value-type="string" calcext:value-type="string">
            <text:p><text:a xlink:href="https://dg-home.ru/catalog/postery/nabor_posterov_kollazh_priroda_248_21h30_sm___2_sht_30h40_sm___3_sht_50h70_sm___1_sht_/" xlink:type="simple">https://dg-home.ru/catalog/postery/nabor_posterov_kollazh_priroda_248_21h30_sm___2_sht_30h40_sm___3_sht_50h70_sm___1_sht_/</text:a></text:p>
          </table:table-cell>
          <table:table-cell table:number-columns-repeated="2" table:style-name="ce111" office:value-type="currency" office:currency="RUB" office:value="4500" calcext:value-type="currency">
            <text:p>4 500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Стул</text:p>
          </table:table-cell>
          <table:table-cell table:number-columns-repeated="2"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www.cosmorelax.ru/catalog/ofisnye/kreslo_nuuk/#191033" xlink:type="simple">https://www.cosmorelax.ru/catalog/ofisnye/kreslo_nuuk/#191033</text:a></text:p>
          </table:table-cell>
          <table:table-cell table:style-name="ce127" office:value-type="string" calcext:value-type="string">
            <text:p>Кресло Nuuk</text:p>
          </table:table-cell>
          <table:table-cell table:style-name="ce127" office:value-type="string" calcext:value-type="string">
            <text:p>L 61 D 62 H 82 SH 50/48 cm</text:p>
          </table:table-cell>
          <table:table-cell table:style-name="ce127" office:value-type="string" calcext:value-type="string">
            <text:p><text:a xlink:href="https://www.cosmorelax.ru/" xlink:type="simple">https://www.cosmorelax.ru/</text:a></text:p>
          </table:table-cell>
          <table:table-cell table:style-name="ce127" office:value-type="string" calcext:value-type="string">
            <text:p><text:a xlink:href="https://thefields.ru/chairs/stul-ziggy-gorchichnyy-82338/" xlink:type="simple">https://thefields.ru/chairs/stul-ziggy-gorchichnyy-82338/</text:a></text:p>
          </table:table-cell>
          <table:table-cell table:number-columns-repeated="2" table:style-name="ce111" office:value-type="string" calcext:value-type="string">
            <text:p>86 400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TRACK T51 BP DALI 2</text:p>
          </table:table-cell>
          <table:table-cell table:style-name="ce199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10000" calcext:value-type="currency">
            <text:p>10 000 ₽</text:p>
          </table:table-cell>
          <table:table-cell table:style-name="ce125" table:formula="of:=[.K297]*[.N297]" office:value-type="currency" office:currency="RUB" office:value="50000" calcext:value-type="currency">
            <text:p>50 000 ₽</text:p>
          </table:table-cell>
          <table:table-cell table:style-name="ce125"/>
          <table:table-cell table:style-name="ce176" office:value-type="float" office:value="5" calcext:value-type="float">
            <text:p>5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ERP 100-48 100Вт48В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6200" calcext:value-type="currency">
            <text:p>6 200 ₽</text:p>
          </table:table-cell>
          <table:table-cell table:style-name="ce125" table:formula="of:=[.K298]*[.N298]" office:value-type="currency" office:currency="RUB" office:value="6200" calcext:value-type="currency">
            <text:p>6 2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CONNECTOR 90 BP DALI 2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11200/4" office:value-type="currency" office:currency="RUB" office:value="2800" calcext:value-type="currency">
            <text:p>2 800 ₽</text:p>
          </table:table-cell>
          <table:table-cell table:style-name="ce125" table:formula="of:=[.K299]*[.N299]" office:value-type="currency" office:currency="RUB" office:value="11200" calcext:value-type="currency">
            <text:p>11 200 ₽</text:p>
          </table:table-cell>
          <table:table-cell table:style-name="ce125"/>
          <table:table-cell table:style-name="ce176" office:value-type="float" office:value="4" calcext:value-type="float">
            <text:p>4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RNER T51 BP DALI 2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4000" calcext:value-type="currency">
            <text:p>4 000 ₽</text:p>
          </table:table-cell>
          <table:table-cell table:style-name="ce125" table:formula="of:=[.K300]*[.N300]" office:value-type="currency" office:currency="RUB" office:value="16000" calcext:value-type="currency">
            <text:p>16 000 ₽</text:p>
          </table:table-cell>
          <table:table-cell table:style-name="ce125"/>
          <table:table-cell table:style-name="ce176" office:value-type="float" office:value="4" calcext:value-type="float">
            <text:p>4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N 180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1280/16" office:value-type="currency" office:currency="RUB" office:value="80" calcext:value-type="currency">
            <text:p>80 ₽</text:p>
          </table:table-cell>
          <table:table-cell table:style-name="ce125" table:formula="of:=[.K301]*[.N301]" office:value-type="currency" office:currency="RUB" office:value="1280" calcext:value-type="currency">
            <text:p>1 280 ₽</text:p>
          </table:table-cell>
          <table:table-cell table:style-name="ce125"/>
          <table:table-cell table:style-name="ce176" office:value-type="float" office:value="16" calcext:value-type="float">
            <text:p>16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NNECTOR 180 BP DALI 2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8000/4" office:value-type="currency" office:currency="RUB" office:value="2000" calcext:value-type="currency">
            <text:p>2 000 ₽</text:p>
          </table:table-cell>
          <table:table-cell table:style-name="ce125" table:formula="of:=[.K302]*[.N302]" office:value-type="currency" office:currency="RUB" office:value="8000" calcext:value-type="currency">
            <text:p>8 000 ₽</text:p>
          </table:table-cell>
          <table:table-cell table:style-name="ce125"/>
          <table:table-cell table:style-name="ce176" office:value-type="float" office:value="4" calcext:value-type="float">
            <text:p>4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POWER CONNECTOR BP DALI 2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2800" calcext:value-type="currency">
            <text:p>2 800 ₽</text:p>
          </table:table-cell>
          <table:table-cell table:style-name="ce125" table:formula="of:=[.K303]*[.N303]" office:value-type="currency" office:currency="RUB" office:value="2800" calcext:value-type="currency">
            <text:p>2 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LINE 800 1630 BD DALI 2 3000К120°IP4048ВDIM DALI 2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64800/6" office:value-type="currency" office:currency="RUB" office:value="10800" calcext:value-type="currency">
            <text:p>10 800 ₽</text:p>
          </table:table-cell>
          <table:table-cell table:style-name="ce125" table:formula="of:=[.K304]*[.N304]" office:value-type="currency" office:currency="RUB" office:value="43200" calcext:value-type="currency">
            <text:p>43 200 ₽</text:p>
          </table:table-cell>
          <table:table-cell table:style-name="ce125"/>
          <table:table-cell table:style-name="ce176" office:value-type="float" office:value="4" calcext:value-type="float">
            <text:p>4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formula="of:=16*[.N304]" office:value-type="float" office:value="64" calcext:value-type="float">
            <text:p>64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TURN LINE 200 0530 BD 5Вт3000К120°IP4048В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17200/2" office:value-type="currency" office:currency="RUB" office:value="8600" calcext:value-type="currency">
            <text:p>8 600 ₽</text:p>
          </table:table-cell>
          <table:table-cell table:style-name="ce125" table:formula="of:=[.K305]*[.N305]" office:value-type="currency" office:currency="RUB" office:value="17200" calcext:value-type="currency">
            <text:p>17 2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TURN LINE SPOT 200 1030 36° BD DALI 2 10Вт3000К36°IP4048ВDIM DALI 2</text:p>
          </table:table-cell>
          <table:table-cell table:style-name="ce127"/>
          <table:table-cell table:style-name="ce199" office:value-type="string" calcext:value-type="string">
            <text:p><text:a xlink:href="http://www.centrsvet.ru/" xlink:type="simple">www.centrsvet.ru</text:a></text:p>
          </table:table-cell>
          <table:table-cell table:style-name="ce199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100800/6" office:value-type="currency" office:currency="RUB" office:value="16800" calcext:value-type="currency">
            <text:p>16 800 ₽</text:p>
          </table:table-cell>
          <table:table-cell table:style-name="ce125" table:formula="of:=[.K306]*[.N306]" office:value-type="currency" office:currency="RUB" office:value="33600" calcext:value-type="currency">
            <text:p>33 6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formula="of:=10*[.N306]" office:value-type="float" office:value="20" calcext:value-type="float">
            <text:p>2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настенные рейки с панелями под бетон</text:p>
          </table:table-cell>
          <table:table-cell table:style-name="ce44" office:value-type="string" calcext:value-type="string">
            <text:p>отделка</text:p>
          </table:table-cell>
          <table:table-cell table:style-name="ce44"/>
          <table:table-cell table:style-name="ce91"/>
          <table:table-cell table:style-name="ce127" office:value-type="string" calcext:value-type="string">
            <text:p>Панели МДФ с эффектом </text:p>
          </table:table-cell>
          <table:table-cell table:style-name="ce127"/>
          <table:table-cell table:style-name="ce127" office:value-type="string" calcext:value-type="string">
            <text:p>Uclad</text:p>
          </table:table-cell>
          <table:table-cell table:style-name="ce199"/>
          <table:table-cell table:number-columns-repeated="2" table:style-name="ce111" office:value-type="currency" office:currency="RUB" office:value="161805" calcext:value-type="currency">
            <text:p>161 805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Бра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91" office:value-type="string" calcext:value-type="string">
            <text:p><text:a xlink:href="https://maytoni.ru/products/dekorativnyy_svet/bra/c038wl_l3b3k/" xlink:type="simple">https://maytoni.ru/products/dekorativnyy_svet/bra/c038wl_l3b3k/</text:a></text:p>
          </table:table-cell>
          <table:table-cell table:style-name="ce127" office:value-type="string" calcext:value-type="string">
            <text:p>Бра Mirax C038WL-L3B3K</text:p>
          </table:table-cell>
          <table:table-cell table:style-name="ce127" office:value-type="string" calcext:value-type="string">
            <text:p>Высота, мм: 85 Ширина, мм: 63</text:p>
          </table:table-cell>
          <table:table-cell table:style-name="ce199" office:value-type="string" calcext:value-type="string">
            <text:p><text:a xlink:href="https://maytoni.ru/" xlink:type="simple">https://maytoni.ru/</text:a></text:p>
          </table:table-cell>
          <table:table-cell table:style-name="ce199"/>
          <table:table-cell table:style-name="ce111" office:value-type="string" calcext:value-type="string">
            <text:p>3 250</text:p>
          </table:table-cell>
          <table:table-cell table:style-name="ce125" office:value-type="currency" office:currency="RUB" office:value="3250" calcext:value-type="currency">
            <text:p>3 25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.2" calcext:value-type="float">
            <text:p>3,2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19"/>
          <table:table-cell table:style-name="ce44" office:value-type="string" calcext:value-type="string">
            <text:p>Прикроватный коврик</text:p>
          </table:table-cell>
          <table:table-cell table:style-name="ce44" office:value-type="string" calcext:value-type="string">
            <text:p>текстиль</text:p>
          </table:table-cell>
          <table:table-cell table:style-name="ce44"/>
          <table:table-cell table:style-name="ce127" office:value-type="string" calcext:value-type="string">
            <text:p><text:a xlink:href="https://kover.ru/product/4437785/4449496/?utm_source=google&amp;utm_medium=cpc&amp;utm_campaign=Adgasm-Google-SmartShopping-Russia%7C12775917310&amp;utm_term=4449496&amp;utm_content=groupid%7C116251204490_adid%7C515404243424_device%7Cc_geo%7C1011905_source%7C&amp;gclid=CjwKCAjwjdOIBhA_EiwAHz8xm-EuP93OuxpkjJUCwYTVOefyFcdfoP7smmHQD6NwKktQCpAZp7V8VRoCKJ0QAvD_BwE" xlink:type="simple">https://kover.ru/product/4437785/4449496/?utm_source=google&amp;utm_medium=cpc&amp;utm_campaign=Adgasm-Google-SmartShopping-Russia%7C12775917310&amp;utm_term=4449496&amp;utm_content=groupid%7C116251204490_adid%7C515404243424_device%7Cc_geo%7C1011905_source%7C&amp;gclid=CjwKCAjwjdOIBhA_EiwAHz8xm-EuP93OuxpkjJUCwYTVOefyFcdfoP7smmHQD6NwKktQCpAZp7V8VRoCKJ0QAvD_BwE</text:a></text:p>
          </table:table-cell>
          <table:table-cell table:style-name="ce127" office:value-type="string" calcext:value-type="string">
            <text:p>«SALVATORE» Z332-A-HBDGRY-BRN-BGE</text:p>
          </table:table-cell>
          <table:table-cell table:style-name="ce127" office:value-type="string" calcext:value-type="string">
            <text:p>200 x 290</text:p>
          </table:table-cell>
          <table:table-cell table:style-name="ce127" office:value-type="string" calcext:value-type="string">
            <text:p><text:a xlink:href="https://kover.ru/" xlink:type="simple">https://kover.ru/</text:a></text:p>
          </table:table-cell>
          <table:table-cell table:style-name="ce127"/>
          <table:table-cell table:number-columns-repeated="2" table:style-name="ce111" office:value-type="string" calcext:value-type="string">
            <text:p>95 900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1" office:value-type="string" calcext:value-type="string" table:number-columns-spanned="1" table:number-rows-spanned="13">
            <text:p>Гардеробная (13)</text:p>
          </table:table-cell>
          <table:table-cell table:style-name="ce64" office:value-type="string" calcext:value-type="string">
            <text:p>напольное покрытие</text:p>
          </table:table-cell>
          <table:table-cell table:style-name="ce64" office:value-type="string" calcext:value-type="string">
            <text:p>отделка</text:p>
          </table:table-cell>
          <table:table-cell table:style-name="ce64" office:value-type="string" calcext:value-type="string">
            <text:p>напольное покрытие</text:p>
          </table:table-cell>
          <table:table-cell table:style-name="ce149" office:value-type="string" calcext:value-type="string">
            <text:p><text:a xlink:href="https://tenfor.ru/" xlink:type="simple">https://tenfor.ru/</text:a></text:p>
          </table:table-cell>
          <table:table-cell table:style-name="ce149" office:value-type="string" calcext:value-type="string">
            <text:p>инженерная доска «Gray Sand»</text:p>
          </table:table-cell>
          <table:table-cell table:style-name="ce149" office:value-type="string" calcext:value-type="string">
            <text:p>13,5х150х300-1200</text:p>
          </table:table-cell>
          <table:table-cell table:style-name="ce149" office:value-type="string" calcext:value-type="string">
            <text:p>TENFOR</text:p>
          </table:table-cell>
          <table:table-cell table:style-name="ce149"/>
          <table:table-cell table:style-name="ce186" office:value-type="currency" office:currency="RUB" office:value="3637" calcext:value-type="currency">
            <text:p>3 637 ₽</text:p>
          </table:table-cell>
          <table:table-cell table:style-name="ce200" table:formula="of:=[.K310]*[.N310]" office:value-type="currency" office:currency="RUB" office:value="27204.76" calcext:value-type="currency">
            <text:p>27 205 ₽</text:p>
          </table:table-cell>
          <table:table-cell table:style-name="ce200"/>
          <table:table-cell table:style-name="ce272" office:value-type="float" office:value="7.48" calcext:value-type="float">
            <text:p>7,48</text:p>
          </table:table-cell>
          <table:table-cell table:style-name="ce272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Дверная ручка</text:p>
          </table:table-cell>
          <table:table-cell table:style-name="ce64" office:value-type="string" calcext:value-type="string">
            <text:p>Двери</text:p>
          </table:table-cell>
          <table:table-cell table:style-name="ce64"/>
          <table:table-cell table:style-name="ce149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49" office:value-type="string" calcext:value-type="string">
            <text:p>Дверная Ручка "Pure" Черная Матовая</text:p>
          </table:table-cell>
          <table:table-cell table:style-name="ce149"/>
          <table:table-cell table:style-name="ce149" office:value-type="string" calcext:value-type="string">
            <text:p><text:a xlink:href="https://sofiadoors.com/" xlink:type="simple">https://sofiadoors.com/</text:a></text:p>
          </table:table-cell>
          <table:table-cell table:style-name="ce149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86" office:value-type="currency" office:currency="RUB" office:value="8080" calcext:value-type="currency">
            <text:p>8 080 ₽</text:p>
          </table:table-cell>
          <table:table-cell table:style-name="ce200" table:number-columns-repeated="2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рековая система INF</text:p>
          </table:table-cell>
          <table:table-cell table:style-name="ce64" office:value-type="string" calcext:value-type="string">
            <text:p>освещение</text:p>
          </table:table-cell>
          <table:table-cell table:style-name="ce64" office:value-type="string" calcext:value-type="string">
            <text:p>Светильники</text:p>
          </table:table-cell>
          <table:table-cell table:style-name="ce149" office:value-type="string" calcext:value-type="string">
            <text:p><text:s/>INF LINE 400 1027 BD 2700К120°IP4048В</text:p>
          </table:table-cell>
          <table:table-cell table:style-name="ce149" office:value-type="string" calcext:value-type="string">
            <text:p><text:s/>INF TRACK T51 BP DALI 2</text:p>
          </table:table-cell>
          <table:table-cell table:style-name="ce149"/>
          <table:table-cell table:style-name="ce149" office:value-type="string" calcext:value-type="string">
            <text:p><text:a xlink:href="http://www.centrsvet.ru/" xlink:type="simple">www.centrsvet.ru</text:a></text:p>
          </table:table-cell>
          <table:table-cell table:style-name="ce149" office:value-type="string" calcext:value-type="string">
            <text:p><text:a xlink:href="https://www.donolux.ru/" xlink:type="simple">https://www.donolux.ru/</text:a></text:p>
          </table:table-cell>
          <table:table-cell table:style-name="ce186" office:value-type="currency" office:currency="RUB" office:value="10000" calcext:value-type="currency">
            <text:p>10 000 ₽</text:p>
          </table:table-cell>
          <table:table-cell table:style-name="ce200" table:formula="of:=[.K312]*[.N312]" office:value-type="currency" office:currency="RUB" office:value="10000" calcext:value-type="currency">
            <text:p>10 000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рековая система INF</text:p>
          </table:table-cell>
          <table:table-cell table:style-name="ce64" office:value-type="string" calcext:value-type="string">
            <text:p>освещение</text:p>
          </table:table-cell>
          <table:table-cell table:style-name="ce64" office:value-type="string" calcext:value-type="string">
            <text:p>Светильники</text:p>
          </table:table-cell>
          <table:table-cell table:style-name="ce149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49" office:value-type="string" calcext:value-type="string">
            <text:p><text:s/>ERP 100-48 100Вт48В</text:p>
          </table:table-cell>
          <table:table-cell table:style-name="ce149"/>
          <table:table-cell table:style-name="ce149" office:value-type="string" calcext:value-type="string">
            <text:p><text:a xlink:href="http://www.centrsvet.ru/" xlink:type="simple">www.centrsvet.ru</text:a></text:p>
          </table:table-cell>
          <table:table-cell table:style-name="ce149" office:value-type="string" calcext:value-type="string">
            <text:p><text:a xlink:href="https://www.donolux.ru/" xlink:type="simple">https://www.donolux.ru/</text:a></text:p>
          </table:table-cell>
          <table:table-cell table:style-name="ce186" office:value-type="currency" office:currency="RUB" office:value="6200" calcext:value-type="currency">
            <text:p>6 200 ₽</text:p>
          </table:table-cell>
          <table:table-cell table:style-name="ce200" table:formula="of:=[.K313]*[.N313]" office:value-type="currency" office:currency="RUB" office:value="6200" calcext:value-type="currency">
            <text:p>6 200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рековая система INF</text:p>
          </table:table-cell>
          <table:table-cell table:style-name="ce64" office:value-type="string" calcext:value-type="string">
            <text:p>освещение</text:p>
          </table:table-cell>
          <table:table-cell table:style-name="ce64" office:value-type="string" calcext:value-type="string">
            <text:p>Светильники</text:p>
          </table:table-cell>
          <table:table-cell table:style-name="ce149" office:value-type="string" calcext:value-type="string">
            <text:p><text:s/>INF LINE 400 1027 BD 2700К120°IP4048В</text:p>
          </table:table-cell>
          <table:table-cell table:style-name="ce149" office:value-type="string" calcext:value-type="string">
            <text:p>CAP INF TRACK T51 BP</text:p>
          </table:table-cell>
          <table:table-cell table:style-name="ce149"/>
          <table:table-cell table:style-name="ce149" office:value-type="string" calcext:value-type="string">
            <text:p><text:a xlink:href="http://www.centrsvet.ru/" xlink:type="simple">www.centrsvet.ru</text:a></text:p>
          </table:table-cell>
          <table:table-cell table:style-name="ce149" office:value-type="string" calcext:value-type="string">
            <text:p><text:a xlink:href="https://www.donolux.ru/" xlink:type="simple">https://www.donolux.ru/</text:a></text:p>
          </table:table-cell>
          <table:table-cell table:style-name="ce186" office:value-type="currency" office:currency="RUB" office:value="800" calcext:value-type="currency">
            <text:p>800 ₽</text:p>
          </table:table-cell>
          <table:table-cell table:style-name="ce200" table:formula="of:=[.K314]*[.N314]" office:value-type="currency" office:currency="RUB" office:value="800" calcext:value-type="currency">
            <text:p>800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рековая система INF</text:p>
          </table:table-cell>
          <table:table-cell table:style-name="ce64" office:value-type="string" calcext:value-type="string">
            <text:p>освещение</text:p>
          </table:table-cell>
          <table:table-cell table:style-name="ce64" office:value-type="string" calcext:value-type="string">
            <text:p>Светильники</text:p>
          </table:table-cell>
          <table:table-cell table:style-name="ce149" office:value-type="string" calcext:value-type="string">
            <text:p><text:s/>INF LINE 400 1027 BD 2700К120°IP4048В</text:p>
          </table:table-cell>
          <table:table-cell table:style-name="ce149" office:value-type="string" calcext:value-type="string">
            <text:p>INF TURN SPOT LINE 200 1030 36° BK 10Вт3000К36°IP4048В</text:p>
          </table:table-cell>
          <table:table-cell table:style-name="ce149"/>
          <table:table-cell table:style-name="ce149" office:value-type="string" calcext:value-type="string">
            <text:p><text:a xlink:href="http://www.centrsvet.ru/" xlink:type="simple">www.centrsvet.ru</text:a></text:p>
          </table:table-cell>
          <table:table-cell table:style-name="ce149" office:value-type="string" calcext:value-type="string">
            <text:p><text:a xlink:href="https://www.donolux.ru/" xlink:type="simple">https://www.donolux.ru/</text:a></text:p>
          </table:table-cell>
          <table:table-cell table:style-name="ce186" table:formula="of:=43200/4" office:value-type="currency" office:currency="RUB" office:value="10800" calcext:value-type="currency">
            <text:p>10 800 ₽</text:p>
          </table:table-cell>
          <table:table-cell table:style-name="ce200" table:formula="of:=[.K315]*[.N315]" office:value-type="currency" office:currency="RUB" office:value="43200" calcext:value-type="currency">
            <text:p>43 200 ₽</text:p>
          </table:table-cell>
          <table:table-cell table:style-name="ce200"/>
          <table:table-cell table:style-name="ce273" office:value-type="float" office:value="4" calcext:value-type="float">
            <text:p>4</text:p>
          </table:table-cell>
          <table:table-cell table:style-name="ce301"/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3" table:formula="of:=10*[.N315]" office:value-type="float" office:value="40" calcext:value-type="float">
            <text:p>40</text:p>
          </table:table-cell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рековая система INF</text:p>
          </table:table-cell>
          <table:table-cell table:style-name="ce64" office:value-type="string" calcext:value-type="string">
            <text:p>освещение</text:p>
          </table:table-cell>
          <table:table-cell table:style-name="ce64" office:value-type="string" calcext:value-type="string">
            <text:p>Светильники</text:p>
          </table:table-cell>
          <table:table-cell table:style-name="ce149" office:value-type="string" calcext:value-type="string">
            <text:p><text:s/>INF LINE 400 1027 BD 2700К120°IP4048В</text:p>
          </table:table-cell>
          <table:table-cell table:style-name="ce149" office:value-type="string" calcext:value-type="string">
            <text:p><text:s/>INF POWER CONNECTOR BP DALI 2</text:p>
          </table:table-cell>
          <table:table-cell table:style-name="ce149"/>
          <table:table-cell table:style-name="ce149" office:value-type="string" calcext:value-type="string">
            <text:p><text:a xlink:href="http://www.centrsvet.ru/" xlink:type="simple">www.centrsvet.ru</text:a></text:p>
          </table:table-cell>
          <table:table-cell table:style-name="ce149" office:value-type="string" calcext:value-type="string">
            <text:p><text:a xlink:href="https://www.donolux.ru/" xlink:type="simple">https://www.donolux.ru/</text:a></text:p>
          </table:table-cell>
          <table:table-cell table:style-name="ce186" office:value-type="currency" office:currency="RUB" office:value="2800" calcext:value-type="currency">
            <text:p>2 800 ₽</text:p>
          </table:table-cell>
          <table:table-cell table:style-name="ce200" table:formula="of:=[.K316]*[.N316]" office:value-type="currency" office:currency="RUB" office:value="2800" calcext:value-type="currency">
            <text:p>2 800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рековая система INF</text:p>
          </table:table-cell>
          <table:table-cell table:style-name="ce64" office:value-type="string" calcext:value-type="string">
            <text:p>освещение</text:p>
          </table:table-cell>
          <table:table-cell table:style-name="ce64" office:value-type="string" calcext:value-type="string">
            <text:p>Светильники</text:p>
          </table:table-cell>
          <table:table-cell table:number-columns-repeated="2" table:style-name="ce149" office:value-type="string" calcext:value-type="string">
            <text:p><text:s/>INF LINE 400 1027 BD 2700К120°IP4048В</text:p>
          </table:table-cell>
          <table:table-cell table:style-name="ce149"/>
          <table:table-cell table:style-name="ce149" office:value-type="string" calcext:value-type="string">
            <text:p><text:a xlink:href="http://www.centrsvet.ru/" xlink:type="simple">www.centrsvet.ru</text:a></text:p>
          </table:table-cell>
          <table:table-cell table:style-name="ce149" office:value-type="string" calcext:value-type="string">
            <text:p><text:a xlink:href="https://www.donolux.ru/" xlink:type="simple">https://www.donolux.ru/</text:a></text:p>
          </table:table-cell>
          <table:table-cell table:style-name="ce186" office:value-type="currency" office:currency="RUB" office:value="6800" calcext:value-type="currency">
            <text:p>6 800 ₽</text:p>
          </table:table-cell>
          <table:table-cell table:style-name="ce200" table:formula="of:=[.K317]*[.N317]" office:value-type="currency" office:currency="RUB" office:value="6800" calcext:value-type="currency">
            <text:p>6 800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/>
          <table:table-cell table:style-name="ce273" office:value-type="float" office:value="1" calcext:value-type="float">
            <text:p>1</text:p>
          </table:table-cell>
          <table:table-cell table:style-name="ce273" table:formula="of:=10*[.N317]" office:value-type="float" office:value="10" calcext:value-type="float">
            <text:p>10</text:p>
          </table:table-cell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Системы хранения</text:p>
          </table:table-cell>
          <table:table-cell table:style-name="ce64" office:value-type="string" calcext:value-type="string">
            <text:p>мебель на заказ</text:p>
          </table:table-cell>
          <table:table-cell table:style-name="ce64" office:value-type="string" calcext:value-type="string">
            <text:p>мебель</text:p>
          </table:table-cell>
          <table:table-cell table:style-name="ce149"/>
          <table:table-cell table:style-name="ce149" office:value-type="string" calcext:value-type="string">
            <text:p>МДФ/Шпон дуба</text:p>
          </table:table-cell>
          <table:table-cell table:style-name="ce149"/>
          <table:table-cell table:style-name="ce149" office:value-type="string" calcext:value-type="string">
            <text:p>Uclad</text:p>
          </table:table-cell>
          <table:table-cell table:style-name="ce149"/>
          <table:table-cell table:style-name="ce186" office:value-type="currency" office:currency="RUB" office:value="598581" calcext:value-type="currency">
            <text:p>598 581 ₽</text:p>
          </table:table-cell>
          <table:table-cell table:style-name="ce200" office:value-type="currency" office:currency="RUB" office:value="598581" calcext:value-type="currency">
            <text:p>598 581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Розетки и выключатели</text:p>
          </table:table-cell>
          <table:table-cell table:style-name="ce64" office:value-type="string" calcext:value-type="string">
            <text:p>электрика</text:p>
          </table:table-cell>
          <table:table-cell table:style-name="ce79" office:value-type="string" calcext:value-type="string">
            <text:p>выключатели и розетки</text:p>
          </table:table-cell>
          <table:table-cell table:style-name="ce149" office:value-type="string" calcext:value-type="string">
            <text:p><text:a xlink:href="https://girastore.ru/" xlink:type="simple">https://girastore.ru/</text:a></text:p>
          </table:table-cell>
          <table:table-cell table:style-name="ce149" office:value-type="string" calcext:value-type="string">
            <text:p>Gira System 55 +Esprit Glass C</text:p>
          </table:table-cell>
          <table:table-cell table:style-name="ce149" office:value-type="string" calcext:value-type="string">
            <text:p>95х95</text:p>
          </table:table-cell>
          <table:table-cell table:style-name="ce149" office:value-type="string" calcext:value-type="string">
            <text:p><text:a xlink:href="https://www.tesli.com/" xlink:type="simple">https://www.tesli.com/</text:a></text:p>
          </table:table-cell>
          <table:table-cell table:style-name="ce149"/>
          <table:table-cell table:style-name="ce186"/>
          <table:table-cell table:style-name="ce200" office:value-type="currency" office:currency="RUB" office:value="4187" calcext:value-type="currency">
            <text:p>4 187 ₽</text:p>
          </table:table-cell>
          <table:table-cell table:style-name="ce200"/>
          <table:table-cell table:style-name="ce273"/>
          <table:table-cell table:style-name="ce301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Краска настенная</text:p>
          </table:table-cell>
          <table:table-cell table:style-name="ce64" office:value-type="string" calcext:value-type="string">
            <text:p>отделка</text:p>
          </table:table-cell>
          <table:table-cell table:style-name="ce64" office:value-type="string" calcext:value-type="string">
            <text:p>краска</text:p>
          </table:table-cell>
          <table:table-cell table:style-name="ce149" office:value-type="string" calcext:value-type="string">
            <text:p><text:a xlink:href="https://www.derufa.ru/" xlink:type="simple">https://www.derufa.ru/</text:a></text:p>
          </table:table-cell>
          <table:table-cell table:style-name="ce186" office:value-type="string" calcext:value-type="string">
            <text:p>H&amp;H (колеруем в цвет CAPAROL/Granit 60</text:p>
          </table:table-cell>
          <table:table-cell table:style-name="ce200"/>
          <table:table-cell table:style-name="ce200" office:value-type="string" calcext:value-type="string">
            <text:p><text:a xlink:href="https://www.derufa.ru/" xlink:type="simple">https://www.derufa.ru/</text:a></text:p>
          </table:table-cell>
          <table:table-cell table:style-name="ce149"/>
          <table:table-cell table:style-name="ce186" office:value-type="currency" office:currency="RUB" office:value="310" calcext:value-type="currency">
            <text:p>310 ₽</text:p>
          </table:table-cell>
          <table:table-cell table:style-name="ce186" office:value-type="currency" office:currency="RUB" office:value="7827.5" calcext:value-type="currency">
            <text:p>7 828 ₽</text:p>
          </table:table-cell>
          <table:table-cell table:style-name="ce200"/>
          <table:table-cell table:style-name="ce273" office:value-type="float" office:value="25.25" calcext:value-type="float">
            <text:p>25,25</text:p>
          </table:table-cell>
          <table:table-cell table:style-name="ce301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1"/>
          <table:table-cell table:style-name="ce64" office:value-type="string" calcext:value-type="string">
            <text:p>Теневой профиль</text:p>
          </table:table-cell>
          <table:table-cell table:style-name="ce64" office:value-type="string" calcext:value-type="string">
            <text:p>отделка</text:p>
          </table:table-cell>
          <table:table-cell table:style-name="ce64" office:value-type="string" calcext:value-type="string">
            <text:p>Теневой профиль</text:p>
          </table:table-cell>
          <table:table-cell table:style-name="ce149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49" office:value-type="string" calcext:value-type="string">
            <text:p>KRAAB GIPPS с демпфером</text:p>
          </table:table-cell>
          <table:table-cell table:style-name="ce149" office:value-type="string" calcext:value-type="string">
            <text:p>2000x33,8x14</text:p>
          </table:table-cell>
          <table:table-cell table:style-name="ce149" office:value-type="string" calcext:value-type="string">
            <text:p>KRAAB</text:p>
          </table:table-cell>
          <table:table-cell table:style-name="ce149" office:value-type="string" calcext:value-type="string">
            <text:p><text:a xlink:href="https://tenevoy.ru/" xlink:type="simple">https://tenevoy.ru/</text:a></text:p>
          </table:table-cell>
          <table:table-cell table:style-name="ce186" office:value-type="currency" office:currency="RUB" office:value="450" calcext:value-type="currency">
            <text:p>450 ₽</text:p>
          </table:table-cell>
          <table:table-cell table:style-name="ce200" table:formula="of:=[.K321]*[.N321]" office:value-type="currency" office:currency="RUB" office:value="1287" calcext:value-type="currency">
            <text:p>1 287 ₽</text:p>
          </table:table-cell>
          <table:table-cell table:style-name="ce200"/>
          <table:table-cell table:style-name="ce273" office:value-type="float" office:value="2.86" calcext:value-type="float">
            <text:p>2,86</text:p>
          </table:table-cell>
          <table:table-cell table:style-name="ce301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office:value-type="float" office:value="2860" calcext:value-type="float">
            <text:p>2860</text:p>
          </table:table-cell>
          <table:table-cell table:number-columns-repeated="1004"/>
        </table:table-row>
        <table:table-row table:style-name="ro2">
          <table:table-cell table:style-name="ce5"/>
          <table:covered-table-cell table:style-name="ce21"/>
          <table:table-cell table:style-name="ce64" office:value-type="string" calcext:value-type="string">
            <text:p>Зеркало</text:p>
          </table:table-cell>
          <table:table-cell table:number-columns-repeated="2" table:style-name="ce64" office:value-type="string" calcext:value-type="string">
            <text:p>зеркала</text:p>
          </table:table-cell>
          <table:table-cell table:style-name="ce149"/>
          <table:table-cell table:style-name="ce149" office:value-type="string" calcext:value-type="string">
            <text:p>Размеры: 980х2700мм; <text:s/>Материал: зеркало без рамы.</text:p>
          </table:table-cell>
          <table:table-cell table:style-name="ce149"/>
          <table:table-cell table:style-name="ce149" office:value-type="string" calcext:value-type="string">
            <text:p>Menso Technology</text:p>
          </table:table-cell>
          <table:table-cell table:style-name="ce149"/>
          <table:table-cell table:number-columns-repeated="2" table:style-name="ce186" office:value-type="currency" office:currency="RUB" office:value="11200" calcext:value-type="currency">
            <text:p>11 200 ₽</text:p>
          </table:table-cell>
          <table:table-cell table:style-name="ce200"/>
          <table:table-cell table:style-name="ce273" office:value-type="float" office:value="1" calcext:value-type="float">
            <text:p>1</text:p>
          </table:table-cell>
          <table:table-cell table:style-name="ce301"/>
          <table:table-cell table:style-name="ce273" table:number-columns-repeated="3"/>
          <table:table-cell table:style-name="ce27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2" office:value-type="string" calcext:value-type="string" table:number-columns-spanned="1" table:number-rows-spanned="40">
            <text:p>Спальня (14)</text:p>
          </table:table-cell>
          <table:table-cell table:style-name="ce65" office:value-type="string" calcext:value-type="string">
            <text:p>напольное покрытие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напольное покрытие</text:p>
          </table:table-cell>
          <table:table-cell table:style-name="ce151" office:value-type="string" calcext:value-type="string">
            <text:p><text:a xlink:href="https://tenfor.ru/" xlink:type="simple">https://tenfor.ru/</text:a></text:p>
          </table:table-cell>
          <table:table-cell table:style-name="ce151" office:value-type="string" calcext:value-type="string">
            <text:p>инженерная доска «Gray Sand»</text:p>
          </table:table-cell>
          <table:table-cell table:style-name="ce151" office:value-type="string" calcext:value-type="string">
            <text:p>13,5х150х300-1200</text:p>
          </table:table-cell>
          <table:table-cell table:style-name="ce151" office:value-type="string" calcext:value-type="string">
            <text:p>TENFOR</text:p>
          </table:table-cell>
          <table:table-cell table:style-name="ce151"/>
          <table:table-cell table:style-name="ce115" office:value-type="currency" office:currency="RUB" office:value="3637" calcext:value-type="currency">
            <text:p>3 637 ₽</text:p>
          </table:table-cell>
          <table:table-cell table:style-name="ce204" table:formula="of:=[.K323]*[.N323]" office:value-type="currency" office:currency="RUB" office:value="79650.3" calcext:value-type="currency">
            <text:p>79 650 ₽</text:p>
          </table:table-cell>
          <table:table-cell table:style-name="ce204"/>
          <table:table-cell table:style-name="ce274" office:value-type="float" office:value="21.9" calcext:value-type="float">
            <text:p>21,9</text:p>
          </table:table-cell>
          <table:table-cell table:style-name="ce274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Розетки и выключатели</text:p>
          </table:table-cell>
          <table:table-cell table:style-name="ce65" office:value-type="string" calcext:value-type="string">
            <text:p>электрика</text:p>
          </table:table-cell>
          <table:table-cell table:style-name="ce65" office:value-type="string" calcext:value-type="string">
            <text:p>выключатели и розетки</text:p>
          </table:table-cell>
          <table:table-cell table:style-name="ce151" office:value-type="string" calcext:value-type="string">
            <text:p><text:a xlink:href="https://girastore.ru/" xlink:type="simple">https://girastore.ru/</text:a></text:p>
          </table:table-cell>
          <table:table-cell table:style-name="ce151" office:value-type="string" calcext:value-type="string">
            <text:p>Gira System 55 +Esprit Glass C</text:p>
          </table:table-cell>
          <table:table-cell table:style-name="ce151" office:value-type="string" calcext:value-type="string">
            <text:p>95х95</text:p>
          </table:table-cell>
          <table:table-cell table:style-name="ce151" office:value-type="string" calcext:value-type="string">
            <text:p><text:a xlink:href="https://www.tesli.com/" xlink:type="simple">https://www.tesli.com/</text:a></text:p>
          </table:table-cell>
          <table:table-cell table:style-name="ce151"/>
          <table:table-cell table:style-name="ce115"/>
          <table:table-cell table:style-name="ce204" office:value-type="currency" office:currency="RUB" office:value="136072" calcext:value-type="currency">
            <text:p>136 072 ₽</text:p>
          </table:table-cell>
          <table:table-cell table:style-name="ce204"/>
          <table:table-cell table:style-name="ce274" table:number-columns-repeated="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Дверная ручка</text:p>
          </table:table-cell>
          <table:table-cell table:style-name="ce65" office:value-type="string" calcext:value-type="string">
            <text:p>Двери</text:p>
          </table:table-cell>
          <table:table-cell table:style-name="ce65"/>
          <table:table-cell table:style-name="ce151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51" office:value-type="string" calcext:value-type="string">
            <text:p>Дверная Ручка "Pure" Черная Матовая</text:p>
          </table:table-cell>
          <table:table-cell table:style-name="ce151"/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5" office:value-type="currency" office:currency="RUB" office:value="8080" calcext:value-type="currency">
            <text:p>8 080 ₽</text:p>
          </table:table-cell>
          <table:table-cell table:style-name="ce204" table:formula="of:=[.K325]*[.N325]" office:value-type="currency" office:currency="RUB" office:value="8080" calcext:value-type="currency">
            <text:p>8 08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ДВ 016</text:p>
          </table:table-cell>
          <table:table-cell table:number-columns-repeated="2" table:style-name="ce65" office:value-type="string" calcext:value-type="string">
            <text:p>двери</text:p>
          </table:table-cell>
          <table:table-cell table:style-name="ce151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51" office:value-type="string" calcext:value-type="string">
            <text:p>SOFIA Invisible На Себя</text:p>
          </table:table-cell>
          <table:table-cell table:style-name="ce151" office:value-type="string" calcext:value-type="string">
            <text:p>2685х8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5" office:value-type="currency" office:currency="RUB" office:value="35000" calcext:value-type="currency">
            <text:p>35 000 ₽</text:p>
          </table:table-cell>
          <table:table-cell table:style-name="ce204" table:formula="of:=[.K326]*[.N326]" office:value-type="currency" office:currency="RUB" office:value="35000" calcext:value-type="currency">
            <text:p>35 0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TRACK T51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office:value-type="currency" office:currency="RUB" office:value="10000" calcext:value-type="currency">
            <text:p>10 000 ₽</text:p>
          </table:table-cell>
          <table:table-cell table:style-name="ce204" table:formula="of:=[.K327]*[.N327]" office:value-type="currency" office:currency="RUB" office:value="60000" calcext:value-type="currency">
            <text:p>60 000 ₽</text:p>
          </table:table-cell>
          <table:table-cell table:style-name="ce204"/>
          <table:table-cell table:style-name="ce276" office:value-type="float" office:value="6" calcext:value-type="float">
            <text:p>6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ERP 100-48 100Вт48В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office:value-type="currency" office:currency="RUB" office:value="6200" calcext:value-type="currency">
            <text:p>6 200 ₽</text:p>
          </table:table-cell>
          <table:table-cell table:style-name="ce204" table:formula="of:=[.K328]*[.N328]" office:value-type="currency" office:currency="RUB" office:value="12400" calcext:value-type="currency">
            <text:p>12 4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CONNECTOR 90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table:formula="of:=11200/4" office:value-type="currency" office:currency="RUB" office:value="2800" calcext:value-type="currency">
            <text:p>2 800 ₽</text:p>
          </table:table-cell>
          <table:table-cell table:style-name="ce204" table:formula="of:=[.K329]*[.N329]" office:value-type="currency" office:currency="RUB" office:value="11200" calcext:value-type="currency">
            <text:p>11 2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CORNER T51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office:value-type="currency" office:currency="RUB" office:value="4000" calcext:value-type="currency">
            <text:p>4 000 ₽</text:p>
          </table:table-cell>
          <table:table-cell table:style-name="ce204" table:formula="of:=[.K330]*[.N330]" office:value-type="currency" office:currency="RUB" office:value="16000" calcext:value-type="currency">
            <text:p>16 0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CONNECTOR 180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office:value-type="currency" office:currency="RUB" office:value="2000" calcext:value-type="currency">
            <text:p>2 000 ₽</text:p>
          </table:table-cell>
          <table:table-cell table:style-name="ce204" table:formula="of:=[.K331]*[.N331]" office:value-type="currency" office:currency="RUB" office:value="8000" calcext:value-type="currency">
            <text:p>8 0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CAP INF TRACK T51 BP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office:value-type="currency" office:currency="RUB" office:value="800" calcext:value-type="currency">
            <text:p>800 ₽</text:p>
          </table:table-cell>
          <table:table-cell table:style-name="ce204" table:formula="of:=[.K332]*[.N332]" office:value-type="currency" office:currency="RUB" office:value="800" calcext:value-type="currency">
            <text:p>8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<text:s/>INF CON 180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table:formula="of:=1280/16" office:value-type="currency" office:currency="RUB" office:value="80" calcext:value-type="currency">
            <text:p>80 ₽</text:p>
          </table:table-cell>
          <table:table-cell table:style-name="ce204" table:formula="of:=[.K333]*[.N333]" office:value-type="currency" office:currency="RUB" office:value="1280" calcext:value-type="currency">
            <text:p>1 280 ₽</text:p>
          </table:table-cell>
          <table:table-cell table:style-name="ce204"/>
          <table:table-cell table:style-name="ce276" office:value-type="float" office:value="16" calcext:value-type="float">
            <text:p>16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POWER CONNECTOR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office:value-type="currency" office:currency="RUB" office:value="2800" calcext:value-type="currency">
            <text:p>2 800 ₽</text:p>
          </table:table-cell>
          <table:table-cell table:style-name="ce204" table:formula="of:=[.K334]*[.N334]" office:value-type="currency" office:currency="RUB" office:value="5600" calcext:value-type="currency">
            <text:p>5 6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TURN SPOT LINE 200 1030 36° BK 10Вт3000К36°IP4048В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table:formula="of:=21600/2" office:value-type="currency" office:currency="RUB" office:value="10800" calcext:value-type="currency">
            <text:p>10 800 ₽</text:p>
          </table:table-cell>
          <table:table-cell table:style-name="ce204" table:formula="of:=[.K335]*[.N335]" office:value-type="currency" office:currency="RUB" office:value="21600" calcext:value-type="currency">
            <text:p>21 6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table:formula="of:=10*[.N335]" office:value-type="float" office:value="20" calcext:value-type="float">
            <text:p>20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1" office:value-type="string" calcext:value-type="string">
            <text:p>INF LINE 800 1630 BD DALI 2 3000К120°IP4048ВDIM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15" office:value-type="string" calcext:value-type="string">
            <text:p><text:a xlink:href="https://www.donolux.ru/" xlink:type="simple">https://www.donolux.ru/</text:a></text:p>
          </table:table-cell>
          <table:table-cell table:style-name="ce204" table:formula="of:=43200/4" office:value-type="currency" office:currency="RUB" office:value="10800" calcext:value-type="currency">
            <text:p>10 800 ₽</text:p>
          </table:table-cell>
          <table:table-cell table:style-name="ce204" table:formula="of:=[.K336]*[.N336]" office:value-type="currency" office:currency="RUB" office:value="54000" calcext:value-type="currency">
            <text:p>54 000 ₽</text:p>
          </table:table-cell>
          <table:table-cell table:style-name="ce204"/>
          <table:table-cell table:style-name="ce276" office:value-type="float" office:value="5" calcext:value-type="float">
            <text:p>5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table:formula="of:=16*[.N336]" office:value-type="float" office:value="80" calcext:value-type="float">
            <text:p>80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Декоративная штукатурка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декоративная штукатурка</text:p>
          </table:table-cell>
          <table:table-cell table:style-name="ce151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51" office:value-type="string" calcext:value-type="string">
            <text:p>Кремпласт</text:p>
          </table:table-cell>
          <table:table-cell table:style-name="ce151"/>
          <table:table-cell table:style-name="ce151" office:value-type="string" calcext:value-type="string">
            <text:p><text:a xlink:href="https://www.derufa.ru/" xlink:type="simple">https://www.derufa.ru/</text:a></text:p>
          </table:table-cell>
          <table:table-cell table:style-name="ce151"/>
          <table:table-cell table:style-name="ce151" office:value-type="float" office:value="1600" calcext:value-type="float">
            <text:p>1600</text:p>
          </table:table-cell>
          <table:table-cell table:style-name="ce115" office:value-type="currency" office:currency="RUB" office:value="41184" calcext:value-type="currency">
            <text:p>41 184 ₽</text:p>
          </table:table-cell>
          <table:table-cell table:style-name="ce204"/>
          <table:table-cell table:style-name="ce276" office:value-type="float" office:value="25.74" calcext:value-type="float">
            <text:p>25,74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Декоративная штукатурка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декоративная штукатурка</text:p>
          </table:table-cell>
          <table:table-cell table:style-name="ce151" office:value-type="string" calcext:value-type="string">
            <text:p><text:a xlink:href="https://www.derufa.ru/" xlink:type="simple">https://www.derufa.ru/</text:a></text:p>
          </table:table-cell>
          <table:table-cell table:style-name="ce151" office:value-type="string" calcext:value-type="string">
            <text:p>Худ. Бетон (несколько компонентов)</text:p>
          </table:table-cell>
          <table:table-cell table:style-name="ce151"/>
          <table:table-cell table:style-name="ce151" office:value-type="string" calcext:value-type="string">
            <text:p><text:a xlink:href="https://www.derufa.ru/" xlink:type="simple">https://www.derufa.ru/</text:a></text:p>
          </table:table-cell>
          <table:table-cell table:style-name="ce115"/>
          <table:table-cell table:style-name="ce204" office:value-type="currency" office:currency="RUB" office:value="1700" calcext:value-type="currency">
            <text:p>1 700 ₽</text:p>
          </table:table-cell>
          <table:table-cell table:style-name="ce204" office:value-type="currency" office:currency="RUB" office:value="10200" calcext:value-type="currency">
            <text:p>10 200 ₽</text:p>
          </table:table-cell>
          <table:table-cell table:style-name="ce204"/>
          <table:table-cell table:style-name="ce276" office:value-type="float" office:value="6" calcext:value-type="float">
            <text:p>6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Краска настенная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краска</text:p>
          </table:table-cell>
          <table:table-cell table:style-name="ce151" office:value-type="string" calcext:value-type="string">
            <text:p><text:a xlink:href="https://www.derufa.ru/" xlink:type="simple">https://www.derufa.ru/</text:a></text:p>
          </table:table-cell>
          <table:table-cell table:style-name="ce115" office:value-type="string" calcext:value-type="string">
            <text:p>H&amp;H (колеруем в цвет CAPAROL/Granit 60</text:p>
          </table:table-cell>
          <table:table-cell table:style-name="ce204"/>
          <table:table-cell table:style-name="ce204" office:value-type="string" calcext:value-type="string">
            <text:p><text:a xlink:href="https://www.derufa.ru/" xlink:type="simple">https://www.derufa.ru/</text:a></text:p>
          </table:table-cell>
          <table:table-cell table:style-name="ce151"/>
          <table:table-cell table:style-name="ce115" office:value-type="currency" office:currency="RUB" office:value="310" calcext:value-type="currency">
            <text:p>310 ₽</text:p>
          </table:table-cell>
          <table:table-cell table:style-name="ce204" office:value-type="currency" office:currency="RUB" office:value="1240" calcext:value-type="currency">
            <text:p>1 240 ₽</text:p>
          </table:table-cell>
          <table:table-cell table:style-name="ce204"/>
          <table:table-cell table:style-name="ce276" office:value-type="float" office:value="4.04" calcext:value-type="float">
            <text:p>4,04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Плинтус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Плинтус</text:p>
          </table:table-cell>
          <table:table-cell table:style-name="ce152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51" office:value-type="string" calcext:value-type="string">
            <text:p>Плинтус скрытого монтажа Pro Design Universal (не анод. Алюминий)</text:p>
          </table:table-cell>
          <table:table-cell table:style-name="ce151" office:value-type="string" calcext:value-type="string">
            <text:p>80x12x2700</text:p>
          </table:table-cell>
          <table:table-cell table:style-name="ce151" office:value-type="string" calcext:value-type="string">
            <text:p>symetric.ru</text:p>
          </table:table-cell>
          <table:table-cell table:style-name="ce151"/>
          <table:table-cell table:style-name="ce115" table:formula="of:=599+425" office:value-type="currency" office:currency="RUB" office:value="1024" calcext:value-type="currency">
            <text:p>1 024 ₽</text:p>
          </table:table-cell>
          <table:table-cell table:style-name="ce204" table:formula="of:=[.K340]*[.N340]" office:value-type="currency" office:currency="RUB" office:value="7168" calcext:value-type="currency">
            <text:p>7 168 ₽</text:p>
          </table:table-cell>
          <table:table-cell table:style-name="ce204"/>
          <table:table-cell table:style-name="ce276" office:value-type="float" office:value="7" calcext:value-type="float">
            <text:p>7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еневой профиль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Теневой профиль</text:p>
          </table:table-cell>
          <table:table-cell table:style-name="ce151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51" office:value-type="string" calcext:value-type="string">
            <text:p>KRAAB GIPPS с демпфером</text:p>
          </table:table-cell>
          <table:table-cell table:style-name="ce151" office:value-type="string" calcext:value-type="string">
            <text:p>2000x33,8x14</text:p>
          </table:table-cell>
          <table:table-cell table:style-name="ce151" office:value-type="string" calcext:value-type="string">
            <text:p>KRAAB</text:p>
          </table:table-cell>
          <table:table-cell table:style-name="ce151" office:value-type="string" calcext:value-type="string">
            <text:p><text:a xlink:href="https://tenevoy.ru/" xlink:type="simple">https://tenevoy.ru/</text:a></text:p>
          </table:table-cell>
          <table:table-cell table:style-name="ce115" office:value-type="currency" office:currency="RUB" office:value="450" calcext:value-type="currency">
            <text:p>450 ₽</text:p>
          </table:table-cell>
          <table:table-cell table:style-name="ce204" table:formula="of:=[.K341]*[.N341]" office:value-type="currency" office:currency="RUB" office:value="10201.5" calcext:value-type="currency">
            <text:p>10 202 ₽</text:p>
          </table:table-cell>
          <table:table-cell table:style-name="ce204"/>
          <table:table-cell table:style-name="ce276" office:value-type="float" office:value="22.67" calcext:value-type="float">
            <text:p>22,67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office:value-type="string" calcext:value-type="string">
            <text:p>4045, 4438, 2902, 2484, 1243, 7102, 100 (6вн, 2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Подвесы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catalog/decorative/locus_long_c/" xlink:type="simple">https://www.centrsvet.ru/catalog/decorative/locus_long_c/</text:a></text:p>
          </table:table-cell>
          <table:table-cell table:style-name="ce151" office:value-type="string" calcext:value-type="string">
            <text:p>LOCUS LONG T15 0230 30° BD</text:p>
          </table:table-cell>
          <table:table-cell table:style-name="ce151" office:value-type="string" calcext:value-type="string">
            <text:p>120 длина плафона, 15 мм</text:p>
          </table:table-cell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/>
          <table:table-cell table:style-name="ce115" office:value-type="string" calcext:value-type="string">
            <text:p>20 800</text:p>
          </table:table-cell>
          <table:table-cell table:style-name="ce204" office:value-type="currency" office:currency="RUB" office:value="124800" calcext:value-type="currency">
            <text:p>124 800 ₽</text:p>
          </table:table-cell>
          <table:table-cell table:style-name="ce204"/>
          <table:table-cell table:style-name="ce276" office:value-type="float" office:value="6" calcext:value-type="float">
            <text:p>6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table:formula="of:=8*[.N342]" office:value-type="float" office:value="48" calcext:value-type="float">
            <text:p>48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Зеркало</text:p>
          </table:table-cell>
          <table:table-cell table:number-columns-repeated="2" table:style-name="ce65" office:value-type="string" calcext:value-type="string">
            <text:p>зеркала</text:p>
          </table:table-cell>
          <table:table-cell table:style-name="ce151"/>
          <table:table-cell table:style-name="ce151" office:value-type="string" calcext:value-type="string">
            <text:p>Размеры: 600х2800мм; <text:s/>Материал: зеркало без рамы. </text:p>
          </table:table-cell>
          <table:table-cell table:style-name="ce151"/>
          <table:table-cell table:style-name="ce151" office:value-type="string" calcext:value-type="string">
            <text:p>Menso Technology</text:p>
          </table:table-cell>
          <table:table-cell table:style-name="ce151"/>
          <table:table-cell table:style-name="ce115" office:value-type="currency" office:currency="RUB" office:value="9600" calcext:value-type="currency">
            <text:p>9 600 ₽</text:p>
          </table:table-cell>
          <table:table-cell table:style-name="ce204" office:value-type="currency" office:currency="RUB" office:value="9600" calcext:value-type="currency">
            <text:p>9 6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22"/>
          <table:table-cell table:style-name="ce65" office:value-type="string" calcext:value-type="string">
            <text:p>Зеркало</text:p>
          </table:table-cell>
          <table:table-cell table:number-columns-repeated="2" table:style-name="ce65" office:value-type="string" calcext:value-type="string">
            <text:p>зеркала</text:p>
          </table:table-cell>
          <table:table-cell table:style-name="ce151"/>
          <table:table-cell table:style-name="ce151" office:value-type="string" calcext:value-type="string">
            <text:p>Размеры: 500х2800мм; <text:s/>Материал: зеркало без рамы.</text:p>
          </table:table-cell>
          <table:table-cell table:style-name="ce151"/>
          <table:table-cell table:style-name="ce151" office:value-type="string" calcext:value-type="string">
            <text:p>Menso Technology</text:p>
          </table:table-cell>
          <table:table-cell table:style-name="ce151"/>
          <table:table-cell table:style-name="ce115" office:value-type="currency" office:currency="RUB" office:value="8200" calcext:value-type="currency">
            <text:p>8 200 ₽</text:p>
          </table:table-cell>
          <table:table-cell table:style-name="ce204" office:value-type="currency" office:currency="RUB" office:value="8200" calcext:value-type="currency">
            <text:p>8 2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Стена за кроватью панели (Панели гладкие и с рейкой + зеркала <text:s/>)</text:p>
          </table:table-cell>
          <table:table-cell table:style-name="ce65" office:value-type="string" calcext:value-type="string">
            <text:p>отделка</text:p>
          </table:table-cell>
          <table:table-cell table:style-name="ce65"/>
          <table:table-cell table:style-name="ce151"/>
          <table:table-cell table:style-name="ce151" office:value-type="string" calcext:value-type="string">
            <text:p>МДФ/шпон дуб </text:p>
          </table:table-cell>
          <table:table-cell table:style-name="ce151"/>
          <table:table-cell table:style-name="ce151" office:value-type="string" calcext:value-type="string">
            <text:p>Uclad</text:p>
          </table:table-cell>
          <table:table-cell table:style-name="ce151"/>
          <table:table-cell table:number-columns-repeated="2" table:style-name="ce115" office:value-type="currency" office:currency="RUB" office:value="108996" calcext:value-type="currency">
            <text:p>108 996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Прикроватные тумбы</text:p>
          </table:table-cell>
          <table:table-cell table:number-columns-repeated="2" table:style-name="ce65" office:value-type="string" calcext:value-type="string">
            <text:p>мебель</text:p>
          </table:table-cell>
          <table:table-cell table:style-name="ce151" office:value-type="string" calcext:value-type="string">
            <text:p><text:a xlink:href="https://koza-home.ru/catalog/prikrovatnye-tumby/KZ-nS008-A/" xlink:type="simple">https://koza-home.ru/catalog/prikrovatnye-tumby/KZ-nS008-A/</text:a></text:p>
          </table:table-cell>
          <table:table-cell table:style-name="ce151" office:value-type="string" calcext:value-type="string">
            <text:p>ПРИКРОВАТНАЯ ТУМБА CENT</text:p>
          </table:table-cell>
          <table:table-cell table:style-name="ce151" office:value-type="string" calcext:value-type="string">
            <text:p>600/450/650</text:p>
          </table:table-cell>
          <table:table-cell table:style-name="ce151" office:value-type="string" calcext:value-type="string">
            <text:p><text:a xlink:href="https://koza-home.ru/" xlink:type="simple">https://koza-home.ru/</text:a></text:p>
          </table:table-cell>
          <table:table-cell table:style-name="ce151"/>
          <table:table-cell table:style-name="ce115" office:value-type="string" calcext:value-type="string">
            <text:p>58 200</text:p>
          </table:table-cell>
          <table:table-cell table:style-name="ce204" office:value-type="currency" office:currency="RUB" office:value="116400" calcext:value-type="currency">
            <text:p>116 4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Кровать</text:p>
          </table:table-cell>
          <table:table-cell table:number-columns-repeated="2" table:style-name="ce65" office:value-type="string" calcext:value-type="string">
            <text:p>мебель</text:p>
          </table:table-cell>
          <table:table-cell table:style-name="ce151" office:value-type="string" calcext:value-type="string">
            <text:p><text:a xlink:href="https://bonaldo.com/ru/product/fluff" xlink:type="simple">https://bonaldo.com/ru/product/fluff</text:a></text:p>
          </table:table-cell>
          <table:table-cell table:style-name="ce151" office:value-type="string" calcext:value-type="string">
            <text:p>Fluff</text:p>
          </table:table-cell>
          <table:table-cell table:style-name="ce151" office:value-type="string" calcext:value-type="string">
            <text:p>Ширина: 230-250cm <text:s/>Глубина: 250-255cm <text:s/>Высота: 90cm</text:p>
          </table:table-cell>
          <table:table-cell table:style-name="ce151" office:value-type="string" calcext:value-type="string">
            <text:p><text:a xlink:href="http://www.trio.ru/" xlink:type="simple">www.trio.ru</text:a></text:p>
          </table:table-cell>
          <table:table-cell table:style-name="ce151"/>
          <table:table-cell table:style-name="ce115" office:value-type="currency" office:currency="RUB" office:value="452000" calcext:value-type="currency">
            <text:p>452 000 ₽</text:p>
          </table:table-cell>
          <table:table-cell table:style-name="ce204" office:value-type="currency" office:currency="RUB" office:value="452000" calcext:value-type="currency">
            <text:p>452 0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Коврик</text:p>
          </table:table-cell>
          <table:table-cell table:style-name="ce65" office:value-type="string" calcext:value-type="string">
            <text:p>текстиль</text:p>
          </table:table-cell>
          <table:table-cell table:style-name="ce65"/>
          <table:table-cell table:style-name="ce151" office:value-type="string" calcext:value-type="string">
            <text:p><text:a xlink:href="https://kover.ru/product/4437272/" xlink:type="simple">https://kover.ru/product/4437272/</text:a></text:p>
          </table:table-cell>
          <table:table-cell table:style-name="ce151" office:value-type="string" calcext:value-type="string">
            <text:p>«MURUGAN» PLAIN-GRY-WAR-BN08/D106 292 x 385 см</text:p>
          </table:table-cell>
          <table:table-cell table:style-name="ce151" office:value-type="string" calcext:value-type="string">
            <text:p>292 x 385 см</text:p>
          </table:table-cell>
          <table:table-cell table:style-name="ce151" office:value-type="string" calcext:value-type="string">
            <text:p><text:a xlink:href="https://kover.ru/" xlink:type="simple">https://kover.ru/</text:a></text:p>
          </table:table-cell>
          <table:table-cell table:style-name="ce151"/>
          <table:table-cell table:style-name="ce115" office:value-type="string" calcext:value-type="string">
            <text:p>279 960</text:p>
          </table:table-cell>
          <table:table-cell table:style-name="ce204" office:value-type="string" calcext:value-type="string">
            <text:p>279 960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Портьеры на подкладке </text:p>
          </table:table-cell>
          <table:table-cell table:style-name="ce65" office:value-type="string" calcext:value-type="string">
            <text:p>текстиль</text:p>
          </table:table-cell>
          <table:table-cell table:style-name="ce65" office:value-type="string" calcext:value-type="string">
            <text:p>шторы</text:p>
          </table:table-cell>
          <table:table-cell table:style-name="ce151" office:value-type="string" calcext:value-type="string">
            <text:p><text:a xlink:href="http://www.royal-shtory.ru/" xlink:type="simple">http://www.royal-shtory.ru</text:a></text:p>
          </table:table-cell>
          <table:table-cell table:style-name="ce151"/>
          <table:table-cell table:style-name="ce151" office:value-type="string" calcext:value-type="string">
            <text:p>3.3х2.7</text:p>
          </table:table-cell>
          <table:table-cell table:style-name="ce151" office:value-type="string" calcext:value-type="string">
            <text:p>«Роял Стайл»</text:p>
          </table:table-cell>
          <table:table-cell table:style-name="ce151"/>
          <table:table-cell table:style-name="ce115"/>
          <table:table-cell table:style-name="ce204" office:value-type="currency" office:currency="RUB" office:value="68940" calcext:value-type="currency">
            <text:p>68 940 ₽</text:p>
          </table:table-cell>
          <table:table-cell table:style-name="ce204"/>
          <table:table-cell table:style-name="ce276" office:value-type="float" office:value="10.2" calcext:value-type="float">
            <text:p>10,2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юль</text:p>
          </table:table-cell>
          <table:table-cell table:style-name="ce65" office:value-type="string" calcext:value-type="string">
            <text:p>текстиль</text:p>
          </table:table-cell>
          <table:table-cell table:style-name="ce65" office:value-type="string" calcext:value-type="string">
            <text:p>шторы</text:p>
          </table:table-cell>
          <table:table-cell table:style-name="ce151" office:value-type="string" calcext:value-type="string">
            <text:p><text:a xlink:href="http://www.royal-shtory.ru/" xlink:type="simple">http://www.royal-shtory.ru</text:a></text:p>
          </table:table-cell>
          <table:table-cell table:style-name="ce151"/>
          <table:table-cell table:style-name="ce151" office:value-type="string" calcext:value-type="string">
            <text:p>3.3х2.8</text:p>
          </table:table-cell>
          <table:table-cell table:style-name="ce151" office:value-type="string" calcext:value-type="string">
            <text:p>«Роял Стайл»</text:p>
          </table:table-cell>
          <table:table-cell table:style-name="ce151"/>
          <table:table-cell table:style-name="ce115"/>
          <table:table-cell table:style-name="ce204" office:value-type="currency" office:currency="RUB" office:value="37224" calcext:value-type="currency">
            <text:p>37 224 ₽</text:p>
          </table:table-cell>
          <table:table-cell table:style-name="ce204"/>
          <table:table-cell table:style-name="ce276" office:value-type="float" office:value="8.8" calcext:value-type="float">
            <text:p>8,8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Потолочная гардина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карнизы для штор</text:p>
          </table:table-cell>
          <table:table-cell table:style-name="ce151" office:value-type="string" calcext:value-type="string">
            <text:p><text:a xlink:href="http://www.royal-shtory.ru/" xlink:type="simple">http://www.royal-shtory.ru</text:a></text:p>
          </table:table-cell>
          <table:table-cell table:style-name="ce151"/>
          <table:table-cell table:style-name="ce151" office:value-type="string" calcext:value-type="string">
            <text:p>3.3</text:p>
          </table:table-cell>
          <table:table-cell table:style-name="ce151" office:value-type="string" calcext:value-type="string">
            <text:p>«Роял Стайл»</text:p>
          </table:table-cell>
          <table:table-cell table:style-name="ce151"/>
          <table:table-cell table:style-name="ce115"/>
          <table:table-cell table:style-name="ce204" office:value-type="currency" office:currency="RUB" office:value="3280" calcext:value-type="currency">
            <text:p>3 28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Радиатор отопления</text:p>
          </table:table-cell>
          <table:table-cell table:style-name="ce65" office:value-type="string" calcext:value-type="string">
            <text:p>отопление</text:p>
          </table:table-cell>
          <table:table-cell table:style-name="ce65" office:value-type="string" calcext:value-type="string">
            <text:p>Радиатор отопления</text:p>
          </table:table-cell>
          <table:table-cell table:style-name="ce151" office:value-type="string" calcext:value-type="string">
            <text:p><text:a xlink:href="http://www.sts-k.ru/content/view/1273/1468/" xlink:type="simple">http://www.sts-k.ru/content/view/1273/1468/</text:a></text:p>
          </table:table-cell>
          <table:table-cell table:style-name="ce151" office:value-type="string" calcext:value-type="string">
            <text:p>Qtherm ECO</text:p>
          </table:table-cell>
          <table:table-cell table:style-name="ce151" office:value-type="string" calcext:value-type="string">
            <text:p>3000х90х175</text:p>
          </table:table-cell>
          <table:table-cell table:style-name="ce151" office:value-type="string" calcext:value-type="string">
            <text:p>VARMAN</text:p>
          </table:table-cell>
          <table:table-cell table:style-name="ce151" office:value-type="string" calcext:value-type="string">
            <text:p><text:a xlink:href="https://varmann.ru/catalog/trenchconvector/ntherm/description/" xlink:type="simple">https://varmann.ru/catalog/trenchconvector/ntherm/description/</text:a></text:p>
          </table:table-cell>
          <table:table-cell table:style-name="ce115" office:value-type="currency" office:currency="RUB" office:value="84623" calcext:value-type="currency">
            <text:p>84 623 ₽</text:p>
          </table:table-cell>
          <table:table-cell table:style-name="ce204" table:formula="of:=[.K352]*[.N352]" office:value-type="currency" office:currency="RUB" office:value="84623" calcext:value-type="currency">
            <text:p>84 623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24" calcext:value-type="float">
            <text:p>24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В</text:p>
          </table:table-cell>
          <table:table-cell table:style-name="ce65" office:value-type="string" calcext:value-type="string">
            <text:p>техника</text:p>
          </table:table-cell>
          <table:table-cell table:style-name="ce65" office:value-type="string" calcext:value-type="string">
            <text:p>ТВ</text:p>
          </table:table-cell>
          <table:table-cell table:style-name="ce151"/>
          <table:table-cell table:style-name="ce151" office:value-type="string" calcext:value-type="string">
            <text:p>Телевизор Samsung UE50TU7090 50 дюймов Smart TV UHD</text:p>
          </table:table-cell>
          <table:table-cell table:style-name="ce151" office:value-type="string" calcext:value-type="string">
            <text:p>1116.8 x 644.2 x 59.9 мм</text:p>
          </table:table-cell>
          <table:table-cell table:style-name="ce151" office:value-type="string" calcext:value-type="string">
            <text:p>https://online-samsung.ru/ </text:p>
          </table:table-cell>
          <table:table-cell table:style-name="ce151"/>
          <table:table-cell table:style-name="ce151" office:value-type="float" office:value="51990" calcext:value-type="float">
            <text:p>51990</text:p>
          </table:table-cell>
          <table:table-cell table:style-name="ce151" office:value-type="float" office:value="51991" calcext:value-type="float">
            <text:p>51991</text:p>
          </table:table-cell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66" calcext:value-type="float">
            <text:p>66</text:p>
          </table:table-cell>
          <table:table-cell table:style-name="ce15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Тумба под ТВ</text:p>
          </table:table-cell>
          <table:table-cell table:style-name="ce65" office:value-type="string" calcext:value-type="string">
            <text:p>мебель на заказ</text:p>
          </table:table-cell>
          <table:table-cell table:style-name="ce65" office:value-type="string" calcext:value-type="string">
            <text:p>мебель</text:p>
          </table:table-cell>
          <table:table-cell table:style-name="ce151"/>
          <table:table-cell table:style-name="ce151" office:value-type="string" calcext:value-type="string">
            <text:p>МДФ/эмаль глянец</text:p>
          </table:table-cell>
          <table:table-cell table:style-name="ce151"/>
          <table:table-cell table:style-name="ce151" office:value-type="string" calcext:value-type="string">
            <text:p>Uclad</text:p>
          </table:table-cell>
          <table:table-cell table:style-name="ce151"/>
          <table:table-cell table:style-name="ce115" office:value-type="currency" office:currency="RUB" office:value="184780" calcext:value-type="currency">
            <text:p>184 780 ₽</text:p>
          </table:table-cell>
          <table:table-cell table:style-name="ce204" office:value-type="currency" office:currency="RUB" office:value="184780" calcext:value-type="currency">
            <text:p>184 780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Картина</text:p>
          </table:table-cell>
          <table:table-cell table:style-name="ce65" office:value-type="string" calcext:value-type="string">
            <text:p>декор</text:p>
          </table:table-cell>
          <table:table-cell table:style-name="ce65" office:value-type="string" calcext:value-type="string">
            <text:p>декоры</text:p>
          </table:table-cell>
          <table:table-cell table:style-name="ce151"/>
          <table:table-cell table:style-name="ce151" office:value-type="string" calcext:value-type="string">
            <office:annotation draw:style-name="gr1" draw:text-style-name="P2" svg:width="2.899cm" svg:height="1.799cm" svg:x="42.317cm" svg:y="560.185cm" draw:caption-point-x="-0.61cm" draw:caption-point-y="1.51cm">
              <dc:date>2021-10-04T00:00:00</dc:date>
              <text:p text:style-name="P1"><text:span text:style-name="T1">без оформления в раму</text:span></text:p>
            </office:annotation>
            <text:p>Холст/акрил </text:p>
          </table:table-cell>
          <table:table-cell table:style-name="ce151" office:value-type="string" calcext:value-type="string">
            <text:p>1100х9000</text:p>
          </table:table-cell>
          <table:table-cell table:style-name="ce151" office:value-type="string" calcext:value-type="string">
            <text:p><text:s/>ARTEMYS</text:p>
          </table:table-cell>
          <table:table-cell table:style-name="ce151"/>
          <table:table-cell table:style-name="ce115" office:value-type="currency" office:currency="RUB" office:value="9000" calcext:value-type="currency">
            <text:p>9 000 ₽</text:p>
          </table:table-cell>
          <table:table-cell table:style-name="ce204" office:value-type="currency" office:currency="RUB" office:value="9000" calcext:value-type="currency">
            <text:p>9 000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/>
          <table:table-cell table:style-name="ce65" office:value-type="string" calcext:value-type="string">
            <text:p>декор</text:p>
          </table:table-cell>
          <table:table-cell table:style-name="ce65" office:value-type="string" calcext:value-type="string">
            <text:p>декоры</text:p>
          </table:table-cell>
          <table:table-cell table:style-name="ce151" office:value-type="string" calcext:value-type="string">
            <text:p><text:a xlink:href="https://dg-home.ru/catalog/vazy/vaza_lotta_20_sm_ot_la_forma_ex_julia_grup/" xlink:type="simple">https://dg-home.ru/catalog/vazy/vaza_lotta_20_sm_ot_la_forma_ex_julia_grup/</text:a></text:p>
          </table:table-cell>
          <table:table-cell table:style-name="ce151" office:value-type="string" calcext:value-type="string">
            <text:p>ВАЗА КЕРАМИЧЕСКАЯ БЕЛАЯ LOTTA 20 СМ ОТ LA FORMA</text:p>
          </table:table-cell>
          <table:table-cell table:style-name="ce151" office:value-type="string" calcext:value-type="string">
            <text:p>20х20х6 см</text:p>
          </table:table-cell>
          <table:table-cell table:style-name="ce151" office:value-type="string" calcext:value-type="string">
            <text:p>https://dg-home.ru/ </text:p>
          </table:table-cell>
          <table:table-cell table:style-name="ce151"/>
          <table:table-cell table:style-name="ce115" office:value-type="currency" office:currency="RUB" office:value="1790" calcext:value-type="currency">
            <text:p>1 790 ₽</text:p>
          </table:table-cell>
          <table:table-cell table:style-name="ce204" office:value-type="currency" office:currency="RUB" office:value="1790" calcext:value-type="currency">
            <text:p>1 79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Вазы черная</text:p>
          </table:table-cell>
          <table:table-cell table:style-name="ce65" office:value-type="string" calcext:value-type="string">
            <text:p>декор</text:p>
          </table:table-cell>
          <table:table-cell table:style-name="ce65" office:value-type="string" calcext:value-type="string">
            <text:p>декоры</text:p>
          </table:table-cell>
          <table:table-cell table:style-name="ce151" office:value-type="string" calcext:value-type="string">
            <text:p><text:a xlink:href="https://dg-home.ru/catalog/vazy/vaza_laverne_vysokaia_chernaia_ot_la_forma_ex_julia_grup/" xlink:type="simple">https://dg-home.ru/catalog/vazy/vaza_laverne_vysokaia_chernaia_ot_la_forma_ex_julia_grup/</text:a></text:p>
          </table:table-cell>
          <table:table-cell table:style-name="ce151" office:value-type="string" calcext:value-type="string">
            <text:p>ВАЗА ЧЕРНАЯ СТЕКЛЯННАЯ LAVERNE ОТ LA FORMA</text:p>
          </table:table-cell>
          <table:table-cell table:style-name="ce151" office:value-type="string" calcext:value-type="string">
            <text:p>16х42х16 см</text:p>
          </table:table-cell>
          <table:table-cell table:style-name="ce151" office:value-type="string" calcext:value-type="string">
            <text:p><text:a xlink:href="https://dg-home.ru/" xlink:type="simple">https://dg-home.ru/</text:a></text:p>
          </table:table-cell>
          <table:table-cell table:style-name="ce151"/>
          <table:table-cell table:style-name="ce115" office:value-type="currency" office:currency="RUB" office:value="4890" calcext:value-type="currency">
            <text:p>4 890 ₽</text:p>
          </table:table-cell>
          <table:table-cell table:style-name="ce204" office:value-type="currency" office:currency="RUB" office:value="4890" calcext:value-type="currency">
            <text:p>4 89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Стена-рейки <text:s/>за ТВ</text:p>
          </table:table-cell>
          <table:table-cell table:style-name="ce65" office:value-type="string" calcext:value-type="string">
            <text:p>мебель на заказ</text:p>
          </table:table-cell>
          <table:table-cell table:style-name="ce65" office:value-type="string" calcext:value-type="string">
            <text:p>мебель</text:p>
          </table:table-cell>
          <table:table-cell table:style-name="ce151"/>
          <table:table-cell table:style-name="ce151" office:value-type="string" calcext:value-type="string">
            <text:p>МДФ/шпон дуб </text:p>
          </table:table-cell>
          <table:table-cell table:style-name="ce151"/>
          <table:table-cell table:style-name="ce151" office:value-type="string" calcext:value-type="string">
            <text:p>Uclad</text:p>
          </table:table-cell>
          <table:table-cell table:style-name="ce151"/>
          <table:table-cell table:style-name="ce115" office:value-type="currency" office:currency="RUB" office:value="163590" calcext:value-type="currency">
            <text:p>163 590 ₽</text:p>
          </table:table-cell>
          <table:table-cell table:style-name="ce204" office:value-type="currency" office:currency="RUB" office:value="163590" calcext:value-type="currency">
            <text:p>163 590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Вертикальные открытые полки <text:s/>на стене с ТВ</text:p>
          </table:table-cell>
          <table:table-cell table:style-name="ce65" office:value-type="string" calcext:value-type="string">
            <text:p>мебель на заказ</text:p>
          </table:table-cell>
          <table:table-cell table:style-name="ce65" office:value-type="string" calcext:value-type="string">
            <text:p>мебель</text:p>
          </table:table-cell>
          <table:table-cell table:style-name="ce151"/>
          <table:table-cell table:style-name="ce151" office:value-type="string" calcext:value-type="string">
            <text:p>МДФ/эмаль </text:p>
          </table:table-cell>
          <table:table-cell table:style-name="ce151"/>
          <table:table-cell table:style-name="ce151" office:value-type="string" calcext:value-type="string">
            <text:p>Uclad</text:p>
          </table:table-cell>
          <table:table-cell table:style-name="ce151"/>
          <table:table-cell table:style-name="ce115" office:value-type="currency" office:currency="RUB" office:value="46630" calcext:value-type="currency">
            <text:p>46 630 ₽</text:p>
          </table:table-cell>
          <table:table-cell table:style-name="ce204" office:value-type="currency" office:currency="RUB" office:value="46630" calcext:value-type="currency">
            <text:p>46 630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Кресло</text:p>
          </table:table-cell>
          <table:table-cell table:number-columns-repeated="2" table:style-name="ce65" office:value-type="string" calcext:value-type="string">
            <text:p>мебель</text:p>
          </table:table-cell>
          <table:table-cell table:style-name="ce151" office:value-type="string" calcext:value-type="string">
            <text:p><text:a xlink:href="https://modshop1.com/collections/martinique/products/martinique-chair-in-bordeaux-velvet?variant=3415342645261" xlink:type="simple">https://modshop1.com/collections/martinique/products/martinique-chair-in-bordeaux-velvet?variant=3415342645261</text:a></text:p>
          </table:table-cell>
          <table:table-cell table:style-name="ce151" office:value-type="string" calcext:value-type="string">
            <text:p>Кресло на Мартинике в бархате</text:p>
          </table:table-cell>
          <table:table-cell table:style-name="ce151" office:value-type="string" calcext:value-type="string">
            <text:p>29" Ш x 29" Г x 30" В</text:p>
          </table:table-cell>
          <table:table-cell table:style-name="ce151" office:value-type="string" calcext:value-type="string">
            <text:p><text:a xlink:href="https://modshop1.com/" xlink:type="simple">https://modshop1.com/</text:a></text:p>
          </table:table-cell>
          <table:table-cell table:style-name="ce151"/>
          <table:table-cell table:style-name="ce115" office:value-type="currency" office:currency="RUB" office:value="70951.1" calcext:value-type="currency">
            <text:p>70 951 ₽</text:p>
          </table:table-cell>
          <table:table-cell table:style-name="ce204" office:value-type="currency" office:currency="RUB" office:value="70951.1" calcext:value-type="currency">
            <text:p>70 951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ДВ 011 раздвижная</text:p>
          </table:table-cell>
          <table:table-cell table:style-name="ce65" office:value-type="string" calcext:value-type="string">
            <text:p>двери раздвижные</text:p>
          </table:table-cell>
          <table:table-cell table:style-name="ce65"/>
          <table:table-cell table:style-name="ce151" office:value-type="string" calcext:value-type="string">
            <text:p><text:a xlink:href="https://sofiadoors.com/blog/grafichnyj-dizajn-i-beskompromissnoe-kachestvo-v-kollekcii-peregorodok-grafica/" xlink:type="simple">https://sofiadoors.com/blog/grafichnyj-dizajn-i-beskompromissnoe-kachestvo-v-kollekcii-peregorodok-grafica/</text:a></text:p>
          </table:table-cell>
          <table:table-cell table:style-name="ce151" office:value-type="string" calcext:value-type="string">
            <text:p>Grafica GR5</text:p>
          </table:table-cell>
          <table:table-cell table:style-name="ce151" office:value-type="string" calcext:value-type="string">
            <text:p>1200x27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rimadesio stripe</text:p>
          </table:table-cell>
          <table:table-cell table:style-name="ce115" office:value-type="currency" office:currency="RUB" office:value="45375" calcext:value-type="currency">
            <text:p>45 375 ₽</text:p>
          </table:table-cell>
          <table:table-cell table:style-name="ce204" table:formula="of:=[.K361]*[.N361]" office:value-type="currency" office:currency="RUB" office:value="147015" calcext:value-type="currency">
            <text:p>147 015 ₽</text:p>
          </table:table-cell>
          <table:table-cell table:style-name="ce204"/>
          <table:table-cell table:style-name="ce276" office:value-type="float" office:value="3.24" calcext:value-type="float">
            <text:p>3,24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2"/>
          <table:table-cell table:style-name="ce65" office:value-type="string" calcext:value-type="string">
            <text:p>ДВ 014 раздвижная</text:p>
          </table:table-cell>
          <table:table-cell table:style-name="ce65" office:value-type="string" calcext:value-type="string">
            <text:p>двери раздвижные</text:p>
          </table:table-cell>
          <table:table-cell table:style-name="ce65"/>
          <table:table-cell table:style-name="ce151" office:value-type="string" calcext:value-type="string">
            <text:p><text:a xlink:href="https://sofiadoors.com/blog/grafichnyj-dizajn-i-beskompromissnoe-kachestvo-v-kollekcii-peregorodok-grafica/" xlink:type="simple">https://sofiadoors.com/blog/grafichnyj-dizajn-i-beskompromissnoe-kachestvo-v-kollekcii-peregorodok-grafica/</text:a></text:p>
          </table:table-cell>
          <table:table-cell table:style-name="ce151" office:value-type="string" calcext:value-type="string">
            <text:p>Grafica GR5</text:p>
          </table:table-cell>
          <table:table-cell table:style-name="ce151" office:value-type="string" calcext:value-type="string">
            <text:p>1200x27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rimadesio stripe</text:p>
          </table:table-cell>
          <table:table-cell table:style-name="ce115" office:value-type="currency" office:currency="RUB" office:value="45375" calcext:value-type="currency">
            <text:p>45 375 ₽</text:p>
          </table:table-cell>
          <table:table-cell table:style-name="ce204" table:formula="of:=[.K362]*[.N362]" office:value-type="currency" office:currency="RUB" office:value="147015" calcext:value-type="currency">
            <text:p>147 015 ₽</text:p>
          </table:table-cell>
          <table:table-cell table:style-name="ce204"/>
          <table:table-cell table:style-name="ce276" office:value-type="float" office:value="3.24" calcext:value-type="float">
            <text:p>3,24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3" office:value-type="string" calcext:value-type="string" table:number-columns-spanned="1" table:number-rows-spanned="32">
            <text:p>Кабинет (15)</text:p>
          </table:table-cell>
          <table:table-cell table:style-name="ce44" office:value-type="string" calcext:value-type="string">
            <text:p>Стеновая панель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table-cell table:style-name="ce127" office:value-type="string" calcext:value-type="string">
            <text:p>МДФ/эмаль </text:p>
          </table:table-cell>
          <table:table-cell table:style-name="ce127" office:value-type="string" calcext:value-type="string">
            <text:p>2800х2632</text:p>
          </table:table-cell>
          <table:table-cell table:style-name="ce127" office:value-type="string" calcext:value-type="string">
            <text:p>Uclad</text:p>
          </table:table-cell>
          <table:table-cell table:style-name="ce127"/>
          <table:table-cell table:number-columns-repeated="2" table:style-name="ce111" office:value-type="currency" office:currency="RUB" office:value="64253" calcext:value-type="currency">
            <text:p>64 253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5"/>
          <table:covered-table-cell table:style-name="ce23"/>
          <table:table-cell table:style-name="ce44" office:value-type="string" calcext:value-type="string">
            <text:p>Зеркало</text:p>
          </table:table-cell>
          <table:table-cell table:number-columns-repeated="2" table:style-name="ce44" office:value-type="string" calcext:value-type="string">
            <text:p>зеркала</text:p>
          </table:table-cell>
          <table:table-cell table:style-name="ce127"/>
          <table:table-cell table:style-name="ce127" office:value-type="string" calcext:value-type="string">
            <text:p>Размеры: D 700мм. Материал: зеркало в раме полиуретан, <text:s/>задняя подсветка 4000к</text:p>
          </table:table-cell>
          <table:table-cell table:style-name="ce127"/>
          <table:table-cell table:style-name="ce127" office:value-type="string" calcext:value-type="string">
            <text:p>Menso Technology</text:p>
          </table:table-cell>
          <table:table-cell table:style-name="ce127"/>
          <table:table-cell table:number-columns-repeated="2" table:style-name="ce111" office:value-type="currency" office:currency="RUB" office:value="26400" calcext:value-type="currency">
            <text:p>26 4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уалетный столик</text:p>
          </table:table-cell>
          <table:table-cell table:number-columns-repeated="2"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www.laredoute.ru/ppdp/prod-350229894.aspx#shoppingtool=multipdp" xlink:type="simple">https://www.laredoute.ru/ppdp/prod-350229894.aspx#shoppingtool=multipdp</text:a></text:p>
          </table:table-cell>
          <table:table-cell table:style-name="ce127" office:value-type="string" calcext:value-type="string">
            <text:p>Стол письменный-консоль со столешницей из черного мрамора, Febee</text:p>
          </table:table-cell>
          <table:table-cell table:style-name="ce127" office:value-type="string" calcext:value-type="string">
            <text:p>110х75х40 см</text:p>
          </table:table-cell>
          <table:table-cell table:style-name="ce127" office:value-type="string" calcext:value-type="string">
            <text:p>https://www.laredoute.ru/</text:p>
          </table:table-cell>
          <table:table-cell table:style-name="ce127"/>
          <table:table-cell table:number-columns-repeated="2" table:style-name="ce111" office:value-type="currency" office:currency="RUB" office:value="123949" calcext:value-type="currency">
            <text:p>123 949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Подвесы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://isonex.ru/catalog/?ACTION=FILTER&amp;NAME=ROOFI" xlink:type="simple">http://isonex.ru/catalog/?ACTION=FILTER&amp;NAME=ROOFI</text:a></text:p>
          </table:table-cell>
          <table:table-cell table:style-name="ce127" office:value-type="string" calcext:value-type="string">
            <text:p>ODEON LIGHT Артикул:4751/1, PENDANT</text:p>
          </table:table-cell>
          <table:table-cell table:style-name="ce127" office:value-type="string" calcext:value-type="string">
            <text:p>плафон 330х200 мм</text:p>
          </table:table-cell>
          <table:table-cell table:style-name="ce127" office:value-type="string" calcext:value-type="string">
            <text:p><text:a xlink:href="http://isonex.ru/" xlink:type="simple">http://isonex.ru/</text:a></text:p>
          </table:table-cell>
          <table:table-cell table:style-name="ce127"/>
          <table:table-cell table:style-name="ce111" office:value-type="string" calcext:value-type="string">
            <text:p>4 890</text:p>
          </table:table-cell>
          <table:table-cell table:style-name="ce111" office:value-type="currency" office:currency="RUB" office:value="9780" calcext:value-type="currency">
            <text:p>9 78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0" calcext:value-type="float">
            <text:p>12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Пуфик</text:p>
          </table:table-cell>
          <table:table-cell table:number-columns-repeated="2"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loftdesigne.ru/catalog/seating#item-4746" xlink:type="simple">https://loftdesigne.ru/catalog/seating#item-4746</text:a></text:p>
          </table:table-cell>
          <table:table-cell table:style-name="ce127" office:value-type="string" calcext:value-type="string">
            <text:p>ПУФ</text:p>
            <text:p>32751 model</text:p>
          </table:table-cell>
          <table:table-cell table:style-name="ce127" office:value-type="string" calcext:value-type="string">
            <text:p>58х58х47 см</text:p>
          </table:table-cell>
          <table:table-cell table:style-name="ce127" office:value-type="string" calcext:value-type="string">
            <text:p><text:a xlink:href="https://loftdesigne.ru/" xlink:type="simple">https://loftdesigne.ru/</text:a></text:p>
          </table:table-cell>
          <table:table-cell table:style-name="ce127"/>
          <table:table-cell table:number-columns-repeated="2" table:style-name="ce111" office:value-type="string" calcext:value-type="string">
            <text:p>31 300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Стеллаж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www.laredoute.ru/ppdp/prod-350050406.aspx#searchkeyword=%20стеллаж%20&amp;shoppingtool=search" xlink:type="simple">https://www.laredoute.ru/ppdp/prod-350050406.aspx#searchkeyword=%20стеллаж%20&amp;shoppingtool=search</text:a></text:p>
          </table:table-cell>
          <table:table-cell table:style-name="ce127" office:value-type="string" calcext:value-type="string">
            <text:p>Книжный стеллаж из металла и стекла Parallel <text:s/>AM.PM </text:p>
          </table:table-cell>
          <table:table-cell table:style-name="ce127" office:value-type="string" calcext:value-type="string">
            <text:p>50х180х30 см</text:p>
          </table:table-cell>
          <table:table-cell table:style-name="ce127" office:value-type="string" calcext:value-type="string">
            <text:p><text:a xlink:href="https://www.laredoute.ru/" xlink:type="simple">https://www.laredoute.ru/</text:a></text:p>
          </table:table-cell>
          <table:table-cell table:style-name="ce127"/>
          <table:table-cell table:style-name="ce111" office:value-type="currency" office:currency="RUB" office:value="17709.45" calcext:value-type="currency">
            <text:p>17 709 ₽</text:p>
          </table:table-cell>
          <table:table-cell table:style-name="ce111"/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Система хранения и стол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table-cell table:style-name="ce127" office:value-type="string" calcext:value-type="string">
            <text:p>Корпус МДФ/эмаль, Фасады МДФ/эмаль, Витрина с полками МДФ/шпон/эмаль, Опора стола металл <text:s/></text:p>
          </table:table-cell>
          <table:table-cell table:style-name="ce127"/>
          <table:table-cell table:style-name="ce127" office:value-type="string" calcext:value-type="string">
            <text:p>Uclad</text:p>
          </table:table-cell>
          <table:table-cell table:style-name="ce127"/>
          <table:table-cell table:number-columns-repeated="2" table:style-name="ce111" office:value-type="currency" office:currency="RUB" office:value="375327" calcext:value-type="currency">
            <text:p>375 327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Стул</text:p>
          </table:table-cell>
          <table:table-cell table:number-columns-repeated="2" table:style-name="ce44" office:value-type="string" calcext:value-type="string">
            <text:p>мебель</text:p>
          </table:table-cell>
          <table:table-cell table:style-name="ce127" office:value-type="string" calcext:value-type="string">
            <text:p><text:a xlink:href="https://www.cosmorelax.ru/catalog/ofisnye/kreslo_nuuk/#191033" xlink:type="simple">https://www.cosmorelax.ru/catalog/ofisnye/kreslo_nuuk/#191033</text:a></text:p>
          </table:table-cell>
          <table:table-cell table:style-name="ce127" office:value-type="string" calcext:value-type="string">
            <text:p>Кресло Nuuk</text:p>
          </table:table-cell>
          <table:table-cell table:style-name="ce127" office:value-type="string" calcext:value-type="string">
            <text:p>L 61 D 62 H 82 SH 50/48 cm</text:p>
          </table:table-cell>
          <table:table-cell table:style-name="ce127" office:value-type="string" calcext:value-type="string">
            <text:p><text:a xlink:href="https://www.cosmorelax.ru/" xlink:type="simple">https://www.cosmorelax.ru/</text:a></text:p>
          </table:table-cell>
          <table:table-cell table:style-name="ce127" office:value-type="string" calcext:value-type="string">
            <text:p><text:a xlink:href="https://thefields.ru/chairs/stul-ziggy-gorchichnyy-82338/" xlink:type="simple">https://thefields.ru/chairs/stul-ziggy-gorchichnyy-82338/</text:a></text:p>
          </table:table-cell>
          <table:table-cell table:number-columns-repeated="2" table:style-name="ce111" office:value-type="string" calcext:value-type="string">
            <text:p>86 400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оршер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TRACK T51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10000" calcext:value-type="currency">
            <text:p>10 000 ₽</text:p>
          </table:table-cell>
          <table:table-cell table:style-name="ce125" table:formula="of:=[.K371]*[.N371]" office:value-type="currency" office:currency="RUB" office:value="30000" calcext:value-type="currency">
            <text:p>30 000 ₽</text:p>
          </table:table-cell>
          <table:table-cell table:style-name="ce125"/>
          <table:table-cell table:style-name="ce176" office:value-type="float" office:value="3" calcext:value-type="float">
            <text:p>3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Картины</text:p>
          </table:table-cell>
          <table:table-cell table:style-name="ce44" office:value-type="string" calcext:value-type="string">
            <text:p>декор</text:p>
          </table:table-cell>
          <table:table-cell table:style-name="ce44" office:value-type="string" calcext:value-type="string">
            <text:p>декоры</text:p>
          </table:table-cell>
          <table:table-cell table:style-name="ce127"/>
          <table:table-cell table:style-name="ce127" office:value-type="string" calcext:value-type="string">
            <office:annotation draw:style-name="gr4" draw:text-style-name="P6" svg:width="2.899cm" svg:height="1.799cm" svg:x="42.317cm" svg:y="586.663cm" draw:caption-point-x="-0.61cm" draw:caption-point-y="1.51cm">
              <dc:date>2021-10-04T00:00:00</dc:date>
              <text:p text:style-name="P5"><text:span text:style-name="T3">Без оформления </text:span></text:p>
            </office:annotation>
            <text:p>Холст/акрил </text:p>
          </table:table-cell>
          <table:table-cell table:style-name="ce127" office:value-type="string" calcext:value-type="string">
            <text:p>1100х700</text:p>
          </table:table-cell>
          <table:table-cell table:style-name="ce127" office:value-type="string" calcext:value-type="string">
            <text:p><text:s/>ARTEMYS</text:p>
          </table:table-cell>
          <table:table-cell table:style-name="ce127"/>
          <table:table-cell table:style-name="ce111" table:number-columns-repeated="2"/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Шкаф </text:p>
          </table:table-cell>
          <table:table-cell table:style-name="ce44" office:value-type="string" calcext:value-type="string">
            <text:p>мебель на заказ</text:p>
          </table:table-cell>
          <table:table-cell table:style-name="ce44" office:value-type="string" calcext:value-type="string">
            <text:p>мебель</text:p>
          </table:table-cell>
          <table:table-cell table:style-name="ce127"/>
          <table:table-cell table:style-name="ce127" office:value-type="string" calcext:value-type="string">
            <text:p>Корпус ЛДСП, Фасады МДФ/эмаль, Витрина МДФ/шпон </text:p>
          </table:table-cell>
          <table:table-cell table:style-name="ce127" office:value-type="string" calcext:value-type="string">
            <text:p>2800х1900х350 </text:p>
          </table:table-cell>
          <table:table-cell table:style-name="ce127" office:value-type="string" calcext:value-type="string">
            <text:p>Uclad</text:p>
          </table:table-cell>
          <table:table-cell table:style-name="ce127"/>
          <table:table-cell table:number-columns-repeated="2" table:style-name="ce111" office:value-type="currency" office:currency="RUB" office:value="268807" calcext:value-type="currency">
            <text:p>268 807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Портьеры на подкладке </text:p>
          </table:table-cell>
          <table:table-cell table:style-name="ce44" office:value-type="string" calcext:value-type="string">
            <text:p>текстиль</text:p>
          </table:table-cell>
          <table:table-cell table:style-name="ce44" office:value-type="string" calcext:value-type="string">
            <text:p>шторы</text:p>
          </table:table-cell>
          <table:table-cell table:style-name="ce127" office:value-type="string" calcext:value-type="string">
            <text:p><text:a xlink:href="http://www.royal-shtory.ru/" xlink:type="simple">http://www.royal-shtory.ru</text:a></text:p>
          </table:table-cell>
          <table:table-cell table:style-name="ce127"/>
          <table:table-cell table:style-name="ce127" office:value-type="string" calcext:value-type="string">
            <text:p>3.3х2.7</text:p>
          </table:table-cell>
          <table:table-cell table:style-name="ce127" office:value-type="string" calcext:value-type="string">
            <text:p>«Роял Стайл»</text:p>
          </table:table-cell>
          <table:table-cell table:style-name="ce127"/>
          <table:table-cell table:style-name="ce111"/>
          <table:table-cell table:style-name="ce111" office:value-type="currency" office:currency="RUB" office:value="68940" calcext:value-type="currency">
            <text:p>68 940 ₽</text:p>
          </table:table-cell>
          <table:table-cell table:style-name="ce125"/>
          <table:table-cell table:style-name="ce176" office:value-type="float" office:value="10.2" calcext:value-type="float">
            <text:p>10,2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Потолочная гардин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арнизы для штор</text:p>
          </table:table-cell>
          <table:table-cell table:style-name="ce127" office:value-type="string" calcext:value-type="string">
            <text:p><text:a xlink:href="http://www.royal-shtory.ru/" xlink:type="simple">http://www.royal-shtory.ru</text:a></text:p>
          </table:table-cell>
          <table:table-cell table:style-name="ce127"/>
          <table:table-cell table:style-name="ce127" office:value-type="string" calcext:value-type="string">
            <text:p>3.3х2.7</text:p>
          </table:table-cell>
          <table:table-cell table:style-name="ce127" office:value-type="string" calcext:value-type="string">
            <text:p>«Роял Стайл»</text:p>
          </table:table-cell>
          <table:table-cell table:style-name="ce127"/>
          <table:table-cell table:style-name="ce111"/>
          <table:table-cell table:style-name="ce111" office:value-type="currency" office:currency="RUB" office:value="3280" calcext:value-type="currency">
            <text:p>3 28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юль</text:p>
          </table:table-cell>
          <table:table-cell table:style-name="ce44" office:value-type="string" calcext:value-type="string">
            <text:p>текстиль</text:p>
          </table:table-cell>
          <table:table-cell table:style-name="ce44" office:value-type="string" calcext:value-type="string">
            <text:p>шторы</text:p>
          </table:table-cell>
          <table:table-cell table:style-name="ce127" office:value-type="string" calcext:value-type="string">
            <text:p><text:a xlink:href="http://www.royal-shtory.ru/" xlink:type="simple">http://www.royal-shtory.ru</text:a></text:p>
          </table:table-cell>
          <table:table-cell table:style-name="ce127"/>
          <table:table-cell table:style-name="ce127" office:value-type="string" calcext:value-type="string">
            <text:p>3.3х2.7</text:p>
          </table:table-cell>
          <table:table-cell table:style-name="ce127" office:value-type="string" calcext:value-type="string">
            <text:p>«Роял Стайл»</text:p>
          </table:table-cell>
          <table:table-cell table:style-name="ce127"/>
          <table:table-cell table:style-name="ce111"/>
          <table:table-cell table:style-name="ce111" office:value-type="currency" office:currency="RUB" office:value="37224" calcext:value-type="currency">
            <text:p>37 224 ₽</text:p>
          </table:table-cell>
          <table:table-cell table:style-name="ce125"/>
          <table:table-cell table:style-name="ce176" office:value-type="float" office:value="8.8" calcext:value-type="float">
            <text:p>8,8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RNER T51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4000" calcext:value-type="currency">
            <text:p>4 000 ₽</text:p>
          </table:table-cell>
          <table:table-cell table:style-name="ce125" table:formula="of:=[.K377]*[.N377]" office:value-type="currency" office:currency="RUB" office:value="4000" calcext:value-type="currency">
            <text:p>4 0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CON 180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640/8" office:value-type="currency" office:currency="RUB" office:value="80" calcext:value-type="currency">
            <text:p>80 ₽</text:p>
          </table:table-cell>
          <table:table-cell table:style-name="ce125" table:formula="of:=[.K378]*[.N378]" office:value-type="currency" office:currency="RUB" office:value="640" calcext:value-type="currency">
            <text:p>640 ₽</text:p>
          </table:table-cell>
          <table:table-cell table:style-name="ce125"/>
          <table:table-cell table:style-name="ce176" office:value-type="float" office:value="8" calcext:value-type="float">
            <text:p>8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ERP 100-48 100Вт48В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6200" calcext:value-type="currency">
            <text:p>6 200 ₽</text:p>
          </table:table-cell>
          <table:table-cell table:style-name="ce125" table:formula="of:=[.K379]*[.N379]" office:value-type="currency" office:currency="RUB" office:value="6200" calcext:value-type="currency">
            <text:p>6 2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INF CONNECTOR 90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2800" calcext:value-type="currency">
            <text:p>2 800 ₽</text:p>
          </table:table-cell>
          <table:table-cell table:style-name="ce125" table:formula="of:=[.K380]*[.N380]" office:value-type="currency" office:currency="RUB" office:value="2800" calcext:value-type="currency">
            <text:p>2 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CONNECTOR 180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2000" calcext:value-type="currency">
            <text:p>2 000 ₽</text:p>
          </table:table-cell>
          <table:table-cell table:style-name="ce125" table:formula="of:=[.K381]*[.N381]" office:value-type="currency" office:currency="RUB" office:value="4000" calcext:value-type="currency">
            <text:p>4 000 ₽</text:p>
          </table:table-cell>
          <table:table-cell table:style-name="ce125"/>
          <table:table-cell table:style-name="ce176" office:value-type="float" office:value="2" calcext:value-type="float">
            <text:p>2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<text:s/>CAP INF TRACK T51 BP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800" calcext:value-type="currency">
            <text:p>800 ₽</text:p>
          </table:table-cell>
          <table:table-cell table:style-name="ce125" table:formula="of:=[.K382]*[.N382]" office:value-type="currency" office:currency="RUB" office:value="800" calcext:value-type="currency">
            <text:p>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POWER CONNECTOR BP DALI 2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office:value-type="currency" office:currency="RUB" office:value="2800" calcext:value-type="currency">
            <text:p>2 800 ₽</text:p>
          </table:table-cell>
          <table:table-cell table:style-name="ce125" table:formula="of:=[.K383]*[.N383]" office:value-type="currency" office:currency="RUB" office:value="2800" calcext:value-type="currency">
            <text:p>2 80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TURN SPOT LINE 200 1030 36° BK 10Вт3000К36°IP4048В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43200/4" office:value-type="currency" office:currency="RUB" office:value="10800" calcext:value-type="currency">
            <text:p>10 800 ₽</text:p>
          </table:table-cell>
          <table:table-cell table:style-name="ce125" table:formula="of:=[.K384]*[.N384]" office:value-type="currency" office:currency="RUB" office:value="43200" calcext:value-type="currency">
            <text:p>43 200 ₽</text:p>
          </table:table-cell>
          <table:table-cell table:style-name="ce125"/>
          <table:table-cell table:style-name="ce176" office:value-type="float" office:value="4" calcext:value-type="float">
            <text:p>4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formula="of:=10*[.N384]" office:value-type="float" office:value="40" calcext:value-type="float">
            <text:p>4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Трековая система INF</text:p>
          </table:table-cell>
          <table:table-cell table:style-name="ce44" office:value-type="string" calcext:value-type="string">
            <text:p>освещение</text:p>
          </table:table-cell>
          <table:table-cell table:style-name="ce44" office:value-type="string" calcext:value-type="string">
            <text:p>Светильники</text:p>
          </table:table-cell>
          <table:table-cell table:style-name="ce127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27" office:value-type="string" calcext:value-type="string">
            <text:p>INF LINE 400 1027 BD 2700К120°IP4048В</text:p>
          </table:table-cell>
          <table:table-cell table:style-name="ce127"/>
          <table:table-cell table:style-name="ce127" office:value-type="string" calcext:value-type="string">
            <text:p><text:a xlink:href="http://www.centrsvet.ru/" xlink:type="simple">www.centrsvet.ru</text:a></text:p>
          </table:table-cell>
          <table:table-cell table:style-name="ce127" office:value-type="string" calcext:value-type="string">
            <text:p><text:a xlink:href="https://www.donolux.ru/" xlink:type="simple">https://www.donolux.ru/</text:a></text:p>
          </table:table-cell>
          <table:table-cell table:style-name="ce111" table:formula="of:=34000/5" office:value-type="currency" office:currency="RUB" office:value="6800" calcext:value-type="currency">
            <text:p>6 800 ₽</text:p>
          </table:table-cell>
          <table:table-cell table:style-name="ce125" table:formula="of:=[.K385]*[.N385]" office:value-type="currency" office:currency="RUB" office:value="34000" calcext:value-type="currency">
            <text:p>34 000 ₽</text:p>
          </table:table-cell>
          <table:table-cell table:style-name="ce125"/>
          <table:table-cell table:style-name="ce176" office:value-type="float" office:value="5" calcext:value-type="float">
            <text:p>5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formula="of:=10*[.N385]" office:value-type="float" office:value="50" calcext:value-type="float">
            <text:p>50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Плинтус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Плинтус</text:p>
          </table:table-cell>
          <table:table-cell table:style-name="ce91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27" office:value-type="string" calcext:value-type="string">
            <text:p>Плинтус скрытого монтажа Pro Design Universal (не анод. Алюминий)</text:p>
          </table:table-cell>
          <table:table-cell table:style-name="ce127" office:value-type="string" calcext:value-type="string">
            <text:p>80x12x2700</text:p>
          </table:table-cell>
          <table:table-cell table:style-name="ce127" office:value-type="string" calcext:value-type="string">
            <text:p>symetric.ru</text:p>
          </table:table-cell>
          <table:table-cell table:style-name="ce127"/>
          <table:table-cell table:style-name="ce111" table:formula="of:=599+425" office:value-type="currency" office:currency="RUB" office:value="1024" calcext:value-type="currency">
            <text:p>1 024 ₽</text:p>
          </table:table-cell>
          <table:table-cell table:style-name="ce125" table:formula="of:=[.K386]*[.N386]" office:value-type="currency" office:currency="RUB" office:value="10240" calcext:value-type="currency">
            <text:p>10 240 ₽</text:p>
          </table:table-cell>
          <table:table-cell table:style-name="ce125"/>
          <table:table-cell table:style-name="ce176" office:value-type="float" office:value="10" calcext:value-type="float">
            <text:p>10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Декоративная штукатурк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декоративная штукатурка</text:p>
          </table:table-cell>
          <table:table-cell table:style-name="ce91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27" office:value-type="string" calcext:value-type="string">
            <text:p>Кремпласт(колеруем в цвет CAPAROL/Granit 60</text:p>
          </table:table-cell>
          <table:table-cell table:style-name="ce127"/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1600" calcext:value-type="currency">
            <text:p>1 600 ₽</text:p>
          </table:table-cell>
          <table:table-cell table:style-name="ce125" office:value-type="currency" office:currency="RUB" office:value="20064" calcext:value-type="currency">
            <text:p>20 064 ₽</text:p>
          </table:table-cell>
          <table:table-cell table:style-name="ce125"/>
          <table:table-cell table:style-name="ce176" office:value-type="float" office:value="12.54" calcext:value-type="float">
            <text:p>12,54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Декоративная штукатурка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декоративная штукатурка</text:p>
          </table:table-cell>
          <table:table-cell table:style-name="ce91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27" office:value-type="string" calcext:value-type="string">
            <text:p>Кремпласт (колеруем в цвет CAPAROL/Ral 5014 синий</text:p>
          </table:table-cell>
          <table:table-cell table:style-name="ce127"/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1600" calcext:value-type="currency">
            <text:p>1 600 ₽</text:p>
          </table:table-cell>
          <table:table-cell table:style-name="ce125" office:value-type="currency" office:currency="RUB" office:value="4368" calcext:value-type="currency">
            <text:p>4 368 ₽</text:p>
          </table:table-cell>
          <table:table-cell table:style-name="ce125"/>
          <table:table-cell table:style-name="ce176" office:value-type="float" office:value="2.73" calcext:value-type="float">
            <text:p>2,73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Краска настенная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краска</text:p>
          </table:table-cell>
          <table:table-cell table:style-name="ce127" office:value-type="string" calcext:value-type="string">
            <text:p><text:a xlink:href="https://www.derufa.ru/" xlink:type="simple">https://www.derufa.ru/</text:a></text:p>
          </table:table-cell>
          <table:table-cell table:style-name="ce111" office:value-type="string" calcext:value-type="string">
            <text:p>H&amp;H (колеруем в цвет CAPAROL/Granit 60</text:p>
          </table:table-cell>
          <table:table-cell table:style-name="ce125"/>
          <table:table-cell table:style-name="ce125" office:value-type="string" calcext:value-type="string">
            <text:p><text:a xlink:href="https://www.derufa.ru/" xlink:type="simple">https://www.derufa.ru/</text:a></text:p>
          </table:table-cell>
          <table:table-cell table:style-name="ce127"/>
          <table:table-cell table:style-name="ce111" office:value-type="currency" office:currency="RUB" office:value="310" calcext:value-type="currency">
            <text:p>310 ₽</text:p>
          </table:table-cell>
          <table:table-cell table:style-name="ce125" office:value-type="currency" office:currency="RUB" office:value="4488.8" calcext:value-type="currency">
            <text:p>4 489 ₽</text:p>
          </table:table-cell>
          <table:table-cell table:style-name="ce125"/>
          <table:table-cell table:style-name="ce176" office:value-type="float" office:value="14.48" calcext:value-type="float">
            <text:p>14,48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 table:formula="of:=[.A3]" office:value-type="currency" office:currency="RUB" office:value="32815840.058" calcext:value-type="currency">
            <text:p>32 815 840 ₽</text:p>
          </table:table-cell>
          <table:covered-table-cell table:style-name="ce23"/>
          <table:table-cell table:style-name="ce44" office:value-type="string" calcext:value-type="string">
            <text:p>Теневой профиль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Теневой профиль</text:p>
          </table:table-cell>
          <table:table-cell table:style-name="ce127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27" office:value-type="string" calcext:value-type="string">
            <text:p>KRAAB GIPPS с демпфером</text:p>
          </table:table-cell>
          <table:table-cell table:style-name="ce127" office:value-type="string" calcext:value-type="string">
            <text:p>2000x33,8x14</text:p>
          </table:table-cell>
          <table:table-cell table:style-name="ce127" office:value-type="string" calcext:value-type="string">
            <text:p>KRAAB</text:p>
          </table:table-cell>
          <table:table-cell table:style-name="ce127" office:value-type="string" calcext:value-type="string">
            <text:p><text:a xlink:href="https://tenevoy.ru/" xlink:type="simple">https://tenevoy.ru/</text:a></text:p>
          </table:table-cell>
          <table:table-cell table:style-name="ce111" office:value-type="currency" office:currency="RUB" office:value="450" calcext:value-type="currency">
            <text:p>450 ₽</text:p>
          </table:table-cell>
          <table:table-cell table:style-name="ce125" table:formula="of:=[.K390]*[.N390]" office:value-type="currency" office:currency="RUB" office:value="7933.5" calcext:value-type="currency">
            <text:p>7 934 ₽</text:p>
          </table:table-cell>
          <table:table-cell table:style-name="ce125"/>
          <table:table-cell table:style-name="ce176" office:value-type="float" office:value="17.63" calcext:value-type="float">
            <text:p>17,63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office:value-type="string" calcext:value-type="string">
            <text:p>3974, 2500, 2952, 100, 300, 1852, 1338, 4618 (6вн, 2 нар)</text:p>
          </table:table-cell>
          <table:table-cell table:number-columns-repeated="1004"/>
        </table:table-row>
        <table:table-row table:style-name="ro2">
          <table:table-cell table:style-name="ce370" table:formula="of:=[.T12]" office:value-type="percentage" office:value="0.991423670668954" calcext:value-type="percentage">
            <text:p>99,14%</text:p>
          </table:table-cell>
          <table:covered-table-cell table:style-name="ce23"/>
          <table:table-cell table:style-name="ce44" office:value-type="string" calcext:value-type="string">
            <text:p>Радиатор отопления</text:p>
          </table:table-cell>
          <table:table-cell table:style-name="ce44" office:value-type="string" calcext:value-type="string">
            <text:p>отопление</text:p>
          </table:table-cell>
          <table:table-cell table:style-name="ce44" office:value-type="string" calcext:value-type="string">
            <text:p>Радиатор отопления</text:p>
          </table:table-cell>
          <table:table-cell table:style-name="ce127" office:value-type="string" calcext:value-type="string">
            <text:p><text:a xlink:href="http://www.sts-k.ru/content/view/1273/1468/" xlink:type="simple">http://www.sts-k.ru/content/view/1273/1468/</text:a></text:p>
          </table:table-cell>
          <table:table-cell table:style-name="ce127" office:value-type="string" calcext:value-type="string">
            <text:p>Qtherm ECO</text:p>
          </table:table-cell>
          <table:table-cell table:style-name="ce127" office:value-type="string" calcext:value-type="string">
            <text:p>3000х90х175</text:p>
          </table:table-cell>
          <table:table-cell table:style-name="ce127" office:value-type="string" calcext:value-type="string">
            <text:p>VARMAN</text:p>
          </table:table-cell>
          <table:table-cell table:style-name="ce127" office:value-type="string" calcext:value-type="string">
            <text:p><text:a xlink:href="https://varmann.ru/catalog/trenchconvector/ntherm/description/" xlink:type="simple">https://varmann.ru/catalog/trenchconvector/ntherm/description/</text:a></text:p>
          </table:table-cell>
          <table:table-cell table:style-name="ce111" office:value-type="currency" office:currency="RUB" office:value="84623" calcext:value-type="currency">
            <text:p>84 623 ₽</text:p>
          </table:table-cell>
          <table:table-cell table:style-name="ce125" table:formula="of:=[.K391]*[.N391]" office:value-type="currency" office:currency="RUB" office:value="84623" calcext:value-type="currency">
            <text:p>84 623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4" calcext:value-type="float">
            <text:p>24</text:p>
          </table:table-cell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напольное покрытие</text:p>
          </table:table-cell>
          <table:table-cell table:style-name="ce44" office:value-type="string" calcext:value-type="string">
            <text:p>отделка</text:p>
          </table:table-cell>
          <table:table-cell table:style-name="ce44" office:value-type="string" calcext:value-type="string">
            <text:p>напольное покрытие</text:p>
          </table:table-cell>
          <table:table-cell table:style-name="ce127" office:value-type="string" calcext:value-type="string">
            <text:p><text:a xlink:href="https://tenfor.ru/" xlink:type="simple">https://tenfor.ru/</text:a></text:p>
          </table:table-cell>
          <table:table-cell table:style-name="ce127" office:value-type="string" calcext:value-type="string">
            <text:p>инженерная доска «Gray Sand»</text:p>
          </table:table-cell>
          <table:table-cell table:style-name="ce127" office:value-type="string" calcext:value-type="string">
            <text:p>13,5х150х300-1200</text:p>
          </table:table-cell>
          <table:table-cell table:style-name="ce127" office:value-type="string" calcext:value-type="string">
            <text:p>TENFOR</text:p>
          </table:table-cell>
          <table:table-cell table:style-name="ce127"/>
          <table:table-cell table:style-name="ce111" office:value-type="currency" office:currency="RUB" office:value="3637" calcext:value-type="currency">
            <text:p>3 637 ₽</text:p>
          </table:table-cell>
          <table:table-cell table:style-name="ce125" table:formula="of:=[.K392]*[.N392]" office:value-type="currency" office:currency="RUB" office:value="48044.77" calcext:value-type="currency">
            <text:p>48 045 ₽</text:p>
          </table:table-cell>
          <table:table-cell table:style-name="ce125"/>
          <table:table-cell table:style-name="ce175" office:value-type="float" office:value="13.21" calcext:value-type="float">
            <text:p>13,21</text:p>
          </table:table-cell>
          <table:table-cell table:style-name="ce288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Розетки и выключатели</text:p>
          </table:table-cell>
          <table:table-cell table:style-name="ce44" office:value-type="string" calcext:value-type="string">
            <text:p>электрика</text:p>
          </table:table-cell>
          <table:table-cell table:style-name="ce44" office:value-type="string" calcext:value-type="string">
            <text:p>выключатели и розетки</text:p>
          </table:table-cell>
          <table:table-cell table:style-name="ce127" office:value-type="string" calcext:value-type="string">
            <text:p><text:a xlink:href="https://girastore.ru/" xlink:type="simple">https://girastore.ru/</text:a></text:p>
          </table:table-cell>
          <table:table-cell table:style-name="ce127" office:value-type="string" calcext:value-type="string">
            <text:p>Gira System 55 +Esprit Glass C</text:p>
          </table:table-cell>
          <table:table-cell table:style-name="ce127" office:value-type="string" calcext:value-type="string">
            <text:p>95х95</text:p>
          </table:table-cell>
          <table:table-cell table:style-name="ce127" office:value-type="string" calcext:value-type="string">
            <text:p><text:a xlink:href="https://www.tesli.com/" xlink:type="simple">https://www.tesli.com/</text:a></text:p>
          </table:table-cell>
          <table:table-cell table:style-name="ce127"/>
          <table:table-cell table:style-name="ce111"/>
          <table:table-cell table:style-name="ce125" office:value-type="currency" office:currency="RUB" office:value="62012" calcext:value-type="currency">
            <text:p>62 012 ₽</text:p>
          </table:table-cell>
          <table:table-cell table:style-name="ce125"/>
          <table:table-cell table:style-name="ce176"/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3"/>
          <table:table-cell table:style-name="ce44" office:value-type="string" calcext:value-type="string">
            <text:p>Дверная ручка</text:p>
          </table:table-cell>
          <table:table-cell table:style-name="ce44" office:value-type="string" calcext:value-type="string">
            <text:p>двери</text:p>
          </table:table-cell>
          <table:table-cell table:style-name="ce44"/>
          <table:table-cell table:style-name="ce127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27" office:value-type="string" calcext:value-type="string">
            <text:p>Дверная Ручка "Pure" Черная Матовая</text:p>
          </table:table-cell>
          <table:table-cell table:style-name="ce127"/>
          <table:table-cell table:style-name="ce127" office:value-type="string" calcext:value-type="string">
            <text:p><text:a xlink:href="https://sofiadoors.com/" xlink:type="simple">https://sofiadoors.com/</text:a></text:p>
          </table:table-cell>
          <table:table-cell table:style-name="ce127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1" office:value-type="currency" office:currency="RUB" office:value="8080" calcext:value-type="currency">
            <text:p>8 080 ₽</text:p>
          </table:table-cell>
          <table:table-cell table:style-name="ce125" table:formula="of:=[.K394]*[.N394]" office:value-type="currency" office:currency="RUB" office:value="8080" calcext:value-type="currency">
            <text:p>8 080 ₽</text:p>
          </table:table-cell>
          <table:table-cell table:style-name="ce125"/>
          <table:table-cell table:style-name="ce176" office:value-type="float" office:value="1" calcext:value-type="float">
            <text:p>1</text:p>
          </table:table-cell>
          <table:table-cell table:style-name="ce289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4" office:value-type="string" calcext:value-type="string" table:number-columns-spanned="1" table:number-rows-spanned="12">
            <text:p>Женская гардеробная (16)</text:p>
          </table:table-cell>
          <table:table-cell table:style-name="ce45" office:value-type="string" calcext:value-type="string">
            <text:p>напольное покрытие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напольное покрытие</text:p>
          </table:table-cell>
          <table:table-cell table:style-name="ce92" office:value-type="string" calcext:value-type="string">
            <text:p><text:a xlink:href="https://tenfor.ru/" xlink:type="simple">https://tenfor.ru/</text:a></text:p>
          </table:table-cell>
          <table:table-cell table:style-name="ce92" office:value-type="string" calcext:value-type="string">
            <text:p>инженерная доска «Gray Sand»</text:p>
          </table:table-cell>
          <table:table-cell table:style-name="ce92" office:value-type="string" calcext:value-type="string">
            <text:p>13,5х150х300-1200</text:p>
          </table:table-cell>
          <table:table-cell table:style-name="ce92" office:value-type="string" calcext:value-type="string">
            <text:p>TENFOR</text:p>
          </table:table-cell>
          <table:table-cell table:style-name="ce92"/>
          <table:table-cell table:style-name="ce119" office:value-type="currency" office:currency="RUB" office:value="3637" calcext:value-type="currency">
            <text:p>3 637 ₽</text:p>
          </table:table-cell>
          <table:table-cell table:style-name="ce129" table:formula="of:=[.K395]*[.N395]" office:value-type="currency" office:currency="RUB" office:value="23022.21" calcext:value-type="currency">
            <text:p>23 022 ₽</text:p>
          </table:table-cell>
          <table:table-cell table:style-name="ce129"/>
          <table:table-cell table:style-name="ce179" office:value-type="float" office:value="6.33" calcext:value-type="float">
            <text:p>6,33</text:p>
          </table:table-cell>
          <table:table-cell table:style-name="ce17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Дверная ручка</text:p>
          </table:table-cell>
          <table:table-cell table:style-name="ce45" office:value-type="string" calcext:value-type="string">
            <text:p>двери</text:p>
          </table:table-cell>
          <table:table-cell table:style-name="ce45"/>
          <table:table-cell table:style-name="ce92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92" office:value-type="string" calcext:value-type="string">
            <text:p>Дверная Ручка "Pure" Черная Матовая</text:p>
          </table:table-cell>
          <table:table-cell table:style-name="ce92"/>
          <table:table-cell table:style-name="ce92" office:value-type="string" calcext:value-type="string">
            <text:p><text:a xlink:href="https://sofiadoors.com/" xlink:type="simple">https://sofiadoors.com/</text:a></text:p>
          </table:table-cell>
          <table:table-cell table:style-name="ce92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19" office:value-type="currency" office:currency="RUB" office:value="8080" calcext:value-type="currency">
            <text:p>8 080 ₽</text:p>
          </table:table-cell>
          <table:table-cell table:style-name="ce129" table:formula="of:=[.K396]*[.N396]" office:value-type="currency" office:currency="RUB" office:value="8080" calcext:value-type="currency">
            <text:p>8 08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INF TRACK T51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10000" calcext:value-type="currency">
            <text:p>10 000 ₽</text:p>
          </table:table-cell>
          <table:table-cell table:style-name="ce129" table:formula="of:=[.K397]*[.N397]" office:value-type="currency" office:currency="RUB" office:value="10000" calcext:value-type="currency">
            <text:p>10 00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ERP 100-48 100Вт48В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6200" calcext:value-type="currency">
            <text:p>6 200 ₽</text:p>
          </table:table-cell>
          <table:table-cell table:style-name="ce129" table:formula="of:=[.K398]*[.N398]" office:value-type="currency" office:currency="RUB" office:value="6200" calcext:value-type="currency">
            <text:p>6 20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CAP INF TRACK T51 BP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800" calcext:value-type="currency">
            <text:p>800 ₽</text:p>
          </table:table-cell>
          <table:table-cell table:style-name="ce129" table:formula="of:=[.K399]*[.N399]" office:value-type="currency" office:currency="RUB" office:value="800" calcext:value-type="currency">
            <text:p>80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INF POWER CONNECTOR BP DALI 2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office:value-type="currency" office:currency="RUB" office:value="2800" calcext:value-type="currency">
            <text:p>2 800 ₽</text:p>
          </table:table-cell>
          <table:table-cell table:style-name="ce129" table:formula="of:=[.K400]*[.N400]" office:value-type="currency" office:currency="RUB" office:value="2800" calcext:value-type="currency">
            <text:p>2 800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<text:s/>INF TURN SPOT LINE 200 1030 36° BK 10Вт3000К36°IP4048В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21600/2" office:value-type="currency" office:currency="RUB" office:value="10800" calcext:value-type="currency">
            <text:p>10 800 ₽</text:p>
          </table:table-cell>
          <table:table-cell table:style-name="ce129" table:formula="of:=[.K401]*[.N401]" office:value-type="currency" office:currency="RUB" office:value="21600" calcext:value-type="currency">
            <text:p>21 60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formula="of:=10*[.N401]" office:value-type="float" office:value="20" calcext:value-type="float">
            <text:p>20</text:p>
          </table:table-cell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рековая система INF</text:p>
          </table:table-cell>
          <table:table-cell table:style-name="ce45" office:value-type="string" calcext:value-type="string">
            <text:p>освещение</text:p>
          </table:table-cell>
          <table:table-cell table:style-name="ce45" office:value-type="string" calcext:value-type="string">
            <text:p>Светильники</text:p>
          </table:table-cell>
          <table:table-cell table:style-name="ce92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92" office:value-type="string" calcext:value-type="string">
            <text:p>INF LINE 400 1027 BD 2700К120°IP4048В</text:p>
          </table:table-cell>
          <table:table-cell table:style-name="ce92"/>
          <table:table-cell table:style-name="ce92" office:value-type="string" calcext:value-type="string">
            <text:p><text:a xlink:href="http://www.centrsvet.ru/" xlink:type="simple">www.centrsvet.ru</text:a></text:p>
          </table:table-cell>
          <table:table-cell table:style-name="ce92" office:value-type="string" calcext:value-type="string">
            <text:p><text:a xlink:href="https://www.donolux.ru/" xlink:type="simple">https://www.donolux.ru/</text:a></text:p>
          </table:table-cell>
          <table:table-cell table:style-name="ce119" table:formula="of:=13600/2" office:value-type="currency" office:currency="RUB" office:value="6800" calcext:value-type="currency">
            <text:p>6 800 ₽</text:p>
          </table:table-cell>
          <table:table-cell table:style-name="ce129" table:formula="of:=[.K402]*[.N402]" office:value-type="currency" office:currency="RUB" office:value="13600" calcext:value-type="currency">
            <text:p>13 600 ₽</text:p>
          </table:table-cell>
          <table:table-cell table:style-name="ce129"/>
          <table:table-cell table:style-name="ce178" office:value-type="float" office:value="2" calcext:value-type="float">
            <text:p>2</text:p>
          </table:table-cell>
          <table:table-cell table:style-name="ce309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formula="of:=10*[.N402]" office:value-type="float" office:value="20" calcext:value-type="float">
            <text:p>20</text:p>
          </table:table-cell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6"/>
          <table:covered-table-cell table:style-name="ce24"/>
          <table:table-cell table:style-name="ce45" office:value-type="string" calcext:value-type="string">
            <text:p>Системы хранения</text:p>
          </table:table-cell>
          <table:table-cell table:style-name="ce45" office:value-type="string" calcext:value-type="string">
            <text:p>мебель на заказ</text:p>
          </table:table-cell>
          <table:table-cell table:style-name="ce45" office:value-type="string" calcext:value-type="string">
            <text:p>мебель</text:p>
          </table:table-cell>
          <table:table-cell table:style-name="ce92"/>
          <table:table-cell table:style-name="ce92" office:value-type="string" calcext:value-type="string">
            <text:p><text:s/>МДФ/Шпон дуба</text:p>
          </table:table-cell>
          <table:table-cell table:style-name="ce92"/>
          <table:table-cell table:style-name="ce92" office:value-type="string" calcext:value-type="string">
            <text:p>Uclad</text:p>
          </table:table-cell>
          <table:table-cell table:style-name="ce92"/>
          <table:table-cell table:style-name="ce225" office:value-type="currency" office:currency="RUB" office:value="2745184" calcext:value-type="currency">
            <text:p>2 745 184 ₽</text:p>
          </table:table-cell>
          <table:table-cell table:style-name="ce129" office:value-type="currency" office:currency="RUB" office:value="2745184" calcext:value-type="currency">
            <text:p>2 745 184 ₽</text:p>
          </table:table-cell>
          <table:table-cell table:style-name="ce129"/>
          <table:table-cell table:style-name="ce178" office:value-type="float" office:value="1" calcext:value-type="float">
            <text:p>1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Розетки и выключатели</text:p>
          </table:table-cell>
          <table:table-cell table:style-name="ce45" office:value-type="string" calcext:value-type="string">
            <text:p>электрика</text:p>
          </table:table-cell>
          <table:table-cell table:style-name="ce45" office:value-type="string" calcext:value-type="string">
            <text:p>выключатели и розетки</text:p>
          </table:table-cell>
          <table:table-cell table:style-name="ce92" office:value-type="string" calcext:value-type="string">
            <text:p><text:a xlink:href="https://girastore.ru/" xlink:type="simple">https://girastore.ru/</text:a></text:p>
          </table:table-cell>
          <table:table-cell table:style-name="ce92" office:value-type="string" calcext:value-type="string">
            <text:p>Gira System 55 +Esprit Glass C</text:p>
          </table:table-cell>
          <table:table-cell table:style-name="ce92" office:value-type="string" calcext:value-type="string">
            <text:p>95х95</text:p>
          </table:table-cell>
          <table:table-cell table:style-name="ce92" office:value-type="string" calcext:value-type="string">
            <text:p><text:a xlink:href="https://www.tesli.com/" xlink:type="simple">https://www.tesli.com/</text:a></text:p>
          </table:table-cell>
          <table:table-cell table:style-name="ce92"/>
          <table:table-cell table:style-name="ce119"/>
          <table:table-cell table:style-name="ce129" office:value-type="currency" office:currency="RUB" office:value="46755" calcext:value-type="currency">
            <text:p>46 755 ₽</text:p>
          </table:table-cell>
          <table:table-cell table:style-name="ce129"/>
          <table:table-cell table:style-name="ce178"/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Краска настенная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краска</text:p>
          </table:table-cell>
          <table:table-cell table:style-name="ce92" office:value-type="string" calcext:value-type="string">
            <text:p><text:a xlink:href="https://www.derufa.ru/" xlink:type="simple">https://www.derufa.ru/</text:a></text:p>
          </table:table-cell>
          <table:table-cell table:style-name="ce119" office:value-type="string" calcext:value-type="string">
            <text:p>H&amp;H (колеруем в цвет CAPAROL/Granit 60</text:p>
          </table:table-cell>
          <table:table-cell table:style-name="ce129"/>
          <table:table-cell table:style-name="ce129" office:value-type="string" calcext:value-type="string">
            <text:p><text:a xlink:href="https://www.derufa.ru/" xlink:type="simple">https://www.derufa.ru/</text:a></text:p>
          </table:table-cell>
          <table:table-cell table:style-name="ce92"/>
          <table:table-cell table:style-name="ce119" office:value-type="currency" office:currency="RUB" office:value="310" calcext:value-type="currency">
            <text:p>310 ₽</text:p>
          </table:table-cell>
          <table:table-cell table:style-name="ce129" office:value-type="currency" office:currency="RUB" office:value="7688" calcext:value-type="currency">
            <text:p>7 688 ₽</text:p>
          </table:table-cell>
          <table:table-cell table:style-name="ce129"/>
          <table:table-cell table:style-name="ce178" office:value-type="float" office:value="24.8" calcext:value-type="float">
            <text:p>24,8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4"/>
          <table:table-cell table:style-name="ce45" office:value-type="string" calcext:value-type="string">
            <text:p>Теневой профиль</text:p>
          </table:table-cell>
          <table:table-cell table:style-name="ce45" office:value-type="string" calcext:value-type="string">
            <text:p>отделка</text:p>
          </table:table-cell>
          <table:table-cell table:style-name="ce45" office:value-type="string" calcext:value-type="string">
            <text:p>Теневой профиль</text:p>
          </table:table-cell>
          <table:table-cell table:style-name="ce92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92" office:value-type="string" calcext:value-type="string">
            <text:p>KRAAB GIPPS с демпфером</text:p>
          </table:table-cell>
          <table:table-cell table:style-name="ce92" office:value-type="string" calcext:value-type="string">
            <text:p>2000x33,8x14</text:p>
          </table:table-cell>
          <table:table-cell table:style-name="ce92" office:value-type="string" calcext:value-type="string">
            <text:p>KRAAB</text:p>
          </table:table-cell>
          <table:table-cell table:style-name="ce92" office:value-type="string" calcext:value-type="string">
            <text:p><text:a xlink:href="https://tenevoy.ru/" xlink:type="simple">https://tenevoy.ru/</text:a></text:p>
          </table:table-cell>
          <table:table-cell table:style-name="ce119" office:value-type="currency" office:currency="RUB" office:value="450" calcext:value-type="currency">
            <text:p>450 ₽</text:p>
          </table:table-cell>
          <table:table-cell table:style-name="ce129" table:formula="of:=[.K406]*[.N406]" office:value-type="currency" office:currency="RUB" office:value="990" calcext:value-type="currency">
            <text:p>990 ₽</text:p>
          </table:table-cell>
          <table:table-cell table:style-name="ce129"/>
          <table:table-cell table:style-name="ce178" office:value-type="float" office:value="2.2" calcext:value-type="float">
            <text:p>2,2</text:p>
          </table:table-cell>
          <table:table-cell table:style-name="ce309"/>
          <table:table-cell table:style-name="ce178" table:number-columns-repeated="3"/>
          <table:table-cell table:style-name="ce178"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table:number-columns-repeated="1004"/>
        </table:table-row>
        <table:table-row table:style-name="ro2">
          <table:table-cell table:style-name="ce371"/>
          <table:table-cell table:style-name="ce25" office:value-type="string" calcext:value-type="string" table:number-columns-spanned="1" table:number-rows-spanned="17">
            <text:p>Мужская гардеробная (17)</text:p>
          </table:table-cell>
          <table:table-cell table:style-name="ce66" office:value-type="string" calcext:value-type="string">
            <text:p>Дверная ручка</text:p>
          </table:table-cell>
          <table:table-cell table:style-name="ce66" office:value-type="string" calcext:value-type="string">
            <text:p>двери</text:p>
          </table:table-cell>
          <table:table-cell table:style-name="ce66"/>
          <table:table-cell table:style-name="ce154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54" office:value-type="string" calcext:value-type="string">
            <text:p>Дверная Ручка "Pure" Черная Матовая</text:p>
          </table:table-cell>
          <table:table-cell table:style-name="ce154"/>
          <table:table-cell table:style-name="ce154" office:value-type="string" calcext:value-type="string">
            <text:p><text:a xlink:href="https://sofiadoors.com/" xlink:type="simple">https://sofiadoors.com/</text:a></text:p>
          </table:table-cell>
          <table:table-cell table:style-name="ce154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21" office:value-type="currency" office:currency="RUB" office:value="8080" calcext:value-type="currency">
            <text:p>8 080 ₽</text:p>
          </table:table-cell>
          <table:table-cell table:style-name="ce135" table:formula="of:=[.K407]*[.N407]" office:value-type="currency" office:currency="RUB" office:value="8080" calcext:value-type="currency">
            <text:p>8 08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277" table:number-columns-repeated="4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INF TRACK T51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10000" calcext:value-type="currency">
            <text:p>10 000 ₽</text:p>
          </table:table-cell>
          <table:table-cell table:style-name="ce135" table:formula="of:=[.K408]*[.N408]" office:value-type="currency" office:currency="RUB" office:value="50000" calcext:value-type="currency">
            <text:p>50 000 ₽</text:p>
          </table:table-cell>
          <table:table-cell table:style-name="ce135"/>
          <table:table-cell table:style-name="ce277" office:value-type="float" office:value="5" calcext:value-type="float">
            <text:p>5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CONNECTOR 180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2000" calcext:value-type="currency">
            <text:p>2 000 ₽</text:p>
          </table:table-cell>
          <table:table-cell table:style-name="ce135" table:formula="of:=[.K409]*[.N409]" office:value-type="currency" office:currency="RUB" office:value="8000" calcext:value-type="currency">
            <text:p>8 000 ₽</text:p>
          </table:table-cell>
          <table:table-cell table:style-name="ce135"/>
          <table:table-cell table:style-name="ce277" office:value-type="float" office:value="4" calcext:value-type="float">
            <text:p>4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POWER SPL 250-48 250Вт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8600" calcext:value-type="currency">
            <text:p>8 600 ₽</text:p>
          </table:table-cell>
          <table:table-cell table:style-name="ce135" table:formula="of:=[.K410]*[.N410]" office:value-type="currency" office:currency="RUB" office:value="8600" calcext:value-type="currency">
            <text:p>8 6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CAP INF TRACK T51 BP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800" calcext:value-type="currency">
            <text:p>800 ₽</text:p>
          </table:table-cell>
          <table:table-cell table:style-name="ce135" table:formula="of:=[.K411]*[.N411]" office:value-type="currency" office:currency="RUB" office:value="800" calcext:value-type="currency">
            <text:p>8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INF CON 180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80" calcext:value-type="currency">
            <text:p>80 ₽</text:p>
          </table:table-cell>
          <table:table-cell table:style-name="ce135" table:formula="of:=[.K412]*[.N412]" office:value-type="currency" office:currency="RUB" office:value="1280" calcext:value-type="currency">
            <text:p>1 280 ₽</text:p>
          </table:table-cell>
          <table:table-cell table:style-name="ce135"/>
          <table:table-cell table:style-name="ce277" office:value-type="float" office:value="16" calcext:value-type="float">
            <text:p>16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POWER CONNECTOR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2800" calcext:value-type="currency">
            <text:p>2 800 ₽</text:p>
          </table:table-cell>
          <table:table-cell table:style-name="ce135" table:formula="of:=[.K413]*[.N413]" office:value-type="currency" office:currency="RUB" office:value="2800" calcext:value-type="currency">
            <text:p>2 8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INF LINE 400 1027 BD 2700К120°IP40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13600/2" office:value-type="currency" office:currency="RUB" office:value="6800" calcext:value-type="currency">
            <text:p>6 800 ₽</text:p>
          </table:table-cell>
          <table:table-cell table:style-name="ce135" table:formula="of:=[.K414]*[.N414]" office:value-type="currency" office:currency="RUB" office:value="13600" calcext:value-type="currency">
            <text:p>13 600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 table:formula="of:=10*[.N414]" office:value-type="float" office:value="20" calcext:value-type="float">
            <text:p>20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TURN SPOT LINE 200 1030 36° BK 10Вт3000К36°IP40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118800/11" office:value-type="currency" office:currency="RUB" office:value="10800" calcext:value-type="currency">
            <text:p>10 800 ₽</text:p>
          </table:table-cell>
          <table:table-cell table:style-name="ce135" table:formula="of:=[.K415]*[.N415]" office:value-type="currency" office:currency="RUB" office:value="118800" calcext:value-type="currency">
            <text:p>118 800 ₽</text:p>
          </table:table-cell>
          <table:table-cell table:style-name="ce135"/>
          <table:table-cell table:style-name="ce277" office:value-type="float" office:value="11" calcext:value-type="float">
            <text:p>11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 table:formula="of:=10*[.N415]" office:value-type="float" office:value="110" calcext:value-type="float">
            <text:p>110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LINE 800 1630 BD DALI 2 3000К120°IP4048ВDIM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43200/4" office:value-type="currency" office:currency="RUB" office:value="10800" calcext:value-type="currency">
            <text:p>10 800 ₽</text:p>
          </table:table-cell>
          <table:table-cell table:style-name="ce135" table:formula="of:=[.K416]*[.N416]" office:value-type="currency" office:currency="RUB" office:value="43200" calcext:value-type="currency">
            <text:p>43 200 ₽</text:p>
          </table:table-cell>
          <table:table-cell table:style-name="ce135"/>
          <table:table-cell table:style-name="ce277" office:value-type="float" office:value="4" calcext:value-type="float">
            <text:p>4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table:formula="of:=16*[.N416]" office:value-type="float" office:value="64" calcext:value-type="float">
            <text:p>64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Системы хранения и зеркало</text:p>
          </table:table-cell>
          <table:table-cell table:style-name="ce66" office:value-type="string" calcext:value-type="string">
            <text:p>мебель на заказ</text:p>
          </table:table-cell>
          <table:table-cell table:style-name="ce66" office:value-type="string" calcext:value-type="string">
            <text:p>мебель</text:p>
          </table:table-cell>
          <table:table-cell table:style-name="ce154"/>
          <table:table-cell table:style-name="ce154" office:value-type="string" calcext:value-type="string">
            <text:p>МДФ/Шпон дуба</text:p>
          </table:table-cell>
          <table:table-cell table:style-name="ce154"/>
          <table:table-cell table:style-name="ce154" office:value-type="string" calcext:value-type="string">
            <text:p>Uclad</text:p>
          </table:table-cell>
          <table:table-cell table:style-name="ce154"/>
          <table:table-cell table:number-columns-repeated="2" table:style-name="ce121" office:value-type="currency" office:currency="RUB" office:value="2745184" calcext:value-type="currency">
            <text:p>2 745 184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Розетки и выключатели</text:p>
          </table:table-cell>
          <table:table-cell table:style-name="ce66" office:value-type="string" calcext:value-type="string">
            <text:p>электрика</text:p>
          </table:table-cell>
          <table:table-cell table:style-name="ce66" office:value-type="string" calcext:value-type="string">
            <text:p>выключатели и розетки</text:p>
          </table:table-cell>
          <table:table-cell table:style-name="ce154" office:value-type="string" calcext:value-type="string">
            <text:p><text:a xlink:href="https://girastore.ru/" xlink:type="simple">https://girastore.ru/</text:a></text:p>
          </table:table-cell>
          <table:table-cell table:style-name="ce154" office:value-type="string" calcext:value-type="string">
            <text:p>Gira System 55 +Esprit Glass C</text:p>
          </table:table-cell>
          <table:table-cell table:style-name="ce154" office:value-type="string" calcext:value-type="string">
            <text:p>95х95</text:p>
          </table:table-cell>
          <table:table-cell table:style-name="ce154" office:value-type="string" calcext:value-type="string">
            <text:p><text:a xlink:href="https://www.tesli.com/" xlink:type="simple">https://www.tesli.com/</text:a></text:p>
          </table:table-cell>
          <table:table-cell table:style-name="ce154"/>
          <table:table-cell table:style-name="ce121"/>
          <table:table-cell table:style-name="ce121" office:value-type="currency" office:currency="RUB" office:value="93799" calcext:value-type="currency">
            <text:p>93 799 ₽</text:p>
          </table:table-cell>
          <table:table-cell table:style-name="ce135"/>
          <table:table-cell table:style-name="ce277"/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напольное покрытие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напольное покрытие</text:p>
          </table:table-cell>
          <table:table-cell table:style-name="ce154" office:value-type="string" calcext:value-type="string">
            <text:p><text:a xlink:href="https://tenfor.ru/" xlink:type="simple">https://tenfor.ru/</text:a></text:p>
          </table:table-cell>
          <table:table-cell table:style-name="ce154" office:value-type="string" calcext:value-type="string">
            <text:p>инженерная доска «Gray Sand»</text:p>
          </table:table-cell>
          <table:table-cell table:style-name="ce154" office:value-type="string" calcext:value-type="string">
            <text:p>13,5х150х300-1200</text:p>
          </table:table-cell>
          <table:table-cell table:style-name="ce154" office:value-type="string" calcext:value-type="string">
            <text:p>TENFOR</text:p>
          </table:table-cell>
          <table:table-cell table:style-name="ce154"/>
          <table:table-cell table:style-name="ce121" office:value-type="currency" office:currency="RUB" office:value="3637" calcext:value-type="currency">
            <text:p>3 637 ₽</text:p>
          </table:table-cell>
          <table:table-cell table:style-name="ce135" table:formula="of:=[.K419]*[.N419]" office:value-type="currency" office:currency="RUB" office:value="102236.07" calcext:value-type="currency">
            <text:p>102 236 ₽</text:p>
          </table:table-cell>
          <table:table-cell table:style-name="ce135"/>
          <table:table-cell table:style-name="ce278" office:value-type="float" office:value="28.11" calcext:value-type="float">
            <text:p>28,11</text:p>
          </table:table-cell>
          <table:table-cell table:style-name="ce304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еневой профиль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Теневой профиль</text:p>
          </table:table-cell>
          <table:table-cell table:style-name="ce154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54" office:value-type="string" calcext:value-type="string">
            <text:p>KRAAB GIPPS с демпфером</text:p>
          </table:table-cell>
          <table:table-cell table:style-name="ce154" office:value-type="string" calcext:value-type="string">
            <text:p>2000x33,8x14</text:p>
          </table:table-cell>
          <table:table-cell table:style-name="ce154" office:value-type="string" calcext:value-type="string">
            <text:p>KRAAB</text:p>
          </table:table-cell>
          <table:table-cell table:style-name="ce154" office:value-type="string" calcext:value-type="string">
            <text:p><text:a xlink:href="https://tenevoy.ru/" xlink:type="simple">https://tenevoy.ru/</text:a></text:p>
          </table:table-cell>
          <table:table-cell table:style-name="ce121" office:value-type="currency" office:currency="RUB" office:value="450" calcext:value-type="currency">
            <text:p>450 ₽</text:p>
          </table:table-cell>
          <table:table-cell table:style-name="ce135" table:formula="of:=[.K420]*[.N420]" office:value-type="currency" office:currency="RUB" office:value="2250" calcext:value-type="currency">
            <text:p>2 250 ₽</text:p>
          </table:table-cell>
          <table:table-cell table:style-name="ce135"/>
          <table:table-cell table:style-name="ce277" office:value-type="float" office:value="5" calcext:value-type="float">
            <text:p>5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office:value-type="string" calcext:value-type="string">
            <text:p>2655, 2384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Краска настенная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краска</text:p>
          </table:table-cell>
          <table:table-cell table:style-name="ce154" office:value-type="string" calcext:value-type="string">
            <text:p><text:a xlink:href="https://www.derufa.ru/" xlink:type="simple">https://www.derufa.ru/</text:a></text:p>
          </table:table-cell>
          <table:table-cell table:style-name="ce154" office:value-type="string" calcext:value-type="string">
            <text:p>H&amp;H (колеруем в цвет CAPAROL/Palazzo 35</text:p>
          </table:table-cell>
          <table:table-cell table:style-name="ce66"/>
          <table:table-cell table:style-name="ce66" office:value-type="string" calcext:value-type="string">
            <text:p><text:a xlink:href="https://www.derufa.ru/" xlink:type="simple">https://www.derufa.ru/</text:a></text:p>
          </table:table-cell>
          <table:table-cell table:style-name="ce66"/>
          <table:table-cell table:style-name="ce154" office:value-type="float" office:value="310" calcext:value-type="float">
            <text:p>310</text:p>
          </table:table-cell>
          <table:table-cell table:style-name="ce121" office:value-type="currency" office:currency="RUB" office:value="25110" calcext:value-type="currency">
            <text:p>25 110 ₽</text:p>
          </table:table-cell>
          <table:table-cell table:style-name="ce135"/>
          <table:table-cell table:style-name="ce277" office:value-type="float" office:value="81" calcext:value-type="float">
            <text:p>8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В</text:p>
          </table:table-cell>
          <table:table-cell table:style-name="ce66" office:value-type="string" calcext:value-type="string">
            <text:p>техника</text:p>
          </table:table-cell>
          <table:table-cell table:style-name="ce66" office:value-type="string" calcext:value-type="string">
            <text:p>ТВ</text:p>
          </table:table-cell>
          <table:table-cell table:style-name="ce154"/>
          <table:table-cell table:style-name="ce154" office:value-type="string" calcext:value-type="string">
            <text:p>Телевизор Samsung UE50TU7090 50 дюймов Smart TV UHD</text:p>
          </table:table-cell>
          <table:table-cell table:style-name="ce154" office:value-type="string" calcext:value-type="string">
            <text:p>1116.8 x 644.2 x 59.9 мм</text:p>
          </table:table-cell>
          <table:table-cell table:style-name="ce154" office:value-type="string" calcext:value-type="string">
            <text:p>https://online-samsung.ru/ </text:p>
          </table:table-cell>
          <table:table-cell table:style-name="ce154"/>
          <table:table-cell table:style-name="ce154" office:value-type="float" office:value="51990" calcext:value-type="float">
            <text:p>51990</text:p>
          </table:table-cell>
          <table:table-cell table:style-name="ce154" office:value-type="float" office:value="51991" calcext:value-type="float">
            <text:p>51991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6" calcext:value-type="float">
            <text:p>66</text:p>
          </table:table-cell>
          <table:table-cell table:style-name="ce15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Сейф</text:p>
          </table:table-cell>
          <table:table-cell table:number-columns-repeated="2" table:style-name="ce66" office:value-type="string" calcext:value-type="string">
            <text:p>мебель</text:p>
          </table:table-cell>
          <table:table-cell table:style-name="ce154" office:value-type="string" calcext:value-type="string">
            <text:p><text:a xlink:href="https://safeburg.ru/catalog/item/oruzheynyy-seyf-liberty-centurion-12bkt-el/" xlink:type="simple">https://safeburg.ru/catalog/item/oruzheynyy-seyf-liberty-centurion-12bkt-el/</text:a></text:p>
          </table:table-cell>
          <table:table-cell table:style-name="ce154" office:value-type="string" calcext:value-type="string">
            <text:p>Оружейный сейф Liberty Centurion 12BKT el.</text:p>
          </table:table-cell>
          <table:table-cell table:style-name="ce154" office:value-type="string" calcext:value-type="string">
            <text:p>Внешние размеры, ВхШхГ (мм): 1505 x 460 x 450</text:p>
          </table:table-cell>
          <table:table-cell table:style-name="ce154" office:value-type="string" calcext:value-type="string">
            <text:p><text:a xlink:href="https://safeburg.ru/" xlink:type="simple">https://safeburg.ru</text:a></text:p>
          </table:table-cell>
          <table:table-cell table:style-name="ce154"/>
          <table:table-cell table:style-name="ce121" office:value-type="string" calcext:value-type="string">
            <text:p>155 722</text:p>
          </table:table-cell>
          <table:table-cell table:style-name="ce121" office:value-type="currency" office:currency="RUB" office:value="311444" calcext:value-type="currency">
            <text:p>311 444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7" office:value-type="string" calcext:value-type="string" table:number-columns-spanned="1" table:number-rows-spanned="29">
            <text:p>Ванная комната (18)</text:p>
          </table:table-cell>
          <table:table-cell table:style-name="ce393" office:value-type="string" calcext:value-type="string">
            <text:p>Спа ванная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ан.техника</text:p>
          </table:table-cell>
          <table:table-cell table:style-name="ce422" office:value-type="string" calcext:value-type="string">
            <text:p><text:a xlink:href="https://dushlux.ru/vanny/hafro/era/hafro-era-plus-vanna-vstraivaemaya-s-gidromassazhem-i-tsifrovym-upravleniem-200kh120kh59-sm-tsvet-belyj-579471b102299/" xlink:type="simple">https://dushlux.ru/vanny/hafro/era/hafro-era-plus-vanna-vstraivaemaya-s-gidromassazhem-i-tsifrovym-upravleniem-200kh120kh59-sm-tsvet-belyj-579471b102299/</text:a></text:p>
          </table:table-cell>
          <table:table-cell table:style-name="ce422" office:value-type="string" calcext:value-type="string">
            <text:p>HAFRO ERA PLUS</text:p>
          </table:table-cell>
          <table:table-cell table:style-name="ce422" office:value-type="string" calcext:value-type="string">
            <text:p>200Х120Х59 СМ</text:p>
          </table:table-cell>
          <table:table-cell table:style-name="ce422" office:value-type="string" calcext:value-type="string">
            <text:p>https://dushlux.ru/</text:p>
          </table:table-cell>
          <table:table-cell table:style-name="ce422"/>
          <table:table-cell table:number-columns-repeated="2" table:style-name="ce101" office:value-type="currency" office:currency="RUB" office:value="589941" calcext:value-type="currency">
            <text:p>589 941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486" table:number-columns-repeated="4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Пенал с подсветкой и стеклом </text:p>
          </table:table-cell>
          <table:table-cell table:style-name="ce393" office:value-type="string" calcext:value-type="string">
            <text:p>мебель на заказ</text:p>
          </table:table-cell>
          <table:table-cell table:style-name="ce393" office:value-type="string" calcext:value-type="string">
            <text:p>мебель</text:p>
          </table:table-cell>
          <table:table-cell table:style-name="ce422"/>
          <table:table-cell table:style-name="ce422" office:value-type="string" calcext:value-type="string">
            <text:p>МДФ/эмаль, МДФ/шпон, стекло </text:p>
          </table:table-cell>
          <table:table-cell table:style-name="ce422"/>
          <table:table-cell table:style-name="ce422" office:value-type="string" calcext:value-type="string">
            <text:p>Uclad</text:p>
          </table:table-cell>
          <table:table-cell table:style-name="ce422"/>
          <table:table-cell table:number-columns-repeated="2" table:style-name="ce101" office:value-type="currency" office:currency="RUB" office:value="139578" calcext:value-type="currency">
            <text:p>139 578 ₽</text:p>
          </table:table-cell>
          <table:table-cell table:style-name="ce394"/>
          <table:table-cell table:style-name="ce486"/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Унитаз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ан.техника</text:p>
          </table:table-cell>
          <table:table-cell table:style-name="ce422" office:value-type="string" calcext:value-type="string">
            <text:p><text:a xlink:href="https://santehnika-online.ru/product/unitaz_podvesnoy_tece_one_9700200_bezobodkovyy_s_bide/" xlink:type="simple">https://santehnika-online.ru/product/unitaz_podvesnoy_tece_one_9700200_bezobodkovyy_s_bide/</text:a></text:p>
          </table:table-cell>
          <table:table-cell table:style-name="ce422" office:value-type="string" calcext:value-type="string">
            <text:p>Унитаз подвесной TECE One 9700200 безободковый с биде</text:p>
          </table:table-cell>
          <table:table-cell table:style-name="ce422" office:value-type="string" calcext:value-type="string">
            <text:p>54 x 40 x 39.2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 office:value-type="string" calcext:value-type="string">
            <text:p>Унитаз-биде подвесной TECE One 9700200 с горизонтальным выпуском</text:p>
          </table:table-cell>
          <table:table-cell table:style-name="ce101" office:value-type="currency" office:currency="RUB" office:value="122146" calcext:value-type="currency">
            <text:p>122 146 ₽</text:p>
          </table:table-cell>
          <table:table-cell table:style-name="ce101" table:formula="of:=[.K426]*[.N426]" office:value-type="currency" office:currency="RUB" office:value="122146" calcext:value-type="currency">
            <text:p>122 146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Кнопка инсталляции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месители</text:p>
          </table:table-cell>
          <table:table-cell table:style-name="ce422" office:value-type="string" calcext:value-type="string">
            <text:p>https://santehnika-online.ru/product/knopka_smyva_tece_now_9240407_chernyy_matovyy/</text:p>
          </table:table-cell>
          <table:table-cell table:style-name="ce422" office:value-type="string" calcext:value-type="string">
            <text:p>Кнопка смыва TECE Now 9240407 черный матовый</text:p>
          </table:table-cell>
          <table:table-cell table:style-name="ce422" office:value-type="string" calcext:value-type="string">
            <text:p>22</text:p>
            <text:p>x</text:p>
            <text:p>15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101" office:value-type="currency" office:currency="RUB" office:value="5460" calcext:value-type="currency">
            <text:p>5 46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Дверная ручка</text:p>
          </table:table-cell>
          <table:table-cell table:style-name="ce393" office:value-type="string" calcext:value-type="string">
            <text:p>Двери</text:p>
          </table:table-cell>
          <table:table-cell table:style-name="ce393"/>
          <table:table-cell table:style-name="ce422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422" office:value-type="string" calcext:value-type="string">
            <text:p>Дверная Ручка "Pure" Черная Матовая</text:p>
          </table:table-cell>
          <table:table-cell table:style-name="ce422"/>
          <table:table-cell table:style-name="ce422" office:value-type="string" calcext:value-type="string">
            <text:p><text:a xlink:href="https://sofiadoors.com/" xlink:type="simple">https://sofiadoors.com/</text:a></text:p>
          </table:table-cell>
          <table:table-cell table:style-name="ce422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01" office:value-type="currency" office:currency="RUB" office:value="8080" calcext:value-type="currency">
            <text:p>8 080 ₽</text:p>
          </table:table-cell>
          <table:table-cell table:style-name="ce101" table:formula="of:=[.K428]*[.N428]" office:value-type="currency" office:currency="RUB" office:value="8080" calcext:value-type="currency">
            <text:p>8 08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душевой трап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ан.техника</text:p>
          </table:table-cell>
          <table:table-cell table:style-name="ce422" office:value-type="string" calcext:value-type="string">
            <text:p><text:a xlink:href="https://santehnika-online.ru/product/dushevoy_lotok_alcaplast_double_apz13_85_sm/" xlink:type="simple">https://santehnika-online.ru/product/dushevoy_lotok_alcaplast_double_apz13_85_sm/</text:a></text:p>
          </table:table-cell>
          <table:table-cell table:style-name="ce422" office:value-type="string" calcext:value-type="string">
            <text:p>Душевой лоток AlcaPlast Double APZ13 85 см</text:p>
          </table:table-cell>
          <table:table-cell table:style-name="ce422" office:value-type="string" calcext:value-type="string">
            <text:p>Длина внешней части</text:p>
            <text:p>85 см</text:p>
            <text:p>Ширина внешней части</text:p>
            <text:p>7.1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101" office:value-type="string" calcext:value-type="string">
            <text:p>21 450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Дверца душевой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/>
          <table:table-cell table:style-name="ce422" office:value-type="string" calcext:value-type="string">
            <text:p><text:a xlink:href="https://santehnika-online.ru/product/dushevaya_dver_v_nishu_bravat_blackline_90kh200_raspashnaya/" xlink:type="simple">https://santehnika-online.ru/product/dushevaya_dver_v_nishu_bravat_blackline_90kh200_raspashnaya/</text:a></text:p>
          </table:table-cell>
          <table:table-cell table:style-name="ce422" office:value-type="string" calcext:value-type="string">
            <text:p>Душевая дверь в нишу Bravat Blackline 90х200 распашная</text:p>
          </table:table-cell>
          <table:table-cell table:style-name="ce422" office:value-type="string" calcext:value-type="string">
            <text:p>90х200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101" office:value-type="string" calcext:value-type="string">
            <text:p>27 080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Полотенцесушитель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ан.техника</text:p>
          </table:table-cell>
          <table:table-cell table:style-name="ce422" office:value-type="string" calcext:value-type="string">
            <text:p><text:a xlink:href="https://terma-online.ru/magazin/product/polotentsesushitel-terma-zigzag-835x500-metallic-black" xlink:type="simple">https://terma-online.ru/magazin/product/polotentsesushitel-terma-zigzag-835x500-metallic-black</text:a></text:p>
          </table:table-cell>
          <table:table-cell table:style-name="ce422" office:value-type="string" calcext:value-type="string">
            <text:p>Полотенцесушитель Terma Zigzag 835*500 Metallic Black</text:p>
          </table:table-cell>
          <table:table-cell table:style-name="ce393" office:value-type="string" calcext:value-type="string">
            <text:p>835*500</text:p>
          </table:table-cell>
          <table:table-cell table:style-name="ce393" office:value-type="string" calcext:value-type="string">
            <text:p><text:a xlink:href="https://terma-online.ru/" xlink:type="simple">https://terma-online.ru/</text:a></text:p>
          </table:table-cell>
          <table:table-cell table:style-name="ce393"/>
          <table:table-cell table:number-columns-repeated="2" table:style-name="ce422" office:value-type="string" calcext:value-type="string">
            <text:p>27 389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86"/>
          <table:table-cell table:style-name="ce510" table:number-columns-repeated="3"/>
          <table:table-cell table:style-name="ce486" office:value-type="float" office:value="1" calcext:value-type="float">
            <text:p>1</text:p>
          </table:table-cell>
          <table:table-cell table:style-name="ce332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Розетки и выключатели</text:p>
          </table:table-cell>
          <table:table-cell table:style-name="ce393" office:value-type="string" calcext:value-type="string">
            <text:p>электрика</text:p>
          </table:table-cell>
          <table:table-cell table:style-name="ce393" office:value-type="string" calcext:value-type="string">
            <text:p>выключатели и розетки</text:p>
          </table:table-cell>
          <table:table-cell table:style-name="ce422" office:value-type="string" calcext:value-type="string">
            <text:p><text:a xlink:href="https://girastore.ru/" xlink:type="simple">https://girastore.ru/</text:a></text:p>
          </table:table-cell>
          <table:table-cell table:style-name="ce422" office:value-type="string" calcext:value-type="string">
            <text:p>Gira System 55 +Esprit Glass C</text:p>
          </table:table-cell>
          <table:table-cell table:style-name="ce422" office:value-type="string" calcext:value-type="string">
            <text:p>95х95</text:p>
          </table:table-cell>
          <table:table-cell table:style-name="ce422" office:value-type="string" calcext:value-type="string">
            <text:p><text:a xlink:href="https://www.tesli.com/" xlink:type="simple">https://www.tesli.com/</text:a></text:p>
          </table:table-cell>
          <table:table-cell table:style-name="ce393"/>
          <table:table-cell table:style-name="ce422"/>
          <table:table-cell table:style-name="ce422" office:value-type="float" office:value="47472" calcext:value-type="float">
            <text:p>47472</text:p>
          </table:table-cell>
          <table:table-cell table:style-name="ce422" table:number-columns-repeated="2"/>
          <table:table-cell table:style-name="ce486"/>
          <table:table-cell table:style-name="ce510" table:number-columns-repeated="3"/>
          <table:table-cell table:style-name="ce486" office:value-type="float" office:value="1" calcext:value-type="float">
            <text:p>1</text:p>
          </table:table-cell>
          <table:table-cell table:style-name="ce332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Держатель для полотенец</text:p>
          </table:table-cell>
          <table:table-cell table:style-name="ce393" office:value-type="string" calcext:value-type="string">
            <text:p>аксессуары</text:p>
          </table:table-cell>
          <table:table-cell table:style-name="ce393" office:value-type="string" calcext:value-type="string">
            <text:p>аксессуары для ванной комнаты</text:p>
          </table:table-cell>
          <table:table-cell table:style-name="ce422" office:value-type="string" calcext:value-type="string">
            <text:p><text:a xlink:href="https://santehnika-online.ru/product/kryuchok_colombo_design_look_lc27_nm/" xlink:type="simple">https://santehnika-online.ru/product/kryuchok_colombo_design_look_lc27_nm/</text:a></text:p>
          </table:table-cell>
          <table:table-cell table:style-name="ce422" office:value-type="string" calcext:value-type="string">
            <text:p>Крючок Colombo Design Look LC27.NM </text:p>
          </table:table-cell>
          <table:table-cell table:style-name="ce422" office:value-type="string" calcext:value-type="string">
            <text:p><text:s/>6 x 3.5 x 4.5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101" office:value-type="string" calcext:value-type="string">
            <text:p>2 930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Зеркало</text:p>
          </table:table-cell>
          <table:table-cell table:number-columns-repeated="2" table:style-name="ce393" office:value-type="string" calcext:value-type="string">
            <text:p>зеркала</text:p>
          </table:table-cell>
          <table:table-cell table:style-name="ce422"/>
          <table:table-cell table:style-name="ce422" office:value-type="string" calcext:value-type="string">
            <text:p>Размеры: D 1200мм; <text:s/>Материал: зеркало без рамы, задняя подсветка 4000к</text:p>
          </table:table-cell>
          <table:table-cell table:style-name="ce422"/>
          <table:table-cell table:style-name="ce422" office:value-type="string" calcext:value-type="string">
            <text:p>Menso Technology</text:p>
          </table:table-cell>
          <table:table-cell table:style-name="ce422"/>
          <table:table-cell table:number-columns-repeated="2" table:style-name="ce101" office:value-type="currency" office:currency="RUB" office:value="34200" calcext:value-type="currency">
            <text:p>34 20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Тумба под раковиной с полкой</text:p>
          </table:table-cell>
          <table:table-cell table:style-name="ce393" office:value-type="string" calcext:value-type="string">
            <text:p>мебель на заказ</text:p>
          </table:table-cell>
          <table:table-cell table:style-name="ce393" office:value-type="string" calcext:value-type="string">
            <text:p>мебель</text:p>
          </table:table-cell>
          <table:table-cell table:style-name="ce422"/>
          <table:table-cell table:style-name="ce190" office:value-type="string" calcext:value-type="string">
            <text:p>МДФ/шпон дуб </text:p>
          </table:table-cell>
          <table:table-cell table:style-name="ce422"/>
          <table:table-cell table:style-name="ce422" office:value-type="string" calcext:value-type="string">
            <text:p>Uclad </text:p>
          </table:table-cell>
          <table:table-cell table:style-name="ce422"/>
          <table:table-cell table:number-columns-repeated="2" table:style-name="ce101" office:value-type="currency" office:currency="RUB" office:value="146850" calcext:value-type="currency">
            <text:p>146 850 ₽</text:p>
          </table:table-cell>
          <table:table-cell table:style-name="ce394"/>
          <table:table-cell table:style-name="ce486"/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Стеклянные двери и стеклянные полки внутри ниши </text:p>
          </table:table-cell>
          <table:table-cell table:style-name="ce393" office:value-type="string" calcext:value-type="string">
            <text:p>мебель на заказ</text:p>
          </table:table-cell>
          <table:table-cell table:style-name="ce393" office:value-type="string" calcext:value-type="string">
            <text:p>мебель</text:p>
          </table:table-cell>
          <table:table-cell table:style-name="ce422"/>
          <table:table-cell table:style-name="ce422" office:value-type="string" calcext:value-type="string">
            <text:p>МДФ/эмаль, стекло </text:p>
          </table:table-cell>
          <table:table-cell table:style-name="ce422"/>
          <table:table-cell table:style-name="ce422" office:value-type="string" calcext:value-type="string">
            <text:p>Uclad</text:p>
          </table:table-cell>
          <table:table-cell table:style-name="ce422"/>
          <table:table-cell table:number-columns-repeated="2" table:style-name="ce101" office:value-type="currency" office:currency="RUB" office:value="138470" calcext:value-type="currency">
            <text:p>138 470 ₽</text:p>
          </table:table-cell>
          <table:table-cell table:style-name="ce394"/>
          <table:table-cell table:style-name="ce486"/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Черные вставки с полками у ванной</text:p>
          </table:table-cell>
          <table:table-cell table:style-name="ce393" office:value-type="string" calcext:value-type="string">
            <text:p>мебель на заказ</text:p>
          </table:table-cell>
          <table:table-cell table:style-name="ce393" office:value-type="string" calcext:value-type="string">
            <text:p>мебель</text:p>
          </table:table-cell>
          <table:table-cell table:style-name="ce422"/>
          <table:table-cell table:style-name="ce422" office:value-type="string" calcext:value-type="string">
            <text:p>МДФ/эмаль </text:p>
          </table:table-cell>
          <table:table-cell table:style-name="ce422"/>
          <table:table-cell table:style-name="ce422" office:value-type="string" calcext:value-type="string">
            <text:p>Uclad</text:p>
          </table:table-cell>
          <table:table-cell table:style-name="ce422"/>
          <table:table-cell table:number-columns-repeated="2" table:style-name="ce101" office:value-type="currency" office:currency="RUB" office:value="72545" calcext:value-type="currency">
            <text:p>72 545 ₽</text:p>
          </table:table-cell>
          <table:table-cell table:style-name="ce394"/>
          <table:table-cell table:style-name="ce486"/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Ёршик</text:p>
          </table:table-cell>
          <table:table-cell table:style-name="ce393" office:value-type="string" calcext:value-type="string">
            <text:p>аксессуары</text:p>
          </table:table-cell>
          <table:table-cell table:style-name="ce393" office:value-type="string" calcext:value-type="string">
            <text:p>аксессуары для ванной комнаты</text:p>
          </table:table-cell>
          <table:table-cell table:style-name="ce422" office:value-type="string" calcext:value-type="string">
            <text:p><text:a xlink:href="https://santehnika-online.ru/product/ershik_duravit_starck_t_0099464600_podvesnoy_chernyy/" xlink:type="simple">https://santehnika-online.ru/product/ershik_duravit_starck_t_0099464600_podvesnoy_chernyy/</text:a></text:p>
          </table:table-cell>
          <table:table-cell table:style-name="ce422" office:value-type="string" calcext:value-type="string">
            <text:p>Ершик Duravit Starck T 0099464600 подвесной, черный</text:p>
          </table:table-cell>
          <table:table-cell table:style-name="ce422" office:value-type="string" calcext:value-type="string">
            <text:p>8 x 11.8 x 43.5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101" office:value-type="string" calcext:value-type="string">
            <text:p>11 170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Держатель для туалетной бумаги</text:p>
          </table:table-cell>
          <table:table-cell table:style-name="ce393" office:value-type="string" calcext:value-type="string">
            <text:p>аксессуары</text:p>
          </table:table-cell>
          <table:table-cell table:style-name="ce393" office:value-type="string" calcext:value-type="string">
            <text:p>аксессуары для ванной комнаты</text:p>
          </table:table-cell>
          <table:table-cell table:style-name="ce422" office:value-type="string" calcext:value-type="string">
            <text:p><text:a xlink:href="https://santehnika-online.ru/product/derzhatel_tualetnoy_bumagi_duravit_starck_t_0099404600_chernyy_s_kryshkoy/" xlink:type="simple">https://santehnika-online.ru/product/derzhatel_tualetnoy_bumagi_duravit_starck_t_0099404600_chernyy_s_kryshkoy/</text:a></text:p>
          </table:table-cell>
          <table:table-cell table:style-name="ce422" office:value-type="string" calcext:value-type="string">
            <text:p>Duravit Starck T 0099404600 черный, с крышкой</text:p>
          </table:table-cell>
          <table:table-cell table:style-name="ce422" office:value-type="string" calcext:value-type="string">
            <text:p><text:s/>12.5 x 8.3 x 13.1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101" office:value-type="string" calcext:value-type="string">
            <text:p>9 151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Душевая лейка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месители</text:p>
          </table:table-cell>
          <table:table-cell table:style-name="ce422" office:value-type="string" calcext:value-type="string">
            <text:p><text:a xlink:href="https://santehnika-online.ru/product/dushevoy_komplekt_am_pm_x_joy_fb85a1rh22_s_vnutrenney_chastyu_dlya_dusha_chyernyy/" xlink:type="simple">https://santehnika-online.ru/product/dushevoy_komplekt_am_pm_x_joy_fb85a1rh22_s_vnutrenney_chastyu_dlya_dusha_chyernyy/</text:a></text:p>
          </table:table-cell>
          <table:table-cell table:style-name="ce422" office:value-type="string" calcext:value-type="string">
            <text:p>Душевой комплект AM.PM X-Joy FB85A1RH22 С ВНУТРЕННЕЙ ЧАСТЬЮ, для душа, чёрный</text:p>
          </table:table-cell>
          <table:table-cell table:style-name="ce422"/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 office:value-type="string" calcext:value-type="string">
            <text:p><text:a xlink:href="https://san-room.ru/tovar/verkhnii-dush-wasserkraft-a162?utm_compoign=zakruv5pne&amp;gclid=Cj0KCQjwpf2IBhDkARIsAGVo0D0VevISAnOQ9ppNlTUpP1pJuW2d_83XQHskEkukA1dZa_sqKyzeohEaAkR_EALw_wcB&amp;roistat=merchant3_g_64688458478_online:ru:RU:186202&amp;roistat_referrer=&amp;roistat_pos" xlink:type="simple">https://san-room.ru/tovar/verkhnii-dush-wasserkraft-a162?utm_compoign=zakruv5pne&amp;gclid=Cj0KCQjwpf2IBhDkARIsAGVo0D0VevISAnOQ9ppNlTUpP1pJuW2d_83XQHskEkukA1dZa_sqKyzeohEaAkR_EALw_wcB&amp;roistat=merchant3_g_64688458478_online:ru:RU:186202&amp;roistat_referrer=&amp;roistat_pos</text:a>=</text:p>
          </table:table-cell>
          <table:table-cell table:number-columns-repeated="2" table:style-name="ce422" office:value-type="string" calcext:value-type="string">
            <text:p>25 690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Гигиенический душ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месители</text:p>
          </table:table-cell>
          <table:table-cell table:style-name="ce422" office:value-type="string" calcext:value-type="string">
            <text:p><text:a xlink:href="https://santehnika-online.ru/product/gigienicheskiy_dush_stworki_by_damixa_khelsinki_hfhs52030_so_smesitelem_s_vnutrenney_chastyu_chernyy/" xlink:type="simple">https://santehnika-online.ru/product/gigienicheskiy_dush_stworki_by_damixa_khelsinki_hfhs52030_so_smesitelem_s_vnutrenney_chastyu_chernyy/</text:a></text:p>
          </table:table-cell>
          <table:table-cell table:style-name="ce422" office:value-type="string" calcext:value-type="string">
            <text:p>Гигиенический душ STWORKI by Damixa Хельсинки HFHS52030 со смесителем, С ВНУТРЕННЕЙ ЧАСТЬЮ, черный</text:p>
          </table:table-cell>
          <table:table-cell table:style-name="ce422" office:value-type="string" calcext:value-type="string">
            <text:p>Длина шланга 150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422"/>
          <table:table-cell table:number-columns-repeated="2" table:style-name="ce422" office:value-type="float" office:value="9595" calcext:value-type="float">
            <text:p>9595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Смеситель для ванной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месители</text:p>
          </table:table-cell>
          <table:table-cell table:style-name="ce422" office:value-type="string" calcext:value-type="string">
            <text:p><text:a xlink:href="https://santehnika-online.ru/product/smesitel_paffoni_light_lig047no_na_bort_vanny_chernyy/" xlink:type="simple">https://santehnika-online.ru/product/smesitel_paffoni_light_lig047no_na_bort_vanny_chernyy/</text:a></text:p>
          </table:table-cell>
          <table:table-cell table:style-name="ce422" office:value-type="string" calcext:value-type="string">
            <text:p>Смеситель Paffoni Light LIG047NO на борт ванны, черный</text:p>
          </table:table-cell>
          <table:table-cell table:style-name="ce393" office:value-type="string" calcext:value-type="string">
            <text:p>Длина излива: 16 см Длина шланга: 150 см</text:p>
          </table:table-cell>
          <table:table-cell table:style-name="ce422" office:value-type="string" calcext:value-type="string">
            <text:p><text:a xlink:href="https://santehnika-online.ru/" xlink:type="simple">https://santehnika-online.ru/</text:a></text:p>
          </table:table-cell>
          <table:table-cell table:style-name="ce393"/>
          <table:table-cell table:number-columns-repeated="2" table:style-name="ce227" office:value-type="currency" office:currency="RUB" office:value="52340" calcext:value-type="currency">
            <text:p>52 340,00 ₽</text:p>
          </table:table-cell>
          <table:table-cell table:style-name="ce393"/>
          <table:table-cell table:style-name="ce422" office:value-type="float" office:value="1" calcext:value-type="float">
            <text:p>1</text:p>
          </table:table-cell>
          <table:table-cell table:style-name="ce393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напольное покрытие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плитка</text:p>
          </table:table-cell>
          <table:table-cell table:style-name="ce422" office:value-type="string" calcext:value-type="string">
            <text:p><text:a xlink:href="https://www.italonceramica.ru/ru/kollektsii/sharm-evo-flor-prodzhekt/" xlink:type="simple">https://www.italonceramica.ru/ru/kollektsii/sharm-evo-flor-prodzhekt/</text:a></text:p>
          </table:table-cell>
          <table:table-cell table:style-name="ce422" office:value-type="string" calcext:value-type="string">
            <text:p>Itaion/Шарм Эво флор Проджект/Империале</text:p>
          </table:table-cell>
          <table:table-cell table:style-name="ce422" office:value-type="string" calcext:value-type="string">
            <text:p>60x60 см </text:p>
          </table:table-cell>
          <table:table-cell table:style-name="ce422" office:value-type="string" calcext:value-type="string">
            <text:p><text:a xlink:href="http://www.ceramic.ru/" xlink:type="simple">http://www.ceramic.ru/</text:a></text:p>
          </table:table-cell>
          <table:table-cell table:style-name="ce422"/>
          <table:table-cell table:style-name="ce101" office:value-type="currency" office:currency="RUB" office:value="2425" calcext:value-type="currency">
            <text:p>2 425 ₽</text:p>
          </table:table-cell>
          <table:table-cell table:style-name="ce101" table:formula="of:=[.K443]*[.N443]" office:value-type="currency" office:currency="RUB" office:value="25026" calcext:value-type="currency">
            <text:p>25 026 ₽</text:p>
          </table:table-cell>
          <table:table-cell table:style-name="ce394"/>
          <table:table-cell table:style-name="ce487" office:value-type="float" office:value="10.32" calcext:value-type="float">
            <text:p>10,32</text:p>
          </table:table-cell>
          <table:table-cell table:style-name="ce509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Краска настенная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краска</text:p>
          </table:table-cell>
          <table:table-cell table:style-name="ce422" office:value-type="string" calcext:value-type="string">
            <text:p><text:a xlink:href="https://www.derufa.ru/" xlink:type="simple">https://www.derufa.ru/</text:a></text:p>
          </table:table-cell>
          <table:table-cell table:style-name="ce101" office:value-type="string" calcext:value-type="string">
            <text:p>H&amp;H (колеруем в цвет CAPAROL/Granit 60</text:p>
          </table:table-cell>
          <table:table-cell table:style-name="ce101"/>
          <table:table-cell table:style-name="ce394" office:value-type="string" calcext:value-type="string">
            <text:p><text:a xlink:href="https://www.derufa.ru/" xlink:type="simple">https://www.derufa.ru/</text:a></text:p>
          </table:table-cell>
          <table:table-cell table:style-name="ce422"/>
          <table:table-cell table:style-name="ce101" office:value-type="currency" office:currency="RUB" office:value="310" calcext:value-type="currency">
            <text:p>310 ₽</text:p>
          </table:table-cell>
          <table:table-cell table:style-name="ce101" office:value-type="currency" office:currency="RUB" office:value="685" calcext:value-type="currency">
            <text:p>685 ₽</text:p>
          </table:table-cell>
          <table:table-cell table:style-name="ce394"/>
          <table:table-cell table:style-name="ce486" office:value-type="float" office:value="2.12" calcext:value-type="float">
            <text:p>2,12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Настенная плитка№-1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плитка</text:p>
          </table:table-cell>
          <table:table-cell table:style-name="ce422" office:value-type="string" calcext:value-type="string">
            <text:p><text:a xlink:href="https://www.italonceramica.ru/ru/kollektsii/sharm-evo-flor-prodzhekt/" xlink:type="simple">https://www.italonceramica.ru/ru/kollektsii/sharm-evo-flor-prodzhekt/</text:a></text:p>
          </table:table-cell>
          <table:table-cell table:style-name="ce422" office:value-type="string" calcext:value-type="string">
            <text:p>Itaion/Шарм Эво флор Проджект/Империале</text:p>
          </table:table-cell>
          <table:table-cell table:style-name="ce422" office:value-type="string" calcext:value-type="string">
            <text:p>60x120 см </text:p>
          </table:table-cell>
          <table:table-cell table:style-name="ce422" office:value-type="string" calcext:value-type="string">
            <text:p><text:a xlink:href="http://www.ceramic.ru/" xlink:type="simple">http://www.ceramic.ru/</text:a></text:p>
          </table:table-cell>
          <table:table-cell table:style-name="ce422"/>
          <table:table-cell table:style-name="ce101" office:value-type="string" calcext:value-type="string">
            <text:p>4160.00</text:p>
          </table:table-cell>
          <table:table-cell table:style-name="ce101" office:value-type="currency" office:currency="RUB" office:value="87360" calcext:value-type="currency">
            <text:p>87 360 ₽</text:p>
          </table:table-cell>
          <table:table-cell table:style-name="ce394"/>
          <table:table-cell table:style-name="ce486" office:value-type="float" office:value="21" calcext:value-type="float">
            <text:p>2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Настенная плитка№2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плитка</text:p>
          </table:table-cell>
          <table:table-cell table:style-name="ce422" office:value-type="string" calcext:value-type="string">
            <text:p><text:a xlink:href="https://www.italonceramica.ru/ru/kollektsii/sharm-evo-flor-prodzhekt/" xlink:type="simple">https://www.italonceramica.ru/ru/kollektsii/sharm-evo-flor-prodzhekt/</text:a></text:p>
          </table:table-cell>
          <table:table-cell table:style-name="ce422" office:value-type="string" calcext:value-type="string">
            <text:p>Itaion/Шарм Эво флор Проджект/Антрачит</text:p>
          </table:table-cell>
          <table:table-cell table:style-name="ce422" office:value-type="string" calcext:value-type="string">
            <text:p>60x120 см </text:p>
          </table:table-cell>
          <table:table-cell table:style-name="ce422" office:value-type="string" calcext:value-type="string">
            <text:p><text:a xlink:href="http://www.ceramic.ru/" xlink:type="simple">http://www.ceramic.ru/</text:a></text:p>
          </table:table-cell>
          <table:table-cell table:style-name="ce422"/>
          <table:table-cell table:style-name="ce101" office:value-type="string" calcext:value-type="string">
            <text:p>4160.00</text:p>
          </table:table-cell>
          <table:table-cell table:style-name="ce101" office:value-type="currency" office:currency="RUB" office:value="39020" calcext:value-type="currency">
            <text:p>39 020 ₽</text:p>
          </table:table-cell>
          <table:table-cell table:style-name="ce394"/>
          <table:table-cell table:style-name="ce486" office:value-type="float" office:value="9.38" calcext:value-type="float">
            <text:p>9,38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Настенная плитка№3</text:p>
          </table:table-cell>
          <table:table-cell table:style-name="ce393" office:value-type="string" calcext:value-type="string">
            <text:p>отделка</text:p>
          </table:table-cell>
          <table:table-cell table:style-name="ce393" office:value-type="string" calcext:value-type="string">
            <text:p>плитка</text:p>
          </table:table-cell>
          <table:table-cell table:style-name="ce422" office:value-type="string" calcext:value-type="string">
            <text:p><text:a xlink:href="https://www.italonceramica.ru/ru/kollektsii/loft/" xlink:type="simple">https://www.italonceramica.ru/ru/kollektsii/loft/</text:a></text:p>
          </table:table-cell>
          <table:table-cell table:style-name="ce422" office:value-type="string" calcext:value-type="string">
            <text:p>Itaion/Лофт/Оак</text:p>
          </table:table-cell>
          <table:table-cell table:style-name="ce422" office:value-type="string" calcext:value-type="string">
            <text:p>160х20</text:p>
          </table:table-cell>
          <table:table-cell table:style-name="ce422" office:value-type="string" calcext:value-type="string">
            <text:p><text:a xlink:href="http://www.ceramic.ru/" xlink:type="simple">http://www.ceramic.ru/</text:a></text:p>
          </table:table-cell>
          <table:table-cell table:style-name="ce422"/>
          <table:table-cell table:style-name="ce101" office:value-type="currency" office:currency="RUB" office:value="3330" calcext:value-type="currency">
            <text:p>3 330 ₽</text:p>
          </table:table-cell>
          <table:table-cell table:style-name="ce101" office:value-type="currency" office:currency="RUB" office:value="43123.5" calcext:value-type="currency">
            <text:p>43 124 ₽</text:p>
          </table:table-cell>
          <table:table-cell table:style-name="ce394"/>
          <table:table-cell table:style-name="ce486" office:value-type="float" office:value="12.95" calcext:value-type="float">
            <text:p>12,95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Светильники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22" office:value-type="string" calcext:value-type="string">
            <text:p><text:a xlink:href="https://www.centrsvet.ru/catalog/nakladnie/locus_ip65s/" xlink:type="simple">https://www.centrsvet.ru/catalog/nakladnie/locus_ip65s/</text:a></text:p>
          </table:table-cell>
          <table:table-cell table:style-name="ce422" office:value-type="string" calcext:value-type="string">
            <text:p>LOCUS C IP65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10800" calcext:value-type="currency">
            <text:p>10 800 ₽</text:p>
          </table:table-cell>
          <table:table-cell table:style-name="ce101" table:formula="of:=[.K448]*[.N448]" office:value-type="currency" office:currency="RUB" office:value="43200" calcext:value-type="currency">
            <text:p>43 200 ₽</text:p>
          </table:table-cell>
          <table:table-cell table:style-name="ce394"/>
          <table:table-cell table:style-name="ce486" office:value-type="float" office:value="4" calcext:value-type="float">
            <text:p>4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table:formula="of:=13*[.N448]" office:value-type="float" office:value="52" calcext:value-type="float">
            <text:p>52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Светильники</text:p>
          </table:table-cell>
          <table:table-cell table:style-name="ce393" office:value-type="string" calcext:value-type="string">
            <text:p>освещение</text:p>
          </table:table-cell>
          <table:table-cell table:style-name="ce393" office:value-type="string" calcext:value-type="string">
            <text:p>Светильники</text:p>
          </table:table-cell>
          <table:table-cell table:style-name="ce422" office:value-type="string" calcext:value-type="string">
            <text:p><text:a xlink:href="https://www.centrsvet.ru/catalog/nakladnie/piccolo_ceiling/" xlink:type="simple">https://www.centrsvet.ru/catalog/nakladnie/piccolo_ceiling/</text:a></text:p>
          </table:table-cell>
          <table:table-cell table:style-name="ce422" office:value-type="string" calcext:value-type="string">
            <text:p>DOT.TOT SOFT</text:p>
          </table:table-cell>
          <table:table-cell table:style-name="ce422"/>
          <table:table-cell table:style-name="ce422" office:value-type="string" calcext:value-type="string">
            <text:p><text:a xlink:href="http://www.centrsvet.ru/" xlink:type="simple">www.centrsvet.ru</text:a></text:p>
          </table:table-cell>
          <table:table-cell table:style-name="ce422" office:value-type="string" calcext:value-type="string">
            <text:p><text:a xlink:href="https://www.donolux.ru/" xlink:type="simple">https://www.donolux.ru/</text:a></text:p>
          </table:table-cell>
          <table:table-cell table:style-name="ce101" office:value-type="currency" office:currency="RUB" office:value="6200" calcext:value-type="currency">
            <text:p>6 200 ₽</text:p>
          </table:table-cell>
          <table:table-cell table:style-name="ce101" table:formula="of:=[.K449]*[.N449]" office:value-type="currency" office:currency="RUB" office:value="49600" calcext:value-type="currency">
            <text:p>49 600 ₽</text:p>
          </table:table-cell>
          <table:table-cell table:style-name="ce394"/>
          <table:table-cell table:style-name="ce486" office:value-type="float" office:value="8" calcext:value-type="float">
            <text:p>8</text:p>
          </table:table-cell>
          <table:table-cell table:style-name="ce510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 table:formula="of:=8*[.N449]" office:value-type="float" office:value="64" calcext:value-type="float">
            <text:p>64</text:p>
          </table:table-cell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Раковина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ан.техника</text:p>
          </table:table-cell>
          <table:table-cell table:style-name="ce422" office:value-type="string" calcext:value-type="string">
            <text:p><text:a xlink:href="https://www.teakhouse.ru/catalog/good/rakovina-erotion-white" xlink:type="simple">https://www.teakhouse.ru/catalog/good/rakovina-erotion-white</text:a></text:p>
          </table:table-cell>
          <table:table-cell table:style-name="ce422" office:value-type="string" calcext:value-type="string">
            <text:p>РАКОВИНА ИЗ НАТУРАЛЬНОГО МРАМОРА EROTION WHITE</text:p>
          </table:table-cell>
          <table:table-cell table:style-name="ce422" office:value-type="string" calcext:value-type="string">
            <text:p>Ширина 40 см Глубина 40 см Высота 15 см</text:p>
          </table:table-cell>
          <table:table-cell table:style-name="ce422" office:value-type="string" calcext:value-type="string">
            <text:p><text:a xlink:href="https://www.teakhouse.ru/" xlink:type="simple">https://www.teakhouse.ru</text:a></text:p>
          </table:table-cell>
          <table:table-cell table:style-name="ce422"/>
          <table:table-cell table:number-columns-repeated="2" table:style-name="ce101" office:value-type="string" calcext:value-type="string">
            <text:p>25 368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Тумба под раковиной</text:p>
          </table:table-cell>
          <table:table-cell table:style-name="ce393" office:value-type="string" calcext:value-type="string">
            <text:p>мебель на заказ</text:p>
          </table:table-cell>
          <table:table-cell table:style-name="ce393" office:value-type="string" calcext:value-type="string">
            <text:p>мебель</text:p>
          </table:table-cell>
          <table:table-cell table:style-name="ce422" table:number-columns-repeated="3"/>
          <table:table-cell table:style-name="ce422" office:value-type="string" calcext:value-type="string">
            <text:p>Uclad</text:p>
          </table:table-cell>
          <table:table-cell table:style-name="ce422"/>
          <table:table-cell table:style-name="ce101" table:number-columns-repeated="2"/>
          <table:table-cell table:style-name="ce394"/>
          <table:table-cell table:style-name="ce486"/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7"/>
          <table:table-cell table:style-name="ce393" office:value-type="string" calcext:value-type="string">
            <text:p>Смеситель для раковины</text:p>
          </table:table-cell>
          <table:table-cell table:style-name="ce393" office:value-type="string" calcext:value-type="string">
            <text:p>сантехника</text:p>
          </table:table-cell>
          <table:table-cell table:style-name="ce393" office:value-type="string" calcext:value-type="string">
            <text:p>смесители</text:p>
          </table:table-cell>
          <table:table-cell table:style-name="ce422" office:value-type="string" calcext:value-type="string">
            <text:p>https://santehnika-online.ru/product/smesitel_paffoni_light_lig006no70_s_vnutrenney_chastyu_dlya_rakoviny_chernyy/</text:p>
          </table:table-cell>
          <table:table-cell table:style-name="ce422" office:value-type="string" calcext:value-type="string">
            <text:p>Смеситель Paffoni Light LIG006NO70 с ВНУТРЕННЕЙ ЧАСТЬЮ, для раковины, черный</text:p>
          </table:table-cell>
          <table:table-cell table:style-name="ce422" office:value-type="string" calcext:value-type="string">
            <text:p>Длина излива: 16 см</text:p>
          </table:table-cell>
          <table:table-cell table:style-name="ce422" office:value-type="string" calcext:value-type="string">
            <text:p>https://santehnika-online.ru/</text:p>
          </table:table-cell>
          <table:table-cell table:style-name="ce422"/>
          <table:table-cell table:number-columns-repeated="2" table:style-name="ce101" office:value-type="currency" office:currency="RUB" office:value="19280" calcext:value-type="currency">
            <text:p>19 280 ₽</text:p>
          </table:table-cell>
          <table:table-cell table:style-name="ce394"/>
          <table:table-cell table:style-name="ce486" office:value-type="float" office:value="1" calcext:value-type="float">
            <text:p>1</text:p>
          </table:table-cell>
          <table:table-cell table:style-name="ce510"/>
          <table:table-cell table:style-name="ce486" table:number-columns-repeated="3"/>
          <table:table-cell table:style-name="ce48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8" office:value-type="string" calcext:value-type="string" table:number-columns-spanned="1" table:number-rows-spanned="31">
            <text:p>Холл 2й этаж (19)</text:p>
          </table:table-cell>
          <table:table-cell table:style-name="ce65" office:value-type="string" calcext:value-type="string">
            <text:p>Ограждение лестницы</text:p>
          </table:table-cell>
          <table:table-cell table:style-name="ce65" office:value-type="string" calcext:value-type="string">
            <text:p>мебель на заказ</text:p>
          </table:table-cell>
          <table:table-cell table:style-name="ce65" office:value-type="string" calcext:value-type="string">
            <text:p>ограждение лестницы</text:p>
          </table:table-cell>
          <table:table-cell table:style-name="ce151" office:value-type="string" calcext:value-type="string">
            <text:p>включено в стоимость лестницы</text:p>
          </table:table-cell>
          <table:table-cell table:style-name="ce151" table:number-columns-repeated="4"/>
          <table:table-cell table:style-name="ce115"/>
          <table:table-cell table:style-name="ce204" table:number-columns-repeated="2"/>
          <table:table-cell table:style-name="ce276" table:number-columns-repeated="5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Кресло</text:p>
          </table:table-cell>
          <table:table-cell table:number-columns-repeated="2" table:style-name="ce65" office:value-type="string" calcext:value-type="string">
            <text:p>мебель</text:p>
          </table:table-cell>
          <table:table-cell table:style-name="ce151" office:value-type="string" calcext:value-type="string">
            <text:p><text:a xlink:href="https://suiten7store.ru/katalog/mebel/kresla/bonnet-club.html" xlink:type="simple">https://suiten7store.ru/katalog/mebel/kresla/bonnet-club.html</text:a></text:p>
          </table:table-cell>
          <table:table-cell table:style-name="ce151" office:value-type="string" calcext:value-type="string">
            <text:p>BONNET CLUB</text:p>
          </table:table-cell>
          <table:table-cell table:style-name="ce151"/>
          <table:table-cell table:style-name="ce151" office:value-type="string" calcext:value-type="string">
            <text:p>suiten7store.ru</text:p>
          </table:table-cell>
          <table:table-cell table:style-name="ce151"/>
          <table:table-cell table:style-name="ce115" office:value-type="currency" office:currency="RUB" office:value="121680" calcext:value-type="currency">
            <text:p>121 680 ₽</text:p>
          </table:table-cell>
          <table:table-cell table:style-name="ce204" table:formula="of:=[.K454]*[.N454]" office:value-type="currency" office:currency="RUB" office:value="121680" calcext:value-type="currency">
            <text:p>121 680 ₽</text:p>
          </table:table-cell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Кофейный столик</text:p>
          </table:table-cell>
          <table:table-cell table:number-columns-repeated="2" table:style-name="ce65" office:value-type="string" calcext:value-type="string">
            <text:p>мебель</text:p>
          </table:table-cell>
          <table:table-cell table:style-name="ce151" office:value-type="string" calcext:value-type="string">
            <text:p>https://4union.ru/?store-page=Стол-p358022806</text:p>
          </table:table-cell>
          <table:table-cell table:style-name="ce151" office:value-type="string" calcext:value-type="string">
            <text:p>Артикул ТВ-0085</text:p>
          </table:table-cell>
          <table:table-cell table:style-name="ce151" office:value-type="string" calcext:value-type="string">
            <text:p>50х50х50</text:p>
          </table:table-cell>
          <table:table-cell table:style-name="ce151" office:value-type="string" calcext:value-type="string">
            <text:p><text:a xlink:href="https://4union.ru/" xlink:type="simple">https://4union.ru/</text:a></text:p>
          </table:table-cell>
          <table:table-cell table:style-name="ce151"/>
          <table:table-cell table:style-name="ce115" office:value-type="string" calcext:value-type="string">
            <text:p>17 120</text:p>
          </table:table-cell>
          <table:table-cell table:style-name="ce204" office:value-type="string" calcext:value-type="string">
            <text:p>17 120</text:p>
          </table:table-cell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напольное покрытие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напольное покрытие</text:p>
          </table:table-cell>
          <table:table-cell table:style-name="ce151" office:value-type="string" calcext:value-type="string">
            <text:p><text:a xlink:href="https://tenfor.ru/" xlink:type="simple">https://tenfor.ru/</text:a></text:p>
          </table:table-cell>
          <table:table-cell table:style-name="ce151" office:value-type="string" calcext:value-type="string">
            <text:p>инженерная доска «Gray Sand»</text:p>
          </table:table-cell>
          <table:table-cell table:style-name="ce151" office:value-type="string" calcext:value-type="string">
            <text:p>13,5х150х300-1200</text:p>
          </table:table-cell>
          <table:table-cell table:style-name="ce151" office:value-type="string" calcext:value-type="string">
            <text:p>TENFOR</text:p>
          </table:table-cell>
          <table:table-cell table:style-name="ce151"/>
          <table:table-cell table:style-name="ce115" office:value-type="currency" office:currency="RUB" office:value="3637" calcext:value-type="currency">
            <text:p>3 637 ₽</text:p>
          </table:table-cell>
          <table:table-cell table:style-name="ce204" table:formula="of:=[.K456]*[.N456]" office:value-type="currency" office:currency="RUB" office:value="68302.86" calcext:value-type="currency">
            <text:p>68 303 ₽</text:p>
          </table:table-cell>
          <table:table-cell table:style-name="ce204"/>
          <table:table-cell table:style-name="ce274" office:value-type="float" office:value="18.78" calcext:value-type="float">
            <text:p>18,78</text:p>
          </table:table-cell>
          <table:table-cell table:style-name="ce305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Люстра над лестницей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vamsvet.ru/catalog/product/potolochnaya_lyustra_vele_luce_universo_vl2052l10/?click_id=9fDZ1UN2PgZe6Ti&amp;utm_source=cityads&amp;utm_medium=cpa&amp;utm_campaign=2Keh&amp;utm_content=zakaz" xlink:type="simple">https://www.vamsvet.ru/catalog/product/potolochnaya_lyustra_vele_luce_universo_vl2052l10/?click_id=9fDZ1UN2PgZe6Ti&amp;utm_source=cityads&amp;utm_medium=cpa&amp;utm_campaign=2Keh&amp;utm_content=zakaz</text:a></text:p>
          </table:table-cell>
          <table:table-cell table:style-name="ce151" office:value-type="string" calcext:value-type="string">
            <text:p>Vele Luce Universo VL2052L10</text:p>
          </table:table-cell>
          <table:table-cell table:style-name="ce151" office:value-type="string" calcext:value-type="string">
            <text:p>Высота: 750, диаметр 1000</text:p>
          </table:table-cell>
          <table:table-cell table:style-name="ce151" office:value-type="string" calcext:value-type="string">
            <text:p>Вам Свет</text:p>
          </table:table-cell>
          <table:table-cell table:style-name="ce151"/>
          <table:table-cell table:style-name="ce115" office:value-type="currency" office:currency="RUB" office:value="29950" calcext:value-type="currency">
            <text:p>29 950 ₽</text:p>
          </table:table-cell>
          <table:table-cell table:style-name="ce204" table:formula="of:=[.K457]*[.N457]" office:value-type="currency" office:currency="RUB" office:value="29950" calcext:value-type="currency">
            <text:p>29 950 ₽</text:p>
          </table:table-cell>
          <table:table-cell table:style-name="ce204"/>
          <table:table-cell table:style-name="ce274" office:value-type="float" office:value="1" calcext:value-type="float">
            <text:p>1</text:p>
          </table:table-cell>
          <table:table-cell table:style-name="ce305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280" calcext:value-type="float">
            <text:p>280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Розетки и выключатели</text:p>
          </table:table-cell>
          <table:table-cell table:style-name="ce65" office:value-type="string" calcext:value-type="string">
            <text:p>электрика</text:p>
          </table:table-cell>
          <table:table-cell table:style-name="ce65" office:value-type="string" calcext:value-type="string">
            <text:p>выключатели и розетки</text:p>
          </table:table-cell>
          <table:table-cell table:style-name="ce151" office:value-type="string" calcext:value-type="string">
            <text:p><text:a xlink:href="https://girastore.ru/" xlink:type="simple">https://girastore.ru/</text:a></text:p>
          </table:table-cell>
          <table:table-cell table:style-name="ce151" office:value-type="string" calcext:value-type="string">
            <text:p>Gira System 55 +Esprit Glass C</text:p>
          </table:table-cell>
          <table:table-cell table:style-name="ce151" office:value-type="string" calcext:value-type="string">
            <text:p>95х95</text:p>
          </table:table-cell>
          <table:table-cell table:style-name="ce151" office:value-type="string" calcext:value-type="string">
            <text:p><text:a xlink:href="https://www.tesli.com/" xlink:type="simple">https://www.tesli.com/</text:a></text:p>
          </table:table-cell>
          <table:table-cell table:style-name="ce151"/>
          <table:table-cell table:style-name="ce115"/>
          <table:table-cell table:style-name="ce204" office:value-type="currency" office:currency="RUB" office:value="102544" calcext:value-type="currency">
            <text:p>102 544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<text:s/>INF TRACK T51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office:value-type="currency" office:currency="RUB" office:value="10000" calcext:value-type="currency">
            <text:p>10 000 ₽</text:p>
          </table:table-cell>
          <table:table-cell table:style-name="ce204" table:formula="of:=[.K459]*[.N459]" office:value-type="currency" office:currency="RUB" office:value="60000" calcext:value-type="currency">
            <text:p>60 000 ₽</text:p>
          </table:table-cell>
          <table:table-cell table:style-name="ce204"/>
          <table:table-cell table:style-name="ce276" office:value-type="float" office:value="6" calcext:value-type="float">
            <text:p>6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Краска настенная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краска</text:p>
          </table:table-cell>
          <table:table-cell table:style-name="ce151" office:value-type="string" calcext:value-type="string">
            <text:p><text:a xlink:href="https://www.derufa.ru/" xlink:type="simple">https://www.derufa.ru/</text:a></text:p>
          </table:table-cell>
          <table:table-cell table:style-name="ce115" office:value-type="string" calcext:value-type="string">
            <text:p>H&amp;H (колеруем в цвет CAPAROL/Granit 60</text:p>
          </table:table-cell>
          <table:table-cell table:style-name="ce204"/>
          <table:table-cell table:style-name="ce204" office:value-type="string" calcext:value-type="string">
            <text:p><text:a xlink:href="https://www.derufa.ru/" xlink:type="simple">https://www.derufa.ru/</text:a></text:p>
          </table:table-cell>
          <table:table-cell table:style-name="ce151"/>
          <table:table-cell table:style-name="ce115" office:value-type="currency" office:currency="RUB" office:value="310" calcext:value-type="currency">
            <text:p>310 ₽</text:p>
          </table:table-cell>
          <table:table-cell table:style-name="ce204" office:value-type="currency" office:currency="RUB" office:value="8249" calcext:value-type="currency">
            <text:p>8 249 ₽</text:p>
          </table:table-cell>
          <table:table-cell table:style-name="ce204"/>
          <table:table-cell table:style-name="ce276" office:value-type="float" office:value="26.61" calcext:value-type="float">
            <text:p>26,6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Плинтус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Плинтус</text:p>
          </table:table-cell>
          <table:table-cell table:style-name="ce152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51" office:value-type="string" calcext:value-type="string">
            <text:p>Плинтус скрытого монтажа Pro Design Universal (не анод. Алюминий)</text:p>
          </table:table-cell>
          <table:table-cell table:style-name="ce151" office:value-type="string" calcext:value-type="string">
            <text:p>80x12x2700</text:p>
          </table:table-cell>
          <table:table-cell table:style-name="ce151" office:value-type="string" calcext:value-type="string">
            <text:p>symetric.ru</text:p>
          </table:table-cell>
          <table:table-cell table:style-name="ce151"/>
          <table:table-cell table:style-name="ce115" table:formula="of:=599+425" office:value-type="currency" office:currency="RUB" office:value="1024" calcext:value-type="currency">
            <text:p>1 024 ₽</text:p>
          </table:table-cell>
          <table:table-cell table:style-name="ce204" table:formula="of:=[.K461]*[.N461]" office:value-type="currency" office:currency="RUB" office:value="12902.4" calcext:value-type="currency">
            <text:p>12 902 ₽</text:p>
          </table:table-cell>
          <table:table-cell table:style-name="ce204"/>
          <table:table-cell table:style-name="ce276" office:value-type="float" office:value="12.6" calcext:value-type="float">
            <text:p>12,6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еневой профиль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Теневой профиль</text:p>
          </table:table-cell>
          <table:table-cell table:style-name="ce151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51" office:value-type="string" calcext:value-type="string">
            <text:p>KRAAB GIPPS с демпфером</text:p>
          </table:table-cell>
          <table:table-cell table:style-name="ce151" office:value-type="string" calcext:value-type="string">
            <text:p>2000x33,8x14</text:p>
          </table:table-cell>
          <table:table-cell table:style-name="ce151" office:value-type="string" calcext:value-type="string">
            <text:p>KRAAB</text:p>
          </table:table-cell>
          <table:table-cell table:style-name="ce151" office:value-type="string" calcext:value-type="string">
            <text:p><text:a xlink:href="https://tenevoy.ru/" xlink:type="simple">https://tenevoy.ru/</text:a></text:p>
          </table:table-cell>
          <table:table-cell table:style-name="ce115" office:value-type="currency" office:currency="RUB" office:value="450" calcext:value-type="currency">
            <text:p>450 ₽</text:p>
          </table:table-cell>
          <table:table-cell table:style-name="ce204" table:formula="of:=[.K462]*[.N462]" office:value-type="currency" office:currency="RUB" office:value="11115" calcext:value-type="currency">
            <text:p>11 115 ₽</text:p>
          </table:table-cell>
          <table:table-cell table:style-name="ce204"/>
          <table:table-cell table:style-name="ce276" office:value-type="float" office:value="24.7" calcext:value-type="float">
            <text:p>24,7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office:value-type="string" calcext:value-type="string">
            <text:p>2681, 2037, 2650, 2004, 2670, 2963, 2681, 7004 (6вн, 2 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ДВ 018</text:p>
          </table:table-cell>
          <table:table-cell table:style-name="ce65" office:value-type="string" calcext:value-type="string">
            <text:p>Двери</text:p>
          </table:table-cell>
          <table:table-cell table:style-name="ce65" office:value-type="string" calcext:value-type="string">
            <text:p>двери</text:p>
          </table:table-cell>
          <table:table-cell table:style-name="ce151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51" office:value-type="string" calcext:value-type="string">
            <text:p>SOFIA Invisible На Себя</text:p>
          </table:table-cell>
          <table:table-cell table:style-name="ce151" office:value-type="string" calcext:value-type="string">
            <text:p>2685x8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5" office:value-type="currency" office:currency="RUB" office:value="35001" calcext:value-type="currency">
            <text:p>35 001 ₽</text:p>
          </table:table-cell>
          <table:table-cell table:style-name="ce204" table:formula="of:=[.K463]*[.N463]" office:value-type="currency" office:currency="RUB" office:value="35001" calcext:value-type="currency">
            <text:p>35 001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ДВ 013</text:p>
          </table:table-cell>
          <table:table-cell table:number-columns-repeated="2" table:style-name="ce65" office:value-type="string" calcext:value-type="string">
            <text:p>двери</text:p>
          </table:table-cell>
          <table:table-cell table:style-name="ce151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51" office:value-type="string" calcext:value-type="string">
            <text:p>SOFIA Invisible На Себя</text:p>
          </table:table-cell>
          <table:table-cell table:style-name="ce151" office:value-type="string" calcext:value-type="string">
            <text:p>2685x8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5" office:value-type="currency" office:currency="RUB" office:value="35002" calcext:value-type="currency">
            <text:p>35 002 ₽</text:p>
          </table:table-cell>
          <table:table-cell table:style-name="ce204" table:formula="of:=[.K464]*[.N464]" office:value-type="currency" office:currency="RUB" office:value="35002" calcext:value-type="currency">
            <text:p>35 002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ДВ 019</text:p>
          </table:table-cell>
          <table:table-cell table:number-columns-repeated="2" table:style-name="ce65" office:value-type="string" calcext:value-type="string">
            <text:p>двери</text:p>
          </table:table-cell>
          <table:table-cell table:style-name="ce151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51" office:value-type="string" calcext:value-type="string">
            <text:p>SOFIA Invisible На Себя</text:p>
          </table:table-cell>
          <table:table-cell table:style-name="ce151" office:value-type="string" calcext:value-type="string">
            <text:p>2685x8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5" office:value-type="currency" office:currency="RUB" office:value="35003" calcext:value-type="currency">
            <text:p>35 003 ₽</text:p>
          </table:table-cell>
          <table:table-cell table:style-name="ce204" table:formula="of:=[.K465]*[.N465]" office:value-type="currency" office:currency="RUB" office:value="35003" calcext:value-type="currency">
            <text:p>35 003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ДВ 012</text:p>
          </table:table-cell>
          <table:table-cell table:number-columns-repeated="2" table:style-name="ce65" office:value-type="string" calcext:value-type="string">
            <text:p>двери</text:p>
          </table:table-cell>
          <table:table-cell table:style-name="ce151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51" office:value-type="string" calcext:value-type="string">
            <text:p>SOFIA Invisible На Себя</text:p>
          </table:table-cell>
          <table:table-cell table:style-name="ce151" office:value-type="string" calcext:value-type="string">
            <text:p>2685x8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5" office:value-type="currency" office:currency="RUB" office:value="35004" calcext:value-type="currency">
            <text:p>35 004 ₽</text:p>
          </table:table-cell>
          <table:table-cell table:style-name="ce204" table:formula="of:=[.K466]*[.N466]" office:value-type="currency" office:currency="RUB" office:value="35004" calcext:value-type="currency">
            <text:p>35 004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ДВ 021</text:p>
          </table:table-cell>
          <table:table-cell table:number-columns-repeated="2" table:style-name="ce65" office:value-type="string" calcext:value-type="string">
            <text:p>двери</text:p>
          </table:table-cell>
          <table:table-cell table:style-name="ce151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51" office:value-type="string" calcext:value-type="string">
            <text:p>SOFIA Invisible На Себя</text:p>
          </table:table-cell>
          <table:table-cell table:style-name="ce151" office:value-type="string" calcext:value-type="string">
            <text:p>2685x800</text:p>
          </table:table-cell>
          <table:table-cell table:style-name="ce151" office:value-type="string" calcext:value-type="string">
            <text:p><text:a xlink:href="https://sofiadoors.com/" xlink:type="simple">https://sofiadoors.com/</text:a></text:p>
          </table:table-cell>
          <table:table-cell table:style-name="ce151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15" office:value-type="currency" office:currency="RUB" office:value="35005" calcext:value-type="currency">
            <text:p>35 005 ₽</text:p>
          </table:table-cell>
          <table:table-cell table:style-name="ce204" table:formula="of:=[.K467]*[.N467]" office:value-type="currency" office:currency="RUB" office:value="35005" calcext:value-type="currency">
            <text:p>35 005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POWER SPL 250-48 250Вт48В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office:value-type="currency" office:currency="RUB" office:value="8600" calcext:value-type="currency">
            <text:p>8 600 ₽</text:p>
          </table:table-cell>
          <table:table-cell table:style-name="ce204" table:formula="of:=[.K468]*[.N468]" office:value-type="currency" office:currency="RUB" office:value="8600" calcext:value-type="currency">
            <text:p>8 6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CORNER T51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office:value-type="currency" office:currency="RUB" office:value="4000" calcext:value-type="currency">
            <text:p>4 000 ₽</text:p>
          </table:table-cell>
          <table:table-cell table:style-name="ce204" table:formula="of:=[.K469]*[.N469]" office:value-type="currency" office:currency="RUB" office:value="16000" calcext:value-type="currency">
            <text:p>16 0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CONNECTOR 90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table:formula="of:=11200/4" office:value-type="currency" office:currency="RUB" office:value="2800" calcext:value-type="currency">
            <text:p>2 800 ₽</text:p>
          </table:table-cell>
          <table:table-cell table:style-name="ce204" table:formula="of:=[.K470]*[.N470]" office:value-type="currency" office:currency="RUB" office:value="11200" calcext:value-type="currency">
            <text:p>11 2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CONNECTOR 180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office:value-type="currency" office:currency="RUB" office:value="2000" calcext:value-type="currency">
            <text:p>2 000 ₽</text:p>
          </table:table-cell>
          <table:table-cell table:style-name="ce204" table:formula="of:=[.K471]*[.N471]" office:value-type="currency" office:currency="RUB" office:value="8000" calcext:value-type="currency">
            <text:p>8 0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<text:s/>INF CON 180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table:formula="of:=1280/16" office:value-type="currency" office:currency="RUB" office:value="80" calcext:value-type="currency">
            <text:p>80 ₽</text:p>
          </table:table-cell>
          <table:table-cell table:style-name="ce204" table:formula="of:=[.K472]*[.N472]" office:value-type="currency" office:currency="RUB" office:value="1280" calcext:value-type="currency">
            <text:p>1 280 ₽</text:p>
          </table:table-cell>
          <table:table-cell table:style-name="ce204"/>
          <table:table-cell table:style-name="ce276" office:value-type="float" office:value="16" calcext:value-type="float">
            <text:p>16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POWER CONNECTOR BP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office:value-type="currency" office:currency="RUB" office:value="2800" calcext:value-type="currency">
            <text:p>2 800 ₽</text:p>
          </table:table-cell>
          <table:table-cell table:style-name="ce204" table:formula="of:=[.K473]*[.N473]" office:value-type="currency" office:currency="RUB" office:value="2800" calcext:value-type="currency">
            <text:p>2 800 ₽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TURN SPOT LINE 200 1030 36° BK 10Вт3000К36°IP4048В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table:formula="of:=21600/2" office:value-type="currency" office:currency="RUB" office:value="10800" calcext:value-type="currency">
            <text:p>10 800 ₽</text:p>
          </table:table-cell>
          <table:table-cell table:style-name="ce204" table:formula="of:=[.K474]*[.N474]" office:value-type="currency" office:currency="RUB" office:value="21600" calcext:value-type="currency">
            <text:p>21 6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table:formula="of:=10*[.N474]" office:value-type="float" office:value="20" calcext:value-type="float">
            <text:p>20</text:p>
          </table:table-cell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LINE 800 1630 BD DALI 2 3000К120°IP4048ВDIM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table:formula="of:=64800/6" office:value-type="currency" office:currency="RUB" office:value="10800" calcext:value-type="currency">
            <text:p>10 800 ₽</text:p>
          </table:table-cell>
          <table:table-cell table:style-name="ce204" table:formula="of:=[.K475]*[.N475]" office:value-type="currency" office:currency="RUB" office:value="64800" calcext:value-type="currency">
            <text:p>64 800 ₽</text:p>
          </table:table-cell>
          <table:table-cell table:style-name="ce204"/>
          <table:table-cell table:style-name="ce276" office:value-type="float" office:value="6" calcext:value-type="float">
            <text:p>6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table:formula="of:=16*[.N475]" office:value-type="float" office:value="96" calcext:value-type="float">
            <text:p>96</text:p>
          </table:table-cell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Трековая система INF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https://www.centrsvet.ru/media/uploads/p.d.f/infinity_catalog_2021_05_2.pdf </text:p>
          </table:table-cell>
          <table:table-cell table:style-name="ce151" office:value-type="string" calcext:value-type="string">
            <text:p>INF LOCUS 0430 24° BD DALI 2 4Вт3000К24°IP4048ВDIM DALI 2</text:p>
          </table:table-cell>
          <table:table-cell table:style-name="ce151"/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 office:value-type="string" calcext:value-type="string">
            <text:p><text:a xlink:href="https://www.donolux.ru/" xlink:type="simple">https://www.donolux.ru/</text:a></text:p>
          </table:table-cell>
          <table:table-cell table:style-name="ce115" office:value-type="currency" office:currency="RUB" office:value="6000" calcext:value-type="currency">
            <text:p>6 000 ₽</text:p>
          </table:table-cell>
          <table:table-cell table:style-name="ce204" table:formula="of:=[.K476]*[.N476]" office:value-type="currency" office:currency="RUB" office:value="12000" calcext:value-type="currency">
            <text:p>12 0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20" calcext:value-type="float">
            <text:p>20</text:p>
          </table:table-cell>
          <table:table-cell table:style-name="ce27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Настенные светильники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lampatron.ru/cat/item/design-lamps-kemma-wall/" xlink:type="simple">https://www.lampatron.ru/cat/item/design-lamps-kemma-wall/</text:a></text:p>
          </table:table-cell>
          <table:table-cell table:style-name="ce151" office:value-type="string" calcext:value-type="string">
            <text:p>KEMMA WALL L</text:p>
          </table:table-cell>
          <table:table-cell table:style-name="ce151" office:value-type="string" calcext:value-type="string">
            <text:p>118 × 1,6 см</text:p>
          </table:table-cell>
          <table:table-cell table:style-name="ce151" office:value-type="string" calcext:value-type="string">
            <text:p>https://www.lampatron.ru/</text:p>
          </table:table-cell>
          <table:table-cell table:style-name="ce151"/>
          <table:table-cell table:style-name="ce115" office:value-type="currency" office:currency="RUB" office:value="24900" calcext:value-type="currency">
            <text:p>24 900 ₽</text:p>
          </table:table-cell>
          <table:table-cell table:style-name="ce204" table:formula="of:=[.K477]*[.N477]" office:value-type="currency" office:currency="RUB" office:value="49800" calcext:value-type="currency">
            <text:p>49 800 ₽</text:p>
          </table:table-cell>
          <table:table-cell table:style-name="ce204"/>
          <table:table-cell table:style-name="ce276" office:value-type="float" office:value="2" calcext:value-type="float">
            <text:p>2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20" calcext:value-type="float">
            <text:p>20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Декоративная штукатурка</text:p>
          </table:table-cell>
          <table:table-cell table:style-name="ce65" office:value-type="string" calcext:value-type="string">
            <text:p>отделка</text:p>
          </table:table-cell>
          <table:table-cell table:style-name="ce65" office:value-type="string" calcext:value-type="string">
            <text:p>декоративная штукатурка</text:p>
          </table:table-cell>
          <table:table-cell table:style-name="ce151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51" office:value-type="string" calcext:value-type="string">
            <text:p>Арт.</text:p>
          </table:table-cell>
          <table:table-cell table:style-name="ce204"/>
          <table:table-cell table:style-name="ce204" office:value-type="string" calcext:value-type="string">
            <text:p><text:a xlink:href="https://www.derufa.ru/" xlink:type="simple">https://www.derufa.ru/</text:a></text:p>
          </table:table-cell>
          <table:table-cell table:style-name="ce204"/>
          <table:table-cell table:style-name="ce204" office:value-type="currency" office:currency="RUB" office:value="1200" calcext:value-type="currency">
            <text:p>1 200 ₽</text:p>
          </table:table-cell>
          <table:table-cell table:style-name="ce204" office:value-type="currency" office:currency="RUB" office:value="14664" calcext:value-type="currency">
            <text:p>14 664 ₽</text:p>
          </table:table-cell>
          <table:table-cell table:style-name="ce204"/>
          <table:table-cell table:style-name="ce276" office:value-type="float" office:value="12.22" calcext:value-type="float">
            <text:p>12,22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Система хранения в нише с подсветкой </text:p>
          </table:table-cell>
          <table:table-cell table:style-name="ce65" office:value-type="string" calcext:value-type="string">
            <text:p>мебель на заказ</text:p>
          </table:table-cell>
          <table:table-cell table:style-name="ce65"/>
          <table:table-cell table:style-name="ce151"/>
          <table:table-cell table:style-name="ce151" office:value-type="string" calcext:value-type="string">
            <text:p>МДФ/эмаль, стекло, подсветка </text:p>
          </table:table-cell>
          <table:table-cell table:style-name="ce151"/>
          <table:table-cell table:style-name="ce151" office:value-type="string" calcext:value-type="string">
            <text:p>Uclad</text:p>
          </table:table-cell>
          <table:table-cell table:style-name="ce151"/>
          <table:table-cell table:style-name="ce115" office:value-type="currency" office:currency="RUB" office:value="194890" calcext:value-type="currency">
            <text:p>194 890 ₽</text:p>
          </table:table-cell>
          <table:table-cell table:style-name="ce204" office:value-type="currency" office:currency="RUB" office:value="194890" calcext:value-type="currency">
            <text:p>194 890 ₽</text:p>
          </table:table-cell>
          <table:table-cell table:style-name="ce204"/>
          <table:table-cell table:style-name="ce276"/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Рейки на стене</text:p>
          </table:table-cell>
          <table:table-cell table:style-name="ce65" office:value-type="string" calcext:value-type="string">
            <text:p>отделка</text:p>
          </table:table-cell>
          <table:table-cell table:style-name="ce65"/>
          <table:table-cell table:style-name="ce151" office:value-type="string" calcext:value-type="string">
            <text:p><text:a xlink:href="https://oracdecor.ru/w111_decorative_element" xlink:type="simple">https://oracdecor.ru/w111_decorative_element</text:a></text:p>
          </table:table-cell>
          <table:table-cell table:style-name="ce151" office:value-type="string" calcext:value-type="string">
            <text:p>Панели OracDecor, W111 BAR, 2000*250*20мм </text:p>
          </table:table-cell>
          <table:table-cell table:style-name="ce151" office:value-type="string" calcext:value-type="string">
            <text:p>2000*250*20мм </text:p>
          </table:table-cell>
          <table:table-cell table:style-name="ce151" office:value-type="string" calcext:value-type="string">
            <text:p><text:a xlink:href="https://oracdecor.ru/" xlink:type="simple">https://oracdecor.ru/</text:a></text:p>
          </table:table-cell>
          <table:table-cell table:style-name="ce151"/>
          <table:table-cell table:style-name="ce115" office:value-type="currency" office:currency="RUB" office:value="4676" calcext:value-type="currency">
            <text:p>4 676 ₽</text:p>
          </table:table-cell>
          <table:table-cell table:style-name="ce204" office:value-type="currency" office:currency="RUB" office:value="60788" calcext:value-type="currency">
            <text:p>60 788 ₽</text:p>
          </table:table-cell>
          <table:table-cell table:style-name="ce204"/>
          <table:table-cell table:style-name="ce276" office:value-type="float" office:value="13" calcext:value-type="float">
            <text:p>13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Рамки для фотографий</text:p>
          </table:table-cell>
          <table:table-cell table:style-name="ce65" office:value-type="string" calcext:value-type="string">
            <text:p>декор</text:p>
          </table:table-cell>
          <table:table-cell table:style-name="ce65" office:value-type="string" calcext:value-type="string">
            <text:p>декоры</text:p>
          </table:table-cell>
          <table:table-cell table:style-name="ce151" table:number-columns-repeated="5"/>
          <table:table-cell table:style-name="ce115"/>
          <table:table-cell table:style-name="ce204" table:number-columns-repeated="2"/>
          <table:table-cell table:style-name="ce276"/>
          <table:table-cell table:style-name="ce302"/>
          <table:table-cell table:style-name="ce276" table:number-columns-repeated="4"/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Картина</text:p>
          </table:table-cell>
          <table:table-cell table:style-name="ce65" office:value-type="string" calcext:value-type="string">
            <text:p>декор</text:p>
          </table:table-cell>
          <table:table-cell table:style-name="ce65" office:value-type="string" calcext:value-type="string">
            <text:p>декоры</text:p>
          </table:table-cell>
          <table:table-cell table:style-name="ce151" office:value-type="string" calcext:value-type="string">
            <text:p><text:a xlink:href="https://thefields.ru/frames-and-pictures/adelta-picture-with-white-lines-80-x-110-cm-101231/" xlink:type="simple">https://thefields.ru/frames-and-pictures/adelta-picture-with-white-lines-80-x-110-cm-101231/</text:a></text:p>
          </table:table-cell>
          <table:table-cell table:style-name="ce151" office:value-type="string" calcext:value-type="string">
            <text:p>Adelta picture with white lines 80 x 110 cm</text:p>
          </table:table-cell>
          <table:table-cell table:style-name="ce151" office:value-type="string" calcext:value-type="string">
            <text:p>80х110 см</text:p>
          </table:table-cell>
          <table:table-cell table:style-name="ce151" office:value-type="string" calcext:value-type="string">
            <text:p><text:a xlink:href="https://thefields.ru/" xlink:type="simple">https://thefields.ru/</text:a></text:p>
          </table:table-cell>
          <table:table-cell table:style-name="ce151" office:value-type="string" calcext:value-type="string">
            <text:p><text:a xlink:href="https://reloft.art/product/malibu-3/" xlink:type="simple">https://reloft.art/product/malibu-3/</text:a></text:p>
          </table:table-cell>
          <table:table-cell table:style-name="ce115" office:value-type="string" calcext:value-type="string">
            <text:p>16 990</text:p>
          </table:table-cell>
          <table:table-cell table:style-name="ce204" office:value-type="string" calcext:value-type="string">
            <text:p>16 990</text:p>
          </table:table-cell>
          <table:table-cell table:style-name="ce204"/>
          <table:table-cell table:style-name="ce276" office:value-type="float" office:value="1" calcext:value-type="float">
            <text:p>1</text:p>
          </table:table-cell>
          <table:table-cell table:style-name="ce302"/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8"/>
          <table:table-cell table:style-name="ce65" office:value-type="string" calcext:value-type="string">
            <text:p>Ночная подсветка</text:p>
          </table:table-cell>
          <table:table-cell table:style-name="ce65" office:value-type="string" calcext:value-type="string">
            <text:p>освещение</text:p>
          </table:table-cell>
          <table:table-cell table:style-name="ce65" office:value-type="string" calcext:value-type="string">
            <text:p>Светильники</text:p>
          </table:table-cell>
          <table:table-cell table:style-name="ce151" office:value-type="string" calcext:value-type="string">
            <text:p><text:a xlink:href="https://www.centrsvet.ru/catalog/wall_on/steplight_go/" xlink:type="simple">https://www.centrsvet.ru/catalog/wall_on/steplight_go/</text:a></text:p>
          </table:table-cell>
          <table:table-cell table:style-name="ce151" office:value-type="string" calcext:value-type="string">
            <text:p>STEP LIGHT GO RND</text:p>
          </table:table-cell>
          <table:table-cell table:style-name="ce151" office:value-type="string" calcext:value-type="string">
            <text:p>82х56х100</text:p>
          </table:table-cell>
          <table:table-cell table:style-name="ce151" office:value-type="string" calcext:value-type="string">
            <text:p><text:a xlink:href="http://www.centrsvet.ru/" xlink:type="simple">www.centrsvet.ru</text:a></text:p>
          </table:table-cell>
          <table:table-cell table:style-name="ce151"/>
          <table:table-cell table:style-name="ce115" office:value-type="currency" office:currency="RUB" office:value="6800" calcext:value-type="currency">
            <text:p>6 800 ₽</text:p>
          </table:table-cell>
          <table:table-cell table:style-name="ce204" table:formula="of:=[.K483]*[.N483]" office:value-type="currency" office:currency="RUB" office:value="27200" calcext:value-type="currency">
            <text:p>27 200 ₽</text:p>
          </table:table-cell>
          <table:table-cell table:style-name="ce204"/>
          <table:table-cell table:style-name="ce276" office:value-type="float" office:value="4" calcext:value-type="float">
            <text:p>4</text:p>
          </table:table-cell>
          <table:table-cell table:style-name="ce302"/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8" calcext:value-type="float">
            <text:p>8</text:p>
          </table:table-cell>
          <table:table-cell table:style-name="ce276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5" office:value-type="string" calcext:value-type="string" table:number-columns-spanned="1" table:number-rows-spanned="13">
            <text:p>Детская гардеробная (20)</text:p>
          </table:table-cell>
          <table:table-cell table:style-name="ce66" office:value-type="string" calcext:value-type="string">
            <text:p>напольное покрытие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напольное покрытие</text:p>
          </table:table-cell>
          <table:table-cell table:style-name="ce154" office:value-type="string" calcext:value-type="string">
            <text:p><text:a xlink:href="https://tenfor.ru/" xlink:type="simple">https://tenfor.ru/</text:a></text:p>
          </table:table-cell>
          <table:table-cell table:style-name="ce154" office:value-type="string" calcext:value-type="string">
            <text:p>инженерная доска «Gray Sand»</text:p>
          </table:table-cell>
          <table:table-cell table:style-name="ce154" office:value-type="string" calcext:value-type="string">
            <text:p>13,5х150х300-1200</text:p>
          </table:table-cell>
          <table:table-cell table:style-name="ce154" office:value-type="string" calcext:value-type="string">
            <text:p>TENFOR</text:p>
          </table:table-cell>
          <table:table-cell table:style-name="ce154"/>
          <table:table-cell table:style-name="ce121" office:value-type="currency" office:currency="RUB" office:value="3637" calcext:value-type="currency">
            <text:p>3 637 ₽</text:p>
          </table:table-cell>
          <table:table-cell table:style-name="ce135" table:formula="of:=[.K484]*[.N484]" office:value-type="currency" office:currency="RUB" office:value="26550.1" calcext:value-type="currency">
            <text:p>26 550 ₽</text:p>
          </table:table-cell>
          <table:table-cell table:style-name="ce135"/>
          <table:table-cell table:style-name="ce278" office:value-type="float" office:value="7.3" calcext:value-type="float">
            <text:p>7,3</text:p>
          </table:table-cell>
          <table:table-cell table:style-name="ce278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Дверная ручка</text:p>
          </table:table-cell>
          <table:table-cell table:style-name="ce66" office:value-type="string" calcext:value-type="string">
            <text:p>Двери</text:p>
          </table:table-cell>
          <table:table-cell table:style-name="ce66"/>
          <table:table-cell table:style-name="ce154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54" office:value-type="string" calcext:value-type="string">
            <text:p>Дверная Ручка "Pure" Черная Матовая</text:p>
          </table:table-cell>
          <table:table-cell table:style-name="ce154"/>
          <table:table-cell table:style-name="ce154" office:value-type="string" calcext:value-type="string">
            <text:p><text:a xlink:href="https://sofiadoors.com/" xlink:type="simple">https://sofiadoors.com/</text:a></text:p>
          </table:table-cell>
          <table:table-cell table:style-name="ce154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21" office:value-type="currency" office:currency="RUB" office:value="8080" calcext:value-type="currency">
            <text:p>8 080 ₽</text:p>
          </table:table-cell>
          <table:table-cell table:style-name="ce135" office:value-type="currency" office:currency="RUB" office:value="8080" calcext:value-type="currency">
            <text:p>8 08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ДВ 020 раздвижная</text:p>
          </table:table-cell>
          <table:table-cell table:style-name="ce66" office:value-type="string" calcext:value-type="string">
            <text:p>двери раздвижные</text:p>
          </table:table-cell>
          <table:table-cell table:style-name="ce66"/>
          <table:table-cell table:style-name="ce154" office:value-type="string" calcext:value-type="string">
            <text:p><text:a xlink:href="https://sofiadoors.com/blog/grafichnyj-dizajn-i-beskompromissnoe-kachestvo-v-kollekcii-peregorodok-grafica/" xlink:type="simple">https://sofiadoors.com/blog/grafichnyj-dizajn-i-beskompromissnoe-kachestvo-v-kollekcii-peregorodok-grafica/</text:a></text:p>
          </table:table-cell>
          <table:table-cell table:style-name="ce154" office:value-type="string" calcext:value-type="string">
            <text:p>Grafica GR5</text:p>
          </table:table-cell>
          <table:table-cell table:style-name="ce154" office:value-type="string" calcext:value-type="string">
            <text:p>900x2700</text:p>
          </table:table-cell>
          <table:table-cell table:style-name="ce154" office:value-type="string" calcext:value-type="string">
            <text:p><text:a xlink:href="https://sofiadoors.com/" xlink:type="simple">https://sofiadoors.com/</text:a></text:p>
          </table:table-cell>
          <table:table-cell table:style-name="ce154" office:value-type="string" calcext:value-type="string">
            <text:p>rimadesio stripe</text:p>
          </table:table-cell>
          <table:table-cell table:style-name="ce121" office:value-type="currency" office:currency="RUB" office:value="45375" calcext:value-type="currency">
            <text:p>45 375 ₽</text:p>
          </table:table-cell>
          <table:table-cell table:style-name="ce135" table:formula="of:=[.K486]*[.N486]" office:value-type="currency" office:currency="RUB" office:value="110261.25" calcext:value-type="currency">
            <text:p>110 261 ₽</text:p>
          </table:table-cell>
          <table:table-cell table:style-name="ce135"/>
          <table:table-cell table:style-name="ce277" office:value-type="float" office:value="2.43" calcext:value-type="float">
            <text:p>2,43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https://www.centrsvet.ru/media/uploads/p.d.f/infinity_catalog_2021_05_2.pdf </text:p>
          </table:table-cell>
          <table:table-cell table:style-name="ce154" office:value-type="string" calcext:value-type="string">
            <text:p><text:s/>INF TRACK T51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10000" calcext:value-type="currency">
            <text:p>10 000 ₽</text:p>
          </table:table-cell>
          <table:table-cell table:style-name="ce135" table:formula="of:=[.K487]*[.N487]" office:value-type="currency" office:currency="RUB" office:value="10000" calcext:value-type="currency">
            <text:p>10 0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https://www.centrsvet.ru/media/uploads/p.d.f/infinity_catalog_2021_05_2.pdf </text:p>
          </table:table-cell>
          <table:table-cell table:style-name="ce154" office:value-type="string" calcext:value-type="string">
            <text:p>CAP INF TRACK T51 BP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800" calcext:value-type="currency">
            <text:p>800 ₽</text:p>
          </table:table-cell>
          <table:table-cell table:style-name="ce135" table:formula="of:=[.K488]*[.N488]" office:value-type="currency" office:currency="RUB" office:value="800" calcext:value-type="currency">
            <text:p>8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https://www.centrsvet.ru/media/uploads/p.d.f/infinity_catalog_2021_05_2.pdf </text:p>
          </table:table-cell>
          <table:table-cell table:style-name="ce154" office:value-type="string" calcext:value-type="string">
            <text:p><text:s/>INF POWER CONNECTOR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2800" calcext:value-type="currency">
            <text:p>2 800 ₽</text:p>
          </table:table-cell>
          <table:table-cell table:style-name="ce135" table:formula="of:=[.K489]*[.N489]" office:value-type="currency" office:currency="RUB" office:value="2800" calcext:value-type="currency">
            <text:p>2 8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https://www.centrsvet.ru/media/uploads/p.d.f/infinity_catalog_2021_05_2.pdf </text:p>
          </table:table-cell>
          <table:table-cell table:style-name="ce154" office:value-type="string" calcext:value-type="string">
            <text:p><text:s/>ERP 100-48 100Вт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6200" calcext:value-type="currency">
            <text:p>6 200 ₽</text:p>
          </table:table-cell>
          <table:table-cell table:style-name="ce135" table:formula="of:=[.K490]*[.N490]" office:value-type="currency" office:currency="RUB" office:value="6200" calcext:value-type="currency">
            <text:p>6 2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https://www.centrsvet.ru/media/uploads/p.d.f/infinity_catalog_2021_05_2.pdf </text:p>
          </table:table-cell>
          <table:table-cell table:style-name="ce154" office:value-type="string" calcext:value-type="string">
            <text:p><text:s/>INF TURN LINE 200 0530 BD DALI 2 5Вт3000К120°IP4048ВDIM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32400/3" office:value-type="currency" office:currency="RUB" office:value="10800" calcext:value-type="currency">
            <text:p>10 800 ₽</text:p>
          </table:table-cell>
          <table:table-cell table:style-name="ce135" table:formula="of:=[.K491]*[.N491]" office:value-type="currency" office:currency="RUB" office:value="32400" calcext:value-type="currency">
            <text:p>32 400 ₽</text:p>
          </table:table-cell>
          <table:table-cell table:style-name="ce135"/>
          <table:table-cell table:style-name="ce277" office:value-type="float" office:value="3" calcext:value-type="float">
            <text:p>3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30" calcext:value-type="float">
            <text:p>30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https://www.centrsvet.ru/media/uploads/p.d.f/infinity_catalog_2021_05_2.pdf </text:p>
          </table:table-cell>
          <table:table-cell table:style-name="ce154" office:value-type="string" calcext:value-type="string">
            <text:p><text:s/>INF TURN SPOT LINE 200 1030 36° BK 10Вт3000К36°IP40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21600/2" office:value-type="currency" office:currency="RUB" office:value="10800" calcext:value-type="currency">
            <text:p>10 800 ₽</text:p>
          </table:table-cell>
          <table:table-cell table:style-name="ce135" table:formula="of:=[.K492]*[.N492]" office:value-type="currency" office:currency="RUB" office:value="21600" calcext:value-type="currency">
            <text:p>21 600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table:formula="of:=10*[.N492]" office:value-type="float" office:value="20" calcext:value-type="float">
            <text:p>20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Системы хранения</text:p>
          </table:table-cell>
          <table:table-cell table:style-name="ce66" office:value-type="string" calcext:value-type="string">
            <text:p>мебель на заказ</text:p>
          </table:table-cell>
          <table:table-cell table:style-name="ce66" office:value-type="string" calcext:value-type="string">
            <text:p>мебель</text:p>
          </table:table-cell>
          <table:table-cell table:style-name="ce154" table:number-columns-repeated="3"/>
          <table:table-cell table:style-name="ce154" office:value-type="string" calcext:value-type="string">
            <text:p>Uclad</text:p>
          </table:table-cell>
          <table:table-cell table:style-name="ce154"/>
          <table:table-cell table:style-name="ce121" office:value-type="currency" office:currency="RUB" office:value="598581" calcext:value-type="currency">
            <text:p>598 581 ₽</text:p>
          </table:table-cell>
          <table:table-cell table:style-name="ce135" office:value-type="currency" office:currency="RUB" office:value="598581" calcext:value-type="currency">
            <text:p>598 581 ₽</text:p>
          </table:table-cell>
          <table:table-cell table:style-name="ce135"/>
          <table:table-cell table:style-name="ce277"/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Розетки и выключатели</text:p>
          </table:table-cell>
          <table:table-cell table:style-name="ce66" office:value-type="string" calcext:value-type="string">
            <text:p>электрика</text:p>
          </table:table-cell>
          <table:table-cell table:style-name="ce66" office:value-type="string" calcext:value-type="string">
            <text:p>выключатели и розетки</text:p>
          </table:table-cell>
          <table:table-cell table:style-name="ce154" office:value-type="string" calcext:value-type="string">
            <text:p><text:a xlink:href="https://girastore.ru/" xlink:type="simple">https://girastore.ru/</text:a></text:p>
          </table:table-cell>
          <table:table-cell table:style-name="ce154" office:value-type="string" calcext:value-type="string">
            <text:p>Gira System 55 +Esprit Glass C</text:p>
          </table:table-cell>
          <table:table-cell table:style-name="ce154" office:value-type="string" calcext:value-type="string">
            <text:p>95х95</text:p>
          </table:table-cell>
          <table:table-cell table:style-name="ce154" office:value-type="string" calcext:value-type="string">
            <text:p><text:a xlink:href="https://www.tesli.com/" xlink:type="simple">https://www.tesli.com/</text:a></text:p>
          </table:table-cell>
          <table:table-cell table:style-name="ce154"/>
          <table:table-cell table:style-name="ce121"/>
          <table:table-cell table:style-name="ce135" office:value-type="currency" office:currency="RUB" office:value="26494" calcext:value-type="currency">
            <text:p>26 494 ₽</text:p>
          </table:table-cell>
          <table:table-cell table:style-name="ce135"/>
          <table:table-cell table:style-name="ce277"/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Краска настенная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краска</text:p>
          </table:table-cell>
          <table:table-cell table:style-name="ce154" office:value-type="string" calcext:value-type="string">
            <text:p><text:a xlink:href="https://www.derufa.ru/" xlink:type="simple">https://www.derufa.ru/</text:a></text:p>
          </table:table-cell>
          <table:table-cell table:style-name="ce121" office:value-type="string" calcext:value-type="string">
            <text:p>H&amp;H (колеруем в цвет CAPAROL/Granit 60</text:p>
          </table:table-cell>
          <table:table-cell table:style-name="ce135"/>
          <table:table-cell table:style-name="ce135" office:value-type="string" calcext:value-type="string">
            <text:p><text:a xlink:href="https://www.derufa.ru/" xlink:type="simple">https://www.derufa.ru/</text:a></text:p>
          </table:table-cell>
          <table:table-cell table:style-name="ce154"/>
          <table:table-cell table:style-name="ce121" office:value-type="currency" office:currency="RUB" office:value="310" calcext:value-type="currency">
            <text:p>310 ₽</text:p>
          </table:table-cell>
          <table:table-cell table:style-name="ce135" office:value-type="currency" office:currency="RUB" office:value="8308" calcext:value-type="currency">
            <text:p>8 308 ₽</text:p>
          </table:table-cell>
          <table:table-cell table:style-name="ce135"/>
          <table:table-cell table:style-name="ce277" office:value-type="float" office:value="26.8" calcext:value-type="float">
            <text:p>26,8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еневой профиль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Теневой профиль</text:p>
          </table:table-cell>
          <table:table-cell table:style-name="ce154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54" office:value-type="string" calcext:value-type="string">
            <text:p>KRAAB GIPPS с демпфером</text:p>
          </table:table-cell>
          <table:table-cell table:style-name="ce154" office:value-type="string" calcext:value-type="string">
            <text:p>2000x33,8x14</text:p>
          </table:table-cell>
          <table:table-cell table:style-name="ce154" office:value-type="string" calcext:value-type="string">
            <text:p>KRAAB</text:p>
          </table:table-cell>
          <table:table-cell table:style-name="ce154" office:value-type="string" calcext:value-type="string">
            <text:p><text:a xlink:href="https://tenevoy.ru/" xlink:type="simple">https://tenevoy.ru/</text:a></text:p>
          </table:table-cell>
          <table:table-cell table:style-name="ce121" office:value-type="currency" office:currency="RUB" office:value="450" calcext:value-type="currency">
            <text:p>450 ₽</text:p>
          </table:table-cell>
          <table:table-cell table:style-name="ce135" table:formula="of:=[.K511]*[.N496]" office:value-type="currency" office:currency="RUB" office:value="1125" calcext:value-type="currency">
            <text:p>1 125 ₽</text:p>
          </table:table-cell>
          <table:table-cell table:style-name="ce135"/>
          <table:table-cell table:style-name="ce277" office:value-type="float" office:value="2.5" calcext:value-type="float">
            <text:p>2,5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table:number-columns-repeated="1004"/>
        </table:table-row>
        <table:table-row table:style-name="ro2">
          <table:table-cell table:style-name="ce371"/>
          <table:table-cell table:style-name="ce29" office:value-type="string" calcext:value-type="string" table:number-columns-spanned="1" table:number-rows-spanned="31">
            <text:p>Тренажерный зал (21)</text:p>
          </table:table-cell>
          <table:table-cell table:style-name="ce395" office:value-type="string" calcext:value-type="string">
            <text:p>Радиатор отопления</text:p>
          </table:table-cell>
          <table:table-cell table:style-name="ce395" office:value-type="string" calcext:value-type="string">
            <text:p>отопление</text:p>
          </table:table-cell>
          <table:table-cell table:style-name="ce395" office:value-type="string" calcext:value-type="string">
            <text:p>Радиатор отопления</text:p>
          </table:table-cell>
          <table:table-cell table:style-name="ce183" office:value-type="string" calcext:value-type="string">
            <text:p><text:a xlink:href="http://www.sts-k.ru/content/view/1273/1468/" xlink:type="simple">http://www.sts-k.ru/content/view/1273/1468/</text:a></text:p>
          </table:table-cell>
          <table:table-cell table:style-name="ce183" office:value-type="string" calcext:value-type="string">
            <text:p>Qtherm ECO</text:p>
          </table:table-cell>
          <table:table-cell table:style-name="ce183" office:value-type="string" calcext:value-type="string">
            <text:p>3000х90х175</text:p>
          </table:table-cell>
          <table:table-cell table:style-name="ce183" office:value-type="string" calcext:value-type="string">
            <text:p>VARMAN</text:p>
          </table:table-cell>
          <table:table-cell table:style-name="ce183" office:value-type="string" calcext:value-type="string">
            <text:p><text:a xlink:href="https://varmann.ru/catalog/trenchconvector/ntherm/description/" xlink:type="simple">https://varmann.ru/catalog/trenchconvector/ntherm/description/</text:a></text:p>
          </table:table-cell>
          <table:table-cell table:style-name="ce143" office:value-type="currency" office:currency="RUB" office:value="84623" calcext:value-type="currency">
            <text:p>84 623 ₽</text:p>
          </table:table-cell>
          <table:table-cell table:style-name="ce89" office:value-type="currency" office:currency="RUB" office:value="84623" calcext:value-type="currency">
            <text:p>84 623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Портьеры на подкладке </text:p>
          </table:table-cell>
          <table:table-cell table:style-name="ce395" office:value-type="string" calcext:value-type="string">
            <text:p>текстиль</text:p>
          </table:table-cell>
          <table:table-cell table:style-name="ce395" office:value-type="string" calcext:value-type="string">
            <text:p>шторы</text:p>
          </table:table-cell>
          <table:table-cell table:style-name="ce183" office:value-type="string" calcext:value-type="string">
            <text:p><text:a xlink:href="http://www.royal-shtory.ru/" xlink:type="simple">http://www.royal-shtory.ru</text:a></text:p>
          </table:table-cell>
          <table:table-cell table:style-name="ce183"/>
          <table:table-cell table:style-name="ce183" office:value-type="string" calcext:value-type="string">
            <text:p>3.3х2.7</text:p>
          </table:table-cell>
          <table:table-cell table:style-name="ce183" office:value-type="string" calcext:value-type="string">
            <text:p>«Роял Стайл»</text:p>
          </table:table-cell>
          <table:table-cell table:style-name="ce183"/>
          <table:table-cell table:style-name="ce143"/>
          <table:table-cell table:style-name="ce89" office:value-type="currency" office:currency="RUB" office:value="68940" calcext:value-type="currency">
            <text:p>68 940 ₽</text:p>
          </table:table-cell>
          <table:table-cell table:style-name="ce89"/>
          <table:table-cell table:style-name="ce104" office:value-type="float" office:value="10.2" calcext:value-type="float">
            <text:p>10,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юль</text:p>
          </table:table-cell>
          <table:table-cell table:style-name="ce395" office:value-type="string" calcext:value-type="string">
            <text:p>текстиль</text:p>
          </table:table-cell>
          <table:table-cell table:style-name="ce395" office:value-type="string" calcext:value-type="string">
            <text:p>шторы</text:p>
          </table:table-cell>
          <table:table-cell table:style-name="ce183" office:value-type="string" calcext:value-type="string">
            <text:p><text:a xlink:href="http://www.royal-shtory.ru/" xlink:type="simple">http://www.royal-shtory.ru</text:a></text:p>
          </table:table-cell>
          <table:table-cell table:style-name="ce183"/>
          <table:table-cell table:style-name="ce183" office:value-type="string" calcext:value-type="string">
            <text:p>3.3х2.7</text:p>
          </table:table-cell>
          <table:table-cell table:style-name="ce183" office:value-type="string" calcext:value-type="string">
            <text:p>«Роял Стайл»</text:p>
          </table:table-cell>
          <table:table-cell table:style-name="ce183"/>
          <table:table-cell table:style-name="ce143"/>
          <table:table-cell table:style-name="ce89" office:value-type="currency" office:currency="RUB" office:value="37224" calcext:value-type="currency">
            <text:p>37 224 ₽</text:p>
          </table:table-cell>
          <table:table-cell table:style-name="ce89"/>
          <table:table-cell table:style-name="ce104" office:value-type="float" office:value="8.8" calcext:value-type="float">
            <text:p>8,8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Потолочная гардина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карнизы для штор</text:p>
          </table:table-cell>
          <table:table-cell table:style-name="ce183" office:value-type="string" calcext:value-type="string">
            <text:p><text:a xlink:href="http://www.royal-shtory.ru/" xlink:type="simple">http://www.royal-shtory.ru</text:a></text:p>
          </table:table-cell>
          <table:table-cell table:style-name="ce183"/>
          <table:table-cell table:style-name="ce183" office:value-type="string" calcext:value-type="string">
            <text:p>3.3х2.7</text:p>
          </table:table-cell>
          <table:table-cell table:style-name="ce183" office:value-type="string" calcext:value-type="string">
            <text:p>«Роял Стайл»</text:p>
          </table:table-cell>
          <table:table-cell table:style-name="ce183"/>
          <table:table-cell table:style-name="ce143"/>
          <table:table-cell table:style-name="ce89" office:value-type="currency" office:currency="RUB" office:value="3280" calcext:value-type="currency">
            <text:p>3 28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Стеновые панели №1</text:p>
          </table:table-cell>
          <table:table-cell table:style-name="ce395" office:value-type="string" calcext:value-type="string">
            <text:p>отделка</text:p>
          </table:table-cell>
          <table:table-cell table:style-name="ce395"/>
          <table:table-cell table:style-name="ce183"/>
          <table:table-cell table:style-name="ce183" office:value-type="string" calcext:value-type="string">
            <text:p>МДФ/эмаль </text:p>
          </table:table-cell>
          <table:table-cell table:style-name="ce183"/>
          <table:table-cell table:style-name="ce183" office:value-type="string" calcext:value-type="string">
            <text:p>Uclad </text:p>
          </table:table-cell>
          <table:table-cell table:style-name="ce183"/>
          <table:table-cell table:style-name="ce143" office:value-type="currency" office:currency="RUB" office:value="161805" calcext:value-type="currency">
            <text:p>161 805 ₽</text:p>
          </table:table-cell>
          <table:table-cell table:style-name="ce89" office:value-type="currency" office:currency="RUB" office:value="161805" calcext:value-type="currency">
            <text:p>161 805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Стеновые панели №2 за тв</text:p>
          </table:table-cell>
          <table:table-cell table:style-name="ce395" office:value-type="string" calcext:value-type="string">
            <text:p>отделка</text:p>
          </table:table-cell>
          <table:table-cell table:style-name="ce395"/>
          <table:table-cell table:style-name="ce183"/>
          <table:table-cell table:style-name="ce183" office:value-type="string" calcext:value-type="string">
            <text:p>МДФ/эмаль </text:p>
          </table:table-cell>
          <table:table-cell table:style-name="ce183"/>
          <table:table-cell table:style-name="ce183" office:value-type="string" calcext:value-type="string">
            <text:p>Uclad</text:p>
          </table:table-cell>
          <table:table-cell table:style-name="ce183"/>
          <table:table-cell table:style-name="ce143" office:value-type="currency" office:currency="RUB" office:value="144900" calcext:value-type="currency">
            <text:p>144 900 ₽</text:p>
          </table:table-cell>
          <table:table-cell table:style-name="ce89" office:value-type="currency" office:currency="RUB" office:value="144900" calcext:value-type="currency">
            <text:p>144 900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нажеры</text:p>
          </table:table-cell>
          <table:table-cell table:number-columns-repeated="2" table:style-name="ce395" office:value-type="string" calcext:value-type="string">
            <text:p>спорт инвентарь</text:p>
          </table:table-cell>
          <table:table-cell table:style-name="ce183" office:value-type="string" calcext:value-type="string">
            <text:p><text:a xlink:href="https://www.sportmaster.ru/product/10562420/" xlink:type="simple">https://www.sportmaster.ru/product/10562420/</text:a></text:p>
          </table:table-cell>
          <table:table-cell table:style-name="ce183" office:value-type="string" calcext:value-type="string">
            <text:p>Эллиптический тренажер Kettler Skylon 2</text:p>
          </table:table-cell>
          <table:table-cell table:style-name="ce183" office:value-type="string" calcext:value-type="string">
            <text:p>Размеры (дл х шир х выс), см 185 x 68 x 164</text:p>
          </table:table-cell>
          <table:table-cell table:style-name="ce183" office:value-type="string" calcext:value-type="string">
            <text:p><text:a xlink:href="https://www.sportmaster.ru/" xlink:type="simple">https://www.sportmaster.ru/</text:a></text:p>
          </table:table-cell>
          <table:table-cell table:style-name="ce183"/>
          <table:table-cell table:style-name="ce143" office:value-type="string" calcext:value-type="string">
            <text:p>59 999</text:p>
          </table:table-cell>
          <table:table-cell table:style-name="ce89" office:value-type="string" calcext:value-type="string">
            <text:p>59 999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нажеры</text:p>
          </table:table-cell>
          <table:table-cell table:number-columns-repeated="2" table:style-name="ce395" office:value-type="string" calcext:value-type="string">
            <text:p>спорт инвентарь</text:p>
          </table:table-cell>
          <table:table-cell table:style-name="ce183" office:value-type="string" calcext:value-type="string">
            <text:p><text:a xlink:href="https://www.sportmaster.ru/product/10557376/" xlink:type="simple">https://www.sportmaster.ru/product/10557376/</text:a></text:p>
          </table:table-cell>
          <table:table-cell table:style-name="ce183" office:value-type="string" calcext:value-type="string">
            <text:p>Беговая дорожка электрическая Kettler TRACK R3, 2020-21</text:p>
          </table:table-cell>
          <table:table-cell table:style-name="ce183" office:value-type="string" calcext:value-type="string">
            <text:p>Размер в рабочем состоянии (дл. х шир. х выс), см 173x80x136</text:p>
          </table:table-cell>
          <table:table-cell table:style-name="ce183" office:value-type="string" calcext:value-type="string">
            <text:p>https://www.sportmaster.ru/ </text:p>
          </table:table-cell>
          <table:table-cell table:style-name="ce183"/>
          <table:table-cell table:style-name="ce143" office:value-type="string" calcext:value-type="string">
            <text:p>75 999</text:p>
          </table:table-cell>
          <table:table-cell table:style-name="ce89" office:value-type="string" calcext:value-type="string">
            <text:p>75 999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Коврик</text:p>
          </table:table-cell>
          <table:table-cell table:style-name="ce395" office:value-type="string" calcext:value-type="string">
            <text:p>спорт инвентарь</text:p>
          </table:table-cell>
          <table:table-cell table:style-name="ce395"/>
          <table:table-cell table:style-name="ce183" office:value-type="string" calcext:value-type="string">
            <text:p><text:a xlink:href="https://www.getsport.ru/product/Kovrik-dlja-iogi-GYMSTICK-Training-Mat-Cork/77274" xlink:type="simple">https://www.getsport.ru/product/Kovrik-dlja-iogi-GYMSTICK-Training-Mat-Cork/77274</text:a></text:p>
          </table:table-cell>
          <table:table-cell table:style-name="ce183" office:value-type="string" calcext:value-type="string">
            <text:p>Коврик для йоги GYMSTICK Training Mat Cork</text:p>
          </table:table-cell>
          <table:table-cell table:style-name="ce183" office:value-type="string" calcext:value-type="string">
            <text:p>Длина173 смШирина60 смТолщина0,6 см</text:p>
          </table:table-cell>
          <table:table-cell table:style-name="ce183" office:value-type="string" calcext:value-type="string">
            <text:p><text:a xlink:href="https://www.getsport.ru/" xlink:type="simple">https://www.getsport.ru/</text:a></text:p>
          </table:table-cell>
          <table:table-cell table:style-name="ce183"/>
          <table:table-cell table:style-name="ce143" office:value-type="currency" office:currency="RUB" office:value="2849" calcext:value-type="currency">
            <text:p>2 849 ₽</text:p>
          </table:table-cell>
          <table:table-cell table:style-name="ce89" office:value-type="currency" office:currency="RUB" office:value="2849" calcext:value-type="currency">
            <text:p>2 849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напольное покрытие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напольное покрытие</text:p>
          </table:table-cell>
          <table:table-cell table:style-name="ce183" office:value-type="string" calcext:value-type="string">
            <text:p><text:a xlink:href="https://tenfor.ru/" xlink:type="simple">https://tenfor.ru/</text:a></text:p>
          </table:table-cell>
          <table:table-cell table:style-name="ce183" office:value-type="string" calcext:value-type="string">
            <text:p>инженерная доска «Gray Sand»</text:p>
          </table:table-cell>
          <table:table-cell table:style-name="ce183" office:value-type="string" calcext:value-type="string">
            <text:p>13,5х150х300-1200</text:p>
          </table:table-cell>
          <table:table-cell table:style-name="ce183" office:value-type="string" calcext:value-type="string">
            <text:p>TENFOR</text:p>
          </table:table-cell>
          <table:table-cell table:style-name="ce183"/>
          <table:table-cell table:style-name="ce143" office:value-type="currency" office:currency="RUB" office:value="3637" calcext:value-type="currency">
            <text:p>3 637 ₽</text:p>
          </table:table-cell>
          <table:table-cell table:style-name="ce89" table:formula="of:=[.K506]*[.N506]" office:value-type="currency" office:currency="RUB" office:value="64702.23" calcext:value-type="currency">
            <text:p>64 702 ₽</text:p>
          </table:table-cell>
          <table:table-cell table:style-name="ce89"/>
          <table:table-cell table:style-name="ce194" office:value-type="float" office:value="17.79" calcext:value-type="float">
            <text:p>17,79</text:p>
          </table:table-cell>
          <table:table-cell table:style-name="ce306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Рейки на стене</text:p>
          </table:table-cell>
          <table:table-cell table:style-name="ce395" office:value-type="string" calcext:value-type="string">
            <text:p>отделка</text:p>
          </table:table-cell>
          <table:table-cell table:style-name="ce395"/>
          <table:table-cell table:style-name="ce183" office:value-type="string" calcext:value-type="string">
            <text:p><text:a xlink:href="https://oracdecor.ru/w111_decorative_element" xlink:type="simple">https://oracdecor.ru/w111_decorative_element</text:a></text:p>
          </table:table-cell>
          <table:table-cell table:style-name="ce183" office:value-type="string" calcext:value-type="string">
            <text:p>Панели OracDecor, W111 BAR, 2000*250*20мм </text:p>
          </table:table-cell>
          <table:table-cell table:style-name="ce183" office:value-type="string" calcext:value-type="string">
            <text:p>2000*250*20мм </text:p>
          </table:table-cell>
          <table:table-cell table:style-name="ce183" office:value-type="string" calcext:value-type="string">
            <text:p><text:a xlink:href="https://oracdecor.ru/" xlink:type="simple">https://oracdecor.ru/</text:a></text:p>
          </table:table-cell>
          <table:table-cell table:style-name="ce183"/>
          <table:table-cell table:style-name="ce143" office:value-type="currency" office:currency="RUB" office:value="4676" calcext:value-type="currency">
            <text:p>4 676 ₽</text:p>
          </table:table-cell>
          <table:table-cell table:style-name="ce89" office:value-type="currency" office:currency="RUB" office:value="18676" calcext:value-type="currency">
            <text:p>18 676 ₽</text:p>
          </table:table-cell>
          <table:table-cell table:style-name="ce89"/>
          <table:table-cell table:style-name="ce194" office:value-type="float" office:value="4" calcext:value-type="float">
            <text:p>4</text:p>
          </table:table-cell>
          <table:table-cell table:style-name="ce306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Краска настенная тёмная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краска</text:p>
          </table:table-cell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 office:value-type="string" calcext:value-type="string">
            <text:p>H&amp;H (колеруем в цвет CAPAROL/Jura 15</text:p>
          </table:table-cell>
          <table:table-cell table:style-name="ce183"/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43" office:value-type="currency" office:currency="RUB" office:value="310" calcext:value-type="currency">
            <text:p>310 ₽</text:p>
          </table:table-cell>
          <table:table-cell table:style-name="ce89" office:value-type="currency" office:currency="RUB" office:value="1894" calcext:value-type="currency">
            <text:p>1 894 ₽</text:p>
          </table:table-cell>
          <table:table-cell table:style-name="ce89"/>
          <table:table-cell table:style-name="ce194" office:value-type="float" office:value="6.11" calcext:value-type="float">
            <text:p>6,11</text:p>
          </table:table-cell>
          <table:table-cell table:style-name="ce306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екоративная штукатурка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декоративная штукатурка</text:p>
          </table:table-cell>
          <table:table-cell table:style-name="ce183" office:value-type="string" calcext:value-type="string">
            <text:p><text:a xlink:href="https://www.derufa.ru/products/?product=64" xlink:type="simple">https://www.derufa.ru/products/?product=64</text:a></text:p>
          </table:table-cell>
          <table:table-cell table:style-name="ce183" office:value-type="string" calcext:value-type="string">
            <text:p>Кремпласт</text:p>
          </table:table-cell>
          <table:table-cell table:style-name="ce183"/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83" office:value-type="float" office:value="1600" calcext:value-type="float">
            <text:p>1600</text:p>
          </table:table-cell>
          <table:table-cell table:style-name="ce183" office:value-type="float" office:value="20752" calcext:value-type="float">
            <text:p>20752</text:p>
          </table:table-cell>
          <table:table-cell table:style-name="ce143"/>
          <table:table-cell table:style-name="ce104" office:value-type="float" office:value="12.97" calcext:value-type="float">
            <text:p>12,97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Плинтус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Плинус</text:p>
          </table:table-cell>
          <table:table-cell table:style-name="ce420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83" office:value-type="string" calcext:value-type="string">
            <text:p>Плинтус скрытого монтажа Pro Design Universal (не анод. Алюминий)</text:p>
          </table:table-cell>
          <table:table-cell table:style-name="ce183" office:value-type="string" calcext:value-type="string">
            <text:p>80x12x2700</text:p>
          </table:table-cell>
          <table:table-cell table:style-name="ce183" office:value-type="string" calcext:value-type="string">
            <text:p>symetric.ru</text:p>
          </table:table-cell>
          <table:table-cell table:style-name="ce183"/>
          <table:table-cell table:style-name="ce143" table:formula="of:=599+425" office:value-type="currency" office:currency="RUB" office:value="1024" calcext:value-type="currency">
            <text:p>1 024 ₽</text:p>
          </table:table-cell>
          <table:table-cell table:style-name="ce89" table:formula="of:=[.K530]*[.N510]" office:value-type="currency" office:currency="RUB" office:value="15564.8" calcext:value-type="currency">
            <text:p>15 565 ₽</text:p>
          </table:table-cell>
          <table:table-cell table:style-name="ce89"/>
          <table:table-cell table:style-name="ce104" office:value-type="float" office:value="15.2" calcext:value-type="float">
            <text:p>15,2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еневой профиль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Теневой профиль</text:p>
          </table:table-cell>
          <table:table-cell table:style-name="ce183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83" office:value-type="string" calcext:value-type="string">
            <text:p>KRAAB GIPPS с демпфером</text:p>
          </table:table-cell>
          <table:table-cell table:style-name="ce183" office:value-type="string" calcext:value-type="string">
            <text:p>2000x33,8x14</text:p>
          </table:table-cell>
          <table:table-cell table:style-name="ce183" office:value-type="string" calcext:value-type="string">
            <text:p>KRAAB</text:p>
          </table:table-cell>
          <table:table-cell table:style-name="ce183" office:value-type="string" calcext:value-type="string">
            <text:p><text:a xlink:href="https://tenevoy.ru/" xlink:type="simple">https://tenevoy.ru/</text:a></text:p>
          </table:table-cell>
          <table:table-cell table:style-name="ce143" office:value-type="currency" office:currency="RUB" office:value="450" calcext:value-type="currency">
            <text:p>450 ₽</text:p>
          </table:table-cell>
          <table:table-cell table:style-name="ce89" table:formula="of:=[.K511]*[.N511]" office:value-type="currency" office:currency="RUB" office:value="7560" calcext:value-type="currency">
            <text:p>7 560 ₽</text:p>
          </table:table-cell>
          <table:table-cell table:style-name="ce89"/>
          <table:table-cell table:style-name="ce104" office:value-type="float" office:value="16.8" calcext:value-type="float">
            <text:p>16,8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4184, 4008, 1500, 105, 2859, 4137 (5вн, 1 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TRACK T51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10000" calcext:value-type="currency">
            <text:p>10 000 ₽</text:p>
          </table:table-cell>
          <table:table-cell table:style-name="ce89" table:formula="of:=[.K512]*[.N512]" office:value-type="currency" office:currency="RUB" office:value="50000" calcext:value-type="currency">
            <text:p>50 000 ₽</text:p>
          </table:table-cell>
          <table:table-cell table:style-name="ce89"/>
          <table:table-cell table:style-name="ce104" office:value-type="float" office:value="5" calcext:value-type="float">
            <text:p>5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<text:s/>POWER SPL 250-48 250Вт48В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8600" calcext:value-type="currency">
            <text:p>8 600 ₽</text:p>
          </table:table-cell>
          <table:table-cell table:style-name="ce89" table:formula="of:=[.K513]*[.N513]" office:value-type="currency" office:currency="RUB" office:value="8600" calcext:value-type="currency">
            <text:p>8 6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POWER CONNECTOR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table:formula="of:=11200/4" office:value-type="currency" office:currency="RUB" office:value="2800" calcext:value-type="currency">
            <text:p>2 800 ₽</text:p>
          </table:table-cell>
          <table:table-cell table:style-name="ce89" table:formula="of:=[.K514]*[.N514]" office:value-type="currency" office:currency="RUB" office:value="11200" calcext:value-type="currency">
            <text:p>11 200 ₽</text:p>
          </table:table-cell>
          <table:table-cell table:style-name="ce89"/>
          <table:table-cell table:style-name="ce104" office:value-type="float" office:value="4" calcext:value-type="float">
            <text:p>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CONNECTOR 180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2000" calcext:value-type="currency">
            <text:p>2 000 ₽</text:p>
          </table:table-cell>
          <table:table-cell table:style-name="ce89" table:formula="of:=[.K515]*[.N515]" office:value-type="currency" office:currency="RUB" office:value="8000" calcext:value-type="currency">
            <text:p>8 000 ₽</text:p>
          </table:table-cell>
          <table:table-cell table:style-name="ce89"/>
          <table:table-cell table:style-name="ce104" office:value-type="float" office:value="4" calcext:value-type="float">
            <text:p>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CORNER T51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4000" calcext:value-type="currency">
            <text:p>4 000 ₽</text:p>
          </table:table-cell>
          <table:table-cell table:style-name="ce89" table:formula="of:=[.K516]*[.N516]" office:value-type="currency" office:currency="RUB" office:value="16000" calcext:value-type="currency">
            <text:p>16 000 ₽</text:p>
          </table:table-cell>
          <table:table-cell table:style-name="ce89"/>
          <table:table-cell table:style-name="ce104" office:value-type="float" office:value="4" calcext:value-type="float">
            <text:p>4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CON 180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table:formula="of:=1280/16" office:value-type="currency" office:currency="RUB" office:value="80" calcext:value-type="currency">
            <text:p>80 ₽</text:p>
          </table:table-cell>
          <table:table-cell table:style-name="ce89" table:formula="of:=[.K517]*[.N517]" office:value-type="currency" office:currency="RUB" office:value="1280" calcext:value-type="currency">
            <text:p>1 280 ₽</text:p>
          </table:table-cell>
          <table:table-cell table:style-name="ce89"/>
          <table:table-cell table:style-name="ce104" office:value-type="float" office:value="16" calcext:value-type="float">
            <text:p>16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<text:s/>INF POWER CONNECTOR BP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2800" calcext:value-type="currency">
            <text:p>2 800 ₽</text:p>
          </table:table-cell>
          <table:table-cell table:style-name="ce89" table:formula="of:=[.K518]*[.N518]" office:value-type="currency" office:currency="RUB" office:value="2800" calcext:value-type="currency">
            <text:p>2 8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TURN SPOT LINE 200 1030 36° BK 10Вт3000К36°IP4048В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table:formula="of:=21600/2" office:value-type="currency" office:currency="RUB" office:value="10800" calcext:value-type="currency">
            <text:p>10 800 ₽</text:p>
          </table:table-cell>
          <table:table-cell table:style-name="ce89" table:formula="of:=[.K519]*[.N519]" office:value-type="currency" office:currency="RUB" office:value="21600" calcext:value-type="currency">
            <text:p>21 60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10*[.N519]" office:value-type="float" office:value="20" calcext:value-type="float">
            <text:p>2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рековая система INF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83" office:value-type="string" calcext:value-type="string">
            <text:p>INF LINE 800 1630 BD DALI 2 3000К120°IP4048ВDIM DALI 2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table:formula="of:=64800/6" office:value-type="currency" office:currency="RUB" office:value="10800" calcext:value-type="currency">
            <text:p>10 800 ₽</text:p>
          </table:table-cell>
          <table:table-cell table:style-name="ce89" table:formula="of:=[.K520]*[.N520]" office:value-type="currency" office:currency="RUB" office:value="64800" calcext:value-type="currency">
            <text:p>64 800 ₽</text:p>
          </table:table-cell>
          <table:table-cell table:style-name="ce89"/>
          <table:table-cell table:style-name="ce104" office:value-type="float" office:value="6" calcext:value-type="float">
            <text:p>6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16*[.N520]" office:value-type="float" office:value="96" calcext:value-type="float">
            <text:p>96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Подсветка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профиль</text:p>
          </table:table-cell>
          <table:table-cell table:style-name="ce183" office:value-type="string" calcext:value-type="string">
            <text:p><text:a xlink:href="https://arlight.group/catalog/profili-iz-plastika-857/profil-sl-slim20-h20-2000-anod-023722.html" xlink:type="simple">https://arlight.group/catalog/profili-iz-plastika-857/profil-sl-slim20-h20-2000-anod-023722.html</text:a></text:p>
          </table:table-cell>
          <table:table-cell table:style-name="ce183" office:value-type="string" calcext:value-type="string">
            <text:p>ПРОФИЛЬ SL-SLIM20-H20-2000 ANOD (ARLIGHT, АЛЮМИНИЙ)</text:p>
          </table:table-cell>
          <table:table-cell table:style-name="ce183" office:value-type="string" calcext:value-type="string">
            <text:p>20х20х2000 мм (10900)</text:p>
          </table:table-cell>
          <table:table-cell table:style-name="ce420" office:value-type="string" calcext:value-type="string">
            <text:p><text:a xlink:href="https://arlight.group/" xlink:type="simple">https://arlight.group/</text:a></text:p>
          </table:table-cell>
          <table:table-cell table:style-name="ce183"/>
          <table:table-cell table:style-name="ce143" office:value-type="currency" office:currency="RUB" office:value="670.94" calcext:value-type="currency">
            <text:p>671 ₽</text:p>
          </table:table-cell>
          <table:table-cell table:style-name="ce89" table:formula="of:=[.K521]*[.N521]" office:value-type="currency" office:currency="RUB" office:value="7313.246" calcext:value-type="currency">
            <text:p>7 313 ₽</text:p>
          </table:table-cell>
          <table:table-cell table:style-name="ce89"/>
          <table:table-cell table:style-name="ce279" office:value-type="float" office:value="10.9" calcext:value-type="float">
            <text:p>10,9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4.8*[.N521]" office:value-type="float" office:value="52.32" calcext:value-type="float">
            <text:p>52,32</text:p>
          </table:table-cell>
          <table:table-cell table:style-name="ce312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Подсветка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одиодная лента</text:p>
          </table:table-cell>
          <table:table-cell table:style-name="ce183" office:value-type="string" calcext:value-type="string">
            <text:p><text:a xlink:href="https://arlight.group/catalog/cri95-98-rt-24v-60-4-8-w-m-ip20-984/svetodiodnaya-lenta-rt-2-5000-24v-day5000-3528-300-led-cri98-021412-1.html" xlink:type="simple">https://arlight.group/catalog/cri95-98-rt-24v-60-4-8-w-m-ip20-984/svetodiodnaya-lenta-rt-2-5000-24v-day5000-3528-300-led-cri98-021412-1.html</text:a></text:p>
          </table:table-cell>
          <table:table-cell table:style-name="ce183" office:value-type="string" calcext:value-type="string">
            <text:p>СВЕТОДИОДНАЯ ЛЕНТА RT 2-5000 24V DAY5000 (3528, 300 LED, CRI98) (ARLIGHT, 4.8 ВТ/М, IP20) 60 LED НА 1М</text:p>
          </table:table-cell>
          <table:table-cell table:style-name="ce183" office:value-type="string" calcext:value-type="string">
            <text:p>8х1,8 мм (10900)</text:p>
          </table:table-cell>
          <table:table-cell table:style-name="ce420" office:value-type="string" calcext:value-type="string">
            <text:p><text:a xlink:href="https://arlight.group/" xlink:type="simple">https://arlight.group/</text:a></text:p>
          </table:table-cell>
          <table:table-cell table:style-name="ce183"/>
          <table:table-cell table:style-name="ce143" office:value-type="currency" office:currency="RUB" office:value="393.4" calcext:value-type="currency">
            <text:p>393 ₽</text:p>
          </table:table-cell>
          <table:table-cell table:style-name="ce89" table:formula="of:=[.K522]*[.N522]" office:value-type="currency" office:currency="RUB" office:value="4288.06" calcext:value-type="currency">
            <text:p>4 288 ₽</text:p>
          </table:table-cell>
          <table:table-cell table:style-name="ce89"/>
          <table:table-cell table:style-name="ce279" office:value-type="float" office:value="10.9" calcext:value-type="float">
            <text:p>10,9</text:p>
          </table:table-cell>
          <table:table-cell table:style-name="ce511"/>
          <table:table-cell table:style-name="ce104" table:number-columns-repeated="3"/>
          <table:table-cell table:style-name="ce312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Консоль с зеркалом и подсветкой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183"/>
          <table:table-cell table:style-name="ce183" office:value-type="string" calcext:value-type="string">
            <text:p>корпус и фасады МДФ/эмаль </text:p>
          </table:table-cell>
          <table:table-cell table:style-name="ce183"/>
          <table:table-cell table:style-name="ce183" office:value-type="string" calcext:value-type="string">
            <text:p>Uclad</text:p>
          </table:table-cell>
          <table:table-cell table:style-name="ce183"/>
          <table:table-cell table:style-name="ce143" office:value-type="currency" office:currency="RUB" office:value="160893" calcext:value-type="currency">
            <text:p>160 893 ₽</text:p>
          </table:table-cell>
          <table:table-cell table:style-name="ce89" office:value-type="currency" office:currency="RUB" office:value="160893" calcext:value-type="currency">
            <text:p>160 893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В</text:p>
          </table:table-cell>
          <table:table-cell table:style-name="ce395" office:value-type="string" calcext:value-type="string">
            <text:p>техника</text:p>
          </table:table-cell>
          <table:table-cell table:style-name="ce395" office:value-type="string" calcext:value-type="string">
            <text:p>ТВ</text:p>
          </table:table-cell>
          <table:table-cell table:style-name="ce183"/>
          <table:table-cell table:style-name="ce183" office:value-type="string" calcext:value-type="string">
            <text:p>Телевизор Samsung UE50TU7090 50 дюймов Smart TV UHD</text:p>
          </table:table-cell>
          <table:table-cell table:style-name="ce183" office:value-type="string" calcext:value-type="string">
            <text:p>1116.8 x 644.2 x 59.9 мм</text:p>
          </table:table-cell>
          <table:table-cell table:style-name="ce183" office:value-type="string" calcext:value-type="string">
            <text:p>https://online-samsung.ru/ </text:p>
          </table:table-cell>
          <table:table-cell table:style-name="ce183"/>
          <table:table-cell table:style-name="ce183" office:value-type="float" office:value="51990" calcext:value-type="float">
            <text:p>51990</text:p>
          </table:table-cell>
          <table:table-cell table:style-name="ce183" office:value-type="float" office:value="51991" calcext:value-type="float">
            <text:p>51991</text:p>
          </table:table-cell>
          <table:table-cell table:style-name="ce183"/>
          <table:table-cell table:style-name="ce183" office:value-type="float" office:value="1" calcext:value-type="float">
            <text:p>1</text:p>
          </table:table-cell>
          <table:table-cell table:style-name="ce183" table:number-columns-repeated="2"/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66" calcext:value-type="float">
            <text:p>66</text:p>
          </table:table-cell>
          <table:table-cell table:style-name="ce183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В 017</text:p>
          </table:table-cell>
          <table:table-cell table:style-name="ce395" office:value-type="string" calcext:value-type="string">
            <text:p>Двери</text:p>
          </table:table-cell>
          <table:table-cell table:style-name="ce395" office:value-type="string" calcext:value-type="string">
            <text:p>двери</text:p>
          </table:table-cell>
          <table:table-cell table:style-name="ce183" office:value-type="string" calcext:value-type="string">
            <text:p><text:a xlink:href="https://sofiadoors.com/catalog/skrytye-dveri/skrytaa-dver-na-seba" xlink:type="simple">https://sofiadoors.com/catalog/skrytye-dveri/skrytaa-dver-na-seba</text:a></text:p>
          </table:table-cell>
          <table:table-cell table:style-name="ce183" office:value-type="string" calcext:value-type="string">
            <text:p>SOFIA Invisible На Себя</text:p>
          </table:table-cell>
          <table:table-cell table:style-name="ce183" office:value-type="string" calcext:value-type="string">
            <text:p>2685x800</text:p>
          </table:table-cell>
          <table:table-cell table:style-name="ce183" office:value-type="string" calcext:value-type="string">
            <text:p><text:a xlink:href="https://sofiadoors.com/" xlink:type="simple">https://sofiadoors.com/</text:a></text:p>
          </table:table-cell>
          <table:table-cell table:style-name="ce183" office:value-type="string" calcext:value-type="string">
            <text:p><text:a xlink:href="https://www.union.ru/skrytye-dveri-invisible" xlink:type="simple">https://www.union.ru/skrytye-dveri-invisible</text:a></text:p>
          </table:table-cell>
          <table:table-cell table:style-name="ce143" office:value-type="currency" office:currency="RUB" office:value="35000" calcext:value-type="currency">
            <text:p>35 000 ₽</text:p>
          </table:table-cell>
          <table:table-cell table:style-name="ce89" office:value-type="currency" office:currency="RUB" office:value="35000" calcext:value-type="currency">
            <text:p>35 00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верная ручка</text:p>
          </table:table-cell>
          <table:table-cell table:style-name="ce395" office:value-type="string" calcext:value-type="string">
            <text:p>Двери</text:p>
          </table:table-cell>
          <table:table-cell table:style-name="ce395"/>
          <table:table-cell table:style-name="ce183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83" office:value-type="string" calcext:value-type="string">
            <text:p>Дверная Ручка "Pure" Черная Матовая</text:p>
          </table:table-cell>
          <table:table-cell table:style-name="ce183"/>
          <table:table-cell table:style-name="ce183" office:value-type="string" calcext:value-type="string">
            <text:p><text:a xlink:href="https://sofiadoors.com/" xlink:type="simple">https://sofiadoors.com/</text:a></text:p>
          </table:table-cell>
          <table:table-cell table:style-name="ce183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43" office:value-type="currency" office:currency="RUB" office:value="8080" calcext:value-type="currency">
            <text:p>8 080 ₽</text:p>
          </table:table-cell>
          <table:table-cell table:style-name="ce89" office:value-type="currency" office:currency="RUB" office:value="8080" calcext:value-type="currency">
            <text:p>8 080 ₽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Розетки и выключатели</text:p>
          </table:table-cell>
          <table:table-cell table:style-name="ce395" office:value-type="string" calcext:value-type="string">
            <text:p>электрика</text:p>
          </table:table-cell>
          <table:table-cell table:style-name="ce395" office:value-type="string" calcext:value-type="string">
            <text:p>выключатели и розетки</text:p>
          </table:table-cell>
          <table:table-cell table:style-name="ce183" office:value-type="string" calcext:value-type="string">
            <text:p><text:a xlink:href="https://girastore.ru/" xlink:type="simple">https://girastore.ru/</text:a></text:p>
          </table:table-cell>
          <table:table-cell table:style-name="ce183" office:value-type="string" calcext:value-type="string">
            <text:p>Gira System 55 +Esprit Glass C</text:p>
          </table:table-cell>
          <table:table-cell table:style-name="ce183" office:value-type="string" calcext:value-type="string">
            <text:p>95х95</text:p>
          </table:table-cell>
          <table:table-cell table:style-name="ce183" office:value-type="string" calcext:value-type="string">
            <text:p><text:a xlink:href="https://www.tesli.com/" xlink:type="simple">https://www.tesli.com/</text:a></text:p>
          </table:table-cell>
          <table:table-cell table:style-name="ce183"/>
          <table:table-cell table:style-name="ce143"/>
          <table:table-cell table:style-name="ce89" office:value-type="currency" office:currency="RUB" office:value="115482" calcext:value-type="currency">
            <text:p>115 482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 table:style-name="ce25" office:value-type="string" calcext:value-type="string" table:number-columns-spanned="1" table:number-rows-spanned="34">
            <text:p>Детская (22)</text:p>
          </table:table-cell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TRACK T51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10000" calcext:value-type="currency">
            <text:p>10 000 ₽</text:p>
          </table:table-cell>
          <table:table-cell table:style-name="ce135" table:formula="of:=[.K528]*[.N528]" office:value-type="currency" office:currency="RUB" office:value="50000" calcext:value-type="currency">
            <text:p>50 000 ₽</text:p>
          </table:table-cell>
          <table:table-cell table:style-name="ce135"/>
          <table:table-cell table:style-name="ce277" office:value-type="float" office:value="5" calcext:value-type="float">
            <text:p>5</text:p>
          </table:table-cell>
          <table:table-cell table:style-name="ce277" table:number-columns-repeated="2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напольное покрытие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напольное покрытие</text:p>
          </table:table-cell>
          <table:table-cell table:style-name="ce154" office:value-type="string" calcext:value-type="string">
            <text:p><text:a xlink:href="https://tenfor.ru/" xlink:type="simple">https://tenfor.ru/</text:a></text:p>
          </table:table-cell>
          <table:table-cell table:style-name="ce154" office:value-type="string" calcext:value-type="string">
            <text:p>инженерная доска «Gray Sand»</text:p>
          </table:table-cell>
          <table:table-cell table:style-name="ce154" office:value-type="string" calcext:value-type="string">
            <text:p>13,5х150х300-1200</text:p>
          </table:table-cell>
          <table:table-cell table:style-name="ce154" office:value-type="string" calcext:value-type="string">
            <text:p>TENFOR</text:p>
          </table:table-cell>
          <table:table-cell table:style-name="ce154"/>
          <table:table-cell table:style-name="ce121" office:value-type="currency" office:currency="RUB" office:value="3637" calcext:value-type="currency">
            <text:p>3 637 ₽</text:p>
          </table:table-cell>
          <table:table-cell table:style-name="ce135" table:formula="of:=[.K529]*[.N529]" office:value-type="currency" office:currency="RUB" office:value="63211.06" calcext:value-type="currency">
            <text:p>63 211 ₽</text:p>
          </table:table-cell>
          <table:table-cell table:style-name="ce135"/>
          <table:table-cell table:style-name="ce278" office:value-type="float" office:value="17.38" calcext:value-type="float">
            <text:p>17,38</text:p>
          </table:table-cell>
          <table:table-cell table:style-name="ce304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Плинтус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Плинус</text:p>
          </table:table-cell>
          <table:table-cell table:style-name="ce157" office:value-type="string" calcext:value-type="string">
            <text:p><text:a xlink:href="https://symetric.ru/products/plintus-skrytogo-montazha-pro-design-universal-ne-anod-aliuminii" xlink:type="simple">https://symetric.ru/products/plintus-skrytogo-montazha-pro-design-universal-ne-anod-aliuminii</text:a></text:p>
          </table:table-cell>
          <table:table-cell table:style-name="ce154" office:value-type="string" calcext:value-type="string">
            <text:p>Плинтус скрытого монтажа Pro Design Universal (не анод. Алюминий)</text:p>
          </table:table-cell>
          <table:table-cell table:style-name="ce154" office:value-type="string" calcext:value-type="string">
            <text:p>80x12x2700</text:p>
          </table:table-cell>
          <table:table-cell table:style-name="ce154" office:value-type="string" calcext:value-type="string">
            <text:p>symetric.ru</text:p>
          </table:table-cell>
          <table:table-cell table:style-name="ce154"/>
          <table:table-cell table:style-name="ce121" table:formula="of:=599+425" office:value-type="currency" office:currency="RUB" office:value="1024" calcext:value-type="currency">
            <text:p>1 024 ₽</text:p>
          </table:table-cell>
          <table:table-cell table:style-name="ce135" table:formula="of:=[.K530]*[.N530]" office:value-type="currency" office:currency="RUB" office:value="8499.2" calcext:value-type="currency">
            <text:p>8 499 ₽</text:p>
          </table:table-cell>
          <table:table-cell table:style-name="ce135"/>
          <table:table-cell table:style-name="ce277" office:value-type="float" office:value="8.3" calcext:value-type="float">
            <text:p>8,3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Краска настенная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краска</text:p>
          </table:table-cell>
          <table:table-cell table:style-name="ce154" office:value-type="string" calcext:value-type="string">
            <text:p><text:a xlink:href="https://www.derufa.ru/" xlink:type="simple">https://www.derufa.ru/</text:a></text:p>
          </table:table-cell>
          <table:table-cell table:style-name="ce121" office:value-type="string" calcext:value-type="string">
            <text:p>H&amp;H (колеруем в цвет CAPAROL/Ral 9016</text:p>
          </table:table-cell>
          <table:table-cell table:style-name="ce135"/>
          <table:table-cell table:style-name="ce135" office:value-type="string" calcext:value-type="string">
            <text:p><text:a xlink:href="https://www.derufa.ru/" xlink:type="simple">https://www.derufa.ru/</text:a></text:p>
          </table:table-cell>
          <table:table-cell table:style-name="ce154"/>
          <table:table-cell table:style-name="ce121" office:value-type="currency" office:currency="RUB" office:value="310" calcext:value-type="currency">
            <text:p>310 ₽</text:p>
          </table:table-cell>
          <table:table-cell table:style-name="ce135" office:value-type="currency" office:currency="RUB" office:value="3754" calcext:value-type="currency">
            <text:p>3 754 ₽</text:p>
          </table:table-cell>
          <table:table-cell table:style-name="ce135"/>
          <table:table-cell table:style-name="ce277" office:value-type="float" office:value="12.11" calcext:value-type="float">
            <text:p>12,1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еневой профиль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Теневой профиль</text:p>
          </table:table-cell>
          <table:table-cell table:style-name="ce154" office:value-type="string" calcext:value-type="string">
            <text:p><text:a xlink:href="https://kraab-systems.com/catalog/kraab-gipps" xlink:type="simple">https://kraab-systems.com/catalog/kraab-gipps</text:a></text:p>
          </table:table-cell>
          <table:table-cell table:style-name="ce154" office:value-type="string" calcext:value-type="string">
            <text:p>KRAAB GIPPS с демпфером</text:p>
          </table:table-cell>
          <table:table-cell table:style-name="ce154" office:value-type="string" calcext:value-type="string">
            <text:p>2000x33,8x14</text:p>
          </table:table-cell>
          <table:table-cell table:style-name="ce154" office:value-type="string" calcext:value-type="string">
            <text:p>KRAAB</text:p>
          </table:table-cell>
          <table:table-cell table:style-name="ce154" office:value-type="string" calcext:value-type="string">
            <text:p><text:a xlink:href="https://tenevoy.ru/" xlink:type="simple">https://tenevoy.ru/</text:a></text:p>
          </table:table-cell>
          <table:table-cell table:style-name="ce121" office:value-type="currency" office:currency="RUB" office:value="450" calcext:value-type="currency">
            <text:p>450 ₽</text:p>
          </table:table-cell>
          <table:table-cell table:style-name="ce135" table:formula="of:=[.K532]*[.N532]" office:value-type="currency" office:currency="RUB" office:value="7470" calcext:value-type="currency">
            <text:p>7 470 ₽</text:p>
          </table:table-cell>
          <table:table-cell table:style-name="ce135"/>
          <table:table-cell table:style-name="ce277" office:value-type="float" office:value="16.6" calcext:value-type="float">
            <text:p>16,6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office:value-type="string" calcext:value-type="string">
            <text:p>4184, 3916, 1500, 105, 2850, 4020 (5вн, 1 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Портьеры на подкладке </text:p>
          </table:table-cell>
          <table:table-cell table:style-name="ce66" office:value-type="string" calcext:value-type="string">
            <text:p>текстиль</text:p>
          </table:table-cell>
          <table:table-cell table:style-name="ce66" office:value-type="string" calcext:value-type="string">
            <text:p>шторы</text:p>
          </table:table-cell>
          <table:table-cell table:style-name="ce154" office:value-type="string" calcext:value-type="string">
            <text:p><text:a xlink:href="http://www.royal-shtory.ru/" xlink:type="simple">http://www.royal-shtory.ru</text:a></text:p>
          </table:table-cell>
          <table:table-cell table:style-name="ce154"/>
          <table:table-cell table:style-name="ce154" office:value-type="string" calcext:value-type="string">
            <text:p>3.3х2.7</text:p>
          </table:table-cell>
          <table:table-cell table:style-name="ce154" office:value-type="string" calcext:value-type="string">
            <text:p>«Роял Стайл»</text:p>
          </table:table-cell>
          <table:table-cell table:style-name="ce154"/>
          <table:table-cell table:style-name="ce121"/>
          <table:table-cell table:style-name="ce135" office:value-type="currency" office:currency="RUB" office:value="68940" calcext:value-type="currency">
            <text:p>68 940 ₽</text:p>
          </table:table-cell>
          <table:table-cell table:style-name="ce135"/>
          <table:table-cell table:style-name="ce277" office:value-type="float" office:value="10.2" calcext:value-type="float">
            <text:p>10,2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юль</text:p>
          </table:table-cell>
          <table:table-cell table:style-name="ce66" office:value-type="string" calcext:value-type="string">
            <text:p>текстиль</text:p>
          </table:table-cell>
          <table:table-cell table:style-name="ce66" office:value-type="string" calcext:value-type="string">
            <text:p>шторы</text:p>
          </table:table-cell>
          <table:table-cell table:style-name="ce154" office:value-type="string" calcext:value-type="string">
            <text:p><text:a xlink:href="http://www.royal-shtory.ru/" xlink:type="simple">http://www.royal-shtory.ru</text:a></text:p>
          </table:table-cell>
          <table:table-cell table:style-name="ce154"/>
          <table:table-cell table:style-name="ce154" office:value-type="string" calcext:value-type="string">
            <text:p>3.3х2.7</text:p>
          </table:table-cell>
          <table:table-cell table:style-name="ce154" office:value-type="string" calcext:value-type="string">
            <text:p>«Роял Стайл»</text:p>
          </table:table-cell>
          <table:table-cell table:style-name="ce154"/>
          <table:table-cell table:style-name="ce121"/>
          <table:table-cell table:style-name="ce135" office:value-type="currency" office:currency="RUB" office:value="37224" calcext:value-type="currency">
            <text:p>37 224 ₽</text:p>
          </table:table-cell>
          <table:table-cell table:style-name="ce135"/>
          <table:table-cell table:style-name="ce277" office:value-type="float" office:value="8.8" calcext:value-type="float">
            <text:p>8,8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Потолочная гардина</text:p>
          </table:table-cell>
          <table:table-cell table:style-name="ce66" office:value-type="string" calcext:value-type="string">
            <text:p>отделка</text:p>
          </table:table-cell>
          <table:table-cell table:style-name="ce66" office:value-type="string" calcext:value-type="string">
            <text:p>карнизы для штор</text:p>
          </table:table-cell>
          <table:table-cell table:style-name="ce154" office:value-type="string" calcext:value-type="string">
            <text:p><text:a xlink:href="http://www.royal-shtory.ru/" xlink:type="simple">http://www.royal-shtory.ru</text:a></text:p>
          </table:table-cell>
          <table:table-cell table:style-name="ce154"/>
          <table:table-cell table:style-name="ce154" office:value-type="string" calcext:value-type="string">
            <text:p>3.3х2.7</text:p>
          </table:table-cell>
          <table:table-cell table:style-name="ce154" office:value-type="string" calcext:value-type="string">
            <text:p>«Роял Стайл»</text:p>
          </table:table-cell>
          <table:table-cell table:style-name="ce154"/>
          <table:table-cell table:style-name="ce121"/>
          <table:table-cell table:style-name="ce135" office:value-type="currency" office:currency="RUB" office:value="3280" calcext:value-type="currency">
            <text:p>3 280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Дверная ручка</text:p>
          </table:table-cell>
          <table:table-cell table:style-name="ce66" office:value-type="string" calcext:value-type="string">
            <text:p>Двери</text:p>
          </table:table-cell>
          <table:table-cell table:style-name="ce66"/>
          <table:table-cell table:style-name="ce154" office:value-type="string" calcext:value-type="string">
            <text:p><text:a xlink:href="https://sofiadoors.com/catalog/rucki/rucka-pure/cernyj-matovyj-pure" xlink:type="simple">https://sofiadoors.com/catalog/rucki/rucka-pure/cernyj-matovyj-pure</text:a></text:p>
          </table:table-cell>
          <table:table-cell table:style-name="ce154" office:value-type="string" calcext:value-type="string">
            <text:p>Дверная Ручка "Pure" Черная Матовая</text:p>
          </table:table-cell>
          <table:table-cell table:style-name="ce154"/>
          <table:table-cell table:style-name="ce154" office:value-type="string" calcext:value-type="string">
            <text:p><text:a xlink:href="https://sofiadoors.com/" xlink:type="simple">https://sofiadoors.com/</text:a></text:p>
          </table:table-cell>
          <table:table-cell table:style-name="ce154" office:value-type="string" calcext:value-type="string">
            <text:p><text:a xlink:href="https://todoor.ru/shop/dvernaja-ruchka-punto-blade-tl-bl-24-chernyj/" xlink:type="simple">https://todoor.ru/shop/dvernaja-ruchka-punto-blade-tl-bl-24-chernyj/</text:a></text:p>
          </table:table-cell>
          <table:table-cell table:style-name="ce121" office:value-type="currency" office:currency="RUB" office:value="8080" calcext:value-type="currency">
            <text:p>8 080 ₽</text:p>
          </table:table-cell>
          <table:table-cell table:style-name="ce135" office:value-type="currency" office:currency="RUB" office:value="8080" calcext:value-type="currency">
            <text:p>8 08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ERP 100-48 100Вт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6200" calcext:value-type="currency">
            <text:p>6 200 ₽</text:p>
          </table:table-cell>
          <table:table-cell table:style-name="ce135" table:formula="of:=[.K537]*[.N537]" office:value-type="currency" office:currency="RUB" office:value="6200" calcext:value-type="currency">
            <text:p>6 2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CONNECTOR 90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11200/4" office:value-type="currency" office:currency="RUB" office:value="2800" calcext:value-type="currency">
            <text:p>2 800 ₽</text:p>
          </table:table-cell>
          <table:table-cell table:style-name="ce135" table:formula="of:=[.K538]*[.N538]" office:value-type="currency" office:currency="RUB" office:value="11200" calcext:value-type="currency">
            <text:p>11 200 ₽</text:p>
          </table:table-cell>
          <table:table-cell table:style-name="ce135"/>
          <table:table-cell table:style-name="ce277" office:value-type="float" office:value="4" calcext:value-type="float">
            <text:p>4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CORNER T51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4000" calcext:value-type="currency">
            <text:p>4 000 ₽</text:p>
          </table:table-cell>
          <table:table-cell table:style-name="ce135" table:formula="of:=[.K539]*[.N539]" office:value-type="currency" office:currency="RUB" office:value="16000" calcext:value-type="currency">
            <text:p>16 000 ₽</text:p>
          </table:table-cell>
          <table:table-cell table:style-name="ce135"/>
          <table:table-cell table:style-name="ce277" office:value-type="float" office:value="4" calcext:value-type="float">
            <text:p>4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CONNECTOR 180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2000" calcext:value-type="currency">
            <text:p>2 000 ₽</text:p>
          </table:table-cell>
          <table:table-cell table:style-name="ce135" table:formula="of:=[.K540]*[.N540]" office:value-type="currency" office:currency="RUB" office:value="4000" calcext:value-type="currency">
            <text:p>4 000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CON 180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640/8" office:value-type="currency" office:currency="RUB" office:value="80" calcext:value-type="currency">
            <text:p>80 ₽</text:p>
          </table:table-cell>
          <table:table-cell table:style-name="ce135" table:formula="of:=[.K541]*[.N541]" office:value-type="currency" office:currency="RUB" office:value="640" calcext:value-type="currency">
            <text:p>640 ₽</text:p>
          </table:table-cell>
          <table:table-cell table:style-name="ce135"/>
          <table:table-cell table:style-name="ce277" office:value-type="float" office:value="8" calcext:value-type="float">
            <text:p>8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<text:s/>INF POWER CONNECTOR BP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office:value-type="currency" office:currency="RUB" office:value="2800" calcext:value-type="currency">
            <text:p>2 800 ₽</text:p>
          </table:table-cell>
          <table:table-cell table:style-name="ce135" table:formula="of:=[.K542]*[.N542]" office:value-type="currency" office:currency="RUB" office:value="2800" calcext:value-type="currency">
            <text:p>2 8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TURN SPOT LINE 200 1030 36° BK 10Вт3000К36°IP4048В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32400/3" office:value-type="currency" office:currency="RUB" office:value="10800" calcext:value-type="currency">
            <text:p>10 800 ₽</text:p>
          </table:table-cell>
          <table:table-cell table:style-name="ce135" table:formula="of:=[.K543]*[.N543]" office:value-type="currency" office:currency="RUB" office:value="32400" calcext:value-type="currency">
            <text:p>32 400 ₽</text:p>
          </table:table-cell>
          <table:table-cell table:style-name="ce135"/>
          <table:table-cell table:style-name="ce277" office:value-type="float" office:value="3" calcext:value-type="float">
            <text:p>3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table:formula="of:=10*[.N543]" office:value-type="float" office:value="30" calcext:value-type="float">
            <text:p>30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рековая система INF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www.centrsvet.ru/media/uploads/p.d.f/infinity_catalog_2021_05_2.pdf" xlink:type="simple">https://www.centrsvet.ru/media/uploads/p.d.f/infinity_catalog_2021_05_2.pdf</text:a></text:p>
          </table:table-cell>
          <table:table-cell table:style-name="ce154" office:value-type="string" calcext:value-type="string">
            <text:p>INF LINE 800 1630 BD DALI 2 3000К120°IP4048ВDIM DALI 2</text:p>
          </table:table-cell>
          <table:table-cell table:style-name="ce154"/>
          <table:table-cell table:style-name="ce154" office:value-type="string" calcext:value-type="string">
            <text:p><text:a xlink:href="http://www.centrsvet.ru/" xlink:type="simple">www.centrsvet.ru</text:a></text:p>
          </table:table-cell>
          <table:table-cell table:style-name="ce154" office:value-type="string" calcext:value-type="string">
            <text:p><text:a xlink:href="https://www.donolux.ru/" xlink:type="simple">https://www.donolux.ru/</text:a></text:p>
          </table:table-cell>
          <table:table-cell table:style-name="ce121" table:formula="of:=43200/4" office:value-type="currency" office:currency="RUB" office:value="10800" calcext:value-type="currency">
            <text:p>10 800 ₽</text:p>
          </table:table-cell>
          <table:table-cell table:style-name="ce135" table:formula="of:=[.K544]*[.N544]" office:value-type="currency" office:currency="RUB" office:value="43200" calcext:value-type="currency">
            <text:p>43 200 ₽</text:p>
          </table:table-cell>
          <table:table-cell table:style-name="ce135"/>
          <table:table-cell table:style-name="ce277" office:value-type="float" office:value="4" calcext:value-type="float">
            <text:p>4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table:formula="of:=16*[.N544]" office:value-type="float" office:value="64" calcext:value-type="float">
            <text:p>64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Бра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maytoni.ru/products/dekorativnyy_svet/bra/c038wl_l3b3k/" xlink:type="simple">https://maytoni.ru/products/dekorativnyy_svet/bra/c038wl_l3b3k/</text:a></text:p>
          </table:table-cell>
          <table:table-cell table:style-name="ce154" office:value-type="string" calcext:value-type="string">
            <text:p>Бра Mirax C038WL-L3B3K</text:p>
          </table:table-cell>
          <table:table-cell table:style-name="ce154" office:value-type="string" calcext:value-type="string">
            <text:p>Высота, мм: 85 Ширина, мм: 63</text:p>
          </table:table-cell>
          <table:table-cell table:style-name="ce154" office:value-type="string" calcext:value-type="string">
            <text:p><text:a xlink:href="https://maytoni.ru/" xlink:type="simple">https://maytoni.ru/</text:a></text:p>
          </table:table-cell>
          <table:table-cell table:style-name="ce154"/>
          <table:table-cell table:style-name="ce121" office:value-type="string" calcext:value-type="string">
            <text:p>3 250</text:p>
          </table:table-cell>
          <table:table-cell table:style-name="ce135" office:value-type="currency" office:currency="RUB" office:value="6500" calcext:value-type="currency">
            <text:p>6 500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6.4" calcext:value-type="float">
            <text:p>6,4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Люстры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loft-concept.ru/catalog/podvesnye_svetilniki/svetilnik-friture-vertigo-pendant-black-95/" xlink:type="simple">https://loft-concept.ru/catalog/podvesnye_svetilniki/svetilnik-friture-vertigo-pendant-black-95/</text:a></text:p>
          </table:table-cell>
          <table:table-cell table:style-name="ce154" office:value-type="string" calcext:value-type="string">
            <text:p>Светильник Friture Vertigo Pendant Black 95</text:p>
          </table:table-cell>
          <table:table-cell table:style-name="ce154" office:value-type="string" calcext:value-type="string">
            <text:p>Длина 95 см Глубина 72 см</text:p>
          </table:table-cell>
          <table:table-cell table:style-name="ce154" office:value-type="string" calcext:value-type="string">
            <text:p><text:a xlink:href="https://loft-concept.ru/" xlink:type="simple">https://loft-concept.ru/</text:a></text:p>
          </table:table-cell>
          <table:table-cell table:style-name="ce154"/>
          <table:table-cell table:style-name="ce121" office:value-type="string" calcext:value-type="string">
            <text:p>14 100</text:p>
          </table:table-cell>
          <table:table-cell table:style-name="ce135" office:value-type="currency" office:currency="RUB" office:value="28200" calcext:value-type="currency">
            <text:p>28 200 ₽</text:p>
          </table:table-cell>
          <table:table-cell table:style-name="ce135"/>
          <table:table-cell table:style-name="ce277" office:value-type="float" office:value="2" calcext:value-type="float">
            <text:p>2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20" calcext:value-type="float">
            <text:p>120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Розетки и выключатели</text:p>
          </table:table-cell>
          <table:table-cell table:style-name="ce66" office:value-type="string" calcext:value-type="string">
            <text:p>электрика</text:p>
          </table:table-cell>
          <table:table-cell table:style-name="ce66" office:value-type="string" calcext:value-type="string">
            <text:p>выключатели и розетки</text:p>
          </table:table-cell>
          <table:table-cell table:style-name="ce154" office:value-type="string" calcext:value-type="string">
            <text:p><text:a xlink:href="https://girastore.ru/" xlink:type="simple">https://girastore.ru</text:a>/</text:p>
          </table:table-cell>
          <table:table-cell table:style-name="ce154" office:value-type="string" calcext:value-type="string">
            <text:p>Gira System 55 +Esprit Glass C</text:p>
          </table:table-cell>
          <table:table-cell table:style-name="ce154" office:value-type="string" calcext:value-type="string">
            <text:p>95х95</text:p>
          </table:table-cell>
          <table:table-cell table:style-name="ce154" office:value-type="string" calcext:value-type="string">
            <text:p><text:a xlink:href="https://www.tesli.com/" xlink:type="simple">https://www.tesli.com/</text:a></text:p>
          </table:table-cell>
          <table:table-cell table:style-name="ce154"/>
          <table:table-cell table:style-name="ce121"/>
          <table:table-cell table:style-name="ce135" office:value-type="currency" office:currency="RUB" office:value="182346" calcext:value-type="currency">
            <text:p>182 346 ₽</text:p>
          </table:table-cell>
          <table:table-cell table:style-name="ce135"/>
          <table:table-cell table:style-name="ce277"/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ТВ</text:p>
          </table:table-cell>
          <table:table-cell table:style-name="ce66" office:value-type="string" calcext:value-type="string">
            <text:p>техника</text:p>
          </table:table-cell>
          <table:table-cell table:style-name="ce66" office:value-type="string" calcext:value-type="string">
            <text:p>ТВ</text:p>
          </table:table-cell>
          <table:table-cell table:style-name="ce154"/>
          <table:table-cell table:style-name="ce154" office:value-type="string" calcext:value-type="string">
            <text:p>Телевизор Samsung UE50TU7090 50 дюймов Smart TV UHD</text:p>
          </table:table-cell>
          <table:table-cell table:style-name="ce154" office:value-type="string" calcext:value-type="string">
            <text:p>1116.8 x 644.2 x 59.9 мм</text:p>
          </table:table-cell>
          <table:table-cell table:style-name="ce154" office:value-type="string" calcext:value-type="string">
            <text:p>https://online-samsung.ru/ </text:p>
          </table:table-cell>
          <table:table-cell table:style-name="ce154"/>
          <table:table-cell table:style-name="ce154" office:value-type="float" office:value="51990" calcext:value-type="float">
            <text:p>51990</text:p>
          </table:table-cell>
          <table:table-cell table:style-name="ce154" office:value-type="float" office:value="51991" calcext:value-type="float">
            <text:p>51991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6" calcext:value-type="float">
            <text:p>66</text:p>
          </table:table-cell>
          <table:table-cell table:style-name="ce15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Панель с полками у стола, стол и тумба под тв</text:p>
          </table:table-cell>
          <table:table-cell table:style-name="ce66" office:value-type="string" calcext:value-type="string">
            <text:p>мебель на заказ</text:p>
          </table:table-cell>
          <table:table-cell table:style-name="ce66" office:value-type="string" calcext:value-type="string">
            <text:p>мебель</text:p>
          </table:table-cell>
          <table:table-cell table:style-name="ce154"/>
          <table:table-cell table:style-name="ce154" office:value-type="string" calcext:value-type="string">
            <text:p>МДФ/Шпон дуба; МДФ (Эмаль, Ral)</text:p>
          </table:table-cell>
          <table:table-cell table:style-name="ce154"/>
          <table:table-cell table:style-name="ce154" office:value-type="string" calcext:value-type="string">
            <text:p>Uclad</text:p>
          </table:table-cell>
          <table:table-cell table:style-name="ce154"/>
          <table:table-cell table:style-name="ce121" office:value-type="currency" office:currency="RUB" office:value="323288" calcext:value-type="currency">
            <text:p>323 288 ₽</text:p>
          </table:table-cell>
          <table:table-cell table:style-name="ce135" office:value-type="currency" office:currency="RUB" office:value="323288" calcext:value-type="currency">
            <text:p>323 288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Детская кроватка</text:p>
          </table:table-cell>
          <table:table-cell table:number-columns-repeated="2" table:style-name="ce66" office:value-type="string" calcext:value-type="string">
            <text:p>мебель</text:p>
          </table:table-cell>
          <table:table-cell table:style-name="ce154" office:value-type="string" calcext:value-type="string">
            <text:p>https://lapsi.ru/detskaya_komnata/krovatka-stokke-sleepi/59381/</text:p>
          </table:table-cell>
          <table:table-cell table:style-name="ce154" office:value-type="string" calcext:value-type="string">
            <text:p>Кроватка Stokke (Стокке) SLEEPI White104205</text:p>
          </table:table-cell>
          <table:table-cell table:style-name="ce154" office:value-type="string" calcext:value-type="string">
            <text:p>86х127х74 см</text:p>
          </table:table-cell>
          <table:table-cell table:style-name="ce154" office:value-type="string" calcext:value-type="string">
            <text:p><text:a xlink:href="https://lapsi.ru/detskaya_komnata/krovatka-stokke-sleepi/59381/" xlink:type="simple">https://lapsi.ru/detskaya_komnata/krovatka-stokke-sleepi/59381/</text:a></text:p>
          </table:table-cell>
          <table:table-cell table:style-name="ce154"/>
          <table:table-cell table:style-name="ce121" office:value-type="string" calcext:value-type="string">
            <text:p>59 990</text:p>
          </table:table-cell>
          <table:table-cell table:style-name="ce135" office:value-type="currency" office:currency="RUB" office:value="59990" calcext:value-type="currency">
            <text:p>59 99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Стеновая панель с зеркалом</text:p>
          </table:table-cell>
          <table:table-cell table:style-name="ce66" office:value-type="string" calcext:value-type="string">
            <text:p>мебель на заказ</text:p>
          </table:table-cell>
          <table:table-cell table:style-name="ce66" office:value-type="string" calcext:value-type="string">
            <text:p>мебель</text:p>
          </table:table-cell>
          <table:table-cell table:style-name="ce154"/>
          <table:table-cell table:style-name="ce154" office:value-type="string" calcext:value-type="string">
            <text:p>МДФ (Эмаль, Ral)</text:p>
          </table:table-cell>
          <table:table-cell table:style-name="ce154"/>
          <table:table-cell table:style-name="ce154" office:value-type="string" calcext:value-type="string">
            <text:p>Uclad</text:p>
          </table:table-cell>
          <table:table-cell table:style-name="ce154"/>
          <table:table-cell table:style-name="ce121" office:value-type="currency" office:currency="RUB" office:value="119225" calcext:value-type="currency">
            <text:p>119 225 ₽</text:p>
          </table:table-cell>
          <table:table-cell table:style-name="ce135" office:value-type="currency" office:currency="RUB" office:value="119225" calcext:value-type="currency">
            <text:p>119 225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Настольный светильник</text:p>
          </table:table-cell>
          <table:table-cell table:style-name="ce66" office:value-type="string" calcext:value-type="string">
            <text:p>освещение</text:p>
          </table:table-cell>
          <table:table-cell table:style-name="ce66" office:value-type="string" calcext:value-type="string">
            <text:p>Светильники</text:p>
          </table:table-cell>
          <table:table-cell table:style-name="ce154" office:value-type="string" calcext:value-type="string">
            <text:p><text:a xlink:href="https://leds-c4-russia.com/product/10-8102-05-M1/" xlink:type="simple">https://leds-c4-russia.com/product/10-8102-05-M1/</text:a></text:p>
          </table:table-cell>
          <table:table-cell table:style-name="ce154" office:value-type="string" calcext:value-type="string">
            <text:p>Tubs Table Lamp</text:p>
          </table:table-cell>
          <table:table-cell table:style-name="ce154" office:value-type="string" calcext:value-type="string">
            <text:p>605х610</text:p>
          </table:table-cell>
          <table:table-cell table:style-name="ce154" office:value-type="string" calcext:value-type="string">
            <text:p><text:a xlink:href="https://leds-c4-russia.com/product/10-8102-05-M1/" xlink:type="simple">https://leds-c4-russia.com/product/10-8102-05-M1/</text:a></text:p>
          </table:table-cell>
          <table:table-cell table:style-name="ce154"/>
          <table:table-cell table:style-name="ce121" office:value-type="currency" office:currency="RUB" office:value="36934" calcext:value-type="currency">
            <text:p>36 934 ₽</text:p>
          </table:table-cell>
          <table:table-cell table:style-name="ce135" office:value-type="currency" office:currency="RUB" office:value="36934" calcext:value-type="currency">
            <text:p>36 934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0.5" calcext:value-type="float">
            <text:p>10,5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Стул</text:p>
          </table:table-cell>
          <table:table-cell table:number-columns-repeated="2" table:style-name="ce66" office:value-type="string" calcext:value-type="string">
            <text:p>мебель</text:p>
          </table:table-cell>
          <table:table-cell table:style-name="ce154" office:value-type="string" calcext:value-type="string">
            <text:p><text:a xlink:href="https://deephouse.pro/stulya_list/stul-dizhon-korallovyy-barkhat-nozhki-chern/" xlink:type="simple">https://deephouse.pro/stulya_list/stul-dizhon-korallovyy-barkhat-nozhki-chern/</text:a></text:p>
          </table:table-cell>
          <table:table-cell table:style-name="ce154" office:value-type="string" calcext:value-type="string">
            <text:p>Стул Дижон коралловый бархат ножки черные</text:p>
          </table:table-cell>
          <table:table-cell table:style-name="ce154" office:value-type="string" calcext:value-type="string">
            <text:p>51,5х54,4х81 см</text:p>
          </table:table-cell>
          <table:table-cell table:style-name="ce154" office:value-type="string" calcext:value-type="string">
            <text:p><text:a xlink:href="https://deephouse.pro/" xlink:type="simple">https://deephouse.pro</text:a></text:p>
          </table:table-cell>
          <table:table-cell table:style-name="ce154"/>
          <table:table-cell table:number-columns-repeated="2" table:style-name="ce121" office:value-type="currency" office:currency="RUB" office:value="6600" calcext:value-type="currency">
            <text:p>6 60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1 Панель стеновая с рейками (низкая у кровати)</text:p>
          </table:table-cell>
          <table:table-cell table:style-name="ce66" office:value-type="string" calcext:value-type="string">
            <text:p>мебель на заказ</text:p>
          </table:table-cell>
          <table:table-cell table:style-name="ce66" office:value-type="string" calcext:value-type="string">
            <text:p>мебель</text:p>
          </table:table-cell>
          <table:table-cell table:style-name="ce154"/>
          <table:table-cell table:style-name="ce154" office:value-type="string" calcext:value-type="string">
            <text:p>МДФ/Шпон дуба</text:p>
          </table:table-cell>
          <table:table-cell table:style-name="ce154"/>
          <table:table-cell table:style-name="ce154" office:value-type="string" calcext:value-type="string">
            <text:p>Uclad</text:p>
          </table:table-cell>
          <table:table-cell table:style-name="ce154"/>
          <table:table-cell table:style-name="ce121" office:value-type="currency" office:currency="RUB" office:value="88531" calcext:value-type="currency">
            <text:p>88 531 ₽</text:p>
          </table:table-cell>
          <table:table-cell table:style-name="ce135" office:value-type="currency" office:currency="RUB" office:value="88531" calcext:value-type="currency">
            <text:p>88 531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Панели за кроватью с рейками</text:p>
          </table:table-cell>
          <table:table-cell table:style-name="ce66" office:value-type="string" calcext:value-type="string">
            <text:p>отделка</text:p>
          </table:table-cell>
          <table:table-cell table:style-name="ce66"/>
          <table:table-cell table:style-name="ce154"/>
          <table:table-cell table:style-name="ce154" office:value-type="string" calcext:value-type="string">
            <text:p>МДФ/эмаль </text:p>
          </table:table-cell>
          <table:table-cell table:style-name="ce154"/>
          <table:table-cell table:style-name="ce154" office:value-type="string" calcext:value-type="string">
            <text:p>Uclad</text:p>
          </table:table-cell>
          <table:table-cell table:style-name="ce154"/>
          <table:table-cell table:style-name="ce121" office:value-type="currency" office:currency="RUB" office:value="166120" calcext:value-type="currency">
            <text:p>166 120 ₽</text:p>
          </table:table-cell>
          <table:table-cell table:style-name="ce135" office:value-type="currency" office:currency="RUB" office:value="166120" calcext:value-type="currency">
            <text:p>166 120 ₽</text:p>
          </table:table-cell>
          <table:table-cell table:style-name="ce135"/>
          <table:table-cell table:style-name="ce277"/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Кровать</text:p>
          </table:table-cell>
          <table:table-cell table:number-columns-repeated="2" table:style-name="ce66" office:value-type="string" calcext:value-type="string">
            <text:p>мебель</text:p>
          </table:table-cell>
          <table:table-cell table:style-name="ce154" office:value-type="string" calcext:value-type="string">
            <text:p><text:a xlink:href="https://italini.ru/mebel/twils/krovat_ada" xlink:type="simple">https://italini.ru/mebel/twils/krovat_ada</text:a></text:p>
          </table:table-cell>
          <table:table-cell table:style-name="ce154" office:value-type="string" calcext:value-type="string">
            <text:p><text:a xlink:href="https://italini.ru/mebel/twils/krovat_ada" xlink:type="simple">Кровать Ada Twils
https://italini.ru/mebel/twils/krovat_ada</text:a></text:p>
          </table:table-cell>
          <table:table-cell table:style-name="ce154" office:value-type="string" calcext:value-type="string">
            <text:p>143x225x98 арт.Ada hitalini.ru/mebel/twils/krovat_ada</text:p>
          </table:table-cell>
          <table:table-cell table:style-name="ce154" office:value-type="string" calcext:value-type="string">
            <text:p><text:a xlink:href="https://italini.ru/mebel/twils/krovat_ada" xlink:type="simple">https://italini.ru/mebel/twils/krovat_ada</text:a></text:p>
          </table:table-cell>
          <table:table-cell table:style-name="ce154"/>
          <table:table-cell table:style-name="ce121" office:value-type="currency" office:currency="RUB" office:value="104277.31" calcext:value-type="currency">
            <text:p>104 277 ₽</text:p>
          </table:table-cell>
          <table:table-cell table:style-name="ce135" office:value-type="currency" office:currency="RUB" office:value="104277.31" calcext:value-type="currency">
            <text:p>104 277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Прикроватная тумба оранжевая</text:p>
          </table:table-cell>
          <table:table-cell table:style-name="ce66" office:value-type="string" calcext:value-type="string">
            <text:p>мебель на заказ</text:p>
          </table:table-cell>
          <table:table-cell table:style-name="ce66" office:value-type="string" calcext:value-type="string">
            <text:p>мебель</text:p>
          </table:table-cell>
          <table:table-cell table:style-name="ce154"/>
          <table:table-cell table:style-name="ce154" office:value-type="string" calcext:value-type="string">
            <text:p>МДФ (Эмаль, Ral) </text:p>
          </table:table-cell>
          <table:table-cell table:style-name="ce154"/>
          <table:table-cell table:style-name="ce154" office:value-type="string" calcext:value-type="string">
            <text:p>Uclad</text:p>
          </table:table-cell>
          <table:table-cell table:style-name="ce154"/>
          <table:table-cell table:style-name="ce121" office:value-type="currency" office:currency="RUB" office:value="98182" calcext:value-type="currency">
            <text:p>98 182 ₽</text:p>
          </table:table-cell>
          <table:table-cell table:style-name="ce135" office:value-type="currency" office:currency="RUB" office:value="98182" calcext:value-type="currency">
            <text:p>98 182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Кресло</text:p>
          </table:table-cell>
          <table:table-cell table:number-columns-repeated="2" table:style-name="ce66" office:value-type="string" calcext:value-type="string">
            <text:p>мебель</text:p>
          </table:table-cell>
          <table:table-cell table:style-name="ce154" office:value-type="string" calcext:value-type="string">
            <text:p><text:a xlink:href="https://www.laredoute.ru/ppdp/prod-350205171.aspx#shoppingtool=externalcampaign" xlink:type="simple">https://www.laredoute.ru/ppdp/prod-350205171.aspx#shoppingtool=externalcampaign</text:a></text:p>
          </table:table-cell>
          <table:table-cell table:style-name="ce154" office:value-type="string" calcext:value-type="string">
            <text:p>Кресло из малой пряжи, Nidou</text:p>
          </table:table-cell>
          <table:table-cell table:style-name="ce154" office:value-type="string" calcext:value-type="string">
            <text:p>75х68х70 см</text:p>
          </table:table-cell>
          <table:table-cell table:style-name="ce154" office:value-type="string" calcext:value-type="string">
            <text:p><text:a xlink:href="https://www.laredoute.ru/" xlink:type="simple">https://www.laredoute.ru/</text:a></text:p>
          </table:table-cell>
          <table:table-cell table:style-name="ce154"/>
          <table:table-cell table:number-columns-repeated="2" table:style-name="ce121" office:value-type="currency" office:currency="RUB" office:value="37674.45" calcext:value-type="currency">
            <text:p>37 674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Радиатор отопления</text:p>
          </table:table-cell>
          <table:table-cell table:style-name="ce66" office:value-type="string" calcext:value-type="string">
            <text:p>отопление</text:p>
          </table:table-cell>
          <table:table-cell table:style-name="ce66" office:value-type="string" calcext:value-type="string">
            <text:p>Радиатор отопления</text:p>
          </table:table-cell>
          <table:table-cell table:style-name="ce154" office:value-type="string" calcext:value-type="string">
            <text:p><text:a xlink:href="http://www.sts-k.ru/content/view/1273/1468/" xlink:type="simple">http://www.sts-k.ru/content/view/1273/1468/</text:a></text:p>
          </table:table-cell>
          <table:table-cell table:style-name="ce154" office:value-type="string" calcext:value-type="string">
            <text:p>Qtherm ECO</text:p>
          </table:table-cell>
          <table:table-cell table:style-name="ce154" office:value-type="string" calcext:value-type="string">
            <text:p>3000х90х175</text:p>
          </table:table-cell>
          <table:table-cell table:style-name="ce154" office:value-type="string" calcext:value-type="string">
            <text:p>VARMAN</text:p>
          </table:table-cell>
          <table:table-cell table:style-name="ce154" office:value-type="string" calcext:value-type="string">
            <text:p><text:a xlink:href="https://varmann.ru/catalog/trenchconvector/ntherm/description/" xlink:type="simple">https://varmann.ru/catalog/trenchconvector/ntherm/description/</text:a></text:p>
          </table:table-cell>
          <table:table-cell table:style-name="ce121" office:value-type="currency" office:currency="RUB" office:value="84623" calcext:value-type="currency">
            <text:p>84 623 ₽</text:p>
          </table:table-cell>
          <table:table-cell table:style-name="ce135" office:value-type="currency" office:currency="RUB" office:value="84623" calcext:value-type="currency">
            <text:p>84 623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/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Столик</text:p>
          </table:table-cell>
          <table:table-cell table:number-columns-repeated="2" table:style-name="ce66" office:value-type="string" calcext:value-type="string">
            <text:p>мебель</text:p>
          </table:table-cell>
          <table:table-cell table:style-name="ce154" office:value-type="string" calcext:value-type="string">
            <text:p><text:a xlink:href="https://dg-home.ru/catalog/kofeynye_i_zhurnalnye_stoly/kofeinyi_stolik_kid_1/?utm_source=google&amp;utm_medium=cpc&amp;utm_campaign=adgasm_google_shopping-smart_rus_group-b&amp;utm_term=500626&amp;utm_content=&amp;cm_id" xlink:type="simple">https://dg-home.ru/catalog/kofeynye_i_zhurnalnye_stoly/kofeinyi_stolik_kid_1/?utm_source=google&amp;utm_medium=cpc&amp;utm_campaign=adgasm_google_shopping-smart_rus_group-b&amp;utm_term=500626&amp;utm_content=&amp;cm_id</text:a>={campaign_id}_{gbid}_{banner_id}_{phrase_id}_{retargeting_id}_{source}_{source_type}_{campaign_type}_{addphrases}_{device_type}_{position_type}_{region_id}&amp;gclid=CjwKCAjw4qCKBhAVEiwAkTYsPB314Tt6Ep4mOXpy7Is6v-VZpIMXq4lKZcxF3WYzuHRyW1iu6HZbBxoCUkUQAvD_BwE</text:p>
          </table:table-cell>
          <table:table-cell table:style-name="ce154" office:value-type="string" calcext:value-type="string">
            <text:p>КОФЕЙНЫЙ СТОЛИК КРУГЛЫЙ ЧЕРНЫЙ 44 СМ KID</text:p>
          </table:table-cell>
          <table:table-cell table:style-name="ce154" office:value-type="string" calcext:value-type="string">
            <text:p>высотой 50 см, диаметр столешницы 44 см</text:p>
          </table:table-cell>
          <table:table-cell table:style-name="ce154" office:value-type="string" calcext:value-type="string">
            <text:p><text:a xlink:href="https://dg-home.ru/" xlink:type="simple">https://dg-home.ru/</text:a></text:p>
          </table:table-cell>
          <table:table-cell table:style-name="ce154"/>
          <table:table-cell table:style-name="ce121" office:value-type="currency" office:currency="RUB" office:value="4490" calcext:value-type="currency">
            <text:p>4 490 ₽</text:p>
          </table:table-cell>
          <table:table-cell table:style-name="ce135" office:value-type="currency" office:currency="RUB" office:value="4490" calcext:value-type="currency">
            <text:p>4 490 ₽</text:p>
          </table:table-cell>
          <table:table-cell table:style-name="ce135"/>
          <table:table-cell table:style-name="ce277" office:value-type="float" office:value="1" calcext:value-type="float">
            <text:p>1</text:p>
          </table:table-cell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5"/>
          <table:table-cell table:style-name="ce66" office:value-type="string" calcext:value-type="string">
            <text:p>Ковёр</text:p>
          </table:table-cell>
          <table:table-cell table:style-name="ce66" office:value-type="string" calcext:value-type="string">
            <text:p>текстиль</text:p>
          </table:table-cell>
          <table:table-cell table:style-name="ce66"/>
          <table:table-cell table:style-name="ce154" office:value-type="string" calcext:value-type="string">
            <text:p><text:a xlink:href="https://www.laredoute.ru/ppdp/prod-350231720.aspx?docid=865621&amp;dim1=1#shoppingtool=treestructureflyout&amp;srt=noSorting&amp;shoppingtool=treestructureflyout&amp;pgnt=3" xlink:type="simple">https://www.laredoute.ru/ppdp/prod-350231720.aspx?docid=865621&amp;dim1=1#shoppingtool=treestructureflyout&amp;srt=noSorting&amp;shoppingtool=treestructureflyout&amp;pgnt=3</text:a></text:p>
          </table:table-cell>
          <table:table-cell table:style-name="ce154" office:value-type="string" calcext:value-type="string">
            <text:p>Ковер овальный из шерсти, Malko</text:p>
          </table:table-cell>
          <table:table-cell table:style-name="ce154" office:value-type="string" calcext:value-type="string">
            <text:p>160х230 см</text:p>
          </table:table-cell>
          <table:table-cell table:style-name="ce154" office:value-type="string" calcext:value-type="string">
            <text:p><text:a xlink:href="https://www.laredoute.ru/" xlink:type="simple">https://www.laredoute.ru/</text:a></text:p>
          </table:table-cell>
          <table:table-cell table:style-name="ce154"/>
          <table:table-cell table:style-name="ce121" office:value-type="currency" office:currency="RUB" office:value="51449" calcext:value-type="currency">
            <text:p>51 449 ₽</text:p>
          </table:table-cell>
          <table:table-cell table:style-name="ce135" office:value-type="currency" office:currency="RUB" office:value="51449" calcext:value-type="currency">
            <text:p>51 449 ₽</text:p>
          </table:table-cell>
          <table:table-cell table:style-name="ce135"/>
          <table:table-cell table:style-name="ce277"/>
          <table:table-cell table:style-name="ce303"/>
          <table:table-cell table:style-name="ce277" table:number-columns-repeated="3"/>
          <table:table-cell table:style-name="ce277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 table:formula="of:=[.A3]" office:value-type="currency" office:currency="RUB" office:value="32815840.058" calcext:value-type="currency">
            <text:p>32 815 840 ₽</text:p>
          </table:table-cell>
          <table:table-cell table:style-name="ce29" office:value-type="string" calcext:value-type="string" table:number-columns-spanned="1" table:number-rows-spanned="19">
            <text:p>Сауна (23)</text:p>
          </table:table-cell>
          <table:table-cell table:style-name="ce395" office:value-type="string" calcext:value-type="string">
            <text:p>Печь, термометр, вентиляция</text:p>
          </table:table-cell>
          <table:table-cell table:style-name="ce395" office:value-type="string" calcext:value-type="string">
            <text:p>Оборудование для саун</text:p>
          </table:table-cell>
          <table:table-cell table:style-name="ce395" office:value-type="string" calcext:value-type="string">
            <text:p>оборудование сауны</text:p>
          </table:table-cell>
          <table:table-cell table:style-name="ce183" office:value-type="string" calcext:value-type="string" table:number-columns-spanned="1" table:number-rows-spanned="2">
            <text:p>Комплект сауны кабины . Каркас из сосны, утепление 50 мм, <text:s/>пароизоляция алюминиевой фольгой 50 мкм, фасад и внутренняя <text:s/>отделка из липы 1 сорт, с притоком <text:s/>воздуха под печь и вытяжкой Ø 100 мм на потолке. Каналы для кабелей печи и светильников из негорючей гофротрубы Ø 20 мм встроены в стены и утеплены. Дополнительные усливающие бруски под печь и мебель. Два светильника под полками. Дверь стеклянная матовая сатин (без тонировки) <text:s/>0,7 х 1,9 м, Электрическая печь 4,5 <text:s/>кВт <text:s/>Nordex Ni2 (SAWO, Филипины), с камнями. Полоки из абаша. Решетка пола из абаша.</text:p>
          </table:table-cell>
          <table:table-cell table:style-name="ce183" table:number-columns-repeated="2"/>
          <table:table-cell table:style-name="ce183" office:value-type="string" calcext:value-type="string">
            <text:p>тел. +7(985) 776-27-91 , www.saunaroom.ru,  <text:a xlink:href="http://www.its-sauna.ru/" xlink:type="simple">www.its-sauna.ru</text:a></text:p>
          </table:table-cell>
          <table:table-cell table:style-name="ce183"/>
          <table:table-cell table:style-name="ce143" office:value-type="currency" office:currency="RUB" office:value="230000" calcext:value-type="currency" table:number-columns-spanned="1" table:number-rows-spanned="2">
            <text:p>230 000 ₽</text:p>
          </table:table-cell>
          <table:table-cell table:style-name="ce89" office:value-type="currency" office:currency="RUB" office:value="230000" calcext:value-type="currency" table:number-columns-spanned="1" table:number-rows-spanned="2">
            <text:p>230 000 ₽</text:p>
          </table:table-cell>
          <table:table-cell table:style-name="ce89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00" calcext:value-type="float">
            <text:p>300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0" table:formula="of:=[.T12]" office:value-type="percentage" office:value="0.991423670668954" calcext:value-type="percentage">
            <text:p>99,14%</text:p>
          </table:table-cell>
          <table:covered-table-cell table:style-name="ce29"/>
          <table:table-cell table:style-name="ce395" office:value-type="string" calcext:value-type="string">
            <text:p>Скамья, обшивка стен и пола, дверь</text:p>
          </table:table-cell>
          <table:table-cell table:style-name="ce395" office:value-type="string" calcext:value-type="string">
            <text:p>Оборудование для саун</text:p>
          </table:table-cell>
          <table:table-cell table:style-name="ce395"/>
          <table:covered-table-cell table:style-name="ce183"/>
          <table:table-cell table:style-name="ce183" table:number-columns-repeated="4"/>
          <table:covered-table-cell table:style-name="ce143"/>
          <table:covered-table-cell table:style-name="ce89"/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Подсветка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термолента</text:p>
          </table:table-cell>
          <table:table-cell table:style-name="ce183" office:value-type="string" calcext:value-type="string">
            <text:p><text:a xlink:href="https://market.yandex.ru/offer/S3pu_LTzykbWX9H3-FBqtw?cpc=A92c8Nl__YxloQkb2-gXOubX7A_6O_ZPxZMdXGpn872kmAyo16HVBSSfWdhr52KTEaLfqRPWIosSv5b3xpeQUauSpWc99b3l3z_ZFMyVIKqxetlO2WStiLFX3fRmu8L9uOjIL2iG_WUxzZph8sB99iGX9MYE916LnNXr9yVrb1zQ0-IXFJSurZudx9WV1v8D&amp;hid=12407737&amp;hyperid=944665485&amp;lr=35&amp;modelid=944665485&amp;nid=61502&amp;rs=eJyz0uE4wSikZG5qYWGhY6BjZmBtbGFibgZmW1gbG5sZGBsC2bqGEoxKjIYA2XgIoQ%2C%2C&amp;show-uid=16330196312476327104700001&amp;businessId=1138798" xlink:type="simple">https://market.yandex.ru/offer/S3pu_LTzykbWX9H3-FBqtw?cpc=A92c8Nl__YxloQkb2-gXOubX7A_6O_ZPxZMdXGpn872kmAyo16HVBSSfWdhr52KTEaLfqRPWIosSv5b3xpeQUauSpWc99b3l3z_ZFMyVIKqxetlO2WStiLFX3fRmu8L9uOjIL2iG_WUxzZph8sB99iGX9MYE916LnNXr9yVrb1zQ0-IXFJSurZudx9WV1v8D&amp;hid=12407737&amp;hyperid=944665485&amp;lr=35&amp;modelid=944665485&amp;nid=61502&amp;rs=eJyz0uE4wSikZG5qYWGhY6BjZmBtbGFibgZmW1gbG5sZGBsC2bqGEoxKjIYA2XgIoQ%2C%2C&amp;show-uid=16330196312476327104700001&amp;businessId=1138798</text:a></text:p>
          </table:table-cell>
          <table:table-cell table:style-name="ce183" office:value-type="string" calcext:value-type="string">
            <text:p>Термолента для бани и сауны SMD 2835, 180 LED/м, 12 Вт/м, 24В, IP68, Цвет: белая нейтральная</text:p>
          </table:table-cell>
          <table:table-cell table:style-name="ce183" office:value-type="string" calcext:value-type="string">
            <text:p>5 метров</text:p>
          </table:table-cell>
          <table:table-cell table:style-name="ce216" office:value-type="string" calcext:value-type="string">
            <text:p><text:s/>Диод63.рф</text:p>
          </table:table-cell>
          <table:table-cell table:style-name="ce183"/>
          <table:table-cell table:style-name="ce143" office:value-type="currency" office:currency="RUB" office:value="5599" calcext:value-type="currency">
            <text:p>5 599 ₽</text:p>
          </table:table-cell>
          <table:table-cell table:style-name="ce89" office:value-type="currency" office:currency="RUB" office:value="5599" calcext:value-type="currency">
            <text:p>5 599 ₽</text:p>
          </table:table-cell>
          <table:table-cell table:style-name="ce89"/>
          <table:table-cell table:style-name="ce279" office:value-type="float" office:value="1.5" calcext:value-type="float">
            <text:p>1,5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6" calcext:value-type="float">
            <text:p>16</text:p>
          </table:table-cell>
          <table:table-cell table:style-name="ce312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Светильники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catalog/nakladnie/locus_ip65s/" xlink:type="simple">https://www.centrsvet.ru/catalog/nakladnie/locus_ip65s/</text:a></text:p>
          </table:table-cell>
          <table:table-cell table:style-name="ce183" office:value-type="string" calcext:value-type="string">
            <text:p>LOCUS C IP65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10800" calcext:value-type="currency">
            <text:p>10 800 ₽</text:p>
          </table:table-cell>
          <table:table-cell table:style-name="ce89" table:formula="of:=[.K565]*[.N565]" office:value-type="currency" office:currency="RUB" office:value="21600" calcext:value-type="currency">
            <text:p>21 60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13*[.N565]" office:value-type="float" office:value="26" calcext:value-type="float">
            <text:p>26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Светильники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www.centrsvet.ru/catalog/nakladnie/piccolo_ceiling/" xlink:type="simple">https://www.centrsvet.ru/catalog/nakladnie/piccolo_ceiling/</text:a></text:p>
          </table:table-cell>
          <table:table-cell table:style-name="ce183" office:value-type="string" calcext:value-type="string">
            <text:p>DOT.TOT SOFT</text:p>
          </table:table-cell>
          <table:table-cell table:style-name="ce183"/>
          <table:table-cell table:style-name="ce183" office:value-type="string" calcext:value-type="string">
            <text:p><text:a xlink:href="http://www.centrsvet.ru/" xlink:type="simple">www.centrsvet.ru</text:a></text:p>
          </table:table-cell>
          <table:table-cell table:style-name="ce183" office:value-type="string" calcext:value-type="string">
            <text:p><text:a xlink:href="https://www.donolux.ru/" xlink:type="simple">https://www.donolux.ru/</text:a></text:p>
          </table:table-cell>
          <table:table-cell table:style-name="ce143" office:value-type="currency" office:currency="RUB" office:value="6200" calcext:value-type="currency">
            <text:p>6 200 ₽</text:p>
          </table:table-cell>
          <table:table-cell table:style-name="ce89" table:formula="of:=[.K566]*[.N566]" office:value-type="currency" office:currency="RUB" office:value="31000" calcext:value-type="currency">
            <text:p>31 000 ₽</text:p>
          </table:table-cell>
          <table:table-cell table:style-name="ce89"/>
          <table:table-cell table:style-name="ce104" office:value-type="float" office:value="5" calcext:value-type="float">
            <text:p>5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table:formula="of:=8*[.N566]" office:value-type="float" office:value="40" calcext:value-type="float">
            <text:p>4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освещение</text:p>
          </table:table-cell>
          <table:table-cell table:style-name="ce395" office:value-type="string" calcext:value-type="string">
            <text:p>Светильники</text:p>
          </table:table-cell>
          <table:table-cell table:style-name="ce183" office:value-type="string" calcext:value-type="string">
            <text:p><text:a xlink:href="https://3d-sauna.ru/galogennaya-podsvetka-halogen-35vt-230v-grey" xlink:type="simple">https://3d-sauna.ru/galogennaya-podsvetka-halogen-35vt-230v-grey</text:a></text:p>
          </table:table-cell>
          <table:table-cell table:style-name="ce183" office:value-type="string" calcext:value-type="string">
            <text:p>Tylo HALOGEN 35Вт 230В GREY</text:p>
          </table:table-cell>
          <table:table-cell table:style-name="ce183"/>
          <table:table-cell table:style-name="ce183" office:value-type="string" calcext:value-type="string">
            <text:p><text:a xlink:href="https://3d-sauna.ru/" xlink:type="simple">https://3d-sauna.ru/</text:a></text:p>
          </table:table-cell>
          <table:table-cell table:style-name="ce183"/>
          <table:table-cell table:style-name="ce143" office:value-type="currency" office:currency="RUB" office:value="9625" calcext:value-type="currency">
            <text:p>9 625 ₽</text:p>
          </table:table-cell>
          <table:table-cell table:style-name="ce89" table:formula="of:=[.K567]*[.N567]" office:value-type="currency" office:currency="RUB" office:value="19250" calcext:value-type="currency">
            <text:p>19 250 ₽</text:p>
          </table:table-cell>
          <table:table-cell table:style-name="ce89"/>
          <table:table-cell table:style-name="ce104" office:value-type="float" office:value="2" calcext:value-type="float">
            <text:p>2</text:p>
          </table:table-cell>
          <table:table-cell table:style-name="ce511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41" office:value-type="string" calcext:value-type="string">
            <text:p>напольное покрытие</text:p>
          </table:table-cell>
          <table:table-cell table:style-name="ce41" office:value-type="string" calcext:value-type="string">
            <text:p>отделка</text:p>
          </table:table-cell>
          <table:table-cell table:style-name="ce55" office:value-type="string" calcext:value-type="string">
            <text:p>плитка</text:p>
          </table:table-cell>
          <table:table-cell table:style-name="ce194" office:value-type="string" calcext:value-type="string">
            <text:p>https://www.italonceramica.ru/ru/kollektsii/millenium/</text:p>
          </table:table-cell>
          <table:table-cell table:style-name="ce194" office:value-type="string" calcext:value-type="string">
            <text:p>Itaion/Millenium/Silver</text:p>
          </table:table-cell>
          <table:table-cell table:style-name="ce104" office:value-type="string" calcext:value-type="string">
            <text:p>600х600</text:p>
          </table:table-cell>
          <table:table-cell table:style-name="ce104" office:value-type="string" calcext:value-type="string">
            <text:p><text:a xlink:href="http://www.ceramic.ru/" xlink:type="simple">http://www.ceramic.ru/</text:a></text:p>
          </table:table-cell>
          <table:table-cell table:style-name="ce143"/>
          <table:table-cell table:style-name="ce143" office:value-type="currency" office:currency="RUB" office:value="2515" calcext:value-type="currency">
            <text:p>2 515 ₽</text:p>
          </table:table-cell>
          <table:table-cell table:style-name="ce89" office:value-type="currency" office:currency="RUB" office:value="9783.35" calcext:value-type="currency">
            <text:p>9 783 ₽</text:p>
          </table:table-cell>
          <table:table-cell table:style-name="ce89"/>
          <table:table-cell table:style-name="ce194" office:value-type="float" office:value="3.89" calcext:value-type="float">
            <text:p>3,89</text:p>
          </table:table-cell>
          <table:table-cell table:style-name="ce306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Краска настенная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краска</text:p>
          </table:table-cell>
          <table:table-cell table:style-name="ce183" office:value-type="string" calcext:value-type="string">
            <text:p><text:a xlink:href="https://www.derufa.ru/" xlink:type="simple">https://www.derufa.ru/</text:a></text:p>
          </table:table-cell>
          <table:table-cell table:style-name="ce143" office:value-type="string" calcext:value-type="string">
            <text:p>H&amp;H (колеруем в цвет CAPAROL/Granit 60</text:p>
          </table:table-cell>
          <table:table-cell table:style-name="ce89"/>
          <table:table-cell table:style-name="ce89" office:value-type="string" calcext:value-type="string">
            <text:p><text:a xlink:href="https://www.derufa.ru/" xlink:type="simple">https://www.derufa.ru/</text:a></text:p>
          </table:table-cell>
          <table:table-cell table:style-name="ce183"/>
          <table:table-cell table:style-name="ce143" office:value-type="currency" office:currency="RUB" office:value="310" calcext:value-type="currency">
            <text:p>310 ₽</text:p>
          </table:table-cell>
          <table:table-cell table:style-name="ce89" office:value-type="currency" office:currency="RUB" office:value="1314.4" calcext:value-type="currency">
            <text:p>1 314 ₽</text:p>
          </table:table-cell>
          <table:table-cell table:style-name="ce89"/>
          <table:table-cell table:style-name="ce104" office:value-type="float" office:value="4.24" calcext:value-type="float">
            <text:p>4,24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ушевой трап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ан.техника</text:p>
          </table:table-cell>
          <table:table-cell table:style-name="ce183" office:value-type="string" calcext:value-type="string">
            <text:p><text:a xlink:href="https://santehnika-online.ru/product/dushevoy_lotok_alcaplast_double_apz13_85_sm/" xlink:type="simple">https://santehnika-online.ru/product/dushevoy_lotok_alcaplast_double_apz13_85_sm/</text:a></text:p>
          </table:table-cell>
          <table:table-cell table:style-name="ce183" office:value-type="string" calcext:value-type="string">
            <text:p>Душевой лоток AlcaPlast Double APZ13 85 см</text:p>
          </table:table-cell>
          <table:table-cell table:style-name="ce183" office:value-type="string" calcext:value-type="string">
            <text:p>Длина внешней части</text:p>
            <text:p>85 см</text:p>
            <text:p>Ширина внешней части</text:p>
            <text:p>7.1 см</text:p>
          </table:table-cell>
          <table:table-cell table:style-name="ce183" office:value-type="string" calcext:value-type="string">
            <text:p><text:a xlink:href="https://santehnika-online.ru/" xlink:type="simple">https://santehnika-online.ru/</text:a></text:p>
          </table:table-cell>
          <table:table-cell table:style-name="ce183"/>
          <table:table-cell table:style-name="ce143" office:value-type="string" calcext:value-type="string">
            <text:p>21 450</text:p>
          </table:table-cell>
          <table:table-cell table:style-name="ce89" office:value-type="string" calcext:value-type="string">
            <text:p>21 45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ушевая лейка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месители</text:p>
          </table:table-cell>
          <table:table-cell table:style-name="ce183" office:value-type="string" calcext:value-type="string">
            <text:p><text:a xlink:href="https://santehnika-online.ru/product/dushevoy_komplekt_am_pm_x_joy_fb85a1rh22_s_vnutrenney_chastyu_dlya_dusha_chyernyy/" xlink:type="simple">https://santehnika-online.ru/product/dushevoy_komplekt_am_pm_x_joy_fb85a1rh22_s_vnutrenney_chastyu_dlya_dusha_chyernyy/</text:a></text:p>
          </table:table-cell>
          <table:table-cell table:style-name="ce183" office:value-type="string" calcext:value-type="string">
            <text:p>Душевой комплект AM.PM X-Joy FB85A1RH22 С ВНУТРЕННЕЙ ЧАСТЬЮ, для душа, чёрный</text:p>
          </table:table-cell>
          <table:table-cell table:style-name="ce183"/>
          <table:table-cell table:style-name="ce183" office:value-type="string" calcext:value-type="string">
            <text:p><text:a xlink:href="https://santehnika-online.ru/" xlink:type="simple">https://santehnika-online.ru/</text:a></text:p>
          </table:table-cell>
          <table:table-cell table:style-name="ce183"/>
          <table:table-cell table:style-name="ce143" office:value-type="string" calcext:value-type="string">
            <text:p>25 690</text:p>
          </table:table-cell>
          <table:table-cell table:style-name="ce89" office:value-type="string" calcext:value-type="string">
            <text:p>25 69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В <text:s/>015 в сауну</text:p>
          </table:table-cell>
          <table:table-cell table:style-name="ce395" office:value-type="string" calcext:value-type="string">
            <text:p>двери</text:p>
          </table:table-cell>
          <table:table-cell table:style-name="ce395"/>
          <table:table-cell table:style-name="ce183" office:value-type="string" calcext:value-type="string">
            <text:p><text:a xlink:href="https://dompechey.ru/banya-i-sauna/dveri_dlja_saun_i_ban/dver-sawo-st-746-l-8-19-korobka-alyuminij-levaya" xlink:type="simple">https://dompechey.ru/banya-i-sauna/dveri_dlja_saun_i_ban/dver-sawo-st-746-l-8-19-korobka-alyuminij-levaya</text:a></text:p>
          </table:table-cell>
          <table:table-cell table:style-name="ce183" office:value-type="string" calcext:value-type="string">
            <text:p>Дверь SAWO ST-746-L 8/19 (коробка алюминий, левая)</text:p>
          </table:table-cell>
          <table:table-cell table:style-name="ce183" office:value-type="string" calcext:value-type="string">
            <text:p>Высота (мм) 1890 Ширина (мм) 790</text:p>
          </table:table-cell>
          <table:table-cell table:style-name="ce183" office:value-type="string" calcext:value-type="string">
            <text:p><text:a xlink:href="https://dompechey.ru/" xlink:type="simple">https://dompechey.ru/</text:a></text:p>
          </table:table-cell>
          <table:table-cell table:style-name="ce183"/>
          <table:table-cell table:style-name="ce143" office:value-type="string" calcext:value-type="string">
            <text:p>49 990</text:p>
          </table:table-cell>
          <table:table-cell table:style-name="ce89" office:value-type="string" calcext:value-type="string">
            <text:p>49 99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умба под раковину, тумба навесная с зеркалом с подсветкой, навесные пеналы</text:p>
          </table:table-cell>
          <table:table-cell table:style-name="ce395" office:value-type="string" calcext:value-type="string">
            <text:p>мебель на заказ</text:p>
          </table:table-cell>
          <table:table-cell table:style-name="ce395" office:value-type="string" calcext:value-type="string">
            <text:p>мебель</text:p>
          </table:table-cell>
          <table:table-cell table:style-name="ce183"/>
          <table:table-cell table:style-name="ce183" office:value-type="string" calcext:value-type="string">
            <text:p>Фасады: Cleaf с древесной текстурой , МДФ эмаль матовая - Зеркало с подложкой ЛДСП - Корпус Egger однотонный, в кромке 0,4 мм, кромление по PUR технологии (подробнее https://www.interierno.com/news/pur/), задняя стенка ЛХДФ - Петли  Blum - Выдвижные ящики с фурнитурой скрытого монтажа</text:p>
          </table:table-cell>
          <table:table-cell table:style-name="ce183"/>
          <table:table-cell table:style-name="ce183" office:value-type="string" calcext:value-type="string">
            <text:p>Интерьерно</text:p>
          </table:table-cell>
          <table:table-cell table:style-name="ce183"/>
          <table:table-cell table:style-name="ce143" office:value-type="string" calcext:value-type="string">
            <text:p>347 985</text:p>
          </table:table-cell>
          <table:table-cell table:style-name="ce89" office:value-type="string" calcext:value-type="string">
            <text:p>347 985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office:value-type="float" office:value="60" calcext:value-type="float">
            <text:p>60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Теневой профиль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Теневой профиль</text:p>
          </table:table-cell>
          <table:table-cell table:style-name="ce183" office:value-type="string" calcext:value-type="string">
            <text:p>https://kraab-systems.com/catalog/kraab-gipps </text:p>
          </table:table-cell>
          <table:table-cell table:style-name="ce183" office:value-type="string" calcext:value-type="string">
            <text:p>KRAAB GIPPS с демпфером</text:p>
          </table:table-cell>
          <table:table-cell table:style-name="ce183" office:value-type="string" calcext:value-type="string">
            <text:p>2000x33,8x14</text:p>
          </table:table-cell>
          <table:table-cell table:style-name="ce183" office:value-type="string" calcext:value-type="string">
            <text:p>KRAAB</text:p>
          </table:table-cell>
          <table:table-cell table:style-name="ce183" office:value-type="string" calcext:value-type="string">
            <text:p><text:a xlink:href="https://tenevoy.ru/" xlink:type="simple">https://tenevoy.ru/</text:a></text:p>
          </table:table-cell>
          <table:table-cell table:style-name="ce143" office:value-type="currency" office:currency="RUB" office:value="450" calcext:value-type="currency">
            <text:p>450 ₽</text:p>
          </table:table-cell>
          <table:table-cell table:style-name="ce89" table:formula="of:=[.K574]*[.N574]" office:value-type="currency" office:currency="RUB" office:value="4950" calcext:value-type="currency">
            <text:p>4 950 ₽</text:p>
          </table:table-cell>
          <table:table-cell table:style-name="ce89"/>
          <table:table-cell table:style-name="ce104" office:value-type="float" office:value="11" calcext:value-type="float">
            <text:p>1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 office:value-type="string" calcext:value-type="string">
            <text:p>2750, 1000, 1408, 1761, 1300, 2802 (5вн, 1 нар)</text:p>
          </table:table-cell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Раковина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ан.техника</text:p>
          </table:table-cell>
          <table:table-cell table:style-name="ce183" office:value-type="string" calcext:value-type="string">
            <text:p><text:a xlink:href="http://akrilium.ru/" xlink:type="simple">http://akrilium.ru/</text:a></text:p>
          </table:table-cell>
          <table:table-cell table:style-name="ce183" office:value-type="string" calcext:value-type="string">
            <text:p>Раковина в ванную комнату из Staron <text:s/>Quasar White SQ019</text:p>
          </table:table-cell>
          <table:table-cell table:style-name="ce183" office:value-type="string" calcext:value-type="string">
            <text:p>1300х500</text:p>
          </table:table-cell>
          <table:table-cell table:style-name="ce183" office:value-type="string" calcext:value-type="string">
            <text:p><text:a xlink:href="http://akrilium.ru/" xlink:type="simple">http://akrilium.ru/</text:a></text:p>
          </table:table-cell>
          <table:table-cell table:style-name="ce183"/>
          <table:table-cell table:style-name="ce143" office:value-type="string" calcext:value-type="string">
            <text:p>59 027</text:p>
          </table:table-cell>
          <table:table-cell table:style-name="ce89" office:value-type="string" calcext:value-type="string">
            <text:p>59 027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Смеситель раковины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 office:value-type="string" calcext:value-type="string">
            <text:p>смесители</text:p>
          </table:table-cell>
          <table:table-cell table:style-name="ce183" office:value-type="string" calcext:value-type="string">
            <text:p><text:a xlink:href="https://santehnika-online.ru/product/smesitel_hansgrohe_talis_e_71710670_dlya_rakoviny_s_donnym_klapanom/" xlink:type="simple">https://santehnika-online.ru/product/smesitel_hansgrohe_talis_e_71710670_dlya_rakoviny_s_donnym_klapanom/</text:a></text:p>
          </table:table-cell>
          <table:table-cell table:style-name="ce183" office:value-type="string" calcext:value-type="string">
            <text:p>Смеситель Hansgrohe Talis E 71710670 для раковины с донным клапаном</text:p>
          </table:table-cell>
          <table:table-cell table:style-name="ce183" office:value-type="string" calcext:value-type="string">
            <text:p>Длина излива: 11.2 см</text:p>
          </table:table-cell>
          <table:table-cell table:style-name="ce183" office:value-type="string" calcext:value-type="string">
            <text:p><text:a xlink:href="https://santehnika-online.ru/" xlink:type="simple">https://santehnika-online.ru/</text:a></text:p>
          </table:table-cell>
          <table:table-cell table:style-name="ce183"/>
          <table:table-cell table:style-name="ce143" office:value-type="string" calcext:value-type="string">
            <text:p>18 470</text:p>
          </table:table-cell>
          <table:table-cell table:style-name="ce89" office:value-type="string" calcext:value-type="string">
            <text:p>18 47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41" office:value-type="string" calcext:value-type="string">
            <text:p>Держатель для полотенец</text:p>
          </table:table-cell>
          <table:table-cell table:style-name="ce41" office:value-type="string" calcext:value-type="string">
            <text:p>аксессуары</text:p>
          </table:table-cell>
          <table:table-cell table:style-name="ce89" office:value-type="string" calcext:value-type="string">
            <text:p>аксессуары для ванной комнаты</text:p>
          </table:table-cell>
          <table:table-cell table:style-name="ce194" office:value-type="string" calcext:value-type="string">
            <text:p><text:a xlink:href="https://santehnika-online.ru/product/kryuchok_colombo_design_look_lc27_nm/" xlink:type="simple">https://santehnika-online.ru/product/kryuchok_colombo_design_look_lc27_nm/</text:a></text:p>
          </table:table-cell>
          <table:table-cell table:style-name="ce194" office:value-type="string" calcext:value-type="string">
            <text:p>Крючок Colombo Design Look LC27.NM </text:p>
          </table:table-cell>
          <table:table-cell table:style-name="ce104" office:value-type="string" calcext:value-type="string">
            <text:p><text:s/>6 x 3.5 x 4.5 см</text:p>
          </table:table-cell>
          <table:table-cell table:style-name="ce104" office:value-type="string" calcext:value-type="string">
            <text:p><text:a xlink:href="https://santehnika-online.ru/" xlink:type="simple">https://santehnika-online.ru/</text:a></text:p>
          </table:table-cell>
          <table:table-cell table:style-name="ce143"/>
          <table:table-cell table:style-name="ce143" office:value-type="string" calcext:value-type="string">
            <text:p>2 930</text:p>
          </table:table-cell>
          <table:table-cell table:style-name="ce89" office:value-type="currency" office:currency="RUB" office:value="5860" calcext:value-type="currency">
            <text:p>5 860 ₽</text:p>
          </table:table-cell>
          <table:table-cell table:style-name="ce89"/>
          <table:table-cell table:style-name="ce194" office:value-type="float" office:value="2" calcext:value-type="float">
            <text:p>2</text:p>
          </table:table-cell>
          <table:table-cell table:style-name="ce306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Розетки и выключатели</text:p>
          </table:table-cell>
          <table:table-cell table:style-name="ce395" office:value-type="string" calcext:value-type="string">
            <text:p>электрика</text:p>
          </table:table-cell>
          <table:table-cell table:style-name="ce395" office:value-type="string" calcext:value-type="string">
            <text:p>выключатели и розетки</text:p>
          </table:table-cell>
          <table:table-cell table:style-name="ce183" office:value-type="string" calcext:value-type="string">
            <text:p><text:a xlink:href="https://girastore.ru/" xlink:type="simple">https://girastore.ru/</text:a></text:p>
          </table:table-cell>
          <table:table-cell table:style-name="ce183" office:value-type="string" calcext:value-type="string">
            <text:p>Gira System 55 +Esprit Glass C</text:p>
          </table:table-cell>
          <table:table-cell table:style-name="ce183" office:value-type="string" calcext:value-type="string">
            <text:p>95х95</text:p>
          </table:table-cell>
          <table:table-cell table:style-name="ce183" office:value-type="string" calcext:value-type="string">
            <text:p><text:a xlink:href="https://www.tesli.com/" xlink:type="simple">https://www.tesli.com/</text:a></text:p>
          </table:table-cell>
          <table:table-cell table:style-name="ce183"/>
          <table:table-cell table:style-name="ce143"/>
          <table:table-cell table:style-name="ce89" office:value-type="currency" office:currency="RUB" office:value="65381" calcext:value-type="currency">
            <text:p>65 381 ₽</text:p>
          </table:table-cell>
          <table:table-cell table:style-name="ce89"/>
          <table:table-cell table:style-name="ce104"/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Настенная плитка</text:p>
          </table:table-cell>
          <table:table-cell table:style-name="ce395" office:value-type="string" calcext:value-type="string">
            <text:p>отделка</text:p>
          </table:table-cell>
          <table:table-cell table:style-name="ce395" office:value-type="string" calcext:value-type="string">
            <text:p>плитка</text:p>
          </table:table-cell>
          <table:table-cell table:style-name="ce194" office:value-type="string" calcext:value-type="string">
            <text:p><text:a xlink:href="https://www.italonceramica.ru/ru/kollektsii/millenium/" xlink:type="simple">https://www.italonceramica.ru/ru/kollektsii/millenium/</text:a></text:p>
          </table:table-cell>
          <table:table-cell table:style-name="ce194" office:value-type="string" calcext:value-type="string">
            <text:p>Itaion/Millenium/Silver</text:p>
          </table:table-cell>
          <table:table-cell table:style-name="ce104" office:value-type="string" calcext:value-type="string">
            <text:p>1200x600</text:p>
          </table:table-cell>
          <table:table-cell table:style-name="ce104" office:value-type="string" calcext:value-type="string">
            <text:p><text:a xlink:href="http://www.ceramic.ru/" xlink:type="simple">http://www.ceramic.ru/</text:a></text:p>
          </table:table-cell>
          <table:table-cell table:style-name="ce143"/>
          <table:table-cell table:style-name="ce143" office:value-type="currency" office:currency="RUB" office:value="2780" calcext:value-type="currency">
            <text:p>2 780 ₽</text:p>
          </table:table-cell>
          <table:table-cell table:style-name="ce89" office:value-type="currency" office:currency="RUB" office:value="65774" calcext:value-type="currency">
            <text:p>65 774 ₽</text:p>
          </table:table-cell>
          <table:table-cell table:style-name="ce89"/>
          <table:table-cell table:style-name="ce104" office:value-type="float" office:value="23.66" calcext:value-type="float">
            <text:p>23,66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covered-table-cell table:style-name="ce29"/>
          <table:table-cell table:style-name="ce395" office:value-type="string" calcext:value-type="string">
            <text:p>Дверца душевой</text:p>
          </table:table-cell>
          <table:table-cell table:style-name="ce395" office:value-type="string" calcext:value-type="string">
            <text:p>сантехника</text:p>
          </table:table-cell>
          <table:table-cell table:style-name="ce395"/>
          <table:table-cell table:style-name="ce183" office:value-type="string" calcext:value-type="string">
            <text:p><text:a xlink:href="https://santehnika-online.ru/product/dushevaya_dver_v_nishu_bravat_blackline_100kh200_skladnaya/" xlink:type="simple">https://santehnika-online.ru/product/dushevaya_dver_v_nishu_bravat_blackline_100kh200_skladnaya/</text:a></text:p>
          </table:table-cell>
          <table:table-cell table:style-name="ce183" office:value-type="string" calcext:value-type="string">
            <text:p>Душевая дверь в нишу Bravat Blackline 100х200 складная</text:p>
          </table:table-cell>
          <table:table-cell table:style-name="ce183" office:value-type="string" calcext:value-type="string">
            <text:p>1000х2000</text:p>
          </table:table-cell>
          <table:table-cell table:style-name="ce183" office:value-type="string" calcext:value-type="string">
            <text:p><text:a xlink:href="https://santehnika-online.ru/" xlink:type="simple">https://santehnika-online.ru/</text:a></text:p>
          </table:table-cell>
          <table:table-cell table:style-name="ce183"/>
          <table:table-cell table:style-name="ce143" office:value-type="string" calcext:value-type="string">
            <text:p>28 360</text:p>
          </table:table-cell>
          <table:table-cell table:style-name="ce89" office:value-type="string" calcext:value-type="string">
            <text:p>28 360</text:p>
          </table:table-cell>
          <table:table-cell table:style-name="ce89"/>
          <table:table-cell table:style-name="ce104" office:value-type="float" office:value="1" calcext:value-type="float">
            <text:p>1</text:p>
          </table:table-cell>
          <table:table-cell table:style-name="ce511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26"/>
          <table:table-cell table:number-columns-repeated="1004"/>
        </table:table-row>
        <table:table-row table:style-name="ro2">
          <table:table-cell table:style-name="ce371"/>
          <table:table-cell/>
          <table:table-cell table:style-name="ce67"/>
          <table:table-cell/>
          <table:table-cell table:style-name="ce67"/>
          <table:table-cell table:number-columns-repeated="5"/>
          <table:table-cell table:style-name="ce229"/>
          <table:table-cell table:style-name="ce238" table:number-columns-repeated="2"/>
          <table:table-cell table:number-columns-repeated="1011"/>
        </table:table-row>
        <table:table-row table:style-name="ro2" table:number-rows-repeated="136">
          <table:table-cell table:style-name="ce371"/>
          <table:table-cell table:number-columns-repeated="9"/>
          <table:table-cell table:style-name="ce229"/>
          <table:table-cell table:style-name="ce238" table:number-columns-repeated="2"/>
          <table:table-cell table:number-columns-repeated="1011"/>
        </table:table-row>
        <table:table-row table:style-name="ro2">
          <table:table-cell table:style-name="ce371"/>
          <table:table-cell table:number-columns-repeated="9"/>
          <table:table-cell table:style-name="ce229"/>
          <table:table-cell table:style-name="ce239"/>
          <table:table-cell table:style-name="ce238"/>
          <table:table-cell table:number-columns-repeated="1011"/>
        </table:table-row>
        <table:table-row table:style-name="ro2" table:number-rows-repeated="120">
          <table:table-cell table:number-columns-repeated="10"/>
          <table:table-cell table:style-name="ce229"/>
          <table:table-cell table:style-name="ce238" table:number-columns-repeated="2"/>
          <table:table-cell table:number-columns-repeated="1011"/>
        </table:table-row>
        <table:table-row table:style-name="ro2" table:number-rows-repeated="7">
          <table:table-cell table:number-columns-repeated="10"/>
          <table:table-cell table:style-name="ce229"/>
          <table:table-cell/>
          <table:table-cell table:style-name="ce238"/>
          <table:table-cell table:number-columns-repeated="1011"/>
        </table:table-row>
        <table:table-row table:style-name="ro2" table:number-rows-repeated="76">
          <table:table-cell table:number-columns-repeated="10"/>
          <table:table-cell table:style-name="ce229"/>
          <table:table-cell table:number-columns-repeated="1013"/>
        </table:table-row>
        <table:table-row table:style-name="ro11" table:number-rows-repeated="104765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'Сводная ведомость'.$A$1" table:cell-range-address="$'Сводная ведомость'.$A$1:.$T$580"/>
        </table:named-expressions>
      </table:table>
      <table:table table:name="Электроустановочные изделия" table:style-name="ta2" table:print="false">
        <table:table-column table:style-name="co11" table:default-cell-style-name="ce538"/>
        <table:table-column table:style-name="co12" table:default-cell-style-name="Excel_20_Built-in_20_Normal_20_1"/>
        <table:table-column table:style-name="co13" table:default-cell-style-name="Excel_20_Built-in_20_Normal_20_1"/>
        <table:table-column table:style-name="co14" table:default-cell-style-name="Excel_20_Built-in_20_Normal_20_1"/>
        <table:table-column table:style-name="co15" table:default-cell-style-name="Excel_20_Built-in_20_Normal_20_1"/>
        <table:table-column table:style-name="co16" table:default-cell-style-name="Excel_20_Built-in_20_Normal_20_1"/>
        <table:table-column table:style-name="co17" table:default-cell-style-name="Excel_20_Built-in_20_Normal_20_1"/>
        <table:table-column table:style-name="co18" table:default-cell-style-name="Excel_20_Built-in_20_Normal_20_1"/>
        <table:table-column table:style-name="co19" table:default-cell-style-name="Excel_20_Built-in_20_Normal_20_1"/>
        <table:table-column table:style-name="co20" table:default-cell-style-name="Excel_20_Built-in_20_Normal_20_1"/>
        <table:table-column table:style-name="co21" table:default-cell-style-name="Excel_20_Built-in_20_Normal_20_1"/>
        <table:table-column table:style-name="co19" table:default-cell-style-name="Excel_20_Built-in_20_Normal_20_1"/>
        <table:table-column table:style-name="co22" table:default-cell-style-name="Excel_20_Built-in_20_Normal_20_1"/>
        <table:table-column table:style-name="co23" table:default-cell-style-name="Excel_20_Built-in_20_Normal_20_1"/>
        <table:table-column table:style-name="co24" table:default-cell-style-name="Excel_20_Built-in_20_Normal_20_1"/>
        <table:table-column table:style-name="co25" table:default-cell-style-name="Excel_20_Built-in_20_Normal_20_1"/>
        <table:table-column table:style-name="co26" table:default-cell-style-name="Excel_20_Built-in_20_Normal_20_1"/>
        <table:table-column table:style-name="co27" table:default-cell-style-name="Excel_20_Built-in_20_Normal_20_1"/>
        <table:table-column table:style-name="co28" table:default-cell-style-name="Excel_20_Built-in_20_Normal_20_1"/>
        <table:table-column table:style-name="co29" table:default-cell-style-name="Excel_20_Built-in_20_Normal_20_1"/>
        <table:table-column table:style-name="co30" table:default-cell-style-name="Excel_20_Built-in_20_Normal_20_1"/>
        <table:table-column table:style-name="co31" table:default-cell-style-name="Excel_20_Built-in_20_Normal_20_1"/>
        <table:table-column table:style-name="co32" table:default-cell-style-name="Excel_20_Built-in_20_Normal_20_1"/>
        <table:table-column table:style-name="co33" table:default-cell-style-name="Excel_20_Built-in_20_Normal_20_1"/>
        <table:table-column table:style-name="co34" table:number-columns-repeated="40" table:default-cell-style-name="Excel_20_Built-in_20_Normal_20_1"/>
        <table:table-column table:style-name="co35" table:number-columns-repeated="960" table:default-cell-style-name="Default"/>
        <table:table-row table:style-name="ro12">
          <table:table-cell table:style-name="ce32" office:value-type="string" calcext:value-type="string">
            <text:p>Изделие</text:p>
          </table:table-cell>
          <table:table-cell table:style-name="ce327" office:value-type="string" calcext:value-type="string">
            <text:p>1. Кухня</text:p>
          </table:table-cell>
          <table:table-cell table:style-name="ce327" office:value-type="string" calcext:value-type="string">
            <text:p>2. Гостиная</text:p>
          </table:table-cell>
          <table:table-cell table:style-name="ce327" office:value-type="string" calcext:value-type="string">
            <text:p>3. Столовая</text:p>
          </table:table-cell>
          <table:table-cell table:style-name="ce327" office:value-type="string" calcext:value-type="string">
            <text:p>4. Холл</text:p>
          </table:table-cell>
          <table:table-cell table:style-name="ce327" office:value-type="string" calcext:value-type="string">
            <text:p>5. Гардеробная</text:p>
          </table:table-cell>
          <table:table-cell table:style-name="ce327" office:value-type="string" calcext:value-type="string">
            <text:p>6. Гостевой с.у.</text:p>
          </table:table-cell>
          <table:table-cell table:style-name="ce327" office:value-type="string" calcext:value-type="string">
            <text:p>7. Хозяйственная комната</text:p>
          </table:table-cell>
          <table:table-cell table:style-name="ce327" office:value-type="string" calcext:value-type="string">
            <text:p>8. Кладовая</text:p>
          </table:table-cell>
          <table:table-cell table:style-name="ce327" office:value-type="string" calcext:value-type="string">
            <text:p>9. Прихожая</text:p>
          </table:table-cell>
          <table:table-cell table:style-name="ce327" office:value-type="string" calcext:value-type="string">
            <text:p>10. С.У.</text:p>
          </table:table-cell>
          <table:table-cell table:style-name="ce327" office:value-type="string" calcext:value-type="string">
            <text:p>11. Гостевая</text:p>
          </table:table-cell>
          <table:table-cell table:style-name="ce327" office:value-type="string" calcext:value-type="string">
            <text:p>12. Детская</text:p>
          </table:table-cell>
          <table:table-cell table:style-name="ce327" office:value-type="string" calcext:value-type="string">
            <text:p>13. Гардеробная при детской</text:p>
          </table:table-cell>
          <table:table-cell table:style-name="ce327" office:value-type="string" calcext:value-type="string">
            <text:p>14. Спальня</text:p>
          </table:table-cell>
          <table:table-cell table:style-name="ce327" office:value-type="string" calcext:value-type="string">
            <text:p>15. Кабинет</text:p>
          </table:table-cell>
          <table:table-cell table:style-name="ce327" office:value-type="string" calcext:value-type="string">
            <text:p>16. Женская гардеробная</text:p>
          </table:table-cell>
          <table:table-cell table:style-name="ce327" office:value-type="string" calcext:value-type="string">
            <text:p>17. Мужская гардеробная</text:p>
          </table:table-cell>
          <table:table-cell table:style-name="ce327" office:value-type="string" calcext:value-type="string">
            <text:p>18. Ванная</text:p>
          </table:table-cell>
          <table:table-cell table:style-name="ce327" office:value-type="string" calcext:value-type="string">
            <text:p>19. Холл 2й этаж</text:p>
          </table:table-cell>
          <table:table-cell table:style-name="ce327" office:value-type="string" calcext:value-type="string">
            <text:p>20 Детская гардеробная 1</text:p>
          </table:table-cell>
          <table:table-cell table:style-name="ce327" office:value-type="string" calcext:value-type="string">
            <text:p>21. Тренажерный зал</text:p>
          </table:table-cell>
          <table:table-cell table:style-name="ce327" office:value-type="string" calcext:value-type="string">
            <text:p>22. Детская 2</text:p>
          </table:table-cell>
          <table:table-cell table:style-name="ce327" office:value-type="string" calcext:value-type="string">
            <text:p>23. Сауна</text:p>
          </table:table-cell>
          <table:table-cell table:style-name="ce545" table:number-columns-repeated="1000"/>
        </table:table-row>
        <table:table-row table:style-name="ro13">
          <table:table-cell table:style-name="ce537" office:value-type="string" calcext:value-type="string">
            <text:p>Розетки</text:p>
          </table:table-cell>
          <table:table-cell table:style-name="ce541" office:value-type="float" office:value="19" calcext:value-type="float">
            <text:p>19</text:p>
          </table:table-cell>
          <table:table-cell table:style-name="ce541" office:value-type="float" office:value="9" calcext:value-type="float">
            <text:p>9</text:p>
          </table:table-cell>
          <table:table-cell table:style-name="ce541" office:value-type="float" office:value="4" calcext:value-type="float">
            <text:p>4</text:p>
          </table:table-cell>
          <table:table-cell table:style-name="ce541" office:value-type="float" office:value="7" calcext:value-type="float">
            <text:p>7</text:p>
          </table:table-cell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6" calcext:value-type="float">
            <text:p>6</text:p>
          </table:table-cell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4" calcext:value-type="float">
            <text:p>4</text:p>
          </table:table-cell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9" calcext:value-type="float">
            <text:p>9</text:p>
          </table:table-cell>
          <table:table-cell table:style-name="ce541" office:value-type="float" office:value="11" calcext:value-type="float">
            <text:p>11</text:p>
          </table:table-cell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10" calcext:value-type="float">
            <text:p>10</text:p>
          </table:table-cell>
          <table:table-cell table:style-name="ce541" office:value-type="float" office:value="9" calcext:value-type="float">
            <text:p>9</text:p>
          </table:table-cell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5" calcext:value-type="float">
            <text:p>5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12" calcext:value-type="float">
            <text:p>12</text:p>
          </table:table-cell>
          <table:table-cell table:style-name="ce541" office:value-type="float" office:value="14" calcext:value-type="float">
            <text:p>14</text:p>
          </table:table-cell>
          <table:table-cell table:style-name="ce541"/>
          <table:table-cell table:number-columns-repeated="1000"/>
        </table:table-row>
        <table:table-row table:style-name="ro13">
          <table:table-cell table:style-name="ce537" office:value-type="string" calcext:value-type="string">
            <text:p>1 клавишный выключатель</text:p>
          </table:table-cell>
          <table:table-cell table:style-name="ce542"/>
          <table:table-cell table:style-name="ce541"/>
          <table:table-cell table:style-name="ce542"/>
          <table:table-cell table:style-name="ce542" office:value-type="float" office:value="1" calcext:value-type="float">
            <text:p>1</text:p>
          </table:table-cell>
          <table:table-cell table:style-name="ce542" table:number-columns-repeated="2"/>
          <table:table-cell table:style-name="ce541" table:number-columns-repeated="2"/>
          <table:table-cell table:style-name="ce542" office:value-type="float" office:value="1" calcext:value-type="float">
            <text:p>1</text:p>
          </table:table-cell>
          <table:table-cell table:style-name="ce542"/>
          <table:table-cell table:style-name="ce542" office:value-type="float" office:value="1" calcext:value-type="float">
            <text:p>1</text:p>
          </table:table-cell>
          <table:table-cell table:style-name="ce542" office:value-type="float" office:value="4" calcext:value-type="float">
            <text:p>4</text:p>
          </table:table-cell>
          <table:table-cell table:style-name="ce542"/>
          <table:table-cell table:style-name="ce542" office:value-type="float" office:value="2" calcext:value-type="float">
            <text:p>2</text:p>
          </table:table-cell>
          <table:table-cell table:style-name="ce542" office:value-type="float" office:value="1" calcext:value-type="float">
            <text:p>1</text:p>
          </table:table-cell>
          <table:table-cell table:number-columns-repeated="2" table:style-name="ce541" office:value-type="float" office:value="1" calcext:value-type="float">
            <text:p>1</text:p>
          </table:table-cell>
          <table:table-cell table:style-name="ce541" table:number-columns-repeated="3"/>
          <table:table-cell table:number-columns-repeated="2" table:style-name="ce541" office:value-type="float" office:value="3" calcext:value-type="float">
            <text:p>3</text:p>
          </table:table-cell>
          <table:table-cell table:style-name="ce541" office:value-type="float" office:value="1" calcext:value-type="float">
            <text:p>1</text:p>
          </table:table-cell>
          <table:table-cell table:number-columns-repeated="1000"/>
        </table:table-row>
        <table:table-row table:style-name="ro13">
          <table:table-cell table:style-name="ce537" office:value-type="string" calcext:value-type="string">
            <text:p>2 клавишный выключатель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1" calcext:value-type="float">
            <text:p>1</text:p>
          </table:table-cell>
          <table:table-cell table:style-name="ce541" table:number-columns-repeated="4"/>
          <table:table-cell table:style-name="ce541" office:value-type="float" office:value="1" calcext:value-type="float">
            <text:p>1</text:p>
          </table:table-cell>
          <table:table-cell table:style-name="ce541" table:number-columns-repeated="5"/>
          <table:table-cell table:style-name="ce541" office:value-type="float" office:value="3" calcext:value-type="float">
            <text:p>3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number-columns-repeated="2" table:style-name="ce541" office:value-type="float" office:value="2" calcext:value-type="float">
            <text:p>2</text:p>
          </table:table-cell>
          <table:table-cell table:style-name="ce541" table:number-columns-repeated="3"/>
          <table:table-cell table:style-name="ce541" office:value-type="float" office:value="2" calcext:value-type="float">
            <text:p>2</text:p>
          </table:table-cell>
          <table:table-cell table:number-columns-repeated="1000"/>
        </table:table-row>
        <table:table-row table:style-name="ro14">
          <table:table-cell table:style-name="ce537" office:value-type="string" calcext:value-type="string">
            <text:p>1 клавишный выключатель проходной</text:p>
          </table:table-cell>
          <table:table-cell table:number-columns-repeated="2"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4"/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3" calcext:value-type="float">
            <text:p>3</text:p>
          </table:table-cell>
          <table:table-cell table:style-name="ce541" table:number-columns-repeated="4"/>
          <table:table-cell table:style-name="ce541" office:value-type="float" office:value="4" calcext:value-type="float">
            <text:p>4</text:p>
          </table:table-cell>
          <table:table-cell table:style-name="ce541"/>
          <table:table-cell table:number-columns-repeated="2" table:style-name="ce541" office:value-type="float" office:value="3" calcext:value-type="float">
            <text:p>3</text:p>
          </table:table-cell>
          <table:table-cell table:style-name="ce541"/>
          <table:table-cell table:number-columns-repeated="1000"/>
        </table:table-row>
        <table:table-row table:style-name="ro14">
          <table:table-cell table:style-name="ce537" office:value-type="string" calcext:value-type="string">
            <text:p>2 клавишный выключатель проходной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4" calcext:value-type="float">
            <text:p>4</text:p>
          </table:table-cell>
          <table:table-cell table:style-name="ce541" table:number-columns-repeated="6"/>
          <table:table-cell table:style-name="ce541" office:value-type="float" office:value="2" calcext:value-type="float">
            <text:p>2</text:p>
          </table:table-cell>
          <table:table-cell table:style-name="ce541" table:number-columns-repeated="7"/>
          <table:table-cell table:style-name="ce541" office:value-type="float" office:value="2" calcext:value-type="float">
            <text:p>2</text:p>
          </table:table-cell>
          <table:table-cell table:style-name="ce541" table:number-columns-repeated="4"/>
          <table:table-cell table:number-columns-repeated="1000"/>
        </table:table-row>
        <table:table-row table:style-name="ro13">
          <table:table-cell table:style-name="ce537" office:value-type="string" calcext:value-type="string">
            <text:p>3 клавишный выключатель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4"/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1" calcext:value-type="float">
            <text:p>1</text:p>
          </table:table-cell>
          <table:table-cell table:style-name="ce541" table:number-columns-repeated="11"/>
          <table:table-cell table:number-columns-repeated="1000"/>
        </table:table-row>
        <table:table-row table:style-name="ro13">
          <table:table-cell table:style-name="ce537" office:value-type="string" calcext:value-type="string">
            <text:p>3 клавишный выключатель проходной</text:p>
          </table:table-cell>
          <table:table-cell table:style-name="ce541" office:value-type="float" office:value="2" calcext:value-type="float">
            <text:p>2</text:p>
          </table:table-cell>
          <table:table-cell table:style-name="ce541" table:number-columns-repeated="2"/>
          <table:table-cell table:style-name="ce541" office:value-type="float" office:value="2" calcext:value-type="float">
            <text:p>2</text:p>
          </table:table-cell>
          <table:table-cell table:style-name="ce541" table:number-columns-repeated="6"/>
          <table:table-cell table:style-name="ce541" office:value-type="float" office:value="4" calcext:value-type="float">
            <text:p>4</text:p>
          </table:table-cell>
          <table:table-cell table:style-name="ce541" office:value-type="float" office:value="3" calcext:value-type="float">
            <text:p>3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541" table:number-columns-repeated="6"/>
          <table:table-cell table:number-columns-repeated="2" table:style-name="ce541" office:value-type="float" office:value="2" calcext:value-type="float">
            <text:p>2</text:p>
          </table:table-cell>
          <table:table-cell table:style-name="ce541"/>
          <table:table-cell table:number-columns-repeated="1000"/>
        </table:table-row>
        <table:table-row table:style-name="ro13">
          <table:table-cell table:style-name="ce537" office:value-type="string" calcext:value-type="string">
            <text:p>USB розетка</text:p>
          </table:table-cell>
          <table:table-cell table:style-name="ce541" table:number-columns-repeated="23"/>
          <table:table-cell table:number-columns-repeated="1000"/>
        </table:table-row>
        <table:table-row table:style-name="ro13">
          <table:table-cell table:style-name="ce537" office:value-type="string" calcext:value-type="string">
            <text:p>интернет розетка</text:p>
          </table:table-cell>
          <table:table-cell table:number-columns-repeated="2" table:style-name="ce541" office:value-type="float" office:value="1" calcext:value-type="float">
            <text:p>1</text:p>
          </table:table-cell>
          <table:table-cell table:style-name="ce541" table:number-columns-repeated="8"/>
          <table:table-cell table:number-columns-repeated="2"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1" calcext:value-type="float">
            <text:p>1</text:p>
          </table:table-cell>
          <table:table-cell table:style-name="ce541" table:number-columns-repeated="3"/>
          <table:table-cell table:number-columns-repeated="2" table:style-name="ce541" office:value-type="float" office:value="1" calcext:value-type="float">
            <text:p>1</text:p>
          </table:table-cell>
          <table:table-cell table:style-name="ce541"/>
          <table:table-cell table:number-columns-repeated="1000"/>
        </table:table-row>
        <table:table-row table:style-name="ro13">
          <table:table-cell table:style-name="ce537" office:value-type="string" calcext:value-type="string">
            <text:p>1 постовая рамка</text:p>
          </table:table-cell>
          <table:table-cell table:style-name="ce541" office:value-type="float" office:value="9" calcext:value-type="float">
            <text:p>9</text:p>
          </table:table-cell>
          <table:table-cell table:style-name="ce541" office:value-type="float" office:value="3" calcext:value-type="float">
            <text:p>3</text:p>
          </table:table-cell>
          <table:table-cell table:style-name="ce541"/>
          <table:table-cell table:style-name="ce541" office:value-type="float" office:value="4" calcext:value-type="float">
            <text:p>4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4" calcext:value-type="float">
            <text:p>4</text:p>
          </table:table-cell>
          <table:table-cell table:style-name="ce541"/>
          <table:table-cell table:number-columns-repeated="2" table:style-name="ce541" office:value-type="float" office:value="3" calcext:value-type="float">
            <text:p>3</text:p>
          </table:table-cell>
          <table:table-cell table:style-name="ce541" office:value-type="float" office:value="1" calcext:value-type="float">
            <text:p>1</text:p>
          </table:table-cell>
          <table:table-cell table:number-columns-repeated="4" table:style-name="ce541" office:value-type="float" office:value="2" calcext:value-type="float">
            <text:p>2</text:p>
          </table:table-cell>
          <table:table-cell table:style-name="ce541"/>
          <table:table-cell table:style-name="ce541" office:value-type="float" office:value="7" calcext:value-type="float">
            <text:p>7</text:p>
          </table:table-cell>
          <table:table-cell table:number-columns-repeated="3" table:style-name="ce541" office:value-type="float" office:value="2" calcext:value-type="float">
            <text:p>2</text:p>
          </table:table-cell>
          <table:table-cell table:style-name="ce541"/>
          <table:table-cell table:number-columns-repeated="1000"/>
        </table:table-row>
        <table:table-row table:style-name="ro13">
          <table:table-cell table:style-name="ce537" office:value-type="string" calcext:value-type="string">
            <text:p>2 постовая рамка</text:p>
          </table:table-cell>
          <table:table-cell table:number-columns-repeated="2" table:style-name="ce541" office:value-type="float" office:value="3" calcext:value-type="float">
            <text:p>3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7" calcext:value-type="float">
            <text:p>7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4" calcext:value-type="float">
            <text:p>4</text:p>
          </table:table-cell>
          <table:table-cell table:number-columns-repeated="3" table:style-name="ce541" office:value-type="float" office:value="1" calcext:value-type="float">
            <text:p>1</text:p>
          </table:table-cell>
          <table:table-cell table:style-name="ce541" table:number-columns-repeated="3"/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2" calcext:value-type="float">
            <text:p>2</text:p>
          </table:table-cell>
          <table:table-cell table:style-name="ce541" table:number-columns-repeated="5"/>
          <table:table-cell table:style-name="ce541" office:value-type="float" office:value="1" calcext:value-type="float">
            <text:p>1</text:p>
          </table:table-cell>
          <table:table-cell table:number-columns-repeated="1000"/>
        </table:table-row>
        <table:table-row table:style-name="ro13">
          <table:table-cell table:style-name="ce537" office:value-type="string" calcext:value-type="string">
            <text:p>3 постовая рамка</text:p>
          </table:table-cell>
          <table:table-cell table:style-name="ce541" office:value-type="float" office:value="2" calcext:value-type="float">
            <text:p>2</text:p>
          </table:table-cell>
          <table:table-cell table:style-name="ce541" table:number-columns-repeated="3"/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3"/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 table:number-columns-repeated="3"/>
          <table:table-cell table:style-name="ce541" office:value-type="float" office:value="1" calcext:value-type="float">
            <text:p>1</text:p>
          </table:table-cell>
          <table:table-cell table:style-name="ce541"/>
          <table:table-cell table:number-columns-repeated="3" table:style-name="ce541" office:value-type="float" office:value="1" calcext:value-type="float">
            <text:p>1</text:p>
          </table:table-cell>
          <table:table-cell table:number-columns-repeated="1000"/>
        </table:table-row>
        <table:table-row table:style-name="ro13">
          <table:table-cell table:style-name="ce537" office:value-type="string" calcext:value-type="string">
            <text:p>4 постовая рамка</text:p>
          </table:table-cell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8"/>
          <table:table-cell table:number-columns-repeated="2"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5" calcext:value-type="float">
            <text:p>5</text:p>
          </table:table-cell>
          <table:table-cell table:style-name="ce541"/>
          <table:table-cell table:number-columns-repeated="1000"/>
        </table:table-row>
        <table:table-row table:style-name="ro13">
          <table:table-cell table:style-name="ce537" office:value-type="string" calcext:value-type="string">
            <text:p>ночное освещение</text:p>
          </table:table-cell>
          <table:table-cell table:style-name="ce541" table:number-columns-repeated="18"/>
          <table:table-cell table:style-name="ce541" office:value-type="float" office:value="4" calcext:value-type="float">
            <text:p>4</text:p>
          </table:table-cell>
          <table:table-cell table:style-name="ce541" table:number-columns-repeated="4"/>
          <table:table-cell table:number-columns-repeated="1000"/>
        </table:table-row>
        <table:table-row table:style-name="ro13">
          <table:table-cell table:style-name="ce537" office:value-type="string" calcext:value-type="string">
            <text:p>5 постовая рамка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9"/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541" table:number-columns-repeated="6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number-columns-repeated="1000"/>
        </table:table-row>
        <table:table-row table:style-name="ro14">
          <table:table-cell table:style-name="ce537" office:value-type="string" calcext:value-type="string">
            <text:p>регулятор теплого пола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4" calcext:value-type="float">
            <text:p>4</text:p>
          </table:table-cell>
          <table:table-cell table:style-name="ce541" table:number-columns-repeated="4"/>
          <table:table-cell table:style-name="ce541" office:value-type="float" office:value="3" calcext:value-type="float">
            <text:p>3</text:p>
          </table:table-cell>
          <table:table-cell table:style-name="ce541" table:number-columns-repeated="14"/>
          <table:table-cell table:number-columns-repeated="1000"/>
        </table:table-row>
        <table:table-row table:style-name="ro15">
          <table:table-cell table:style-name="ce537" office:value-type="string" calcext:value-type="string">
            <text:p>ТВ розетка</text:p>
          </table:table-cell>
          <table:table-cell table:number-columns-repeated="2" table:style-name="ce541" office:value-type="float" office:value="1" calcext:value-type="float">
            <text:p>1</text:p>
          </table:table-cell>
          <table:table-cell table:style-name="ce541" table:number-columns-repeated="8"/>
          <table:table-cell table:number-columns-repeated="2"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1" calcext:value-type="float">
            <text:p>1</text:p>
          </table:table-cell>
          <table:table-cell table:style-name="ce541" table:number-columns-repeated="6"/>
          <table:table-cell table:number-columns-repeated="2" table:style-name="ce541" office:value-type="float" office:value="1" calcext:value-type="float">
            <text:p>1</text:p>
          </table:table-cell>
          <table:table-cell table:style-name="ce541"/>
          <table:table-cell table:number-columns-repeated="1000"/>
        </table:table-row>
        <table:table-row table:style-name="ro15">
          <table:table-cell table:style-name="ce537" office:value-type="string" calcext:value-type="string">
            <text:p>HDMI розетка</text:p>
          </table:table-cell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 table:number-columns-repeated="11"/>
          <table:table-cell table:style-name="ce541" office:value-type="float" office:value="2" calcext:value-type="float">
            <text:p>2</text:p>
          </table:table-cell>
          <table:table-cell table:style-name="ce541" table:number-columns-repeated="7"/>
          <table:table-cell table:style-name="ce541" office:value-type="float" office:value="2" calcext:value-type="float">
            <text:p>2</text:p>
          </table:table-cell>
          <table:table-cell table:style-name="ce541"/>
          <table:table-cell table:number-columns-repeated="1000"/>
        </table:table-row>
        <table:table-row table:style-name="ro15">
          <table:table-cell table:style-name="ce537" office:value-type="string" calcext:value-type="string">
            <text:p>заглушки</text:p>
          </table:table-cell>
          <table:table-cell table:style-name="ce541" table:number-columns-repeated="13"/>
          <table:table-cell table:style-name="ce541" office:value-type="float" office:value="2" calcext:value-type="float">
            <text:p>2</text:p>
          </table:table-cell>
          <table:table-cell table:style-name="ce541" table:number-columns-repeated="6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number-columns-repeated="1000"/>
        </table:table-row>
        <table:table-row table:style-name="ro15">
          <table:table-cell table:style-name="ce537" office:value-type="string" calcext:value-type="string">
            <text:p>аудио розетка</text:p>
          </table:table-cell>
          <table:table-cell table:style-name="ce541"/>
          <table:table-cell table:style-name="ce541" office:value-type="float" office:value="4" calcext:value-type="float">
            <text:p>4</text:p>
          </table:table-cell>
          <table:table-cell table:style-name="ce541" table:number-columns-repeated="21"/>
          <table:table-cell table:number-columns-repeated="1000"/>
        </table:table-row>
        <table:table-row table:style-name="ro15">
          <table:table-cell table:style-name="ce537" office:value-type="string" calcext:value-type="string">
            <text:p>сигнализация датчик</text:p>
          </table:table-cell>
          <table:table-cell table:style-name="ce541" table:number-columns-repeated="3"/>
          <table:table-cell table:style-name="ce541" office:value-type="float" office:value="1" calcext:value-type="float">
            <text:p>1</text:p>
          </table:table-cell>
          <table:table-cell table:style-name="ce541" table:number-columns-repeated="4"/>
          <table:table-cell table:style-name="ce541" office:value-type="float" office:value="2" calcext:value-type="float">
            <text:p>2</text:p>
          </table:table-cell>
          <table:table-cell table:style-name="ce541" table:number-columns-repeated="14"/>
          <table:table-cell table:number-columns-repeated="1000"/>
        </table:table-row>
        <table:table-row table:style-name="ro15">
          <table:table-cell table:style-name="ce537" office:value-type="string" calcext:value-type="string">
            <text:p>датчик открытия двери</text:p>
          </table:table-cell>
          <table:table-cell table:style-name="ce541" table:number-columns-repeated="8"/>
          <table:table-cell table:style-name="ce541" office:value-type="float" office:value="1" calcext:value-type="float">
            <text:p>1</text:p>
          </table:table-cell>
          <table:table-cell table:style-name="ce541" table:number-columns-repeated="5"/>
          <table:table-cell table:style-name="ce541" office:value-type="float" office:value="2" calcext:value-type="float">
            <text:p>2</text:p>
          </table:table-cell>
          <table:table-cell table:style-name="ce541" table:number-columns-repeated="8"/>
          <table:table-cell table:number-columns-repeated="1000"/>
        </table:table-row>
        <table:table-row table:style-name="ro15">
          <table:table-cell table:style-name="ce537" office:value-type="string" calcext:value-type="string">
            <text:p>Датчик протечек</text:p>
          </table:table-cell>
          <table:table-cell table:style-name="ce541" table:number-columns-repeated="5"/>
          <table:table-cell table:number-columns-repeated="2"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style-name="ce541" office:value-type="float" office:value="1" calcext:value-type="float">
            <text:p>1</text:p>
          </table:table-cell>
          <table:table-cell table:style-name="ce541" table:number-columns-repeated="7"/>
          <table:table-cell table:style-name="ce541" office:value-type="float" office:value="1" calcext:value-type="float">
            <text:p>1</text:p>
          </table:table-cell>
          <table:table-cell table:style-name="ce541" table:number-columns-repeated="4"/>
          <table:table-cell table:style-name="ce541" office:value-type="float" office:value="1" calcext:value-type="float">
            <text:p>1</text:p>
          </table:table-cell>
          <table:table-cell table:number-columns-repeated="1000"/>
        </table:table-row>
        <table:table-row table:style-name="ro15">
          <table:table-cell table:style-name="ce537" office:value-type="string" calcext:value-type="string">
            <text:p>камера</text:p>
          </table:table-cell>
          <table:table-cell table:style-name="ce541" table:number-columns-repeated="8"/>
          <table:table-cell table:style-name="ce541" office:value-type="float" office:value="2" calcext:value-type="float">
            <text:p>2</text:p>
          </table:table-cell>
          <table:table-cell table:style-name="ce541" table:number-columns-repeated="14"/>
          <table:table-cell table:number-columns-repeated="1000"/>
        </table:table-row>
        <table:table-row table:style-name="ro15">
          <table:table-cell table:style-name="ce537" office:value-type="string" calcext:value-type="string">
            <text:p>блок управления сауной</text:p>
          </table:table-cell>
          <table:table-cell table:style-name="ce541" table:number-columns-repeated="22"/>
          <table:table-cell table:style-name="ce541" office:value-type="float" office:value="1" calcext:value-type="float">
            <text:p>1</text:p>
          </table:table-cell>
          <table:table-cell table:number-columns-repeated="1000"/>
        </table:table-row>
        <table:table-row table:style-name="ro15">
          <table:table-cell table:style-name="ce537" office:value-type="string" calcext:value-type="string">
            <text:p>WiFi роутер</text:p>
          </table:table-cell>
          <table:table-cell table:style-name="ce541" table:number-columns-repeated="4"/>
          <table:table-cell table:style-name="ce541" office:value-type="float" office:value="1" calcext:value-type="float">
            <text:p>1</text:p>
          </table:table-cell>
          <table:table-cell table:style-name="ce541" table:number-columns-repeated="11"/>
          <table:table-cell table:style-name="ce541" office:value-type="float" office:value="1" calcext:value-type="float">
            <text:p>1</text:p>
          </table:table-cell>
          <table:table-cell table:style-name="ce541" table:number-columns-repeated="6"/>
          <table:table-cell table:number-columns-repeated="1000"/>
        </table:table-row>
        <table:table-row table:style-name="ro15">
          <table:table-cell table:style-name="ce537" office:value-type="string" calcext:value-type="string">
            <text:p>ЭлЩит</text:p>
          </table:table-cell>
          <table:table-cell table:style-name="ce541" table:number-columns-repeated="8"/>
          <table:table-cell table:style-name="ce541" office:value-type="float" office:value="2" calcext:value-type="float">
            <text:p>2</text:p>
          </table:table-cell>
          <table:table-cell table:style-name="ce541" table:number-columns-repeated="14"/>
          <table:table-cell table:number-columns-repeated="1000"/>
        </table:table-row>
        <table:table-row table:style-name="ro15">
          <table:table-cell table:style-name="ce537" office:value-type="string" calcext:value-type="string">
            <text:p>датчик движения</text:p>
          </table:table-cell>
          <table:table-cell table:style-name="ce541" table:number-columns-repeated="3"/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3" calcext:value-type="float">
            <text:p>3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2"/>
          <table:table-cell table:number-columns-repeated="2" table:style-name="ce541" office:value-type="float" office:value="1" calcext:value-type="float">
            <text:p>1</text:p>
          </table:table-cell>
          <table:table-cell table:style-name="ce541" table:number-columns-repeated="5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541" office:value-type="float" office:value="1" calcext:value-type="float">
            <text:p>1</text:p>
          </table:table-cell>
          <table:table-cell table:style-name="ce541" table:number-columns-repeated="3"/>
          <table:table-cell table:number-columns-repeated="1000"/>
        </table:table-row>
        <table:table-row table:style-name="ro15">
          <table:table-cell table:style-name="ce537" office:value-type="string" calcext:value-type="string">
            <text:p>влагозащищенная розетка</text:p>
          </table:table-cell>
          <table:table-cell table:style-name="ce541" table:number-columns-repeated="5"/>
          <table:table-cell table:style-name="ce541" office:value-type="float" office:value="2" calcext:value-type="float">
            <text:p>2</text:p>
          </table:table-cell>
          <table:table-cell table:style-name="ce541" table:number-columns-repeated="11"/>
          <table:table-cell table:style-name="ce541" office:value-type="float" office:value="2" calcext:value-type="float">
            <text:p>2</text:p>
          </table:table-cell>
          <table:table-cell table:style-name="ce541" table:number-columns-repeated="4"/>
          <table:table-cell table:style-name="ce541" office:value-type="float" office:value="2" calcext:value-type="float">
            <text:p>2</text:p>
          </table:table-cell>
          <table:table-cell table:number-columns-repeated="1000"/>
        </table:table-row>
        <table:table-row table:style-name="ro16">
          <table:table-cell table:style-name="ce537" office:value-type="string" calcext:value-type="string">
            <text:p>влагозащищенный выключатель</text:p>
          </table:table-cell>
          <table:table-cell table:style-name="ce541" table:number-columns-repeated="23"/>
          <table:table-cell table:number-columns-repeated="1000"/>
        </table:table-row>
        <table:table-row table:style-name="ro15">
          <table:table-cell office:value-type="string" calcext:value-type="string">
            <text:p><text:a xlink:href="https://girastore.ru/" xlink:type="simple">https://girastore.ru/</text:a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Gira System 55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Рамки Esprit Glass C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table:style-name="ce539" office:value-type="string" calcext:value-type="string">
            <text:p>Стоимость 1п</text:p>
          </table:table-cell>
          <table:table-cell table:style-name="ce543" table:formula="of:=3563*[.B11]" office:value-type="float" office:value="32067" calcext:value-type="float">
            <text:p>32067</text:p>
          </table:table-cell>
          <table:table-cell table:style-name="ce543" table:formula="of:=3563*[.C11]" office:value-type="float" office:value="10689" calcext:value-type="float">
            <text:p>10689</text:p>
          </table:table-cell>
          <table:table-cell table:style-name="ce543" table:formula="of:=3563*[.D11]" office:value-type="float" office:value="0" calcext:value-type="float">
            <text:p>0</text:p>
          </table:table-cell>
          <table:table-cell table:style-name="ce543" table:formula="of:=3563*[.E11]" office:value-type="float" office:value="14252" calcext:value-type="float">
            <text:p>14252</text:p>
          </table:table-cell>
          <table:table-cell table:style-name="ce543" table:formula="of:=3563*[.F11]" office:value-type="float" office:value="7126" calcext:value-type="float">
            <text:p>7126</text:p>
          </table:table-cell>
          <table:table-cell table:style-name="ce543" table:formula="of:=3563*[.G11]" office:value-type="float" office:value="0" calcext:value-type="float">
            <text:p>0</text:p>
          </table:table-cell>
          <table:table-cell table:style-name="ce543" table:formula="of:=3563*[.H11]" office:value-type="float" office:value="10689" calcext:value-type="float">
            <text:p>10689</text:p>
          </table:table-cell>
          <table:table-cell table:style-name="ce543" table:formula="of:=3563*[.I11]" office:value-type="float" office:value="3563" calcext:value-type="float">
            <text:p>3563</text:p>
          </table:table-cell>
          <table:table-cell table:style-name="ce543" table:formula="of:=3563*[.J11]" office:value-type="float" office:value="14252" calcext:value-type="float">
            <text:p>14252</text:p>
          </table:table-cell>
          <table:table-cell table:style-name="ce543" table:formula="of:=3563*[.K11]" office:value-type="float" office:value="0" calcext:value-type="float">
            <text:p>0</text:p>
          </table:table-cell>
          <table:table-cell table:style-name="ce543" table:formula="of:=3563*[.L11]" office:value-type="float" office:value="10689" calcext:value-type="float">
            <text:p>10689</text:p>
          </table:table-cell>
          <table:table-cell table:style-name="ce543" table:formula="of:=3563*[.M11]" office:value-type="float" office:value="10689" calcext:value-type="float">
            <text:p>10689</text:p>
          </table:table-cell>
          <table:table-cell table:style-name="ce543" table:formula="of:=3563*[.N11]" office:value-type="float" office:value="3563" calcext:value-type="float">
            <text:p>3563</text:p>
          </table:table-cell>
          <table:table-cell table:style-name="ce543" table:formula="of:=3563*[.O11]" office:value-type="float" office:value="7126" calcext:value-type="float">
            <text:p>7126</text:p>
          </table:table-cell>
          <table:table-cell table:style-name="ce543" table:formula="of:=3563*[.P11]" office:value-type="float" office:value="7126" calcext:value-type="float">
            <text:p>7126</text:p>
          </table:table-cell>
          <table:table-cell table:style-name="ce543" table:formula="of:=3563*[.Q11]" office:value-type="float" office:value="7126" calcext:value-type="float">
            <text:p>7126</text:p>
          </table:table-cell>
          <table:table-cell table:style-name="ce543" table:formula="of:=3563*[.R11]" office:value-type="float" office:value="7126" calcext:value-type="float">
            <text:p>7126</text:p>
          </table:table-cell>
          <table:table-cell table:style-name="ce543" table:formula="of:=3563*[.S11]" office:value-type="float" office:value="0" calcext:value-type="float">
            <text:p>0</text:p>
          </table:table-cell>
          <table:table-cell table:style-name="ce543" table:formula="of:=3563*[.T11]" office:value-type="float" office:value="24941" calcext:value-type="float">
            <text:p>24941</text:p>
          </table:table-cell>
          <table:table-cell table:style-name="ce543" table:formula="of:=3563*[.U11]" office:value-type="float" office:value="7126" calcext:value-type="float">
            <text:p>7126</text:p>
          </table:table-cell>
          <table:table-cell table:style-name="ce543" table:formula="of:=3563*[.V11]" office:value-type="float" office:value="7126" calcext:value-type="float">
            <text:p>7126</text:p>
          </table:table-cell>
          <table:table-cell table:style-name="ce543" table:formula="of:=3563*[.W11]" office:value-type="float" office:value="7126" calcext:value-type="float">
            <text:p>7126</text:p>
          </table:table-cell>
          <table:table-cell table:style-name="ce543" table:formula="of:=3563*[.X11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Стоимость 2п</text:p>
          </table:table-cell>
          <table:table-cell table:style-name="ce543" table:formula="of:=6098*[.B12]" office:value-type="float" office:value="18294" calcext:value-type="float">
            <text:p>18294</text:p>
          </table:table-cell>
          <table:table-cell table:style-name="ce543" table:formula="of:=6098*[.C12]" office:value-type="float" office:value="18294" calcext:value-type="float">
            <text:p>18294</text:p>
          </table:table-cell>
          <table:table-cell table:style-name="ce543" table:formula="of:=6098*[.D12]" office:value-type="float" office:value="6098" calcext:value-type="float">
            <text:p>6098</text:p>
          </table:table-cell>
          <table:table-cell table:style-name="ce543" table:formula="of:=6098*[.E12]" office:value-type="float" office:value="0" calcext:value-type="float">
            <text:p>0</text:p>
          </table:table-cell>
          <table:table-cell table:style-name="ce543" table:formula="of:=6098*[.F12]" office:value-type="float" office:value="42686" calcext:value-type="float">
            <text:p>42686</text:p>
          </table:table-cell>
          <table:table-cell table:style-name="ce543" table:formula="of:=6098*[.G12]" office:value-type="float" office:value="12196" calcext:value-type="float">
            <text:p>12196</text:p>
          </table:table-cell>
          <table:table-cell table:style-name="ce543" table:formula="of:=6098*[.H12]" office:value-type="float" office:value="0" calcext:value-type="float">
            <text:p>0</text:p>
          </table:table-cell>
          <table:table-cell table:style-name="ce543" table:formula="of:=6098*[.I12]" office:value-type="float" office:value="6098" calcext:value-type="float">
            <text:p>6098</text:p>
          </table:table-cell>
          <table:table-cell table:style-name="ce543" table:formula="of:=6098*[.J12]" office:value-type="float" office:value="24392" calcext:value-type="float">
            <text:p>24392</text:p>
          </table:table-cell>
          <table:table-cell table:style-name="ce543" table:formula="of:=6098*[.K12]" office:value-type="float" office:value="6098" calcext:value-type="float">
            <text:p>6098</text:p>
          </table:table-cell>
          <table:table-cell table:style-name="ce543" table:formula="of:=6098*[.L12]" office:value-type="float" office:value="6098" calcext:value-type="float">
            <text:p>6098</text:p>
          </table:table-cell>
          <table:table-cell table:style-name="ce543" table:formula="of:=6098*[.M12]" office:value-type="float" office:value="6098" calcext:value-type="float">
            <text:p>6098</text:p>
          </table:table-cell>
          <table:table-cell table:style-name="ce543" table:formula="of:=6098*[.N12]" office:value-type="float" office:value="0" calcext:value-type="float">
            <text:p>0</text:p>
          </table:table-cell>
          <table:table-cell table:style-name="ce543" table:formula="of:=6098*[.O12]" office:value-type="float" office:value="0" calcext:value-type="float">
            <text:p>0</text:p>
          </table:table-cell>
          <table:table-cell table:style-name="ce543" table:formula="of:=6098*[.P12]" office:value-type="float" office:value="0" calcext:value-type="float">
            <text:p>0</text:p>
          </table:table-cell>
          <table:table-cell table:style-name="ce543" table:formula="of:=6098*[.Q12]" office:value-type="float" office:value="18294" calcext:value-type="float">
            <text:p>18294</text:p>
          </table:table-cell>
          <table:table-cell table:style-name="ce543" table:formula="of:=6098*[.R12]" office:value-type="float" office:value="12196" calcext:value-type="float">
            <text:p>12196</text:p>
          </table:table-cell>
          <table:table-cell table:style-name="ce543" table:formula="of:=6098*[.S12]" office:value-type="float" office:value="0" calcext:value-type="float">
            <text:p>0</text:p>
          </table:table-cell>
          <table:table-cell table:style-name="ce543" table:formula="of:=6098*[.T12]" office:value-type="float" office:value="0" calcext:value-type="float">
            <text:p>0</text:p>
          </table:table-cell>
          <table:table-cell table:style-name="ce543" table:formula="of:=6098*[.U12]" office:value-type="float" office:value="0" calcext:value-type="float">
            <text:p>0</text:p>
          </table:table-cell>
          <table:table-cell table:style-name="ce543" table:formula="of:=6098*[.V12]" office:value-type="float" office:value="0" calcext:value-type="float">
            <text:p>0</text:p>
          </table:table-cell>
          <table:table-cell table:style-name="ce543" table:formula="of:=6098*[.W12]" office:value-type="float" office:value="0" calcext:value-type="float">
            <text:p>0</text:p>
          </table:table-cell>
          <table:table-cell table:style-name="ce543" table:formula="of:=6098*[.X12]" office:value-type="float" office:value="6098" calcext:value-type="float">
            <text:p>6098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Стоимость 3п</text:p>
          </table:table-cell>
          <table:table-cell table:style-name="ce543" table:formula="of:=10091*[.B13]" office:value-type="float" office:value="20182" calcext:value-type="float">
            <text:p>20182</text:p>
          </table:table-cell>
          <table:table-cell table:style-name="ce543" table:formula="of:=10091*[.C13]" office:value-type="float" office:value="0" calcext:value-type="float">
            <text:p>0</text:p>
          </table:table-cell>
          <table:table-cell table:style-name="ce543" table:formula="of:=10091*[.D13]" office:value-type="float" office:value="0" calcext:value-type="float">
            <text:p>0</text:p>
          </table:table-cell>
          <table:table-cell table:style-name="ce543" table:formula="of:=10091*[.E13]" office:value-type="float" office:value="0" calcext:value-type="float">
            <text:p>0</text:p>
          </table:table-cell>
          <table:table-cell table:style-name="ce543" table:formula="of:=10091*[.F13]" office:value-type="float" office:value="10091" calcext:value-type="float">
            <text:p>10091</text:p>
          </table:table-cell>
          <table:table-cell table:style-name="ce543" table:formula="of:=10091*[.G13]" office:value-type="float" office:value="0" calcext:value-type="float">
            <text:p>0</text:p>
          </table:table-cell>
          <table:table-cell table:style-name="ce543" table:formula="of:=10091*[.H13]" office:value-type="float" office:value="10091" calcext:value-type="float">
            <text:p>10091</text:p>
          </table:table-cell>
          <table:table-cell table:style-name="ce543" table:formula="of:=10091*[.I13]" office:value-type="float" office:value="0" calcext:value-type="float">
            <text:p>0</text:p>
          </table:table-cell>
          <table:table-cell table:style-name="ce543" table:formula="of:=10091*[.J13]" office:value-type="float" office:value="0" calcext:value-type="float">
            <text:p>0</text:p>
          </table:table-cell>
          <table:table-cell table:style-name="ce543" table:formula="of:=10091*[.K13]" office:value-type="float" office:value="0" calcext:value-type="float">
            <text:p>0</text:p>
          </table:table-cell>
          <table:table-cell table:style-name="ce543" table:formula="of:=10091*[.L13]" office:value-type="float" office:value="30273" calcext:value-type="float">
            <text:p>30273</text:p>
          </table:table-cell>
          <table:table-cell table:style-name="ce543" table:formula="of:=10091*[.M13]" office:value-type="float" office:value="20182" calcext:value-type="float">
            <text:p>20182</text:p>
          </table:table-cell>
          <table:table-cell table:style-name="ce543" table:formula="of:=10091*[.N13]" office:value-type="float" office:value="0" calcext:value-type="float">
            <text:p>0</text:p>
          </table:table-cell>
          <table:table-cell table:style-name="ce543" table:formula="of:=10091*[.O13]" office:value-type="float" office:value="10091" calcext:value-type="float">
            <text:p>10091</text:p>
          </table:table-cell>
          <table:table-cell table:style-name="ce543" table:formula="of:=10091*[.P13]" office:value-type="float" office:value="20182" calcext:value-type="float">
            <text:p>20182</text:p>
          </table:table-cell>
          <table:table-cell table:style-name="ce543" table:formula="of:=10091*[.Q13]" office:value-type="float" office:value="0" calcext:value-type="float">
            <text:p>0</text:p>
          </table:table-cell>
          <table:table-cell table:style-name="ce543" table:formula="of:=10091*[.R13]" office:value-type="float" office:value="0" calcext:value-type="float">
            <text:p>0</text:p>
          </table:table-cell>
          <table:table-cell table:style-name="ce543" table:formula="of:=10091*[.S13]" office:value-type="float" office:value="0" calcext:value-type="float">
            <text:p>0</text:p>
          </table:table-cell>
          <table:table-cell table:style-name="ce543" table:formula="of:=10091*[.T13]" office:value-type="float" office:value="10091" calcext:value-type="float">
            <text:p>10091</text:p>
          </table:table-cell>
          <table:table-cell table:style-name="ce543" table:formula="of:=10091*[.U13]" office:value-type="float" office:value="0" calcext:value-type="float">
            <text:p>0</text:p>
          </table:table-cell>
          <table:table-cell table:style-name="ce543" table:formula="of:=10091*[.V13]" office:value-type="float" office:value="10091" calcext:value-type="float">
            <text:p>10091</text:p>
          </table:table-cell>
          <table:table-cell table:style-name="ce543" table:formula="of:=10091*[.W13]" office:value-type="float" office:value="10091" calcext:value-type="float">
            <text:p>10091</text:p>
          </table:table-cell>
          <table:table-cell table:style-name="ce543" table:formula="of:=10091*[.X13]" office:value-type="float" office:value="10091" calcext:value-type="float">
            <text:p>10091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Стоимость 4п</text:p>
          </table:table-cell>
          <table:table-cell table:style-name="ce543" table:formula="of:=13937*[.B14]" office:value-type="float" office:value="27874" calcext:value-type="float">
            <text:p>27874</text:p>
          </table:table-cell>
          <table:table-cell table:style-name="ce543" table:formula="of:=13937*[.C14]" office:value-type="float" office:value="13937" calcext:value-type="float">
            <text:p>13937</text:p>
          </table:table-cell>
          <table:table-cell table:style-name="ce543" table:formula="of:=13937*[.D14]" office:value-type="float" office:value="0" calcext:value-type="float">
            <text:p>0</text:p>
          </table:table-cell>
          <table:table-cell table:style-name="ce543" table:formula="of:=13937*[.E14]" office:value-type="float" office:value="0" calcext:value-type="float">
            <text:p>0</text:p>
          </table:table-cell>
          <table:table-cell table:style-name="ce543" table:formula="of:=13937*[.F14]" office:value-type="float" office:value="0" calcext:value-type="float">
            <text:p>0</text:p>
          </table:table-cell>
          <table:table-cell table:style-name="ce543" table:formula="of:=13937*[.G14]" office:value-type="float" office:value="0" calcext:value-type="float">
            <text:p>0</text:p>
          </table:table-cell>
          <table:table-cell table:style-name="ce543" table:formula="of:=13937*[.H14]" office:value-type="float" office:value="0" calcext:value-type="float">
            <text:p>0</text:p>
          </table:table-cell>
          <table:table-cell table:style-name="ce543" table:formula="of:=13937*[.I14]" office:value-type="float" office:value="0" calcext:value-type="float">
            <text:p>0</text:p>
          </table:table-cell>
          <table:table-cell table:style-name="ce543" table:formula="of:=13937*[.J14]" office:value-type="float" office:value="0" calcext:value-type="float">
            <text:p>0</text:p>
          </table:table-cell>
          <table:table-cell table:style-name="ce543" table:formula="of:=13937*[.K14]" office:value-type="float" office:value="0" calcext:value-type="float">
            <text:p>0</text:p>
          </table:table-cell>
          <table:table-cell table:style-name="ce543" table:formula="of:=13937*[.L14]" office:value-type="float" office:value="13937" calcext:value-type="float">
            <text:p>13937</text:p>
          </table:table-cell>
          <table:table-cell table:style-name="ce543" table:formula="of:=13937*[.M14]" office:value-type="float" office:value="13937" calcext:value-type="float">
            <text:p>13937</text:p>
          </table:table-cell>
          <table:table-cell table:style-name="ce543" table:formula="of:=13937*[.N14]" office:value-type="float" office:value="0" calcext:value-type="float">
            <text:p>0</text:p>
          </table:table-cell>
          <table:table-cell table:style-name="ce543" table:formula="of:=13937*[.O14]" office:value-type="float" office:value="27874" calcext:value-type="float">
            <text:p>27874</text:p>
          </table:table-cell>
          <table:table-cell table:style-name="ce543" table:formula="of:=13937*[.P14]" office:value-type="float" office:value="13937" calcext:value-type="float">
            <text:p>13937</text:p>
          </table:table-cell>
          <table:table-cell table:style-name="ce543" table:formula="of:=13937*[.Q14]" office:value-type="float" office:value="0" calcext:value-type="float">
            <text:p>0</text:p>
          </table:table-cell>
          <table:table-cell table:style-name="ce543" table:formula="of:=13937*[.R14]" office:value-type="float" office:value="0" calcext:value-type="float">
            <text:p>0</text:p>
          </table:table-cell>
          <table:table-cell table:style-name="ce543" table:formula="of:=13937*[.S14]" office:value-type="float" office:value="13937" calcext:value-type="float">
            <text:p>13937</text:p>
          </table:table-cell>
          <table:table-cell table:style-name="ce543" table:formula="of:=13937*[.T14]" office:value-type="float" office:value="0" calcext:value-type="float">
            <text:p>0</text:p>
          </table:table-cell>
          <table:table-cell table:style-name="ce543" table:formula="of:=13937*[.U14]" office:value-type="float" office:value="0" calcext:value-type="float">
            <text:p>0</text:p>
          </table:table-cell>
          <table:table-cell table:style-name="ce543" table:formula="of:=13937*[.V14]" office:value-type="float" office:value="41811" calcext:value-type="float">
            <text:p>41811</text:p>
          </table:table-cell>
          <table:table-cell table:style-name="ce543" table:formula="of:=13937*[.W14]" office:value-type="float" office:value="69685" calcext:value-type="float">
            <text:p>69685</text:p>
          </table:table-cell>
          <table:table-cell table:style-name="ce543" table:formula="of:=13937*[.X14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Стоимость 5п</text:p>
          </table:table-cell>
          <table:table-cell table:style-name="ce543" table:formula="of:=20895*[.B16]" office:value-type="float" office:value="0" calcext:value-type="float">
            <text:p>0</text:p>
          </table:table-cell>
          <table:table-cell table:style-name="ce543" table:formula="of:=20895*[.C16]" office:value-type="float" office:value="20895" calcext:value-type="float">
            <text:p>20895</text:p>
          </table:table-cell>
          <table:table-cell table:style-name="ce543" table:formula="of:=20895*[.D16]" office:value-type="float" office:value="0" calcext:value-type="float">
            <text:p>0</text:p>
          </table:table-cell>
          <table:table-cell table:style-name="ce543" table:formula="of:=20895*[.E16]" office:value-type="float" office:value="0" calcext:value-type="float">
            <text:p>0</text:p>
          </table:table-cell>
          <table:table-cell table:style-name="ce543" table:formula="of:=20895*[.F16]" office:value-type="float" office:value="0" calcext:value-type="float">
            <text:p>0</text:p>
          </table:table-cell>
          <table:table-cell table:style-name="ce543" table:formula="of:=20895*[.G16]" office:value-type="float" office:value="0" calcext:value-type="float">
            <text:p>0</text:p>
          </table:table-cell>
          <table:table-cell table:style-name="ce543" table:formula="of:=20895*[.H16]" office:value-type="float" office:value="0" calcext:value-type="float">
            <text:p>0</text:p>
          </table:table-cell>
          <table:table-cell table:style-name="ce543" table:formula="of:=20895*[.I16]" office:value-type="float" office:value="0" calcext:value-type="float">
            <text:p>0</text:p>
          </table:table-cell>
          <table:table-cell table:style-name="ce543" table:formula="of:=20895*[.J16]" office:value-type="float" office:value="0" calcext:value-type="float">
            <text:p>0</text:p>
          </table:table-cell>
          <table:table-cell table:style-name="ce543" table:formula="of:=20895*[.K16]" office:value-type="float" office:value="0" calcext:value-type="float">
            <text:p>0</text:p>
          </table:table-cell>
          <table:table-cell table:style-name="ce543" table:formula="of:=20895*[.L16]" office:value-type="float" office:value="0" calcext:value-type="float">
            <text:p>0</text:p>
          </table:table-cell>
          <table:table-cell table:style-name="ce543" table:formula="of:=20895*[.M16]" office:value-type="float" office:value="20895" calcext:value-type="float">
            <text:p>20895</text:p>
          </table:table-cell>
          <table:table-cell table:style-name="ce543" table:formula="of:=20895*[.N16]" office:value-type="float" office:value="0" calcext:value-type="float">
            <text:p>0</text:p>
          </table:table-cell>
          <table:table-cell table:style-name="ce543" table:formula="of:=20895*[.O16]" office:value-type="float" office:value="41790" calcext:value-type="float">
            <text:p>41790</text:p>
          </table:table-cell>
          <table:table-cell table:style-name="ce543" table:formula="of:=20895*[.P16]" office:value-type="float" office:value="0" calcext:value-type="float">
            <text:p>0</text:p>
          </table:table-cell>
          <table:table-cell table:style-name="ce543" table:formula="of:=20895*[.Q16]" office:value-type="float" office:value="0" calcext:value-type="float">
            <text:p>0</text:p>
          </table:table-cell>
          <table:table-cell table:style-name="ce543" table:formula="of:=20895*[.R16]" office:value-type="float" office:value="0" calcext:value-type="float">
            <text:p>0</text:p>
          </table:table-cell>
          <table:table-cell table:style-name="ce543" table:formula="of:=20895*[.S16]" office:value-type="float" office:value="0" calcext:value-type="float">
            <text:p>0</text:p>
          </table:table-cell>
          <table:table-cell table:style-name="ce543" table:formula="of:=20895*[.T16]" office:value-type="float" office:value="0" calcext:value-type="float">
            <text:p>0</text:p>
          </table:table-cell>
          <table:table-cell table:style-name="ce543" table:formula="of:=20895*[.U16]" office:value-type="float" office:value="0" calcext:value-type="float">
            <text:p>0</text:p>
          </table:table-cell>
          <table:table-cell table:style-name="ce543" table:formula="of:=20895*[.V16]" office:value-type="float" office:value="20895" calcext:value-type="float">
            <text:p>20895</text:p>
          </table:table-cell>
          <table:table-cell table:style-name="ce543" table:formula="of:=20895*[.W16]" office:value-type="float" office:value="41790" calcext:value-type="float">
            <text:p>41790</text:p>
          </table:table-cell>
          <table:table-cell table:style-name="ce543" table:formula="of:=20895*[.X16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Розетка</text:p>
          </table:table-cell>
          <table:table-cell table:style-name="ce543" table:formula="of:=624*[.B2]" office:value-type="float" office:value="11856" calcext:value-type="float">
            <text:p>11856</text:p>
          </table:table-cell>
          <table:table-cell table:style-name="ce543" table:formula="of:=624*[.C2]" office:value-type="float" office:value="5616" calcext:value-type="float">
            <text:p>5616</text:p>
          </table:table-cell>
          <table:table-cell table:style-name="ce543" table:formula="of:=624*[.D2]" office:value-type="float" office:value="2496" calcext:value-type="float">
            <text:p>2496</text:p>
          </table:table-cell>
          <table:table-cell table:style-name="ce543" table:formula="of:=624*[.E2]" office:value-type="float" office:value="4368" calcext:value-type="float">
            <text:p>4368</text:p>
          </table:table-cell>
          <table:table-cell table:style-name="ce543" table:formula="of:=624*[.F2]" office:value-type="float" office:value="1872" calcext:value-type="float">
            <text:p>1872</text:p>
          </table:table-cell>
          <table:table-cell table:style-name="ce543" table:formula="of:=624*[.G2]" office:value-type="float" office:value="1248" calcext:value-type="float">
            <text:p>1248</text:p>
          </table:table-cell>
          <table:table-cell table:style-name="ce543" table:formula="of:=624*[.H2]" office:value-type="float" office:value="3744" calcext:value-type="float">
            <text:p>3744</text:p>
          </table:table-cell>
          <table:table-cell table:style-name="ce543" table:formula="of:=624*[.I2]" office:value-type="float" office:value="1872" calcext:value-type="float">
            <text:p>1872</text:p>
          </table:table-cell>
          <table:table-cell table:style-name="ce543" table:formula="of:=624*[.J2]" office:value-type="float" office:value="2496" calcext:value-type="float">
            <text:p>2496</text:p>
          </table:table-cell>
          <table:table-cell table:style-name="ce543" table:formula="of:=624*[.K2]" office:value-type="float" office:value="1248" calcext:value-type="float">
            <text:p>1248</text:p>
          </table:table-cell>
          <table:table-cell table:style-name="ce543" table:formula="of:=624*[.L2]" office:value-type="float" office:value="5616" calcext:value-type="float">
            <text:p>5616</text:p>
          </table:table-cell>
          <table:table-cell table:style-name="ce543" table:formula="of:=624*[.M2]" office:value-type="float" office:value="6864" calcext:value-type="float">
            <text:p>6864</text:p>
          </table:table-cell>
          <table:table-cell table:style-name="ce543" table:formula="of:=624*[.N2]" office:value-type="float" office:value="624" calcext:value-type="float">
            <text:p>624</text:p>
          </table:table-cell>
          <table:table-cell table:style-name="ce543" table:formula="of:=624*[.O2]" office:value-type="float" office:value="6240" calcext:value-type="float">
            <text:p>6240</text:p>
          </table:table-cell>
          <table:table-cell table:style-name="ce543" table:formula="of:=624*[.P2]" office:value-type="float" office:value="5616" calcext:value-type="float">
            <text:p>5616</text:p>
          </table:table-cell>
          <table:table-cell table:style-name="ce543" table:formula="of:=624*[.Q2]" office:value-type="float" office:value="624" calcext:value-type="float">
            <text:p>624</text:p>
          </table:table-cell>
          <table:table-cell table:style-name="ce543" table:formula="of:=624*[.R2]" office:value-type="float" office:value="3120" calcext:value-type="float">
            <text:p>3120</text:p>
          </table:table-cell>
          <table:table-cell table:style-name="ce543" table:formula="of:=624*[.S2]" office:value-type="float" office:value="0" calcext:value-type="float">
            <text:p>0</text:p>
          </table:table-cell>
          <table:table-cell table:style-name="ce543" table:formula="of:=624*[.T2]" office:value-type="float" office:value="1248" calcext:value-type="float">
            <text:p>1248</text:p>
          </table:table-cell>
          <table:table-cell table:style-name="ce543" table:formula="of:=624*[.U2]" office:value-type="float" office:value="624" calcext:value-type="float">
            <text:p>624</text:p>
          </table:table-cell>
          <table:table-cell table:style-name="ce543" table:formula="of:=624*[.V2]" office:value-type="float" office:value="7488" calcext:value-type="float">
            <text:p>7488</text:p>
          </table:table-cell>
          <table:table-cell table:style-name="ce543" table:formula="of:=624*[.W2]" office:value-type="float" office:value="8736" calcext:value-type="float">
            <text:p>8736</text:p>
          </table:table-cell>
          <table:table-cell table:style-name="ce543" table:formula="of:=624*[.X2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Розетка с крышкой</text:p>
          </table:table-cell>
          <table:table-cell table:style-name="ce543" table:formula="of:=1191*[.B30]" office:value-type="float" office:value="0" calcext:value-type="float">
            <text:p>0</text:p>
          </table:table-cell>
          <table:table-cell table:style-name="ce543" table:formula="of:=1191*[.C30]" office:value-type="float" office:value="0" calcext:value-type="float">
            <text:p>0</text:p>
          </table:table-cell>
          <table:table-cell table:style-name="ce543" table:formula="of:=1191*[.D30]" office:value-type="float" office:value="0" calcext:value-type="float">
            <text:p>0</text:p>
          </table:table-cell>
          <table:table-cell table:style-name="ce543" table:formula="of:=1191*[.E30]" office:value-type="float" office:value="0" calcext:value-type="float">
            <text:p>0</text:p>
          </table:table-cell>
          <table:table-cell table:style-name="ce543" table:formula="of:=1191*[.F30]" office:value-type="float" office:value="0" calcext:value-type="float">
            <text:p>0</text:p>
          </table:table-cell>
          <table:table-cell table:style-name="ce543" table:formula="of:=1191*[.G30]" office:value-type="float" office:value="2382" calcext:value-type="float">
            <text:p>2382</text:p>
          </table:table-cell>
          <table:table-cell table:style-name="ce543" table:formula="of:=1191*[.H30]" office:value-type="float" office:value="0" calcext:value-type="float">
            <text:p>0</text:p>
          </table:table-cell>
          <table:table-cell table:style-name="ce543" table:formula="of:=1191*[.I30]" office:value-type="float" office:value="0" calcext:value-type="float">
            <text:p>0</text:p>
          </table:table-cell>
          <table:table-cell table:style-name="ce543" table:formula="of:=1191*[.J30]" office:value-type="float" office:value="0" calcext:value-type="float">
            <text:p>0</text:p>
          </table:table-cell>
          <table:table-cell table:style-name="ce543" table:formula="of:=1191*[.K30]" office:value-type="float" office:value="0" calcext:value-type="float">
            <text:p>0</text:p>
          </table:table-cell>
          <table:table-cell table:style-name="ce543" table:formula="of:=1191*[.L30]" office:value-type="float" office:value="0" calcext:value-type="float">
            <text:p>0</text:p>
          </table:table-cell>
          <table:table-cell table:style-name="ce543" table:formula="of:=1191*[.M30]" office:value-type="float" office:value="0" calcext:value-type="float">
            <text:p>0</text:p>
          </table:table-cell>
          <table:table-cell table:style-name="ce543" table:formula="of:=1191*[.N30]" office:value-type="float" office:value="0" calcext:value-type="float">
            <text:p>0</text:p>
          </table:table-cell>
          <table:table-cell table:style-name="ce543" table:formula="of:=1191*[.O30]" office:value-type="float" office:value="0" calcext:value-type="float">
            <text:p>0</text:p>
          </table:table-cell>
          <table:table-cell table:style-name="ce543" table:formula="of:=1191*[.P30]" office:value-type="float" office:value="0" calcext:value-type="float">
            <text:p>0</text:p>
          </table:table-cell>
          <table:table-cell table:style-name="ce543" table:formula="of:=1191*[.Q30]" office:value-type="float" office:value="0" calcext:value-type="float">
            <text:p>0</text:p>
          </table:table-cell>
          <table:table-cell table:style-name="ce543" table:formula="of:=1191*[.R30]" office:value-type="float" office:value="0" calcext:value-type="float">
            <text:p>0</text:p>
          </table:table-cell>
          <table:table-cell table:style-name="ce543" table:formula="of:=1191*[.S30]" office:value-type="float" office:value="2382" calcext:value-type="float">
            <text:p>2382</text:p>
          </table:table-cell>
          <table:table-cell table:style-name="ce543" table:formula="of:=1191*[.T30]" office:value-type="float" office:value="0" calcext:value-type="float">
            <text:p>0</text:p>
          </table:table-cell>
          <table:table-cell table:style-name="ce543" table:formula="of:=1191*[.U30]" office:value-type="float" office:value="0" calcext:value-type="float">
            <text:p>0</text:p>
          </table:table-cell>
          <table:table-cell table:style-name="ce543" table:formula="of:=1191*[.V30]" office:value-type="float" office:value="0" calcext:value-type="float">
            <text:p>0</text:p>
          </table:table-cell>
          <table:table-cell table:style-name="ce543" table:formula="of:=1191*[.W30]" office:value-type="float" office:value="0" calcext:value-type="float">
            <text:p>0</text:p>
          </table:table-cell>
          <table:table-cell table:style-name="ce543" table:formula="of:=1191*[.X30]" office:value-type="float" office:value="2382" calcext:value-type="float">
            <text:p>2382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1кл. Выключатель</text:p>
          </table:table-cell>
          <table:table-cell table:style-name="ce543" table:formula="of:=1967*[.B3]" office:value-type="float" office:value="0" calcext:value-type="float">
            <text:p>0</text:p>
          </table:table-cell>
          <table:table-cell table:style-name="ce543" table:formula="of:=1967*[.C3]" office:value-type="float" office:value="0" calcext:value-type="float">
            <text:p>0</text:p>
          </table:table-cell>
          <table:table-cell table:style-name="ce543" table:formula="of:=1967*[.D3]" office:value-type="float" office:value="0" calcext:value-type="float">
            <text:p>0</text:p>
          </table:table-cell>
          <table:table-cell table:style-name="ce543" table:formula="of:=1967*[.E3]" office:value-type="float" office:value="1967" calcext:value-type="float">
            <text:p>1967</text:p>
          </table:table-cell>
          <table:table-cell table:style-name="ce543" table:formula="of:=1967*[.F3]" office:value-type="float" office:value="0" calcext:value-type="float">
            <text:p>0</text:p>
          </table:table-cell>
          <table:table-cell table:style-name="ce543" table:formula="of:=1967*[.G3]" office:value-type="float" office:value="0" calcext:value-type="float">
            <text:p>0</text:p>
          </table:table-cell>
          <table:table-cell table:style-name="ce543" table:formula="of:=1967*[.H3]" office:value-type="float" office:value="0" calcext:value-type="float">
            <text:p>0</text:p>
          </table:table-cell>
          <table:table-cell table:style-name="ce543" table:formula="of:=1967*[.I3]" office:value-type="float" office:value="0" calcext:value-type="float">
            <text:p>0</text:p>
          </table:table-cell>
          <table:table-cell table:style-name="ce543" table:formula="of:=1967*[.J3]" office:value-type="float" office:value="1967" calcext:value-type="float">
            <text:p>1967</text:p>
          </table:table-cell>
          <table:table-cell table:style-name="ce543" table:formula="of:=1967*[.K3]" office:value-type="float" office:value="0" calcext:value-type="float">
            <text:p>0</text:p>
          </table:table-cell>
          <table:table-cell table:style-name="ce543" table:formula="of:=1967*[.L3]" office:value-type="float" office:value="1967" calcext:value-type="float">
            <text:p>1967</text:p>
          </table:table-cell>
          <table:table-cell table:style-name="ce543" table:formula="of:=1967*[.M3]" office:value-type="float" office:value="7868" calcext:value-type="float">
            <text:p>7868</text:p>
          </table:table-cell>
          <table:table-cell table:style-name="ce543" table:formula="of:=1967*[.N3]" office:value-type="float" office:value="0" calcext:value-type="float">
            <text:p>0</text:p>
          </table:table-cell>
          <table:table-cell table:style-name="ce543" table:formula="of:=1967*[.O3]" office:value-type="float" office:value="3934" calcext:value-type="float">
            <text:p>3934</text:p>
          </table:table-cell>
          <table:table-cell table:style-name="ce543" table:formula="of:=1967*[.P3]" office:value-type="float" office:value="1967" calcext:value-type="float">
            <text:p>1967</text:p>
          </table:table-cell>
          <table:table-cell table:style-name="ce543" table:formula="of:=1967*[.Q3]" office:value-type="float" office:value="1967" calcext:value-type="float">
            <text:p>1967</text:p>
          </table:table-cell>
          <table:table-cell table:style-name="ce543" table:formula="of:=1967*[.R3]" office:value-type="float" office:value="1967" calcext:value-type="float">
            <text:p>1967</text:p>
          </table:table-cell>
          <table:table-cell table:style-name="ce543" table:formula="of:=1967*[.S3]" office:value-type="float" office:value="0" calcext:value-type="float">
            <text:p>0</text:p>
          </table:table-cell>
          <table:table-cell table:style-name="ce543" table:formula="of:=1967*[.T3]" office:value-type="float" office:value="0" calcext:value-type="float">
            <text:p>0</text:p>
          </table:table-cell>
          <table:table-cell table:style-name="ce543" table:formula="of:=1967*[.U3]" office:value-type="float" office:value="0" calcext:value-type="float">
            <text:p>0</text:p>
          </table:table-cell>
          <table:table-cell table:style-name="ce543" table:formula="of:=1967*[.V3]" office:value-type="float" office:value="5901" calcext:value-type="float">
            <text:p>5901</text:p>
          </table:table-cell>
          <table:table-cell table:style-name="ce543" table:formula="of:=1967*[.W3]" office:value-type="float" office:value="5901" calcext:value-type="float">
            <text:p>5901</text:p>
          </table:table-cell>
          <table:table-cell table:style-name="ce543" table:formula="of:=1967*[.X3]" office:value-type="float" office:value="1967" calcext:value-type="float">
            <text:p>1967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2кл. Выключатель</text:p>
          </table:table-cell>
          <table:table-cell table:style-name="ce543" table:formula="of:=3208*[.B4]" office:value-type="float" office:value="3208" calcext:value-type="float">
            <text:p>3208</text:p>
          </table:table-cell>
          <table:table-cell table:style-name="ce543" table:formula="of:=3208*[.C4]" office:value-type="float" office:value="0" calcext:value-type="float">
            <text:p>0</text:p>
          </table:table-cell>
          <table:table-cell table:style-name="ce543" table:formula="of:=3208*[.D4]" office:value-type="float" office:value="0" calcext:value-type="float">
            <text:p>0</text:p>
          </table:table-cell>
          <table:table-cell table:style-name="ce543" table:formula="of:=3208*[.E4]" office:value-type="float" office:value="3208" calcext:value-type="float">
            <text:p>3208</text:p>
          </table:table-cell>
          <table:table-cell table:style-name="ce543" table:formula="of:=3208*[.F4]" office:value-type="float" office:value="0" calcext:value-type="float">
            <text:p>0</text:p>
          </table:table-cell>
          <table:table-cell table:style-name="ce543" table:formula="of:=3208*[.G4]" office:value-type="float" office:value="0" calcext:value-type="float">
            <text:p>0</text:p>
          </table:table-cell>
          <table:table-cell table:style-name="ce543" table:formula="of:=3208*[.H4]" office:value-type="float" office:value="0" calcext:value-type="float">
            <text:p>0</text:p>
          </table:table-cell>
          <table:table-cell table:style-name="ce543" table:formula="of:=3208*[.I4]" office:value-type="float" office:value="0" calcext:value-type="float">
            <text:p>0</text:p>
          </table:table-cell>
          <table:table-cell table:style-name="ce543" table:formula="of:=3208*[.J4]" office:value-type="float" office:value="3208" calcext:value-type="float">
            <text:p>3208</text:p>
          </table:table-cell>
          <table:table-cell table:style-name="ce543" table:formula="of:=3208*[.K4]" office:value-type="float" office:value="0" calcext:value-type="float">
            <text:p>0</text:p>
          </table:table-cell>
          <table:table-cell table:style-name="ce543" table:formula="of:=3208*[.L4]" office:value-type="float" office:value="0" calcext:value-type="float">
            <text:p>0</text:p>
          </table:table-cell>
          <table:table-cell table:style-name="ce543" table:formula="of:=3208*[.M4]" office:value-type="float" office:value="0" calcext:value-type="float">
            <text:p>0</text:p>
          </table:table-cell>
          <table:table-cell table:style-name="ce543" table:formula="of:=3208*[.N4]" office:value-type="float" office:value="0" calcext:value-type="float">
            <text:p>0</text:p>
          </table:table-cell>
          <table:table-cell table:style-name="ce543" table:formula="of:=3208*[.O4]" office:value-type="float" office:value="0" calcext:value-type="float">
            <text:p>0</text:p>
          </table:table-cell>
          <table:table-cell table:style-name="ce543" table:formula="of:=3208*[.P4]" office:value-type="float" office:value="9624" calcext:value-type="float">
            <text:p>9624</text:p>
          </table:table-cell>
          <table:table-cell table:style-name="ce543" table:formula="of:=3208*[.Q4]" office:value-type="float" office:value="0" calcext:value-type="float">
            <text:p>0</text:p>
          </table:table-cell>
          <table:table-cell table:style-name="ce543" table:formula="of:=3208*[.R4]" office:value-type="float" office:value="3208" calcext:value-type="float">
            <text:p>3208</text:p>
          </table:table-cell>
          <table:table-cell table:style-name="ce543" table:formula="of:=3208*[.S4]" office:value-type="float" office:value="6416" calcext:value-type="float">
            <text:p>6416</text:p>
          </table:table-cell>
          <table:table-cell table:style-name="ce543" table:formula="of:=3208*[.T4]" office:value-type="float" office:value="6416" calcext:value-type="float">
            <text:p>6416</text:p>
          </table:table-cell>
          <table:table-cell table:style-name="ce543" table:formula="of:=3208*[.U4]" office:value-type="float" office:value="0" calcext:value-type="float">
            <text:p>0</text:p>
          </table:table-cell>
          <table:table-cell table:style-name="ce543" table:formula="of:=3208*[.V4]" office:value-type="float" office:value="0" calcext:value-type="float">
            <text:p>0</text:p>
          </table:table-cell>
          <table:table-cell table:style-name="ce543" table:formula="of:=3208*[.W4]" office:value-type="float" office:value="0" calcext:value-type="float">
            <text:p>0</text:p>
          </table:table-cell>
          <table:table-cell table:style-name="ce543" table:formula="of:=3208*[.X4]" office:value-type="float" office:value="6416" calcext:value-type="float">
            <text:p>6416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3кл. Выключатель</text:p>
          </table:table-cell>
          <table:table-cell table:style-name="ce543" table:formula="of:=3379*[.B7]" office:value-type="float" office:value="0" calcext:value-type="float">
            <text:p>0</text:p>
          </table:table-cell>
          <table:table-cell table:style-name="ce543" table:formula="of:=3379*[.C7]" office:value-type="float" office:value="3379" calcext:value-type="float">
            <text:p>3379</text:p>
          </table:table-cell>
          <table:table-cell table:style-name="ce543" table:formula="of:=3379*[.D7]" office:value-type="float" office:value="0" calcext:value-type="float">
            <text:p>0</text:p>
          </table:table-cell>
          <table:table-cell table:style-name="ce543" table:formula="of:=3379*[.E7]" office:value-type="float" office:value="3379" calcext:value-type="float">
            <text:p>3379</text:p>
          </table:table-cell>
          <table:table-cell table:style-name="ce543" table:formula="of:=3379*[.F7]" office:value-type="float" office:value="0" calcext:value-type="float">
            <text:p>0</text:p>
          </table:table-cell>
          <table:table-cell table:style-name="ce543" table:formula="of:=3379*[.G7]" office:value-type="float" office:value="0" calcext:value-type="float">
            <text:p>0</text:p>
          </table:table-cell>
          <table:table-cell table:style-name="ce543" table:formula="of:=3379*[.H7]" office:value-type="float" office:value="0" calcext:value-type="float">
            <text:p>0</text:p>
          </table:table-cell>
          <table:table-cell table:style-name="ce543" table:formula="of:=3379*[.I7]" office:value-type="float" office:value="0" calcext:value-type="float">
            <text:p>0</text:p>
          </table:table-cell>
          <table:table-cell table:style-name="ce543" table:formula="of:=3379*[.J7]" office:value-type="float" office:value="3379" calcext:value-type="float">
            <text:p>3379</text:p>
          </table:table-cell>
          <table:table-cell table:style-name="ce543" table:formula="of:=3379*[.K7]" office:value-type="float" office:value="0" calcext:value-type="float">
            <text:p>0</text:p>
          </table:table-cell>
          <table:table-cell table:style-name="ce543" table:formula="of:=3379*[.L7]" office:value-type="float" office:value="0" calcext:value-type="float">
            <text:p>0</text:p>
          </table:table-cell>
          <table:table-cell table:style-name="ce543" table:formula="of:=3379*[.M7]" office:value-type="float" office:value="3379" calcext:value-type="float">
            <text:p>3379</text:p>
          </table:table-cell>
          <table:table-cell table:style-name="ce543" table:formula="of:=3379*[.N7]" office:value-type="float" office:value="0" calcext:value-type="float">
            <text:p>0</text:p>
          </table:table-cell>
          <table:table-cell table:style-name="ce543" table:formula="of:=3379*[.O7]" office:value-type="float" office:value="0" calcext:value-type="float">
            <text:p>0</text:p>
          </table:table-cell>
          <table:table-cell table:style-name="ce543" table:formula="of:=3379*[.P7]" office:value-type="float" office:value="0" calcext:value-type="float">
            <text:p>0</text:p>
          </table:table-cell>
          <table:table-cell table:style-name="ce543" table:formula="of:=3379*[.Q7]" office:value-type="float" office:value="0" calcext:value-type="float">
            <text:p>0</text:p>
          </table:table-cell>
          <table:table-cell table:style-name="ce543" table:formula="of:=3379*[.R7]" office:value-type="float" office:value="0" calcext:value-type="float">
            <text:p>0</text:p>
          </table:table-cell>
          <table:table-cell table:style-name="ce543" table:formula="of:=3379*[.S7]" office:value-type="float" office:value="0" calcext:value-type="float">
            <text:p>0</text:p>
          </table:table-cell>
          <table:table-cell table:style-name="ce543" table:formula="of:=3379*[.T7]" office:value-type="float" office:value="0" calcext:value-type="float">
            <text:p>0</text:p>
          </table:table-cell>
          <table:table-cell table:style-name="ce543" table:formula="of:=3379*[.U7]" office:value-type="float" office:value="0" calcext:value-type="float">
            <text:p>0</text:p>
          </table:table-cell>
          <table:table-cell table:style-name="ce543" table:formula="of:=3379*[.V7]" office:value-type="float" office:value="0" calcext:value-type="float">
            <text:p>0</text:p>
          </table:table-cell>
          <table:table-cell table:style-name="ce543" table:formula="of:=3379*[.W7]" office:value-type="float" office:value="0" calcext:value-type="float">
            <text:p>0</text:p>
          </table:table-cell>
          <table:table-cell table:style-name="ce543" table:formula="of:=3379*[.X7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1кл. Переключатель</text:p>
          </table:table-cell>
          <table:table-cell table:style-name="ce543" table:formula="of:=3986*[.B5]" office:value-type="float" office:value="3986" calcext:value-type="float">
            <text:p>3986</text:p>
          </table:table-cell>
          <table:table-cell table:style-name="ce543" table:formula="of:=3986*[.C5]" office:value-type="float" office:value="3986" calcext:value-type="float">
            <text:p>3986</text:p>
          </table:table-cell>
          <table:table-cell table:style-name="ce543" table:formula="of:=3986*[.D5]" office:value-type="float" office:value="0" calcext:value-type="float">
            <text:p>0</text:p>
          </table:table-cell>
          <table:table-cell table:style-name="ce543" table:formula="of:=3986*[.E5]" office:value-type="float" office:value="3986" calcext:value-type="float">
            <text:p>3986</text:p>
          </table:table-cell>
          <table:table-cell table:style-name="ce543" table:formula="of:=3986*[.F5]" office:value-type="float" office:value="0" calcext:value-type="float">
            <text:p>0</text:p>
          </table:table-cell>
          <table:table-cell table:style-name="ce543" table:formula="of:=3986*[.G5]" office:value-type="float" office:value="0" calcext:value-type="float">
            <text:p>0</text:p>
          </table:table-cell>
          <table:table-cell table:style-name="ce543" table:formula="of:=3986*[.H5]" office:value-type="float" office:value="0" calcext:value-type="float">
            <text:p>0</text:p>
          </table:table-cell>
          <table:table-cell table:style-name="ce543" table:formula="of:=3986*[.I5]" office:value-type="float" office:value="0" calcext:value-type="float">
            <text:p>0</text:p>
          </table:table-cell>
          <table:table-cell table:style-name="ce543" table:formula="of:=3986*[.J5]" office:value-type="float" office:value="7972" calcext:value-type="float">
            <text:p>7972</text:p>
          </table:table-cell>
          <table:table-cell table:style-name="ce543" table:formula="of:=3986*[.K5]" office:value-type="float" office:value="0" calcext:value-type="float">
            <text:p>0</text:p>
          </table:table-cell>
          <table:table-cell table:style-name="ce543" table:formula="of:=3986*[.L5]" office:value-type="float" office:value="3986" calcext:value-type="float">
            <text:p>3986</text:p>
          </table:table-cell>
          <table:table-cell table:style-name="ce543" table:formula="of:=3986*[.M5]" office:value-type="float" office:value="0" calcext:value-type="float">
            <text:p>0</text:p>
          </table:table-cell>
          <table:table-cell table:style-name="ce543" table:formula="of:=3986*[.N5]" office:value-type="float" office:value="0" calcext:value-type="float">
            <text:p>0</text:p>
          </table:table-cell>
          <table:table-cell table:style-name="ce543" table:formula="of:=3986*[.O5]" office:value-type="float" office:value="11958" calcext:value-type="float">
            <text:p>11958</text:p>
          </table:table-cell>
          <table:table-cell table:style-name="ce543" table:formula="of:=3986*[.P5]" office:value-type="float" office:value="0" calcext:value-type="float">
            <text:p>0</text:p>
          </table:table-cell>
          <table:table-cell table:style-name="ce543" table:formula="of:=3986*[.Q5]" office:value-type="float" office:value="0" calcext:value-type="float">
            <text:p>0</text:p>
          </table:table-cell>
          <table:table-cell table:style-name="ce543" table:formula="of:=3986*[.R5]" office:value-type="float" office:value="0" calcext:value-type="float">
            <text:p>0</text:p>
          </table:table-cell>
          <table:table-cell table:style-name="ce543" table:formula="of:=3986*[.S5]" office:value-type="float" office:value="0" calcext:value-type="float">
            <text:p>0</text:p>
          </table:table-cell>
          <table:table-cell table:style-name="ce543" table:formula="of:=3986*[.T5]" office:value-type="float" office:value="15944" calcext:value-type="float">
            <text:p>15944</text:p>
          </table:table-cell>
          <table:table-cell table:style-name="ce543" table:formula="of:=3986*[.U5]" office:value-type="float" office:value="0" calcext:value-type="float">
            <text:p>0</text:p>
          </table:table-cell>
          <table:table-cell table:style-name="ce543" table:formula="of:=3986*[.V5]" office:value-type="float" office:value="11958" calcext:value-type="float">
            <text:p>11958</text:p>
          </table:table-cell>
          <table:table-cell table:style-name="ce543" table:formula="of:=3986*[.W5]" office:value-type="float" office:value="11958" calcext:value-type="float">
            <text:p>11958</text:p>
          </table:table-cell>
          <table:table-cell table:style-name="ce543" table:formula="of:=3986*[.X5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2кл. Переключатель</text:p>
          </table:table-cell>
          <table:table-cell table:style-name="ce543" table:formula="of:=3208*[.B6]" office:value-type="float" office:value="3208" calcext:value-type="float">
            <text:p>3208</text:p>
          </table:table-cell>
          <table:table-cell table:style-name="ce543" table:formula="of:=3208*[.C6]" office:value-type="float" office:value="0" calcext:value-type="float">
            <text:p>0</text:p>
          </table:table-cell>
          <table:table-cell table:style-name="ce543" table:formula="of:=3208*[.D6]" office:value-type="float" office:value="0" calcext:value-type="float">
            <text:p>0</text:p>
          </table:table-cell>
          <table:table-cell table:style-name="ce543" table:formula="of:=3208*[.E6]" office:value-type="float" office:value="12832" calcext:value-type="float">
            <text:p>12832</text:p>
          </table:table-cell>
          <table:table-cell table:style-name="ce543" table:formula="of:=3208*[.F6]" office:value-type="float" office:value="0" calcext:value-type="float">
            <text:p>0</text:p>
          </table:table-cell>
          <table:table-cell table:style-name="ce543" table:formula="of:=3208*[.G6]" office:value-type="float" office:value="0" calcext:value-type="float">
            <text:p>0</text:p>
          </table:table-cell>
          <table:table-cell table:style-name="ce543" table:formula="of:=3208*[.H6]" office:value-type="float" office:value="0" calcext:value-type="float">
            <text:p>0</text:p>
          </table:table-cell>
          <table:table-cell table:style-name="ce543" table:formula="of:=3208*[.I6]" office:value-type="float" office:value="0" calcext:value-type="float">
            <text:p>0</text:p>
          </table:table-cell>
          <table:table-cell table:style-name="ce543" table:formula="of:=3208*[.J6]" office:value-type="float" office:value="0" calcext:value-type="float">
            <text:p>0</text:p>
          </table:table-cell>
          <table:table-cell table:style-name="ce543" table:formula="of:=3208*[.K6]" office:value-type="float" office:value="0" calcext:value-type="float">
            <text:p>0</text:p>
          </table:table-cell>
          <table:table-cell table:style-name="ce543" table:formula="of:=3208*[.L6]" office:value-type="float" office:value="6416" calcext:value-type="float">
            <text:p>6416</text:p>
          </table:table-cell>
          <table:table-cell table:style-name="ce543" table:formula="of:=3208*[.M6]" office:value-type="float" office:value="0" calcext:value-type="float">
            <text:p>0</text:p>
          </table:table-cell>
          <table:table-cell table:style-name="ce543" table:formula="of:=3208*[.N6]" office:value-type="float" office:value="0" calcext:value-type="float">
            <text:p>0</text:p>
          </table:table-cell>
          <table:table-cell table:style-name="ce543" table:formula="of:=3208*[.O6]" office:value-type="float" office:value="0" calcext:value-type="float">
            <text:p>0</text:p>
          </table:table-cell>
          <table:table-cell table:style-name="ce543" table:formula="of:=3208*[.P6]" office:value-type="float" office:value="0" calcext:value-type="float">
            <text:p>0</text:p>
          </table:table-cell>
          <table:table-cell table:style-name="ce543" table:formula="of:=3208*[.Q6]" office:value-type="float" office:value="0" calcext:value-type="float">
            <text:p>0</text:p>
          </table:table-cell>
          <table:table-cell table:style-name="ce543" table:formula="of:=3208*[.R6]" office:value-type="float" office:value="0" calcext:value-type="float">
            <text:p>0</text:p>
          </table:table-cell>
          <table:table-cell table:style-name="ce543" table:formula="of:=3208*[.S6]" office:value-type="float" office:value="0" calcext:value-type="float">
            <text:p>0</text:p>
          </table:table-cell>
          <table:table-cell table:style-name="ce543" table:formula="of:=3208*[.T6]" office:value-type="float" office:value="6416" calcext:value-type="float">
            <text:p>6416</text:p>
          </table:table-cell>
          <table:table-cell table:style-name="ce543" table:formula="of:=3208*[.U6]" office:value-type="float" office:value="0" calcext:value-type="float">
            <text:p>0</text:p>
          </table:table-cell>
          <table:table-cell table:style-name="ce543" table:formula="of:=3208*[.V6]" office:value-type="float" office:value="0" calcext:value-type="float">
            <text:p>0</text:p>
          </table:table-cell>
          <table:table-cell table:style-name="ce543" table:formula="of:=3208*[.W6]" office:value-type="float" office:value="0" calcext:value-type="float">
            <text:p>0</text:p>
          </table:table-cell>
          <table:table-cell table:style-name="ce543" table:formula="of:=3208*[.X6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3кл. Переключатель</text:p>
          </table:table-cell>
          <table:table-cell table:style-name="ce543" table:formula="of:=2966*[.B8]" office:value-type="float" office:value="5932" calcext:value-type="float">
            <text:p>5932</text:p>
          </table:table-cell>
          <table:table-cell table:style-name="ce543" table:formula="of:=2966*[.C8]" office:value-type="float" office:value="0" calcext:value-type="float">
            <text:p>0</text:p>
          </table:table-cell>
          <table:table-cell table:style-name="ce543" table:formula="of:=2966*[.D8]" office:value-type="float" office:value="0" calcext:value-type="float">
            <text:p>0</text:p>
          </table:table-cell>
          <table:table-cell table:style-name="ce543" table:formula="of:=2966*[.E8]" office:value-type="float" office:value="5932" calcext:value-type="float">
            <text:p>5932</text:p>
          </table:table-cell>
          <table:table-cell table:style-name="ce543" table:formula="of:=2966*[.F8]" office:value-type="float" office:value="0" calcext:value-type="float">
            <text:p>0</text:p>
          </table:table-cell>
          <table:table-cell table:style-name="ce543" table:formula="of:=2966*[.G8]" office:value-type="float" office:value="0" calcext:value-type="float">
            <text:p>0</text:p>
          </table:table-cell>
          <table:table-cell table:style-name="ce543" table:formula="of:=2966*[.H8]" office:value-type="float" office:value="0" calcext:value-type="float">
            <text:p>0</text:p>
          </table:table-cell>
          <table:table-cell table:style-name="ce543" table:formula="of:=2966*[.I8]" office:value-type="float" office:value="0" calcext:value-type="float">
            <text:p>0</text:p>
          </table:table-cell>
          <table:table-cell table:style-name="ce543" table:formula="of:=2966*[.J8]" office:value-type="float" office:value="0" calcext:value-type="float">
            <text:p>0</text:p>
          </table:table-cell>
          <table:table-cell table:style-name="ce543" table:formula="of:=2966*[.K8]" office:value-type="float" office:value="0" calcext:value-type="float">
            <text:p>0</text:p>
          </table:table-cell>
          <table:table-cell table:style-name="ce543" table:formula="of:=2966*[.L8]" office:value-type="float" office:value="11864" calcext:value-type="float">
            <text:p>11864</text:p>
          </table:table-cell>
          <table:table-cell table:style-name="ce543" table:formula="of:=2966*[.M8]" office:value-type="float" office:value="8898" calcext:value-type="float">
            <text:p>8898</text:p>
          </table:table-cell>
          <table:table-cell table:style-name="ce543" table:formula="of:=2966*[.N8]" office:value-type="float" office:value="0" calcext:value-type="float">
            <text:p>0</text:p>
          </table:table-cell>
          <table:table-cell table:style-name="ce543" table:formula="of:=2966*[.O8]" office:value-type="float" office:value="5932" calcext:value-type="float">
            <text:p>5932</text:p>
          </table:table-cell>
          <table:table-cell table:style-name="ce543" table:formula="of:=2966*[.P8]" office:value-type="float" office:value="0" calcext:value-type="float">
            <text:p>0</text:p>
          </table:table-cell>
          <table:table-cell table:style-name="ce543" table:formula="of:=2966*[.Q8]" office:value-type="float" office:value="0" calcext:value-type="float">
            <text:p>0</text:p>
          </table:table-cell>
          <table:table-cell table:style-name="ce543" table:formula="of:=2966*[.R8]" office:value-type="float" office:value="0" calcext:value-type="float">
            <text:p>0</text:p>
          </table:table-cell>
          <table:table-cell table:style-name="ce543" table:formula="of:=2966*[.S8]" office:value-type="float" office:value="0" calcext:value-type="float">
            <text:p>0</text:p>
          </table:table-cell>
          <table:table-cell table:style-name="ce543" table:formula="of:=2966*[.T8]" office:value-type="float" office:value="0" calcext:value-type="float">
            <text:p>0</text:p>
          </table:table-cell>
          <table:table-cell table:style-name="ce543" table:formula="of:=2966*[.U8]" office:value-type="float" office:value="0" calcext:value-type="float">
            <text:p>0</text:p>
          </table:table-cell>
          <table:table-cell table:style-name="ce543" table:formula="of:=2966*[.V8]" office:value-type="float" office:value="5932" calcext:value-type="float">
            <text:p>5932</text:p>
          </table:table-cell>
          <table:table-cell table:style-name="ce543" table:formula="of:=2966*[.W8]" office:value-type="float" office:value="5932" calcext:value-type="float">
            <text:p>5932</text:p>
          </table:table-cell>
          <table:table-cell table:style-name="ce543" table:formula="of:=2966*[.X8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USB розетка</text:p>
          </table:table-cell>
          <table:table-cell table:style-name="ce543" table:formula="of:=5966*[.B9]" office:value-type="float" office:value="0" calcext:value-type="float">
            <text:p>0</text:p>
          </table:table-cell>
          <table:table-cell table:style-name="ce543" table:formula="of:=5966*[.C9]" office:value-type="float" office:value="0" calcext:value-type="float">
            <text:p>0</text:p>
          </table:table-cell>
          <table:table-cell table:style-name="ce543" table:formula="of:=5966*[.D9]" office:value-type="float" office:value="0" calcext:value-type="float">
            <text:p>0</text:p>
          </table:table-cell>
          <table:table-cell table:style-name="ce543" table:formula="of:=5966*[.E9]" office:value-type="float" office:value="0" calcext:value-type="float">
            <text:p>0</text:p>
          </table:table-cell>
          <table:table-cell table:style-name="ce543" table:formula="of:=5966*[.F9]" office:value-type="float" office:value="0" calcext:value-type="float">
            <text:p>0</text:p>
          </table:table-cell>
          <table:table-cell table:style-name="ce543" table:formula="of:=5966*[.G9]" office:value-type="float" office:value="0" calcext:value-type="float">
            <text:p>0</text:p>
          </table:table-cell>
          <table:table-cell table:style-name="ce543" table:formula="of:=5966*[.H9]" office:value-type="float" office:value="0" calcext:value-type="float">
            <text:p>0</text:p>
          </table:table-cell>
          <table:table-cell table:style-name="ce543" table:formula="of:=5966*[.I9]" office:value-type="float" office:value="0" calcext:value-type="float">
            <text:p>0</text:p>
          </table:table-cell>
          <table:table-cell table:style-name="ce543" table:formula="of:=5966*[.J9]" office:value-type="float" office:value="0" calcext:value-type="float">
            <text:p>0</text:p>
          </table:table-cell>
          <table:table-cell table:style-name="ce543" table:formula="of:=5966*[.K9]" office:value-type="float" office:value="0" calcext:value-type="float">
            <text:p>0</text:p>
          </table:table-cell>
          <table:table-cell table:style-name="ce543" table:formula="of:=5966*[.L9]" office:value-type="float" office:value="0" calcext:value-type="float">
            <text:p>0</text:p>
          </table:table-cell>
          <table:table-cell table:style-name="ce543" table:formula="of:=5966*[.M9]" office:value-type="float" office:value="0" calcext:value-type="float">
            <text:p>0</text:p>
          </table:table-cell>
          <table:table-cell table:style-name="ce543" table:formula="of:=5966*[.N9]" office:value-type="float" office:value="0" calcext:value-type="float">
            <text:p>0</text:p>
          </table:table-cell>
          <table:table-cell table:style-name="ce543" table:formula="of:=5966*[.O9]" office:value-type="float" office:value="0" calcext:value-type="float">
            <text:p>0</text:p>
          </table:table-cell>
          <table:table-cell table:style-name="ce543" table:formula="of:=5966*[.P9]" office:value-type="float" office:value="0" calcext:value-type="float">
            <text:p>0</text:p>
          </table:table-cell>
          <table:table-cell table:style-name="ce543" table:formula="of:=5966*[.Q9]" office:value-type="float" office:value="0" calcext:value-type="float">
            <text:p>0</text:p>
          </table:table-cell>
          <table:table-cell table:style-name="ce543" table:formula="of:=5966*[.R9]" office:value-type="float" office:value="0" calcext:value-type="float">
            <text:p>0</text:p>
          </table:table-cell>
          <table:table-cell table:style-name="ce543" table:formula="of:=5966*[.S9]" office:value-type="float" office:value="0" calcext:value-type="float">
            <text:p>0</text:p>
          </table:table-cell>
          <table:table-cell table:style-name="ce543" table:formula="of:=5966*[.T9]" office:value-type="float" office:value="0" calcext:value-type="float">
            <text:p>0</text:p>
          </table:table-cell>
          <table:table-cell table:style-name="ce543" table:formula="of:=5966*[.U9]" office:value-type="float" office:value="0" calcext:value-type="float">
            <text:p>0</text:p>
          </table:table-cell>
          <table:table-cell table:style-name="ce543" table:formula="of:=5966*[.V9]" office:value-type="float" office:value="0" calcext:value-type="float">
            <text:p>0</text:p>
          </table:table-cell>
          <table:table-cell table:style-name="ce543" table:formula="of:=5966*[.W9]" office:value-type="float" office:value="0" calcext:value-type="float">
            <text:p>0</text:p>
          </table:table-cell>
          <table:table-cell table:style-name="ce543" table:formula="of:=5966*[.X9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Интернет розетка</text:p>
          </table:table-cell>
          <table:table-cell table:style-name="ce543" table:formula="of:=1868*[.B10]" office:value-type="float" office:value="1868" calcext:value-type="float">
            <text:p>1868</text:p>
          </table:table-cell>
          <table:table-cell table:style-name="ce543" table:formula="of:=1868*[.C10]" office:value-type="float" office:value="1868" calcext:value-type="float">
            <text:p>1868</text:p>
          </table:table-cell>
          <table:table-cell table:style-name="ce543" table:formula="of:=1868*[.D10]" office:value-type="float" office:value="0" calcext:value-type="float">
            <text:p>0</text:p>
          </table:table-cell>
          <table:table-cell table:style-name="ce543" table:formula="of:=1868*[.E10]" office:value-type="float" office:value="0" calcext:value-type="float">
            <text:p>0</text:p>
          </table:table-cell>
          <table:table-cell table:style-name="ce543" table:formula="of:=1868*[.F10]" office:value-type="float" office:value="0" calcext:value-type="float">
            <text:p>0</text:p>
          </table:table-cell>
          <table:table-cell table:style-name="ce543" table:formula="of:=1868*[.G10]" office:value-type="float" office:value="0" calcext:value-type="float">
            <text:p>0</text:p>
          </table:table-cell>
          <table:table-cell table:style-name="ce543" table:formula="of:=1868*[.H10]" office:value-type="float" office:value="0" calcext:value-type="float">
            <text:p>0</text:p>
          </table:table-cell>
          <table:table-cell table:style-name="ce543" table:formula="of:=1868*[.I10]" office:value-type="float" office:value="0" calcext:value-type="float">
            <text:p>0</text:p>
          </table:table-cell>
          <table:table-cell table:style-name="ce543" table:formula="of:=1868*[.J10]" office:value-type="float" office:value="0" calcext:value-type="float">
            <text:p>0</text:p>
          </table:table-cell>
          <table:table-cell table:style-name="ce543" table:formula="of:=1868*[.K10]" office:value-type="float" office:value="0" calcext:value-type="float">
            <text:p>0</text:p>
          </table:table-cell>
          <table:table-cell table:style-name="ce543" table:formula="of:=1868*[.L10]" office:value-type="float" office:value="1868" calcext:value-type="float">
            <text:p>1868</text:p>
          </table:table-cell>
          <table:table-cell table:style-name="ce543" table:formula="of:=1868*[.M10]" office:value-type="float" office:value="1868" calcext:value-type="float">
            <text:p>1868</text:p>
          </table:table-cell>
          <table:table-cell table:style-name="ce543" table:formula="of:=1868*[.N10]" office:value-type="float" office:value="0" calcext:value-type="float">
            <text:p>0</text:p>
          </table:table-cell>
          <table:table-cell table:style-name="ce543" table:formula="of:=1868*[.O10]" office:value-type="float" office:value="1868" calcext:value-type="float">
            <text:p>1868</text:p>
          </table:table-cell>
          <table:table-cell table:style-name="ce543" table:formula="of:=1868*[.P10]" office:value-type="float" office:value="0" calcext:value-type="float">
            <text:p>0</text:p>
          </table:table-cell>
          <table:table-cell table:style-name="ce543" table:formula="of:=1868*[.Q10]" office:value-type="float" office:value="0" calcext:value-type="float">
            <text:p>0</text:p>
          </table:table-cell>
          <table:table-cell table:style-name="ce543" table:formula="of:=1868*[.R10]" office:value-type="float" office:value="1868" calcext:value-type="float">
            <text:p>1868</text:p>
          </table:table-cell>
          <table:table-cell table:style-name="ce543" table:formula="of:=1868*[.S10]" office:value-type="float" office:value="0" calcext:value-type="float">
            <text:p>0</text:p>
          </table:table-cell>
          <table:table-cell table:style-name="ce543" table:formula="of:=1868*[.T10]" office:value-type="float" office:value="0" calcext:value-type="float">
            <text:p>0</text:p>
          </table:table-cell>
          <table:table-cell table:style-name="ce543" table:formula="of:=1868*[.U10]" office:value-type="float" office:value="0" calcext:value-type="float">
            <text:p>0</text:p>
          </table:table-cell>
          <table:table-cell table:style-name="ce543" table:formula="of:=1868*[.V10]" office:value-type="float" office:value="1868" calcext:value-type="float">
            <text:p>1868</text:p>
          </table:table-cell>
          <table:table-cell table:style-name="ce543" table:formula="of:=1868*[.W10]" office:value-type="float" office:value="1868" calcext:value-type="float">
            <text:p>1868</text:p>
          </table:table-cell>
          <table:table-cell table:style-name="ce543" table:formula="of:=1868*[.X10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Регулятор теплого пола</text:p>
          </table:table-cell>
          <table:table-cell table:style-name="ce543" table:formula="of:=18821*[.B17]" office:value-type="float" office:value="18821" calcext:value-type="float">
            <text:p>18821</text:p>
          </table:table-cell>
          <table:table-cell table:style-name="ce543" table:formula="of:=18821*[.C17]" office:value-type="float" office:value="0" calcext:value-type="float">
            <text:p>0</text:p>
          </table:table-cell>
          <table:table-cell table:style-name="ce543" table:formula="of:=18821*[.D17]" office:value-type="float" office:value="0" calcext:value-type="float">
            <text:p>0</text:p>
          </table:table-cell>
          <table:table-cell table:style-name="ce543" table:formula="of:=18821*[.E17]" office:value-type="float" office:value="75284" calcext:value-type="float">
            <text:p>75284</text:p>
          </table:table-cell>
          <table:table-cell table:style-name="ce543" table:formula="of:=18821*[.F17]" office:value-type="float" office:value="0" calcext:value-type="float">
            <text:p>0</text:p>
          </table:table-cell>
          <table:table-cell table:style-name="ce543" table:formula="of:=18821*[.G17]" office:value-type="float" office:value="0" calcext:value-type="float">
            <text:p>0</text:p>
          </table:table-cell>
          <table:table-cell table:style-name="ce543" table:formula="of:=18821*[.H17]" office:value-type="float" office:value="0" calcext:value-type="float">
            <text:p>0</text:p>
          </table:table-cell>
          <table:table-cell table:style-name="ce543" table:formula="of:=18821*[.I17]" office:value-type="float" office:value="0" calcext:value-type="float">
            <text:p>0</text:p>
          </table:table-cell>
          <table:table-cell table:style-name="ce543" table:formula="of:=18821*[.J17]" office:value-type="float" office:value="56463" calcext:value-type="float">
            <text:p>56463</text:p>
          </table:table-cell>
          <table:table-cell table:style-name="ce543" table:formula="of:=18821*[.K17]" office:value-type="float" office:value="0" calcext:value-type="float">
            <text:p>0</text:p>
          </table:table-cell>
          <table:table-cell table:style-name="ce543" table:formula="of:=18821*[.L17]" office:value-type="float" office:value="0" calcext:value-type="float">
            <text:p>0</text:p>
          </table:table-cell>
          <table:table-cell table:style-name="ce543" table:formula="of:=18821*[.M17]" office:value-type="float" office:value="0" calcext:value-type="float">
            <text:p>0</text:p>
          </table:table-cell>
          <table:table-cell table:style-name="ce543" table:formula="of:=18821*[.N17]" office:value-type="float" office:value="0" calcext:value-type="float">
            <text:p>0</text:p>
          </table:table-cell>
          <table:table-cell table:style-name="ce543" table:formula="of:=18821*[.O17]" office:value-type="float" office:value="0" calcext:value-type="float">
            <text:p>0</text:p>
          </table:table-cell>
          <table:table-cell table:style-name="ce543" table:formula="of:=18821*[.P17]" office:value-type="float" office:value="0" calcext:value-type="float">
            <text:p>0</text:p>
          </table:table-cell>
          <table:table-cell table:style-name="ce543" table:formula="of:=18821*[.Q17]" office:value-type="float" office:value="0" calcext:value-type="float">
            <text:p>0</text:p>
          </table:table-cell>
          <table:table-cell table:style-name="ce543" table:formula="of:=18821*[.R17]" office:value-type="float" office:value="0" calcext:value-type="float">
            <text:p>0</text:p>
          </table:table-cell>
          <table:table-cell table:style-name="ce543" table:formula="of:=18821*[.S17]" office:value-type="float" office:value="0" calcext:value-type="float">
            <text:p>0</text:p>
          </table:table-cell>
          <table:table-cell table:style-name="ce543" table:formula="of:=18821*[.T17]" office:value-type="float" office:value="0" calcext:value-type="float">
            <text:p>0</text:p>
          </table:table-cell>
          <table:table-cell table:style-name="ce543" table:formula="of:=18821*[.U17]" office:value-type="float" office:value="0" calcext:value-type="float">
            <text:p>0</text:p>
          </table:table-cell>
          <table:table-cell table:style-name="ce543" table:formula="of:=18821*[.V17]" office:value-type="float" office:value="0" calcext:value-type="float">
            <text:p>0</text:p>
          </table:table-cell>
          <table:table-cell table:style-name="ce543" table:formula="of:=18821*[.W17]" office:value-type="float" office:value="0" calcext:value-type="float">
            <text:p>0</text:p>
          </table:table-cell>
          <table:table-cell table:style-name="ce543" table:formula="of:=18821*[.X17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ТВ розетка</text:p>
          </table:table-cell>
          <table:table-cell table:style-name="ce543" table:formula="of:=1403*[.B18]" office:value-type="float" office:value="1403" calcext:value-type="float">
            <text:p>1403</text:p>
          </table:table-cell>
          <table:table-cell table:style-name="ce543" table:formula="of:=1403*[.C18]" office:value-type="float" office:value="1403" calcext:value-type="float">
            <text:p>1403</text:p>
          </table:table-cell>
          <table:table-cell table:style-name="ce543" table:formula="of:=1403*[.D18]" office:value-type="float" office:value="0" calcext:value-type="float">
            <text:p>0</text:p>
          </table:table-cell>
          <table:table-cell table:style-name="ce543" table:formula="of:=1403*[.E18]" office:value-type="float" office:value="0" calcext:value-type="float">
            <text:p>0</text:p>
          </table:table-cell>
          <table:table-cell table:style-name="ce543" table:formula="of:=1403*[.F18]" office:value-type="float" office:value="0" calcext:value-type="float">
            <text:p>0</text:p>
          </table:table-cell>
          <table:table-cell table:style-name="ce543" table:formula="of:=1403*[.G18]" office:value-type="float" office:value="0" calcext:value-type="float">
            <text:p>0</text:p>
          </table:table-cell>
          <table:table-cell table:style-name="ce543" table:formula="of:=1403*[.H18]" office:value-type="float" office:value="0" calcext:value-type="float">
            <text:p>0</text:p>
          </table:table-cell>
          <table:table-cell table:style-name="ce543" table:formula="of:=1403*[.I18]" office:value-type="float" office:value="0" calcext:value-type="float">
            <text:p>0</text:p>
          </table:table-cell>
          <table:table-cell table:style-name="ce543" table:formula="of:=1403*[.J18]" office:value-type="float" office:value="0" calcext:value-type="float">
            <text:p>0</text:p>
          </table:table-cell>
          <table:table-cell table:style-name="ce543" table:formula="of:=1403*[.K18]" office:value-type="float" office:value="0" calcext:value-type="float">
            <text:p>0</text:p>
          </table:table-cell>
          <table:table-cell table:style-name="ce543" table:formula="of:=1403*[.L18]" office:value-type="float" office:value="1403" calcext:value-type="float">
            <text:p>1403</text:p>
          </table:table-cell>
          <table:table-cell table:style-name="ce543" table:formula="of:=1403*[.M18]" office:value-type="float" office:value="1403" calcext:value-type="float">
            <text:p>1403</text:p>
          </table:table-cell>
          <table:table-cell table:style-name="ce543" table:formula="of:=1403*[.N18]" office:value-type="float" office:value="0" calcext:value-type="float">
            <text:p>0</text:p>
          </table:table-cell>
          <table:table-cell table:style-name="ce543" table:formula="of:=1403*[.O18]" office:value-type="float" office:value="1403" calcext:value-type="float">
            <text:p>1403</text:p>
          </table:table-cell>
          <table:table-cell table:style-name="ce543" table:formula="of:=1403*[.P18]" office:value-type="float" office:value="0" calcext:value-type="float">
            <text:p>0</text:p>
          </table:table-cell>
          <table:table-cell table:style-name="ce543" table:formula="of:=1403*[.Q18]" office:value-type="float" office:value="0" calcext:value-type="float">
            <text:p>0</text:p>
          </table:table-cell>
          <table:table-cell table:style-name="ce543" table:formula="of:=1403*[.R18]" office:value-type="float" office:value="0" calcext:value-type="float">
            <text:p>0</text:p>
          </table:table-cell>
          <table:table-cell table:style-name="ce543" table:formula="of:=1403*[.S18]" office:value-type="float" office:value="0" calcext:value-type="float">
            <text:p>0</text:p>
          </table:table-cell>
          <table:table-cell table:style-name="ce543" table:formula="of:=1403*[.T18]" office:value-type="float" office:value="0" calcext:value-type="float">
            <text:p>0</text:p>
          </table:table-cell>
          <table:table-cell table:style-name="ce543" table:formula="of:=1403*[.U18]" office:value-type="float" office:value="0" calcext:value-type="float">
            <text:p>0</text:p>
          </table:table-cell>
          <table:table-cell table:style-name="ce543" table:formula="of:=1403*[.V18]" office:value-type="float" office:value="1403" calcext:value-type="float">
            <text:p>1403</text:p>
          </table:table-cell>
          <table:table-cell table:style-name="ce543" table:formula="of:=1403*[.W18]" office:value-type="float" office:value="1403" calcext:value-type="float">
            <text:p>1403</text:p>
          </table:table-cell>
          <table:table-cell table:style-name="ce543" table:formula="of:=1403*[.X18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HDMI розетка</text:p>
          </table:table-cell>
          <table:table-cell table:style-name="ce543" table:formula="of:=7919*[.B19]" office:value-type="float" office:value="7919" calcext:value-type="float">
            <text:p>7919</text:p>
          </table:table-cell>
          <table:table-cell table:style-name="ce543" table:formula="of:=7919*[.C19]" office:value-type="float" office:value="15838" calcext:value-type="float">
            <text:p>15838</text:p>
          </table:table-cell>
          <table:table-cell table:style-name="ce543" table:formula="of:=7919*[.D19]" office:value-type="float" office:value="0" calcext:value-type="float">
            <text:p>0</text:p>
          </table:table-cell>
          <table:table-cell table:style-name="ce543" table:formula="of:=7919*[.E19]" office:value-type="float" office:value="0" calcext:value-type="float">
            <text:p>0</text:p>
          </table:table-cell>
          <table:table-cell table:style-name="ce543" table:formula="of:=7919*[.F19]" office:value-type="float" office:value="0" calcext:value-type="float">
            <text:p>0</text:p>
          </table:table-cell>
          <table:table-cell table:style-name="ce543" table:formula="of:=7919*[.G19]" office:value-type="float" office:value="0" calcext:value-type="float">
            <text:p>0</text:p>
          </table:table-cell>
          <table:table-cell table:style-name="ce543" table:formula="of:=7919*[.H19]" office:value-type="float" office:value="0" calcext:value-type="float">
            <text:p>0</text:p>
          </table:table-cell>
          <table:table-cell table:style-name="ce543" table:formula="of:=7919*[.I19]" office:value-type="float" office:value="0" calcext:value-type="float">
            <text:p>0</text:p>
          </table:table-cell>
          <table:table-cell table:style-name="ce543" table:formula="of:=7919*[.J19]" office:value-type="float" office:value="0" calcext:value-type="float">
            <text:p>0</text:p>
          </table:table-cell>
          <table:table-cell table:style-name="ce543" table:formula="of:=7919*[.K19]" office:value-type="float" office:value="0" calcext:value-type="float">
            <text:p>0</text:p>
          </table:table-cell>
          <table:table-cell table:style-name="ce543" table:formula="of:=7919*[.L19]" office:value-type="float" office:value="0" calcext:value-type="float">
            <text:p>0</text:p>
          </table:table-cell>
          <table:table-cell table:style-name="ce543" table:formula="of:=7919*[.M19]" office:value-type="float" office:value="0" calcext:value-type="float">
            <text:p>0</text:p>
          </table:table-cell>
          <table:table-cell table:style-name="ce543" table:formula="of:=7919*[.N19]" office:value-type="float" office:value="0" calcext:value-type="float">
            <text:p>0</text:p>
          </table:table-cell>
          <table:table-cell table:style-name="ce543" table:formula="of:=7919*[.O19]" office:value-type="float" office:value="15838" calcext:value-type="float">
            <text:p>15838</text:p>
          </table:table-cell>
          <table:table-cell table:style-name="ce543" table:formula="of:=7919*[.P19]" office:value-type="float" office:value="0" calcext:value-type="float">
            <text:p>0</text:p>
          </table:table-cell>
          <table:table-cell table:style-name="ce543" table:formula="of:=7919*[.Q19]" office:value-type="float" office:value="0" calcext:value-type="float">
            <text:p>0</text:p>
          </table:table-cell>
          <table:table-cell table:style-name="ce543" table:formula="of:=7919*[.R19]" office:value-type="float" office:value="0" calcext:value-type="float">
            <text:p>0</text:p>
          </table:table-cell>
          <table:table-cell table:style-name="ce543" table:formula="of:=7919*[.S19]" office:value-type="float" office:value="0" calcext:value-type="float">
            <text:p>0</text:p>
          </table:table-cell>
          <table:table-cell table:style-name="ce543" table:formula="of:=7919*[.T19]" office:value-type="float" office:value="0" calcext:value-type="float">
            <text:p>0</text:p>
          </table:table-cell>
          <table:table-cell table:style-name="ce543" table:formula="of:=7919*[.U19]" office:value-type="float" office:value="0" calcext:value-type="float">
            <text:p>0</text:p>
          </table:table-cell>
          <table:table-cell table:style-name="ce543" table:formula="of:=7919*[.V19]" office:value-type="float" office:value="0" calcext:value-type="float">
            <text:p>0</text:p>
          </table:table-cell>
          <table:table-cell table:style-name="ce543" table:formula="of:=7919*[.W19]" office:value-type="float" office:value="15838" calcext:value-type="float">
            <text:p>15838</text:p>
          </table:table-cell>
          <table:table-cell table:style-name="ce543" table:formula="of:=7919*[.X19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Заглушка</text:p>
          </table:table-cell>
          <table:table-cell table:style-name="ce543" table:formula="of:=1009*[.B20]" office:value-type="float" office:value="0" calcext:value-type="float">
            <text:p>0</text:p>
          </table:table-cell>
          <table:table-cell table:style-name="ce543" table:formula="of:=1009*[.C20]" office:value-type="float" office:value="0" calcext:value-type="float">
            <text:p>0</text:p>
          </table:table-cell>
          <table:table-cell table:style-name="ce543" table:formula="of:=1009*[.D20]" office:value-type="float" office:value="0" calcext:value-type="float">
            <text:p>0</text:p>
          </table:table-cell>
          <table:table-cell table:style-name="ce543" table:formula="of:=1009*[.E20]" office:value-type="float" office:value="0" calcext:value-type="float">
            <text:p>0</text:p>
          </table:table-cell>
          <table:table-cell table:style-name="ce543" table:formula="of:=1009*[.F20]" office:value-type="float" office:value="0" calcext:value-type="float">
            <text:p>0</text:p>
          </table:table-cell>
          <table:table-cell table:style-name="ce543" table:formula="of:=1009*[.G20]" office:value-type="float" office:value="0" calcext:value-type="float">
            <text:p>0</text:p>
          </table:table-cell>
          <table:table-cell table:style-name="ce543" table:formula="of:=1009*[.H20]" office:value-type="float" office:value="0" calcext:value-type="float">
            <text:p>0</text:p>
          </table:table-cell>
          <table:table-cell table:style-name="ce543" table:formula="of:=1009*[.I20]" office:value-type="float" office:value="0" calcext:value-type="float">
            <text:p>0</text:p>
          </table:table-cell>
          <table:table-cell table:style-name="ce543" table:formula="of:=1009*[.J20]" office:value-type="float" office:value="0" calcext:value-type="float">
            <text:p>0</text:p>
          </table:table-cell>
          <table:table-cell table:style-name="ce543" table:formula="of:=1009*[.K20]" office:value-type="float" office:value="0" calcext:value-type="float">
            <text:p>0</text:p>
          </table:table-cell>
          <table:table-cell table:style-name="ce543" table:formula="of:=1009*[.L20]" office:value-type="float" office:value="0" calcext:value-type="float">
            <text:p>0</text:p>
          </table:table-cell>
          <table:table-cell table:style-name="ce543" table:formula="of:=1009*[.M20]" office:value-type="float" office:value="0" calcext:value-type="float">
            <text:p>0</text:p>
          </table:table-cell>
          <table:table-cell table:style-name="ce543" table:formula="of:=1009*[.N20]" office:value-type="float" office:value="0" calcext:value-type="float">
            <text:p>0</text:p>
          </table:table-cell>
          <table:table-cell table:style-name="ce543" table:formula="of:=1009*[.O20]" office:value-type="float" office:value="2018" calcext:value-type="float">
            <text:p>2018</text:p>
          </table:table-cell>
          <table:table-cell table:style-name="ce543" table:formula="of:=1009*[.P20]" office:value-type="float" office:value="0" calcext:value-type="float">
            <text:p>0</text:p>
          </table:table-cell>
          <table:table-cell table:style-name="ce543" table:formula="of:=1009*[.Q20]" office:value-type="float" office:value="0" calcext:value-type="float">
            <text:p>0</text:p>
          </table:table-cell>
          <table:table-cell table:style-name="ce543" table:formula="of:=1009*[.R20]" office:value-type="float" office:value="0" calcext:value-type="float">
            <text:p>0</text:p>
          </table:table-cell>
          <table:table-cell table:style-name="ce543" table:formula="of:=1009*[.S20]" office:value-type="float" office:value="0" calcext:value-type="float">
            <text:p>0</text:p>
          </table:table-cell>
          <table:table-cell table:style-name="ce543" table:formula="of:=1009*[.T20]" office:value-type="float" office:value="0" calcext:value-type="float">
            <text:p>0</text:p>
          </table:table-cell>
          <table:table-cell table:style-name="ce543" table:formula="of:=1009*[.U20]" office:value-type="float" office:value="0" calcext:value-type="float">
            <text:p>0</text:p>
          </table:table-cell>
          <table:table-cell table:style-name="ce543" table:formula="of:=1009*[.V20]" office:value-type="float" office:value="1009" calcext:value-type="float">
            <text:p>1009</text:p>
          </table:table-cell>
          <table:table-cell table:style-name="ce543" table:formula="of:=1009*[.W20]" office:value-type="float" office:value="2018" calcext:value-type="float">
            <text:p>2018</text:p>
          </table:table-cell>
          <table:table-cell table:style-name="ce543" table:formula="of:=1009*[.X20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аудио розетка</text:p>
          </table:table-cell>
          <table:table-cell table:style-name="ce543" table:formula="of:=3155*[.B21]" office:value-type="float" office:value="0" calcext:value-type="float">
            <text:p>0</text:p>
          </table:table-cell>
          <table:table-cell table:style-name="ce543" table:formula="of:=3155*[.C21]" office:value-type="float" office:value="12620" calcext:value-type="float">
            <text:p>12620</text:p>
          </table:table-cell>
          <table:table-cell table:style-name="ce543" table:formula="of:=3155*[.D21]" office:value-type="float" office:value="0" calcext:value-type="float">
            <text:p>0</text:p>
          </table:table-cell>
          <table:table-cell table:style-name="ce543" table:formula="of:=3155*[.E21]" office:value-type="float" office:value="0" calcext:value-type="float">
            <text:p>0</text:p>
          </table:table-cell>
          <table:table-cell table:style-name="ce543" table:formula="of:=3155*[.F21]" office:value-type="float" office:value="0" calcext:value-type="float">
            <text:p>0</text:p>
          </table:table-cell>
          <table:table-cell table:style-name="ce543" table:formula="of:=3155*[.G21]" office:value-type="float" office:value="0" calcext:value-type="float">
            <text:p>0</text:p>
          </table:table-cell>
          <table:table-cell table:style-name="ce543" table:formula="of:=3155*[.H21]" office:value-type="float" office:value="0" calcext:value-type="float">
            <text:p>0</text:p>
          </table:table-cell>
          <table:table-cell table:style-name="ce543" table:formula="of:=3155*[.I21]" office:value-type="float" office:value="0" calcext:value-type="float">
            <text:p>0</text:p>
          </table:table-cell>
          <table:table-cell table:style-name="ce543" table:formula="of:=3155*[.J21]" office:value-type="float" office:value="0" calcext:value-type="float">
            <text:p>0</text:p>
          </table:table-cell>
          <table:table-cell table:style-name="ce543" table:formula="of:=3155*[.K21]" office:value-type="float" office:value="0" calcext:value-type="float">
            <text:p>0</text:p>
          </table:table-cell>
          <table:table-cell table:style-name="ce543" table:formula="of:=3155*[.L21]" office:value-type="float" office:value="0" calcext:value-type="float">
            <text:p>0</text:p>
          </table:table-cell>
          <table:table-cell table:style-name="ce543" table:formula="of:=3155*[.M21]" office:value-type="float" office:value="0" calcext:value-type="float">
            <text:p>0</text:p>
          </table:table-cell>
          <table:table-cell table:style-name="ce543" table:formula="of:=3155*[.N21]" office:value-type="float" office:value="0" calcext:value-type="float">
            <text:p>0</text:p>
          </table:table-cell>
          <table:table-cell table:style-name="ce543" table:formula="of:=3155*[.O21]" office:value-type="float" office:value="0" calcext:value-type="float">
            <text:p>0</text:p>
          </table:table-cell>
          <table:table-cell table:style-name="ce543" table:formula="of:=3155*[.P21]" office:value-type="float" office:value="0" calcext:value-type="float">
            <text:p>0</text:p>
          </table:table-cell>
          <table:table-cell table:style-name="ce543" table:formula="of:=3155*[.Q21]" office:value-type="float" office:value="0" calcext:value-type="float">
            <text:p>0</text:p>
          </table:table-cell>
          <table:table-cell table:style-name="ce543" table:formula="of:=3155*[.R21]" office:value-type="float" office:value="0" calcext:value-type="float">
            <text:p>0</text:p>
          </table:table-cell>
          <table:table-cell table:style-name="ce543" table:formula="of:=3155*[.S21]" office:value-type="float" office:value="0" calcext:value-type="float">
            <text:p>0</text:p>
          </table:table-cell>
          <table:table-cell table:style-name="ce543" table:formula="of:=3155*[.T21]" office:value-type="float" office:value="0" calcext:value-type="float">
            <text:p>0</text:p>
          </table:table-cell>
          <table:table-cell table:style-name="ce543" table:formula="of:=3155*[.U21]" office:value-type="float" office:value="0" calcext:value-type="float">
            <text:p>0</text:p>
          </table:table-cell>
          <table:table-cell table:style-name="ce543" table:formula="of:=3155*[.V21]" office:value-type="float" office:value="0" calcext:value-type="float">
            <text:p>0</text:p>
          </table:table-cell>
          <table:table-cell table:style-name="ce543" table:formula="of:=3155*[.W21]" office:value-type="float" office:value="0" calcext:value-type="float">
            <text:p>0</text:p>
          </table:table-cell>
          <table:table-cell table:style-name="ce543" table:formula="of:=3155*[.X21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Датчик движения сигнализация</text:p>
          </table:table-cell>
          <table:table-cell table:style-name="ce543" table:formula="of:=18744*[.B22]" office:value-type="float" office:value="0" calcext:value-type="float">
            <text:p>0</text:p>
          </table:table-cell>
          <table:table-cell table:style-name="ce543" table:formula="of:=18744*[.C22]" office:value-type="float" office:value="0" calcext:value-type="float">
            <text:p>0</text:p>
          </table:table-cell>
          <table:table-cell table:style-name="ce543" table:formula="of:=18744*[.D22]" office:value-type="float" office:value="0" calcext:value-type="float">
            <text:p>0</text:p>
          </table:table-cell>
          <table:table-cell table:style-name="ce543" table:formula="of:=18744*[.E22]" office:value-type="float" office:value="18744" calcext:value-type="float">
            <text:p>18744</text:p>
          </table:table-cell>
          <table:table-cell table:style-name="ce543" table:formula="of:=18744*[.F22]" office:value-type="float" office:value="0" calcext:value-type="float">
            <text:p>0</text:p>
          </table:table-cell>
          <table:table-cell table:style-name="ce543" table:formula="of:=18744*[.G22]" office:value-type="float" office:value="0" calcext:value-type="float">
            <text:p>0</text:p>
          </table:table-cell>
          <table:table-cell table:style-name="ce543" table:formula="of:=18744*[.H22]" office:value-type="float" office:value="0" calcext:value-type="float">
            <text:p>0</text:p>
          </table:table-cell>
          <table:table-cell table:style-name="ce543" table:formula="of:=18744*[.I22]" office:value-type="float" office:value="0" calcext:value-type="float">
            <text:p>0</text:p>
          </table:table-cell>
          <table:table-cell table:style-name="ce543" table:formula="of:=18744*[.J22]" office:value-type="float" office:value="37488" calcext:value-type="float">
            <text:p>37488</text:p>
          </table:table-cell>
          <table:table-cell table:style-name="ce543" table:formula="of:=18744*[.K22]" office:value-type="float" office:value="0" calcext:value-type="float">
            <text:p>0</text:p>
          </table:table-cell>
          <table:table-cell table:style-name="ce543" table:formula="of:=18744*[.L22]" office:value-type="float" office:value="0" calcext:value-type="float">
            <text:p>0</text:p>
          </table:table-cell>
          <table:table-cell table:style-name="ce543" table:formula="of:=18744*[.M22]" office:value-type="float" office:value="0" calcext:value-type="float">
            <text:p>0</text:p>
          </table:table-cell>
          <table:table-cell table:style-name="ce543" table:formula="of:=18744*[.N22]" office:value-type="float" office:value="0" calcext:value-type="float">
            <text:p>0</text:p>
          </table:table-cell>
          <table:table-cell table:style-name="ce543" table:formula="of:=18744*[.O22]" office:value-type="float" office:value="0" calcext:value-type="float">
            <text:p>0</text:p>
          </table:table-cell>
          <table:table-cell table:style-name="ce543" table:formula="of:=18744*[.P22]" office:value-type="float" office:value="0" calcext:value-type="float">
            <text:p>0</text:p>
          </table:table-cell>
          <table:table-cell table:style-name="ce543" table:formula="of:=18744*[.Q22]" office:value-type="float" office:value="0" calcext:value-type="float">
            <text:p>0</text:p>
          </table:table-cell>
          <table:table-cell table:style-name="ce543" table:formula="of:=18744*[.R22]" office:value-type="float" office:value="0" calcext:value-type="float">
            <text:p>0</text:p>
          </table:table-cell>
          <table:table-cell table:style-name="ce543" table:formula="of:=18744*[.S22]" office:value-type="float" office:value="0" calcext:value-type="float">
            <text:p>0</text:p>
          </table:table-cell>
          <table:table-cell table:style-name="ce543" table:formula="of:=18744*[.T22]" office:value-type="float" office:value="0" calcext:value-type="float">
            <text:p>0</text:p>
          </table:table-cell>
          <table:table-cell table:style-name="ce543" table:formula="of:=18744*[.U22]" office:value-type="float" office:value="0" calcext:value-type="float">
            <text:p>0</text:p>
          </table:table-cell>
          <table:table-cell table:style-name="ce543" table:formula="of:=18744*[.V22]" office:value-type="float" office:value="0" calcext:value-type="float">
            <text:p>0</text:p>
          </table:table-cell>
          <table:table-cell table:style-name="ce543" table:formula="of:=18744*[.W22]" office:value-type="float" office:value="0" calcext:value-type="float">
            <text:p>0</text:p>
          </table:table-cell>
          <table:table-cell table:style-name="ce543" table:formula="of:=18744*[.X22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Камера</text:p>
          </table:table-cell>
          <table:table-cell table:style-name="ce543" table:formula="of:=70093*[.B25]" office:value-type="float" office:value="0" calcext:value-type="float">
            <text:p>0</text:p>
          </table:table-cell>
          <table:table-cell table:style-name="ce543" table:formula="of:=70093*[.C25]" office:value-type="float" office:value="0" calcext:value-type="float">
            <text:p>0</text:p>
          </table:table-cell>
          <table:table-cell table:style-name="ce543" table:formula="of:=70093*[.D25]" office:value-type="float" office:value="0" calcext:value-type="float">
            <text:p>0</text:p>
          </table:table-cell>
          <table:table-cell table:style-name="ce543" table:formula="of:=70093*[.E25]" office:value-type="float" office:value="0" calcext:value-type="float">
            <text:p>0</text:p>
          </table:table-cell>
          <table:table-cell table:style-name="ce543" table:formula="of:=70093*[.F25]" office:value-type="float" office:value="0" calcext:value-type="float">
            <text:p>0</text:p>
          </table:table-cell>
          <table:table-cell table:style-name="ce543" table:formula="of:=70093*[.G25]" office:value-type="float" office:value="0" calcext:value-type="float">
            <text:p>0</text:p>
          </table:table-cell>
          <table:table-cell table:style-name="ce543" table:formula="of:=70093*[.H25]" office:value-type="float" office:value="0" calcext:value-type="float">
            <text:p>0</text:p>
          </table:table-cell>
          <table:table-cell table:style-name="ce543" table:formula="of:=70093*[.I25]" office:value-type="float" office:value="0" calcext:value-type="float">
            <text:p>0</text:p>
          </table:table-cell>
          <table:table-cell table:style-name="ce543" table:formula="of:=70093*[.J25]" office:value-type="float" office:value="140186" calcext:value-type="float">
            <text:p>140186</text:p>
          </table:table-cell>
          <table:table-cell table:style-name="ce543" table:formula="of:=70093*[.K25]" office:value-type="float" office:value="0" calcext:value-type="float">
            <text:p>0</text:p>
          </table:table-cell>
          <table:table-cell table:style-name="ce543" table:formula="of:=70093*[.L25]" office:value-type="float" office:value="0" calcext:value-type="float">
            <text:p>0</text:p>
          </table:table-cell>
          <table:table-cell table:style-name="ce543" table:formula="of:=70093*[.M25]" office:value-type="float" office:value="0" calcext:value-type="float">
            <text:p>0</text:p>
          </table:table-cell>
          <table:table-cell table:style-name="ce543" table:formula="of:=70093*[.N25]" office:value-type="float" office:value="0" calcext:value-type="float">
            <text:p>0</text:p>
          </table:table-cell>
          <table:table-cell table:style-name="ce543" table:formula="of:=70093*[.O25]" office:value-type="float" office:value="0" calcext:value-type="float">
            <text:p>0</text:p>
          </table:table-cell>
          <table:table-cell table:style-name="ce543" table:formula="of:=70093*[.P25]" office:value-type="float" office:value="0" calcext:value-type="float">
            <text:p>0</text:p>
          </table:table-cell>
          <table:table-cell table:style-name="ce543" table:formula="of:=70093*[.Q25]" office:value-type="float" office:value="0" calcext:value-type="float">
            <text:p>0</text:p>
          </table:table-cell>
          <table:table-cell table:style-name="ce543" table:formula="of:=70093*[.R25]" office:value-type="float" office:value="0" calcext:value-type="float">
            <text:p>0</text:p>
          </table:table-cell>
          <table:table-cell table:style-name="ce543" table:formula="of:=70093*[.S25]" office:value-type="float" office:value="0" calcext:value-type="float">
            <text:p>0</text:p>
          </table:table-cell>
          <table:table-cell table:style-name="ce543" table:formula="of:=70093*[.T25]" office:value-type="float" office:value="0" calcext:value-type="float">
            <text:p>0</text:p>
          </table:table-cell>
          <table:table-cell table:style-name="ce543" table:formula="of:=70093*[.U25]" office:value-type="float" office:value="0" calcext:value-type="float">
            <text:p>0</text:p>
          </table:table-cell>
          <table:table-cell table:style-name="ce543" table:formula="of:=70093*[.V25]" office:value-type="float" office:value="0" calcext:value-type="float">
            <text:p>0</text:p>
          </table:table-cell>
          <table:table-cell table:style-name="ce543" table:formula="of:=70093*[.W25]" office:value-type="float" office:value="0" calcext:value-type="float">
            <text:p>0</text:p>
          </table:table-cell>
          <table:table-cell table:style-name="ce543" table:formula="of:=70093*[.X25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Выключатель защищенный</text:p>
          </table:table-cell>
          <table:table-cell table:style-name="ce543" table:formula="of:=1127*[.B31]" office:value-type="float" office:value="0" calcext:value-type="float">
            <text:p>0</text:p>
          </table:table-cell>
          <table:table-cell table:style-name="ce543" table:formula="of:=1127*[.C31]" office:value-type="float" office:value="0" calcext:value-type="float">
            <text:p>0</text:p>
          </table:table-cell>
          <table:table-cell table:style-name="ce543" table:formula="of:=1127*[.D31]" office:value-type="float" office:value="0" calcext:value-type="float">
            <text:p>0</text:p>
          </table:table-cell>
          <table:table-cell table:style-name="ce543" table:formula="of:=1127*[.E31]" office:value-type="float" office:value="0" calcext:value-type="float">
            <text:p>0</text:p>
          </table:table-cell>
          <table:table-cell table:style-name="ce543" table:formula="of:=1127*[.F31]" office:value-type="float" office:value="0" calcext:value-type="float">
            <text:p>0</text:p>
          </table:table-cell>
          <table:table-cell table:style-name="ce543" table:formula="of:=1127*[.G31]" office:value-type="float" office:value="0" calcext:value-type="float">
            <text:p>0</text:p>
          </table:table-cell>
          <table:table-cell table:style-name="ce543" table:formula="of:=1127*[.H31]" office:value-type="float" office:value="0" calcext:value-type="float">
            <text:p>0</text:p>
          </table:table-cell>
          <table:table-cell table:style-name="ce543" table:formula="of:=1127*[.I31]" office:value-type="float" office:value="0" calcext:value-type="float">
            <text:p>0</text:p>
          </table:table-cell>
          <table:table-cell table:style-name="ce543" table:formula="of:=1127*[.J31]" office:value-type="float" office:value="0" calcext:value-type="float">
            <text:p>0</text:p>
          </table:table-cell>
          <table:table-cell table:style-name="ce543" table:formula="of:=1127*[.K31]" office:value-type="float" office:value="0" calcext:value-type="float">
            <text:p>0</text:p>
          </table:table-cell>
          <table:table-cell table:style-name="ce543" table:formula="of:=1127*[.L31]" office:value-type="float" office:value="0" calcext:value-type="float">
            <text:p>0</text:p>
          </table:table-cell>
          <table:table-cell table:style-name="ce543" table:formula="of:=1127*[.M31]" office:value-type="float" office:value="0" calcext:value-type="float">
            <text:p>0</text:p>
          </table:table-cell>
          <table:table-cell table:style-name="ce543" table:formula="of:=1127*[.N31]" office:value-type="float" office:value="0" calcext:value-type="float">
            <text:p>0</text:p>
          </table:table-cell>
          <table:table-cell table:style-name="ce543" table:formula="of:=1127*[.O31]" office:value-type="float" office:value="0" calcext:value-type="float">
            <text:p>0</text:p>
          </table:table-cell>
          <table:table-cell table:style-name="ce543" table:formula="of:=1127*[.P31]" office:value-type="float" office:value="0" calcext:value-type="float">
            <text:p>0</text:p>
          </table:table-cell>
          <table:table-cell table:style-name="ce543" table:formula="of:=1127*[.Q31]" office:value-type="float" office:value="0" calcext:value-type="float">
            <text:p>0</text:p>
          </table:table-cell>
          <table:table-cell table:style-name="ce543" table:formula="of:=1127*[.R31]" office:value-type="float" office:value="0" calcext:value-type="float">
            <text:p>0</text:p>
          </table:table-cell>
          <table:table-cell table:style-name="ce543" table:formula="of:=1127*[.S31]" office:value-type="float" office:value="0" calcext:value-type="float">
            <text:p>0</text:p>
          </table:table-cell>
          <table:table-cell table:style-name="ce543" table:formula="of:=1127*[.T31]" office:value-type="float" office:value="0" calcext:value-type="float">
            <text:p>0</text:p>
          </table:table-cell>
          <table:table-cell table:style-name="ce543" table:formula="of:=1127*[.U31]" office:value-type="float" office:value="0" calcext:value-type="float">
            <text:p>0</text:p>
          </table:table-cell>
          <table:table-cell table:style-name="ce543" table:formula="of:=1127*[.V31]" office:value-type="float" office:value="0" calcext:value-type="float">
            <text:p>0</text:p>
          </table:table-cell>
          <table:table-cell table:style-name="ce543" table:formula="of:=1127*[.W31]" office:value-type="float" office:value="0" calcext:value-type="float">
            <text:p>0</text:p>
          </table:table-cell>
          <table:table-cell table:style-name="ce543" table:formula="of:=1127*[.X31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NEPTUN BUGATTI BASE 1/2 ДЮЙМА</text:p>
          </table:table-cell>
          <table:table-cell table:style-name="ce543" table:formula="of:=[.B24]*24737" office:value-type="float" office:value="0" calcext:value-type="float">
            <text:p>0</text:p>
          </table:table-cell>
          <table:table-cell table:style-name="ce543" table:formula="of:=[.C24]*24737" office:value-type="float" office:value="0" calcext:value-type="float">
            <text:p>0</text:p>
          </table:table-cell>
          <table:table-cell table:style-name="ce543" table:formula="of:=[.D24]*24737" office:value-type="float" office:value="0" calcext:value-type="float">
            <text:p>0</text:p>
          </table:table-cell>
          <table:table-cell table:style-name="ce543" table:formula="of:=[.E24]*24737" office:value-type="float" office:value="0" calcext:value-type="float">
            <text:p>0</text:p>
          </table:table-cell>
          <table:table-cell table:style-name="ce543" table:formula="of:=[.F24]*24737" office:value-type="float" office:value="0" calcext:value-type="float">
            <text:p>0</text:p>
          </table:table-cell>
          <table:table-cell table:style-name="ce543" table:formula="of:=[.G24]*24737" office:value-type="float" office:value="24737" calcext:value-type="float">
            <text:p>24737</text:p>
          </table:table-cell>
          <table:table-cell table:style-name="ce543" table:formula="of:=[.H24]*24737" office:value-type="float" office:value="24737" calcext:value-type="float">
            <text:p>24737</text:p>
          </table:table-cell>
          <table:table-cell table:style-name="ce543" table:formula="of:=[.I24]*24737" office:value-type="float" office:value="0" calcext:value-type="float">
            <text:p>0</text:p>
          </table:table-cell>
          <table:table-cell table:style-name="ce543" table:formula="of:=[.J24]*24737" office:value-type="float" office:value="0" calcext:value-type="float">
            <text:p>0</text:p>
          </table:table-cell>
          <table:table-cell table:style-name="ce543" table:formula="of:=[.K24]*24737" office:value-type="float" office:value="24737" calcext:value-type="float">
            <text:p>24737</text:p>
          </table:table-cell>
          <table:table-cell table:style-name="ce543" table:formula="of:=[.L24]*24737" office:value-type="float" office:value="0" calcext:value-type="float">
            <text:p>0</text:p>
          </table:table-cell>
          <table:table-cell table:style-name="ce543" table:formula="of:=[.M24]*24737" office:value-type="float" office:value="0" calcext:value-type="float">
            <text:p>0</text:p>
          </table:table-cell>
          <table:table-cell table:style-name="ce543" table:formula="of:=[.N24]*24737" office:value-type="float" office:value="0" calcext:value-type="float">
            <text:p>0</text:p>
          </table:table-cell>
          <table:table-cell table:style-name="ce543" table:formula="of:=[.O24]*24737" office:value-type="float" office:value="0" calcext:value-type="float">
            <text:p>0</text:p>
          </table:table-cell>
          <table:table-cell table:style-name="ce543" table:formula="of:=[.P24]*24737" office:value-type="float" office:value="0" calcext:value-type="float">
            <text:p>0</text:p>
          </table:table-cell>
          <table:table-cell table:style-name="ce543" table:formula="of:=[.Q24]*24737" office:value-type="float" office:value="0" calcext:value-type="float">
            <text:p>0</text:p>
          </table:table-cell>
          <table:table-cell table:style-name="ce543" table:formula="of:=[.R24]*24737" office:value-type="float" office:value="0" calcext:value-type="float">
            <text:p>0</text:p>
          </table:table-cell>
          <table:table-cell table:style-name="ce543" table:formula="of:=[.S24]*24737" office:value-type="float" office:value="24737" calcext:value-type="float">
            <text:p>24737</text:p>
          </table:table-cell>
          <table:table-cell table:style-name="ce543" table:formula="of:=[.T24]*24737" office:value-type="float" office:value="0" calcext:value-type="float">
            <text:p>0</text:p>
          </table:table-cell>
          <table:table-cell table:style-name="ce543" table:formula="of:=[.U24]*24737" office:value-type="float" office:value="0" calcext:value-type="float">
            <text:p>0</text:p>
          </table:table-cell>
          <table:table-cell table:style-name="ce543" table:formula="of:=[.V24]*24737" office:value-type="float" office:value="0" calcext:value-type="float">
            <text:p>0</text:p>
          </table:table-cell>
          <table:table-cell table:style-name="ce543" table:formula="of:=[.W24]*24737" office:value-type="float" office:value="0" calcext:value-type="float">
            <text:p>0</text:p>
          </table:table-cell>
          <table:table-cell table:style-name="ce543" table:formula="of:=[.X24]*24737" office:value-type="float" office:value="24737" calcext:value-type="float">
            <text:p>24737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ПУЛЬТ УПРАВЛЕНИЯ SAWO SAUNOVA 2.0 ДЛЯ САУН И БАНЬ</text:p>
          </table:table-cell>
          <table:table-cell table:style-name="ce543" table:formula="of:=13690*[.B26]" office:value-type="float" office:value="0" calcext:value-type="float">
            <text:p>0</text:p>
          </table:table-cell>
          <table:table-cell table:style-name="ce543" table:formula="of:=13690*[.C26]" office:value-type="float" office:value="0" calcext:value-type="float">
            <text:p>0</text:p>
          </table:table-cell>
          <table:table-cell table:style-name="ce543" table:formula="of:=13690*[.D26]" office:value-type="float" office:value="0" calcext:value-type="float">
            <text:p>0</text:p>
          </table:table-cell>
          <table:table-cell table:style-name="ce543" table:formula="of:=13690*[.E26]" office:value-type="float" office:value="0" calcext:value-type="float">
            <text:p>0</text:p>
          </table:table-cell>
          <table:table-cell table:style-name="ce543" table:formula="of:=13690*[.F26]" office:value-type="float" office:value="0" calcext:value-type="float">
            <text:p>0</text:p>
          </table:table-cell>
          <table:table-cell table:style-name="ce543" table:formula="of:=13690*[.G26]" office:value-type="float" office:value="0" calcext:value-type="float">
            <text:p>0</text:p>
          </table:table-cell>
          <table:table-cell table:style-name="ce543" table:formula="of:=13690*[.H26]" office:value-type="float" office:value="0" calcext:value-type="float">
            <text:p>0</text:p>
          </table:table-cell>
          <table:table-cell table:style-name="ce543" table:formula="of:=13690*[.I26]" office:value-type="float" office:value="0" calcext:value-type="float">
            <text:p>0</text:p>
          </table:table-cell>
          <table:table-cell table:style-name="ce543" table:formula="of:=13690*[.J26]" office:value-type="float" office:value="0" calcext:value-type="float">
            <text:p>0</text:p>
          </table:table-cell>
          <table:table-cell table:style-name="ce543" table:formula="of:=13690*[.K26]" office:value-type="float" office:value="0" calcext:value-type="float">
            <text:p>0</text:p>
          </table:table-cell>
          <table:table-cell table:style-name="ce543" table:formula="of:=13690*[.L26]" office:value-type="float" office:value="0" calcext:value-type="float">
            <text:p>0</text:p>
          </table:table-cell>
          <table:table-cell table:style-name="ce543" table:formula="of:=13690*[.M26]" office:value-type="float" office:value="0" calcext:value-type="float">
            <text:p>0</text:p>
          </table:table-cell>
          <table:table-cell table:style-name="ce543" table:formula="of:=13690*[.N26]" office:value-type="float" office:value="0" calcext:value-type="float">
            <text:p>0</text:p>
          </table:table-cell>
          <table:table-cell table:style-name="ce543" table:formula="of:=13690*[.O26]" office:value-type="float" office:value="0" calcext:value-type="float">
            <text:p>0</text:p>
          </table:table-cell>
          <table:table-cell table:style-name="ce543" table:formula="of:=13690*[.P26]" office:value-type="float" office:value="0" calcext:value-type="float">
            <text:p>0</text:p>
          </table:table-cell>
          <table:table-cell table:style-name="ce543" table:formula="of:=13690*[.Q26]" office:value-type="float" office:value="0" calcext:value-type="float">
            <text:p>0</text:p>
          </table:table-cell>
          <table:table-cell table:style-name="ce543" table:formula="of:=13690*[.R26]" office:value-type="float" office:value="0" calcext:value-type="float">
            <text:p>0</text:p>
          </table:table-cell>
          <table:table-cell table:style-name="ce543" table:formula="of:=13690*[.S26]" office:value-type="float" office:value="0" calcext:value-type="float">
            <text:p>0</text:p>
          </table:table-cell>
          <table:table-cell table:style-name="ce543" table:formula="of:=13690*[.T26]" office:value-type="float" office:value="0" calcext:value-type="float">
            <text:p>0</text:p>
          </table:table-cell>
          <table:table-cell table:style-name="ce543" table:formula="of:=13690*[.U26]" office:value-type="float" office:value="0" calcext:value-type="float">
            <text:p>0</text:p>
          </table:table-cell>
          <table:table-cell table:style-name="ce543" table:formula="of:=13690*[.V26]" office:value-type="float" office:value="0" calcext:value-type="float">
            <text:p>0</text:p>
          </table:table-cell>
          <table:table-cell table:style-name="ce543" table:formula="of:=13690*[.W26]" office:value-type="float" office:value="0" calcext:value-type="float">
            <text:p>0</text:p>
          </table:table-cell>
          <table:table-cell table:style-name="ce543" table:formula="of:=13690*[.X26]" office:value-type="float" office:value="13690" calcext:value-type="float">
            <text:p>1369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Роутер</text:p>
          </table:table-cell>
          <table:table-cell table:style-name="ce543" table:formula="of:=26826*[.B27]" office:value-type="float" office:value="0" calcext:value-type="float">
            <text:p>0</text:p>
          </table:table-cell>
          <table:table-cell table:style-name="ce543" table:formula="of:=26826*[.C27]" office:value-type="float" office:value="0" calcext:value-type="float">
            <text:p>0</text:p>
          </table:table-cell>
          <table:table-cell table:style-name="ce543" table:formula="of:=26826*[.D27]" office:value-type="float" office:value="0" calcext:value-type="float">
            <text:p>0</text:p>
          </table:table-cell>
          <table:table-cell table:style-name="ce543" table:formula="of:=26826*[.E27]" office:value-type="float" office:value="0" calcext:value-type="float">
            <text:p>0</text:p>
          </table:table-cell>
          <table:table-cell table:style-name="ce543" table:formula="of:=26826*[.F27]" office:value-type="float" office:value="26826" calcext:value-type="float">
            <text:p>26826</text:p>
          </table:table-cell>
          <table:table-cell table:style-name="ce543" table:formula="of:=26826*[.G27]" office:value-type="float" office:value="0" calcext:value-type="float">
            <text:p>0</text:p>
          </table:table-cell>
          <table:table-cell table:style-name="ce543" table:formula="of:=26826*[.H27]" office:value-type="float" office:value="0" calcext:value-type="float">
            <text:p>0</text:p>
          </table:table-cell>
          <table:table-cell table:style-name="ce543" table:formula="of:=26826*[.I27]" office:value-type="float" office:value="0" calcext:value-type="float">
            <text:p>0</text:p>
          </table:table-cell>
          <table:table-cell table:style-name="ce543" table:formula="of:=26826*[.J27]" office:value-type="float" office:value="0" calcext:value-type="float">
            <text:p>0</text:p>
          </table:table-cell>
          <table:table-cell table:style-name="ce543" table:formula="of:=26826*[.K27]" office:value-type="float" office:value="0" calcext:value-type="float">
            <text:p>0</text:p>
          </table:table-cell>
          <table:table-cell table:style-name="ce543" table:formula="of:=26826*[.L27]" office:value-type="float" office:value="0" calcext:value-type="float">
            <text:p>0</text:p>
          </table:table-cell>
          <table:table-cell table:style-name="ce543" table:formula="of:=26826*[.M27]" office:value-type="float" office:value="0" calcext:value-type="float">
            <text:p>0</text:p>
          </table:table-cell>
          <table:table-cell table:style-name="ce543" table:formula="of:=26826*[.N27]" office:value-type="float" office:value="0" calcext:value-type="float">
            <text:p>0</text:p>
          </table:table-cell>
          <table:table-cell table:style-name="ce543" table:formula="of:=26826*[.O27]" office:value-type="float" office:value="0" calcext:value-type="float">
            <text:p>0</text:p>
          </table:table-cell>
          <table:table-cell table:style-name="ce543" table:formula="of:=26826*[.P27]" office:value-type="float" office:value="0" calcext:value-type="float">
            <text:p>0</text:p>
          </table:table-cell>
          <table:table-cell table:style-name="ce543" table:formula="of:=26826*[.Q27]" office:value-type="float" office:value="0" calcext:value-type="float">
            <text:p>0</text:p>
          </table:table-cell>
          <table:table-cell table:style-name="ce543" table:formula="of:=26826*[.R27]" office:value-type="float" office:value="26826" calcext:value-type="float">
            <text:p>26826</text:p>
          </table:table-cell>
          <table:table-cell table:style-name="ce543" table:formula="of:=26826*[.S27]" office:value-type="float" office:value="0" calcext:value-type="float">
            <text:p>0</text:p>
          </table:table-cell>
          <table:table-cell table:style-name="ce543" table:formula="of:=26826*[.T27]" office:value-type="float" office:value="0" calcext:value-type="float">
            <text:p>0</text:p>
          </table:table-cell>
          <table:table-cell table:style-name="ce543" table:formula="of:=26826*[.U27]" office:value-type="float" office:value="0" calcext:value-type="float">
            <text:p>0</text:p>
          </table:table-cell>
          <table:table-cell table:style-name="ce543" table:formula="of:=26826*[.V27]" office:value-type="float" office:value="0" calcext:value-type="float">
            <text:p>0</text:p>
          </table:table-cell>
          <table:table-cell table:style-name="ce543" table:formula="of:=26826*[.W27]" office:value-type="float" office:value="0" calcext:value-type="float">
            <text:p>0</text:p>
          </table:table-cell>
          <table:table-cell table:style-name="ce543" table:formula="of:=26826*[.X27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Датчик движения №2</text:p>
          </table:table-cell>
          <table:table-cell table:style-name="ce543" table:formula="of:=18744*[.B29]" office:value-type="float" office:value="0" calcext:value-type="float">
            <text:p>0</text:p>
          </table:table-cell>
          <table:table-cell table:style-name="ce543" table:formula="of:=18744*[.C29]" office:value-type="float" office:value="0" calcext:value-type="float">
            <text:p>0</text:p>
          </table:table-cell>
          <table:table-cell table:style-name="ce543" table:formula="of:=18744*[.D29]" office:value-type="float" office:value="0" calcext:value-type="float">
            <text:p>0</text:p>
          </table:table-cell>
          <table:table-cell table:style-name="ce543" table:formula="of:=18744*[.E29]" office:value-type="float" office:value="37488" calcext:value-type="float">
            <text:p>37488</text:p>
          </table:table-cell>
          <table:table-cell table:style-name="ce543" table:formula="of:=18744*[.F29]" office:value-type="float" office:value="56232" calcext:value-type="float">
            <text:p>56232</text:p>
          </table:table-cell>
          <table:table-cell table:style-name="ce543" table:formula="of:=18744*[.G29]" office:value-type="float" office:value="18744" calcext:value-type="float">
            <text:p>18744</text:p>
          </table:table-cell>
          <table:table-cell table:style-name="ce543" table:formula="of:=18744*[.H29]" office:value-type="float" office:value="0" calcext:value-type="float">
            <text:p>0</text:p>
          </table:table-cell>
          <table:table-cell table:style-name="ce543" table:formula="of:=18744*[.I29]" office:value-type="float" office:value="0" calcext:value-type="float">
            <text:p>0</text:p>
          </table:table-cell>
          <table:table-cell table:style-name="ce543" table:formula="of:=18744*[.J29]" office:value-type="float" office:value="18744" calcext:value-type="float">
            <text:p>18744</text:p>
          </table:table-cell>
          <table:table-cell table:style-name="ce543" table:formula="of:=18744*[.K29]" office:value-type="float" office:value="18744" calcext:value-type="float">
            <text:p>18744</text:p>
          </table:table-cell>
          <table:table-cell table:style-name="ce543" table:formula="of:=18744*[.L29]" office:value-type="float" office:value="0" calcext:value-type="float">
            <text:p>0</text:p>
          </table:table-cell>
          <table:table-cell table:style-name="ce543" table:formula="of:=18744*[.M29]" office:value-type="float" office:value="0" calcext:value-type="float">
            <text:p>0</text:p>
          </table:table-cell>
          <table:table-cell table:style-name="ce543" table:formula="of:=18744*[.N29]" office:value-type="float" office:value="0" calcext:value-type="float">
            <text:p>0</text:p>
          </table:table-cell>
          <table:table-cell table:style-name="ce543" table:formula="of:=18744*[.O29]" office:value-type="float" office:value="0" calcext:value-type="float">
            <text:p>0</text:p>
          </table:table-cell>
          <table:table-cell table:style-name="ce543" table:formula="of:=18744*[.P29]" office:value-type="float" office:value="0" calcext:value-type="float">
            <text:p>0</text:p>
          </table:table-cell>
          <table:table-cell table:style-name="ce543" table:formula="of:=18744*[.Q29]" office:value-type="float" office:value="18744" calcext:value-type="float">
            <text:p>18744</text:p>
          </table:table-cell>
          <table:table-cell table:style-name="ce543" table:formula="of:=18744*[.R29]" office:value-type="float" office:value="37488" calcext:value-type="float">
            <text:p>37488</text:p>
          </table:table-cell>
          <table:table-cell table:style-name="ce543" table:formula="of:=18744*[.S29]" office:value-type="float" office:value="0" calcext:value-type="float">
            <text:p>0</text:p>
          </table:table-cell>
          <table:table-cell table:style-name="ce543" table:formula="of:=18744*[.T29]" office:value-type="float" office:value="37488" calcext:value-type="float">
            <text:p>37488</text:p>
          </table:table-cell>
          <table:table-cell table:style-name="ce543" table:formula="of:=18744*[.U29]" office:value-type="float" office:value="18744" calcext:value-type="float">
            <text:p>18744</text:p>
          </table:table-cell>
          <table:table-cell table:style-name="ce543" table:formula="of:=18744*[.V29]" office:value-type="float" office:value="0" calcext:value-type="float">
            <text:p>0</text:p>
          </table:table-cell>
          <table:table-cell table:style-name="ce543" table:formula="of:=18744*[.W29]" office:value-type="float" office:value="0" calcext:value-type="float">
            <text:p>0</text:p>
          </table:table-cell>
          <table:table-cell table:style-name="ce543" table:formula="of:=18744*[.X29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style-name="ce539" office:value-type="string" calcext:value-type="string">
            <text:p>Датчик открытия дверей</text:p>
          </table:table-cell>
          <table:table-cell table:style-name="ce543" table:formula="of:=1780*[.B23]" office:value-type="float" office:value="0" calcext:value-type="float">
            <text:p>0</text:p>
          </table:table-cell>
          <table:table-cell table:style-name="ce543" table:formula="of:=1780*[.C23]" office:value-type="float" office:value="0" calcext:value-type="float">
            <text:p>0</text:p>
          </table:table-cell>
          <table:table-cell table:style-name="ce543" table:formula="of:=1780*[.D23]" office:value-type="float" office:value="0" calcext:value-type="float">
            <text:p>0</text:p>
          </table:table-cell>
          <table:table-cell table:style-name="ce543" table:formula="of:=1780*[.E23]" office:value-type="float" office:value="0" calcext:value-type="float">
            <text:p>0</text:p>
          </table:table-cell>
          <table:table-cell table:style-name="ce543" table:formula="of:=1780*[.F23]" office:value-type="float" office:value="0" calcext:value-type="float">
            <text:p>0</text:p>
          </table:table-cell>
          <table:table-cell table:style-name="ce543" table:formula="of:=1780*[.G23]" office:value-type="float" office:value="0" calcext:value-type="float">
            <text:p>0</text:p>
          </table:table-cell>
          <table:table-cell table:style-name="ce543" table:formula="of:=1780*[.H23]" office:value-type="float" office:value="0" calcext:value-type="float">
            <text:p>0</text:p>
          </table:table-cell>
          <table:table-cell table:style-name="ce543" table:formula="of:=1780*[.I23]" office:value-type="float" office:value="0" calcext:value-type="float">
            <text:p>0</text:p>
          </table:table-cell>
          <table:table-cell table:style-name="ce543" table:formula="of:=1780*[.J23]" office:value-type="float" office:value="1780" calcext:value-type="float">
            <text:p>1780</text:p>
          </table:table-cell>
          <table:table-cell table:style-name="ce543" table:formula="of:=1780*[.K23]" office:value-type="float" office:value="0" calcext:value-type="float">
            <text:p>0</text:p>
          </table:table-cell>
          <table:table-cell table:style-name="ce543" table:formula="of:=1780*[.L23]" office:value-type="float" office:value="0" calcext:value-type="float">
            <text:p>0</text:p>
          </table:table-cell>
          <table:table-cell table:style-name="ce543" table:formula="of:=1780*[.M23]" office:value-type="float" office:value="0" calcext:value-type="float">
            <text:p>0</text:p>
          </table:table-cell>
          <table:table-cell table:style-name="ce543" table:formula="of:=1780*[.N23]" office:value-type="float" office:value="0" calcext:value-type="float">
            <text:p>0</text:p>
          </table:table-cell>
          <table:table-cell table:style-name="ce543" table:formula="of:=1780*[.O23]" office:value-type="float" office:value="0" calcext:value-type="float">
            <text:p>0</text:p>
          </table:table-cell>
          <table:table-cell table:style-name="ce543" table:formula="of:=1780*[.P23]" office:value-type="float" office:value="3560" calcext:value-type="float">
            <text:p>3560</text:p>
          </table:table-cell>
          <table:table-cell table:style-name="ce543" table:formula="of:=1780*[.Q23]" office:value-type="float" office:value="0" calcext:value-type="float">
            <text:p>0</text:p>
          </table:table-cell>
          <table:table-cell table:style-name="ce543" table:formula="of:=1780*[.R23]" office:value-type="float" office:value="0" calcext:value-type="float">
            <text:p>0</text:p>
          </table:table-cell>
          <table:table-cell table:style-name="ce543" table:formula="of:=1780*[.S23]" office:value-type="float" office:value="0" calcext:value-type="float">
            <text:p>0</text:p>
          </table:table-cell>
          <table:table-cell table:style-name="ce543" table:formula="of:=1780*[.T23]" office:value-type="float" office:value="0" calcext:value-type="float">
            <text:p>0</text:p>
          </table:table-cell>
          <table:table-cell table:style-name="ce543" table:formula="of:=1780*[.U23]" office:value-type="float" office:value="0" calcext:value-type="float">
            <text:p>0</text:p>
          </table:table-cell>
          <table:table-cell table:style-name="ce543" table:formula="of:=1780*[.V23]" office:value-type="float" office:value="0" calcext:value-type="float">
            <text:p>0</text:p>
          </table:table-cell>
          <table:table-cell table:style-name="ce543" table:formula="of:=1780*[.W23]" office:value-type="float" office:value="0" calcext:value-type="float">
            <text:p>0</text:p>
          </table:table-cell>
          <table:table-cell table:style-name="ce543" table:formula="of:=1780*[.X23]" office:value-type="float" office:value="0" calcext:value-type="float">
            <text:p>0</text:p>
          </table:table-cell>
          <table:table-cell table:number-columns-repeated="1000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table:style-name="ce544" table:formula="of:=SUM([.B$36:.B$63])" office:value-type="float" office:value="156618" calcext:value-type="float">
            <text:p>156618</text:p>
          </table:table-cell>
          <table:table-cell table:style-name="ce544" table:formula="of:=SUM([.C$36:.C$63])" office:value-type="float" office:value="108525" calcext:value-type="float">
            <text:p>108525</text:p>
          </table:table-cell>
          <table:table-cell table:style-name="ce544" table:formula="of:=SUM([.D$36:.D$63])" office:value-type="float" office:value="8594" calcext:value-type="float">
            <text:p>8594</text:p>
          </table:table-cell>
          <table:table-cell table:style-name="ce544" table:formula="of:=SUM([.E$36:.E$63])" office:value-type="float" office:value="181440" calcext:value-type="float">
            <text:p>181440</text:p>
          </table:table-cell>
          <table:table-cell table:style-name="ce544" table:formula="of:=SUM([.F$36:.F$63])" office:value-type="float" office:value="144833" calcext:value-type="float">
            <text:p>144833</text:p>
          </table:table-cell>
          <table:table-cell table:style-name="ce544" table:formula="of:=SUM([.G$36:.G$63])" office:value-type="float" office:value="59307" calcext:value-type="float">
            <text:p>59307</text:p>
          </table:table-cell>
          <table:table-cell table:style-name="ce544" table:formula="of:=SUM([.H$36:.H$63])" office:value-type="float" office:value="49261" calcext:value-type="float">
            <text:p>49261</text:p>
          </table:table-cell>
          <table:table-cell table:style-name="ce544" table:formula="of:=SUM([.I$36:.I$63])" office:value-type="float" office:value="11533" calcext:value-type="float">
            <text:p>11533</text:p>
          </table:table-cell>
          <table:table-cell table:style-name="ce544" table:formula="of:=SUM([.J$36:.J$63])" office:value-type="float" office:value="312327" calcext:value-type="float">
            <text:p>312327</text:p>
          </table:table-cell>
          <table:table-cell table:style-name="ce544" table:formula="of:=SUM([.K$36:.K$63])" office:value-type="float" office:value="50827" calcext:value-type="float">
            <text:p>50827</text:p>
          </table:table-cell>
          <table:table-cell table:style-name="ce544" table:formula="of:=SUM([.L$36:.L$63])" office:value-type="float" office:value="94117" calcext:value-type="float">
            <text:p>94117</text:p>
          </table:table-cell>
          <table:table-cell table:style-name="ce544" table:formula="of:=SUM([.M$36:.M$63])" office:value-type="float" office:value="102081" calcext:value-type="float">
            <text:p>102081</text:p>
          </table:table-cell>
          <table:table-cell table:style-name="ce544" table:formula="of:=SUM([.N$36:.N$63])" office:value-type="float" office:value="4187" calcext:value-type="float">
            <text:p>4187</text:p>
          </table:table-cell>
          <table:table-cell table:style-name="ce544" table:formula="of:=SUM([.O$36:.O$63])" office:value-type="float" office:value="136072" calcext:value-type="float">
            <text:p>136072</text:p>
          </table:table-cell>
          <table:table-cell table:style-name="ce544" table:formula="of:=SUM([.P$36:.P$63])" office:value-type="float" office:value="62012" calcext:value-type="float">
            <text:p>62012</text:p>
          </table:table-cell>
          <table:table-cell table:style-name="ce544" table:formula="of:=SUM([.Q$36:.Q$63])" office:value-type="float" office:value="46755" calcext:value-type="float">
            <text:p>46755</text:p>
          </table:table-cell>
          <table:table-cell table:style-name="ce544" table:formula="of:=SUM([.R$36:.R$63])" office:value-type="float" office:value="93799" calcext:value-type="float">
            <text:p>93799</text:p>
          </table:table-cell>
          <table:table-cell table:style-name="ce544" table:formula="of:=SUM([.S$36:.S$63])" office:value-type="float" office:value="47472" calcext:value-type="float">
            <text:p>47472</text:p>
          </table:table-cell>
          <table:table-cell table:style-name="ce544" table:formula="of:=SUM([.T$36:.T$63])" office:value-type="float" office:value="102544" calcext:value-type="float">
            <text:p>102544</text:p>
          </table:table-cell>
          <table:table-cell table:style-name="ce544" table:formula="of:=SUM([.U$36:.U$63])" office:value-type="float" office:value="26494" calcext:value-type="float">
            <text:p>26494</text:p>
          </table:table-cell>
          <table:table-cell table:style-name="ce544" table:formula="of:=SUM([.V$36:.V$63])" office:value-type="float" office:value="115482" calcext:value-type="float">
            <text:p>115482</text:p>
          </table:table-cell>
          <table:table-cell table:style-name="ce544" table:formula="of:=SUM([.W$36:.W$63])" office:value-type="float" office:value="182346" calcext:value-type="float">
            <text:p>182346</text:p>
          </table:table-cell>
          <table:table-cell table:style-name="ce544" table:formula="of:=SUM([.X$36:.X$63])" office:value-type="float" office:value="65381" calcext:value-type="float">
            <text:p>65381</text:p>
          </table:table-cell>
          <table:table-cell table:number-columns-repeated="1000"/>
        </table:table-row>
        <table:table-row table:style-name="ro17" table:number-rows-repeated="1048510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_xlnm._FilterDatabase" table:base-cell-address="$'Сводная ведомость'.$A$1" table:cell-range-address="$'Электроустановочные изделия'.$A$1:.$X$7"/>
        </table:named-expressions>
      </table:table>
      <table:table table:name="Поставщики" table:style-name="ta3" table:print="false">
        <table:table-column table:style-name="co36" table:default-cell-style-name="Excel_20_Built-in_20_Normal_20_1"/>
        <table:table-column table:style-name="co37" table:default-cell-style-name="Excel_20_Built-in_20_Normal_20_1"/>
        <table:table-column table:style-name="co38" table:default-cell-style-name="Excel_20_Built-in_20_Normal_20_1"/>
        <table:table-column table:style-name="co39" table:default-cell-style-name="Excel_20_Built-in_20_Normal_20_1"/>
        <table:table-column table:style-name="co40" table:default-cell-style-name="Excel_20_Built-in_20_Normal_20_1"/>
        <table:table-column table:style-name="co41" table:number-columns-repeated="59" table:default-cell-style-name="Excel_20_Built-in_20_Normal_20_1"/>
        <table:table-column table:style-name="co42" table:number-columns-repeated="960" table:default-cell-style-name="Default"/>
        <table:table-row table:style-name="ro18">
          <table:table-cell table:style-name="ce546" office:value-type="string" calcext:value-type="string">
            <text:p>Позиции</text:p>
          </table:table-cell>
          <table:table-cell table:style-name="ce546" office:value-type="string" calcext:value-type="string">
            <text:p>Поставщик</text:p>
          </table:table-cell>
          <table:table-cell table:style-name="ce546" office:value-type="string" calcext:value-type="string">
            <text:p>Сроки</text:p>
          </table:table-cell>
          <table:table-cell table:style-name="ce546" office:value-type="string" calcext:value-type="string">
            <text:p>Адрес 1</text:p>
          </table:table-cell>
          <table:table-cell table:style-name="ce546" office:value-type="string" calcext:value-type="string">
            <text:p>Адрес 2</text:p>
          </table:table-cell>
          <table:table-cell table:style-name="ce546" table:number-columns-repeated="4"/>
          <table:table-cell table:style-name="ce548" table:number-columns-repeated="1015"/>
        </table:table-row>
        <table:table-row table:style-name="ro18">
          <table:table-cell table:style-name="ce547" office:value-type="string" calcext:value-type="string">
            <text:p>Зеркал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Кухонный гарнитур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Гардеробные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Напольная плит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Инженерная дос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Сантехни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Светильники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Электроустанов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Двери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Плинтус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Теневой профиль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Шторы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Крас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Декоративная штукатур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Мягкая мебель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Столы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Стулья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Бытовая техник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Шторы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Смесители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Картины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Декоры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Рамки для картин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Посуда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Рейки</text:p>
          </table:table-cell>
          <table:table-cell table:style-name="ce547" table:number-columns-repeated="8"/>
          <table:table-cell table:number-columns-repeated="1015"/>
        </table:table-row>
        <table:table-row table:style-name="ro18">
          <table:table-cell table:style-name="ce547" office:value-type="string" calcext:value-type="string">
            <text:p>Стеновые панели</text:p>
          </table:table-cell>
          <table:table-cell table:style-name="ce547" office:value-type="string" calcext:value-type="string">
            <text:p><text:a xlink:href="http://www.stenpaneli.ru/" xlink:type="simple">www.stenpaneli.ru</text:a></text:p>
          </table:table-cell>
          <table:table-cell table:style-name="ce547" table:number-columns-repeated="7"/>
          <table:table-cell table:number-columns-repeated="1015"/>
        </table:table-row>
        <table:table-row table:style-name="ro18" table:number-rows-repeated="2">
          <table:table-cell table:style-name="ce547" table:number-columns-repeated="9"/>
          <table:table-cell table:number-columns-repeated="1015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Сроки поставок" table:style-name="ta4" table:print="false">
        <table:table-column table:style-name="co43" table:default-cell-style-name="ce550"/>
        <table:table-column table:style-name="co44" table:default-cell-style-name="ce550"/>
        <table:table-column table:style-name="co45" table:default-cell-style-name="Excel_20_Built-in_20_Normal"/>
        <table:table-column table:style-name="co46" table:number-columns-repeated="61" table:default-cell-style-name="Excel_20_Built-in_20_Normal"/>
        <table:table-row table:style-name="ro19">
          <table:table-cell table:style-name="ce549" office:value-type="string" calcext:value-type="string">
            <text:p>профиль скрытого плинтуса</text:p>
          </table:table-cell>
          <table:table-cell table:style-name="ce549" office:value-type="string" calcext:value-type="string">
            <text:p>delivery_time_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теневой профиль</text:p>
          </table:table-cell>
          <table:table-cell table:style-name="ce549" office:value-type="string" calcext:value-type="string">
            <text:p>delivery_time_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входная дверь</text:p>
          </table:table-cell>
          <table:table-cell table:style-name="ce549" office:value-type="string" calcext:value-type="string">
            <text:p>delivery_time_3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тех.карта на сантехнику</text:p>
          </table:table-cell>
          <table:table-cell table:style-name="ce549" office:value-type="string" calcext:value-type="string">
            <text:p>delivery_time_4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сан.техника</text:p>
          </table:table-cell>
          <table:table-cell table:style-name="ce549" office:value-type="string" calcext:value-type="string">
            <text:p>delivery_time_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радиаторы отопления</text:p>
          </table:table-cell>
          <table:table-cell table:style-name="ce549" office:value-type="string" calcext:value-type="string">
            <text:p>delivery_time_6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светильники</text:p>
          </table:table-cell>
          <table:table-cell table:style-name="ce549" office:value-type="string" calcext:value-type="string">
            <text:p>delivery_time_7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плитка образец</text:p>
          </table:table-cell>
          <table:table-cell table:style-name="ce549" office:value-type="string" calcext:value-type="string">
            <text:p>delivery_time_8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инженерная доска образец</text:p>
          </table:table-cell>
          <table:table-cell table:style-name="ce549" office:value-type="string" calcext:value-type="string">
            <text:p>delivery_time_9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плитка</text:p>
          </table:table-cell>
          <table:table-cell table:style-name="ce549" office:value-type="string" calcext:value-type="string">
            <text:p>delivery_time_10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инженерная доска</text:p>
          </table:table-cell>
          <table:table-cell table:style-name="ce549" office:value-type="string" calcext:value-type="string">
            <text:p>delivery_time_1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тёплый пол</text:p>
          </table:table-cell>
          <table:table-cell table:style-name="ce549" office:value-type="string" calcext:value-type="string">
            <text:p>delivery_time_1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краска</text:p>
          </table:table-cell>
          <table:table-cell table:style-name="ce549" office:value-type="string" calcext:value-type="string">
            <text:p>delivery_time_14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декоративная штукатурка</text:p>
          </table:table-cell>
          <table:table-cell table:style-name="ce549" office:value-type="string" calcext:value-type="string">
            <text:p>delivery_time_1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двери</text:p>
          </table:table-cell>
          <table:table-cell table:style-name="ce549" office:value-type="string" calcext:value-type="string">
            <text:p>delivery_time_16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кухонный гарнитур</text:p>
          </table:table-cell>
          <table:table-cell table:style-name="ce549" office:value-type="string" calcext:value-type="string">
            <text:p>delivery_time_17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выключатели и розетки</text:p>
          </table:table-cell>
          <table:table-cell table:style-name="ce549" office:value-type="string" calcext:value-type="string">
            <text:p>delivery_time_18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смесители</text:p>
          </table:table-cell>
          <table:table-cell table:style-name="ce549" office:value-type="string" calcext:value-type="string">
            <text:p>delivery_time_19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карнизы для штор</text:p>
          </table:table-cell>
          <table:table-cell table:style-name="ce549" office:value-type="string" calcext:value-type="string">
            <text:p>delivery_time_20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решетки вентиляции</text:p>
          </table:table-cell>
          <table:table-cell table:style-name="ce549" office:value-type="string" calcext:value-type="string">
            <text:p>delivery_time_2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мебель</text:p>
          </table:table-cell>
          <table:table-cell table:style-name="ce549" office:value-type="string" calcext:value-type="string">
            <text:p>delivery_time_2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декоры</text:p>
          </table:table-cell>
          <table:table-cell table:style-name="ce549" office:value-type="string" calcext:value-type="string">
            <text:p>delivery_time_23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шторы</text:p>
          </table:table-cell>
          <table:table-cell table:style-name="ce549" office:value-type="string" calcext:value-type="string">
            <text:p>delivery_time_24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светодиодная лента в профиле</text:p>
          </table:table-cell>
          <table:table-cell table:style-name="ce549" office:value-type="string" calcext:value-type="string">
            <text:p>delivery_time_2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ТВ</text:p>
          </table:table-cell>
          <table:table-cell table:style-name="ce549" office:value-type="string" calcext:value-type="string">
            <text:p>delivery_time_26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бытовая техника</text:p>
          </table:table-cell>
          <table:table-cell table:style-name="ce549" office:value-type="string" calcext:value-type="string">
            <text:p>delivery_time_27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зеркала</text:p>
          </table:table-cell>
          <table:table-cell table:style-name="ce549" office:value-type="string" calcext:value-type="string">
            <text:p>delivery_time_28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входная дверь</text:p>
          </table:table-cell>
          <table:table-cell table:style-name="ce549" office:value-type="string" calcext:value-type="string">
            <text:p>delivery_time_29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ограждение лестницы</text:p>
          </table:table-cell>
          <table:table-cell table:style-name="ce549" office:value-type="string" calcext:value-type="string">
            <text:p>delivery_time_30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оборудование сауны</text:p>
          </table:table-cell>
          <table:table-cell table:style-name="ce549" office:value-type="string" calcext:value-type="string">
            <text:p>delivery_time_3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аксессуары для ванной комнаты</text:p>
          </table:table-cell>
          <table:table-cell table:style-name="ce549" office:value-type="string" calcext:value-type="string">
            <text:p>delivery_time_3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9" table:number-rows-repeated="1048544">
          <table:table-cell table:number-columns-repeated="64"/>
        </table:table-row>
        <table:table-row table:style-name="ro19">
          <table:table-cell table:number-columns-repeated="64"/>
        </table:table-row>
      </table:table>
      <table:table table:name="Этапы строительных работ" table:style-name="ta5" table:print="false"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551"/>
        <table:table-column table:style-name="co46" table:number-columns-repeated="61" table:default-cell-style-name="Excel_20_Built-in_20_Normal"/>
        <table:table-row table:style-name="ro19">
          <table:table-cell office:value-type="string" calcext:value-type="string">
            <text:p>Демонтаж</text:p>
          </table:table-cell>
          <table:table-cell office:value-type="string" calcext:value-type="string">
            <text:p>data_1_step</text:p>
          </table:table-cell>
          <table:table-cell office:value-type="date" office:date-value="2020-08-18" calcext:value-type="date">
            <text:p>2020-08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Оштукатуривание стен</text:p>
          </table:table-cell>
          <table:table-cell table:style-name="ce549" office:value-type="string" calcext:value-type="string">
            <text:p>data_2_step</text:p>
          </table:table-cell>
          <table:table-cell office:value-type="date" office:date-value="2020-09-18" calcext:value-type="date">
            <text:p>2020-09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Возведение новых стен</text:p>
          </table:table-cell>
          <table:table-cell office:value-type="string" calcext:value-type="string">
            <text:p>data_3_step</text:p>
          </table:table-cell>
          <table:table-cell office:value-type="date" office:date-value="2020-10-18" calcext:value-type="date">
            <text:p>2020-10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Прокладка инженерных коммуникаций</text:p>
          </table:table-cell>
          <table:table-cell office:value-type="string" calcext:value-type="string">
            <text:p>data_4_step</text:p>
          </table:table-cell>
          <table:table-cell office:value-type="date" office:date-value="2020-11-18" calcext:value-type="date">
            <text:p>2020-11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систем вентиляции и кондиционирования</text:p>
          </table:table-cell>
          <table:table-cell office:value-type="string" calcext:value-type="string">
            <text:p>Data_5_step</text:p>
          </table:table-cell>
          <table:table-cell office:value-type="date" office:date-value="2020-12-18" calcext:value-type="date">
            <text:p>2020-12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Заливка стяжки</text:p>
          </table:table-cell>
          <table:table-cell office:value-type="string" calcext:value-type="string">
            <text:p>data_6_step</text:p>
          </table:table-cell>
          <table:table-cell office:value-type="date" office:date-value="2021-01-18" calcext:value-type="date">
            <text:p>2021-01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Монтаж потолка</text:p>
          </table:table-cell>
          <table:table-cell office:value-type="string" calcext:value-type="string">
            <text:p>data_7_step</text:p>
          </table:table-cell>
          <table:table-cell office:value-type="date" office:date-value="2021-02-18" calcext:value-type="date">
            <text:p>2021-02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Плиточные работы</text:p>
          </table:table-cell>
          <table:table-cell office:value-type="string" calcext:value-type="string">
            <text:p>data_8_step</text:p>
          </table:table-cell>
          <table:table-cell office:value-type="date" office:date-value="2021-03-18" calcext:value-type="date">
            <text:p>2021-03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сантехники</text:p>
          </table:table-cell>
          <table:table-cell office:value-type="string" calcext:value-type="string">
            <text:p>data_9_step</text:p>
          </table:table-cell>
          <table:table-cell office:value-type="date" office:date-value="2021-04-18" calcext:value-type="date">
            <text:p>2021-04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Малярные работы</text:p>
          </table:table-cell>
          <table:table-cell office:value-type="string" calcext:value-type="string">
            <text:p>data_10_step</text:p>
          </table:table-cell>
          <table:table-cell office:value-type="date" office:date-value="2021-05-18" calcext:value-type="date">
            <text:p>2021-05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дверей </text:p>
          </table:table-cell>
          <table:table-cell office:value-type="string" calcext:value-type="string">
            <text:p>data_11_step</text:p>
          </table:table-cell>
          <table:table-cell office:value-type="date" office:date-value="2021-06-18" calcext:value-type="date">
            <text:p>2021-06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кладка инженерной доски</text:p>
          </table:table-cell>
          <table:table-cell office:value-type="string" calcext:value-type="string">
            <text:p>data_12_step</text:p>
          </table:table-cell>
          <table:table-cell office:value-type="date" office:date-value="2021-07-18" calcext:value-type="date">
            <text:p>2021-07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мебели</text:p>
          </table:table-cell>
          <table:table-cell office:value-type="string" calcext:value-type="string">
            <text:p>data_13_step</text:p>
          </table:table-cell>
          <table:table-cell office:value-type="date" office:date-value="2021-08-18" calcext:value-type="date">
            <text:p>2021-08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кухонного гарнитура</text:p>
          </table:table-cell>
          <table:table-cell office:value-type="string" calcext:value-type="string">
            <text:p>data_14_step</text:p>
          </table:table-cell>
          <table:table-cell office:value-type="date" office:date-value="2021-09-18" calcext:value-type="date">
            <text:p>2021-09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гардеробной</text:p>
          </table:table-cell>
          <table:table-cell office:value-type="string" calcext:value-type="string">
            <text:p>data_15_step</text:p>
          </table:table-cell>
          <table:table-cell office:value-type="date" office:date-value="2021-10-18" calcext:value-type="date">
            <text:p>2021-10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встроенных шкафов</text:p>
          </table:table-cell>
          <table:table-cell office:value-type="string" calcext:value-type="string">
            <text:p>data_16_step</text:p>
          </table:table-cell>
          <table:table-cell office:value-type="date" office:date-value="2021-11-18" calcext:value-type="date">
            <text:p>2021-11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сан.тех. Мебели</text:p>
          </table:table-cell>
          <table:table-cell office:value-type="string" calcext:value-type="string">
            <text:p>data_17_step</text:p>
          </table:table-cell>
          <table:table-cell office:value-type="date" office:date-value="2021-12-18" calcext:value-type="date">
            <text:p>2021-12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Генеральная уборка</text:p>
          </table:table-cell>
          <table:table-cell office:value-type="string" calcext:value-type="string">
            <text:p>data_18_step</text:p>
          </table:table-cell>
          <table:table-cell office:value-type="date" office:date-value="2022-01-18" calcext:value-type="date">
            <text:p>2022-01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выключателей и розеток</text:p>
          </table:table-cell>
          <table:table-cell office:value-type="string" calcext:value-type="string">
            <text:p>data_19_step</text:p>
          </table:table-cell>
          <table:table-cell office:value-type="date" office:date-value="2022-02-18" calcext:value-type="date">
            <text:p>2022-02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светильников </text:p>
          </table:table-cell>
          <table:table-cell office:value-type="string" calcext:value-type="string">
            <text:p>data_20_step</text:p>
          </table:table-cell>
          <table:table-cell office:value-type="date" office:date-value="2022-03-18" calcext:value-type="date">
            <text:p>2022-03-18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Установка карнизов для штор</text:p>
          </table:table-cell>
          <table:table-cell office:value-type="string" calcext:value-type="string">
            <text:p>data_21_step</text:p>
          </table:table-cell>
          <table:table-cell office:value-type="date" office:date-value="2022-04-18" calcext:value-type="date">
            <text:p>2022-04-18</text:p>
          </table:table-cell>
          <table:table-cell table:number-columns-repeated="61"/>
        </table:table-row>
        <table:table-row table:style-name="ro19">
          <table:table-cell table:style-name="ce549" office:value-type="string" calcext:value-type="string">
            <text:p>Текстиль и аксессуары</text:p>
          </table:table-cell>
          <table:table-cell office:value-type="string" calcext:value-type="string">
            <text:p>data_22_step</text:p>
          </table:table-cell>
          <table:table-cell office:value-type="date" office:date-value="2022-05-18" calcext:value-type="date">
            <text:p>2022-05-18</text:p>
          </table:table-cell>
          <table:table-cell table:number-columns-repeated="61"/>
        </table:table-row>
        <table:table-row table:style-name="ro19" table:number-rows-repeated="1048553">
          <table:table-cell table:number-columns-repeated="64"/>
        </table:table-row>
        <table:table-row table:style-name="ro19">
          <table:table-cell table:number-columns-repeated="64"/>
        </table:table-row>
      </table:table>
      <table:table table:name="Кухонная техника" table:style-name="ta6">
        <table:table-column table:style-name="co50" table:default-cell-style-name="ce553"/>
        <table:table-column table:style-name="co50" table:default-cell-style-name="ce554"/>
        <table:table-column table:style-name="co50" table:default-cell-style-name="ce556"/>
        <table:table-column table:style-name="co50" table:number-columns-repeated="4" table:default-cell-style-name="ce557"/>
        <table:table-column table:style-name="co50" table:number-columns-repeated="2" table:default-cell-style-name="ce558"/>
        <table:table-column table:style-name="co50" table:default-cell-style-name="ce559"/>
        <table:table-column table:style-name="co51" table:default-cell-style-name="ce554"/>
        <table:table-row table:style-name="ro16">
          <table:table-cell table:style-name="ce552" office:value-type="string" calcext:value-type="string">
            <text:p>Помещение</text:p>
          </table:table-cell>
          <table:table-cell table:style-name="ce552" office:value-type="string" calcext:value-type="string">
            <text:p>Объект</text:p>
          </table:table-cell>
          <table:table-cell table:style-name="ce555" office:value-type="string" calcext:value-type="string">
            <text:p>Ссылка</text:p>
          </table:table-cell>
          <table:table-cell table:style-name="ce555" office:value-type="string" calcext:value-type="string">
            <text:p>Модель</text:p>
          </table:table-cell>
          <table:table-cell table:style-name="ce555" office:value-type="string" calcext:value-type="string">
            <text:p>Альтернатива</text:p>
          </table:table-cell>
          <table:table-cell table:style-name="ce555" office:value-type="string" calcext:value-type="string">
            <text:p>Размеры</text:p>
          </table:table-cell>
          <table:table-cell table:style-name="ce555" office:value-type="string" calcext:value-type="string">
            <text:p>Кол-во</text:p>
          </table:table-cell>
          <table:table-cell table:style-name="ce552" office:value-type="string" calcext:value-type="string">
            <text:p>Цена</text:p>
          </table:table-cell>
          <table:table-cell table:style-name="ce552" office:value-type="string" calcext:value-type="string">
            <text:p>Сумма</text:p>
          </table:table-cell>
          <table:table-cell table:style-name="ce555" office:value-type="string" calcext:value-type="string">
            <text:p>Поставщик</text:p>
          </table:table-cell>
          <table:table-cell table:style-name="ce552" office:value-type="string" calcext:value-type="string">
            <text:p>Потребляемая мощность</text:p>
          </table:table-cell>
        </table:table-row>
        <table:table-row table:style-name="ro20">
          <table:table-cell office:value-type="string" calcext:value-type="string">
            <text:p>Кухня (1)</text:p>
          </table:table-cell>
          <table:table-cell office:value-type="string" calcext:value-type="string">
            <text:p>Вытяжка</text:p>
          </table:table-cell>
          <table:table-cell office:value-type="string" calcext:value-type="string">
            <text:p><text:a xlink:href="https://www.miele-shop.ru/catalog/p_10088230/miele-ru/" xlink:type="simple">https://www.miele-shop.ru/catalog/p_10088230/miele-ru/</text:a></text:p>
          </table:table-cell>
          <table:table-cell office:value-type="string" calcext:value-type="string">
            <text:p>Вытяжка DA3466 EDST сталь</text:p>
          </table:table-cell>
          <table:table-cell office:value-type="string" calcext:value-type="string">
            <text:p>Встраиваемая вытяжка MAUNFELD VS Fast 60 черный</text:p>
          </table:table-cell>
          <table:table-cell office:value-type="string" calcext:value-type="string">
            <text:p><text:s/>17.60х60х28 см</text:p>
          </table:table-cell>
          <table:table-cell office:value-type="float" office:value="1" calcext:value-type="float">
            <text:p>1</text:p>
          </table:table-cell>
          <table:table-cell office:value-type="float" office:value="69900" calcext:value-type="float">
            <text:p>69900</text:p>
          </table:table-cell>
          <table:table-cell table:formula="of:=[.H2]*[.G2]" office:value-type="float" office:value="69900" calcext:value-type="float">
            <text:p>69900</text:p>
          </table:table-cell>
          <table:table-cell table:style-name="ce557" office:value-type="string" calcext:value-type="string">
            <text:p>www.miele-shop.ru</text:p>
          </table:table-cell>
          <table:table-cell office:value-type="float" office:value="186" calcext:value-type="float">
            <text:p>186</text:p>
          </table:table-cell>
        </table:table-row>
        <table:table-row table:style-name="ro21">
          <table:table-cell office:value-type="string" calcext:value-type="string">
            <text:p>Кухня (1)</text:p>
          </table:table-cell>
          <table:table-cell office:value-type="string" calcext:value-type="string">
            <text:p>Духовой шкаф</text:p>
          </table:table-cell>
          <table:table-cell office:value-type="string" calcext:value-type="string">
            <text:p><text:a xlink:href="https://www.miele-shop.ru/catalog/p_11123990/miele-ru/?utm_source=advcake&amp;utm_medium=cpa&amp;utm_campaign=affiliate&amp;utm_content=sst1&amp;gclid=Cj0KCQjw1ouKBhC5ARIsAHXNMI87c9uz5fVmIaXdVBSTk7dbplz0H8aV4p3UrqQRlTyYv6B2gXS25D4aAuD3EALw_wcB" xlink:type="simple">https://www.miele-shop.ru/catalog/p_11123990/miele-ru/?utm_source=advcake&amp;utm_medium=cpa&amp;utm_campaign=affiliate&amp;utm_content=sst1&amp;gclid=Cj0KCQjw1ouKBhC5ARIsAHXNMI87c9uz5fVmIaXdVBSTk7dbplz0H8aV4p3UrqQRlTyYv6B2gXS25D4aAuD3EALw_wcB</text:a></text:p>
          </table:table-cell>
          <table:table-cell office:value-type="string" calcext:value-type="string">
            <text:p>Духовой шкаф H2860B EDST/CLST сталь CleanSteel</text:p>
          </table:table-cell>
          <table:table-cell office:value-type="string" calcext:value-type="string">
            <text:p>Электрический духовой шкаф Bosch HNG6764B6 (с СВЧ)</text:p>
          </table:table-cell>
          <table:table-cell office:value-type="string" calcext:value-type="string">
            <text:p>Ширина ниши в мм 560 - 568 Высота ниши в мм 590-595 Глубина ниши в мм 550 Ширина прибора в мм 554 Высота прибора в мм 596 Глубина прибора в мм 547</text:p>
          </table:table-cell>
          <table:table-cell office:value-type="float" office:value="1" calcext:value-type="float">
            <text:p>1</text:p>
          </table:table-cell>
          <table:table-cell office:value-type="float" office:value="78900" calcext:value-type="float">
            <text:p>78900</text:p>
          </table:table-cell>
          <table:table-cell table:formula="of:=[.H3]*[.G3]" office:value-type="float" office:value="78900" calcext:value-type="float">
            <text:p>78900</text:p>
          </table:table-cell>
          <table:table-cell table:style-name="ce557" office:value-type="string" calcext:value-type="string">
            <text:p>www.miele-shop.ru</text:p>
          </table:table-cell>
          <table:table-cell office:value-type="float" office:value="3500" calcext:value-type="float">
            <text:p>3500</text:p>
          </table:table-cell>
        </table:table-row>
        <table:table-row table:style-name="ro22">
          <table:table-cell office:value-type="string" calcext:value-type="string">
            <text:p>Кухня (1)</text:p>
          </table:table-cell>
          <table:table-cell office:value-type="string" calcext:value-type="string">
            <text:p>СВЧ</text:p>
          </table:table-cell>
          <table:table-cell office:value-type="string" calcext:value-type="string">
            <text:p><text:a xlink:href="https://www.miele-shop.ru/catalog/p_11132520/miele-ru/" xlink:type="simple">https://www.miele-shop.ru/catalog/p_11132520/miele-ru/</text:a></text:p>
          </table:table-cell>
          <table:table-cell office:value-type="string" calcext:value-type="string">
            <text:p>Микроволновая печь M2230SC OBSW чёрный обсидиан</text:p>
          </table:table-cell>
          <table:table-cell/>
          <table:table-cell office:value-type="string" calcext:value-type="string">
            <text:p>Габариты ниши (Ш х В): 562-568 х360-362 мм</text:p>
          </table:table-cell>
          <table:table-cell office:value-type="float" office:value="1" calcext:value-type="float">
            <text:p>1</text:p>
          </table:table-cell>
          <table:table-cell office:value-type="float" office:value="82900" calcext:value-type="float">
            <text:p>82900</text:p>
          </table:table-cell>
          <table:table-cell table:formula="of:=[.H4]*[.G4]" office:value-type="float" office:value="82900" calcext:value-type="float">
            <text:p>82900</text:p>
          </table:table-cell>
          <table:table-cell table:style-name="ce557" office:value-type="string" calcext:value-type="string">
            <text:p>www.miele-shop.ru</text:p>
          </table:table-cell>
          <table:table-cell office:value-type="float" office:value="1250" calcext:value-type="float">
            <text:p>1250</text:p>
          </table:table-cell>
        </table:table-row>
        <table:table-row table:style-name="ro20">
          <table:table-cell office:value-type="string" calcext:value-type="string">
            <text:p>Кухня (1)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<text:a xlink:href="https://www.miele-shop.ru/catalog/p_09531950/miele-ru/" xlink:type="simple">https://www.miele-shop.ru/catalog/p_09531950/miele-ru/</text:a></text:p>
          </table:table-cell>
          <table:table-cell office:value-type="string" calcext:value-type="string">
            <text:p>Холодильник K37272iD</text:p>
          </table:table-cell>
          <table:table-cell office:value-type="string" calcext:value-type="string">
            <text:p>LIEBHERR ECBN 5066 PremiumPlus BioFresh NoFrost</text:p>
          </table:table-cell>
          <table:table-cell office:value-type="string" calcext:value-type="string">
            <text:p>1780,560,550</text:p>
          </table:table-cell>
          <table:table-cell office:value-type="float" office:value="2" calcext:value-type="float">
            <text:p>2</text:p>
          </table:table-cell>
          <table:table-cell office:value-type="float" office:value="185000" calcext:value-type="float">
            <text:p>185000</text:p>
          </table:table-cell>
          <table:table-cell table:formula="of:=[.H5]*[.G5]" office:value-type="float" office:value="370000" calcext:value-type="float">
            <text:p>370000</text:p>
          </table:table-cell>
          <table:table-cell table:style-name="ce557" office:value-type="string" calcext:value-type="string">
            <text:p>www.miele-shop.ru</text:p>
          </table:table-cell>
          <table:table-cell office:value-type="float" office:value="194" calcext:value-type="float">
            <text:p>194</text:p>
          </table:table-cell>
        </table:table-row>
        <table:table-row table:style-name="ro23">
          <table:table-cell office:value-type="string" calcext:value-type="string">
            <text:p>Кухня (1)</text:p>
          </table:table-cell>
          <table:table-cell office:value-type="string" calcext:value-type="string">
            <text:p>Варочная поверхность</text:p>
          </table:table-cell>
          <table:table-cell office:value-type="string" calcext:value-type="string">
            <text:p><text:a xlink:href="https://www.miele-shop.ru/catalog/p_11206050/miele-ru/" xlink:type="simple">https://www.miele-shop.ru/catalog/p_11206050/miele-ru/</text:a></text:p>
          </table:table-cell>
          <table:table-cell office:value-type="string" calcext:value-type="string">
            <text:p>Панель конфорок KM7201 FR</text:p>
          </table:table-cell>
          <table:table-cell/>
          <table:table-cell office:value-type="string" calcext:value-type="string">
            <text:p>Размер ниши (Ш х Г): 560 х 490 мм</text:p>
          </table:table-cell>
          <table:table-cell office:value-type="float" office:value="1" calcext:value-type="float">
            <text:p>1</text:p>
          </table:table-cell>
          <table:table-cell office:value-type="float" office:value="79900" calcext:value-type="float">
            <text:p>79900</text:p>
          </table:table-cell>
          <table:table-cell table:formula="of:=[.H6]*[.G6]" office:value-type="float" office:value="79900" calcext:value-type="float">
            <text:p>79900</text:p>
          </table:table-cell>
          <table:table-cell office:value-type="string" calcext:value-type="string">
            <text:p><text:a xlink:href="http://www.miele-shop.ru/" xlink:type="simple">www.miele-shop.ru</text:a></text:p>
          </table:table-cell>
          <table:table-cell office:value-type="float" office:value="7300" calcext:value-type="float">
            <text:p>7300</text:p>
          </table:table-cell>
        </table:table-row>
        <table:table-row table:style-name="ro5">
          <table:table-cell office:value-type="string" calcext:value-type="string">
            <text:p>Кухня (1)</text:p>
          </table:table-cell>
          <table:table-cell office:value-type="string" calcext:value-type="string">
            <text:p>ПММ</text:p>
          </table:table-cell>
          <table:table-cell office:value-type="string" calcext:value-type="string">
            <text:p><text:a xlink:href="https://www.miele-shop.ru/catalog/p_11781040/miele-ru/" xlink:type="simple">https://www.miele-shop.ru/catalog/p_11781040/miele-ru/</text:a></text:p>
          </table:table-cell>
          <table:table-cell office:value-type="string" calcext:value-type="string">
            <text:p>Посудомоечная машина G7160 SCVi</text:p>
          </table:table-cell>
          <table:table-cell/>
          <table:table-cell office:value-type="string" calcext:value-type="string">
            <text:p>805х598х570 (ВШГ)</text:p>
          </table:table-cell>
          <table:table-cell office:value-type="float" office:value="1" calcext:value-type="float">
            <text:p>1</text:p>
          </table:table-cell>
          <table:table-cell office:value-type="float" office:value="159000" calcext:value-type="float">
            <text:p>159000</text:p>
          </table:table-cell>
          <table:table-cell table:formula="of:=[.H7]*[.G7]" office:value-type="float" office:value="159000" calcext:value-type="float">
            <text:p>159000</text:p>
          </table:table-cell>
          <table:table-cell office:value-type="string" calcext:value-type="string">
            <text:p><text:a xlink:href="http://www.miele-shop.ru/" xlink:type="simple">www.miele-shop.ru</text:a></text:p>
          </table:table-cell>
          <table:table-cell office:value-type="float" office:value="2400" calcext:value-type="float">
            <text:p>2400</text:p>
          </table:table-cell>
        </table:table-row>
        <table:table-row table:style-name="ro20">
          <table:table-cell/>
          <table:table-cell office:value-type="string" calcext:value-type="string">
            <text:p>Кофе машина</text:p>
          </table:table-cell>
          <table:table-cell office:value-type="string" calcext:value-type="string">
            <text:p><text:a xlink:href="https://www.miele-shop.ru/catalog/p_11165710/miele-ru/" xlink:type="simple">https://www.miele-shop.ru/catalog/p_11165710/miele-ru/</text:a></text:p>
          </table:table-cell>
          <table:table-cell office:value-type="string" calcext:value-type="string">
            <text:p>Кофемашина CVA7440 OBSW чёрный обсидиан</text:p>
          </table:table-cell>
          <table:table-cell/>
          <table:table-cell office:value-type="string" calcext:value-type="string">
            <text:p>Габариты ниши (Ш х В): 560-568 х 450-452 мм</text:p>
          </table:table-cell>
          <table:table-cell office:value-type="float" office:value="1" calcext:value-type="float">
            <text:p>1</text:p>
          </table:table-cell>
          <table:table-cell office:value-type="float" office:value="295000" calcext:value-type="float">
            <text:p>295000</text:p>
          </table:table-cell>
          <table:table-cell table:formula="of:=[.H8]*[.G8]" office:value-type="float" office:value="295000" calcext:value-type="float">
            <text:p>295000</text:p>
          </table:table-cell>
          <table:table-cell office:value-type="string" calcext:value-type="string">
            <text:p><text:a xlink:href="http://www.miele-shop.ru/" xlink:type="simple">www.miele-shop.ru</text:a></text:p>
          </table:table-cell>
          <table:table-cell office:value-type="float" office:value="1500" calcext:value-type="float">
            <text:p>1500</text:p>
          </table:table-cell>
        </table:table-row>
        <table:table-row table:style-name="ro20">
          <table:table-cell office:value-type="string" calcext:value-type="string">
            <text:p>Хоз.комната (7)</text:p>
          </table:table-cell>
          <table:table-cell office:value-type="string" calcext:value-type="string">
            <text:p>Стиральная машина</text:p>
          </table:table-cell>
          <table:table-cell office:value-type="string" calcext:value-type="string">
            <text:p><text:a xlink:href="https://www.miele-shop.ru/catalog/p_11664200/miele-ru/" xlink:type="simple">https://www.miele-shop.ru/catalog/p_11664200/miele-ru/</text:a></text:p>
          </table:table-cell>
          <table:table-cell office:value-type="string" calcext:value-type="string">
            <text:p>Стиральная машина WSA023WCS Chrome Edition</text:p>
          </table:table-cell>
          <table:table-cell/>
          <table:table-cell office:value-type="string" calcext:value-type="string">
            <text:p>Габариты (ВхШхГ): 85,0 x 59,6 x 63,6 см.</text:p>
          </table:table-cell>
          <table:table-cell office:value-type="float" office:value="1" calcext:value-type="float">
            <text:p>1</text:p>
          </table:table-cell>
          <table:table-cell office:value-type="float" office:value="59000" calcext:value-type="float">
            <text:p>59000</text:p>
          </table:table-cell>
          <table:table-cell table:formula="of:=[.H9]*[.G9]" office:value-type="float" office:value="59000" calcext:value-type="float">
            <text:p>59000</text:p>
          </table:table-cell>
          <table:table-cell office:value-type="string" calcext:value-type="string">
            <text:p><text:a xlink:href="http://www.miele-shop.ru/" xlink:type="simple">www.miele-shop.ru</text:a></text:p>
          </table:table-cell>
          <table:table-cell office:value-type="float" office:value="2100" calcext:value-type="float">
            <text:p>2100</text:p>
          </table:table-cell>
        </table:table-row>
        <table:table-row table:style-name="ro20">
          <table:table-cell office:value-type="string" calcext:value-type="string">
            <text:p>Хоз.комната (7)</text:p>
          </table:table-cell>
          <table:table-cell office:value-type="string" calcext:value-type="string">
            <text:p>Сушильная машина</text:p>
          </table:table-cell>
          <table:table-cell office:value-type="string" calcext:value-type="string">
            <text:p><text:a xlink:href="https://www.miele-shop.ru/catalog/p_11455840/miele-ru/" xlink:type="simple">https://www.miele-shop.ru/catalog/p_11455840/miele-ru/</text:a></text:p>
          </table:table-cell>
          <table:table-cell office:value-type="string" calcext:value-type="string">
            <text:p>Сушильная машина TED445WP Chrome Edition</text:p>
          </table:table-cell>
          <table:table-cell/>
          <table:table-cell office:value-type="string" calcext:value-type="string">
            <text:p>Габариты Ш х В х Г в мм: 596 x 850 x 636</text:p>
          </table:table-cell>
          <table:table-cell office:value-type="float" office:value="1" calcext:value-type="float">
            <text:p>1</text:p>
          </table:table-cell>
          <table:table-cell office:value-type="float" office:value="75900" calcext:value-type="float">
            <text:p>75900</text:p>
          </table:table-cell>
          <table:table-cell table:formula="of:=[.H10]*[.G10]" office:value-type="float" office:value="75900" calcext:value-type="float">
            <text:p>75900</text:p>
          </table:table-cell>
          <table:table-cell office:value-type="string" calcext:value-type="string">
            <text:p><text:a xlink:href="http://www.miele-shop.ru/" xlink:type="simple">www.miele-shop.ru</text:a></text:p>
          </table:table-cell>
          <table:table-cell office:value-type="float" office:value="1100" calcext:value-type="float">
            <text:p>1100</text:p>
          </table:table-cell>
        </table:table-row>
        <table:table-row table:style-name="ro5">
          <table:table-cell office:value-type="string" calcext:value-type="string">
            <text:p>Кладовая (8)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<text:a xlink:href="https://www.mvideo.ru/products/holodilnik-liebherr-cbnbs-4835-20070019?_uhta=&amp;gclid=Cj0KCQjw1ouKBhC5ARIsAHXNMI-WtHKNWkdRg06PNzJEj0R9LLoP4i80yWDHy2FDAPaPNLCK7LGF7lEaAqQ5EALw_wcB" xlink:type="simple">https://www.mvideo.ru/products/holodilnik-liebherr-cbnbs-4835-20070019?_uhta=&amp;gclid=Cj0KCQjw1ouKBhC5ARIsAHXNMI-WtHKNWkdRg06PNzJEj0R9LLoP4i80yWDHy2FDAPaPNLCK7LGF7lEaAqQ5EALw_wcB</text:a></text:p>
          </table:table-cell>
          <table:table-cell office:value-type="string" calcext:value-type="string">
            <text:p>Холодильник Liebherr CBNbs 4835</text:p>
          </table:table-cell>
          <table:table-cell/>
          <table:table-cell office:value-type="string" calcext:value-type="string">
            <text:p>201*60*66,5</text:p>
          </table:table-cell>
          <table:table-cell office:value-type="float" office:value="1" calcext:value-type="float">
            <text:p>1</text:p>
          </table:table-cell>
          <table:table-cell office:value-type="float" office:value="91899" calcext:value-type="float">
            <text:p>91899</text:p>
          </table:table-cell>
          <table:table-cell table:formula="of:=[.H11]*[.G11]" office:value-type="float" office:value="91899" calcext:value-type="float">
            <text:p>91899</text:p>
          </table:table-cell>
          <table:table-cell office:value-type="string" calcext:value-type="string">
            <text:p><text:a xlink:href="https://www.mvideo.ru/" xlink:type="simple">https://www.mvideo.ru/</text:a></text:p>
          </table:table-cell>
          <table:table-cell office:value-type="float" office:value="190" calcext:value-type="float">
            <text:p>190</text:p>
          </table:table-cell>
        </table:table-row>
      </table:table>
      <table:table table:name="Телевизоры" table:style-name="ta6">
        <table:table-column table:style-name="co52" table:default-cell-style-name="ce553"/>
        <table:table-column table:style-name="co53" table:default-cell-style-name="ce553"/>
        <table:table-column table:style-name="co52" table:default-cell-style-name="ce553"/>
        <table:table-column table:style-name="co54" table:default-cell-style-name="ce553"/>
        <table:table-column table:style-name="co55" table:default-cell-style-name="ce553"/>
        <table:table-column table:style-name="co56" table:default-cell-style-name="ce201"/>
        <table:table-column table:style-name="co50" table:default-cell-style-name="ce553"/>
        <table:table-column table:style-name="co57" table:default-cell-style-name="ce202"/>
        <table:table-column table:style-name="co58" table:default-cell-style-name="ce203"/>
        <table:table-row table:style-name="ro25">
          <table:table-cell table:style-name="ce552" office:value-type="string" calcext:value-type="string">
            <text:p>Помещение</text:p>
          </table:table-cell>
          <table:table-cell table:style-name="ce552" office:value-type="string" calcext:value-type="string">
            <text:p>Расстояние до ТВ (мм)</text:p>
          </table:table-cell>
          <table:table-cell table:style-name="ce552" office:value-type="string" calcext:value-type="string">
            <text:p>Диагональ ТВ дюймы</text:p>
          </table:table-cell>
          <table:table-cell table:style-name="ce552" office:value-type="string" calcext:value-type="string">
            <text:p>Диагональ ТВ (мм)</text:p>
          </table:table-cell>
          <table:table-cell table:style-name="ce552" office:value-type="string" calcext:value-type="string">
            <text:p>Размеры ТВ (швг)</text:p>
          </table:table-cell>
          <table:table-cell table:style-name="ce555" office:value-type="string" calcext:value-type="string">
            <text:p>Модель ТВ</text:p>
          </table:table-cell>
          <table:table-cell table:style-name="ce552" office:value-type="string" calcext:value-type="string">
            <text:p>Цена ТВ</text:p>
          </table:table-cell>
          <table:table-cell table:style-name="ce552" office:value-type="string" calcext:value-type="string">
            <text:p>Поставщик</text:p>
          </table:table-cell>
          <table:table-cell table:style-name="ce552" office:value-type="string" calcext:value-type="string">
            <text:p>Потребляемая мощность (вт)</text:p>
          </table:table-cell>
        </table:table-row>
        <table:table-row table:style-name="ro20">
          <table:table-cell office:value-type="string" calcext:value-type="string">
            <text:p>Кухня (1)</text:p>
          </table:table-cell>
          <table:table-cell office:value-type="float" office:value="2535" calcext:value-type="float">
            <text:p>2535</text:p>
          </table:table-cell>
          <table:table-cell office:value-type="float" office:value="43" calcext:value-type="float">
            <text:p>43</text:p>
          </table:table-cell>
          <table:table-cell table:formula="of:=[.C2]*25.4" office:value-type="float" office:value="1092.2" calcext:value-type="float">
            <text:p>1092,2</text:p>
          </table:table-cell>
          <table:table-cell office:value-type="string" calcext:value-type="string">
            <text:p>966,560,26</text:p>
          </table:table-cell>
          <table:table-cell office:value-type="string" calcext:value-type="string">
            <text:p>Телевизор QLED Samsung QE43Q60AAU 42.5" (2021), черный</text:p>
          </table:table-cell>
          <table:table-cell office:value-type="float" office:value="48400" calcext:value-type="float">
            <text:p>48400</text:p>
          </table:table-cell>
          <table:table-cell table:style-name="ce553" office:value-type="string" calcext:value-type="string">
            <text:p>004RU</text:p>
          </table:table-cell>
          <table:table-cell office:value-type="float" office:value="66" calcext:value-type="float">
            <text:p>66</text:p>
          </table:table-cell>
        </table:table-row>
        <table:table-row table:style-name="ro20">
          <table:table-cell office:value-type="string" calcext:value-type="string">
            <text:p>Гостиная (2)</text:p>
          </table:table-cell>
          <table:table-cell office:value-type="float" office:value="3717" calcext:value-type="float">
            <text:p>3717</text:p>
          </table:table-cell>
          <table:table-cell office:value-type="float" office:value="82" calcext:value-type="float">
            <text:p>82</text:p>
          </table:table-cell>
          <table:table-cell table:formula="of:=[.C3]*25.4" office:value-type="float" office:value="2082.8" calcext:value-type="float">
            <text:p>2082,8</text:p>
          </table:table-cell>
          <table:table-cell office:value-type="string" calcext:value-type="string">
            <text:p>1830, 1050, 26</text:p>
          </table:table-cell>
          <table:table-cell office:value-type="string" calcext:value-type="string">
            <text:p>Телевизор QLED Samsung QE82Q800TAU 82" (2020), черный титан</text:p>
          </table:table-cell>
          <table:table-cell office:value-type="float" office:value="339990" calcext:value-type="float">
            <text:p>339990</text:p>
          </table:table-cell>
          <table:table-cell table:style-name="ce553" office:value-type="string" calcext:value-type="string">
            <text:p><text:s/>galaxystore</text:p>
          </table:table-cell>
          <table:table-cell office:value-type="float" office:value="481" calcext:value-type="float">
            <text:p>481</text:p>
          </table:table-cell>
        </table:table-row>
        <table:table-row table:style-name="ro26">
          <table:table-cell office:value-type="string" calcext:value-type="string">
            <text:p>Гостевая (11)</text:p>
          </table:table-cell>
          <table:table-cell office:value-type="float" office:value="3729" calcext:value-type="float">
            <text:p>3729</text:p>
          </table:table-cell>
          <table:table-cell office:value-type="float" office:value="75" calcext:value-type="float">
            <text:p>75</text:p>
          </table:table-cell>
          <table:table-cell table:formula="of:=[.C4]*25.4" office:value-type="float" office:value="1905" calcext:value-type="float">
            <text:p>1905</text:p>
          </table:table-cell>
          <table:table-cell office:value-type="string" calcext:value-type="string">
            <text:p>1675, 960, 60</text:p>
          </table:table-cell>
          <table:table-cell office:value-type="string" calcext:value-type="string">
            <text:p>Телевизор QLED Samsung QE75Q60TAU 75" (2020)</text:p>
          </table:table-cell>
          <table:table-cell office:value-type="float" office:value="128990" calcext:value-type="float">
            <text:p>128990</text:p>
          </table:table-cell>
          <table:table-cell office:value-type="string" calcext:value-type="string">
            <text:p><text:a xlink:href="https://online-samsung.ru/" xlink:type="simple">https://online-samsung.ru/</text:a></text:p>
          </table:table-cell>
          <table:table-cell office:value-type="float" office:value="151" calcext:value-type="float">
            <text:p>151</text:p>
          </table:table-cell>
        </table:table-row>
        <table:table-row table:style-name="ro26">
          <table:table-cell office:value-type="string" calcext:value-type="string">
            <text:p>Детская 1 (12)</text:p>
          </table:table-cell>
          <table:table-cell office:value-type="float" office:value="3614" calcext:value-type="float">
            <text:p>3614</text:p>
          </table:table-cell>
          <table:table-cell office:value-type="float" office:value="75" calcext:value-type="float">
            <text:p>75</text:p>
          </table:table-cell>
          <table:table-cell table:formula="of:=[.C5]*25.4" office:value-type="float" office:value="1905" calcext:value-type="float">
            <text:p>1905</text:p>
          </table:table-cell>
          <table:table-cell office:value-type="string" calcext:value-type="string">
            <text:p>1675, 960, 60</text:p>
          </table:table-cell>
          <table:table-cell office:value-type="string" calcext:value-type="string">
            <text:p>Телевизор QLED Samsung QE75Q60TAU 75" (2020)</text:p>
          </table:table-cell>
          <table:table-cell office:value-type="float" office:value="128991" calcext:value-type="float">
            <text:p>128991</text:p>
          </table:table-cell>
          <table:table-cell office:value-type="string" calcext:value-type="string">
            <text:p><text:a xlink:href="https://online-samsung.ru/" xlink:type="simple">https://online-samsung.ru/</text:a></text:p>
          </table:table-cell>
          <table:table-cell office:value-type="float" office:value="151" calcext:value-type="float">
            <text:p>151</text:p>
          </table:table-cell>
        </table:table-row>
        <table:table-row table:style-name="ro26">
          <table:table-cell office:value-type="string" calcext:value-type="string">
            <text:p>Спальня (14)</text:p>
          </table:table-cell>
          <table:table-cell office:value-type="float" office:value="3717" calcext:value-type="float">
            <text:p>3717</text:p>
          </table:table-cell>
          <table:table-cell office:value-type="float" office:value="75" calcext:value-type="float">
            <text:p>75</text:p>
          </table:table-cell>
          <table:table-cell table:formula="of:=[.C6]*25.4" office:value-type="float" office:value="1905" calcext:value-type="float">
            <text:p>1905</text:p>
          </table:table-cell>
          <table:table-cell office:value-type="string" calcext:value-type="string">
            <text:p>1675, 960, 60</text:p>
          </table:table-cell>
          <table:table-cell office:value-type="string" calcext:value-type="string">
            <text:p>Телевизор QLED Samsung QE75Q60TAU 75" (2020)</text:p>
          </table:table-cell>
          <table:table-cell office:value-type="float" office:value="128992" calcext:value-type="float">
            <text:p>128992</text:p>
          </table:table-cell>
          <table:table-cell office:value-type="string" calcext:value-type="string">
            <text:p><text:a xlink:href="https://online-samsung.ru/" xlink:type="simple">https://online-samsung.ru/</text:a></text:p>
          </table:table-cell>
          <table:table-cell office:value-type="float" office:value="151" calcext:value-type="float">
            <text:p>151</text:p>
          </table:table-cell>
        </table:table-row>
        <table:table-row table:style-name="ro26">
          <table:table-cell office:value-type="string" calcext:value-type="string">
            <text:p>Детская (22)</text:p>
          </table:table-cell>
          <table:table-cell office:value-type="float" office:value="3733" calcext:value-type="float">
            <text:p>3733</text:p>
          </table:table-cell>
          <table:table-cell office:value-type="float" office:value="75" calcext:value-type="float">
            <text:p>75</text:p>
          </table:table-cell>
          <table:table-cell table:formula="of:=[.C7]*25.4" office:value-type="float" office:value="1905" calcext:value-type="float">
            <text:p>1905</text:p>
          </table:table-cell>
          <table:table-cell office:value-type="string" calcext:value-type="string">
            <text:p>1675, 960, 60</text:p>
          </table:table-cell>
          <table:table-cell office:value-type="string" calcext:value-type="string">
            <text:p>Телевизор QLED Samsung QE75Q60TAU 75" (2020)</text:p>
          </table:table-cell>
          <table:table-cell office:value-type="float" office:value="128993" calcext:value-type="float">
            <text:p>128993</text:p>
          </table:table-cell>
          <table:table-cell office:value-type="string" calcext:value-type="string">
            <text:p><text:a xlink:href="https://online-samsung.ru/" xlink:type="simple">https://online-samsung.ru/</text:a></text:p>
          </table:table-cell>
          <table:table-cell office:value-type="float" office:value="151" calcext:value-type="float">
            <text:p>151</text:p>
          </table:table-cell>
        </table:table-row>
        <table:table-row table:style-name="ro26">
          <table:table-cell office:value-type="string" calcext:value-type="string">
            <text:p>Тренажерный зал (21)</text:p>
          </table:table-cell>
          <table:table-cell office:value-type="float" office:value="3956" calcext:value-type="float">
            <text:p>3956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1675, 960, 60</text:p>
          </table:table-cell>
          <table:table-cell office:value-type="string" calcext:value-type="string">
            <text:p>Телевизор QLED Samsung QE75Q60TAU 75" (2020)</text:p>
          </table:table-cell>
          <table:table-cell office:value-type="float" office:value="128994" calcext:value-type="float">
            <text:p>128994</text:p>
          </table:table-cell>
          <table:table-cell office:value-type="string" calcext:value-type="string">
            <text:p><text:a xlink:href="https://online-samsung.ru/" xlink:type="simple">https://online-samsung.ru/</text:a></text:p>
          </table:table-cell>
          <table:table-cell office:value-type="float" office:value="151" calcext:value-type="float">
            <text:p>151</text:p>
          </table:table-cell>
        </table:table-row>
      </table:table>
      <table:table table:name="Установка штор" table:style-name="ta6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9">
          <table:table-cell table:style-name="ce355" office:value-type="string" calcext:value-type="string">
            <text:p>стоимость за окно</text:p>
          </table:table-cell>
          <table:table-cell table:style-name="ce355" office:value-type="string" calcext:value-type="string">
            <text:p>Количество окон</text:p>
          </table:table-cell>
          <table:table-cell table:style-name="ce355" office:value-type="string" calcext:value-type="string">
            <text:p>Сумма</text:p>
          </table:table-cell>
        </table:table-row>
        <table:table-row table:style-name="ro19">
          <table:table-cell table:style-name="ce356" office:value-type="float" office:value="7000" calcext:value-type="float">
            <text:p>7000</text:p>
          </table:table-cell>
          <table:table-cell table:style-name="ce356" office:value-type="float" office:value="9" calcext:value-type="float">
            <text:p>9</text:p>
          </table:table-cell>
          <table:table-cell table:style-name="ce357" table:formula="of:=[.A2]*[.B2]" office:value-type="currency" office:currency="RUB" office:value="63000" calcext:value-type="currency">
            <text:p>63 000,00 ₽</text:p>
          </table:table-cell>
        </table:table-row>
        <table:table-row table:style-name="ro19" table:number-rows-repeated="1048573">
          <table:table-cell table:number-columns-repeated="3"/>
        </table:table-row>
        <table:table-row table:style-name="ro19">
          <table:table-cell table:number-columns-repeated="3"/>
        </table:table-row>
      </table:table>
      <table:named-expressions/>
      <table:database-ranges>
        <table:database-range table:name="_xlnm._FilterDatabase" table:target-range-address="'Сводная ведомость'.A1:'Сводная ведомость'.T580" table:display-filter-buttons="true" table:orientation="column"/>
        <table:database-range table:name="_xlnm._FilterDatabase_1" table:target-range-address="'Электроустановочные изделия'.A1:'Электроустановочные изделия'.X34" table:display-filter-buttons="true" table:orientation="column"/>
        <table:database-range table:name="_xlnm._FilterDatabase_2" table:target-range-address="'Сводная ведомость'.A1:'Сводная ведомость'.T580" table:orientation="column"/>
        <table:database-range table:name="_xlnm._FilterDatabase_3" table:target-range-address="'Электроустановочные изделия'.A1:'Электроустановочные изделия'.X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р.</number:text>
    </number:number-style>
    <number:number-style style:name="N11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р.</number:text>
    </number:number-style>
    <number:number-style style:name="N11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2" style:volatile="true">
      <number:text> </number:text>
      <number:fill-character> </number:fill-character>
      <number:text>-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51P0"/>
    </number:currency-style>
    <number:number-style style:name="N152">
      <number:number number:decimal-places="1" number:min-decimal-places="1" number:min-integer-digits="1"/>
    </number:number-style>
    <number:number-style style:name="N153">
      <number:number number:decimal-places="0" number:min-decimal-places="0" number:min-integer-digits="0"/>
    </number:number-style>
    <number:number-style style:name="N155P0" style:volatile="true">
      <number:number number:decimal-places="0" number:min-decimal-places="0" number:min-integer-digits="1" number:grouping="true"/>
      <number:text> ₽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5P0"/>
    </number:number-style>
    <number:number-style style:name="N1010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number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number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number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number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number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number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Excel_20_Built-in_20_Normal_20_1" style:display-name="Excel Built-in Normal 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6:40:04.201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Комплектация" style:display-name="PageStyle_Комплекта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Электроустановочные_20_изделия" style:display-name="PageStyle_Электроустановочные издели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ставщики" style:display-name="PageStyle_Поставщики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роки_20_поставок" style:display-name="PageStyle_Сроки поставок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Этапы_20_строительных_20_работ" style:display-name="PageStyle_Этапы строительных работ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6T17:52:54.942000000</dc:date>
    <meta:generator>LibreOffice/7.2.1.2$Windows_X86_64 LibreOffice_project/87b77fad49947c1441b67c559c339af8f3517e22</meta:generator>
    <meta:editing-duration>PT20H51M35S</meta:editing-duration>
    <meta:editing-cycles>65</meta:editing-cycles>
    <meta:document-statistic meta:table-count="8" meta:cell-count="7710" meta:object-count="0"/>
  </office:meta>
</office:document-meta>
</file>